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98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2.1236in"/>
    </style:style>
    <style:style style:name="co7" style:family="table-column">
      <style:table-column-properties fo:break-before="auto" style:column-width="0.5283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" table:style-name="ta1">
        <table:shapes>
          <draw:frame draw:z-index="0" draw:style-name="gr1" draw:text-style-name="P1" svg:width="5.9654in" svg:height="3.411in" svg:x="8.639in" svg:y="0.1185in">
            <draw:object draw:notify-on-update-of-ranges="ru.C1:ru.C42 ru.I1:ru.I42 ru.B1:ru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53in" svg:height="3.5425in" svg:x="8.6791in" svg:y="3.5819in">
            <draw:object draw:notify-on-update-of-ranges="ru.P37:ru.P37 ru.B1:ru.B32 ru.C1:ru.C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so2</text:p>
          </table:table-cell>
          <table:table-cell office:value-type="string" calcext:value-type="string">
            <text:p>admin_nam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pulation_prop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scow</text:p>
          </table:table-cell>
          <table:table-cell office:value-type="float" office:value="55.7558" calcext:value-type="float">
            <text:p>55.7558</text:p>
          </table:table-cell>
          <table:table-cell office:value-type="float" office:value="37.6178" calcext:value-type="float">
            <text:p>37.61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va</text:p>
          </table:table-cell>
          <table:table-cell office:value-type="string" calcext:value-type="string">
            <text:p>primary</text:p>
          </table:table-cell>
          <table:table-cell office:value-type="float" office:value="17125000" calcext:value-type="float">
            <text:p>17125000</text:p>
          </table:table-cell>
          <table:table-cell office:value-type="float" office:value="13200000" calcext:value-type="float">
            <text:p>132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int Petersburg</text:p>
          </table:table-cell>
          <table:table-cell office:value-type="float" office:value="59.95" calcext:value-type="float">
            <text:p>59.95</text:p>
          </table:table-cell>
          <table:table-cell office:value-type="float" office:value="30.3167" calcext:value-type="float">
            <text:p>30.3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nkt-Peterburg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5351935" calcext:value-type="float">
            <text:p>53519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sibirsk</text:p>
          </table:table-cell>
          <table:table-cell office:value-type="float" office:value="55.0333" calcext:value-type="float">
            <text:p>55.0333</text:p>
          </table:table-cell>
          <table:table-cell office:value-type="float" office:value="82.9167" calcext:value-type="float">
            <text:p>82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602915" calcext:value-type="float">
            <text:p>1602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katerinburg</text:p>
          </table:table-cell>
          <table:table-cell office:value-type="float" office:value="56.8356" calcext:value-type="float">
            <text:p>56.8356</text:p>
          </table:table-cell>
          <table:table-cell office:value-type="float" office:value="60.6128" calcext:value-type="float">
            <text:p>60.61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468833" calcext:value-type="float">
            <text:p>1468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iy Novgorod</text:p>
          </table:table-cell>
          <table:table-cell office:value-type="float" office:value="56.3269" calcext:value-type="float">
            <text:p>56.3269</text:p>
          </table:table-cell>
          <table:table-cell office:value-type="float" office:value="44.0075" calcext:value-type="float">
            <text:p>44.00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264075" calcext:value-type="float">
            <text:p>1264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zan</text:p>
          </table:table-cell>
          <table:table-cell office:value-type="float" office:value="55.7908" calcext:value-type="float">
            <text:p>55.7908</text:p>
          </table:table-cell>
          <table:table-cell office:value-type="float" office:value="49.1144" calcext:value-type="float">
            <text:p>49.11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243500" calcext:value-type="float">
            <text:p>1243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lyabinsk</text:p>
          </table:table-cell>
          <table:table-cell office:value-type="float" office:value="55.15" calcext:value-type="float">
            <text:p>55.15</text:p>
          </table:table-cell>
          <table:table-cell office:value-type="float" office:value="61.4" calcext:value-type="float">
            <text:p>61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202371" calcext:value-type="float">
            <text:p>12023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sk</text:p>
          </table:table-cell>
          <table:table-cell office:value-type="float" office:value="54.9667" calcext:value-type="float">
            <text:p>54.9667</text:p>
          </table:table-cell>
          <table:table-cell office:value-type="float" office:value="73.3833" calcext:value-type="float">
            <text:p>73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178391" calcext:value-type="float">
            <text:p>1178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ara</text:p>
          </table:table-cell>
          <table:table-cell office:value-type="float" office:value="53.1833" calcext:value-type="float">
            <text:p>53.1833</text:p>
          </table:table-cell>
          <table:table-cell office:value-type="float" office:value="50.1167" calcext:value-type="float">
            <text:p>50.1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169719" calcext:value-type="float">
            <text:p>1169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tov</text:p>
          </table:table-cell>
          <table:table-cell office:value-type="float" office:value="47.2333" calcext:value-type="float">
            <text:p>47.2333</text:p>
          </table:table-cell>
          <table:table-cell office:value-type="float" office:value="39.7167" calcext:value-type="float">
            <text:p>39.7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125299" calcext:value-type="float">
            <text:p>11252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a</text:p>
          </table:table-cell>
          <table:table-cell office:value-type="float" office:value="54.7333" calcext:value-type="float">
            <text:p>54.7333</text:p>
          </table:table-cell>
          <table:table-cell office:value-type="float" office:value="55.9667" calcext:value-type="float">
            <text:p>55.9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115560" calcext:value-type="float">
            <text:p>11155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yarsk</text:p>
          </table:table-cell>
          <table:table-cell office:value-type="float" office:value="56.0167" calcext:value-type="float">
            <text:p>56.0167</text:p>
          </table:table-cell>
          <table:table-cell office:value-type="float" office:value="92.8667" calcext:value-type="float">
            <text:p>92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083865" calcext:value-type="float">
            <text:p>1083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m</text:p>
          </table:table-cell>
          <table:table-cell office:value-type="float" office:value="58.0139" calcext:value-type="float">
            <text:p>58.0139</text:p>
          </table:table-cell>
          <table:table-cell office:value-type="float" office:value="56.2489" calcext:value-type="float">
            <text:p>56.24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048005" calcext:value-type="float">
            <text:p>1048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ronezh</text:p>
          </table:table-cell>
          <table:table-cell office:value-type="float" office:value="51.6717" calcext:value-type="float">
            <text:p>51.6717</text:p>
          </table:table-cell>
          <table:table-cell office:value-type="float" office:value="39.2106" calcext:value-type="float">
            <text:p>39.21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047549" calcext:value-type="float">
            <text:p>1047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gograd</text:p>
          </table:table-cell>
          <table:table-cell office:value-type="float" office:value="48.7086" calcext:value-type="float">
            <text:p>48.7086</text:p>
          </table:table-cell>
          <table:table-cell office:value-type="float" office:value="44.5147" calcext:value-type="float">
            <text:p>44.51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015586" calcext:value-type="float">
            <text:p>10155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dar</text:p>
          </table:table-cell>
          <table:table-cell office:value-type="float" office:value="45.0333" calcext:value-type="float">
            <text:p>45.0333</text:p>
          </table:table-cell>
          <table:table-cell office:value-type="float" office:value="38.9833" calcext:value-type="float">
            <text:p>38.9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881476" calcext:value-type="float">
            <text:p>881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ratov</text:p>
          </table:table-cell>
          <table:table-cell office:value-type="float" office:value="51.5333" calcext:value-type="float">
            <text:p>51.53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845300" calcext:value-type="float">
            <text:p>845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umen</text:p>
          </table:table-cell>
          <table:table-cell office:value-type="float" office:value="57.15" calcext:value-type="float">
            <text:p>57.15</text:p>
          </table:table-cell>
          <table:table-cell office:value-type="float" office:value="65.5333" calcext:value-type="float">
            <text:p>65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umen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744554" calcext:value-type="float">
            <text:p>744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lyatti</text:p>
          </table:table-cell>
          <table:table-cell office:value-type="float" office:value="53.5167" calcext:value-type="float">
            <text:p>53.5167</text:p>
          </table:table-cell>
          <table:table-cell office:value-type="float" office:value="49.4167" calcext:value-type="float">
            <text:p>49.4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707408" calcext:value-type="float">
            <text:p>7074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zhevsk</text:p>
          </table:table-cell>
          <table:table-cell office:value-type="float" office:value="56.85" calcext:value-type="float">
            <text:p>56.85</text:p>
          </table:table-cell>
          <table:table-cell office:value-type="float" office:value="53.2167" calcext:value-type="float">
            <text:p>53.2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646277" calcext:value-type="float">
            <text:p>646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naul</text:p>
          </table:table-cell>
          <table:table-cell office:value-type="float" office:value="53.3567" calcext:value-type="float">
            <text:p>53.3567</text:p>
          </table:table-cell>
          <table:table-cell office:value-type="float" office:value="83.7872" calcext:value-type="float">
            <text:p>83.78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633301" calcext:value-type="float">
            <text:p>6333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yanovsk</text:p>
          </table:table-cell>
          <table:table-cell office:value-type="float" office:value="54.3167" calcext:value-type="float">
            <text:p>54.3167</text:p>
          </table:table-cell>
          <table:table-cell office:value-type="float" office:value="48.3667" calcext:value-type="float">
            <text:p>48.3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624518" calcext:value-type="float">
            <text:p>624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kutsk</text:p>
          </table:table-cell>
          <table:table-cell office:value-type="float" office:value="52.2833" calcext:value-type="float">
            <text:p>52.2833</text:p>
          </table:table-cell>
          <table:table-cell office:value-type="float" office:value="104.3" calcext:value-type="float">
            <text:p>104.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623736" calcext:value-type="float">
            <text:p>623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barovsk</text:p>
          </table:table-cell>
          <table:table-cell office:value-type="float" office:value="48.4833" calcext:value-type="float">
            <text:p>48.4833</text:p>
          </table:table-cell>
          <table:table-cell office:value-type="float" office:value="135.0667" calcext:value-type="float">
            <text:p>135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616242" calcext:value-type="float">
            <text:p>6162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roslavl</text:p>
          </table:table-cell>
          <table:table-cell office:value-type="float" office:value="57.6167" calcext:value-type="float">
            <text:p>57.6167</text:p>
          </table:table-cell>
          <table:table-cell office:value-type="float" office:value="39.85" calcext:value-type="float">
            <text:p>39.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roslav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608079" calcext:value-type="float">
            <text:p>608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ladivostok</text:p>
          </table:table-cell>
          <table:table-cell office:value-type="float" office:value="43.1167" calcext:value-type="float">
            <text:p>43.1167</text:p>
          </table:table-cell>
          <table:table-cell office:value-type="float" office:value="131.9" calcext:value-type="float">
            <text:p>131.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606589" calcext:value-type="float">
            <text:p>606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khachkala</text:p>
          </table:table-cell>
          <table:table-cell office:value-type="float" office:value="42.9833" calcext:value-type="float">
            <text:p>42.9833</text:p>
          </table:table-cell>
          <table:table-cell office:value-type="float" office:value="47.4833" calcext:value-type="float">
            <text:p>47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592976" calcext:value-type="float">
            <text:p>592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sk</text:p>
          </table:table-cell>
          <table:table-cell office:value-type="float" office:value="56.4886" calcext:value-type="float">
            <text:p>56.4886</text:p>
          </table:table-cell>
          <table:table-cell office:value-type="float" office:value="84.9522" calcext:value-type="float">
            <text:p>84.95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572740" calcext:value-type="float">
            <text:p>572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enburg</text:p>
          </table:table-cell>
          <table:table-cell office:value-type="float" office:value="51.7667" calcext:value-type="float">
            <text:p>51.7667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564443" calcext:value-type="float">
            <text:p>564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merovo</text:p>
          </table:table-cell>
          <table:table-cell office:value-type="float" office:value="55.3333" calcext:value-type="float">
            <text:p>55.3333</text:p>
          </table:table-cell>
          <table:table-cell office:value-type="float" office:value="86.0667" calcext:value-type="float">
            <text:p>86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556920" calcext:value-type="float">
            <text:p>556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kuznetsk</text:p>
          </table:table-cell>
          <table:table-cell office:value-type="float" office:value="53.75" calcext:value-type="float">
            <text:p>53.75</text:p>
          </table:table-cell>
          <table:table-cell office:value-type="float" office:value="87.1167" calcext:value-type="float">
            <text:p>87.1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552105" calcext:value-type="float">
            <text:p>552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yazan</text:p>
          </table:table-cell>
          <table:table-cell office:value-type="float" office:value="54.6167" calcext:value-type="float">
            <text:p>54.6167</text:p>
          </table:table-cell>
          <table:table-cell office:value-type="float" office:value="39.7167" calcext:value-type="float">
            <text:p>39.7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yazan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537622" calcext:value-type="float">
            <text:p>537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trakhan</text:p>
          </table:table-cell>
          <table:table-cell office:value-type="float" office:value="46.3333" calcext:value-type="float">
            <text:p>46.3333</text:p>
          </table:table-cell>
          <table:table-cell office:value-type="float" office:value="48.0167" calcext:value-type="float">
            <text:p>48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532504" calcext:value-type="float">
            <text:p>5325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berezhnyye Chelny</text:p>
          </table:table-cell>
          <table:table-cell office:value-type="float" office:value="55.7" calcext:value-type="float">
            <text:p>55.7</text:p>
          </table:table-cell>
          <table:table-cell office:value-type="float" office:value="52.3333" calcext:value-type="float">
            <text:p>52.3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529797" calcext:value-type="float">
            <text:p>529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nza</text:p>
          </table:table-cell>
          <table:table-cell office:value-type="float" office:value="53.2" calcext:value-type="float">
            <text:p>53.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523726" calcext:value-type="float">
            <text:p>5237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petsk</text:p>
          </table:table-cell>
          <table:table-cell office:value-type="float" office:value="52.6167" calcext:value-type="float">
            <text:p>52.6167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ipet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510439" calcext:value-type="float">
            <text:p>5104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ov</text:p>
          </table:table-cell>
          <table:table-cell office:value-type="float" office:value="58.6" calcext:value-type="float">
            <text:p>58.6</text:p>
          </table:table-cell>
          <table:table-cell office:value-type="float" office:value="49.65" calcext:value-type="float">
            <text:p>49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501468" calcext:value-type="float">
            <text:p>501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boksary</text:p>
          </table:table-cell>
          <table:table-cell office:value-type="float" office:value="56.1333" calcext:value-type="float">
            <text:p>56.1333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489498" calcext:value-type="float">
            <text:p>489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a</text:p>
          </table:table-cell>
          <table:table-cell office:value-type="float" office:value="54.2" calcext:value-type="float">
            <text:p>54.2</text:p>
          </table:table-cell>
          <table:table-cell office:value-type="float" office:value="37.6167" calcext:value-type="float">
            <text:p>37.6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485221" calcext:value-type="float">
            <text:p>485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iningrad</text:p>
          </table:table-cell>
          <table:table-cell office:value-type="float" office:value="54.7167" calcext:value-type="float">
            <text:p>54.7167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475056" calcext:value-type="float">
            <text:p>475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shikha</text:p>
          </table:table-cell>
          <table:table-cell office:value-type="float" office:value="55.8" calcext:value-type="float">
            <text:p>55.8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450771" calcext:value-type="float">
            <text:p>450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sk</text:p>
          </table:table-cell>
          <table:table-cell office:value-type="float" office:value="51.7372" calcext:value-type="float">
            <text:p>51.7372</text:p>
          </table:table-cell>
          <table:table-cell office:value-type="float" office:value="36.1872" calcext:value-type="float">
            <text:p>36.18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449063" calcext:value-type="float">
            <text:p>449063</text:p>
          </table:table-cell>
          <table:table-cell/>
          <table:table-cell office:value-type="string" calcext:value-type="string">
            <text:p>City1</text:p>
          </table:table-cell>
          <table:table-cell office:value-type="string" calcext:value-type="string">
            <text:p>City2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lat1</text:p>
          </table:table-cell>
          <table:table-cell office:value-type="string" calcext:value-type="string">
            <text:p>lon1</text:p>
          </table:table-cell>
          <table:table-cell office:value-type="string" calcext:value-type="string">
            <text:p>lat2</text:p>
          </table:table-cell>
          <table:table-cell office:value-type="string" calcext:value-type="string">
            <text:p>lon2</text:p>
          </table:table-cell>
        </table:table-row>
        <table:table-row table:style-name="ro1">
          <table:table-cell office:value-type="string" calcext:value-type="string">
            <text:p>Stavropol</text:p>
          </table:table-cell>
          <table:table-cell office:value-type="float" office:value="45.05" calcext:value-type="float">
            <text:p>45.05</text:p>
          </table:table-cell>
          <table:table-cell office:value-type="float" office:value="41.9833" calcext:value-type="float">
            <text:p>41.9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433577" calcext:value-type="float">
            <text:p>433577</text:p>
          </table:table-cell>
          <table:table-cell/>
          <table:table-cell office:value-type="string" calcext:value-type="string">
            <text:p>Perm</text:p>
          </table:table-cell>
          <table:table-cell office:value-type="string" calcext:value-type="string">
            <text:p>Krasnod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lan-Ude</text:p>
          </table:table-cell>
          <table:table-cell office:value-type="float" office:value="51.8272" calcext:value-type="float">
            <text:p>51.8272</text:p>
          </table:table-cell>
          <table:table-cell office:value-type="float" office:value="107.6064" calcext:value-type="float">
            <text:p>107.60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431922" calcext:value-type="float">
            <text:p>431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ver</text:p>
          </table:table-cell>
          <table:table-cell office:value-type="float" office:value="56.8578" calcext:value-type="float">
            <text:p>56.8578</text:p>
          </table:table-cell>
          <table:table-cell office:value-type="float" office:value="35.9219" calcext:value-type="float">
            <text:p>35.92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419363" calcext:value-type="float">
            <text:p>419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itogorsk</text:p>
          </table:table-cell>
          <table:table-cell office:value-type="float" office:value="53.3833" calcext:value-type="float">
            <text:p>53.3833</text:p>
          </table:table-cell>
          <table:table-cell office:value-type="float" office:value="59.0333" calcext:value-type="float">
            <text:p>59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418241" calcext:value-type="float">
            <text:p>418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chi</text:p>
          </table:table-cell>
          <table:table-cell office:value-type="float" office:value="43.5853" calcext:value-type="float">
            <text:p>43.5853</text:p>
          </table:table-cell>
          <table:table-cell office:value-type="float" office:value="39.7203" calcext:value-type="float">
            <text:p>39.72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411524" calcext:value-type="float">
            <text:p>411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anovo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406933" calcext:value-type="float">
            <text:p>406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yansk</text:p>
          </table:table-cell>
          <table:table-cell office:value-type="float" office:value="53.25" calcext:value-type="float">
            <text:p>53.25</text:p>
          </table:table-cell>
          <table:table-cell office:value-type="float" office:value="34.3667" calcext:value-type="float">
            <text:p>34.3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406553" calcext:value-type="float">
            <text:p>406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gorod</text:p>
          </table:table-cell>
          <table:table-cell office:value-type="float" office:value="50.6" calcext:value-type="float">
            <text:p>50.6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391135" calcext:value-type="float">
            <text:p>391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gut</text:p>
          </table:table-cell>
          <table:table-cell office:value-type="float" office:value="61.25" calcext:value-type="float">
            <text:p>61.25</text:p>
          </table:table-cell>
          <table:table-cell office:value-type="float" office:value="73.4333" calcext:value-type="float">
            <text:p>73.4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nty-Mansiyskiy Avtonomnyy Okrug-Yugra</text:p>
          </table:table-cell>
          <table:table-cell/>
          <table:table-cell table:number-columns-repeated="2" office:value-type="float" office:value="360590" calcext:value-type="float">
            <text:p>3605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ladimir</text:p>
          </table:table-cell>
          <table:table-cell office:value-type="float" office:value="56.1286" calcext:value-type="float">
            <text:p>56.1286</text:p>
          </table:table-cell>
          <table:table-cell office:value-type="float" office:value="40.4058" calcext:value-type="float">
            <text:p>40.40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356168" calcext:value-type="float">
            <text:p>356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iy Tagil</text:p>
          </table:table-cell>
          <table:table-cell office:value-type="float" office:value="57.9167" calcext:value-type="float">
            <text:p>57.9167</text:p>
          </table:table-cell>
          <table:table-cell office:value-type="float" office:value="59.9667" calcext:value-type="float">
            <text:p>59.9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355693" calcext:value-type="float">
            <text:p>355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khangelsk</text:p>
          </table:table-cell>
          <table:table-cell office:value-type="float" office:value="64.55" calcext:value-type="float">
            <text:p>64.55</text:p>
          </table:table-cell>
          <table:table-cell office:value-type="float" office:value="40.5333" calcext:value-type="float">
            <text:p>40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351488" calcext:value-type="float">
            <text:p>351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ita</text:p>
          </table:table-cell>
          <table:table-cell office:value-type="float" office:value="52.0333" calcext:value-type="float">
            <text:p>52.0333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347088" calcext:value-type="float">
            <text:p>3470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uga</text:p>
          </table:table-cell>
          <table:table-cell office:value-type="float" office:value="54.5333" calcext:value-type="float">
            <text:p>54.5333</text:p>
          </table:table-cell>
          <table:table-cell office:value-type="float" office:value="36.2667" calcext:value-type="float">
            <text:p>36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341892" calcext:value-type="float">
            <text:p>341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olensk</text:p>
          </table:table-cell>
          <table:table-cell office:value-type="float" office:value="54.7828" calcext:value-type="float">
            <text:p>54.7828</text:p>
          </table:table-cell>
          <table:table-cell office:value-type="float" office:value="32.0453" calcext:value-type="float">
            <text:p>32.04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329853" calcext:value-type="float">
            <text:p>329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zhskiy</text:p>
          </table:table-cell>
          <table:table-cell office:value-type="float" office:value="48.7833" calcext:value-type="float">
            <text:p>48.7833</text:p>
          </table:table-cell>
          <table:table-cell office:value-type="float" office:value="44.7667" calcext:value-type="float">
            <text:p>44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326055" calcext:value-type="float">
            <text:p>3260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gan</text:p>
          </table:table-cell>
          <table:table-cell office:value-type="float" office:value="55.4408" calcext:value-type="float">
            <text:p>55.4408</text:p>
          </table:table-cell>
          <table:table-cell office:value-type="float" office:value="65.3411" calcext:value-type="float">
            <text:p>65.34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gan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322042" calcext:value-type="float">
            <text:p>322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epovets</text:p>
          </table:table-cell>
          <table:table-cell office:value-type="float" office:value="59.1333" calcext:value-type="float">
            <text:p>59.1333</text:p>
          </table:table-cell>
          <table:table-cell office:value-type="float" office:value="37.9167" calcext:value-type="float">
            <text:p>37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318856" calcext:value-type="float">
            <text:p>3188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ransk</text:p>
          </table:table-cell>
          <table:table-cell office:value-type="float" office:value="54.1833" calcext:value-type="float">
            <text:p>54.1833</text:p>
          </table:table-cell>
          <table:table-cell office:value-type="float" office:value="45.1833" calcext:value-type="float">
            <text:p>45.1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rdoviya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314789" calcext:value-type="float">
            <text:p>314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ogda</text:p>
          </table:table-cell>
          <table:table-cell office:value-type="float" office:value="59.2167" calcext:value-type="float">
            <text:p>59.2167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313012" calcext:value-type="float">
            <text:p>313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ël</text:p>
          </table:table-cell>
          <table:table-cell office:value-type="float" office:value="52.9686" calcext:value-type="float">
            <text:p>52.9686</text:p>
          </table:table-cell>
          <table:table-cell office:value-type="float" office:value="36.0694" calcext:value-type="float">
            <text:p>36.06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lov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311625" calcext:value-type="float">
            <text:p>3116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kutsk</text:p>
          </table:table-cell>
          <table:table-cell office:value-type="float" office:value="62.0272" calcext:value-type="float">
            <text:p>62.0272</text:p>
          </table:table-cell>
          <table:table-cell office:value-type="float" office:value="129.7319" calcext:value-type="float">
            <text:p>129.73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307911" calcext:value-type="float">
            <text:p>307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ladikavkaz</text:p>
          </table:table-cell>
          <table:table-cell office:value-type="float" office:value="43.04" calcext:value-type="float">
            <text:p>43.04</text:p>
          </table:table-cell>
          <table:table-cell office:value-type="float" office:value="44.6775" calcext:value-type="float">
            <text:p>44.67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rth Ossetia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306978" calcext:value-type="float">
            <text:p>3069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dolsk</text:p>
          </table:table-cell>
          <table:table-cell office:value-type="float" office:value="55.4297" calcext:value-type="float">
            <text:p>55.4297</text:p>
          </table:table-cell>
          <table:table-cell office:value-type="float" office:value="37.5444" calcext:value-type="float">
            <text:p>37.54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99660" calcext:value-type="float">
            <text:p>29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mansk</text:p>
          </table:table-cell>
          <table:table-cell office:value-type="float" office:value="68.9667" calcext:value-type="float">
            <text:p>68.9667</text:p>
          </table:table-cell>
          <table:table-cell office:value-type="float" office:value="33.0833" calcext:value-type="float">
            <text:p>33.0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298096" calcext:value-type="float">
            <text:p>298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oznyy</text:p>
          </table:table-cell>
          <table:table-cell office:value-type="float" office:value="43.3125" calcext:value-type="float">
            <text:p>43.3125</text:p>
          </table:table-cell>
          <table:table-cell office:value-type="float" office:value="45.6986" calcext:value-type="float">
            <text:p>45.69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291687" calcext:value-type="float">
            <text:p>291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mbov</text:p>
          </table:table-cell>
          <table:table-cell office:value-type="float" office:value="52.7167" calcext:value-type="float">
            <text:p>52.7167</text:p>
          </table:table-cell>
          <table:table-cell office:value-type="float" office:value="41.4333" calcext:value-type="float">
            <text:p>41.4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mbov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290365" calcext:value-type="float">
            <text:p>290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rlitamak</text:p>
          </table:table-cell>
          <table:table-cell office:value-type="float" office:value="53.6333" calcext:value-type="float">
            <text:p>53.6333</text:p>
          </table:table-cell>
          <table:table-cell office:value-type="float" office:value="55.95" calcext:value-type="float">
            <text:p>55.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280233" calcext:value-type="float">
            <text:p>280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rozavodsk</text:p>
          </table:table-cell>
          <table:table-cell office:value-type="float" office:value="61.7833" calcext:value-type="float">
            <text:p>61.7833</text:p>
          </table:table-cell>
          <table:table-cell office:value-type="float" office:value="34.35" calcext:value-type="float">
            <text:p>34.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278551" calcext:value-type="float">
            <text:p>2785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evartovsk</text:p>
          </table:table-cell>
          <table:table-cell office:value-type="float" office:value="60.9389" calcext:value-type="float">
            <text:p>60.9389</text:p>
          </table:table-cell>
          <table:table-cell office:value-type="float" office:value="76.595" calcext:value-type="float">
            <text:p>76.5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nty-Mansiyskiy Avtonomnyy Okrug-Yugra</text:p>
          </table:table-cell>
          <table:table-cell/>
          <table:table-cell table:number-columns-repeated="2" office:value-type="float" office:value="277668" calcext:value-type="float">
            <text:p>277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stroma</text:p>
          </table:table-cell>
          <table:table-cell office:value-type="float" office:value="57.7667" calcext:value-type="float">
            <text:p>57.7667</text:p>
          </table:table-cell>
          <table:table-cell office:value-type="float" office:value="40.9333" calcext:value-type="float">
            <text:p>40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strom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277648" calcext:value-type="float">
            <text:p>2776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rossiysk</text:p>
          </table:table-cell>
          <table:table-cell office:value-type="float" office:value="44.7167" calcext:value-type="float">
            <text:p>44.7167</text:p>
          </table:table-cell>
          <table:table-cell office:value-type="float" office:value="37.7667" calcext:value-type="float">
            <text:p>37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270774" calcext:value-type="float">
            <text:p>270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shkar-Ola</text:p>
          </table:table-cell>
          <table:table-cell office:value-type="float" office:value="56.6328" calcext:value-type="float">
            <text:p>56.6328</text:p>
          </table:table-cell>
          <table:table-cell office:value-type="float" office:value="47.8958" calcext:value-type="float">
            <text:p>47.89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ariy-El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266675" calcext:value-type="float">
            <text:p>2666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lchik</text:p>
          </table:table-cell>
          <table:table-cell office:value-type="float" office:value="43.4833" calcext:value-type="float">
            <text:p>43.4833</text:p>
          </table:table-cell>
          <table:table-cell office:value-type="float" office:value="43.6167" calcext:value-type="float">
            <text:p>43.6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265162" calcext:value-type="float">
            <text:p>265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els</text:p>
          </table:table-cell>
          <table:table-cell office:value-type="float" office:value="51.4667" calcext:value-type="float">
            <text:p>51.4667</text:p>
          </table:table-cell>
          <table:table-cell office:value-type="float" office:value="46.1167" calcext:value-type="float">
            <text:p>46.1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264990" calcext:value-type="float">
            <text:p>2649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ganrog</text:p>
          </table:table-cell>
          <table:table-cell office:value-type="float" office:value="47.2333" calcext:value-type="float">
            <text:p>47.2333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250287" calcext:value-type="float">
            <text:p>250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msomol’sk-na-Amure</text:p>
          </table:table-cell>
          <table:table-cell office:value-type="float" office:value="50.55" calcext:value-type="float">
            <text:p>50.5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249810" calcext:value-type="float">
            <text:p>249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ktyvkar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50.8167" calcext:value-type="float">
            <text:p>50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245313" calcext:value-type="float">
            <text:p>2453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imki</text:p>
          </table:table-cell>
          <table:table-cell office:value-type="float" office:value="55.8892" calcext:value-type="float">
            <text:p>55.8892</text:p>
          </table:table-cell>
          <table:table-cell office:value-type="float" office:value="37.445" calcext:value-type="float">
            <text:p>37.4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va</text:p>
          </table:table-cell>
          <table:table-cell/>
          <table:table-cell table:number-columns-repeated="2" office:value-type="float" office:value="244668" calcext:value-type="float">
            <text:p>244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ekamsk</text:p>
          </table:table-cell>
          <table:table-cell office:value-type="float" office:value="55.6333" calcext:value-type="float">
            <text:p>55.6333</text:p>
          </table:table-cell>
          <table:table-cell office:value-type="float" office:value="51.8167" calcext:value-type="float">
            <text:p>51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237250" calcext:value-type="float">
            <text:p>237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khty</text:p>
          </table:table-cell>
          <table:table-cell office:value-type="float" office:value="47.7" calcext:value-type="float">
            <text:p>47.7</text:p>
          </table:table-cell>
          <table:table-cell office:value-type="float" office:value="40.2333" calcext:value-type="float">
            <text:p>40.2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235492" calcext:value-type="float">
            <text:p>2354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zerzhinsk</text:p>
          </table:table-cell>
          <table:table-cell office:value-type="float" office:value="56.2333" calcext:value-type="float">
            <text:p>56.2333</text:p>
          </table:table-cell>
          <table:table-cell office:value-type="float" office:value="43.45" calcext:value-type="float">
            <text:p>43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231797" calcext:value-type="float">
            <text:p>231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tsk</text:p>
          </table:table-cell>
          <table:table-cell office:value-type="float" office:value="56.1667" calcext:value-type="float">
            <text:p>56.1667</text:p>
          </table:table-cell>
          <table:table-cell office:value-type="float" office:value="101.6167" calcext:value-type="float">
            <text:p>101.6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231602" calcext:value-type="float">
            <text:p>231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sk</text:p>
          </table:table-cell>
          <table:table-cell office:value-type="float" office:value="51.2" calcext:value-type="float">
            <text:p>51.2</text:p>
          </table:table-cell>
          <table:table-cell office:value-type="float" office:value="58.6167" calcext:value-type="float">
            <text:p>58.6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230414" calcext:value-type="float">
            <text:p>2304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ginsk</text:p>
          </table:table-cell>
          <table:table-cell office:value-type="float" office:value="64.4833" calcext:value-type="float">
            <text:p>64.4833</text:p>
          </table:table-cell>
          <table:table-cell office:value-type="float" office:value="91.2333" calcext:value-type="float">
            <text:p>91.2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229731" calcext:value-type="float">
            <text:p>229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arsk</text:p>
          </table:table-cell>
          <table:table-cell office:value-type="float" office:value="52.5667" calcext:value-type="float">
            <text:p>52.5667</text:p>
          </table:table-cell>
          <table:table-cell office:value-type="float" office:value="103.9167" calcext:value-type="float">
            <text:p>103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226374" calcext:value-type="float">
            <text:p>226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lpino</text:p>
          </table:table-cell>
          <table:table-cell office:value-type="float" office:value="59.73" calcext:value-type="float">
            <text:p>59.73</text:p>
          </table:table-cell>
          <table:table-cell office:value-type="float" office:value="30.65" calcext:value-type="float">
            <text:p>30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nkt-Peterburg</text:p>
          </table:table-cell>
          <table:table-cell/>
          <table:table-cell office:value-type="float" office:value="225801" calcext:value-type="float">
            <text:p>225801</text:p>
          </table:table-cell>
          <table:table-cell office:value-type="float" office:value="136076" calcext:value-type="float">
            <text:p>136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goveshchensk</text:p>
          </table:table-cell>
          <table:table-cell office:value-type="float" office:value="50.2578" calcext:value-type="float">
            <text:p>50.2578</text:p>
          </table:table-cell>
          <table:table-cell office:value-type="float" office:value="127.5364" calcext:value-type="float">
            <text:p>127.53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mur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224419" calcext:value-type="float">
            <text:p>224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yy Oskol</text:p>
          </table:table-cell>
          <table:table-cell office:value-type="float" office:value="51.2981" calcext:value-type="float">
            <text:p>51.2981</text:p>
          </table:table-cell>
          <table:table-cell office:value-type="float" office:value="37.835" calcext:value-type="float">
            <text:p>37.8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223360" calcext:value-type="float">
            <text:p>2233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likiy Novgorod</text:p>
          </table:table-cell>
          <table:table-cell office:value-type="float" office:value="58.521" calcext:value-type="float">
            <text:p>58.521</text:p>
          </table:table-cell>
          <table:table-cell office:value-type="float" office:value="31.2758" calcext:value-type="float">
            <text:p>31.27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gorod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222594" calcext:value-type="float">
            <text:p>2225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rolëv</text:p>
          </table:table-cell>
          <table:table-cell office:value-type="float" office:value="55.9167" calcext:value-type="float">
            <text:p>55.9167</text:p>
          </table:table-cell>
          <table:table-cell office:value-type="float" office:value="37.8167" calcext:value-type="float">
            <text:p>37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21797" calcext:value-type="float">
            <text:p>221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kov</text:p>
          </table:table-cell>
          <table:table-cell office:value-type="float" office:value="57.8167" calcext:value-type="float">
            <text:p>57.8167</text:p>
          </table:table-cell>
          <table:table-cell office:value-type="float" office:value="28.3333" calcext:value-type="float">
            <text:p>28.3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209840" calcext:value-type="float">
            <text:p>209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tishchi</text:p>
          </table:table-cell>
          <table:table-cell office:value-type="float" office:value="55.9167" calcext:value-type="float">
            <text:p>55.9167</text:p>
          </table:table-cell>
          <table:table-cell office:value-type="float" office:value="37.7333" calcext:value-type="float">
            <text:p>37.7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05397" calcext:value-type="float">
            <text:p>2053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ysk</text:p>
          </table:table-cell>
          <table:table-cell office:value-type="float" office:value="52.5167" calcext:value-type="float">
            <text:p>52.5167</text:p>
          </table:table-cell>
          <table:table-cell office:value-type="float" office:value="85.1667" calcext:value-type="float">
            <text:p>85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203108" calcext:value-type="float">
            <text:p>203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ubertsy</text:p>
          </table:table-cell>
          <table:table-cell office:value-type="float" office:value="55.6814" calcext:value-type="float">
            <text:p>55.6814</text:p>
          </table:table-cell>
          <table:table-cell office:value-type="float" office:value="37.8939" calcext:value-type="float">
            <text:p>37.89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97705" calcext:value-type="float">
            <text:p>197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kopyevsk</text:p>
          </table:table-cell>
          <table:table-cell office:value-type="float" office:value="53.8833" calcext:value-type="float">
            <text:p>53.8833</text:p>
          </table:table-cell>
          <table:table-cell office:value-type="float" office:value="86.7167" calcext:value-type="float">
            <text:p>86.7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196406" calcext:value-type="float">
            <text:p>1964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zhno-Sakhalinsk</text:p>
          </table:table-cell>
          <table:table-cell office:value-type="float" office:value="46.95" calcext:value-type="float">
            <text:p>46.95</text:p>
          </table:table-cell>
          <table:table-cell office:value-type="float" office:value="142.7333" calcext:value-type="float">
            <text:p>142.7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94882" calcext:value-type="float">
            <text:p>194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kovo</text:p>
          </table:table-cell>
          <table:table-cell office:value-type="float" office:value="52.039" calcext:value-type="float">
            <text:p>52.039</text:p>
          </table:table-cell>
          <table:table-cell office:value-type="float" office:value="47.7839" calcext:value-type="float">
            <text:p>47.78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91260" calcext:value-type="float">
            <text:p>1912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mavir</text:p>
          </table:table-cell>
          <table:table-cell office:value-type="float" office:value="45" calcext:value-type="float">
            <text:p>45</text:p>
          </table:table-cell>
          <table:table-cell office:value-type="float" office:value="41.1167" calcext:value-type="float">
            <text:p>41.1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190709" calcext:value-type="float">
            <text:p>190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ybinsk</text:p>
          </table:table-cell>
          <table:table-cell office:value-type="float" office:value="58.05" calcext:value-type="float">
            <text:p>58.05</text:p>
          </table:table-cell>
          <table:table-cell office:value-type="float" office:value="38.8333" calcext:value-type="float">
            <text:p>38.8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roslavskaya Oblast’</text:p>
          </table:table-cell>
          <table:table-cell/>
          <table:table-cell table:number-columns-repeated="2" office:value-type="float" office:value="190429" calcext:value-type="float">
            <text:p>190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verodvinsk</text:p>
          </table:table-cell>
          <table:table-cell office:value-type="float" office:value="64.5667" calcext:value-type="float">
            <text:p>64.5667</text:p>
          </table:table-cell>
          <table:table-cell office:value-type="float" office:value="39.85" calcext:value-type="float">
            <text:p>39.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183996" calcext:value-type="float">
            <text:p>183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akan</text:p>
          </table:table-cell>
          <table:table-cell office:value-type="float" office:value="53.7167" calcext:value-type="float">
            <text:p>53.7167</text:p>
          </table:table-cell>
          <table:table-cell office:value-type="float" office:value="91.4167" calcext:value-type="float">
            <text:p>91.4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kasiya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81709" calcext:value-type="float">
            <text:p>181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ropavlovsk-Kamchatskiy</text:p>
          </table:table-cell>
          <table:table-cell office:value-type="float" office:value="53.0167" calcext:value-type="float">
            <text:p>53.0167</text:p>
          </table:table-cell>
          <table:table-cell office:value-type="float" office:value="158.65" calcext:value-type="float">
            <text:p>158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mchatskiy Kray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81216" calcext:value-type="float">
            <text:p>1812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ilsk</text:p>
          </table:table-cell>
          <table:table-cell office:value-type="float" office:value="69.3333" calcext:value-type="float">
            <text:p>69.3333</text:p>
          </table:table-cell>
          <table:table-cell office:value-type="float" office:value="88.2167" calcext:value-type="float">
            <text:p>88.2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177428" calcext:value-type="float">
            <text:p>1774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zran</text:p>
          </table:table-cell>
          <table:table-cell office:value-type="float" office:value="53.1667" calcext:value-type="float">
            <text:p>53.1667</text:p>
          </table:table-cell>
          <table:table-cell office:value-type="float" office:value="48.4667" calcext:value-type="float">
            <text:p>48.4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173260" calcext:value-type="float">
            <text:p>1732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gorsk</text:p>
          </table:table-cell>
          <table:table-cell office:value-type="float" office:value="55.8167" calcext:value-type="float">
            <text:p>55.8167</text:p>
          </table:table-cell>
          <table:table-cell office:value-type="float" office:value="37.3333" calcext:value-type="float">
            <text:p>37.3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71793" calcext:value-type="float">
            <text:p>171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godonsk</text:p>
          </table:table-cell>
          <table:table-cell office:value-type="float" office:value="47.5167" calcext:value-type="float">
            <text:p>47.5167</text:p>
          </table:table-cell>
          <table:table-cell office:value-type="float" office:value="42.15" calcext:value-type="float">
            <text:p>42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171471" calcext:value-type="float">
            <text:p>171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suriysk</text:p>
          </table:table-cell>
          <table:table-cell office:value-type="float" office:value="43.8" calcext:value-type="float">
            <text:p>43.8</text:p>
          </table:table-cell>
          <table:table-cell office:value-type="float" office:value="131.95" calcext:value-type="float">
            <text:p>131.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170660" calcext:value-type="float">
            <text:p>170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ensk-Ural’skiy</text:p>
          </table:table-cell>
          <table:table-cell office:value-type="float" office:value="56.4" calcext:value-type="float">
            <text:p>56.4</text:p>
          </table:table-cell>
          <table:table-cell office:value-type="float" office:value="61.9333" calcext:value-type="float">
            <text:p>61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169929" calcext:value-type="float">
            <text:p>169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cherkassk</text:p>
          </table:table-cell>
          <table:table-cell office:value-type="float" office:value="47.4222" calcext:value-type="float">
            <text:p>47.4222</text:p>
          </table:table-cell>
          <table:table-cell office:value-type="float" office:value="40.0939" calcext:value-type="float">
            <text:p>40.09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168766" calcext:value-type="float">
            <text:p>168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latoust</text:p>
          </table:table-cell>
          <table:table-cell office:value-type="float" office:value="55.1667" calcext:value-type="float">
            <text:p>55.1667</text:p>
          </table:table-cell>
          <table:table-cell office:value-type="float" office:value="59.6667" calcext:value-type="float">
            <text:p>59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67978" calcext:value-type="float">
            <text:p>1679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ktrostal</text:p>
          </table:table-cell>
          <table:table-cell office:value-type="float" office:value="55.8" calcext:value-type="float">
            <text:p>55.8</text:p>
          </table:table-cell>
          <table:table-cell office:value-type="float" office:value="38.45" calcext:value-type="float">
            <text:p>38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58508" calcext:value-type="float">
            <text:p>1585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metyevsk</text:p>
          </table:table-cell>
          <table:table-cell office:value-type="float" office:value="54.9" calcext:value-type="float">
            <text:p>54.9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154262" calcext:value-type="float">
            <text:p>1542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avat</text:p>
          </table:table-cell>
          <table:table-cell office:value-type="float" office:value="53.3667" calcext:value-type="float">
            <text:p>53.3667</text:p>
          </table:table-cell>
          <table:table-cell office:value-type="float" office:value="55.9333" calcext:value-type="float">
            <text:p>55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53181" calcext:value-type="float">
            <text:p>153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ass</text:p>
          </table:table-cell>
          <table:table-cell office:value-type="float" office:value="55.05" calcext:value-type="float">
            <text:p>55.05</text:p>
          </table:table-cell>
          <table:table-cell office:value-type="float" office:value="60.1" calcext:value-type="float">
            <text:p>60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51856" calcext:value-type="float">
            <text:p>1518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khodka</text:p>
          </table:table-cell>
          <table:table-cell office:value-type="float" office:value="42.8167" calcext:value-type="float">
            <text:p>42.8167</text:p>
          </table:table-cell>
          <table:table-cell office:value-type="float" office:value="132.8833" calcext:value-type="float">
            <text:p>132.8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151420" calcext:value-type="float">
            <text:p>1514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ekhovo-Borisovo Yuzhnoye</text:p>
          </table:table-cell>
          <table:table-cell office:value-type="float" office:value="55.6029" calcext:value-type="float">
            <text:p>55.6029</text:p>
          </table:table-cell>
          <table:table-cell office:value-type="float" office:value="37.7328" calcext:value-type="float">
            <text:p>37.73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va</text:p>
          </table:table-cell>
          <table:table-cell/>
          <table:table-cell table:number-columns-repeated="2" office:value-type="float" office:value="147713" calcext:value-type="float">
            <text:p>147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peysk</text:p>
          </table:table-cell>
          <table:table-cell office:value-type="float" office:value="55.1" calcext:value-type="float">
            <text:p>55.1</text:p>
          </table:table-cell>
          <table:table-cell office:value-type="float" office:value="61.6167" calcext:value-type="float">
            <text:p>61.6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47573" calcext:value-type="float">
            <text:p>147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dintsovo</text:p>
          </table:table-cell>
          <table:table-cell office:value-type="float" office:value="55.6733" calcext:value-type="float">
            <text:p>55.6733</text:p>
          </table:table-cell>
          <table:table-cell office:value-type="float" office:value="37.2733" calcext:value-type="float">
            <text:p>37.27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46574" calcext:value-type="float">
            <text:p>1465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atigorsk</text:p>
          </table:table-cell>
          <table:table-cell office:value-type="float" office:value="44.0333" calcext:value-type="float">
            <text:p>44.0333</text:p>
          </table:table-cell>
          <table:table-cell office:value-type="float" office:value="43.05" calcext:value-type="float">
            <text:p>43.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45836" calcext:value-type="float">
            <text:p>145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btsovsk</text:p>
          </table:table-cell>
          <table:table-cell office:value-type="float" office:value="51.5167" calcext:value-type="float">
            <text:p>51.5167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45333" calcext:value-type="float">
            <text:p>145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ezniki</text:p>
          </table:table-cell>
          <table:table-cell office:value-type="float" office:value="59.4167" calcext:value-type="float">
            <text:p>59.4167</text:p>
          </table:table-cell>
          <table:table-cell office:value-type="float" office:value="56.7833" calcext:value-type="float">
            <text:p>56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145115" calcext:value-type="float">
            <text:p>145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lomna</text:p>
          </table:table-cell>
          <table:table-cell office:value-type="float" office:value="55.0833" calcext:value-type="float">
            <text:p>55.0833</text:p>
          </table:table-cell>
          <table:table-cell office:value-type="float" office:value="38.7833" calcext:value-type="float">
            <text:p>38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44125" calcext:value-type="float">
            <text:p>144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kop</text:p>
          </table:table-cell>
          <table:table-cell office:value-type="float" office:value="44.6" calcext:value-type="float">
            <text:p>44.6</text:p>
          </table:table-cell>
          <table:table-cell office:value-type="float" office:value="40.0833" calcext:value-type="float">
            <text:p>40.0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41970" calcext:value-type="float">
            <text:p>1419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savyurt</text:p>
          </table:table-cell>
          <table:table-cell office:value-type="float" office:value="43.25" calcext:value-type="float">
            <text:p>43.25</text:p>
          </table:table-cell>
          <table:table-cell office:value-type="float" office:value="46.5833" calcext:value-type="float">
            <text:p>46.5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41259" calcext:value-type="float">
            <text:p>141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vrov</text:p>
          </table:table-cell>
          <table:table-cell office:value-type="float" office:value="56.3606" calcext:value-type="float">
            <text:p>56.3606</text:p>
          </table:table-cell>
          <table:table-cell office:value-type="float" office:value="41.3197" calcext:value-type="float">
            <text:p>41.31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138552" calcext:value-type="float">
            <text:p>138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slovodsk</text:p>
          </table:table-cell>
          <table:table-cell office:value-type="float" office:value="43.91" calcext:value-type="float">
            <text:p>43.91</text:p>
          </table:table-cell>
          <table:table-cell office:value-type="float" office:value="42.72" calcext:value-type="float">
            <text:p>42.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28779" calcext:value-type="float">
            <text:p>128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modedovo</text:p>
          </table:table-cell>
          <table:table-cell office:value-type="float" office:value="55.4333" calcext:value-type="float">
            <text:p>55.4333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27850" calcext:value-type="float">
            <text:p>1278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fteyugansk</text:p>
          </table:table-cell>
          <table:table-cell office:value-type="float" office:value="61.1" calcext:value-type="float">
            <text:p>61.1</text:p>
          </table:table-cell>
          <table:table-cell office:value-type="float" office:value="72.6" calcext:value-type="float">
            <text:p>72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nty-Mansiyskiy Avtonomnyy Okrug-Yugra</text:p>
          </table:table-cell>
          <table:table-cell/>
          <table:table-cell table:number-columns-repeated="2" office:value-type="float" office:value="127255" calcext:value-type="float">
            <text:p>127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ftekamsk</text:p>
          </table:table-cell>
          <table:table-cell office:value-type="float" office:value="56.0833" calcext:value-type="float">
            <text:p>56.0833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26805" calcext:value-type="float">
            <text:p>126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aysk</text:p>
          </table:table-cell>
          <table:table-cell office:value-type="float" office:value="47.1333" calcext:value-type="float">
            <text:p>47.1333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126769" calcext:value-type="float">
            <text:p>1267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cheboksarsk</text:p>
          </table:table-cell>
          <table:table-cell office:value-type="float" office:value="56.1167" calcext:value-type="float">
            <text:p>56.1167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126626" calcext:value-type="float">
            <text:p>1266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pukhov</text:p>
          </table:table-cell>
          <table:table-cell office:value-type="float" office:value="54.9167" calcext:value-type="float">
            <text:p>54.9167</text:p>
          </table:table-cell>
          <table:table-cell office:value-type="float" office:value="37.4" calcext:value-type="float">
            <text:p>37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25817" calcext:value-type="float">
            <text:p>125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moskovsk</text:p>
          </table:table-cell>
          <table:table-cell office:value-type="float" office:value="54.0333" calcext:value-type="float">
            <text:p>54.0333</text:p>
          </table:table-cell>
          <table:table-cell office:value-type="float" office:value="38.2667" calcext:value-type="float">
            <text:p>38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125647" calcext:value-type="float">
            <text:p>125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chelkovo</text:p>
          </table:table-cell>
          <table:table-cell office:value-type="float" office:value="55.9167" calcext:value-type="float">
            <text:p>55.91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25634" calcext:value-type="float">
            <text:p>1256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vouralsk</text:p>
          </table:table-cell>
          <table:table-cell office:value-type="float" office:value="56.9167" calcext:value-type="float">
            <text:p>56.9167</text:p>
          </table:table-cell>
          <table:table-cell office:value-type="float" office:value="59.95" calcext:value-type="float">
            <text:p>59.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124447" calcext:value-type="float">
            <text:p>124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spiysk</text:p>
          </table:table-cell>
          <table:table-cell office:value-type="float" office:value="42.8833" calcext:value-type="float">
            <text:p>42.8833</text:p>
          </table:table-cell>
          <table:table-cell office:value-type="float" office:value="47.6333" calcext:value-type="float">
            <text:p>47.6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23988" calcext:value-type="float">
            <text:p>123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rbent</text:p>
          </table:table-cell>
          <table:table-cell office:value-type="float" office:value="42.0692" calcext:value-type="float">
            <text:p>42.0692</text:p>
          </table:table-cell>
          <table:table-cell office:value-type="float" office:value="48.2958" calcext:value-type="float">
            <text:p>48.29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23720" calcext:value-type="float">
            <text:p>123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kessk</text:p>
          </table:table-cell>
          <table:table-cell office:value-type="float" office:value="44.2222" calcext:value-type="float">
            <text:p>44.2222</text:p>
          </table:table-cell>
          <table:table-cell office:value-type="float" office:value="42.0575" calcext:value-type="float">
            <text:p>42.05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22395" calcext:value-type="float">
            <text:p>1223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ekhovo-Zuyevo</text:p>
          </table:table-cell>
          <table:table-cell office:value-type="float" office:value="55.8" calcext:value-type="float">
            <text:p>55.8</text:p>
          </table:table-cell>
          <table:table-cell office:value-type="float" office:value="38.9667" calcext:value-type="float">
            <text:p>38.9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18822" calcext:value-type="float">
            <text:p>118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zran</text:p>
          </table:table-cell>
          <table:table-cell office:value-type="float" office:value="43.2167" calcext:value-type="float">
            <text:p>43.2167</text:p>
          </table:table-cell>
          <table:table-cell office:value-type="float" office:value="44.7667" calcext:value-type="float">
            <text:p>44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gushetiya</text:p>
          </table:table-cell>
          <table:table-cell/>
          <table:table-cell table:number-columns-repeated="2" office:value-type="float" office:value="117936" calcext:value-type="float">
            <text:p>117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vinnomyssk</text:p>
          </table:table-cell>
          <table:table-cell office:value-type="float" office:value="44.6333" calcext:value-type="float">
            <text:p>44.6333</text:p>
          </table:table-cell>
          <table:table-cell office:value-type="float" office:value="41.9333" calcext:value-type="float">
            <text:p>41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17446" calcext:value-type="float">
            <text:p>1174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menskoye</text:p>
          </table:table-cell>
          <table:table-cell office:value-type="float" office:value="55.5669" calcext:value-type="float">
            <text:p>55.5669</text:p>
          </table:table-cell>
          <table:table-cell office:value-type="float" office:value="38.2303" calcext:value-type="float">
            <text:p>38.23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16077" calcext:value-type="float">
            <text:p>116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mitrovgrad</text:p>
          </table:table-cell>
          <table:table-cell office:value-type="float" office:value="54.2333" calcext:value-type="float">
            <text:p>54.2333</text:p>
          </table:table-cell>
          <table:table-cell office:value-type="float" office:value="49.5833" calcext:value-type="float">
            <text:p>49.5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16055" calcext:value-type="float">
            <text:p>1160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yzyl</text:p>
          </table:table-cell>
          <table:table-cell office:value-type="float" office:value="51.7167" calcext:value-type="float">
            <text:p>51.7167</text:p>
          </table:table-cell>
          <table:table-cell office:value-type="float" office:value="94.45" calcext:value-type="float">
            <text:p>94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16015" calcext:value-type="float">
            <text:p>116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ninsk</text:p>
          </table:table-cell>
          <table:table-cell office:value-type="float" office:value="55.1" calcext:value-type="float">
            <text:p>55.1</text:p>
          </table:table-cell>
          <table:table-cell office:value-type="float" office:value="36.6167" calcext:value-type="float">
            <text:p>36.6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115029" calcext:value-type="float">
            <text:p>115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ktyabr’skiy</text:p>
          </table:table-cell>
          <table:table-cell office:value-type="float" office:value="54.4833" calcext:value-type="float">
            <text:p>54.4833</text:p>
          </table:table-cell>
          <table:table-cell office:value-type="float" office:value="53.4833" calcext:value-type="float">
            <text:p>53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13929" calcext:value-type="float">
            <text:p>113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yy Urengoy</text:p>
          </table:table-cell>
          <table:table-cell office:value-type="float" office:value="66.0847" calcext:value-type="float">
            <text:p>66.0847</text:p>
          </table:table-cell>
          <table:table-cell office:value-type="float" office:value="76.6789" calcext:value-type="float">
            <text:p>76.67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malo-Nenetskiy Avtonomnyy Okrug</text:p>
          </table:table-cell>
          <table:table-cell/>
          <table:table-cell table:number-columns-repeated="2" office:value-type="float" office:value="113254" calcext:value-type="float">
            <text:p>1132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yshin</text:p>
          </table:table-cell>
          <table:table-cell office:value-type="float" office:value="50.0833" calcext:value-type="float">
            <text:p>50.0833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11100" calcext:value-type="float">
            <text:p>11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om</text:p>
          </table:table-cell>
          <table:table-cell office:value-type="float" office:value="55.5725" calcext:value-type="float">
            <text:p>55.5725</text:p>
          </table:table-cell>
          <table:table-cell office:value-type="float" office:value="42.0514" calcext:value-type="float">
            <text:p>42.05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109072" calcext:value-type="float">
            <text:p>109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goprudnyy</text:p>
          </table:table-cell>
          <table:table-cell office:value-type="float" office:value="55.9333" calcext:value-type="float">
            <text:p>55.9333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08861" calcext:value-type="float">
            <text:p>108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ssentuki</text:p>
          </table:table-cell>
          <table:table-cell office:value-type="float" office:value="44.0431" calcext:value-type="float">
            <text:p>44.0431</text:p>
          </table:table-cell>
          <table:table-cell office:value-type="float" office:value="42.8644" calcext:value-type="float">
            <text:p>42.86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08679" calcext:value-type="float">
            <text:p>1086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shakhtinsk</text:p>
          </table:table-cell>
          <table:table-cell office:value-type="float" office:value="47.7667" calcext:value-type="float">
            <text:p>47.7667</text:p>
          </table:table-cell>
          <table:table-cell office:value-type="float" office:value="39.9167" calcext:value-type="float">
            <text:p>39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108345" calcext:value-type="float">
            <text:p>108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ukovskiy</text:p>
          </table:table-cell>
          <table:table-cell office:value-type="float" office:value="55.6011" calcext:value-type="float">
            <text:p>55.6011</text:p>
          </table:table-cell>
          <table:table-cell office:value-type="float" office:value="38.1161" calcext:value-type="float">
            <text:p>38.11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07994" calcext:value-type="float">
            <text:p>107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versk</text:p>
          </table:table-cell>
          <table:table-cell office:value-type="float" office:value="56.6" calcext:value-type="float">
            <text:p>56.6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107922" calcext:value-type="float">
            <text:p>107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utov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37.8667" calcext:value-type="float">
            <text:p>37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06990" calcext:value-type="float">
            <text:p>1069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yabrsk</text:p>
          </table:table-cell>
          <table:table-cell office:value-type="float" office:value="63.2017" calcext:value-type="float">
            <text:p>63.2017</text:p>
          </table:table-cell>
          <table:table-cell office:value-type="float" office:value="75.4517" calcext:value-type="float">
            <text:p>75.45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malo-Nenetskiy Avtonomnyy Okrug</text:p>
          </table:table-cell>
          <table:table-cell/>
          <table:table-cell table:number-columns-repeated="2" office:value-type="float" office:value="106879" calcext:value-type="float">
            <text:p>106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ëm</text:p>
          </table:table-cell>
          <table:table-cell office:value-type="float" office:value="43.35" calcext:value-type="float">
            <text:p>43.35</text:p>
          </table:table-cell>
          <table:table-cell office:value-type="float" office:value="132.1833" calcext:value-type="float">
            <text:p>132.1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106692" calcext:value-type="float">
            <text:p>106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hkino</text:p>
          </table:table-cell>
          <table:table-cell office:value-type="float" office:value="56.0167" calcext:value-type="float">
            <text:p>56.0167</text:p>
          </table:table-cell>
          <table:table-cell office:value-type="float" office:value="37.85" calcext:value-type="float">
            <text:p>37.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05479" calcext:value-type="float">
            <text:p>105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hinsk</text:p>
          </table:table-cell>
          <table:table-cell office:value-type="float" office:value="56.2817" calcext:value-type="float">
            <text:p>56.2817</text:p>
          </table:table-cell>
          <table:table-cell office:value-type="float" office:value="90.5039" calcext:value-type="float">
            <text:p>90.50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105264" calcext:value-type="float">
            <text:p>1052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giyev Posad</text:p>
          </table:table-cell>
          <table:table-cell office:value-type="float" office:value="56.3" calcext:value-type="float">
            <text:p>56.3</text:p>
          </table:table-cell>
          <table:table-cell office:value-type="float" office:value="38.1333" calcext:value-type="float">
            <text:p>38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04579" calcext:value-type="float">
            <text:p>104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zamas</text:p>
          </table:table-cell>
          <table:table-cell office:value-type="float" office:value="55.3833" calcext:value-type="float">
            <text:p>55.3833</text:p>
          </table:table-cell>
          <table:table-cell office:value-type="float" office:value="43.8" calcext:value-type="float">
            <text:p>43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104547" calcext:value-type="float">
            <text:p>1045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ets</text:p>
          </table:table-cell>
          <table:table-cell office:value-type="float" office:value="52.6167" calcext:value-type="float">
            <text:p>52.6167</text:p>
          </table:table-cell>
          <table:table-cell office:value-type="float" office:value="38.4667" calcext:value-type="float">
            <text:p>38.4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ipetskaya Oblast’</text:p>
          </table:table-cell>
          <table:table-cell/>
          <table:table-cell table:number-columns-repeated="2" office:value-type="float" office:value="104349" calcext:value-type="float">
            <text:p>104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dsk</text:p>
          </table:table-cell>
          <table:table-cell office:value-type="float" office:value="54.75" calcext:value-type="float">
            <text:p>54.75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103578" calcext:value-type="float">
            <text:p>1035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ista</text:p>
          </table:table-cell>
          <table:table-cell office:value-type="float" office:value="46.3167" calcext:value-type="float">
            <text:p>46.3167</text:p>
          </table:table-cell>
          <table:table-cell office:value-type="float" office:value="44.2667" calcext:value-type="float">
            <text:p>44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mykiya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03132" calcext:value-type="float">
            <text:p>103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ginsk</text:p>
          </table:table-cell>
          <table:table-cell office:value-type="float" office:value="55.85" calcext:value-type="float">
            <text:p>55.85</text:p>
          </table:table-cell>
          <table:table-cell office:value-type="float" office:value="38.4333" calcext:value-type="float">
            <text:p>38.4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02592" calcext:value-type="float">
            <text:p>1025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kuybyshevsk</text:p>
          </table:table-cell>
          <table:table-cell office:value-type="float" office:value="53.1" calcext:value-type="float">
            <text:p>53.1</text:p>
          </table:table-cell>
          <table:table-cell office:value-type="float" office:value="49.9167" calcext:value-type="float">
            <text:p>49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102075" calcext:value-type="float">
            <text:p>102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eleznogorsk</text:p>
          </table:table-cell>
          <table:table-cell office:value-type="float" office:value="52.3333" calcext:value-type="float">
            <text:p>52.3333</text:p>
          </table:table-cell>
          <table:table-cell office:value-type="float" office:value="35.3667" calcext:value-type="float">
            <text:p>35.3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skaya Oblast’</text:p>
          </table:table-cell>
          <table:table-cell/>
          <table:table-cell table:number-columns-repeated="2" office:value-type="float" office:value="100740" calcext:value-type="float">
            <text:p>100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lënodol’sk</text:p>
          </table:table-cell>
          <table:table-cell office:value-type="float" office:value="55.85" calcext:value-type="float">
            <text:p>55.85</text:p>
          </table:table-cell>
          <table:table-cell office:value-type="float" office:value="48.5167" calcext:value-type="float">
            <text:p>48.5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99491" calcext:value-type="float">
            <text:p>99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bolsk</text:p>
          </table:table-cell>
          <table:table-cell office:value-type="float" office:value="58.1953" calcext:value-type="float">
            <text:p>58.1953</text:p>
          </table:table-cell>
          <table:table-cell office:value-type="float" office:value="68.2581" calcext:value-type="float">
            <text:p>68.25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umenskaya Oblast’</text:p>
          </table:table-cell>
          <table:table-cell/>
          <table:table-cell table:number-columns-repeated="2" office:value-type="float" office:value="98886" calcext:value-type="float">
            <text:p>98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nty-Mansiysk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nty-Mansiyskiy Avtonomnyy Okrug-Yugra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98692" calcext:value-type="float">
            <text:p>98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rapul</text:p>
          </table:table-cell>
          <table:table-cell office:value-type="float" office:value="56.4667" calcext:value-type="float">
            <text:p>56.4667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97910" calcext:value-type="float">
            <text:p>979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ov</text:p>
          </table:table-cell>
          <table:table-cell office:value-type="float" office:value="59.6" calcext:value-type="float">
            <text:p>59.6</text:p>
          </table:table-cell>
          <table:table-cell office:value-type="float" office:value="60.5667" calcext:value-type="float">
            <text:p>60.5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97762" calcext:value-type="float">
            <text:p>97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tkinsk</text:p>
          </table:table-cell>
          <table:table-cell office:value-type="float" office:value="57.05" calcext:value-type="float">
            <text:p>57.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97550" calcext:value-type="float">
            <text:p>975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khta</text:p>
          </table:table-cell>
          <table:table-cell office:value-type="float" office:value="63.5667" calcext:value-type="float">
            <text:p>63.5667</text:p>
          </table:table-cell>
          <table:table-cell office:value-type="float" office:value="53.7" calcext:value-type="float">
            <text:p>53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table:number-columns-repeated="2" office:value-type="float" office:value="97087" calcext:value-type="float">
            <text:p>970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zhdurechensk</text:p>
          </table:table-cell>
          <table:table-cell office:value-type="float" office:value="53.6864" calcext:value-type="float">
            <text:p>53.6864</text:p>
          </table:table-cell>
          <table:table-cell office:value-type="float" office:value="88.0703" calcext:value-type="float">
            <text:p>88.07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96299" calcext:value-type="float">
            <text:p>962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ninsk-Kuznetskiy</text:p>
          </table:table-cell>
          <table:table-cell office:value-type="float" office:value="54.65" calcext:value-type="float">
            <text:p>54.65</text:p>
          </table:table-cell>
          <table:table-cell office:value-type="float" office:value="86.1667" calcext:value-type="float">
            <text:p>86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96139" calcext:value-type="float">
            <text:p>96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rov</text:p>
          </table:table-cell>
          <table:table-cell office:value-type="float" office:value="54.9333" calcext:value-type="float">
            <text:p>54.9333</text:p>
          </table:table-cell>
          <table:table-cell office:value-type="float" office:value="43.3167" calcext:value-type="float">
            <text:p>43.3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95388" calcext:value-type="float">
            <text:p>953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kamsk</text:p>
          </table:table-cell>
          <table:table-cell office:value-type="float" office:value="59.6333" calcext:value-type="float">
            <text:p>59.6333</text:p>
          </table:table-cell>
          <table:table-cell office:value-type="float" office:value="56.7667" calcext:value-type="float">
            <text:p>56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94628" calcext:value-type="float">
            <text:p>946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tchina</text:p>
          </table:table-cell>
          <table:table-cell office:value-type="float" office:value="59.5667" calcext:value-type="float">
            <text:p>59.5667</text:p>
          </table:table-cell>
          <table:table-cell office:value-type="float" office:value="30.1333" calcext:value-type="float">
            <text:p>30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94447" calcext:value-type="float">
            <text:p>94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khaylovsk</text:p>
          </table:table-cell>
          <table:table-cell office:value-type="float" office:value="45.1283" calcext:value-type="float">
            <text:p>45.1283</text:p>
          </table:table-cell>
          <table:table-cell office:value-type="float" office:value="42.0256" calcext:value-type="float">
            <text:p>42.02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93658" calcext:value-type="float">
            <text:p>936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skresensk</text:p>
          </table:table-cell>
          <table:table-cell office:value-type="float" office:value="55.3167" calcext:value-type="float">
            <text:p>55.3167</text:p>
          </table:table-cell>
          <table:table-cell office:value-type="float" office:value="38.6833" calcext:value-type="float">
            <text:p>38.6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93565" calcext:value-type="float">
            <text:p>935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hurinsk</text:p>
          </table:table-cell>
          <table:table-cell office:value-type="float" office:value="52.8922" calcext:value-type="float">
            <text:p>52.8922</text:p>
          </table:table-cell>
          <table:table-cell office:value-type="float" office:value="40.4928" calcext:value-type="float">
            <text:p>40.49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mbovskaya Oblast’</text:p>
          </table:table-cell>
          <table:table-cell/>
          <table:table-cell table:number-columns-repeated="2" office:value-type="float" office:value="93330" calcext:value-type="float">
            <text:p>93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zov</text:p>
          </table:table-cell>
          <table:table-cell office:value-type="float" office:value="58.1333" calcext:value-type="float">
            <text:p>58.1333</text:p>
          </table:table-cell>
          <table:table-cell office:value-type="float" office:value="52.65" calcext:value-type="float">
            <text:p>52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93056" calcext:value-type="float">
            <text:p>93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adan</text:p>
          </table:table-cell>
          <table:table-cell office:value-type="float" office:value="59.5667" calcext:value-type="float">
            <text:p>59.5667</text:p>
          </table:table-cell>
          <table:table-cell office:value-type="float" office:value="150.8" calcext:value-type="float">
            <text:p>150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agadansk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92782" calcext:value-type="float">
            <text:p>92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likiye Luki</text:p>
          </table:table-cell>
          <table:table-cell office:value-type="float" office:value="56.35" calcext:value-type="float">
            <text:p>56.35</text:p>
          </table:table-cell>
          <table:table-cell office:value-type="float" office:value="30.5167" calcext:value-type="float">
            <text:p>30.5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/>
          <table:table-cell table:number-columns-repeated="2" office:value-type="float" office:value="91435" calcext:value-type="float">
            <text:p>91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selëvsk</text:p>
          </table:table-cell>
          <table:table-cell office:value-type="float" office:value="53.9833" calcext:value-type="float">
            <text:p>53.9833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89867" calcext:value-type="float">
            <text:p>89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nsk</text:p>
          </table:table-cell>
          <table:table-cell office:value-type="float" office:value="56.2" calcext:value-type="float">
            <text:p>56.2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89508" calcext:value-type="float">
            <text:p>895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ensk-Shakhtinskiy</text:p>
          </table:table-cell>
          <table:table-cell office:value-type="float" office:value="48.3167" calcext:value-type="float">
            <text:p>48.3167</text:p>
          </table:table-cell>
          <table:table-cell office:value-type="float" office:value="40.2667" calcext:value-type="float">
            <text:p>40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88997" calcext:value-type="float">
            <text:p>889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bnya</text:p>
          </table:table-cell>
          <table:table-cell office:value-type="float" office:value="56.0167" calcext:value-type="float">
            <text:p>56.0167</text:p>
          </table:table-cell>
          <table:table-cell office:value-type="float" office:value="37.4833" calcext:value-type="float">
            <text:p>37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88220" calcext:value-type="float">
            <text:p>882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bkin</text:p>
          </table:table-cell>
          <table:table-cell office:value-type="float" office:value="51.2833" calcext:value-type="float">
            <text:p>51.2833</text:p>
          </table:table-cell>
          <table:table-cell office:value-type="float" office:value="37.55" calcext:value-type="float">
            <text:p>37.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86780" calcext:value-type="float">
            <text:p>86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troitsk</text:p>
          </table:table-cell>
          <table:table-cell office:value-type="float" office:value="51.2009" calcext:value-type="float">
            <text:p>51.2009</text:p>
          </table:table-cell>
          <table:table-cell office:value-type="float" office:value="58.2983" calcext:value-type="float">
            <text:p>58.29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86474" calcext:value-type="float">
            <text:p>86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uluk</text:p>
          </table:table-cell>
          <table:table-cell office:value-type="float" office:value="52.7667" calcext:value-type="float">
            <text:p>52.7667</text:p>
          </table:table-cell>
          <table:table-cell office:value-type="float" office:value="52.2667" calcext:value-type="float">
            <text:p>52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86316" calcext:value-type="float">
            <text:p>863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chëkino</text:p>
          </table:table-cell>
          <table:table-cell office:value-type="float" office:value="54.0143" calcext:value-type="float">
            <text:p>54.0143</text:p>
          </table:table-cell>
          <table:table-cell office:value-type="float" office:value="37.5143" calcext:value-type="float">
            <text:p>37.514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office:value-type="float" office:value="86088" calcext:value-type="float">
            <text:p>86088</text:p>
          </table:table-cell>
          <table:table-cell office:value-type="float" office:value="60700" calcext:value-type="float">
            <text:p>60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gulma</text:p>
          </table:table-cell>
          <table:table-cell office:value-type="float" office:value="54.5333" calcext:value-type="float">
            <text:p>54.5333</text:p>
          </table:table-cell>
          <table:table-cell office:value-type="float" office:value="52.7833" calcext:value-type="float">
            <text:p>52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86085" calcext:value-type="float">
            <text:p>86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ysk</text:p>
          </table:table-cell>
          <table:table-cell office:value-type="float" office:value="46.7106" calcext:value-type="float">
            <text:p>46.7106</text:p>
          </table:table-cell>
          <table:table-cell office:value-type="float" office:value="38.2778" calcext:value-type="float">
            <text:p>38.27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85760" calcext:value-type="float">
            <text:p>857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itrov</text:p>
          </table:table-cell>
          <table:table-cell office:value-type="float" office:value="56.35" calcext:value-type="float">
            <text:p>56.35</text:p>
          </table:table-cell>
          <table:table-cell office:value-type="float" office:value="37.5333" calcext:value-type="float">
            <text:p>37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84408" calcext:value-type="float">
            <text:p>844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eshma</text:p>
          </table:table-cell>
          <table:table-cell office:value-type="float" office:value="57.45" calcext:value-type="float">
            <text:p>57.45</text:p>
          </table:table-cell>
          <table:table-cell office:value-type="float" office:value="42.15" calcext:value-type="float">
            <text:p>42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83871" calcext:value-type="float">
            <text:p>83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eleznogorsk</text:p>
          </table:table-cell>
          <table:table-cell office:value-type="float" office:value="56.25" calcext:value-type="float">
            <text:p>56.25</text:p>
          </table:table-cell>
          <table:table-cell office:value-type="float" office:value="93.5333" calcext:value-type="float">
            <text:p>93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83857" calcext:value-type="float">
            <text:p>838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ykovskiy</text:p>
          </table:table-cell>
          <table:table-cell office:value-type="float" office:value="56.7667" calcext:value-type="float">
            <text:p>56.7667</text:p>
          </table:table-cell>
          <table:table-cell office:value-type="float" office:value="54.1167" calcext:value-type="float">
            <text:p>54.1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83077" calcext:value-type="float">
            <text:p>83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znetsk</text:p>
          </table:table-cell>
          <table:table-cell office:value-type="float" office:value="53.1167" calcext:value-type="float">
            <text:p>53.1167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82276" calcext:value-type="float">
            <text:p>82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Ilimsk</text:p>
          </table:table-cell>
          <table:table-cell office:value-type="float" office:value="58" calcext:value-type="float">
            <text:p>58</text:p>
          </table:table-cell>
          <table:table-cell office:value-type="float" office:value="102.6667" calcext:value-type="float">
            <text:p>102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81976" calcext:value-type="float">
            <text:p>81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rga</text:p>
          </table:table-cell>
          <table:table-cell office:value-type="float" office:value="55.7333" calcext:value-type="float">
            <text:p>55.7333</text:p>
          </table:table-cell>
          <table:table-cell office:value-type="float" office:value="84.9" calcext:value-type="float">
            <text:p>84.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81759" calcext:value-type="float">
            <text:p>81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pa</text:p>
          </table:table-cell>
          <table:table-cell office:value-type="float" office:value="44.8944" calcext:value-type="float">
            <text:p>44.8944</text:p>
          </table:table-cell>
          <table:table-cell office:value-type="float" office:value="37.3167" calcext:value-type="float">
            <text:p>37.3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81447" calcext:value-type="float">
            <text:p>8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uralsk</text:p>
          </table:table-cell>
          <table:table-cell office:value-type="float" office:value="57.25" calcext:value-type="float">
            <text:p>57.25</text:p>
          </table:table-cell>
          <table:table-cell office:value-type="float" office:value="60.0833" calcext:value-type="float">
            <text:p>60.0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81202" calcext:value-type="float">
            <text:p>812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zov</text:p>
          </table:table-cell>
          <table:table-cell office:value-type="float" office:value="47.1" calcext:value-type="float">
            <text:p>47.1</text:p>
          </table:table-cell>
          <table:table-cell office:value-type="float" office:value="39.4167" calcext:value-type="float">
            <text:p>39.4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80721" calcext:value-type="float">
            <text:p>80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lin</text:p>
          </table:table-cell>
          <table:table-cell office:value-type="float" office:value="56.3339" calcext:value-type="float">
            <text:p>56.3339</text:p>
          </table:table-cell>
          <table:table-cell office:value-type="float" office:value="36.7125" calcext:value-type="float">
            <text:p>36.71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79387" calcext:value-type="float">
            <text:p>79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anteyevka</text:p>
          </table:table-cell>
          <table:table-cell office:value-type="float" office:value="55.97" calcext:value-type="float">
            <text:p>55.97</text:p>
          </table:table-cell>
          <table:table-cell office:value-type="float" office:value="37.92" calcext:value-type="float">
            <text:p>37.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79346" calcext:value-type="float">
            <text:p>793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zërsk</text:p>
          </table:table-cell>
          <table:table-cell office:value-type="float" office:value="55.7556" calcext:value-type="float">
            <text:p>55.7556</text:p>
          </table:table-cell>
          <table:table-cell office:value-type="float" office:value="60.7028" calcext:value-type="float">
            <text:p>60.70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79265" calcext:value-type="float">
            <text:p>792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borg</text:p>
          </table:table-cell>
          <table:table-cell office:value-type="float" office:value="60.7092" calcext:value-type="float">
            <text:p>60.7092</text:p>
          </table:table-cell>
          <table:table-cell office:value-type="float" office:value="28.7442" calcext:value-type="float">
            <text:p>28.74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78457" calcext:value-type="float">
            <text:p>784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opotkin</text:p>
          </table:table-cell>
          <table:table-cell office:value-type="float" office:value="45.4333" calcext:value-type="float">
            <text:p>45.4333</text:p>
          </table:table-cell>
          <table:table-cell office:value-type="float" office:value="40.5667" calcext:value-type="float">
            <text:p>40.5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78149" calcext:value-type="float">
            <text:p>78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r</text:p>
          </table:table-cell>
          <table:table-cell office:value-type="float" office:value="56.3603" calcext:value-type="float">
            <text:p>56.3603</text:p>
          </table:table-cell>
          <table:table-cell office:value-type="float" office:value="44.0592" calcext:value-type="float">
            <text:p>44.05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78063" calcext:value-type="float">
            <text:p>780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ol’ye-Sibirskoye</text:p>
          </table:table-cell>
          <table:table-cell office:value-type="float" office:value="52.75" calcext:value-type="float">
            <text:p>52.75</text:p>
          </table:table-cell>
          <table:table-cell office:value-type="float" office:value="103.65" calcext:value-type="float">
            <text:p>103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77407" calcext:value-type="float">
            <text:p>774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lendzhik</text:p>
          </table:table-cell>
          <table:table-cell office:value-type="float" office:value="44.5608" calcext:value-type="float">
            <text:p>44.5608</text:p>
          </table:table-cell>
          <table:table-cell office:value-type="float" office:value="38.0767" calcext:value-type="float">
            <text:p>38.07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77212" calcext:value-type="float">
            <text:p>77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shov</text:p>
          </table:table-cell>
          <table:table-cell office:value-type="float" office:value="51.55" calcext:value-type="float">
            <text:p>51.55</text:p>
          </table:table-cell>
          <table:table-cell office:value-type="float" office:value="43.1667" calcext:value-type="float">
            <text:p>43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76776" calcext:value-type="float">
            <text:p>7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zhero-Sudzhensk</text:p>
          </table:table-cell>
          <table:table-cell office:value-type="float" office:value="56.0833" calcext:value-type="float">
            <text:p>56.0833</text:p>
          </table:table-cell>
          <table:table-cell office:value-type="float" office:value="86.0333" calcext:value-type="float">
            <text:p>86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76217" calcext:value-type="float">
            <text:p>762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nogorsk</text:p>
          </table:table-cell>
          <table:table-cell office:value-type="float" office:value="53.8167" calcext:value-type="float">
            <text:p>53.8167</text:p>
          </table:table-cell>
          <table:table-cell office:value-type="float" office:value="91.2833" calcext:value-type="float">
            <text:p>91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kasiya</text:p>
          </table:table-cell>
          <table:table-cell/>
          <table:table-cell table:number-columns-repeated="2" office:value-type="float" office:value="75419" calcext:value-type="float">
            <text:p>75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drinsk</text:p>
          </table:table-cell>
          <table:table-cell office:value-type="float" office:value="56.0833" calcext:value-type="float">
            <text:p>56.0833</text:p>
          </table:table-cell>
          <table:table-cell office:value-type="float" office:value="63.6333" calcext:value-type="float">
            <text:p>63.6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ganskaya Oblast’</text:p>
          </table:table-cell>
          <table:table-cell/>
          <table:table-cell table:number-columns-repeated="2" office:value-type="float" office:value="75348" calcext:value-type="float">
            <text:p>75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bna</text:p>
          </table:table-cell>
          <table:table-cell office:value-type="float" office:value="56.75" calcext:value-type="float">
            <text:p>56.75</text:p>
          </table:table-cell>
          <table:table-cell office:value-type="float" office:value="37.15" calcext:value-type="float">
            <text:p>37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75144" calcext:value-type="float">
            <text:p>75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eral’nyye Vody</text:p>
          </table:table-cell>
          <table:table-cell office:value-type="float" office:value="44.2008" calcext:value-type="float">
            <text:p>44.2008</text:p>
          </table:table-cell>
          <table:table-cell office:value-type="float" office:value="43.1125" calcext:value-type="float">
            <text:p>43.11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74141" calcext:value-type="float">
            <text:p>74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abuga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52.0333" calcext:value-type="float">
            <text:p>52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74031" calcext:value-type="float">
            <text:p>74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oitsk</text:p>
          </table:table-cell>
          <table:table-cell office:value-type="float" office:value="54.0833" calcext:value-type="float">
            <text:p>54.0833</text:p>
          </table:table-cell>
          <table:table-cell office:value-type="float" office:value="61.5667" calcext:value-type="float">
            <text:p>61.5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73911" calcext:value-type="float">
            <text:p>73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goryevsk</text:p>
          </table:table-cell>
          <table:table-cell office:value-type="float" office:value="55.3667" calcext:value-type="float">
            <text:p>55.3667</text:p>
          </table:table-cell>
          <table:table-cell office:value-type="float" office:value="39.0167" calcext:value-type="float">
            <text:p>39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73766" calcext:value-type="float">
            <text:p>73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robidzhan</text:p>
          </table:table-cell>
          <table:table-cell office:value-type="float" office:value="48.7833" calcext:value-type="float">
            <text:p>48.7833</text:p>
          </table:table-cell>
          <table:table-cell office:value-type="float" office:value="132.9333" calcext:value-type="float">
            <text:p>132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evreyskaya Avtonomnaya Oblast’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73623" calcext:value-type="float">
            <text:p>736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altaysk</text:p>
          </table:table-cell>
          <table:table-cell office:value-type="float" office:value="53.4" calcext:value-type="float">
            <text:p>53.4</text:p>
          </table:table-cell>
          <table:table-cell office:value-type="float" office:value="83.9333" calcext:value-type="float">
            <text:p>83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73439" calcext:value-type="float">
            <text:p>734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evolozhsk</text:p>
          </table:table-cell>
          <table:table-cell office:value-type="float" office:value="60.016" calcext:value-type="float">
            <text:p>60.016</text:p>
          </table:table-cell>
          <table:table-cell office:value-type="float" office:value="30.6663" calcext:value-type="float">
            <text:p>30.666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72864" calcext:value-type="float">
            <text:p>72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payevsk</text:p>
          </table:table-cell>
          <table:table-cell office:value-type="float" office:value="52.9833" calcext:value-type="float">
            <text:p>52.9833</text:p>
          </table:table-cell>
          <table:table-cell office:value-type="float" office:value="49.7167" calcext:value-type="float">
            <text:p>49.7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72778" calcext:value-type="float">
            <text:p>72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ovo</text:p>
          </table:table-cell>
          <table:table-cell office:value-type="float" office:value="54.4167" calcext:value-type="float">
            <text:p>54.4167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72519" calcext:value-type="float">
            <text:p>72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ovo-Chepetsk</text:p>
          </table:table-cell>
          <table:table-cell office:value-type="float" office:value="58.55" calcext:value-type="float">
            <text:p>58.55</text:p>
          </table:table-cell>
          <table:table-cell office:value-type="float" office:value="50.0167" calcext:value-type="float">
            <text:p>50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72071" calcext:value-type="float">
            <text:p>720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yaya Pyshma</text:p>
          </table:table-cell>
          <table:table-cell office:value-type="float" office:value="56.9667" calcext:value-type="float">
            <text:p>56.9667</text:p>
          </table:table-cell>
          <table:table-cell office:value-type="float" office:value="60.5833" calcext:value-type="float">
            <text:p>60.5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71241" calcext:value-type="float">
            <text:p>71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khov</text:p>
          </table:table-cell>
          <table:table-cell office:value-type="float" office:value="55.1481" calcext:value-type="float">
            <text:p>55.1481</text:p>
          </table:table-cell>
          <table:table-cell office:value-type="float" office:value="37.4769" calcext:value-type="float">
            <text:p>37.47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70548" calcext:value-type="float">
            <text:p>705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ymazy</text:p>
          </table:table-cell>
          <table:table-cell office:value-type="float" office:value="54.6" calcext:value-type="float">
            <text:p>54.6</text:p>
          </table:table-cell>
          <table:table-cell office:value-type="float" office:value="53.7" calcext:value-type="float">
            <text:p>53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68256" calcext:value-type="float">
            <text:p>68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snovyy Bor</text:p>
          </table:table-cell>
          <table:table-cell office:value-type="float" office:value="59.9" calcext:value-type="float">
            <text:p>59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68013" calcext:value-type="float">
            <text:p>680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usinsk</text:p>
          </table:table-cell>
          <table:table-cell office:value-type="float" office:value="53.7" calcext:value-type="float">
            <text:p>53.7</text:p>
          </table:table-cell>
          <table:table-cell office:value-type="float" office:value="91.6833" calcext:value-type="float">
            <text:p>91.6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68007" calcext:value-type="float">
            <text:p>68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stovo</text:p>
          </table:table-cell>
          <table:table-cell office:value-type="float" office:value="56.1517" calcext:value-type="float">
            <text:p>56.1517</text:p>
          </table:table-cell>
          <table:table-cell office:value-type="float" office:value="44.1956" calcext:value-type="float">
            <text:p>44.19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67874" calcext:value-type="float">
            <text:p>678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ktyabrskiy</text:p>
          </table:table-cell>
          <table:table-cell office:value-type="float" office:value="52.6636" calcext:value-type="float">
            <text:p>52.6636</text:p>
          </table:table-cell>
          <table:table-cell office:value-type="float" office:value="156.2387" calcext:value-type="float">
            <text:p>156.238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mchatskiy Kray</text:p>
          </table:table-cell>
          <table:table-cell/>
          <table:table-cell table:number-columns-repeated="2" office:value-type="float" office:value="67386" calcext:value-type="float">
            <text:p>67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orgiyevsk</text:p>
          </table:table-cell>
          <table:table-cell office:value-type="float" office:value="44.15" calcext:value-type="float">
            <text:p>44.15</text:p>
          </table:table-cell>
          <table:table-cell office:value-type="float" office:value="43.4667" calcext:value-type="float">
            <text:p>43.4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67054" calcext:value-type="float">
            <text:p>67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upino</text:p>
          </table:table-cell>
          <table:table-cell office:value-type="float" office:value="54.8869" calcext:value-type="float">
            <text:p>54.8869</text:p>
          </table:table-cell>
          <table:table-cell office:value-type="float" office:value="38.0772" calcext:value-type="float">
            <text:p>38.07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66341" calcext:value-type="float">
            <text:p>66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avyansk-na-Kubani</text:p>
          </table:table-cell>
          <table:table-cell office:value-type="float" office:value="45.2586" calcext:value-type="float">
            <text:p>45.2586</text:p>
          </table:table-cell>
          <table:table-cell office:value-type="float" office:value="38.1247" calcext:value-type="float">
            <text:p>38.12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66285" calcext:value-type="float">
            <text:p>66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ogorsk</text:p>
          </table:table-cell>
          <table:table-cell office:value-type="float" office:value="50.9167" calcext:value-type="float">
            <text:p>50.9167</text:p>
          </table:table-cell>
          <table:table-cell office:value-type="float" office:value="128.4833" calcext:value-type="float">
            <text:p>128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murskaya Oblast’</text:p>
          </table:table-cell>
          <table:table-cell/>
          <table:table-cell table:number-columns-repeated="2" office:value-type="float" office:value="66183" calcext:value-type="float">
            <text:p>66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dnoye</text:p>
          </table:table-cell>
          <table:table-cell office:value-type="float" office:value="55.55" calcext:value-type="float">
            <text:p>55.55</text:p>
          </table:table-cell>
          <table:table-cell office:value-type="float" office:value="37.7" calcext:value-type="float">
            <text:p>37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66158" calcext:value-type="float">
            <text:p>66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oretsk</text:p>
          </table:table-cell>
          <table:table-cell office:value-type="float" office:value="53.9667" calcext:value-type="float">
            <text:p>53.9667</text:p>
          </table:table-cell>
          <table:table-cell office:value-type="float" office:value="58.4" calcext:value-type="float">
            <text:p>58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65477" calcext:value-type="float">
            <text:p>65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vlovskiy Posad</text:p>
          </table:table-cell>
          <table:table-cell office:value-type="float" office:value="55.7833" calcext:value-type="float">
            <text:p>55.7833</text:p>
          </table:table-cell>
          <table:table-cell office:value-type="float" office:value="38.65" calcext:value-type="float">
            <text:p>38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65432" calcext:value-type="float">
            <text:p>65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himbay</text:p>
          </table:table-cell>
          <table:table-cell office:value-type="float" office:value="53.45" calcext:value-type="float">
            <text:p>53.45</text:p>
          </table:table-cell>
          <table:table-cell office:value-type="float" office:value="56.0333" calcext:value-type="float">
            <text:p>56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65422" calcext:value-type="float">
            <text:p>654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ngur</text:p>
          </table:table-cell>
          <table:table-cell office:value-type="float" office:value="57.4333" calcext:value-type="float">
            <text:p>57.4333</text:p>
          </table:table-cell>
          <table:table-cell office:value-type="float" office:value="56.9333" calcext:value-type="float">
            <text:p>56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65284" calcext:value-type="float">
            <text:p>652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rechnyy</text:p>
          </table:table-cell>
          <table:table-cell office:value-type="float" office:value="53.2" calcext:value-type="float">
            <text:p>53.2</text:p>
          </table:table-cell>
          <table:table-cell office:value-type="float" office:value="45.1667" calcext:value-type="float">
            <text:p>45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65156" calcext:value-type="float">
            <text:p>65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him</text:p>
          </table:table-cell>
          <table:table-cell office:value-type="float" office:value="56.1167" calcext:value-type="float">
            <text:p>56.1167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umenskaya Oblast’</text:p>
          </table:table-cell>
          <table:table-cell/>
          <table:table-cell table:number-columns-repeated="2" office:value-type="float" office:value="65142" calcext:value-type="float">
            <text:p>651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ynaksk</text:p>
          </table:table-cell>
          <table:table-cell office:value-type="float" office:value="42.8167" calcext:value-type="float">
            <text:p>42.8167</text:p>
          </table:table-cell>
          <table:table-cell office:value-type="float" office:value="47.1167" calcext:value-type="float">
            <text:p>47.1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65080" calcext:value-type="float">
            <text:p>650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kovo</text:p>
          </table:table-cell>
          <table:table-cell office:value-type="float" office:value="48.05" calcext:value-type="float">
            <text:p>48.05</text:p>
          </table:table-cell>
          <table:table-cell office:value-type="float" office:value="39.9333" calcext:value-type="float">
            <text:p>39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64869" calcext:value-type="float">
            <text:p>64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best</text:p>
          </table:table-cell>
          <table:table-cell office:value-type="float" office:value="57" calcext:value-type="float">
            <text:p>57</text:p>
          </table:table-cell>
          <table:table-cell office:value-type="float" office:value="61.4667" calcext:value-type="float">
            <text:p>61.4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64091" calcext:value-type="float">
            <text:p>64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nskoy</text:p>
          </table:table-cell>
          <table:table-cell office:value-type="float" office:value="53.9667" calcext:value-type="float">
            <text:p>53.9667</text:p>
          </table:table-cell>
          <table:table-cell office:value-type="float" office:value="38.3167" calcext:value-type="float">
            <text:p>38.3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63631" calcext:value-type="float">
            <text:p>63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no-Altaysk</text:p>
          </table:table-cell>
          <table:table-cell office:value-type="float" office:value="51.96" calcext:value-type="float">
            <text:p>51.96</text:p>
          </table:table-cell>
          <table:table-cell office:value-type="float" office:value="85.96" calcext:value-type="float">
            <text:p>85.9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63214" calcext:value-type="float">
            <text:p>63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sk</text:p>
          </table:table-cell>
          <table:table-cell office:value-type="float" office:value="52.05" calcext:value-type="float">
            <text:p>52.05</text:p>
          </table:table-cell>
          <table:table-cell office:value-type="float" office:value="47.3833" calcext:value-type="float">
            <text:p>47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63212" calcext:value-type="float">
            <text:p>63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aya Balakhna</text:p>
          </table:table-cell>
          <table:table-cell office:value-type="float" office:value="56.4943" calcext:value-type="float">
            <text:p>56.4943</text:p>
          </table:table-cell>
          <table:table-cell office:value-type="float" office:value="43.5944" calcext:value-type="float">
            <text:p>43.59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office:value-type="float" office:value="63083" calcext:value-type="float">
            <text:p>63083</text:p>
          </table:table-cell>
          <table:table-cell office:value-type="float" office:value="61891" calcext:value-type="float">
            <text:p>618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lintsy</text:p>
          </table:table-cell>
          <table:table-cell office:value-type="float" office:value="52.7528" calcext:value-type="float">
            <text:p>52.7528</text:p>
          </table:table-cell>
          <table:table-cell office:value-type="float" office:value="32.2361" calcext:value-type="float">
            <text:p>32.23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62936" calcext:value-type="float">
            <text:p>62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sosh</text:p>
          </table:table-cell>
          <table:table-cell office:value-type="float" office:value="50.1983" calcext:value-type="float">
            <text:p>50.1983</text:p>
          </table:table-cell>
          <table:table-cell office:value-type="float" office:value="39.5672" calcext:value-type="float">
            <text:p>39.56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62827" calcext:value-type="float">
            <text:p>628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vda</text:p>
          </table:table-cell>
          <table:table-cell office:value-type="float" office:value="56.8" calcext:value-type="float">
            <text:p>56.8</text:p>
          </table:table-cell>
          <table:table-cell office:value-type="float" office:value="59.9167" calcext:value-type="float">
            <text:p>59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62687" calcext:value-type="float">
            <text:p>62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risoglebsk</text:p>
          </table:table-cell>
          <table:table-cell office:value-type="float" office:value="51.3667" calcext:value-type="float">
            <text:p>51.3667</text:p>
          </table:table-cell>
          <table:table-cell office:value-type="float" office:value="42.0833" calcext:value-type="float">
            <text:p>42.0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62669" calcext:value-type="float">
            <text:p>626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ninogorsk</text:p>
          </table:table-cell>
          <table:table-cell office:value-type="float" office:value="54.5989" calcext:value-type="float">
            <text:p>54.5989</text:p>
          </table:table-cell>
          <table:table-cell office:value-type="float" office:value="52.4423" calcext:value-type="float">
            <text:p>52.442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62531" calcext:value-type="float">
            <text:p>62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dënnovsk</text:p>
          </table:table-cell>
          <table:table-cell office:value-type="float" office:value="44.7833" calcext:value-type="float">
            <text:p>44.7833</text:p>
          </table:table-cell>
          <table:table-cell office:value-type="float" office:value="44.15" calcext:value-type="float">
            <text:p>44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62495" calcext:value-type="float">
            <text:p>62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apse</text:p>
          </table:table-cell>
          <table:table-cell office:value-type="float" office:value="44.1" calcext:value-type="float">
            <text:p>44.1</text:p>
          </table:table-cell>
          <table:table-cell office:value-type="float" office:value="39.0833" calcext:value-type="float">
            <text:p>39.0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62269" calcext:value-type="float">
            <text:p>622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lenogorsk</text:p>
          </table:table-cell>
          <table:table-cell office:value-type="float" office:value="56.1" calcext:value-type="float">
            <text:p>56.1</text:p>
          </table:table-cell>
          <table:table-cell office:value-type="float" office:value="94.5833" calcext:value-type="float">
            <text:p>94.5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62245" calcext:value-type="float">
            <text:p>62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istopol</text:p>
          </table:table-cell>
          <table:table-cell office:value-type="float" office:value="55.3648" calcext:value-type="float">
            <text:p>55.3648</text:p>
          </table:table-cell>
          <table:table-cell office:value-type="float" office:value="50.6407" calcext:value-type="float">
            <text:p>50.640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office:value-type="float" office:value="62200" calcext:value-type="float">
            <text:p>62200</text:p>
          </table:table-cell>
          <table:table-cell office:value-type="float" office:value="42265" calcext:value-type="float">
            <text:p>422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ro-Fominsk</text:p>
          </table:table-cell>
          <table:table-cell office:value-type="float" office:value="55.3833" calcext:value-type="float">
            <text:p>55.3833</text:p>
          </table:table-cell>
          <table:table-cell office:value-type="float" office:value="36.7333" calcext:value-type="float">
            <text:p>36.7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62002" calcext:value-type="float">
            <text:p>62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evskoy</text:p>
          </table:table-cell>
          <table:table-cell office:value-type="float" office:value="56.45" calcext:value-type="float">
            <text:p>56.45</text:p>
          </table:table-cell>
          <table:table-cell office:value-type="float" office:value="60.1833" calcext:value-type="float">
            <text:p>60.1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61853" calcext:value-type="float">
            <text:p>61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tlas</text:p>
          </table:table-cell>
          <table:table-cell office:value-type="float" office:value="61.25" calcext:value-type="float">
            <text:p>61.25</text:p>
          </table:table-cell>
          <table:table-cell office:value-type="float" office:value="46.65" calcext:value-type="float">
            <text:p>46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61805" calcext:value-type="float">
            <text:p>61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sva</text:p>
          </table:table-cell>
          <table:table-cell office:value-type="float" office:value="58.1004" calcext:value-type="float">
            <text:p>58.1004</text:p>
          </table:table-cell>
          <table:table-cell office:value-type="float" office:value="57.8043" calcext:value-type="float">
            <text:p>57.804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61752" calcext:value-type="float">
            <text:p>61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bay</text:p>
          </table:table-cell>
          <table:table-cell office:value-type="float" office:value="52.7" calcext:value-type="float">
            <text:p>52.7</text:p>
          </table:table-cell>
          <table:table-cell office:value-type="float" office:value="58.65" calcext:value-type="float">
            <text:p>58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61266" calcext:value-type="float">
            <text:p>61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yazino</text:p>
          </table:table-cell>
          <table:table-cell office:value-type="float" office:value="55.95" calcext:value-type="float">
            <text:p>55.95</text:p>
          </table:table-cell>
          <table:table-cell office:value-type="float" office:value="38.05" calcext:value-type="float">
            <text:p>38.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60437" calcext:value-type="float">
            <text:p>60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yanogorsk</text:p>
          </table:table-cell>
          <table:table-cell office:value-type="float" office:value="53.1" calcext:value-type="float">
            <text:p>53.1</text:p>
          </table:table-cell>
          <table:table-cell office:value-type="float" office:value="91.4" calcext:value-type="float">
            <text:p>91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kasiya</text:p>
          </table:table-cell>
          <table:table-cell/>
          <table:table-cell table:number-columns-repeated="2" office:value-type="float" office:value="60317" calcext:value-type="float">
            <text:p>603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ebey</text:p>
          </table:table-cell>
          <table:table-cell office:value-type="float" office:value="54.1" calcext:value-type="float">
            <text:p>54.1</text:p>
          </table:table-cell>
          <table:table-cell office:value-type="float" office:value="54.1333" calcext:value-type="float">
            <text:p>54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60188" calcext:value-type="float">
            <text:p>601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mertau</text:p>
          </table:table-cell>
          <table:table-cell office:value-type="float" office:value="52.7667" calcext:value-type="float">
            <text:p>52.7667</text:p>
          </table:table-cell>
          <table:table-cell office:value-type="float" office:value="55.7833" calcext:value-type="float">
            <text:p>55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60164" calcext:value-type="float">
            <text:p>60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binsk</text:p>
          </table:table-cell>
          <table:table-cell office:value-type="float" office:value="44.6333" calcext:value-type="float">
            <text:p>44.6333</text:p>
          </table:table-cell>
          <table:table-cell office:value-type="float" office:value="40.7333" calcext:value-type="float">
            <text:p>40.7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60164" calcext:value-type="float">
            <text:p>60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us-Martan</text:p>
          </table:table-cell>
          <table:table-cell office:value-type="float" office:value="43.1224" calcext:value-type="float">
            <text:p>43.1224</text:p>
          </table:table-cell>
          <table:table-cell office:value-type="float" office:value="45.5366" calcext:value-type="float">
            <text:p>45.536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59954" calcext:value-type="float">
            <text:p>59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sosibirsk</text:p>
          </table:table-cell>
          <table:table-cell office:value-type="float" office:value="58.2333" calcext:value-type="float">
            <text:p>58.2333</text:p>
          </table:table-cell>
          <table:table-cell office:value-type="float" office:value="92.4833" calcext:value-type="float">
            <text:p>92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59525" calcext:value-type="float">
            <text:p>595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zhev</text:p>
          </table:table-cell>
          <table:table-cell office:value-type="float" office:value="56.2656" calcext:value-type="float">
            <text:p>56.2656</text:p>
          </table:table-cell>
          <table:table-cell office:value-type="float" office:value="34.3276" calcext:value-type="float">
            <text:p>34.327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59422" calcext:value-type="float">
            <text:p>594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androv</text:p>
          </table:table-cell>
          <table:table-cell office:value-type="float" office:value="56.3936" calcext:value-type="float">
            <text:p>56.3936</text:p>
          </table:table-cell>
          <table:table-cell office:value-type="float" office:value="38.715" calcext:value-type="float">
            <text:p>38.7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59328" calcext:value-type="float">
            <text:p>59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zberbash</text:p>
          </table:table-cell>
          <table:table-cell office:value-type="float" office:value="42.5667" calcext:value-type="float">
            <text:p>42.5667</text:p>
          </table:table-cell>
          <table:table-cell office:value-type="float" office:value="47.8667" calcext:value-type="float">
            <text:p>47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58690" calcext:value-type="float">
            <text:p>58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tkarino</text:p>
          </table:table-cell>
          <table:table-cell office:value-type="float" office:value="55.5833" calcext:value-type="float">
            <text:p>55.5833</text:p>
          </table:table-cell>
          <table:table-cell office:value-type="float" office:value="37.8833" calcext:value-type="float">
            <text:p>37.8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58606" calcext:value-type="float">
            <text:p>58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agan</text:p>
          </table:table-cell>
          <table:table-cell office:value-type="float" office:value="62.1333" calcext:value-type="float">
            <text:p>62.1333</text:p>
          </table:table-cell>
          <table:table-cell office:value-type="float" office:value="65.3833" calcext:value-type="float">
            <text:p>65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nty-Mansiyskiy Avtonomnyy Okrug-Yugra</text:p>
          </table:table-cell>
          <table:table-cell/>
          <table:table-cell table:number-columns-repeated="2" office:value-type="float" office:value="58335" calcext:value-type="float">
            <text:p>58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khvin</text:p>
          </table:table-cell>
          <table:table-cell office:value-type="float" office:value="59.6333" calcext:value-type="float">
            <text:p>59.6333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58136" calcext:value-type="float">
            <text:p>58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ya</text:p>
          </table:table-cell>
          <table:table-cell office:value-type="float" office:value="56.85" calcext:value-type="float">
            <text:p>56.85</text:p>
          </table:table-cell>
          <table:table-cell office:value-type="float" office:value="41.3667" calcext:value-type="float">
            <text:p>41.3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58114" calcext:value-type="float">
            <text:p>58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leuz</text:p>
          </table:table-cell>
          <table:table-cell office:value-type="float" office:value="52.9647" calcext:value-type="float">
            <text:p>52.9647</text:p>
          </table:table-cell>
          <table:table-cell office:value-type="float" office:value="55.9328" calcext:value-type="float">
            <text:p>55.93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58004" calcext:value-type="float">
            <text:p>58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in</text:p>
          </table:table-cell>
          <table:table-cell office:value-type="float" office:value="54.5" calcext:value-type="float">
            <text:p>54.5</text:p>
          </table:table-cell>
          <table:table-cell office:value-type="float" office:value="37.0667" calcext:value-type="float">
            <text:p>37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57892" calcext:value-type="float">
            <text:p>57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ëzovskiy</text:p>
          </table:table-cell>
          <table:table-cell office:value-type="float" office:value="56.9" calcext:value-type="float">
            <text:p>56.9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57892" calcext:value-type="float">
            <text:p>57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khladnyy</text:p>
          </table:table-cell>
          <table:table-cell office:value-type="float" office:value="43.7575" calcext:value-type="float">
            <text:p>43.7575</text:p>
          </table:table-cell>
          <table:table-cell office:value-type="float" office:value="44.0297" calcext:value-type="float">
            <text:p>44.02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57883" calcext:value-type="float">
            <text:p>57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khaylovka</text:p>
          </table:table-cell>
          <table:table-cell office:value-type="float" office:value="50.0667" calcext:value-type="float">
            <text:p>50.0667</text:p>
          </table:table-cell>
          <table:table-cell office:value-type="float" office:value="43.2333" calcext:value-type="float">
            <text:p>43.2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57829" calcext:value-type="float">
            <text:p>57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khoretsk</text:p>
          </table:table-cell>
          <table:table-cell office:value-type="float" office:value="45.85" calcext:value-type="float">
            <text:p>45.85</text:p>
          </table:table-cell>
          <table:table-cell office:value-type="float" office:value="40.1167" calcext:value-type="float">
            <text:p>40.1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57771" calcext:value-type="float">
            <text:p>57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vlovo</text:p>
          </table:table-cell>
          <table:table-cell office:value-type="float" office:value="55.9619" calcext:value-type="float">
            <text:p>55.9619</text:p>
          </table:table-cell>
          <table:table-cell office:value-type="float" office:value="43.09" calcext:value-type="float">
            <text:p>43.0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57630" calcext:value-type="float">
            <text:p>576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sk</text:p>
          </table:table-cell>
          <table:table-cell office:value-type="float" office:value="46.4833" calcext:value-type="float">
            <text:p>46.4833</text:p>
          </table:table-cell>
          <table:table-cell office:value-type="float" office:value="41.5333" calcext:value-type="float">
            <text:p>41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57622" calcext:value-type="float">
            <text:p>57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tur’insk</text:p>
          </table:table-cell>
          <table:table-cell office:value-type="float" office:value="59.7733" calcext:value-type="float">
            <text:p>59.7733</text:p>
          </table:table-cell>
          <table:table-cell office:value-type="float" office:value="60.1853" calcext:value-type="float">
            <text:p>60.18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57514" calcext:value-type="float">
            <text:p>57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ymsk</text:p>
          </table:table-cell>
          <table:table-cell office:value-type="float" office:value="44.9333" calcext:value-type="float">
            <text:p>44.933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57229" calcext:value-type="float">
            <text:p>572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ryungri</text:p>
          </table:table-cell>
          <table:table-cell office:value-type="float" office:value="56.6583" calcext:value-type="float">
            <text:p>56.6583</text:p>
          </table:table-cell>
          <table:table-cell office:value-type="float" office:value="124.725" calcext:value-type="float">
            <text:p>124.7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57009" calcext:value-type="float">
            <text:p>57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kitim</text:p>
          </table:table-cell>
          <table:table-cell office:value-type="float" office:value="54.6333" calcext:value-type="float">
            <text:p>54.6333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56602" calcext:value-type="float">
            <text:p>56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limovsk</text:p>
          </table:table-cell>
          <table:table-cell office:value-type="float" office:value="55.3667" calcext:value-type="float">
            <text:p>55.3667</text:p>
          </table:table-cell>
          <table:table-cell office:value-type="float" office:value="37.5333" calcext:value-type="float">
            <text:p>37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56239" calcext:value-type="float">
            <text:p>562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li</text:p>
          </table:table-cell>
          <table:table-cell office:value-type="float" office:value="43.15" calcext:value-type="float">
            <text:p>43.15</text:p>
          </table:table-cell>
          <table:table-cell office:value-type="float" office:value="45.9" calcext:value-type="float">
            <text:p>45.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56226" calcext:value-type="float">
            <text:p>56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rkuta</text:p>
          </table:table-cell>
          <table:table-cell office:value-type="float" office:value="67.5" calcext:value-type="float">
            <text:p>67.5</text:p>
          </table:table-cell>
          <table:table-cell office:value-type="float" office:value="64.0333" calcext:value-type="float">
            <text:p>64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table:number-columns-repeated="2" office:value-type="float" office:value="56088" calcext:value-type="float">
            <text:p>560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atity</text:p>
          </table:table-cell>
          <table:table-cell office:value-type="float" office:value="67.5675" calcext:value-type="float">
            <text:p>67.5675</text:p>
          </table:table-cell>
          <table:table-cell office:value-type="float" office:value="33.3933" calcext:value-type="float">
            <text:p>33.39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/>
          <table:table-cell table:number-columns-repeated="2" office:value-type="float" office:value="55713" calcext:value-type="float">
            <text:p>55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zerzhinskiy</text:p>
          </table:table-cell>
          <table:table-cell office:value-type="float" office:value="55.6333" calcext:value-type="float">
            <text:p>55.6333</text:p>
          </table:table-cell>
          <table:table-cell office:value-type="float" office:value="37.85" calcext:value-type="float">
            <text:p>37.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55669" calcext:value-type="float">
            <text:p>556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s’-Khrustal’nyy</text:p>
          </table:table-cell>
          <table:table-cell office:value-type="float" office:value="55.6167" calcext:value-type="float">
            <text:p>55.6167</text:p>
          </table:table-cell>
          <table:table-cell office:value-type="float" office:value="40.65" calcext:value-type="float">
            <text:p>40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54533" calcext:value-type="float">
            <text:p>545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zhsk</text:p>
          </table:table-cell>
          <table:table-cell office:value-type="float" office:value="55.8667" calcext:value-type="float">
            <text:p>55.8667</text:p>
          </table:table-cell>
          <table:table-cell office:value-type="float" office:value="48.35" calcext:value-type="float">
            <text:p>48.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ariy-El</text:p>
          </table:table-cell>
          <table:table-cell/>
          <table:table-cell table:number-columns-repeated="2" office:value-type="float" office:value="54519" calcext:value-type="float">
            <text:p>54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tolovo</text:p>
          </table:table-cell>
          <table:table-cell office:value-type="float" office:value="60.1417" calcext:value-type="float">
            <text:p>60.1417</text:p>
          </table:table-cell>
          <table:table-cell office:value-type="float" office:value="30.2119" calcext:value-type="float">
            <text:p>30.21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54497" calcext:value-type="float">
            <text:p>54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ki</text:p>
          </table:table-cell>
          <table:table-cell office:value-type="float" office:value="50.9822" calcext:value-type="float">
            <text:p>50.9822</text:p>
          </table:table-cell>
          <table:table-cell office:value-type="float" office:value="39.4994" calcext:value-type="float">
            <text:p>39.49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53897" calcext:value-type="float">
            <text:p>53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vobodnyy</text:p>
          </table:table-cell>
          <table:table-cell office:value-type="float" office:value="51.3833" calcext:value-type="float">
            <text:p>51.3833</text:p>
          </table:table-cell>
          <table:table-cell office:value-type="float" office:value="128.1333" calcext:value-type="float">
            <text:p>128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murskaya Oblast’</text:p>
          </table:table-cell>
          <table:table-cell/>
          <table:table-cell table:number-columns-repeated="2" office:value-type="float" office:value="53678" calcext:value-type="float">
            <text:p>53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kamsk</text:p>
          </table:table-cell>
          <table:table-cell office:value-type="float" office:value="58.0833" calcext:value-type="float">
            <text:p>58.0833</text:p>
          </table:table-cell>
          <table:table-cell office:value-type="float" office:value="55.75" calcext:value-type="float">
            <text:p>55.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53631" calcext:value-type="float">
            <text:p>53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igulevsk</text:p>
          </table:table-cell>
          <table:table-cell office:value-type="float" office:value="53.4" calcext:value-type="float">
            <text:p>53.4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53407" calcext:value-type="float">
            <text:p>534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ksa</text:p>
          </table:table-cell>
          <table:table-cell office:value-type="float" office:value="55.3194" calcext:value-type="float">
            <text:p>55.3194</text:p>
          </table:table-cell>
          <table:table-cell office:value-type="float" office:value="42.1731" calcext:value-type="float">
            <text:p>42.17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53219" calcext:value-type="float">
            <text:p>532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dermes</text:p>
          </table:table-cell>
          <table:table-cell office:value-type="float" office:value="43.35" calcext:value-type="float">
            <text:p>43.35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52908" calcext:value-type="float">
            <text:p>52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kamensk</text:p>
          </table:table-cell>
          <table:table-cell office:value-type="float" office:value="50.1" calcext:value-type="float">
            <text:p>50.1</text:p>
          </table:table-cell>
          <table:table-cell office:value-type="float" office:value="118.0333" calcext:value-type="float">
            <text:p>118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table:number-columns-repeated="2" office:value-type="float" office:value="52811" calcext:value-type="float">
            <text:p>52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azma</text:p>
          </table:table-cell>
          <table:table-cell office:value-type="float" office:value="55.2103" calcext:value-type="float">
            <text:p>55.2103</text:p>
          </table:table-cell>
          <table:table-cell office:value-type="float" office:value="34.285" calcext:value-type="float">
            <text:p>34.2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52506" calcext:value-type="float">
            <text:p>525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senyev</text:p>
          </table:table-cell>
          <table:table-cell office:value-type="float" office:value="44.1667" calcext:value-type="float">
            <text:p>44.1667</text:p>
          </table:table-cell>
          <table:table-cell office:value-type="float" office:value="133.2667" calcext:value-type="float">
            <text:p>133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52471" calcext:value-type="float">
            <text:p>52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orechensk</text:p>
          </table:table-cell>
          <table:table-cell office:value-type="float" office:value="44.7667" calcext:value-type="float">
            <text:p>44.7667</text:p>
          </table:table-cell>
          <table:table-cell office:value-type="float" office:value="39.8667" calcext:value-type="float">
            <text:p>39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52082" calcext:value-type="float">
            <text:p>52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ashevsk</text:p>
          </table:table-cell>
          <table:table-cell office:value-type="float" office:value="45.6167" calcext:value-type="float">
            <text:p>45.6167</text:p>
          </table:table-cell>
          <table:table-cell office:value-type="float" office:value="38.9333" calcext:value-type="float">
            <text:p>38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51925" calcext:value-type="float">
            <text:p>519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nechnogorsk</text:p>
          </table:table-cell>
          <table:table-cell office:value-type="float" office:value="56.1844" calcext:value-type="float">
            <text:p>56.1844</text:p>
          </table:table-cell>
          <table:table-cell office:value-type="float" office:value="36.995" calcext:value-type="float">
            <text:p>36.9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51612" calcext:value-type="float">
            <text:p>51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zlovaya</text:p>
          </table:table-cell>
          <table:table-cell office:value-type="float" office:value="53.9791" calcext:value-type="float">
            <text:p>53.9791</text:p>
          </table:table-cell>
          <table:table-cell office:value-type="float" office:value="38.1601" calcext:value-type="float">
            <text:p>38.160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51358" calcext:value-type="float">
            <text:p>513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veromorsk</text:p>
          </table:table-cell>
          <table:table-cell office:value-type="float" office:value="69.0692" calcext:value-type="float">
            <text:p>69.0692</text:p>
          </table:table-cell>
          <table:table-cell office:value-type="float" office:value="33.4167" calcext:value-type="float">
            <text:p>33.4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/>
          <table:table-cell table:number-columns-repeated="2" office:value-type="float" office:value="51209" calcext:value-type="float">
            <text:p>51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ezhinsk</text:p>
          </table:table-cell>
          <table:table-cell office:value-type="float" office:value="56.0833" calcext:value-type="float">
            <text:p>56.0833</text:p>
          </table:table-cell>
          <table:table-cell office:value-type="float" office:value="60.7333" calcext:value-type="float">
            <text:p>60.7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51048" calcext:value-type="float">
            <text:p>51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ishi</text:p>
          </table:table-cell>
          <table:table-cell office:value-type="float" office:value="59.45" calcext:value-type="float">
            <text:p>59.45</text:p>
          </table:table-cell>
          <table:table-cell office:value-type="float" office:value="32.0167" calcext:value-type="float">
            <text:p>32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50885" calcext:value-type="float">
            <text:p>50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emkhovo</text:p>
          </table:table-cell>
          <table:table-cell office:value-type="float" office:value="53.15" calcext:value-type="float">
            <text:p>53.15</text:p>
          </table:table-cell>
          <table:table-cell office:value-type="float" office:value="103.0667" calcext:value-type="float">
            <text:p>103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50819" calcext:value-type="float">
            <text:p>50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zarovo</text:p>
          </table:table-cell>
          <table:table-cell office:value-type="float" office:value="56.0064" calcext:value-type="float">
            <text:p>56.0064</text:p>
          </table:table-cell>
          <table:table-cell office:value-type="float" office:value="90.3914" calcext:value-type="float">
            <text:p>90.39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50397" calcext:value-type="float">
            <text:p>503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skovskiy</text:p>
          </table:table-cell>
          <table:table-cell office:value-type="float" office:value="55.5991" calcext:value-type="float">
            <text:p>55.5991</text:p>
          </table:table-cell>
          <table:table-cell office:value-type="float" office:value="37.355" calcext:value-type="float">
            <text:p>37.3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50167" calcext:value-type="float">
            <text:p>50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rovichi</text:p>
          </table:table-cell>
          <table:table-cell office:value-type="float" office:value="58.4" calcext:value-type="float">
            <text:p>58.4</text:p>
          </table:table-cell>
          <table:table-cell office:value-type="float" office:value="33.9167" calcext:value-type="float">
            <text:p>33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gorodskaya Oblast’</text:p>
          </table:table-cell>
          <table:table-cell/>
          <table:table-cell table:number-columns-repeated="2" office:value-type="float" office:value="50144" calcext:value-type="float">
            <text:p>50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lavl</text:p>
          </table:table-cell>
          <table:table-cell office:value-type="float" office:value="53.9492" calcext:value-type="float">
            <text:p>53.9492</text:p>
          </table:table-cell>
          <table:table-cell office:value-type="float" office:value="32.8569" calcext:value-type="float">
            <text:p>32.85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50112" calcext:value-type="float">
            <text:p>50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vyatsk</text:p>
          </table:table-cell>
          <table:table-cell office:value-type="float" office:value="58.5083" calcext:value-type="float">
            <text:p>58.5083</text:p>
          </table:table-cell>
          <table:table-cell office:value-type="float" office:value="49.6994" calcext:value-type="float">
            <text:p>49.69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49475" calcext:value-type="float">
            <text:p>49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zhga</text:p>
          </table:table-cell>
          <table:table-cell office:value-type="float" office:value="56.45" calcext:value-type="float">
            <text:p>56.45</text:p>
          </table:table-cell>
          <table:table-cell office:value-type="float" office:value="52.2167" calcext:value-type="float">
            <text:p>52.2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49328" calcext:value-type="float">
            <text:p>49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zlyar</text:p>
          </table:table-cell>
          <table:table-cell office:value-type="float" office:value="43.85" calcext:value-type="float">
            <text:p>43.85</text:p>
          </table:table-cell>
          <table:table-cell office:value-type="float" office:value="46.7167" calcext:value-type="float">
            <text:p>46.7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49247" calcext:value-type="float">
            <text:p>492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guruslan</text:p>
          </table:table-cell>
          <table:table-cell office:value-type="float" office:value="53.6167" calcext:value-type="float">
            <text:p>53.6167</text:p>
          </table:table-cell>
          <table:table-cell office:value-type="float" office:value="52.4167" calcext:value-type="float">
            <text:p>52.4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49245" calcext:value-type="float">
            <text:p>49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snoy</text:p>
          </table:table-cell>
          <table:table-cell office:value-type="float" office:value="58.6333" calcext:value-type="float">
            <text:p>58.6333</text:p>
          </table:table-cell>
          <table:table-cell office:value-type="float" office:value="59.7833" calcext:value-type="float">
            <text:p>59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49056" calcext:value-type="float">
            <text:p>49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ekhard</text:p>
          </table:table-cell>
          <table:table-cell office:value-type="float" office:value="66.5333" calcext:value-type="float">
            <text:p>66.5333</text:p>
          </table:table-cell>
          <table:table-cell office:value-type="float" office:value="66.6333" calcext:value-type="float">
            <text:p>66.6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malo-Nenetskiy Avtonomnyy Okrug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48507" calcext:value-type="float">
            <text:p>48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ganinsk</text:p>
          </table:table-cell>
          <table:table-cell office:value-type="float" office:value="44.8833" calcext:value-type="float">
            <text:p>44.8833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48439" calcext:value-type="float">
            <text:p>484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lekhov</text:p>
          </table:table-cell>
          <table:table-cell office:value-type="float" office:value="52.2" calcext:value-type="float">
            <text:p>52.2</text:p>
          </table:table-cell>
          <table:table-cell office:value-type="float" office:value="104.1" calcext:value-type="float">
            <text:p>104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48098" calcext:value-type="float">
            <text:p>48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shira</text:p>
          </table:table-cell>
          <table:table-cell office:value-type="float" office:value="54.8333" calcext:value-type="float">
            <text:p>54.8333</text:p>
          </table:table-cell>
          <table:table-cell office:value-type="float" office:value="38.15" calcext:value-type="float">
            <text:p>38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48016" calcext:value-type="float">
            <text:p>48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netsk</text:p>
          </table:table-cell>
          <table:table-cell office:value-type="float" office:value="48.3369" calcext:value-type="float">
            <text:p>48.3369</text:p>
          </table:table-cell>
          <table:table-cell office:value-type="float" office:value="39.9449" calcext:value-type="float">
            <text:p>39.944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47770" calcext:value-type="float">
            <text:p>477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isepp</text:p>
          </table:table-cell>
          <table:table-cell office:value-type="float" office:value="59.3667" calcext:value-type="float">
            <text:p>59.3667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47313" calcext:value-type="float">
            <text:p>473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vny</text:p>
          </table:table-cell>
          <table:table-cell office:value-type="float" office:value="52.4253" calcext:value-type="float">
            <text:p>52.4253</text:p>
          </table:table-cell>
          <table:table-cell office:value-type="float" office:value="37.6083" calcext:value-type="float">
            <text:p>37.60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lovskaya Oblast’</text:p>
          </table:table-cell>
          <table:table-cell/>
          <table:table-cell table:number-columns-repeated="2" office:value-type="float" office:value="47221" calcext:value-type="float">
            <text:p>47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radnyy</text:p>
          </table:table-cell>
          <table:table-cell office:value-type="float" office:value="53.3667" calcext:value-type="float">
            <text:p>53.3667</text:p>
          </table:table-cell>
          <table:table-cell office:value-type="float" office:value="51.35" calcext:value-type="float">
            <text:p>51.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47180" calcext:value-type="float">
            <text:p>471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shniy Volochëk</text:p>
          </table:table-cell>
          <table:table-cell office:value-type="float" office:value="57.5913" calcext:value-type="float">
            <text:p>57.5913</text:p>
          </table:table-cell>
          <table:table-cell office:value-type="float" office:value="34.5645" calcext:value-type="float">
            <text:p>34.56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46908" calcext:value-type="float">
            <text:p>46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telniki</text:p>
          </table:table-cell>
          <table:table-cell office:value-type="float" office:value="55.65" calcext:value-type="float">
            <text:p>55.65</text:p>
          </table:table-cell>
          <table:table-cell office:value-type="float" office:value="37.8667" calcext:value-type="float">
            <text:p>37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46763" calcext:value-type="float">
            <text:p>46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rinsk</text:p>
          </table:table-cell>
          <table:table-cell office:value-type="float" office:value="53.7" calcext:value-type="float">
            <text:p>53.7</text:p>
          </table:table-cell>
          <table:table-cell office:value-type="float" office:value="84.9167" calcext:value-type="float">
            <text:p>84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46597" calcext:value-type="float">
            <text:p>465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yazi</text:p>
          </table:table-cell>
          <table:table-cell office:value-type="float" office:value="52.5" calcext:value-type="float">
            <text:p>52.5</text:p>
          </table:table-cell>
          <table:table-cell office:value-type="float" office:value="39.9333" calcext:value-type="float">
            <text:p>39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ipetskaya Oblast’</text:p>
          </table:table-cell>
          <table:table-cell/>
          <table:table-cell table:number-columns-repeated="2" office:value-type="float" office:value="46492" calcext:value-type="float">
            <text:p>464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ëzovskiy</text:p>
          </table:table-cell>
          <table:table-cell office:value-type="float" office:value="55.6667" calcext:value-type="float">
            <text:p>55.6667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46215" calcext:value-type="float">
            <text:p>46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gion</text:p>
          </table:table-cell>
          <table:table-cell office:value-type="float" office:value="61.0331" calcext:value-type="float">
            <text:p>61.0331</text:p>
          </table:table-cell>
          <table:table-cell office:value-type="float" office:value="76.1097" calcext:value-type="float">
            <text:p>76.10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nty-Mansiyskiy Avtonomnyy Okrug-Yugra</text:p>
          </table:table-cell>
          <table:table-cell/>
          <table:table-cell table:number-columns-repeated="2" office:value-type="float" office:value="46188" calcext:value-type="float">
            <text:p>461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ksay</text:p>
          </table:table-cell>
          <table:table-cell office:value-type="float" office:value="47.2667" calcext:value-type="float">
            <text:p>47.2667</text:p>
          </table:table-cell>
          <table:table-cell office:value-type="float" office:value="39.8667" calcext:value-type="float">
            <text:p>39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46018" calcext:value-type="float">
            <text:p>46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rzhok</text:p>
          </table:table-cell>
          <table:table-cell office:value-type="float" office:value="57.0333" calcext:value-type="float">
            <text:p>57.0333</text:p>
          </table:table-cell>
          <table:table-cell office:value-type="float" office:value="34.9667" calcext:value-type="float">
            <text:p>34.9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45641" calcext:value-type="float">
            <text:p>45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nash</text:p>
          </table:table-cell>
          <table:table-cell office:value-type="float" office:value="55.5167" calcext:value-type="float">
            <text:p>55.5167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45482" calcext:value-type="float">
            <text:p>454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zayevka</text:p>
          </table:table-cell>
          <table:table-cell office:value-type="float" office:value="54.0667" calcext:value-type="float">
            <text:p>54.0667</text:p>
          </table:table-cell>
          <table:table-cell office:value-type="float" office:value="44.95" calcext:value-type="float">
            <text:p>44.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rdoviya</text:p>
          </table:table-cell>
          <table:table-cell/>
          <table:table-cell table:number-columns-repeated="2" office:value-type="float" office:value="45248" calcext:value-type="float">
            <text:p>45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ma</text:p>
          </table:table-cell>
          <table:table-cell office:value-type="float" office:value="65.923" calcext:value-type="float">
            <text:p>65.923</text:p>
          </table:table-cell>
          <table:table-cell office:value-type="float" office:value="57.403" calcext:value-type="float">
            <text:p>57.4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40827" calcext:value-type="float">
            <text:p>408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dym</text:p>
          </table:table-cell>
          <table:table-cell office:value-type="float" office:value="65.5333" calcext:value-type="float">
            <text:p>65.5333</text:p>
          </table:table-cell>
          <table:table-cell office:value-type="float" office:value="72.5167" calcext:value-type="float">
            <text:p>72.5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malo-Nenetskiy Avtonomnyy Okrug</text:p>
          </table:table-cell>
          <table:table-cell/>
          <table:table-cell table:number-columns-repeated="2" office:value-type="float" office:value="44940" calcext:value-type="float">
            <text:p>449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khov</text:p>
          </table:table-cell>
          <table:table-cell office:value-type="float" office:value="59.9167" calcext:value-type="float">
            <text:p>59.9167</text:p>
          </table:table-cell>
          <table:table-cell office:value-type="float" office:value="32.35" calcext:value-type="float">
            <text:p>32.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44868" calcext:value-type="float">
            <text:p>448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sovoy</text:p>
          </table:table-cell>
          <table:table-cell office:value-type="float" office:value="58.2833" calcext:value-type="float">
            <text:p>58.2833</text:p>
          </table:table-cell>
          <table:table-cell office:value-type="float" office:value="57.8167" calcext:value-type="float">
            <text:p>57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44779" calcext:value-type="float">
            <text:p>44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mry</text:p>
          </table:table-cell>
          <table:table-cell office:value-type="float" office:value="56.8667" calcext:value-type="float">
            <text:p>56.8667</text:p>
          </table:table-cell>
          <table:table-cell office:value-type="float" office:value="37.35" calcext:value-type="float">
            <text:p>37.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44743" calcext:value-type="float">
            <text:p>44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en’-na-Obi</text:p>
          </table:table-cell>
          <table:table-cell office:value-type="float" office:value="53.7919" calcext:value-type="float">
            <text:p>53.7919</text:p>
          </table:table-cell>
          <table:table-cell office:value-type="float" office:value="81.3486" calcext:value-type="float">
            <text:p>81.34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office:value-type="float" office:value="44564" calcext:value-type="float">
            <text:p>44564</text:p>
          </table:table-cell>
          <table:table-cell office:value-type="float" office:value="37202" calcext:value-type="float">
            <text:p>372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ybyshev</text:p>
          </table:table-cell>
          <table:table-cell office:value-type="float" office:value="55.4503" calcext:value-type="float">
            <text:p>55.4503</text:p>
          </table:table-cell>
          <table:table-cell office:value-type="float" office:value="78.3075" calcext:value-type="float">
            <text:p>78.30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44170" calcext:value-type="float">
            <text:p>441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rtsevo</text:p>
          </table:table-cell>
          <table:table-cell office:value-type="float" office:value="55.0667" calcext:value-type="float">
            <text:p>55.0667</text:p>
          </table:table-cell>
          <table:table-cell office:value-type="float" office:value="32.6833" calcext:value-type="float">
            <text:p>32.6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44097" calcext:value-type="float">
            <text:p>440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sskazovo</text:p>
          </table:table-cell>
          <table:table-cell office:value-type="float" office:value="52.6667" calcext:value-type="float">
            <text:p>52.6667</text:p>
          </table:table-cell>
          <table:table-cell office:value-type="float" office:value="41.8833" calcext:value-type="float">
            <text:p>41.8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mbovskaya Oblast’</text:p>
          </table:table-cell>
          <table:table-cell/>
          <table:table-cell table:number-columns-repeated="2" office:value-type="float" office:value="43758" calcext:value-type="float">
            <text:p>43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rsk</text:p>
          </table:table-cell>
          <table:table-cell office:value-type="float" office:value="55.4167" calcext:value-type="float">
            <text:p>55.4167</text:p>
          </table:table-cell>
          <table:table-cell office:value-type="float" office:value="55.5333" calcext:value-type="float">
            <text:p>55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43572" calcext:value-type="float">
            <text:p>435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lchugino</text:p>
          </table:table-cell>
          <table:table-cell office:value-type="float" office:value="56.2992" calcext:value-type="float">
            <text:p>56.2992</text:p>
          </table:table-cell>
          <table:table-cell office:value-type="float" office:value="39.3831" calcext:value-type="float">
            <text:p>39.38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43089" calcext:value-type="float">
            <text:p>43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bekino</text:p>
          </table:table-cell>
          <table:table-cell office:value-type="float" office:value="50.4167" calcext:value-type="float">
            <text:p>50.4167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42465" calcext:value-type="float">
            <text:p>42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inniki</text:p>
          </table:table-cell>
          <table:table-cell office:value-type="float" office:value="53.6167" calcext:value-type="float">
            <text:p>53.6167</text:p>
          </table:table-cell>
          <table:table-cell office:value-type="float" office:value="87.3333" calcext:value-type="float">
            <text:p>87.3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42454" calcext:value-type="float">
            <text:p>42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fonovo</text:p>
          </table:table-cell>
          <table:table-cell office:value-type="float" office:value="55.1" calcext:value-type="float">
            <text:p>55.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42147" calcext:value-type="float">
            <text:p>42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chegorsk</text:p>
          </table:table-cell>
          <table:table-cell office:value-type="float" office:value="67.9394" calcext:value-type="float">
            <text:p>67.9394</text:p>
          </table:table-cell>
          <table:table-cell office:value-type="float" office:value="32.9156" calcext:value-type="float">
            <text:p>32.91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/>
          <table:table-cell table:number-columns-repeated="2" office:value-type="float" office:value="42099" calcext:value-type="float">
            <text:p>42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renovsk</text:p>
          </table:table-cell>
          <table:table-cell office:value-type="float" office:value="45.4667" calcext:value-type="float">
            <text:p>45.4667</text:p>
          </table:table-cell>
          <table:table-cell office:value-type="float" office:value="39.45" calcext:value-type="float">
            <text:p>39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42019" calcext:value-type="float">
            <text:p>420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ka</text:p>
          </table:table-cell>
          <table:table-cell office:value-type="float" office:value="55.05" calcext:value-type="float">
            <text:p>55.05</text:p>
          </table:table-cell>
          <table:table-cell office:value-type="float" office:value="59.05" calcext:value-type="float">
            <text:p>59.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41798" calcext:value-type="float">
            <text:p>4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znamensk</text:p>
          </table:table-cell>
          <table:table-cell office:value-type="float" office:value="55.6" calcext:value-type="float">
            <text:p>55.6</text:p>
          </table:table-cell>
          <table:table-cell office:value-type="float" office:value="37.0333" calcext:value-type="float">
            <text:p>37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41769" calcext:value-type="float">
            <text:p>417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zdok</text:p>
          </table:table-cell>
          <table:table-cell office:value-type="float" office:value="43.75" calcext:value-type="float">
            <text:p>43.75</text:p>
          </table:table-cell>
          <table:table-cell office:value-type="float" office:value="44.65" calcext:value-type="float">
            <text:p>44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rth Ossetia</text:p>
          </table:table-cell>
          <table:table-cell/>
          <table:table-cell table:number-columns-repeated="2" office:value-type="float" office:value="41728" calcext:value-type="float">
            <text:p>41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Kut</text:p>
          </table:table-cell>
          <table:table-cell office:value-type="float" office:value="56.8" calcext:value-type="float">
            <text:p>56.8</text:p>
          </table:table-cell>
          <table:table-cell office:value-type="float" office:value="105.8333" calcext:value-type="float">
            <text:p>105.8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41689" calcext:value-type="float">
            <text:p>41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un</text:p>
          </table:table-cell>
          <table:table-cell office:value-type="float" office:value="54.5667" calcext:value-type="float">
            <text:p>54.5667</text:p>
          </table:table-cell>
          <table:table-cell office:value-type="float" office:value="100.5667" calcext:value-type="float">
            <text:p>100.5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41640" calcext:value-type="float">
            <text:p>416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y</text:p>
          </table:table-cell>
          <table:table-cell office:value-type="float" office:value="51.4747" calcext:value-type="float">
            <text:p>51.4747</text:p>
          </table:table-cell>
          <table:table-cell office:value-type="float" office:value="58.4543" calcext:value-type="float">
            <text:p>58.454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office:value-type="float" office:value="41619" calcext:value-type="float">
            <text:p>41619</text:p>
          </table:table-cell>
          <table:table-cell office:value-type="float" office:value="37801" calcext:value-type="float">
            <text:p>37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ezhevoy</text:p>
          </table:table-cell>
          <table:table-cell office:value-type="float" office:value="60.7333" calcext:value-type="float">
            <text:p>60.7333</text:p>
          </table:table-cell>
          <table:table-cell office:value-type="float" office:value="77.5833" calcext:value-type="float">
            <text:p>77.5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41541" calcext:value-type="float">
            <text:p>415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yaya Salda</text:p>
          </table:table-cell>
          <table:table-cell office:value-type="float" office:value="58.05" calcext:value-type="float">
            <text:p>58.05</text:p>
          </table:table-cell>
          <table:table-cell office:value-type="float" office:value="60.55" calcext:value-type="float">
            <text:p>60.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41484" calcext:value-type="float">
            <text:p>414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abulak</text:p>
          </table:table-cell>
          <table:table-cell office:value-type="float" office:value="43.3" calcext:value-type="float">
            <text:p>43.3</text:p>
          </table:table-cell>
          <table:table-cell office:value-type="float" office:value="44.9" calcext:value-type="float">
            <text:p>44.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gushetiya</text:p>
          </table:table-cell>
          <table:table-cell/>
          <table:table-cell table:number-columns-repeated="2" office:value-type="float" office:value="41469" calcext:value-type="float">
            <text:p>41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ki</text:p>
          </table:table-cell>
          <table:table-cell office:value-type="float" office:value="53.7" calcext:value-type="float">
            <text:p>53.7</text:p>
          </table:table-cell>
          <table:table-cell office:value-type="float" office:value="87.8167" calcext:value-type="float">
            <text:p>87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41379" calcext:value-type="float">
            <text:p>413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ryuk</text:p>
          </table:table-cell>
          <table:table-cell office:value-type="float" office:value="45.2667" calcext:value-type="float">
            <text:p>45.2667</text:p>
          </table:table-cell>
          <table:table-cell office:value-type="float" office:value="37.3833" calcext:value-type="float">
            <text:p>37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41133" calcext:value-type="float">
            <text:p>41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ssk-Dal’niy</text:p>
          </table:table-cell>
          <table:table-cell office:value-type="float" office:value="44.6" calcext:value-type="float">
            <text:p>44.6</text:p>
          </table:table-cell>
          <table:table-cell office:value-type="float" office:value="132.8167" calcext:value-type="float">
            <text:p>132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41127" calcext:value-type="float">
            <text:p>41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t’-Yakh</text:p>
          </table:table-cell>
          <table:table-cell office:value-type="float" office:value="60.75" calcext:value-type="float">
            <text:p>60.75</text:p>
          </table:table-cell>
          <table:table-cell office:value-type="float" office:value="72.7833" calcext:value-type="float">
            <text:p>72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nty-Mansiyskiy Avtonomnyy Okrug-Yugra</text:p>
          </table:table-cell>
          <table:table-cell/>
          <table:table-cell table:number-columns-repeated="2" office:value-type="float" office:value="41005" calcext:value-type="float">
            <text:p>41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chora</text:p>
          </table:table-cell>
          <table:table-cell office:value-type="float" office:value="65.1442" calcext:value-type="float">
            <text:p>65.1442</text:p>
          </table:table-cell>
          <table:table-cell office:value-type="float" office:value="57.2197" calcext:value-type="float">
            <text:p>57.21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table:number-columns-repeated="2" office:value-type="float" office:value="40653" calcext:value-type="float">
            <text:p>406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ay</text:p>
          </table:table-cell>
          <table:table-cell office:value-type="float" office:value="60.1333" calcext:value-type="float">
            <text:p>60.1333</text:p>
          </table:table-cell>
          <table:table-cell office:value-type="float" office:value="64.7833" calcext:value-type="float">
            <text:p>64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nty-Mansiyskiy Avtonomnyy Okrug-Yugra</text:p>
          </table:table-cell>
          <table:table-cell/>
          <table:table-cell table:number-columns-repeated="2" office:value-type="float" office:value="40559" calcext:value-type="float">
            <text:p>405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vetsk</text:p>
          </table:table-cell>
          <table:table-cell office:value-type="float" office:value="55.0833" calcext:value-type="float">
            <text:p>55.0833</text:p>
          </table:table-cell>
          <table:table-cell office:value-type="float" office:value="21.8833" calcext:value-type="float">
            <text:p>21.8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40486" calcext:value-type="float">
            <text:p>40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barkul</text:p>
          </table:table-cell>
          <table:table-cell office:value-type="float" office:value="54.9778" calcext:value-type="float">
            <text:p>54.9778</text:p>
          </table:table-cell>
          <table:table-cell office:value-type="float" office:value="60.37" calcext:value-type="float">
            <text:p>60.3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40378" calcext:value-type="float">
            <text:p>40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insk</text:p>
          </table:table-cell>
          <table:table-cell office:value-type="float" office:value="55.3" calcext:value-type="float">
            <text:p>55.3</text:p>
          </table:table-cell>
          <table:table-cell office:value-type="float" office:value="52.0167" calcext:value-type="float">
            <text:p>52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40366" calcext:value-type="float">
            <text:p>403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aya Kalitva</text:p>
          </table:table-cell>
          <table:table-cell office:value-type="float" office:value="48.1667" calcext:value-type="float">
            <text:p>48.1667</text:p>
          </table:table-cell>
          <table:table-cell office:value-type="float" office:value="40.7833" calcext:value-type="float">
            <text:p>40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40275" calcext:value-type="float">
            <text:p>402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tayev</text:p>
          </table:table-cell>
          <table:table-cell office:value-type="float" office:value="57.8833" calcext:value-type="float">
            <text:p>57.8833</text:p>
          </table:table-cell>
          <table:table-cell office:value-type="float" office:value="39.5333" calcext:value-type="float">
            <text:p>39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roslavskaya Oblast’</text:p>
          </table:table-cell>
          <table:table-cell/>
          <table:table-cell table:number-columns-repeated="2" office:value-type="float" office:value="40154" calcext:value-type="float">
            <text:p>40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ursk</text:p>
          </table:table-cell>
          <table:table-cell office:value-type="float" office:value="50.2167" calcext:value-type="float">
            <text:p>50.2167</text:p>
          </table:table-cell>
          <table:table-cell office:value-type="float" office:value="136.9" calcext:value-type="float">
            <text:p>136.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table:number-columns-repeated="2" office:value-type="float" office:value="40106" calcext:value-type="float">
            <text:p>40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lutorovsk</text:p>
          </table:table-cell>
          <table:table-cell office:value-type="float" office:value="56.65" calcext:value-type="float">
            <text:p>56.65</text:p>
          </table:table-cell>
          <table:table-cell office:value-type="float" office:value="66.3" calcext:value-type="float">
            <text:p>66.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umenskaya Oblast’</text:p>
          </table:table-cell>
          <table:table-cell/>
          <table:table-cell table:number-columns-repeated="2" office:value-type="float" office:value="39967" calcext:value-type="float">
            <text:p>399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sheronsk</text:p>
          </table:table-cell>
          <table:table-cell office:value-type="float" office:value="44.4608" calcext:value-type="float">
            <text:p>44.4608</text:p>
          </table:table-cell>
          <table:table-cell office:value-type="float" office:value="39.7406" calcext:value-type="float">
            <text:p>39.74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39762" calcext:value-type="float">
            <text:p>39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zybkov</text:p>
          </table:table-cell>
          <table:table-cell office:value-type="float" office:value="52.5333" calcext:value-type="float">
            <text:p>52.5333</text:p>
          </table:table-cell>
          <table:table-cell office:value-type="float" office:value="31.9333" calcext:value-type="float">
            <text:p>31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39725" calcext:value-type="float">
            <text:p>39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shansk</text:p>
          </table:table-cell>
          <table:table-cell office:value-type="float" office:value="53.45" calcext:value-type="float">
            <text:p>53.45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mbovskaya Oblast’</text:p>
          </table:table-cell>
          <table:table-cell/>
          <table:table-cell table:number-columns-repeated="2" office:value-type="float" office:value="39362" calcext:value-type="float">
            <text:p>393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izovo</text:p>
          </table:table-cell>
          <table:table-cell office:value-type="float" office:value="53.1833" calcext:value-type="float">
            <text:p>53.1833</text:p>
          </table:table-cell>
          <table:table-cell office:value-type="float" office:value="158.3833" calcext:value-type="float">
            <text:p>158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mchatskiy Kray</text:p>
          </table:table-cell>
          <table:table-cell/>
          <table:table-cell table:number-columns-repeated="2" office:value-type="float" office:value="39216" calcext:value-type="float">
            <text:p>392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eslavl’-Zalesskiy</text:p>
          </table:table-cell>
          <table:table-cell office:value-type="float" office:value="56.7381" calcext:value-type="float">
            <text:p>56.7381</text:p>
          </table:table-cell>
          <table:table-cell office:value-type="float" office:value="38.8562" calcext:value-type="float">
            <text:p>38.856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roslavskaya Oblast’</text:p>
          </table:table-cell>
          <table:table-cell/>
          <table:table-cell table:number-columns-repeated="2" office:value-type="float" office:value="39105" calcext:value-type="float">
            <text:p>39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tishchevo</text:p>
          </table:table-cell>
          <table:table-cell office:value-type="float" office:value="52.25" calcext:value-type="float">
            <text:p>52.25</text:p>
          </table:table-cell>
          <table:table-cell office:value-type="float" office:value="43.7833" calcext:value-type="float">
            <text:p>43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39005" calcext:value-type="float">
            <text:p>39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chkanar</text:p>
          </table:table-cell>
          <table:table-cell office:value-type="float" office:value="58.7" calcext:value-type="float">
            <text:p>58.7</text:p>
          </table:table-cell>
          <table:table-cell office:value-type="float" office:value="59.4833" calcext:value-type="float">
            <text:p>59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38996" calcext:value-type="float">
            <text:p>38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yansk</text:p>
          </table:table-cell>
          <table:table-cell office:value-type="float" office:value="54.1167" calcext:value-type="float">
            <text:p>54.1167</text:p>
          </table:table-cell>
          <table:table-cell office:value-type="float" office:value="102.1667" calcext:value-type="float">
            <text:p>102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38968" calcext:value-type="float">
            <text:p>389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iinsk</text:p>
          </table:table-cell>
          <table:table-cell office:value-type="float" office:value="56.2167" calcext:value-type="float">
            <text:p>56.2167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38637" calcext:value-type="float">
            <text:p>38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nsk</text:p>
          </table:table-cell>
          <table:table-cell office:value-type="float" office:value="44.8667" calcext:value-type="float">
            <text:p>44.8667</text:p>
          </table:table-cell>
          <table:table-cell office:value-type="float" office:value="38.1667" calcext:value-type="float">
            <text:p>38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38547" calcext:value-type="float">
            <text:p>385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nakovo</text:p>
          </table:table-cell>
          <table:table-cell office:value-type="float" office:value="56.7129" calcext:value-type="float">
            <text:p>56.7129</text:p>
          </table:table-cell>
          <table:table-cell office:value-type="float" office:value="36.7783" calcext:value-type="float">
            <text:p>36.77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38486" calcext:value-type="float">
            <text:p>38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ksan</text:p>
          </table:table-cell>
          <table:table-cell office:value-type="float" office:value="43.6833" calcext:value-type="float">
            <text:p>43.6833</text:p>
          </table:table-cell>
          <table:table-cell office:value-type="float" office:value="43.5333" calcext:value-type="float">
            <text:p>43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38474" calcext:value-type="float">
            <text:p>38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dvinsk</text:p>
          </table:table-cell>
          <table:table-cell office:value-type="float" office:value="64.4167" calcext:value-type="float">
            <text:p>64.4167</text:p>
          </table:table-cell>
          <table:table-cell office:value-type="float" office:value="40.8167" calcext:value-type="float">
            <text:p>40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38434" calcext:value-type="float">
            <text:p>384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ufimsk</text:p>
          </table:table-cell>
          <table:table-cell office:value-type="float" office:value="56.6167" calcext:value-type="float">
            <text:p>56.6167</text:p>
          </table:table-cell>
          <table:table-cell office:value-type="float" office:value="57.7667" calcext:value-type="float">
            <text:p>57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38395" calcext:value-type="float">
            <text:p>383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insk</text:p>
          </table:table-cell>
          <table:table-cell office:value-type="float" office:value="65.9998" calcext:value-type="float">
            <text:p>65.9998</text:p>
          </table:table-cell>
          <table:table-cell office:value-type="float" office:value="57.5414" calcext:value-type="float">
            <text:p>57.54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table:number-columns-repeated="2" office:value-type="float" office:value="38376" calcext:value-type="float">
            <text:p>38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tsensk</text:p>
          </table:table-cell>
          <table:table-cell office:value-type="float" office:value="53.2833" calcext:value-type="float">
            <text:p>53.2833</text:p>
          </table:table-cell>
          <table:table-cell office:value-type="float" office:value="36.5667" calcext:value-type="float">
            <text:p>36.5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lovskaya Oblast’</text:p>
          </table:table-cell>
          <table:table-cell/>
          <table:table-cell table:number-columns-repeated="2" office:value-type="float" office:value="38350" calcext:value-type="float">
            <text:p>383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chatov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35.65" calcext:value-type="float">
            <text:p>35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skaya Oblast’</text:p>
          </table:table-cell>
          <table:table-cell/>
          <table:table-cell table:number-columns-repeated="2" office:value-type="float" office:value="38344" calcext:value-type="float">
            <text:p>383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eyevka</text:p>
          </table:table-cell>
          <table:table-cell office:value-type="float" office:value="50.6333" calcext:value-type="float">
            <text:p>50.6333</text:p>
          </table:table-cell>
          <table:table-cell office:value-type="float" office:value="38.6833" calcext:value-type="float">
            <text:p>38.6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38329" calcext:value-type="float">
            <text:p>38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yy Sulin</text:p>
          </table:table-cell>
          <table:table-cell office:value-type="float" office:value="47.8833" calcext:value-type="float">
            <text:p>47.8833</text:p>
          </table:table-cell>
          <table:table-cell office:value-type="float" office:value="40.0667" calcext:value-type="float">
            <text:p>40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38284" calcext:value-type="float">
            <text:p>382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udinovo</text:p>
          </table:table-cell>
          <table:table-cell office:value-type="float" office:value="53.8667" calcext:value-type="float">
            <text:p>53.8667</text:p>
          </table:table-cell>
          <table:table-cell office:value-type="float" office:value="34.4667" calcext:value-type="float">
            <text:p>34.4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38267" calcext:value-type="float">
            <text:p>382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volzhye</text:p>
          </table:table-cell>
          <table:table-cell office:value-type="float" office:value="56.6425" calcext:value-type="float">
            <text:p>56.6425</text:p>
          </table:table-cell>
          <table:table-cell office:value-type="float" office:value="43.3928" calcext:value-type="float">
            <text:p>43.39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38230" calcext:value-type="float">
            <text:p>382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zobil’nyy</text:p>
          </table:table-cell>
          <table:table-cell office:value-type="float" office:value="45.3667" calcext:value-type="float">
            <text:p>45.3667</text:p>
          </table:table-cell>
          <table:table-cell office:value-type="float" office:value="41.7167" calcext:value-type="float">
            <text:p>41.7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38100" calcext:value-type="float">
            <text:p>38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’shoy Kamen’</text:p>
          </table:table-cell>
          <table:table-cell office:value-type="float" office:value="43.1167" calcext:value-type="float">
            <text:p>43.1167</text:p>
          </table:table-cell>
          <table:table-cell office:value-type="float" office:value="132.35" calcext:value-type="float">
            <text:p>132.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38042" calcext:value-type="float">
            <text:p>38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khtubinsk</text:p>
          </table:table-cell>
          <table:table-cell office:value-type="float" office:value="48.2833" calcext:value-type="float">
            <text:p>48.2833</text:p>
          </table:table-cell>
          <table:table-cell office:value-type="float" office:value="46.1667" calcext:value-type="float">
            <text:p>46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37883" calcext:value-type="float">
            <text:p>37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zhnouralsk</text:p>
          </table:table-cell>
          <table:table-cell office:value-type="float" office:value="54.45" calcext:value-type="float">
            <text:p>54.45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37728" calcext:value-type="float">
            <text:p>37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chaly</text:p>
          </table:table-cell>
          <table:table-cell office:value-type="float" office:value="54.3167" calcext:value-type="float">
            <text:p>54.3167</text:p>
          </table:table-cell>
          <table:table-cell office:value-type="float" office:value="59.3833" calcext:value-type="float">
            <text:p>59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37710" calcext:value-type="float">
            <text:p>37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yupinsk</text:p>
          </table:table-cell>
          <table:table-cell office:value-type="float" office:value="50.8" calcext:value-type="float">
            <text:p>50.8</text:p>
          </table:table-cell>
          <table:table-cell office:value-type="float" office:value="42.0167" calcext:value-type="float">
            <text:p>42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37620" calcext:value-type="float">
            <text:p>376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apayevsk</text:p>
          </table:table-cell>
          <table:table-cell office:value-type="float" office:value="57.85" calcext:value-type="float">
            <text:p>57.85</text:p>
          </table:table-cell>
          <table:table-cell office:value-type="float" office:value="61.7" calcext:value-type="float">
            <text:p>61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37526" calcext:value-type="float">
            <text:p>37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lnegorsk</text:p>
          </table:table-cell>
          <table:table-cell office:value-type="float" office:value="44.5539" calcext:value-type="float">
            <text:p>44.5539</text:p>
          </table:table-cell>
          <table:table-cell office:value-type="float" office:value="135.5661" calcext:value-type="float">
            <text:p>135.56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37519" calcext:value-type="float">
            <text:p>37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sno</text:p>
          </table:table-cell>
          <table:table-cell office:value-type="float" office:value="59.54" calcext:value-type="float">
            <text:p>59.54</text:p>
          </table:table-cell>
          <table:table-cell office:value-type="float" office:value="30.8775" calcext:value-type="float">
            <text:p>30.87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37509" calcext:value-type="float">
            <text:p>37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yachiy Klyuch</text:p>
          </table:table-cell>
          <table:table-cell office:value-type="float" office:value="44.6308" calcext:value-type="float">
            <text:p>44.6308</text:p>
          </table:table-cell>
          <table:table-cell office:value-type="float" office:value="39.13" calcext:value-type="float">
            <text:p>39.1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37475" calcext:value-type="float">
            <text:p>37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gobek</text:p>
          </table:table-cell>
          <table:table-cell office:value-type="float" office:value="43.5167" calcext:value-type="float">
            <text:p>43.5167</text:p>
          </table:table-cell>
          <table:table-cell office:value-type="float" office:value="44.5833" calcext:value-type="float">
            <text:p>44.5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gushetiya</text:p>
          </table:table-cell>
          <table:table-cell/>
          <table:table-cell table:number-columns-repeated="2" office:value-type="float" office:value="37442" calcext:value-type="float">
            <text:p>374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gorsk</text:p>
          </table:table-cell>
          <table:table-cell office:value-type="float" office:value="61.3167" calcext:value-type="float">
            <text:p>61.3167</text:p>
          </table:table-cell>
          <table:table-cell office:value-type="float" office:value="63.35" calcext:value-type="float">
            <text:p>63.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nty-Mansiyskiy Avtonomnyy Okrug-Yugra</text:p>
          </table:table-cell>
          <table:table-cell/>
          <table:table-cell table:number-columns-repeated="2" office:value-type="float" office:value="37422" calcext:value-type="float">
            <text:p>374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un</text:p>
          </table:table-cell>
          <table:table-cell office:value-type="float" office:value="43.3" calcext:value-type="float">
            <text:p>43.3</text:p>
          </table:table-cell>
          <table:table-cell office:value-type="float" office:value="45.8667" calcext:value-type="float">
            <text:p>45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37373" calcext:value-type="float">
            <text:p>37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zilyurt</text:p>
          </table:table-cell>
          <table:table-cell office:value-type="float" office:value="43.2" calcext:value-type="float">
            <text:p>43.2</text:p>
          </table:table-cell>
          <table:table-cell office:value-type="float" office:value="46.8667" calcext:value-type="float">
            <text:p>46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37171" calcext:value-type="float">
            <text:p>371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zh</text:p>
          </table:table-cell>
          <table:table-cell office:value-type="float" office:value="57.3667" calcext:value-type="float">
            <text:p>57.3667</text:p>
          </table:table-cell>
          <table:table-cell office:value-type="float" office:value="61.4" calcext:value-type="float">
            <text:p>61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37152" calcext:value-type="float">
            <text:p>37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rypovo</text:p>
          </table:table-cell>
          <table:table-cell office:value-type="float" office:value="55.525" calcext:value-type="float">
            <text:p>55.525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37136" calcext:value-type="float">
            <text:p>37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izansk</text:p>
          </table:table-cell>
          <table:table-cell office:value-type="float" office:value="43.1333" calcext:value-type="float">
            <text:p>43.1333</text:p>
          </table:table-cell>
          <table:table-cell office:value-type="float" office:value="133.1333" calcext:value-type="float">
            <text:p>133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37059" calcext:value-type="float">
            <text:p>370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sozavodsk</text:p>
          </table:table-cell>
          <table:table-cell office:value-type="float" office:value="45.4667" calcext:value-type="float">
            <text:p>45.4667</text:p>
          </table:table-cell>
          <table:table-cell office:value-type="float" office:value="133.4" calcext:value-type="float">
            <text:p>133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37034" calcext:value-type="float">
            <text:p>37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lan</text:p>
          </table:table-cell>
          <table:table-cell office:value-type="float" office:value="43.1833" calcext:value-type="float">
            <text:p>43.1833</text:p>
          </table:table-cell>
          <table:table-cell office:value-type="float" office:value="44.5333" calcext:value-type="float">
            <text:p>44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rth Ossetia</text:p>
          </table:table-cell>
          <table:table-cell/>
          <table:table-cell table:number-columns-repeated="2" office:value-type="float" office:value="37029" calcext:value-type="float">
            <text:p>37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yshtym</text:p>
          </table:table-cell>
          <table:table-cell office:value-type="float" office:value="55.7139" calcext:value-type="float">
            <text:p>55.7139</text:p>
          </table:table-cell>
          <table:table-cell office:value-type="float" office:value="60.5528" calcext:value-type="float">
            <text:p>60.55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36997" calcext:value-type="float">
            <text:p>369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olovo</text:p>
          </table:table-cell>
          <table:table-cell office:value-type="float" office:value="49.7714" calcext:value-type="float">
            <text:p>49.7714</text:p>
          </table:table-cell>
          <table:table-cell office:value-type="float" office:value="43.6622" calcext:value-type="float">
            <text:p>43.66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36951" calcext:value-type="float">
            <text:p>36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kol</text:p>
          </table:table-cell>
          <table:table-cell office:value-type="float" office:value="59.4667" calcext:value-type="float">
            <text:p>59.4667</text:p>
          </table:table-cell>
          <table:table-cell office:value-type="float" office:value="40.1167" calcext:value-type="float">
            <text:p>40.1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36924" calcext:value-type="float">
            <text:p>36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bit</text:p>
          </table:table-cell>
          <table:table-cell office:value-type="float" office:value="57.6667" calcext:value-type="float">
            <text:p>57.6667</text:p>
          </table:table-cell>
          <table:table-cell office:value-type="float" office:value="63.0667" calcext:value-type="float">
            <text:p>63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36668" calcext:value-type="float">
            <text:p>36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ryazhma</text:p>
          </table:table-cell>
          <table:table-cell office:value-type="float" office:value="61.3" calcext:value-type="float">
            <text:p>61.3</text:p>
          </table:table-cell>
          <table:table-cell office:value-type="float" office:value="47.1667" calcext:value-type="float">
            <text:p>47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36607" calcext:value-type="float">
            <text:p>366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yarka</text:p>
          </table:table-cell>
          <table:table-cell office:value-type="float" office:value="70.767" calcext:value-type="float">
            <text:p>70.767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35968" calcext:value-type="float">
            <text:p>359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enka</text:p>
          </table:table-cell>
          <table:table-cell office:value-type="float" office:value="53.1833" calcext:value-type="float">
            <text:p>53.1833</text:p>
          </table:table-cell>
          <table:table-cell office:value-type="float" office:value="44.05" calcext:value-type="float">
            <text:p>44.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35929" calcext:value-type="float">
            <text:p>35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nyakhovsk</text:p>
          </table:table-cell>
          <table:table-cell office:value-type="float" office:value="54.6333" calcext:value-type="float">
            <text:p>54.6333</text:p>
          </table:table-cell>
          <table:table-cell office:value-type="float" office:value="21.8167" calcext:value-type="float">
            <text:p>21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35888" calcext:value-type="float">
            <text:p>35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azniki</text:p>
          </table:table-cell>
          <table:table-cell office:value-type="float" office:value="56.2433" calcext:value-type="float">
            <text:p>56.2433</text:p>
          </table:table-cell>
          <table:table-cell office:value-type="float" office:value="42.1292" calcext:value-type="float">
            <text:p>42.12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35865" calcext:value-type="float">
            <text:p>35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tvino</text:p>
          </table:table-cell>
          <table:table-cell office:value-type="float" office:value="54.8667" calcext:value-type="float">
            <text:p>54.8667</text:p>
          </table:table-cell>
          <table:table-cell office:value-type="float" office:value="37.2167" calcext:value-type="float">
            <text:p>37.2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35807" calcext:value-type="float">
            <text:p>35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vetlograd</text:p>
          </table:table-cell>
          <table:table-cell office:value-type="float" office:value="45.3308" calcext:value-type="float">
            <text:p>45.3308</text:p>
          </table:table-cell>
          <table:table-cell office:value-type="float" office:value="42.8511" calcext:value-type="float">
            <text:p>42.85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35745" calcext:value-type="float">
            <text:p>35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el</text:p>
          </table:table-cell>
          <table:table-cell office:value-type="float" office:value="53.2333" calcext:value-type="float">
            <text:p>53.2333</text:p>
          </table:table-cell>
          <table:table-cell office:value-type="float" office:value="50.6167" calcext:value-type="float">
            <text:p>50.6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35675" calcext:value-type="float">
            <text:p>356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llerovo</text:p>
          </table:table-cell>
          <table:table-cell office:value-type="float" office:value="48.9167" calcext:value-type="float">
            <text:p>48.9167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35384" calcext:value-type="float">
            <text:p>35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ga</text:p>
          </table:table-cell>
          <table:table-cell office:value-type="float" office:value="58.7333" calcext:value-type="float">
            <text:p>58.7333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35262" calcext:value-type="float">
            <text:p>352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rnyy</text:p>
          </table:table-cell>
          <table:table-cell office:value-type="float" office:value="62.5333" calcext:value-type="float">
            <text:p>62.5333</text:p>
          </table:table-cell>
          <table:table-cell office:value-type="float" office:value="113.95" calcext:value-type="float">
            <text:p>113.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35223" calcext:value-type="float">
            <text:p>35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fremov</text:p>
          </table:table-cell>
          <table:table-cell office:value-type="float" office:value="53.1492" calcext:value-type="float">
            <text:p>53.1492</text:p>
          </table:table-cell>
          <table:table-cell office:value-type="float" office:value="38.0826" calcext:value-type="float">
            <text:p>38.082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35168" calcext:value-type="float">
            <text:p>35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goveshchensk</text:p>
          </table:table-cell>
          <table:table-cell office:value-type="float" office:value="55.0333" calcext:value-type="float">
            <text:p>55.0333</text:p>
          </table:table-cell>
          <table:table-cell office:value-type="float" office:value="55.9833" calcext:value-type="float">
            <text:p>55.9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35008" calcext:value-type="float">
            <text:p>35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znakayevo</text:p>
          </table:table-cell>
          <table:table-cell office:value-type="float" office:value="54.85" calcext:value-type="float">
            <text:p>54.85</text:p>
          </table:table-cell>
          <table:table-cell office:value-type="float" office:value="53.0667" calcext:value-type="float">
            <text:p>53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34896" calcext:value-type="float">
            <text:p>34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lenokumsk</text:p>
          </table:table-cell>
          <table:table-cell office:value-type="float" office:value="44.4" calcext:value-type="float">
            <text:p>44.4</text:p>
          </table:table-cell>
          <table:table-cell office:value-type="float" office:value="43.867" calcext:value-type="float">
            <text:p>43.8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34690" calcext:value-type="float">
            <text:p>34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rkino</text:p>
          </table:table-cell>
          <table:table-cell office:value-type="float" office:value="54.8833" calcext:value-type="float">
            <text:p>54.8833</text:p>
          </table:table-cell>
          <table:table-cell office:value-type="float" office:value="61.4" calcext:value-type="float">
            <text:p>61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34672" calcext:value-type="float">
            <text:p>346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chuga</text:p>
          </table:table-cell>
          <table:table-cell office:value-type="float" office:value="57.2" calcext:value-type="float">
            <text:p>57.2</text:p>
          </table:table-cell>
          <table:table-cell office:value-type="float" office:value="41.9167" calcext:value-type="float">
            <text:p>41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34394" calcext:value-type="float">
            <text:p>34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gorodsk</text:p>
          </table:table-cell>
          <table:table-cell office:value-type="float" office:value="56.0997" calcext:value-type="float">
            <text:p>56.0997</text:p>
          </table:table-cell>
          <table:table-cell office:value-type="float" office:value="43.5072" calcext:value-type="float">
            <text:p>43.50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34240" calcext:value-type="float">
            <text:p>34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lkevichi</text:p>
          </table:table-cell>
          <table:table-cell office:value-type="float" office:value="45.3603" calcext:value-type="float">
            <text:p>45.3603</text:p>
          </table:table-cell>
          <table:table-cell office:value-type="float" office:value="40.6945" calcext:value-type="float">
            <text:p>40.69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34215" calcext:value-type="float">
            <text:p>34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uyki</text:p>
          </table:table-cell>
          <table:table-cell office:value-type="float" office:value="50.1833" calcext:value-type="float">
            <text:p>50.1833</text:p>
          </table:table-cell>
          <table:table-cell office:value-type="float" office:value="38.1167" calcext:value-type="float">
            <text:p>38.1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34193" calcext:value-type="float">
            <text:p>34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eudinsk</text:p>
          </table:table-cell>
          <table:table-cell office:value-type="float" office:value="54.9" calcext:value-type="float">
            <text:p>54.9</text:p>
          </table:table-cell>
          <table:table-cell office:value-type="float" office:value="99.0167" calcext:value-type="float">
            <text:p>99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33918" calcext:value-type="float">
            <text:p>339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rmanov</text:p>
          </table:table-cell>
          <table:table-cell office:value-type="float" office:value="57.25" calcext:value-type="float">
            <text:p>57.25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33905" calcext:value-type="float">
            <text:p>33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khoy Log</text:p>
          </table:table-cell>
          <table:table-cell office:value-type="float" office:value="56.9167" calcext:value-type="float">
            <text:p>56.9167</text:p>
          </table:table-cell>
          <table:table-cell office:value-type="float" office:value="62.05" calcext:value-type="float">
            <text:p>62.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33689" calcext:value-type="float">
            <text:p>33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rsakov</text:p>
          </table:table-cell>
          <table:table-cell office:value-type="float" office:value="46.6333" calcext:value-type="float">
            <text:p>46.6333</text:p>
          </table:table-cell>
          <table:table-cell office:value-type="float" office:value="142.7667" calcext:value-type="float">
            <text:p>142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33645" calcext:value-type="float">
            <text:p>336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yshet</text:p>
          </table:table-cell>
          <table:table-cell office:value-type="float" office:value="55.9333" calcext:value-type="float">
            <text:p>55.9333</text:p>
          </table:table-cell>
          <table:table-cell office:value-type="float" office:value="98.0167" calcext:value-type="float">
            <text:p>98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33364" calcext:value-type="float">
            <text:p>33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vda</text:p>
          </table:table-cell>
          <table:table-cell office:value-type="float" office:value="58.05" calcext:value-type="float">
            <text:p>58.05</text:p>
          </table:table-cell>
          <table:table-cell office:value-type="float" office:value="65.2667" calcext:value-type="float">
            <text:p>65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33356" calcext:value-type="float">
            <text:p>333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tiysk</text:p>
          </table:table-cell>
          <table:table-cell office:value-type="float" office:value="54.65" calcext:value-type="float">
            <text:p>54.65</text:p>
          </table:table-cell>
          <table:table-cell office:value-type="float" office:value="19.9167" calcext:value-type="float">
            <text:p>19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33317" calcext:value-type="float">
            <text:p>333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tura</text:p>
          </table:table-cell>
          <table:table-cell office:value-type="float" office:value="55.5667" calcext:value-type="float">
            <text:p>55.5667</text:p>
          </table:table-cell>
          <table:table-cell office:value-type="float" office:value="39.5333" calcext:value-type="float">
            <text:p>39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33222" calcext:value-type="float">
            <text:p>33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nda</text:p>
          </table:table-cell>
          <table:table-cell office:value-type="float" office:value="55.15" calcext:value-type="float">
            <text:p>55.15</text:p>
          </table:table-cell>
          <table:table-cell office:value-type="float" office:value="124.7167" calcext:value-type="float">
            <text:p>124.7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murskaya Oblast’</text:p>
          </table:table-cell>
          <table:table-cell/>
          <table:table-cell table:number-columns-repeated="2" office:value-type="float" office:value="33061" calcext:value-type="float">
            <text:p>33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nushka</text:p>
          </table:table-cell>
          <table:table-cell office:value-type="float" office:value="56.5" calcext:value-type="float">
            <text:p>56.5</text:p>
          </table:table-cell>
          <table:table-cell office:value-type="float" office:value="56.0833" calcext:value-type="float">
            <text:p>56.0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32952" calcext:value-type="float">
            <text:p>329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obodskoy</text:p>
          </table:table-cell>
          <table:table-cell office:value-type="float" office:value="58.7242" calcext:value-type="float">
            <text:p>58.7242</text:p>
          </table:table-cell>
          <table:table-cell office:value-type="float" office:value="50.1612" calcext:value-type="float">
            <text:p>50.161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32793" calcext:value-type="float">
            <text:p>32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ëkhgornyy</text:p>
          </table:table-cell>
          <table:table-cell office:value-type="float" office:value="54.8" calcext:value-type="float">
            <text:p>54.8</text:p>
          </table:table-cell>
          <table:table-cell office:value-type="float" office:value="58.45" calcext:value-type="float">
            <text:p>58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32715" calcext:value-type="float">
            <text:p>32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rlat</text:p>
          </table:table-cell>
          <table:table-cell office:value-type="float" office:value="54.4333" calcext:value-type="float">
            <text:p>54.4333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32703" calcext:value-type="float">
            <text:p>327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bryanka</text:p>
          </table:table-cell>
          <table:table-cell office:value-type="float" office:value="58.45" calcext:value-type="float">
            <text:p>58.45</text:p>
          </table:table-cell>
          <table:table-cell office:value-type="float" office:value="56.4167" calcext:value-type="float">
            <text:p>56.4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32676" calcext:value-type="float">
            <text:p>32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trogozhsk</text:p>
          </table:table-cell>
          <table:table-cell office:value-type="float" office:value="50.8667" calcext:value-type="float">
            <text:p>50.8667</text:p>
          </table:table-cell>
          <table:table-cell office:value-type="float" office:value="39.0667" calcext:value-type="float">
            <text:p>39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32601" calcext:value-type="float">
            <text:p>326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atskiye Polyany</text:p>
          </table:table-cell>
          <table:table-cell office:value-type="float" office:value="56.2184" calcext:value-type="float">
            <text:p>56.2184</text:p>
          </table:table-cell>
          <table:table-cell office:value-type="float" office:value="51.0686" calcext:value-type="float">
            <text:p>51.06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32562" calcext:value-type="float">
            <text:p>325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lebaki</text:p>
          </table:table-cell>
          <table:table-cell office:value-type="float" office:value="55.4167" calcext:value-type="float">
            <text:p>55.4167</text:p>
          </table:table-cell>
          <table:table-cell office:value-type="float" office:value="42.5167" calcext:value-type="float">
            <text:p>42.5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32518" calcext:value-type="float">
            <text:p>32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ykovo</text:p>
          </table:table-cell>
          <table:table-cell office:value-type="float" office:value="56.85" calcext:value-type="float">
            <text:p>56.85</text:p>
          </table:table-cell>
          <table:table-cell office:value-type="float" office:value="40.55" calcext:value-type="float">
            <text:p>40.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32511" calcext:value-type="float">
            <text:p>325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antsy</text:p>
          </table:table-cell>
          <table:table-cell office:value-type="float" office:value="59.1167" calcext:value-type="float">
            <text:p>59.1167</text:p>
          </table:table-cell>
          <table:table-cell office:value-type="float" office:value="28.0833" calcext:value-type="float">
            <text:p>28.0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32508" calcext:value-type="float">
            <text:p>325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morsko-Akhtarsk</text:p>
          </table:table-cell>
          <table:table-cell office:value-type="float" office:value="46.05" calcext:value-type="float">
            <text:p>46.05</text:p>
          </table:table-cell>
          <table:table-cell office:value-type="float" office:value="38.1833" calcext:value-type="float">
            <text:p>38.1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32180" calcext:value-type="float">
            <text:p>321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rnyy</text:p>
          </table:table-cell>
          <table:table-cell office:value-type="float" office:value="62.7603" calcext:value-type="float">
            <text:p>62.7603</text:p>
          </table:table-cell>
          <table:table-cell office:value-type="float" office:value="40.3353" calcext:value-type="float">
            <text:p>40.33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32175" calcext:value-type="float">
            <text:p>32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glich</text:p>
          </table:table-cell>
          <table:table-cell office:value-type="float" office:value="57.5333" calcext:value-type="float">
            <text:p>57.5333</text:p>
          </table:table-cell>
          <table:table-cell office:value-type="float" office:value="38.3333" calcext:value-type="float">
            <text:p>38.3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roslavskaya Oblast’</text:p>
          </table:table-cell>
          <table:table-cell/>
          <table:table-cell table:number-columns-repeated="2" office:value-type="float" office:value="32146" calcext:value-type="float">
            <text:p>32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dobsk</text:p>
          </table:table-cell>
          <table:table-cell office:value-type="float" office:value="52.4667" calcext:value-type="float">
            <text:p>52.4667</text:p>
          </table:table-cell>
          <table:table-cell office:value-type="float" office:value="44.2167" calcext:value-type="float">
            <text:p>44.2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32087" calcext:value-type="float">
            <text:p>320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likiy Ustyug</text:p>
          </table:table-cell>
          <table:table-cell office:value-type="float" office:value="60.7589" calcext:value-type="float">
            <text:p>60.7589</text:p>
          </table:table-cell>
          <table:table-cell office:value-type="float" office:value="46.3039" calcext:value-type="float">
            <text:p>46.30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31806" calcext:value-type="float">
            <text:p>31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voronezh</text:p>
          </table:table-cell>
          <table:table-cell office:value-type="float" office:value="51.3167" calcext:value-type="float">
            <text:p>51.3167</text:p>
          </table:table-cell>
          <table:table-cell office:value-type="float" office:value="39.2167" calcext:value-type="float">
            <text:p>39.2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31503" calcext:value-type="float">
            <text:p>315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ks</text:p>
          </table:table-cell>
          <table:table-cell office:value-type="float" office:value="51.7" calcext:value-type="float">
            <text:p>51.7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31488" calcext:value-type="float">
            <text:p>31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dymkar</text:p>
          </table:table-cell>
          <table:table-cell office:value-type="float" office:value="59.0167" calcext:value-type="float">
            <text:p>59.0167</text:p>
          </table:table-cell>
          <table:table-cell office:value-type="float" office:value="54.6667" calcext:value-type="float">
            <text:p>54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31370" calcext:value-type="float">
            <text:p>313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ndalaksha</text:p>
          </table:table-cell>
          <table:table-cell office:value-type="float" office:value="67.1569" calcext:value-type="float">
            <text:p>67.1569</text:p>
          </table:table-cell>
          <table:table-cell office:value-type="float" office:value="32.4117" calcext:value-type="float">
            <text:p>32.41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/>
          <table:table-cell table:number-columns-repeated="2" office:value-type="float" office:value="31329" calcext:value-type="float">
            <text:p>31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goroditsk</text:p>
          </table:table-cell>
          <table:table-cell office:value-type="float" office:value="53.7667" calcext:value-type="float">
            <text:p>53.7667</text:p>
          </table:table-cell>
          <table:table-cell office:value-type="float" office:value="38.1333" calcext:value-type="float">
            <text:p>38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31139" calcext:value-type="float">
            <text:p>31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ma</text:p>
          </table:table-cell>
          <table:table-cell office:value-type="float" office:value="53.9167" calcext:value-type="float">
            <text:p>53.9167</text:p>
          </table:table-cell>
          <table:table-cell office:value-type="float" office:value="102.05" calcext:value-type="float">
            <text:p>102.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30988" calcext:value-type="float">
            <text:p>30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yurtyuli</text:p>
          </table:table-cell>
          <table:table-cell office:value-type="float" office:value="55.4833" calcext:value-type="float">
            <text:p>55.4833</text:p>
          </table:table-cell>
          <table:table-cell office:value-type="float" office:value="54.8667" calcext:value-type="float">
            <text:p>54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30969" calcext:value-type="float">
            <text:p>309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tov</text:p>
          </table:table-cell>
          <table:table-cell office:value-type="float" office:value="57.1833" calcext:value-type="float">
            <text:p>57.1833</text:p>
          </table:table-cell>
          <table:table-cell office:value-type="float" office:value="39.4167" calcext:value-type="float">
            <text:p>39.4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roslavskaya Oblast’</text:p>
          </table:table-cell>
          <table:table-cell/>
          <table:table-cell table:number-columns-repeated="2" office:value-type="float" office:value="30943" calcext:value-type="float">
            <text:p>30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rtkala</text:p>
          </table:table-cell>
          <table:table-cell office:value-type="float" office:value="43.55" calcext:value-type="float">
            <text:p>43.55</text:p>
          </table:table-cell>
          <table:table-cell office:value-type="float" office:value="43.85" calcext:value-type="float">
            <text:p>43.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30832" calcext:value-type="float">
            <text:p>30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ëmovskiy</text:p>
          </table:table-cell>
          <table:table-cell office:value-type="float" office:value="57.3667" calcext:value-type="float">
            <text:p>57.3667</text:p>
          </table:table-cell>
          <table:table-cell office:value-type="float" office:value="61.8667" calcext:value-type="float">
            <text:p>61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30778" calcext:value-type="float">
            <text:p>30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godarnyy</text:p>
          </table:table-cell>
          <table:table-cell office:value-type="float" office:value="45.1029" calcext:value-type="float">
            <text:p>45.1029</text:p>
          </table:table-cell>
          <table:table-cell office:value-type="float" office:value="43.4252" calcext:value-type="float">
            <text:p>43.425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30530" calcext:value-type="float">
            <text:p>305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ov</text:p>
          </table:table-cell>
          <table:table-cell office:value-type="float" office:value="54.0833" calcext:value-type="float">
            <text:p>54.0833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30520" calcext:value-type="float">
            <text:p>305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khma</text:p>
          </table:table-cell>
          <table:table-cell office:value-type="float" office:value="56.9333" calcext:value-type="float">
            <text:p>56.9333</text:p>
          </table:table-cell>
          <table:table-cell office:value-type="float" office:value="41.0833" calcext:value-type="float">
            <text:p>41.0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30500" calcext:value-type="float">
            <text:p>3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Dzheguta</text:p>
          </table:table-cell>
          <table:table-cell office:value-type="float" office:value="44.0928" calcext:value-type="float">
            <text:p>44.0928</text:p>
          </table:table-cell>
          <table:table-cell office:value-type="float" office:value="41.9822" calcext:value-type="float">
            <text:p>41.98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30369" calcext:value-type="float">
            <text:p>303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ndopoga</text:p>
          </table:table-cell>
          <table:table-cell office:value-type="float" office:value="62.2" calcext:value-type="float">
            <text:p>62.2</text:p>
          </table:table-cell>
          <table:table-cell office:value-type="float" office:value="34.2667" calcext:value-type="float">
            <text:p>34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/>
          <table:table-cell table:number-columns-repeated="2" office:value-type="float" office:value="30299" calcext:value-type="float">
            <text:p>302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simov</text:p>
          </table:table-cell>
          <table:table-cell office:value-type="float" office:value="54.9583" calcext:value-type="float">
            <text:p>54.9583</text:p>
          </table:table-cell>
          <table:table-cell office:value-type="float" office:value="41.3972" calcext:value-type="float">
            <text:p>41.39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yazanskaya Oblast’</text:p>
          </table:table-cell>
          <table:table-cell/>
          <table:table-cell table:number-columns-repeated="2" office:value-type="float" office:value="30243" calcext:value-type="float">
            <text:p>30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zhaysk</text:p>
          </table:table-cell>
          <table:table-cell office:value-type="float" office:value="55.5" calcext:value-type="float">
            <text:p>55.5</text:p>
          </table:table-cell>
          <table:table-cell office:value-type="float" office:value="36.0333" calcext:value-type="float">
            <text:p>36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30190" calcext:value-type="float">
            <text:p>301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odets</text:p>
          </table:table-cell>
          <table:table-cell office:value-type="float" office:value="56.6503" calcext:value-type="float">
            <text:p>56.6503</text:p>
          </table:table-cell>
          <table:table-cell office:value-type="float" office:value="43.4703" calcext:value-type="float">
            <text:p>43.47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30188" calcext:value-type="float">
            <text:p>301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tovsk</text:p>
          </table:table-cell>
          <table:table-cell office:value-type="float" office:value="52.5833" calcext:value-type="float">
            <text:p>52.5833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mbovskaya Oblast’</text:p>
          </table:table-cell>
          <table:table-cell/>
          <table:table-cell table:number-columns-repeated="2" office:value-type="float" office:value="29999" calcext:value-type="float">
            <text:p>29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avgorod</text:p>
          </table:table-cell>
          <table:table-cell office:value-type="float" office:value="53" calcext:value-type="float">
            <text:p>53</text:p>
          </table:table-cell>
          <table:table-cell office:value-type="float" office:value="78.65" calcext:value-type="float">
            <text:p>78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29916" calcext:value-type="float">
            <text:p>29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dovsk</text:p>
          </table:table-cell>
          <table:table-cell office:value-type="float" office:value="55.8667" calcext:value-type="float">
            <text:p>55.8667</text:p>
          </table:table-cell>
          <table:table-cell office:value-type="float" office:value="37.1333" calcext:value-type="float">
            <text:p>37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9738" calcext:value-type="float">
            <text:p>29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gestanskiye Ogni</text:p>
          </table:table-cell>
          <table:table-cell office:value-type="float" office:value="42.1167" calcext:value-type="float">
            <text:p>42.1167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9716" calcext:value-type="float">
            <text:p>29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ha</text:p>
          </table:table-cell>
          <table:table-cell office:value-type="float" office:value="55" calcext:value-type="float">
            <text:p>55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29692" calcext:value-type="float">
            <text:p>29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merlya</text:p>
          </table:table-cell>
          <table:table-cell office:value-type="float" office:value="55.5" calcext:value-type="float">
            <text:p>55.5</text:p>
          </table:table-cell>
          <table:table-cell office:value-type="float" office:value="46.4167" calcext:value-type="float">
            <text:p>46.4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29553" calcext:value-type="float">
            <text:p>29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stomuksha</text:p>
          </table:table-cell>
          <table:table-cell office:value-type="float" office:value="64.5833" calcext:value-type="float">
            <text:p>64.5833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/>
          <table:table-cell table:number-columns-repeated="2" office:value-type="float" office:value="29381" calcext:value-type="float">
            <text:p>29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kino-Dulevo</text:p>
          </table:table-cell>
          <table:table-cell office:value-type="float" office:value="55.7" calcext:value-type="float">
            <text:p>55.7</text:p>
          </table:table-cell>
          <table:table-cell office:value-type="float" office:value="38.95" calcext:value-type="float">
            <text:p>38.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9376" calcext:value-type="float">
            <text:p>29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gdanovich</text:p>
          </table:table-cell>
          <table:table-cell office:value-type="float" office:value="56.7833" calcext:value-type="float">
            <text:p>56.7833</text:p>
          </table:table-cell>
          <table:table-cell office:value-type="float" office:value="62.05" calcext:value-type="float">
            <text:p>62.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29309" calcext:value-type="float">
            <text:p>293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aya Usman’</text:p>
          </table:table-cell>
          <table:table-cell office:value-type="float" office:value="51.6439" calcext:value-type="float">
            <text:p>51.6439</text:p>
          </table:table-cell>
          <table:table-cell office:value-type="float" office:value="39.4103" calcext:value-type="float">
            <text:p>39.41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29270" calcext:value-type="float">
            <text:p>292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vnogorsk</text:p>
          </table:table-cell>
          <table:table-cell office:value-type="float" office:value="55.95" calcext:value-type="float">
            <text:p>55.95</text:p>
          </table:table-cell>
          <table:table-cell office:value-type="float" office:value="92.3833" calcext:value-type="float">
            <text:p>92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29246" calcext:value-type="float">
            <text:p>29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</text:p>
          </table:table-cell>
          <table:table-cell office:value-type="float" office:value="54.9917" calcext:value-type="float">
            <text:p>54.9917</text:p>
          </table:table-cell>
          <table:table-cell office:value-type="float" office:value="82.7125" calcext:value-type="float">
            <text:p>82.71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29194" calcext:value-type="float">
            <text:p>29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bkinskiy</text:p>
          </table:table-cell>
          <table:table-cell office:value-type="float" office:value="64.4333" calcext:value-type="float">
            <text:p>64.4333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malo-Nenetskiy Avtonomnyy Okrug</text:p>
          </table:table-cell>
          <table:table-cell/>
          <table:table-cell table:number-columns-repeated="2" office:value-type="float" office:value="29161" calcext:value-type="float">
            <text:p>291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garin</text:p>
          </table:table-cell>
          <table:table-cell office:value-type="float" office:value="55.55" calcext:value-type="float">
            <text:p>55.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29041" calcext:value-type="float">
            <text:p>29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aya Russa</text:p>
          </table:table-cell>
          <table:table-cell office:value-type="float" office:value="57.9833" calcext:value-type="float">
            <text:p>57.9833</text:p>
          </table:table-cell>
          <table:table-cell office:value-type="float" office:value="31.35" calcext:value-type="float">
            <text:p>31.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gorodskaya Oblast’</text:p>
          </table:table-cell>
          <table:table-cell/>
          <table:table-cell table:number-columns-repeated="2" office:value-type="float" office:value="29019" calcext:value-type="float">
            <text:p>290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abinsk</text:p>
          </table:table-cell>
          <table:table-cell office:value-type="float" office:value="55.35" calcext:value-type="float">
            <text:p>55.35</text:p>
          </table:table-cell>
          <table:table-cell office:value-type="float" office:value="78.35" calcext:value-type="float">
            <text:p>78.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28941" calcext:value-type="float">
            <text:p>289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rovsk</text:p>
          </table:table-cell>
          <table:table-cell office:value-type="float" office:value="52.3167" calcext:value-type="float">
            <text:p>52.3167</text:p>
          </table:table-cell>
          <table:table-cell office:value-type="float" office:value="45.3833" calcext:value-type="float">
            <text:p>45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28893" calcext:value-type="float">
            <text:p>28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rzya</text:p>
          </table:table-cell>
          <table:table-cell office:value-type="float" office:value="50.3833" calcext:value-type="float">
            <text:p>50.3833</text:p>
          </table:table-cell>
          <table:table-cell office:value-type="float" office:value="116.5333" calcext:value-type="float">
            <text:p>116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table:number-columns-repeated="2" office:value-type="float" office:value="28888" calcext:value-type="float">
            <text:p>28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manzhelinsk</text:p>
          </table:table-cell>
          <table:table-cell office:value-type="float" office:value="54.75" calcext:value-type="float">
            <text:p>54.75</text:p>
          </table:table-cell>
          <table:table-cell office:value-type="float" office:value="61.3167" calcext:value-type="float">
            <text:p>61.3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28742" calcext:value-type="float">
            <text:p>28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taly</text:p>
          </table:table-cell>
          <table:table-cell office:value-type="float" office:value="53.05" calcext:value-type="float">
            <text:p>53.05</text:p>
          </table:table-cell>
          <table:table-cell office:value-type="float" office:value="60.65" calcext:value-type="float">
            <text:p>60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28607" calcext:value-type="float">
            <text:p>286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ysk</text:p>
          </table:table-cell>
          <table:table-cell office:value-type="float" office:value="52.5" calcext:value-type="float">
            <text:p>52.5</text:p>
          </table:table-cell>
          <table:table-cell office:value-type="float" office:value="82.7833" calcext:value-type="float">
            <text:p>82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28528" calcext:value-type="float">
            <text:p>28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sev</text:p>
          </table:table-cell>
          <table:table-cell office:value-type="float" office:value="54.5922" calcext:value-type="float">
            <text:p>54.5922</text:p>
          </table:table-cell>
          <table:table-cell office:value-type="float" office:value="22.1997" calcext:value-type="float">
            <text:p>22.19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28484" calcext:value-type="float">
            <text:p>284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khvistnevo</text:p>
          </table:table-cell>
          <table:table-cell office:value-type="float" office:value="53.65" calcext:value-type="float">
            <text:p>53.65</text:p>
          </table:table-cell>
          <table:table-cell office:value-type="float" office:value="52.1333" calcext:value-type="float">
            <text:p>52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28177" calcext:value-type="float">
            <text:p>281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domlya</text:p>
          </table:table-cell>
          <table:table-cell office:value-type="float" office:value="57.8833" calcext:value-type="float">
            <text:p>57.8833</text:p>
          </table:table-cell>
          <table:table-cell office:value-type="float" office:value="35.0167" calcext:value-type="float">
            <text:p>35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28119" calcext:value-type="float">
            <text:p>28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ra</text:p>
          </table:table-cell>
          <table:table-cell office:value-type="float" office:value="56.8753" calcext:value-type="float">
            <text:p>56.8753</text:p>
          </table:table-cell>
          <table:table-cell office:value-type="float" office:value="74.4136" calcext:value-type="float">
            <text:p>74.41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28099" calcext:value-type="float">
            <text:p>28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shva</text:p>
          </table:table-cell>
          <table:table-cell office:value-type="float" office:value="58.2833" calcext:value-type="float">
            <text:p>58.2833</text:p>
          </table:table-cell>
          <table:table-cell office:value-type="float" office:value="59.7333" calcext:value-type="float">
            <text:p>59.7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28060" calcext:value-type="float">
            <text:p>280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olmsk</text:p>
          </table:table-cell>
          <table:table-cell office:value-type="float" office:value="47.0403" calcext:value-type="float">
            <text:p>47.0403</text:p>
          </table:table-cell>
          <table:table-cell office:value-type="float" office:value="142.0431" calcext:value-type="float">
            <text:p>142.04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27954" calcext:value-type="float">
            <text:p>27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ki</text:p>
          </table:table-cell>
          <table:table-cell office:value-type="float" office:value="55.2833" calcext:value-type="float">
            <text:p>55.2833</text:p>
          </table:table-cell>
          <table:table-cell office:value-type="float" office:value="85.6167" calcext:value-type="float">
            <text:p>85.6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27860" calcext:value-type="float">
            <text:p>278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oyaroslavets</text:p>
          </table:table-cell>
          <table:table-cell office:value-type="float" office:value="55" calcext:value-type="float">
            <text:p>55</text:p>
          </table:table-cell>
          <table:table-cell office:value-type="float" office:value="36.4667" calcext:value-type="float">
            <text:p>36.4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27791" calcext:value-type="float">
            <text:p>27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nogorsk</text:p>
          </table:table-cell>
          <table:table-cell office:value-type="float" office:value="54.1531" calcext:value-type="float">
            <text:p>54.1531</text:p>
          </table:table-cell>
          <table:table-cell office:value-type="float" office:value="33.2903" calcext:value-type="float">
            <text:p>33.29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27771" calcext:value-type="float">
            <text:p>27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rechnyy</text:p>
          </table:table-cell>
          <table:table-cell office:value-type="float" office:value="56.8167" calcext:value-type="float">
            <text:p>56.8167</text:p>
          </table:table-cell>
          <table:table-cell office:value-type="float" office:value="61.3167" calcext:value-type="float">
            <text:p>61.3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27617" calcext:value-type="float">
            <text:p>276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ochinsk</text:p>
          </table:table-cell>
          <table:table-cell office:value-type="float" office:value="52.4333" calcext:value-type="float">
            <text:p>52.4333</text:p>
          </table:table-cell>
          <table:table-cell office:value-type="float" office:value="53.15" calcext:value-type="float">
            <text:p>53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27547" calcext:value-type="float">
            <text:p>275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iy Ufaley</text:p>
          </table:table-cell>
          <table:table-cell office:value-type="float" office:value="56.05" calcext:value-type="float">
            <text:p>56.05</text:p>
          </table:table-cell>
          <table:table-cell office:value-type="float" office:value="60.2333" calcext:value-type="float">
            <text:p>60.2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27498" calcext:value-type="float">
            <text:p>27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chaloy</text:p>
          </table:table-cell>
          <table:table-cell office:value-type="float" office:value="43.2019" calcext:value-type="float">
            <text:p>43.2019</text:p>
          </table:table-cell>
          <table:table-cell office:value-type="float" office:value="46.0881" calcext:value-type="float">
            <text:p>46.08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27478" calcext:value-type="float">
            <text:p>27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’-Iletsk</text:p>
          </table:table-cell>
          <table:table-cell office:value-type="float" office:value="51.1667" calcext:value-type="float">
            <text:p>51.1667</text:p>
          </table:table-cell>
          <table:table-cell office:value-type="float" office:value="54.9833" calcext:value-type="float">
            <text:p>54.9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27085" calcext:value-type="float">
            <text:p>27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skiy</text:p>
          </table:table-cell>
          <table:table-cell office:value-type="float" office:value="43.6333" calcext:value-type="float">
            <text:p>43.6333</text:p>
          </table:table-cell>
          <table:table-cell office:value-type="float" office:value="44.0667" calcext:value-type="float">
            <text:p>44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27074" calcext:value-type="float">
            <text:p>27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pinsk</text:p>
          </table:table-cell>
          <table:table-cell office:value-type="float" office:value="59.7667" calcext:value-type="float">
            <text:p>59.76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26957" calcext:value-type="float">
            <text:p>269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asuk</text:p>
          </table:table-cell>
          <table:table-cell office:value-type="float" office:value="53.7333" calcext:value-type="float">
            <text:p>53.7333</text:p>
          </table:table-cell>
          <table:table-cell office:value-type="float" office:value="78.0333" calcext:value-type="float">
            <text:p>78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26902" calcext:value-type="float">
            <text:p>269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yatkovo</text:p>
          </table:table-cell>
          <table:table-cell office:value-type="float" office:value="53.6" calcext:value-type="float">
            <text:p>53.6</text:p>
          </table:table-cell>
          <table:table-cell office:value-type="float" office:value="34.3333" calcext:value-type="float">
            <text:p>34.3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26775" calcext:value-type="float">
            <text:p>26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aleksandrovsk</text:p>
          </table:table-cell>
          <table:table-cell office:value-type="float" office:value="45.4933" calcext:value-type="float">
            <text:p>45.4933</text:p>
          </table:table-cell>
          <table:table-cell office:value-type="float" office:value="41.2183" calcext:value-type="float">
            <text:p>41.21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6761" calcext:value-type="float">
            <text:p>267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iluki</text:p>
          </table:table-cell>
          <table:table-cell office:value-type="float" office:value="51.6833" calcext:value-type="float">
            <text:p>51.6833</text:p>
          </table:table-cell>
          <table:table-cell office:value-type="float" office:value="39.0333" calcext:value-type="float">
            <text:p>39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26732" calcext:value-type="float">
            <text:p>26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zhach</text:p>
          </table:table-cell>
          <table:table-cell office:value-type="float" office:value="56.15" calcext:value-type="float">
            <text:p>56.15</text:p>
          </table:table-cell>
          <table:table-cell office:value-type="float" office:value="38.8667" calcext:value-type="float">
            <text:p>38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26676" calcext:value-type="float">
            <text:p>26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snogorsk</text:p>
          </table:table-cell>
          <table:table-cell office:value-type="float" office:value="63.5833" calcext:value-type="float">
            <text:p>63.5833</text:p>
          </table:table-cell>
          <table:table-cell office:value-type="float" office:value="53.9333" calcext:value-type="float">
            <text:p>53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table:number-columns-repeated="2" office:value-type="float" office:value="26670" calcext:value-type="float">
            <text:p>266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ezha</text:p>
          </table:table-cell>
          <table:table-cell office:value-type="float" office:value="63.7415" calcext:value-type="float">
            <text:p>63.7415</text:p>
          </table:table-cell>
          <table:table-cell office:value-type="float" office:value="34.3222" calcext:value-type="float">
            <text:p>34.32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/>
          <table:table-cell table:number-columns-repeated="2" office:value-type="float" office:value="26666" calcext:value-type="float">
            <text:p>266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ovsk</text:p>
          </table:table-cell>
          <table:table-cell office:value-type="float" office:value="67.6142" calcext:value-type="float">
            <text:p>67.6142</text:p>
          </table:table-cell>
          <table:table-cell office:value-type="float" office:value="33.6717" calcext:value-type="float">
            <text:p>33.67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/>
          <table:table-cell table:number-columns-repeated="2" office:value-type="float" office:value="26581" calcext:value-type="float">
            <text:p>26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khov</text:p>
          </table:table-cell>
          <table:table-cell office:value-type="float" office:value="53.45" calcext:value-type="float">
            <text:p>53.4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lovskaya Oblast’</text:p>
          </table:table-cell>
          <table:table-cell/>
          <table:table-cell table:number-columns-repeated="2" office:value-type="float" office:value="26570" calcext:value-type="float">
            <text:p>265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verouralsk</text:p>
          </table:table-cell>
          <table:table-cell office:value-type="float" office:value="60.15" calcext:value-type="float">
            <text:p>60.15</text:p>
          </table:table-cell>
          <table:table-cell office:value-type="float" office:value="59.9333" calcext:value-type="float">
            <text:p>59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26543" calcext:value-type="float">
            <text:p>265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armeysk</text:p>
          </table:table-cell>
          <table:table-cell office:value-type="float" office:value="56.1" calcext:value-type="float">
            <text:p>56.1</text:p>
          </table:table-cell>
          <table:table-cell office:value-type="float" office:value="38.1333" calcext:value-type="float">
            <text:p>38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6519" calcext:value-type="float">
            <text:p>26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yshlov</text:p>
          </table:table-cell>
          <table:table-cell office:value-type="float" office:value="56.85" calcext:value-type="float">
            <text:p>56.85</text:p>
          </table:table-cell>
          <table:table-cell office:value-type="float" office:value="62.7167" calcext:value-type="float">
            <text:p>62.7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26444" calcext:value-type="float">
            <text:p>26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ktyabrsk</text:p>
          </table:table-cell>
          <table:table-cell office:value-type="float" office:value="53.1667" calcext:value-type="float">
            <text:p>53.1667</text:p>
          </table:table-cell>
          <table:table-cell office:value-type="float" office:value="48.6667" calcext:value-type="float">
            <text:p>48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26438" calcext:value-type="float">
            <text:p>264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ovsk</text:p>
          </table:table-cell>
          <table:table-cell office:value-type="float" office:value="59.8667" calcext:value-type="float">
            <text:p>59.8667</text:p>
          </table:table-cell>
          <table:table-cell office:value-type="float" office:value="30.9833" calcext:value-type="float">
            <text:p>30.9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26387" calcext:value-type="float">
            <text:p>26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lnerechensk</text:p>
          </table:table-cell>
          <table:table-cell office:value-type="float" office:value="45.9333" calcext:value-type="float">
            <text:p>45.9333</text:p>
          </table:table-cell>
          <table:table-cell office:value-type="float" office:value="133.7333" calcext:value-type="float">
            <text:p>133.7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26378" calcext:value-type="float">
            <text:p>26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bytnangi</text:p>
          </table:table-cell>
          <table:table-cell office:value-type="float" office:value="66.65" calcext:value-type="float">
            <text:p>66.65</text:p>
          </table:table-cell>
          <table:table-cell office:value-type="float" office:value="66.4" calcext:value-type="float">
            <text:p>66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malo-Nenetskiy Avtonomnyy Okrug</text:p>
          </table:table-cell>
          <table:table-cell/>
          <table:table-cell table:number-columns-repeated="2" office:value-type="float" office:value="26281" calcext:value-type="float">
            <text:p>26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ysayevo</text:p>
          </table:table-cell>
          <table:table-cell office:value-type="float" office:value="54.6" calcext:value-type="float">
            <text:p>54.6</text:p>
          </table:table-cell>
          <table:table-cell office:value-type="float" office:value="86.2833" calcext:value-type="float">
            <text:p>86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26212" calcext:value-type="float">
            <text:p>26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pavlovsk</text:p>
          </table:table-cell>
          <table:table-cell office:value-type="float" office:value="43.9636" calcext:value-type="float">
            <text:p>43.9636</text:p>
          </table:table-cell>
          <table:table-cell office:value-type="float" office:value="43.6394" calcext:value-type="float">
            <text:p>43.63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6106" calcext:value-type="float">
            <text:p>26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vodoukovsk</text:p>
          </table:table-cell>
          <table:table-cell office:value-type="float" office:value="56.5" calcext:value-type="float">
            <text:p>56.5</text:p>
          </table:table-cell>
          <table:table-cell office:value-type="float" office:value="66.55" calcext:value-type="float">
            <text:p>66.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umenskaya Oblast’</text:p>
          </table:table-cell>
          <table:table-cell/>
          <table:table-cell table:number-columns-repeated="2" office:value-type="float" office:value="26048" calcext:value-type="float">
            <text:p>26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movsk</text:p>
          </table:table-cell>
          <table:table-cell office:value-type="float" office:value="53.9667" calcext:value-type="float">
            <text:p>53.9667</text:p>
          </table:table-cell>
          <table:table-cell office:value-type="float" office:value="38.5333" calcext:value-type="float">
            <text:p>38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25951" calcext:value-type="float">
            <text:p>25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eyevsk</text:p>
          </table:table-cell>
          <table:table-cell office:value-type="float" office:value="53.9333" calcext:value-type="float">
            <text:p>53.9333</text:p>
          </table:table-cell>
          <table:table-cell office:value-type="float" office:value="37.9333" calcext:value-type="float">
            <text:p>37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25741" calcext:value-type="float">
            <text:p>25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radnoye</text:p>
          </table:table-cell>
          <table:table-cell office:value-type="float" office:value="59.7833" calcext:value-type="float">
            <text:p>59.7833</text:p>
          </table:table-cell>
          <table:table-cell office:value-type="float" office:value="30.8167" calcext:value-type="float">
            <text:p>30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25623" calcext:value-type="float">
            <text:p>256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banovo</text:p>
          </table:table-cell>
          <table:table-cell office:value-type="float" office:value="55.1833" calcext:value-type="float">
            <text:p>55.1833</text:p>
          </table:table-cell>
          <table:table-cell office:value-type="float" office:value="36.65" calcext:value-type="float">
            <text:p>36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25608" calcext:value-type="float">
            <text:p>25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naul</text:p>
          </table:table-cell>
          <table:table-cell office:value-type="float" office:value="56.2667" calcext:value-type="float">
            <text:p>56.2667</text:p>
          </table:table-cell>
          <table:table-cell office:value-type="float" office:value="54.9333" calcext:value-type="float">
            <text:p>54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25511" calcext:value-type="float">
            <text:p>255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a</text:p>
          </table:table-cell>
          <table:table-cell office:value-type="float" office:value="66.0398" calcext:value-type="float">
            <text:p>66.0398</text:p>
          </table:table-cell>
          <table:table-cell office:value-type="float" office:value="60.1315" calcext:value-type="float">
            <text:p>60.13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table:number-columns-repeated="2" office:value-type="float" office:value="25444" calcext:value-type="float">
            <text:p>25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sino-Petrovskiy</text:p>
          </table:table-cell>
          <table:table-cell office:value-type="float" office:value="55.8667" calcext:value-type="float">
            <text:p>55.8667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5424" calcext:value-type="float">
            <text:p>25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zëry</text:p>
          </table:table-cell>
          <table:table-cell office:value-type="float" office:value="54.85" calcext:value-type="float">
            <text:p>54.85</text:p>
          </table:table-cell>
          <table:table-cell office:value-type="float" office:value="38.55" calcext:value-type="float">
            <text:p>38.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5359" calcext:value-type="float">
            <text:p>25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chubeyevskoye</text:p>
          </table:table-cell>
          <table:table-cell office:value-type="float" office:value="44.6706" calcext:value-type="float">
            <text:p>44.6706</text:p>
          </table:table-cell>
          <table:table-cell office:value-type="float" office:value="41.838" calcext:value-type="float">
            <text:p>41.83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5279" calcext:value-type="float">
            <text:p>252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nogorsk</text:p>
          </table:table-cell>
          <table:table-cell office:value-type="float" office:value="51.4221" calcext:value-type="float">
            <text:p>51.4221</text:p>
          </table:table-cell>
          <table:table-cell office:value-type="float" office:value="57.5953" calcext:value-type="float">
            <text:p>57.59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25272" calcext:value-type="float">
            <text:p>25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ozovsk</text:p>
          </table:table-cell>
          <table:table-cell office:value-type="float" office:value="48.35" calcext:value-type="float">
            <text:p>48.35</text:p>
          </table:table-cell>
          <table:table-cell office:value-type="float" office:value="41.8333" calcext:value-type="float">
            <text:p>41.8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25198" calcext:value-type="float">
            <text:p>251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sovo</text:p>
          </table:table-cell>
          <table:table-cell office:value-type="float" office:value="54.35" calcext:value-type="float">
            <text:p>54.35</text:p>
          </table:table-cell>
          <table:table-cell office:value-type="float" office:value="41.9167" calcext:value-type="float">
            <text:p>41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yazanskaya Oblast’</text:p>
          </table:table-cell>
          <table:table-cell/>
          <table:table-cell table:number-columns-repeated="2" office:value-type="float" office:value="25177" calcext:value-type="float">
            <text:p>251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vetskaya Gavan’</text:p>
          </table:table-cell>
          <table:table-cell office:value-type="float" office:value="48.9667" calcext:value-type="float">
            <text:p>48.9667</text:p>
          </table:table-cell>
          <table:table-cell office:value-type="float" office:value="140.2833" calcext:value-type="float">
            <text:p>140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table:number-columns-repeated="2" office:value-type="float" office:value="25147" calcext:value-type="float">
            <text:p>25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karsk</text:p>
          </table:table-cell>
          <table:table-cell office:value-type="float" office:value="51.8667" calcext:value-type="float">
            <text:p>51.866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25140" calcext:value-type="float">
            <text:p>251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vlovsk</text:p>
          </table:table-cell>
          <table:table-cell office:value-type="float" office:value="50.45" calcext:value-type="float">
            <text:p>50.45</text:p>
          </table:table-cell>
          <table:table-cell office:value-type="float" office:value="40.0667" calcext:value-type="float">
            <text:p>40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24858" calcext:value-type="float">
            <text:p>24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r’yan-Mar</text:p>
          </table:table-cell>
          <table:table-cell office:value-type="float" office:value="67.6378" calcext:value-type="float">
            <text:p>67.6378</text:p>
          </table:table-cell>
          <table:table-cell office:value-type="float" office:value="53.0067" calcext:value-type="float">
            <text:p>53.00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enetskiy Avtonomnyy Okrug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24775" calcext:value-type="float">
            <text:p>24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eleznovodsk</text:p>
          </table:table-cell>
          <table:table-cell office:value-type="float" office:value="44.1333" calcext:value-type="float">
            <text:p>44.1333</text:p>
          </table:table-cell>
          <table:table-cell office:value-type="float" office:value="43.0333" calcext:value-type="float">
            <text:p>43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4768" calcext:value-type="float">
            <text:p>24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rnograd</text:p>
          </table:table-cell>
          <table:table-cell office:value-type="float" office:value="46.85" calcext:value-type="float">
            <text:p>46.85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24561" calcext:value-type="float">
            <text:p>245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ftekumsk</text:p>
          </table:table-cell>
          <table:table-cell office:value-type="float" office:value="44.7506" calcext:value-type="float">
            <text:p>44.7506</text:p>
          </table:table-cell>
          <table:table-cell office:value-type="float" office:value="44.9797" calcext:value-type="float">
            <text:p>44.97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4472" calcext:value-type="float">
            <text:p>244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ënov</text:p>
          </table:table-cell>
          <table:table-cell office:value-type="float" office:value="56.8" calcext:value-type="float">
            <text:p>56.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24400" calcext:value-type="float">
            <text:p>24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oitel</text:p>
          </table:table-cell>
          <table:table-cell office:value-type="float" office:value="50.7833" calcext:value-type="float">
            <text:p>50.7833</text:p>
          </table:table-cell>
          <table:table-cell office:value-type="float" office:value="36.4833" calcext:value-type="float">
            <text:p>36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24392" calcext:value-type="float">
            <text:p>243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ino</text:p>
          </table:table-cell>
          <table:table-cell office:value-type="float" office:value="57" calcext:value-type="float">
            <text:p>57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24354" calcext:value-type="float">
            <text:p>24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dniki</text:p>
          </table:table-cell>
          <table:table-cell office:value-type="float" office:value="57.1" calcext:value-type="float">
            <text:p>57.1</text:p>
          </table:table-cell>
          <table:table-cell office:value-type="float" office:value="41.7333" calcext:value-type="float">
            <text:p>41.7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24335" calcext:value-type="float">
            <text:p>24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turlinovka</text:p>
          </table:table-cell>
          <table:table-cell office:value-type="float" office:value="50.825" calcext:value-type="float">
            <text:p>50.825</text:p>
          </table:table-cell>
          <table:table-cell office:value-type="float" office:value="40.5889" calcext:value-type="float">
            <text:p>40.58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24319" calcext:value-type="float">
            <text:p>243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rovo</text:p>
          </table:table-cell>
          <table:table-cell office:value-type="float" office:value="51.9833" calcext:value-type="float">
            <text:p>51.9833</text:p>
          </table:table-cell>
          <table:table-cell office:value-type="float" office:value="42.2667" calcext:value-type="float">
            <text:p>42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mbovskaya Oblast’</text:p>
          </table:table-cell>
          <table:table-cell/>
          <table:table-cell table:number-columns-repeated="2" office:value-type="float" office:value="23987" calcext:value-type="float">
            <text:p>23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rya</text:p>
          </table:table-cell>
          <table:table-cell office:value-type="float" office:value="58.3667" calcext:value-type="float">
            <text:p>58.3667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stromskaya Oblast’</text:p>
          </table:table-cell>
          <table:table-cell/>
          <table:table-cell table:number-columns-repeated="2" office:value-type="float" office:value="23976" calcext:value-type="float">
            <text:p>23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ach-na-Donu</text:p>
          </table:table-cell>
          <table:table-cell office:value-type="float" office:value="48.6833" calcext:value-type="float">
            <text:p>48.6833</text:p>
          </table:table-cell>
          <table:table-cell office:value-type="float" office:value="43.5333" calcext:value-type="float">
            <text:p>43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23947" calcext:value-type="float">
            <text:p>239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y</text:p>
          </table:table-cell>
          <table:table-cell office:value-type="float" office:value="58.4833" calcext:value-type="float">
            <text:p>58.4833</text:p>
          </table:table-cell>
          <table:table-cell office:value-type="float" office:value="41.5167" calcext:value-type="float">
            <text:p>41.5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stromskaya Oblast’</text:p>
          </table:table-cell>
          <table:table-cell/>
          <table:table-cell table:number-columns-repeated="2" office:value-type="float" office:value="23809" calcext:value-type="float">
            <text:p>23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vandyk</text:p>
          </table:table-cell>
          <table:table-cell office:value-type="float" office:value="51.4833" calcext:value-type="float">
            <text:p>51.4833</text:p>
          </table:table-cell>
          <table:table-cell office:value-type="float" office:value="57.35" calcext:value-type="float">
            <text:p>57.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23763" calcext:value-type="float">
            <text:p>23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tarsk</text:p>
          </table:table-cell>
          <table:table-cell office:value-type="float" office:value="55.2167" calcext:value-type="float">
            <text:p>55.2167</text:p>
          </table:table-cell>
          <table:table-cell office:value-type="float" office:value="75.9667" calcext:value-type="float">
            <text:p>75.9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23729" calcext:value-type="float">
            <text:p>23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telnich</text:p>
          </table:table-cell>
          <table:table-cell office:value-type="float" office:value="58.3089" calcext:value-type="float">
            <text:p>58.3089</text:p>
          </table:table-cell>
          <table:table-cell office:value-type="float" office:value="48.3481" calcext:value-type="float">
            <text:p>48.34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23682" calcext:value-type="float">
            <text:p>23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eleznogorsk-Ilimskiy</text:p>
          </table:table-cell>
          <table:table-cell office:value-type="float" office:value="56.5833" calcext:value-type="float">
            <text:p>56.5833</text:p>
          </table:table-cell>
          <table:table-cell office:value-type="float" office:value="104.1167" calcext:value-type="float">
            <text:p>104.1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23643" calcext:value-type="float">
            <text:p>23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gotol</text:p>
          </table:table-cell>
          <table:table-cell office:value-type="float" office:value="56.2" calcext:value-type="float">
            <text:p>56.2</text:p>
          </table:table-cell>
          <table:table-cell office:value-type="float" office:value="89.5167" calcext:value-type="float">
            <text:p>89.5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office:value-type="float" office:value="23622" calcext:value-type="float">
            <text:p>23622</text:p>
          </table:table-cell>
          <table:table-cell office:value-type="float" office:value="21497" calcext:value-type="float">
            <text:p>21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patovo</text:p>
          </table:table-cell>
          <table:table-cell office:value-type="float" office:value="45.7167" calcext:value-type="float">
            <text:p>45.7167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3579" calcext:value-type="float">
            <text:p>23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yga</text:p>
          </table:table-cell>
          <table:table-cell office:value-type="float" office:value="56.0667" calcext:value-type="float">
            <text:p>56.0667</text:p>
          </table:table-cell>
          <table:table-cell office:value-type="float" office:value="85.6167" calcext:value-type="float">
            <text:p>85.6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23565" calcext:value-type="float">
            <text:p>235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echa</text:p>
          </table:table-cell>
          <table:table-cell office:value-type="float" office:value="52.85" calcext:value-type="float">
            <text:p>52.85</text:p>
          </table:table-cell>
          <table:table-cell office:value-type="float" office:value="32.6833" calcext:value-type="float">
            <text:p>32.6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23550" calcext:value-type="float">
            <text:p>235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vlekanovo</text:p>
          </table:table-cell>
          <table:table-cell office:value-type="float" office:value="54.2167" calcext:value-type="float">
            <text:p>54.2167</text:p>
          </table:table-cell>
          <table:table-cell office:value-type="float" office:value="55.0333" calcext:value-type="float">
            <text:p>55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23499" calcext:value-type="float">
            <text:p>234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nsk</text:p>
          </table:table-cell>
          <table:table-cell office:value-type="float" office:value="60.7167" calcext:value-type="float">
            <text:p>60.7167</text:p>
          </table:table-cell>
          <table:table-cell office:value-type="float" office:value="114.9" calcext:value-type="float">
            <text:p>114.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23479" calcext:value-type="float">
            <text:p>23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verobaykalsk</text:p>
          </table:table-cell>
          <table:table-cell office:value-type="float" office:value="55.6333" calcext:value-type="float">
            <text:p>55.6333</text:p>
          </table:table-cell>
          <table:table-cell office:value-type="float" office:value="109.3167" calcext:value-type="float">
            <text:p>109.3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23365" calcext:value-type="float">
            <text:p>23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edneuralsk</text:p>
          </table:table-cell>
          <table:table-cell office:value-type="float" office:value="56.9833" calcext:value-type="float">
            <text:p>56.9833</text:p>
          </table:table-cell>
          <table:table-cell office:value-type="float" office:value="60.4667" calcext:value-type="float">
            <text:p>60.4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23353" calcext:value-type="float">
            <text:p>23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hkhoy-Martan</text:p>
          </table:table-cell>
          <table:table-cell office:value-type="float" office:value="43.1939" calcext:value-type="float">
            <text:p>43.1939</text:p>
          </table:table-cell>
          <table:table-cell office:value-type="float" office:value="45.2833" calcext:value-type="float">
            <text:p>45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23282" calcext:value-type="float">
            <text:p>23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ya</text:p>
          </table:table-cell>
          <table:table-cell office:value-type="float" office:value="53.7333" calcext:value-type="float">
            <text:p>53.7333</text:p>
          </table:table-cell>
          <table:table-cell office:value-type="float" office:value="127.25" calcext:value-type="float">
            <text:p>127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murskaya Oblast’</text:p>
          </table:table-cell>
          <table:table-cell/>
          <table:table-cell table:number-columns-repeated="2" office:value-type="float" office:value="23270" calcext:value-type="float">
            <text:p>232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lpashevo</text:p>
          </table:table-cell>
          <table:table-cell office:value-type="float" office:value="58.3167" calcext:value-type="float">
            <text:p>58.3167</text:p>
          </table:table-cell>
          <table:table-cell office:value-type="float" office:value="82.9167" calcext:value-type="float">
            <text:p>82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23209" calcext:value-type="float">
            <text:p>23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vyansk</text:p>
          </table:table-cell>
          <table:table-cell office:value-type="float" office:value="57.4833" calcext:value-type="float">
            <text:p>57.4833</text:p>
          </table:table-cell>
          <table:table-cell office:value-type="float" office:value="60.2" calcext:value-type="float">
            <text:p>60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23200" calcext:value-type="float">
            <text:p>2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htagol</text:p>
          </table:table-cell>
          <table:table-cell office:value-type="float" office:value="52.7667" calcext:value-type="float">
            <text:p>52.7667</text:p>
          </table:table-cell>
          <table:table-cell office:value-type="float" office:value="87.8667" calcext:value-type="float">
            <text:p>87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23107" calcext:value-type="float">
            <text:p>231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sinoozërsk</text:p>
          </table:table-cell>
          <table:table-cell office:value-type="float" office:value="51.2833" calcext:value-type="float">
            <text:p>51.2833</text:p>
          </table:table-cell>
          <table:table-cell office:value-type="float" office:value="106.5167" calcext:value-type="float">
            <text:p>106.5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23082" calcext:value-type="float">
            <text:p>23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kino</text:p>
          </table:table-cell>
          <table:table-cell office:value-type="float" office:value="42.9667" calcext:value-type="float">
            <text:p>42.9667</text:p>
          </table:table-cell>
          <table:table-cell office:value-type="float" office:value="132.4" calcext:value-type="float">
            <text:p>132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23077" calcext:value-type="float">
            <text:p>23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uralsk</text:p>
          </table:table-cell>
          <table:table-cell office:value-type="float" office:value="58.35" calcext:value-type="float">
            <text:p>58.35</text:p>
          </table:table-cell>
          <table:table-cell office:value-type="float" office:value="60.05" calcext:value-type="float">
            <text:p>60.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22996" calcext:value-type="float">
            <text:p>22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armeysk</text:p>
          </table:table-cell>
          <table:table-cell office:value-type="float" office:value="51.0167" calcext:value-type="float">
            <text:p>51.0167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22994" calcext:value-type="float">
            <text:p>22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ktrogorsk</text:p>
          </table:table-cell>
          <table:table-cell office:value-type="float" office:value="55.8833" calcext:value-type="float">
            <text:p>55.8833</text:p>
          </table:table-cell>
          <table:table-cell office:value-type="float" office:value="38.7833" calcext:value-type="float">
            <text:p>38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2950" calcext:value-type="float">
            <text:p>229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ilkul</text:p>
          </table:table-cell>
          <table:table-cell office:value-type="float" office:value="54.9089" calcext:value-type="float">
            <text:p>54.9089</text:p>
          </table:table-cell>
          <table:table-cell office:value-type="float" office:value="71.2606" calcext:value-type="float">
            <text:p>71.26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22903" calcext:value-type="float">
            <text:p>229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ryevsk</text:p>
          </table:table-cell>
          <table:table-cell office:value-type="float" office:value="54.2833" calcext:value-type="float">
            <text:p>54.2833</text:p>
          </table:table-cell>
          <table:table-cell office:value-type="float" office:value="85.9333" calcext:value-type="float">
            <text:p>85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22872" calcext:value-type="float">
            <text:p>22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lsk</text:p>
          </table:table-cell>
          <table:table-cell office:value-type="float" office:value="61.0667" calcext:value-type="float">
            <text:p>61.0667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22776" calcext:value-type="float">
            <text:p>22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achinsk</text:p>
          </table:table-cell>
          <table:table-cell office:value-type="float" office:value="55.05" calcext:value-type="float">
            <text:p>55.05</text:p>
          </table:table-cell>
          <table:table-cell office:value-type="float" office:value="74.5833" calcext:value-type="float">
            <text:p>74.5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22737" calcext:value-type="float">
            <text:p>22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rmontov</text:p>
          </table:table-cell>
          <table:table-cell office:value-type="float" office:value="44.1053" calcext:value-type="float">
            <text:p>44.1053</text:p>
          </table:table-cell>
          <table:table-cell office:value-type="float" office:value="42.9717" calcext:value-type="float">
            <text:p>42.97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2601" calcext:value-type="float">
            <text:p>226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onnitsy</text:p>
          </table:table-cell>
          <table:table-cell office:value-type="float" office:value="55.422" calcext:value-type="float">
            <text:p>55.422</text:p>
          </table:table-cell>
          <table:table-cell office:value-type="float" office:value="38.2631" calcext:value-type="float">
            <text:p>38.26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2567" calcext:value-type="float">
            <text:p>225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venigorod</text:p>
          </table:table-cell>
          <table:table-cell office:value-type="float" office:value="55.7333" calcext:value-type="float">
            <text:p>55.7333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2513" calcext:value-type="float">
            <text:p>22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aya Kupavna</text:p>
          </table:table-cell>
          <table:table-cell office:value-type="float" office:value="55.8" calcext:value-type="float">
            <text:p>55.8</text:p>
          </table:table-cell>
          <table:table-cell office:value-type="float" office:value="38.1833" calcext:value-type="float">
            <text:p>38.1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2476" calcext:value-type="float">
            <text:p>22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dyzhensk</text:p>
          </table:table-cell>
          <table:table-cell office:value-type="float" office:value="44.4239" calcext:value-type="float">
            <text:p>44.4239</text:p>
          </table:table-cell>
          <table:table-cell office:value-type="float" office:value="39.5372" calcext:value-type="float">
            <text:p>39.53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22468" calcext:value-type="float">
            <text:p>22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ndeleyevsk</text:p>
          </table:table-cell>
          <table:table-cell office:value-type="float" office:value="55.9" calcext:value-type="float">
            <text:p>55.9</text:p>
          </table:table-cell>
          <table:table-cell office:value-type="float" office:value="52.3167" calcext:value-type="float">
            <text:p>52.3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22336" calcext:value-type="float">
            <text:p>22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kolskoye</text:p>
          </table:table-cell>
          <table:table-cell office:value-type="float" office:value="59.7" calcext:value-type="float">
            <text:p>59.7</text:p>
          </table:table-cell>
          <table:table-cell office:value-type="float" office:value="30.7833" calcext:value-type="float">
            <text:p>30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22286" calcext:value-type="float">
            <text:p>22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vly</text:p>
          </table:table-cell>
          <table:table-cell office:value-type="float" office:value="54.4" calcext:value-type="float">
            <text:p>54.4</text:p>
          </table:table-cell>
          <table:table-cell office:value-type="float" office:value="53.25" calcext:value-type="float">
            <text:p>53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22145" calcext:value-type="float">
            <text:p>22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mmunar</text:p>
          </table:table-cell>
          <table:table-cell office:value-type="float" office:value="59.6217" calcext:value-type="float">
            <text:p>59.6217</text:p>
          </table:table-cell>
          <table:table-cell office:value-type="float" office:value="30.3936" calcext:value-type="float">
            <text:p>30.39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22055" calcext:value-type="float">
            <text:p>220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Katav</text:p>
          </table:table-cell>
          <table:table-cell office:value-type="float" office:value="54.9333" calcext:value-type="float">
            <text:p>54.9333</text:p>
          </table:table-cell>
          <table:table-cell office:value-type="float" office:value="58.1667" calcext:value-type="float">
            <text:p>58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22042" calcext:value-type="float">
            <text:p>22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ikarakorsk</text:p>
          </table:table-cell>
          <table:table-cell office:value-type="float" office:value="47.5167" calcext:value-type="float">
            <text:p>47.5167</text:p>
          </table:table-cell>
          <table:table-cell office:value-type="float" office:value="40.8" calcext:value-type="float">
            <text:p>40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22030" calcext:value-type="float">
            <text:p>220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utninsk</text:p>
          </table:table-cell>
          <table:table-cell office:value-type="float" office:value="58.6667" calcext:value-type="float">
            <text:p>58.6667</text:p>
          </table:table-cell>
          <table:table-cell office:value-type="float" office:value="52.1833" calcext:value-type="float">
            <text:p>52.1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22009" calcext:value-type="float">
            <text:p>22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tovo</text:p>
          </table:table-cell>
          <table:table-cell office:value-type="float" office:value="50.3167" calcext:value-type="float">
            <text:p>50.3167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21990" calcext:value-type="float">
            <text:p>219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lyuchinsk</text:p>
          </table:table-cell>
          <table:table-cell office:value-type="float" office:value="52.9333" calcext:value-type="float">
            <text:p>52.9333</text:p>
          </table:table-cell>
          <table:table-cell office:value-type="float" office:value="158.4" calcext:value-type="float">
            <text:p>158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mchatskiy Kray</text:p>
          </table:table-cell>
          <table:table-cell/>
          <table:table-cell table:number-columns-repeated="2" office:value-type="float" office:value="21973" calcext:value-type="float">
            <text:p>219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eshchagino</text:p>
          </table:table-cell>
          <table:table-cell office:value-type="float" office:value="58.0667" calcext:value-type="float">
            <text:p>58.0667</text:p>
          </table:table-cell>
          <table:table-cell office:value-type="float" office:value="54.65" calcext:value-type="float">
            <text:p>54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21969" calcext:value-type="float">
            <text:p>219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vetlyy</text:p>
          </table:table-cell>
          <table:table-cell office:value-type="float" office:value="54.6833" calcext:value-type="float">
            <text:p>54.6833</text:p>
          </table:table-cell>
          <table:table-cell office:value-type="float" office:value="20.1333" calcext:value-type="float">
            <text:p>20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21928" calcext:value-type="float">
            <text:p>21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yazhsk</text:p>
          </table:table-cell>
          <table:table-cell office:value-type="float" office:value="53.7167" calcext:value-type="float">
            <text:p>53.7167</text:p>
          </table:table-cell>
          <table:table-cell office:value-type="float" office:value="40.0667" calcext:value-type="float">
            <text:p>40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yazanskaya Oblast’</text:p>
          </table:table-cell>
          <table:table-cell/>
          <table:table-cell table:number-columns-repeated="2" office:value-type="float" office:value="21457" calcext:value-type="float">
            <text:p>214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atka</text:p>
          </table:table-cell>
          <table:table-cell office:value-type="float" office:value="60.1" calcext:value-type="float">
            <text:p>60.1</text:p>
          </table:table-cell>
          <table:table-cell office:value-type="float" office:value="150.9" calcext:value-type="float">
            <text:p>150.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agadanskaya Oblast’</text:p>
          </table:table-cell>
          <table:table-cell/>
          <table:table-cell office:value-type="float" office:value="21452" calcext:value-type="float">
            <text:p>21452</text:p>
          </table:table-cell>
          <table:table-cell office:value-type="float" office:value="4534" calcext:value-type="float">
            <text:p>45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rko-Sale</text:p>
          </table:table-cell>
          <table:table-cell office:value-type="float" office:value="64.9147" calcext:value-type="float">
            <text:p>64.9147</text:p>
          </table:table-cell>
          <table:table-cell office:value-type="float" office:value="77.7728" calcext:value-type="float">
            <text:p>77.77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malo-Nenetskiy Avtonomnyy Okrug</text:p>
          </table:table-cell>
          <table:table-cell/>
          <table:table-cell table:number-columns-repeated="2" office:value-type="float" office:value="21448" calcext:value-type="float">
            <text:p>21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otkovo</text:p>
          </table:table-cell>
          <table:table-cell office:value-type="float" office:value="56.25" calcext:value-type="float">
            <text:p>56.25</text:p>
          </table:table-cell>
          <table:table-cell office:value-type="float" office:value="37.9833" calcext:value-type="float">
            <text:p>37.9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1349" calcext:value-type="float">
            <text:p>21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nogolovka</text:p>
          </table:table-cell>
          <table:table-cell office:value-type="float" office:value="56.0147" calcext:value-type="float">
            <text:p>56.0147</text:p>
          </table:table-cell>
          <table:table-cell office:value-type="float" office:value="38.3897" calcext:value-type="float">
            <text:p>38.38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1342" calcext:value-type="float">
            <text:p>213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skovo</text:p>
          </table:table-cell>
          <table:table-cell office:value-type="float" office:value="56.0128" calcext:value-type="float">
            <text:p>56.0128</text:p>
          </table:table-cell>
          <table:table-cell office:value-type="float" office:value="45.0253" calcext:value-type="float">
            <text:p>45.02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21321" calcext:value-type="float">
            <text:p>213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hchino</text:p>
          </table:table-cell>
          <table:table-cell office:value-type="float" office:value="54.8333" calcext:value-type="float">
            <text:p>54.8333</text:p>
          </table:table-cell>
          <table:table-cell office:value-type="float" office:value="37.6167" calcext:value-type="float">
            <text:p>37.6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1281" calcext:value-type="float">
            <text:p>21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rekhta</text:p>
          </table:table-cell>
          <table:table-cell office:value-type="float" office:value="57.45" calcext:value-type="float">
            <text:p>57.45</text:p>
          </table:table-cell>
          <table:table-cell office:value-type="float" office:value="40.5833" calcext:value-type="float">
            <text:p>40.5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stromskaya Oblast’</text:p>
          </table:table-cell>
          <table:table-cell/>
          <table:table-cell table:number-columns-repeated="2" office:value-type="float" office:value="21262" calcext:value-type="float">
            <text:p>212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ogoye</text:p>
          </table:table-cell>
          <table:table-cell office:value-type="float" office:value="57.8787" calcext:value-type="float">
            <text:p>57.8787</text:p>
          </table:table-cell>
          <table:table-cell office:value-type="float" office:value="34.0789" calcext:value-type="float">
            <text:p>34.07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21158" calcext:value-type="float">
            <text:p>21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khorevka</text:p>
          </table:table-cell>
          <table:table-cell office:value-type="float" office:value="56.1167" calcext:value-type="float">
            <text:p>56.1167</text:p>
          </table:table-cell>
          <table:table-cell office:value-type="float" office:value="101.1667" calcext:value-type="float">
            <text:p>101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21118" calcext:value-type="float">
            <text:p>21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achayevsk</text:p>
          </table:table-cell>
          <table:table-cell office:value-type="float" office:value="43.7667" calcext:value-type="float">
            <text:p>43.7667</text:p>
          </table:table-cell>
          <table:table-cell office:value-type="float" office:value="41.9" calcext:value-type="float">
            <text:p>41.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21067" calcext:value-type="float">
            <text:p>21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guchin</text:p>
          </table:table-cell>
          <table:table-cell office:value-type="float" office:value="55.2333" calcext:value-type="float">
            <text:p>55.2333</text:p>
          </table:table-cell>
          <table:table-cell office:value-type="float" office:value="84.3833" calcext:value-type="float">
            <text:p>84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21064" calcext:value-type="float">
            <text:p>21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sert</text:p>
          </table:table-cell>
          <table:table-cell office:value-type="float" office:value="56.5" calcext:value-type="float">
            <text:p>56.5</text:p>
          </table:table-cell>
          <table:table-cell office:value-type="float" office:value="60.8167" calcext:value-type="float">
            <text:p>60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21029" calcext:value-type="float">
            <text:p>21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dinka</text:p>
          </table:table-cell>
          <table:table-cell office:value-type="float" office:value="69.4" calcext:value-type="float">
            <text:p>69.4</text:p>
          </table:table-cell>
          <table:table-cell office:value-type="float" office:value="86.1833" calcext:value-type="float">
            <text:p>86.1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21015" calcext:value-type="float">
            <text:p>21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iy Lomov</text:p>
          </table:table-cell>
          <table:table-cell office:value-type="float" office:value="53.5333" calcext:value-type="float">
            <text:p>53.5333</text:p>
          </table:table-cell>
          <table:table-cell office:value-type="float" office:value="43.6833" calcext:value-type="float">
            <text:p>43.6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20943" calcext:value-type="float">
            <text:p>20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a</text:p>
          </table:table-cell>
          <table:table-cell office:value-type="float" office:value="57.2833" calcext:value-type="float">
            <text:p>57.2833</text:p>
          </table:table-cell>
          <table:table-cell office:value-type="float" office:value="55.45" calcext:value-type="float">
            <text:p>55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20899" calcext:value-type="float">
            <text:p>20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insk</text:p>
          </table:table-cell>
          <table:table-cell office:value-type="float" office:value="54.9667" calcext:value-type="float">
            <text:p>54.9667</text:p>
          </table:table-cell>
          <table:table-cell office:value-type="float" office:value="48.2833" calcext:value-type="float">
            <text:p>48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20854" calcext:value-type="float">
            <text:p>20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enegorsk</text:p>
          </table:table-cell>
          <table:table-cell office:value-type="float" office:value="68.15" calcext:value-type="float">
            <text:p>68.15</text:p>
          </table:table-cell>
          <table:table-cell office:value-type="float" office:value="33.2833" calcext:value-type="float">
            <text:p>33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/>
          <table:table-cell table:number-columns-repeated="2" office:value-type="float" office:value="20847" calcext:value-type="float">
            <text:p>208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ovskoye</text:p>
          </table:table-cell>
          <table:table-cell office:value-type="float" office:value="55.5833" calcext:value-type="float">
            <text:p>55.5833</text:p>
          </table:table-cell>
          <table:table-cell office:value-type="float" office:value="38.9167" calcext:value-type="float">
            <text:p>38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0844" calcext:value-type="float">
            <text:p>20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tan</text:p>
          </table:table-cell>
          <table:table-cell office:value-type="float" office:value="53.5167" calcext:value-type="float">
            <text:p>53.5167</text:p>
          </table:table-cell>
          <table:table-cell office:value-type="float" office:value="87.2667" calcext:value-type="float">
            <text:p>87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20841" calcext:value-type="float">
            <text:p>20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ktrougli</text:p>
          </table:table-cell>
          <table:table-cell office:value-type="float" office:value="55.7167" calcext:value-type="float">
            <text:p>55.7167</text:p>
          </table:table-cell>
          <table:table-cell office:value-type="float" office:value="38.2167" calcext:value-type="float">
            <text:p>38.2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0823" calcext:value-type="float">
            <text:p>20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gulubgey</text:p>
          </table:table-cell>
          <table:table-cell office:value-type="float" office:value="43.65" calcext:value-type="float">
            <text:p>43.65</text:p>
          </table:table-cell>
          <table:table-cell office:value-type="float" office:value="43.55" calcext:value-type="float">
            <text:p>43.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20718" calcext:value-type="float">
            <text:p>207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kha</text:p>
          </table:table-cell>
          <table:table-cell office:value-type="float" office:value="53.5833" calcext:value-type="float">
            <text:p>53.5833</text:p>
          </table:table-cell>
          <table:table-cell office:value-type="float" office:value="142.9333" calcext:value-type="float">
            <text:p>142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20715" calcext:value-type="float">
            <text:p>20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brov</text:p>
          </table:table-cell>
          <table:table-cell office:value-type="float" office:value="51.0944" calcext:value-type="float">
            <text:p>51.0944</text:p>
          </table:table-cell>
          <table:table-cell office:value-type="float" office:value="40.0322" calcext:value-type="float">
            <text:p>40.03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20605" calcext:value-type="float">
            <text:p>206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dan</text:p>
          </table:table-cell>
          <table:table-cell office:value-type="float" office:value="58.6" calcext:value-type="float">
            <text:p>58.6</text:p>
          </table:table-cell>
          <table:table-cell office:value-type="float" office:value="125.3833" calcext:value-type="float">
            <text:p>125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20595" calcext:value-type="float">
            <text:p>205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kolsk</text:p>
          </table:table-cell>
          <table:table-cell office:value-type="float" office:value="53.7167" calcext:value-type="float">
            <text:p>53.7167</text:p>
          </table:table-cell>
          <table:table-cell office:value-type="float" office:value="46.0833" calcext:value-type="float">
            <text:p>46.0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20572" calcext:value-type="float">
            <text:p>205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sk</text:p>
          </table:table-cell>
          <table:table-cell office:value-type="float" office:value="56.0906" calcext:value-type="float">
            <text:p>56.0906</text:p>
          </table:table-cell>
          <table:table-cell office:value-type="float" office:value="49.8764" calcext:value-type="float">
            <text:p>49.87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20540" calcext:value-type="float">
            <text:p>205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rnyauz</text:p>
          </table:table-cell>
          <table:table-cell office:value-type="float" office:value="43.4" calcext:value-type="float">
            <text:p>43.4</text:p>
          </table:table-cell>
          <table:table-cell office:value-type="float" office:value="42.9167" calcext:value-type="float">
            <text:p>42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20513" calcext:value-type="float">
            <text:p>20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zmodemyansk</text:p>
          </table:table-cell>
          <table:table-cell office:value-type="float" office:value="56.3419" calcext:value-type="float">
            <text:p>56.3419</text:p>
          </table:table-cell>
          <table:table-cell office:value-type="float" office:value="46.5636" calcext:value-type="float">
            <text:p>46.56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ariy-El</text:p>
          </table:table-cell>
          <table:table-cell/>
          <table:table-cell table:number-columns-repeated="2" office:value-type="float" office:value="20505" calcext:value-type="float">
            <text:p>205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trov</text:p>
          </table:table-cell>
          <table:table-cell office:value-type="float" office:value="57.3333" calcext:value-type="float">
            <text:p>57.3333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/>
          <table:table-cell table:number-columns-repeated="2" office:value-type="float" office:value="20427" calcext:value-type="float">
            <text:p>20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hal</text:p>
          </table:table-cell>
          <table:table-cell office:value-type="float" office:value="55.6667" calcext:value-type="float">
            <text:p>55.6667</text:p>
          </table:table-cell>
          <table:table-cell office:value-type="float" office:value="39.8833" calcext:value-type="float">
            <text:p>39.8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0418" calcext:value-type="float">
            <text:p>204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gach</text:p>
          </table:table-cell>
          <table:table-cell office:value-type="float" office:value="55.5333" calcext:value-type="float">
            <text:p>55.5333</text:p>
          </table:table-cell>
          <table:table-cell office:value-type="float" office:value="45.4667" calcext:value-type="float">
            <text:p>45.4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20269" calcext:value-type="float">
            <text:p>202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kalëvo</text:p>
          </table:table-cell>
          <table:table-cell office:value-type="float" office:value="59.5208" calcext:value-type="float">
            <text:p>59.5208</text:p>
          </table:table-cell>
          <table:table-cell office:value-type="float" office:value="34.1514" calcext:value-type="float">
            <text:p>34.15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20183" calcext:value-type="float">
            <text:p>20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telnikovo</text:p>
          </table:table-cell>
          <table:table-cell office:value-type="float" office:value="47.6333" calcext:value-type="float">
            <text:p>47.6333</text:p>
          </table:table-cell>
          <table:table-cell office:value-type="float" office:value="43.1333" calcext:value-type="float">
            <text:p>43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20172" calcext:value-type="float">
            <text:p>20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binka</text:p>
          </table:table-cell>
          <table:table-cell office:value-type="float" office:value="55.5764" calcext:value-type="float">
            <text:p>55.5764</text:p>
          </table:table-cell>
          <table:table-cell office:value-type="float" office:value="36.6947" calcext:value-type="float">
            <text:p>36.69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0157" calcext:value-type="float">
            <text:p>201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khunya</text:p>
          </table:table-cell>
          <table:table-cell office:value-type="float" office:value="57.6833" calcext:value-type="float">
            <text:p>57.6833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20049" calcext:value-type="float">
            <text:p>200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agir</text:p>
          </table:table-cell>
          <table:table-cell office:value-type="float" office:value="43.0417" calcext:value-type="float">
            <text:p>43.0417</text:p>
          </table:table-cell>
          <table:table-cell office:value-type="float" office:value="44.2106" calcext:value-type="float">
            <text:p>44.21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rth Ossetia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20043" calcext:value-type="float">
            <text:p>20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yakhta</text:p>
          </table:table-cell>
          <table:table-cell office:value-type="float" office:value="50.35" calcext:value-type="float">
            <text:p>50.35</text:p>
          </table:table-cell>
          <table:table-cell office:value-type="float" office:value="106.45" calcext:value-type="float">
            <text:p>106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20031" calcext:value-type="float">
            <text:p>20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otsin-Yurt</text:p>
          </table:table-cell>
          <table:table-cell office:value-type="float" office:value="43.2419" calcext:value-type="float">
            <text:p>43.24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20013" calcext:value-type="float">
            <text:p>200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man</text:p>
          </table:table-cell>
          <table:table-cell office:value-type="float" office:value="52.05" calcext:value-type="float">
            <text:p>52.05</text:p>
          </table:table-cell>
          <table:table-cell office:value-type="float" office:value="39.7333" calcext:value-type="float">
            <text:p>39.7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ipetskaya Oblast’</text:p>
          </table:table-cell>
          <table:table-cell/>
          <table:table-cell table:number-columns-repeated="2" office:value-type="float" office:value="19956" calcext:value-type="float">
            <text:p>19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niseysk</text:p>
          </table:table-cell>
          <table:table-cell office:value-type="float" office:value="58.4667" calcext:value-type="float">
            <text:p>58.4667</text:p>
          </table:table-cell>
          <table:table-cell office:value-type="float" office:value="92.1333" calcext:value-type="float">
            <text:p>92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office:value-type="float" office:value="19920" calcext:value-type="float">
            <text:p>19920</text:p>
          </table:table-cell>
          <table:table-cell office:value-type="float" office:value="10895" calcext:value-type="float">
            <text:p>10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yaya Tura</text:p>
          </table:table-cell>
          <table:table-cell office:value-type="float" office:value="58.6208" calcext:value-type="float">
            <text:p>58.6208</text:p>
          </table:table-cell>
          <table:table-cell office:value-type="float" office:value="59.8478" calcext:value-type="float">
            <text:p>59.84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19883" calcext:value-type="float">
            <text:p>19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bakha</text:p>
          </table:table-cell>
          <table:table-cell office:value-type="float" office:value="58.8667" calcext:value-type="float">
            <text:p>58.8667</text:p>
          </table:table-cell>
          <table:table-cell office:value-type="float" office:value="57.5833" calcext:value-type="float">
            <text:p>57.5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19831" calcext:value-type="float">
            <text:p>198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okolamsk</text:p>
          </table:table-cell>
          <table:table-cell office:value-type="float" office:value="56.0333" calcext:value-type="float">
            <text:p>56.0333</text:p>
          </table:table-cell>
          <table:table-cell office:value-type="float" office:value="35.95" calcext:value-type="float">
            <text:p>35.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9824" calcext:value-type="float">
            <text:p>19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andoma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19783" calcext:value-type="float">
            <text:p>19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hi-Yurt</text:p>
          </table:table-cell>
          <table:table-cell office:value-type="float" office:value="43.2191" calcext:value-type="float">
            <text:p>43.2191</text:p>
          </table:table-cell>
          <table:table-cell office:value-type="float" office:value="46.1926" calcext:value-type="float">
            <text:p>46.192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19727" calcext:value-type="float">
            <text:p>19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ryz</text:p>
          </table:table-cell>
          <table:table-cell office:value-type="float" office:value="56.5167" calcext:value-type="float">
            <text:p>56.5167</text:p>
          </table:table-cell>
          <table:table-cell office:value-type="float" office:value="52.9833" calcext:value-type="float">
            <text:p>52.9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19704" calcext:value-type="float">
            <text:p>19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ybnoye</text:p>
          </table:table-cell>
          <table:table-cell office:value-type="float" office:value="54.7333" calcext:value-type="float">
            <text:p>54.7333</text:p>
          </table:table-cell>
          <table:table-cell office:value-type="float" office:value="39.5167" calcext:value-type="float">
            <text:p>39.5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yazanskaya Oblast’</text:p>
          </table:table-cell>
          <table:table-cell/>
          <table:table-cell table:number-columns-repeated="2" office:value-type="float" office:value="19700" calcext:value-type="float">
            <text:p>19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epanovo</text:p>
          </table:table-cell>
          <table:table-cell office:value-type="float" office:value="54.2167" calcext:value-type="float">
            <text:p>54.2167</text:p>
          </table:table-cell>
          <table:table-cell office:value-type="float" office:value="83.3667" calcext:value-type="float">
            <text:p>83.3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19610" calcext:value-type="float">
            <text:p>196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rshov</text:p>
          </table:table-cell>
          <table:table-cell office:value-type="float" office:value="51.35" calcext:value-type="float">
            <text:p>51.35</text:p>
          </table:table-cell>
          <table:table-cell office:value-type="float" office:value="48.2833" calcext:value-type="float">
            <text:p>48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9590" calcext:value-type="float">
            <text:p>195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oyarskiy</text:p>
          </table:table-cell>
          <table:table-cell office:value-type="float" office:value="63.7167" calcext:value-type="float">
            <text:p>63.7167</text:p>
          </table:table-cell>
          <table:table-cell office:value-type="float" office:value="66.6667" calcext:value-type="float">
            <text:p>66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nty-Mansiyskiy Avtonomnyy Okrug-Yugra</text:p>
          </table:table-cell>
          <table:table-cell/>
          <table:table-cell table:number-columns-repeated="2" office:value-type="float" office:value="19542" calcext:value-type="float">
            <text:p>19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ek</text:p>
          </table:table-cell>
          <table:table-cell office:value-type="float" office:value="43.4833" calcext:value-type="float">
            <text:p>43.4833</text:p>
          </table:table-cell>
          <table:table-cell office:value-type="float" office:value="44.1333" calcext:value-type="float">
            <text:p>44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9494" calcext:value-type="float">
            <text:p>19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vylkino</text:p>
          </table:table-cell>
          <table:table-cell office:value-type="float" office:value="54.0333" calcext:value-type="float">
            <text:p>54.0333</text:p>
          </table:table-cell>
          <table:table-cell office:value-type="float" office:value="43.9167" calcext:value-type="float">
            <text:p>43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rdoviya</text:p>
          </table:table-cell>
          <table:table-cell/>
          <table:table-cell table:number-columns-repeated="2" office:value-type="float" office:value="19488" calcext:value-type="float">
            <text:p>19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deynoye Pole</text:p>
          </table:table-cell>
          <table:table-cell office:value-type="float" office:value="60.7333" calcext:value-type="float">
            <text:p>60.7333</text:p>
          </table:table-cell>
          <table:table-cell office:value-type="float" office:value="33.55" calcext:value-type="float">
            <text:p>33.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19458" calcext:value-type="float">
            <text:p>194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verevo</text:p>
          </table:table-cell>
          <table:table-cell office:value-type="float" office:value="48.02" calcext:value-type="float">
            <text:p>48.02</text:p>
          </table:table-cell>
          <table:table-cell office:value-type="float" office:value="40.12" calcext:value-type="float">
            <text:p>40.1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19456" calcext:value-type="float">
            <text:p>19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don</text:p>
          </table:table-cell>
          <table:table-cell office:value-type="float" office:value="43.1667" calcext:value-type="float">
            <text:p>43.1667</text:p>
          </table:table-cell>
          <table:table-cell office:value-type="float" office:value="44.2833" calcext:value-type="float">
            <text:p>44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rth Ossetia</text:p>
          </table:table-cell>
          <table:table-cell/>
          <table:table-cell table:number-columns-repeated="2" office:value-type="float" office:value="19412" calcext:value-type="float">
            <text:p>19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yevskiy</text:p>
          </table:table-cell>
          <table:table-cell office:value-type="float" office:value="54.0658" calcext:value-type="float">
            <text:p>54.0658</text:p>
          </table:table-cell>
          <table:table-cell office:value-type="float" office:value="54.9467" calcext:value-type="float">
            <text:p>54.94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9384" calcext:value-type="float">
            <text:p>19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bedyan</text:p>
          </table:table-cell>
          <table:table-cell office:value-type="float" office:value="53.0116" calcext:value-type="float">
            <text:p>53.0116</text:p>
          </table:table-cell>
          <table:table-cell office:value-type="float" office:value="39.1281" calcext:value-type="float">
            <text:p>39.12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ipetskaya Oblast’</text:p>
          </table:table-cell>
          <table:table-cell/>
          <table:table-cell table:number-columns-repeated="2" office:value-type="float" office:value="19288" calcext:value-type="float">
            <text:p>19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ovgrad</text:p>
          </table:table-cell>
          <table:table-cell office:value-type="float" office:value="57.4333" calcext:value-type="float">
            <text:p>57.4333</text:p>
          </table:table-cell>
          <table:table-cell office:value-type="float" office:value="60.0667" calcext:value-type="float">
            <text:p>60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19277" calcext:value-type="float">
            <text:p>19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kal</text:p>
          </table:table-cell>
          <table:table-cell office:value-type="float" office:value="54.9333" calcext:value-type="float">
            <text:p>54.9333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9264" calcext:value-type="float">
            <text:p>192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dulino</text:p>
          </table:table-cell>
          <table:table-cell office:value-type="float" office:value="53.6833" calcext:value-type="float">
            <text:p>53.6833</text:p>
          </table:table-cell>
          <table:table-cell office:value-type="float" office:value="53.65" calcext:value-type="float">
            <text:p>53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19222" calcext:value-type="float">
            <text:p>19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zhur</text:p>
          </table:table-cell>
          <table:table-cell office:value-type="float" office:value="55.3167" calcext:value-type="float">
            <text:p>55.3167</text:p>
          </table:table-cell>
          <table:table-cell office:value-type="float" office:value="89.8167" calcext:value-type="float">
            <text:p>89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office:value-type="float" office:value="19212" calcext:value-type="float">
            <text:p>19212</text:p>
          </table:table-cell>
          <table:table-cell office:value-type="float" office:value="15637" calcext:value-type="float">
            <text:p>15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kolayevsk-na-Amure</text:p>
          </table:table-cell>
          <table:table-cell office:value-type="float" office:value="53.15" calcext:value-type="float">
            <text:p>53.15</text:p>
          </table:table-cell>
          <table:table-cell office:value-type="float" office:value="140.7333" calcext:value-type="float">
            <text:p>140.7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table:number-columns-repeated="2" office:value-type="float" office:value="19135" calcext:value-type="float">
            <text:p>19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kazhevo</text:p>
          </table:table-cell>
          <table:table-cell office:value-type="float" office:value="43.2122" calcext:value-type="float">
            <text:p>43.2122</text:p>
          </table:table-cell>
          <table:table-cell office:value-type="float" office:value="44.8231" calcext:value-type="float">
            <text:p>44.82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gushetiya</text:p>
          </table:table-cell>
          <table:table-cell/>
          <table:table-cell table:number-columns-repeated="2" office:value-type="float" office:value="19036" calcext:value-type="float">
            <text:p>19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letarsk</text:p>
          </table:table-cell>
          <table:table-cell office:value-type="float" office:value="46.7031" calcext:value-type="float">
            <text:p>46.7031</text:p>
          </table:table-cell>
          <table:table-cell office:value-type="float" office:value="41.7192" calcext:value-type="float">
            <text:p>41.71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9032" calcext:value-type="float">
            <text:p>19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ga</text:p>
          </table:table-cell>
          <table:table-cell office:value-type="float" office:value="63.9167" calcext:value-type="float">
            <text:p>63.9167</text:p>
          </table:table-cell>
          <table:table-cell office:value-type="float" office:value="38.0833" calcext:value-type="float">
            <text:p>38.0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19030" calcext:value-type="float">
            <text:p>190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kov</text:p>
          </table:table-cell>
          <table:table-cell office:value-type="float" office:value="53.25" calcext:value-type="float">
            <text:p>53.25</text:p>
          </table:table-cell>
          <table:table-cell office:value-type="float" office:value="39.15" calcext:value-type="float">
            <text:p>39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ipetskaya Oblast’</text:p>
          </table:table-cell>
          <table:table-cell/>
          <table:table-cell table:number-columns-repeated="2" office:value-type="float" office:value="19017" calcext:value-type="float">
            <text:p>19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yty</text:p>
          </table:table-cell>
          <table:table-cell office:value-type="float" office:value="43.1642" calcext:value-type="float">
            <text:p>43.1642</text:p>
          </table:table-cell>
          <table:table-cell office:value-type="float" office:value="45.6228" calcext:value-type="float">
            <text:p>45.62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18939" calcext:value-type="float">
            <text:p>189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lidovo</text:p>
          </table:table-cell>
          <table:table-cell office:value-type="float" office:value="56.2167" calcext:value-type="float">
            <text:p>56.2167</text:p>
          </table:table-cell>
          <table:table-cell office:value-type="float" office:value="32.7833" calcext:value-type="float">
            <text:p>32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18883" calcext:value-type="float">
            <text:p>18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ach</text:p>
          </table:table-cell>
          <table:table-cell office:value-type="float" office:value="50.4258" calcext:value-type="float">
            <text:p>50.4258</text:p>
          </table:table-cell>
          <table:table-cell office:value-type="float" office:value="41.0156" calcext:value-type="float">
            <text:p>41.01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8834" calcext:value-type="float">
            <text:p>18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tavala</text:p>
          </table:table-cell>
          <table:table-cell office:value-type="float" office:value="61.7" calcext:value-type="float">
            <text:p>61.7</text:p>
          </table:table-cell>
          <table:table-cell office:value-type="float" office:value="30.6667" calcext:value-type="float">
            <text:p>30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8801" calcext:value-type="float">
            <text:p>18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gov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35.2667" calcext:value-type="float">
            <text:p>35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skaya Oblast’</text:p>
          </table:table-cell>
          <table:table-cell/>
          <table:table-cell table:number-columns-repeated="2" office:value-type="float" office:value="18774" calcext:value-type="float">
            <text:p>18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yy Oskol</text:p>
          </table:table-cell>
          <table:table-cell office:value-type="float" office:value="50.7667" calcext:value-type="float">
            <text:p>50.7667</text:p>
          </table:table-cell>
          <table:table-cell office:value-type="float" office:value="37.8667" calcext:value-type="float">
            <text:p>37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18763" calcext:value-type="float">
            <text:p>18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ovikino</text:p>
          </table:table-cell>
          <table:table-cell office:value-type="float" office:value="48.6" calcext:value-type="float">
            <text:p>48.6</text:p>
          </table:table-cell>
          <table:table-cell office:value-type="float" office:value="42.85" calcext:value-type="float">
            <text:p>42.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8685" calcext:value-type="float">
            <text:p>18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valerovo</text:p>
          </table:table-cell>
          <table:table-cell office:value-type="float" office:value="44.2702" calcext:value-type="float">
            <text:p>44.2702</text:p>
          </table:table-cell>
          <table:table-cell office:value-type="float" office:value="135.0498" calcext:value-type="float">
            <text:p>135.049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office:value-type="float" office:value="18657" calcext:value-type="float">
            <text:p>18657</text:p>
          </table:table-cell>
          <table:table-cell office:value-type="float" office:value="16945" calcext:value-type="float">
            <text:p>16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imanovsk</text:p>
          </table:table-cell>
          <table:table-cell office:value-type="float" office:value="52" calcext:value-type="float">
            <text:p>52</text:p>
          </table:table-cell>
          <table:table-cell office:value-type="float" office:value="127.6667" calcext:value-type="float">
            <text:p>127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murskaya Oblast’</text:p>
          </table:table-cell>
          <table:table-cell/>
          <table:table-cell table:number-columns-repeated="2" office:value-type="float" office:value="18643" calcext:value-type="float">
            <text:p>18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nino</text:p>
          </table:table-cell>
          <table:table-cell office:value-type="float" office:value="49.0873" calcext:value-type="float">
            <text:p>49.0873</text:p>
          </table:table-cell>
          <table:table-cell office:value-type="float" office:value="140.2425" calcext:value-type="float">
            <text:p>140.24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office:value-type="float" office:value="18618" calcext:value-type="float">
            <text:p>18618</text:p>
          </table:table-cell>
          <table:table-cell office:value-type="float" office:value="13353" calcext:value-type="float">
            <text:p>13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odub</text:p>
          </table:table-cell>
          <table:table-cell office:value-type="float" office:value="52.5833" calcext:value-type="float">
            <text:p>52.5833</text:p>
          </table:table-cell>
          <table:table-cell office:value-type="float" office:value="32.7667" calcext:value-type="float">
            <text:p>32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18615" calcext:value-type="float">
            <text:p>186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tva</text:p>
          </table:table-cell>
          <table:table-cell office:value-type="float" office:value="57.9333" calcext:value-type="float">
            <text:p>57.9333</text:p>
          </table:table-cell>
          <table:table-cell office:value-type="float" office:value="55.3333" calcext:value-type="float">
            <text:p>55.3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8608" calcext:value-type="float">
            <text:p>18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ozërsk</text:p>
          </table:table-cell>
          <table:table-cell office:value-type="float" office:value="61.0393" calcext:value-type="float">
            <text:p>61.0393</text:p>
          </table:table-cell>
          <table:table-cell office:value-type="float" office:value="30.1291" calcext:value-type="float">
            <text:p>30.129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18552" calcext:value-type="float">
            <text:p>18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r’yev-Pol’skiy</text:p>
          </table:table-cell>
          <table:table-cell office:value-type="float" office:value="56.5" calcext:value-type="float">
            <text:p>56.5</text:p>
          </table:table-cell>
          <table:table-cell office:value-type="float" office:value="39.6833" calcext:value-type="float">
            <text:p>39.6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18433" calcext:value-type="float">
            <text:p>184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oozërskiy</text:p>
          </table:table-cell>
          <table:table-cell office:value-type="float" office:value="55.4614" calcext:value-type="float">
            <text:p>55.4614</text:p>
          </table:table-cell>
          <table:table-cell office:value-type="float" office:value="38.4422" calcext:value-type="float">
            <text:p>38.44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8297" calcext:value-type="float">
            <text:p>18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yudyanka</text:p>
          </table:table-cell>
          <table:table-cell office:value-type="float" office:value="51.6594" calcext:value-type="float">
            <text:p>51.6594</text:p>
          </table:table-cell>
          <table:table-cell office:value-type="float" office:value="103.7061" calcext:value-type="float">
            <text:p>103.70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18287" calcext:value-type="float">
            <text:p>18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ftegorsk</text:p>
          </table:table-cell>
          <table:table-cell office:value-type="float" office:value="52.8" calcext:value-type="float">
            <text:p>52.8</text:p>
          </table:table-cell>
          <table:table-cell office:value-type="float" office:value="51.1667" calcext:value-type="float">
            <text:p>51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17990" calcext:value-type="float">
            <text:p>179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tury</text:p>
          </table:table-cell>
          <table:table-cell office:value-type="float" office:value="43.1667" calcext:value-type="float">
            <text:p>43.16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17970" calcext:value-type="float">
            <text:p>179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rabali</text:p>
          </table:table-cell>
          <table:table-cell office:value-type="float" office:value="47.4" calcext:value-type="float">
            <text:p>47.4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17968" calcext:value-type="float">
            <text:p>179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kmor</text:p>
          </table:table-cell>
          <table:table-cell office:value-type="float" office:value="56.1825" calcext:value-type="float">
            <text:p>56.1825</text:p>
          </table:table-cell>
          <table:table-cell office:value-type="float" office:value="50.9064" calcext:value-type="float">
            <text:p>50.90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17815" calcext:value-type="float">
            <text:p>17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binka</text:p>
          </table:table-cell>
          <table:table-cell office:value-type="float" office:value="55.99" calcext:value-type="float">
            <text:p>55.99</text:p>
          </table:table-cell>
          <table:table-cell office:value-type="float" office:value="40.0167" calcext:value-type="float">
            <text:p>40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17799" calcext:value-type="float">
            <text:p>17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itsyno</text:p>
          </table:table-cell>
          <table:table-cell office:value-type="float" office:value="55.6147" calcext:value-type="float">
            <text:p>55.6147</text:p>
          </table:table-cell>
          <table:table-cell office:value-type="float" office:value="36.9872" calcext:value-type="float">
            <text:p>36.98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7651" calcext:value-type="float">
            <text:p>17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za</text:p>
          </table:table-cell>
          <table:table-cell office:value-type="float" office:value="53.85" calcext:value-type="float">
            <text:p>53.85</text:p>
          </table:table-cell>
          <table:table-cell office:value-type="float" office:value="46.35" calcext:value-type="float">
            <text:p>46.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7630" calcext:value-type="float">
            <text:p>176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yarnyy</text:p>
          </table:table-cell>
          <table:table-cell office:value-type="float" office:value="69.1983" calcext:value-type="float">
            <text:p>69.1983</text:p>
          </table:table-cell>
          <table:table-cell office:value-type="float" office:value="33.4561" calcext:value-type="float">
            <text:p>33.45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/>
          <table:table-cell table:number-columns-repeated="2" office:value-type="float" office:value="17605" calcext:value-type="float">
            <text:p>176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st</text:p>
          </table:table-cell>
          <table:table-cell office:value-type="float" office:value="54.3667" calcext:value-type="float">
            <text:p>54.3667</text:p>
          </table:table-cell>
          <table:table-cell office:value-type="float" office:value="60.8167" calcext:value-type="float">
            <text:p>60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7508" calcext:value-type="float">
            <text:p>175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achev</text:p>
          </table:table-cell>
          <table:table-cell office:value-type="float" office:value="53.1167" calcext:value-type="float">
            <text:p>53.1167</text:p>
          </table:table-cell>
          <table:table-cell office:value-type="float" office:value="34.9833" calcext:value-type="float">
            <text:p>34.9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17466" calcext:value-type="float">
            <text:p>174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kumskoye</text:p>
          </table:table-cell>
          <table:table-cell office:value-type="float" office:value="44.1778" calcext:value-type="float">
            <text:p>44.1778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7451" calcext:value-type="float">
            <text:p>174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vorov</text:p>
          </table:table-cell>
          <table:table-cell office:value-type="float" office:value="54.1167" calcext:value-type="float">
            <text:p>54.1167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17450" calcext:value-type="float">
            <text:p>174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yaya Salda</text:p>
          </table:table-cell>
          <table:table-cell office:value-type="float" office:value="58.0833" calcext:value-type="float">
            <text:p>58.0833</text:p>
          </table:table-cell>
          <table:table-cell office:value-type="float" office:value="60.7167" calcext:value-type="float">
            <text:p>60.7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17373" calcext:value-type="float">
            <text:p>17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ychikhinsk</text:p>
          </table:table-cell>
          <table:table-cell office:value-type="float" office:value="49.8" calcext:value-type="float">
            <text:p>49.8</text:p>
          </table:table-cell>
          <table:table-cell office:value-type="float" office:value="129.4" calcext:value-type="float">
            <text:p>129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murskaya Oblast’</text:p>
          </table:table-cell>
          <table:table-cell/>
          <table:table-cell table:number-columns-repeated="2" office:value-type="float" office:value="17372" calcext:value-type="float">
            <text:p>173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mikha</text:p>
          </table:table-cell>
          <table:table-cell office:value-type="float" office:value="55.2333" calcext:value-type="float">
            <text:p>55.2333</text:p>
          </table:table-cell>
          <table:table-cell office:value-type="float" office:value="63.2833" calcext:value-type="float">
            <text:p>63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ganskaya Oblast’</text:p>
          </table:table-cell>
          <table:table-cell/>
          <table:table-cell table:number-columns-repeated="2" office:value-type="float" office:value="17336" calcext:value-type="float">
            <text:p>17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slobodsk</text:p>
          </table:table-cell>
          <table:table-cell office:value-type="float" office:value="48.7" calcext:value-type="float">
            <text:p>48.7</text:p>
          </table:table-cell>
          <table:table-cell office:value-type="float" office:value="44.5667" calcext:value-type="float">
            <text:p>44.5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7327" calcext:value-type="float">
            <text:p>173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ryevsk</text:p>
          </table:table-cell>
          <table:table-cell office:value-type="float" office:value="54.7667" calcext:value-type="float">
            <text:p>54.7667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7295" calcext:value-type="float">
            <text:p>17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dporozhye</text:p>
          </table:table-cell>
          <table:table-cell office:value-type="float" office:value="60.9167" calcext:value-type="float">
            <text:p>60.9167</text:p>
          </table:table-cell>
          <table:table-cell office:value-type="float" office:value="34.1667" calcext:value-type="float">
            <text:p>34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17270" calcext:value-type="float">
            <text:p>172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ymak</text:p>
          </table:table-cell>
          <table:table-cell office:value-type="float" office:value="52.5833" calcext:value-type="float">
            <text:p>52.5833</text:p>
          </table:table-cell>
          <table:table-cell office:value-type="float" office:value="58.3167" calcext:value-type="float">
            <text:p>58.3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7254" calcext:value-type="float">
            <text:p>172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nstantinovsk</text:p>
          </table:table-cell>
          <table:table-cell office:value-type="float" office:value="47.5833" calcext:value-type="float">
            <text:p>47.5833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7160" calcext:value-type="float">
            <text:p>17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sa</text:p>
          </table:table-cell>
          <table:table-cell office:value-type="float" office:value="55.3333" calcext:value-type="float">
            <text:p>55.3333</text:p>
          </table:table-cell>
          <table:table-cell office:value-type="float" office:value="59.4333" calcext:value-type="float">
            <text:p>59.4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7136" calcext:value-type="float">
            <text:p>17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insk</text:p>
          </table:table-cell>
          <table:table-cell office:value-type="float" office:value="58.0333" calcext:value-type="float">
            <text:p>58.0333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17060" calcext:value-type="float">
            <text:p>170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vrilov-Yam</text:p>
          </table:table-cell>
          <table:table-cell office:value-type="float" office:value="57.3" calcext:value-type="float">
            <text:p>57.3</text:p>
          </table:table-cell>
          <table:table-cell office:value-type="float" office:value="39.85" calcext:value-type="float">
            <text:p>39.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roslavskaya Oblast’</text:p>
          </table:table-cell>
          <table:table-cell/>
          <table:table-cell table:number-columns-repeated="2" office:value-type="float" office:value="17057" calcext:value-type="float">
            <text:p>17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nzelinsk</text:p>
          </table:table-cell>
          <table:table-cell office:value-type="float" office:value="55.7167" calcext:value-type="float">
            <text:p>55.7167</text:p>
          </table:table-cell>
          <table:table-cell office:value-type="float" office:value="53.0833" calcext:value-type="float">
            <text:p>53.0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17055" calcext:value-type="float">
            <text:p>170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krov</text:p>
          </table:table-cell>
          <table:table-cell office:value-type="float" office:value="55.9178" calcext:value-type="float">
            <text:p>55.9178</text:p>
          </table:table-cell>
          <table:table-cell office:value-type="float" office:value="39.175" calcext:value-type="float">
            <text:p>39.1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17025" calcext:value-type="float">
            <text:p>17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vorino</text:p>
          </table:table-cell>
          <table:table-cell office:value-type="float" office:value="51.2" calcext:value-type="float">
            <text:p>51.2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7025" calcext:value-type="float">
            <text:p>17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ich</text:p>
          </table:table-cell>
          <table:table-cell office:value-type="float" office:value="58.3833" calcext:value-type="float">
            <text:p>58.3833</text:p>
          </table:table-cell>
          <table:table-cell office:value-type="float" office:value="42.35" calcext:value-type="float">
            <text:p>42.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stromskaya Oblast’</text:p>
          </table:table-cell>
          <table:table-cell/>
          <table:table-cell table:number-columns-repeated="2" office:value-type="float" office:value="16911" calcext:value-type="float">
            <text:p>16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ukovka</text:p>
          </table:table-cell>
          <table:table-cell office:value-type="float" office:value="53.5339" calcext:value-type="float">
            <text:p>53.5339</text:p>
          </table:table-cell>
          <table:table-cell office:value-type="float" office:value="33.7281" calcext:value-type="float">
            <text:p>33.72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16878" calcext:value-type="float">
            <text:p>16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glino</text:p>
          </table:table-cell>
          <table:table-cell office:value-type="float" office:value="54.8385" calcext:value-type="float">
            <text:p>54.8385</text:p>
          </table:table-cell>
          <table:table-cell office:value-type="float" office:value="56.4232" calcext:value-type="float">
            <text:p>56.423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6811" calcext:value-type="float">
            <text:p>16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michurinsk</text:p>
          </table:table-cell>
          <table:table-cell office:value-type="float" office:value="54.0333" calcext:value-type="float">
            <text:p>54.0333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yazanskaya Oblast’</text:p>
          </table:table-cell>
          <table:table-cell/>
          <table:table-cell table:number-columns-repeated="2" office:value-type="float" office:value="16710" calcext:value-type="float">
            <text:p>16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chëp</text:p>
          </table:table-cell>
          <table:table-cell office:value-type="float" office:value="52.9333" calcext:value-type="float">
            <text:p>52.9333</text:p>
          </table:table-cell>
          <table:table-cell office:value-type="float" office:value="33.45" calcext:value-type="float">
            <text:p>33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16687" calcext:value-type="float">
            <text:p>16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vdor</text:p>
          </table:table-cell>
          <table:table-cell office:value-type="float" office:value="67.5594" calcext:value-type="float">
            <text:p>67.5594</text:p>
          </table:table-cell>
          <table:table-cell office:value-type="float" office:value="30.4667" calcext:value-type="float">
            <text:p>30.4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/>
          <table:table-cell table:number-columns-repeated="2" office:value-type="float" office:value="16623" calcext:value-type="float">
            <text:p>166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tamysh</text:p>
          </table:table-cell>
          <table:table-cell office:value-type="float" office:value="54.9" calcext:value-type="float">
            <text:p>54.9</text:p>
          </table:table-cell>
          <table:table-cell office:value-type="float" office:value="64.4333" calcext:value-type="float">
            <text:p>64.4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ganskaya Oblast’</text:p>
          </table:table-cell>
          <table:table-cell/>
          <table:table-cell table:number-columns-repeated="2" office:value-type="float" office:value="16579" calcext:value-type="float">
            <text:p>16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tso</text:p>
          </table:table-cell>
          <table:table-cell office:value-type="float" office:value="53.3694" calcext:value-type="float">
            <text:p>53.3694</text:p>
          </table:table-cell>
          <table:table-cell office:value-type="float" office:value="34.1" calcext:value-type="float">
            <text:p>34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16554" calcext:value-type="float">
            <text:p>16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gorechensk</text:p>
          </table:table-cell>
          <table:table-cell office:value-type="float" office:value="57.4333" calcext:value-type="float">
            <text:p>57.4333</text:p>
          </table:table-cell>
          <table:table-cell office:value-type="float" office:value="41.1667" calcext:value-type="float">
            <text:p>41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stromskaya Oblast’</text:p>
          </table:table-cell>
          <table:table-cell/>
          <table:table-cell table:number-columns-repeated="2" office:value-type="float" office:value="16539" calcext:value-type="float">
            <text:p>16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chkeken</text:p>
          </table:table-cell>
          <table:table-cell office:value-type="float" office:value="43.9439" calcext:value-type="float">
            <text:p>43.9439</text:p>
          </table:table-cell>
          <table:table-cell office:value-type="float" office:value="42.5153" calcext:value-type="float">
            <text:p>42.51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16512" calcext:value-type="float">
            <text:p>165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zelsk</text:p>
          </table:table-cell>
          <table:table-cell office:value-type="float" office:value="54.0353" calcext:value-type="float">
            <text:p>54.0353</text:p>
          </table:table-cell>
          <table:table-cell office:value-type="float" office:value="35.7767" calcext:value-type="float">
            <text:p>35.77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16443" calcext:value-type="float">
            <text:p>16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sanov</text:p>
          </table:table-cell>
          <table:table-cell office:value-type="float" office:value="52.65" calcext:value-type="float">
            <text:p>52.65</text:p>
          </table:table-cell>
          <table:table-cell office:value-type="float" office:value="42.7333" calcext:value-type="float">
            <text:p>42.7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mbovskaya Oblast’</text:p>
          </table:table-cell>
          <table:table-cell/>
          <table:table-cell table:number-columns-repeated="2" office:value-type="float" office:value="16409" calcext:value-type="float">
            <text:p>164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tashkov</text:p>
          </table:table-cell>
          <table:table-cell office:value-type="float" office:value="57.15" calcext:value-type="float">
            <text:p>57.15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16318" calcext:value-type="float">
            <text:p>16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anninskiy</text:p>
          </table:table-cell>
          <table:table-cell office:value-type="float" office:value="50.5167" calcext:value-type="float">
            <text:p>50.5167</text:p>
          </table:table-cell>
          <table:table-cell office:value-type="float" office:value="42.6667" calcext:value-type="float">
            <text:p>42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6294" calcext:value-type="float">
            <text:p>16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rovsk-Zabaykal’skiy</text:p>
          </table:table-cell>
          <table:table-cell office:value-type="float" office:value="51.2833" calcext:value-type="float">
            <text:p>51.2833</text:p>
          </table:table-cell>
          <table:table-cell office:value-type="float" office:value="108.8333" calcext:value-type="float">
            <text:p>108.8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table:number-columns-repeated="2" office:value-type="float" office:value="16213" calcext:value-type="float">
            <text:p>16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bayurt</text:p>
          </table:table-cell>
          <table:table-cell office:value-type="float" office:value="43.5992" calcext:value-type="float">
            <text:p>43.5992</text:p>
          </table:table-cell>
          <table:table-cell office:value-type="float" office:value="46.7758" calcext:value-type="float">
            <text:p>46.77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6165" calcext:value-type="float">
            <text:p>161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ylsk</text:p>
          </table:table-cell>
          <table:table-cell office:value-type="float" office:value="51.5667" calcext:value-type="float">
            <text:p>51.5667</text:p>
          </table:table-cell>
          <table:table-cell office:value-type="float" office:value="34.6833" calcext:value-type="float">
            <text:p>34.6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skaya Oblast’</text:p>
          </table:table-cell>
          <table:table-cell/>
          <table:table-cell table:number-columns-repeated="2" office:value-type="float" office:value="16147" calcext:value-type="float">
            <text:p>16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dinsk</text:p>
          </table:table-cell>
          <table:table-cell office:value-type="float" office:value="58.6" calcext:value-type="float">
            <text:p>58.6</text:p>
          </table:table-cell>
          <table:table-cell office:value-type="float" office:value="99.1833" calcext:value-type="float">
            <text:p>99.1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16116" calcext:value-type="float">
            <text:p>16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sli</text:p>
          </table:table-cell>
          <table:table-cell office:value-type="float" office:value="55.8833" calcext:value-type="float">
            <text:p>55.8833</text:p>
          </table:table-cell>
          <table:table-cell office:value-type="float" office:value="60.75" calcext:value-type="float">
            <text:p>60.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6013" calcext:value-type="float">
            <text:p>160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gtyarsk</text:p>
          </table:table-cell>
          <table:table-cell office:value-type="float" office:value="56.7" calcext:value-type="float">
            <text:p>56.7</text:p>
          </table:table-cell>
          <table:table-cell office:value-type="float" office:value="60.1" calcext:value-type="float">
            <text:p>60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16001" calcext:value-type="float">
            <text:p>16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ransk</text:p>
          </table:table-cell>
          <table:table-cell office:value-type="float" office:value="57.3033" calcext:value-type="float">
            <text:p>57.3033</text:p>
          </table:table-cell>
          <table:table-cell office:value-type="float" office:value="47.8688" calcext:value-type="float">
            <text:p>47.868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15985" calcext:value-type="float">
            <text:p>159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yzyak</text:p>
          </table:table-cell>
          <table:table-cell office:value-type="float" office:value="46.1167" calcext:value-type="float">
            <text:p>46.1167</text:p>
          </table:table-cell>
          <table:table-cell office:value-type="float" office:value="48.0833" calcext:value-type="float">
            <text:p>48.0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15984" calcext:value-type="float">
            <text:p>15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ysh</text:p>
          </table:table-cell>
          <table:table-cell office:value-type="float" office:value="53.65" calcext:value-type="float">
            <text:p>53.65</text:p>
          </table:table-cell>
          <table:table-cell office:value-type="float" office:value="47.1167" calcext:value-type="float">
            <text:p>47.1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5974" calcext:value-type="float">
            <text:p>15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litsa</text:p>
          </table:table-cell>
          <table:table-cell office:value-type="float" office:value="57.0125" calcext:value-type="float">
            <text:p>57.0125</text:p>
          </table:table-cell>
          <table:table-cell office:value-type="float" office:value="63.7292" calcext:value-type="float">
            <text:p>63.72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15941" calcext:value-type="float">
            <text:p>159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kin</text:p>
          </table:table-cell>
          <table:table-cell office:value-type="float" office:value="46.8167" calcext:value-type="float">
            <text:p>46.8167</text:p>
          </table:table-cell>
          <table:table-cell office:value-type="float" office:value="134.25" calcext:value-type="float">
            <text:p>134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table:number-columns-repeated="2" office:value-type="float" office:value="15928" calcext:value-type="float">
            <text:p>15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vsk</text:p>
          </table:table-cell>
          <table:table-cell office:value-type="float" office:value="53.7" calcext:value-type="float">
            <text:p>53.7</text:p>
          </table:table-cell>
          <table:table-cell office:value-type="float" office:value="37.3" calcext:value-type="float">
            <text:p>37.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15920" calcext:value-type="float">
            <text:p>15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del</text:p>
          </table:table-cell>
          <table:table-cell office:value-type="float" office:value="60.6833" calcext:value-type="float">
            <text:p>60.6833</text:p>
          </table:table-cell>
          <table:table-cell office:value-type="float" office:value="60.4333" calcext:value-type="float">
            <text:p>60.4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15888" calcext:value-type="float">
            <text:p>15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tav-Ivanovsk</text:p>
          </table:table-cell>
          <table:table-cell office:value-type="float" office:value="54.75" calcext:value-type="float">
            <text:p>54.75</text:p>
          </table:table-cell>
          <table:table-cell office:value-type="float" office:value="58.2" calcext:value-type="float">
            <text:p>58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5872" calcext:value-type="float">
            <text:p>15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ininsk</text:p>
          </table:table-cell>
          <table:table-cell office:value-type="float" office:value="51.5" calcext:value-type="float">
            <text:p>51.5</text:p>
          </table:table-cell>
          <table:table-cell office:value-type="float" office:value="44.45" calcext:value-type="float">
            <text:p>44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5821" calcext:value-type="float">
            <text:p>1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madysh</text:p>
          </table:table-cell>
          <table:table-cell office:value-type="float" office:value="55.7" calcext:value-type="float">
            <text:p>55.7</text:p>
          </table:table-cell>
          <table:table-cell office:value-type="float" office:value="51.4" calcext:value-type="float">
            <text:p>51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15806" calcext:value-type="float">
            <text:p>15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snogorsk</text:p>
          </table:table-cell>
          <table:table-cell office:value-type="float" office:value="54.4794" calcext:value-type="float">
            <text:p>54.4794</text:p>
          </table:table-cell>
          <table:table-cell office:value-type="float" office:value="37.6934" calcext:value-type="float">
            <text:p>37.693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15706" calcext:value-type="float">
            <text:p>15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irnovsk</text:p>
          </table:table-cell>
          <table:table-cell office:value-type="float" office:value="50.9833" calcext:value-type="float">
            <text:p>50.9833</text:p>
          </table:table-cell>
          <table:table-cell office:value-type="float" office:value="44.7667" calcext:value-type="float">
            <text:p>44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5680" calcext:value-type="float">
            <text:p>156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otnoye</text:p>
          </table:table-cell>
          <table:table-cell office:value-type="float" office:value="55.6667" calcext:value-type="float">
            <text:p>55.6667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15629" calcext:value-type="float">
            <text:p>15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dyr</text:p>
          </table:table-cell>
          <table:table-cell office:value-type="float" office:value="64.7333" calcext:value-type="float">
            <text:p>64.7333</text:p>
          </table:table-cell>
          <table:table-cell office:value-type="float" office:value="177.5167" calcext:value-type="float">
            <text:p>177.5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kotskiy Avtonomnyy Okrug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5604" calcext:value-type="float">
            <text:p>15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snyy</text:p>
          </table:table-cell>
          <table:table-cell office:value-type="float" office:value="51.0333" calcext:value-type="float">
            <text:p>51.0333</text:p>
          </table:table-cell>
          <table:table-cell office:value-type="float" office:value="59.8667" calcext:value-type="float">
            <text:p>59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15573" calcext:value-type="float">
            <text:p>15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vetogorsk</text:p>
          </table:table-cell>
          <table:table-cell office:value-type="float" office:value="61.1083" calcext:value-type="float">
            <text:p>61.1083</text:p>
          </table:table-cell>
          <table:table-cell office:value-type="float" office:value="28.8583" calcext:value-type="float">
            <text:p>28.85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15546" calcext:value-type="float">
            <text:p>15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vetsk</text:p>
          </table:table-cell>
          <table:table-cell office:value-type="float" office:value="57.6013" calcext:value-type="float">
            <text:p>57.6013</text:p>
          </table:table-cell>
          <table:table-cell office:value-type="float" office:value="48.9386" calcext:value-type="float">
            <text:p>48.93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15538" calcext:value-type="float">
            <text:p>15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volzhsk</text:p>
          </table:table-cell>
          <table:table-cell office:value-type="float" office:value="57.3833" calcext:value-type="float">
            <text:p>57.3833</text:p>
          </table:table-cell>
          <table:table-cell office:value-type="float" office:value="41.2833" calcext:value-type="float">
            <text:p>41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15530" calcext:value-type="float">
            <text:p>155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lenogradsk</text:p>
          </table:table-cell>
          <table:table-cell office:value-type="float" office:value="54.95" calcext:value-type="float">
            <text:p>54.95</text:p>
          </table:table-cell>
          <table:table-cell office:value-type="float" office:value="20.4833" calcext:value-type="float">
            <text:p>20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5493" calcext:value-type="float">
            <text:p>15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turovo</text:p>
          </table:table-cell>
          <table:table-cell office:value-type="float" office:value="58.3333" calcext:value-type="float">
            <text:p>58.3333</text:p>
          </table:table-cell>
          <table:table-cell office:value-type="float" office:value="44.7667" calcext:value-type="float">
            <text:p>44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stromskaya Oblast’</text:p>
          </table:table-cell>
          <table:table-cell/>
          <table:table-cell table:number-columns-repeated="2" office:value-type="float" office:value="15452" calcext:value-type="float">
            <text:p>15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vishersk</text:p>
          </table:table-cell>
          <table:table-cell office:value-type="float" office:value="60.4" calcext:value-type="float">
            <text:p>60.4</text:p>
          </table:table-cell>
          <table:table-cell office:value-type="float" office:value="57.0667" calcext:value-type="float">
            <text:p>57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15359" calcext:value-type="float">
            <text:p>15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aza</text:p>
          </table:table-cell>
          <table:table-cell office:value-type="float" office:value="52.65" calcext:value-type="float">
            <text:p>52.65</text:p>
          </table:table-cell>
          <table:table-cell office:value-type="float" office:value="90.0833" calcext:value-type="float">
            <text:p>90.0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kasiya</text:p>
          </table:table-cell>
          <table:table-cell/>
          <table:table-cell table:number-columns-repeated="2" office:value-type="float" office:value="15335" calcext:value-type="float">
            <text:p>15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ltyr</text:p>
          </table:table-cell>
          <table:table-cell office:value-type="float" office:value="47.2848" calcext:value-type="float">
            <text:p>47.2848</text:p>
          </table:table-cell>
          <table:table-cell office:value-type="float" office:value="39.4823" calcext:value-type="float">
            <text:p>39.482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5334" calcext:value-type="float">
            <text:p>153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ronaysk</text:p>
          </table:table-cell>
          <table:table-cell office:value-type="float" office:value="49.2167" calcext:value-type="float">
            <text:p>49.2167</text:p>
          </table:table-cell>
          <table:table-cell office:value-type="float" office:value="143.1" calcext:value-type="float">
            <text:p>143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15311" calcext:value-type="float">
            <text:p>1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chigry</text:p>
          </table:table-cell>
          <table:table-cell office:value-type="float" office:value="51.8811" calcext:value-type="float">
            <text:p>51.8811</text:p>
          </table:table-cell>
          <table:table-cell office:value-type="float" office:value="36.9031" calcext:value-type="float">
            <text:p>36.90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skaya Oblast’</text:p>
          </table:table-cell>
          <table:table-cell/>
          <table:table-cell table:number-columns-repeated="2" office:value-type="float" office:value="15292" calcext:value-type="float">
            <text:p>15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stovo</text:p>
          </table:table-cell>
          <table:table-cell office:value-type="float" office:value="58.6" calcext:value-type="float">
            <text:p>58.6</text:p>
          </table:table-cell>
          <table:table-cell office:value-type="float" office:value="35.8167" calcext:value-type="float">
            <text:p>35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gorodskaya Oblast’</text:p>
          </table:table-cell>
          <table:table-cell/>
          <table:table-cell table:number-columns-repeated="2" office:value-type="float" office:value="15269" calcext:value-type="float">
            <text:p>152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ksitogorsk</text:p>
          </table:table-cell>
          <table:table-cell office:value-type="float" office:value="59.4833" calcext:value-type="float">
            <text:p>59.4833</text:p>
          </table:table-cell>
          <table:table-cell office:value-type="float" office:value="33.85" calcext:value-type="float">
            <text:p>33.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15249" calcext:value-type="float">
            <text:p>15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mil</text:p>
          </table:table-cell>
          <table:table-cell office:value-type="float" office:value="56.7" calcext:value-type="float">
            <text:p>56.7</text:p>
          </table:table-cell>
          <table:table-cell office:value-type="float" office:value="60.8333" calcext:value-type="float">
            <text:p>60.8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15236" calcext:value-type="float">
            <text:p>15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okurikha</text:p>
          </table:table-cell>
          <table:table-cell office:value-type="float" office:value="52" calcext:value-type="float">
            <text:p>52</text:p>
          </table:table-cell>
          <table:table-cell office:value-type="float" office:value="84.9833" calcext:value-type="float">
            <text:p>84.9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5160" calcext:value-type="float">
            <text:p>15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lunda</text:p>
          </table:table-cell>
          <table:table-cell office:value-type="float" office:value="52.5667" calcext:value-type="float">
            <text:p>52.5667</text:p>
          </table:table-cell>
          <table:table-cell office:value-type="float" office:value="78.9472" calcext:value-type="float">
            <text:p>78.94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5102" calcext:value-type="float">
            <text:p>15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ninsk</text:p>
          </table:table-cell>
          <table:table-cell office:value-type="float" office:value="48.7" calcext:value-type="float">
            <text:p>48.7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5064" calcext:value-type="float">
            <text:p>15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polyarnyy</text:p>
          </table:table-cell>
          <table:table-cell office:value-type="float" office:value="69.4167" calcext:value-type="float">
            <text:p>69.4167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/>
          <table:table-cell table:number-columns-repeated="2" office:value-type="float" office:value="15037" calcext:value-type="float">
            <text:p>15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lasovka</text:p>
          </table:table-cell>
          <table:table-cell office:value-type="float" office:value="50.05" calcext:value-type="float">
            <text:p>50.05</text:p>
          </table:table-cell>
          <table:table-cell office:value-type="float" office:value="46.8833" calcext:value-type="float">
            <text:p>46.8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4940" calcext:value-type="float">
            <text:p>149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rchinsk</text:p>
          </table:table-cell>
          <table:table-cell office:value-type="float" office:value="51.9833" calcext:value-type="float">
            <text:p>51.9833</text:p>
          </table:table-cell>
          <table:table-cell office:value-type="float" office:value="116.5833" calcext:value-type="float">
            <text:p>116.5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table:number-columns-repeated="2" office:value-type="float" office:value="14919" calcext:value-type="float">
            <text:p>149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yazovets</text:p>
          </table:table-cell>
          <table:table-cell office:value-type="float" office:value="58.8833" calcext:value-type="float">
            <text:p>58.8833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14916" calcext:value-type="float">
            <text:p>14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gachev</text:p>
          </table:table-cell>
          <table:table-cell office:value-type="float" office:value="52.0133" calcext:value-type="float">
            <text:p>52.0133</text:p>
          </table:table-cell>
          <table:table-cell office:value-type="float" office:value="48.8025" calcext:value-type="float">
            <text:p>48.80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4908" calcext:value-type="float">
            <text:p>14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khinichi</text:p>
          </table:table-cell>
          <table:table-cell office:value-type="float" office:value="54.1" calcext:value-type="float">
            <text:p>54.1</text:p>
          </table:table-cell>
          <table:table-cell office:value-type="float" office:value="35.35" calcext:value-type="float">
            <text:p>35.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14901" calcext:value-type="float">
            <text:p>149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zel</text:p>
          </table:table-cell>
          <table:table-cell office:value-type="float" office:value="59.05" calcext:value-type="float">
            <text:p>59.05</text:p>
          </table:table-cell>
          <table:table-cell office:value-type="float" office:value="57.65" calcext:value-type="float">
            <text:p>57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14883" calcext:value-type="float">
            <text:p>14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delnaya</text:p>
          </table:table-cell>
          <table:table-cell office:value-type="float" office:value="55.6333" calcext:value-type="float">
            <text:p>55.6333</text:p>
          </table:table-cell>
          <table:table-cell office:value-type="float" office:value="38.0333" calcext:value-type="float">
            <text:p>38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4870" calcext:value-type="float">
            <text:p>14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ndrovo</text:p>
          </table:table-cell>
          <table:table-cell office:value-type="float" office:value="54.8064" calcext:value-type="float">
            <text:p>54.8064</text:p>
          </table:table-cell>
          <table:table-cell office:value-type="float" office:value="35.9278" calcext:value-type="float">
            <text:p>35.92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14857" calcext:value-type="float">
            <text:p>148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gdomyn</text:p>
          </table:table-cell>
          <table:table-cell office:value-type="float" office:value="51.1178" calcext:value-type="float">
            <text:p>51.1178</text:p>
          </table:table-cell>
          <table:table-cell office:value-type="float" office:value="133.0241" calcext:value-type="float">
            <text:p>133.024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office:value-type="float" office:value="14855" calcext:value-type="float">
            <text:p>14855</text:p>
          </table:table-cell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vashino</text:p>
          </table:table-cell>
          <table:table-cell office:value-type="float" office:value="55.5333" calcext:value-type="float">
            <text:p>55.5333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14830" calcext:value-type="float">
            <text:p>148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vel</text:p>
          </table:table-cell>
          <table:table-cell office:value-type="float" office:value="56.0167" calcext:value-type="float">
            <text:p>56.0167</text:p>
          </table:table-cell>
          <table:table-cell office:value-type="float" office:value="29.9333" calcext:value-type="float">
            <text:p>29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/>
          <table:table-cell table:number-columns-repeated="2" office:value-type="float" office:value="14819" calcext:value-type="float">
            <text:p>14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abanovo</text:p>
          </table:table-cell>
          <table:table-cell office:value-type="float" office:value="56.3089" calcext:value-type="float">
            <text:p>56.3089</text:p>
          </table:table-cell>
          <table:table-cell office:value-type="float" office:value="38.7014" calcext:value-type="float">
            <text:p>38.70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14786" calcext:value-type="float">
            <text:p>14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lisselburg</text:p>
          </table:table-cell>
          <table:table-cell office:value-type="float" office:value="59.95" calcext:value-type="float">
            <text:p>59.95</text:p>
          </table:table-cell>
          <table:table-cell office:value-type="float" office:value="31.0333" calcext:value-type="float">
            <text:p>31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14763" calcext:value-type="float">
            <text:p>14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ilov</text:p>
          </table:table-cell>
          <table:table-cell office:value-type="float" office:value="58.1833" calcext:value-type="float">
            <text:p>58.1833</text:p>
          </table:table-cell>
          <table:table-cell office:value-type="float" office:value="40.1833" calcext:value-type="float">
            <text:p>40.1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roslavskaya Oblast’</text:p>
          </table:table-cell>
          <table:table-cell/>
          <table:table-cell table:number-columns-repeated="2" office:value-type="float" office:value="14746" calcext:value-type="float">
            <text:p>14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zgir</text:p>
          </table:table-cell>
          <table:table-cell office:value-type="float" office:value="45.3736" calcext:value-type="float">
            <text:p>45.3736</text:p>
          </table:table-cell>
          <table:table-cell office:value-type="float" office:value="44.2208" calcext:value-type="float">
            <text:p>44.22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4722" calcext:value-type="float">
            <text:p>14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tyr-Yurt</text:p>
          </table:table-cell>
          <table:table-cell office:value-type="float" office:value="43.17" calcext:value-type="float">
            <text:p>43.17</text:p>
          </table:table-cell>
          <table:table-cell office:value-type="float" office:value="45.3711" calcext:value-type="float">
            <text:p>45.37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14720" calcext:value-type="float">
            <text:p>14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ivilsk</text:p>
          </table:table-cell>
          <table:table-cell office:value-type="float" office:value="55.8667" calcext:value-type="float">
            <text:p>55.8667</text:p>
          </table:table-cell>
          <table:table-cell office:value-type="float" office:value="47.4833" calcext:value-type="float">
            <text:p>47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14718" calcext:value-type="float">
            <text:p>147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idel</text:p>
          </table:table-cell>
          <table:table-cell office:value-type="float" office:value="55.9" calcext:value-type="float">
            <text:p>55.9</text:p>
          </table:table-cell>
          <table:table-cell office:value-type="float" office:value="53.9333" calcext:value-type="float">
            <text:p>53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4601" calcext:value-type="float">
            <text:p>146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Ordynskiy</text:p>
          </table:table-cell>
          <table:table-cell office:value-type="float" office:value="52.833" calcext:value-type="float">
            <text:p>52.833</text:p>
          </table:table-cell>
          <table:table-cell office:value-type="float" office:value="104.7" calcext:value-type="float">
            <text:p>104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14538" calcext:value-type="float">
            <text:p>1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imlyansk</text:p>
          </table:table-cell>
          <table:table-cell office:value-type="float" office:value="47.6467" calcext:value-type="float">
            <text:p>47.6467</text:p>
          </table:table-cell>
          <table:table-cell office:value-type="float" office:value="42.0947" calcext:value-type="float">
            <text:p>42.09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4528" calcext:value-type="float">
            <text:p>14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yy Kut</text:p>
          </table:table-cell>
          <table:table-cell office:value-type="float" office:value="50.95" calcext:value-type="float">
            <text:p>50.95</text:p>
          </table:table-cell>
          <table:table-cell office:value-type="float" office:value="46.9667" calcext:value-type="float">
            <text:p>46.9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4483" calcext:value-type="float">
            <text:p>14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yarnyye Zori</text:p>
          </table:table-cell>
          <table:table-cell office:value-type="float" office:value="67.3658" calcext:value-type="float">
            <text:p>67.3658</text:p>
          </table:table-cell>
          <table:table-cell office:value-type="float" office:value="32.4981" calcext:value-type="float">
            <text:p>32.49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/>
          <table:table-cell table:number-columns-repeated="2" office:value-type="float" office:value="14421" calcext:value-type="float">
            <text:p>14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dovo</text:p>
          </table:table-cell>
          <table:table-cell office:value-type="float" office:value="59.1281" calcext:value-type="float">
            <text:p>59.1281</text:p>
          </table:table-cell>
          <table:table-cell office:value-type="float" office:value="31.6592" calcext:value-type="float">
            <text:p>31.65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gorodskaya Oblast’</text:p>
          </table:table-cell>
          <table:table-cell/>
          <table:table-cell table:number-columns-repeated="2" office:value-type="float" office:value="14394" calcext:value-type="float">
            <text:p>14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day</text:p>
          </table:table-cell>
          <table:table-cell office:value-type="float" office:value="57.9667" calcext:value-type="float">
            <text:p>57.9667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gorodskaya Oblast’</text:p>
          </table:table-cell>
          <table:table-cell/>
          <table:table-cell table:number-columns-repeated="2" office:value-type="float" office:value="14379" calcext:value-type="float">
            <text:p>143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vezhyegorsk</text:p>
          </table:table-cell>
          <table:table-cell office:value-type="float" office:value="62.9171" calcext:value-type="float">
            <text:p>62.9171</text:p>
          </table:table-cell>
          <table:table-cell office:value-type="float" office:value="34.4569" calcext:value-type="float">
            <text:p>34.45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/>
          <table:table-cell table:number-columns-repeated="2" office:value-type="float" office:value="14340" calcext:value-type="float">
            <text:p>143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kinsk</text:p>
          </table:table-cell>
          <table:table-cell office:value-type="float" office:value="56.0169" calcext:value-type="float">
            <text:p>56.0169</text:p>
          </table:table-cell>
          <table:table-cell office:value-type="float" office:value="39.9494" calcext:value-type="float">
            <text:p>39.94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14330" calcext:value-type="float">
            <text:p>14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shin</text:p>
          </table:table-cell>
          <table:table-cell office:value-type="float" office:value="57.36" calcext:value-type="float">
            <text:p>57.36</text:p>
          </table:table-cell>
          <table:table-cell office:value-type="float" office:value="37.6039" calcext:value-type="float">
            <text:p>37.60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14287" calcext:value-type="float">
            <text:p>14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khroma</text:p>
          </table:table-cell>
          <table:table-cell office:value-type="float" office:value="56.2833" calcext:value-type="float">
            <text:p>56.2833</text:p>
          </table:table-cell>
          <table:table-cell office:value-type="float" office:value="37.4833" calcext:value-type="float">
            <text:p>37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4275" calcext:value-type="float">
            <text:p>142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hër</text:p>
          </table:table-cell>
          <table:table-cell office:value-type="float" office:value="57.8833" calcext:value-type="float">
            <text:p>57.8833</text:p>
          </table:table-cell>
          <table:table-cell office:value-type="float" office:value="54.7167" calcext:value-type="float">
            <text:p>54.7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14226" calcext:value-type="float">
            <text:p>14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erdevka</text:p>
          </table:table-cell>
          <table:table-cell office:value-type="float" office:value="51.8333" calcext:value-type="float">
            <text:p>51.8333</text:p>
          </table:table-cell>
          <table:table-cell office:value-type="float" office:value="41.4667" calcext:value-type="float">
            <text:p>41.4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mbovskaya Oblast’</text:p>
          </table:table-cell>
          <table:table-cell/>
          <table:table-cell table:number-columns-repeated="2" office:value-type="float" office:value="14214" calcext:value-type="float">
            <text:p>14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nëv</text:p>
          </table:table-cell>
          <table:table-cell office:value-type="float" office:value="54.35" calcext:value-type="float">
            <text:p>54.35</text:p>
          </table:table-cell>
          <table:table-cell office:value-type="float" office:value="38.2667" calcext:value-type="float">
            <text:p>38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14211" calcext:value-type="float">
            <text:p>14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ldagana</text:p>
          </table:table-cell>
          <table:table-cell office:value-type="float" office:value="43.2162" calcext:value-type="float">
            <text:p>43.2162</text:p>
          </table:table-cell>
          <table:table-cell office:value-type="float" office:value="46.0381" calcext:value-type="float">
            <text:p>46.03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14111" calcext:value-type="float">
            <text:p>14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koyanov</text:p>
          </table:table-cell>
          <table:table-cell office:value-type="float" office:value="55.0383" calcext:value-type="float">
            <text:p>55.0383</text:p>
          </table:table-cell>
          <table:table-cell office:value-type="float" office:value="44.4978" calcext:value-type="float">
            <text:p>44.49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14104" calcext:value-type="float">
            <text:p>14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ubchevsk</text:p>
          </table:table-cell>
          <table:table-cell office:value-type="float" office:value="52.5833" calcext:value-type="float">
            <text:p>52.5833</text:p>
          </table:table-cell>
          <table:table-cell office:value-type="float" office:value="33.7667" calcext:value-type="float">
            <text:p>33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14001" calcext:value-type="float">
            <text:p>14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ulyanovsk</text:p>
          </table:table-cell>
          <table:table-cell office:value-type="float" office:value="54.15" calcext:value-type="float">
            <text:p>54.15</text:p>
          </table:table-cell>
          <table:table-cell office:value-type="float" office:value="48.3833" calcext:value-type="float">
            <text:p>48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3990" calcext:value-type="float">
            <text:p>139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bovka</text:p>
          </table:table-cell>
          <table:table-cell office:value-type="float" office:value="49.05" calcext:value-type="float">
            <text:p>49.05</text:p>
          </table:table-cell>
          <table:table-cell office:value-type="float" office:value="44.8333" calcext:value-type="float">
            <text:p>44.8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3988" calcext:value-type="float">
            <text:p>13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rtup</text:p>
          </table:table-cell>
          <table:table-cell office:value-type="float" office:value="43.2036" calcext:value-type="float">
            <text:p>43.2036</text:p>
          </table:table-cell>
          <table:table-cell office:value-type="float" office:value="46.1322" calcext:value-type="float">
            <text:p>46.13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13824" calcext:value-type="float">
            <text:p>13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lenki</text:p>
          </table:table-cell>
          <table:table-cell office:value-type="float" office:value="55.3333" calcext:value-type="float">
            <text:p>55.3333</text:p>
          </table:table-cell>
          <table:table-cell office:value-type="float" office:value="41.6333" calcext:value-type="float">
            <text:p>41.6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13789" calcext:value-type="float">
            <text:p>13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pino</text:p>
          </table:table-cell>
          <table:table-cell office:value-type="float" office:value="54.3667" calcext:value-type="float">
            <text:p>54.3667</text:p>
          </table:table-cell>
          <table:table-cell office:value-type="float" office:value="77.3" calcext:value-type="float">
            <text:p>77.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13777" calcext:value-type="float">
            <text:p>13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leshovka</text:p>
          </table:table-cell>
          <table:table-cell office:value-type="float" office:value="47.0794" calcext:value-type="float">
            <text:p>47.0794</text:p>
          </table:table-cell>
          <table:table-cell office:value-type="float" office:value="39.5378" calcext:value-type="float">
            <text:p>39.53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13692" calcext:value-type="float">
            <text:p>13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vetlogorsk</text:p>
          </table:table-cell>
          <table:table-cell office:value-type="float" office:value="54.9333" calcext:value-type="float">
            <text:p>54.9333</text:p>
          </table:table-cell>
          <table:table-cell office:value-type="float" office:value="20.15" calcext:value-type="float">
            <text:p>20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3663" calcext:value-type="float">
            <text:p>136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kolayevsk</text:p>
          </table:table-cell>
          <table:table-cell office:value-type="float" office:value="50.0167" calcext:value-type="float">
            <text:p>50.0167</text:p>
          </table:table-cell>
          <table:table-cell office:value-type="float" office:value="45.45" calcext:value-type="float">
            <text:p>45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3660" calcext:value-type="float">
            <text:p>13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k-Dovurak</text:p>
          </table:table-cell>
          <table:table-cell office:value-type="float" office:value="51.1667" calcext:value-type="float">
            <text:p>51.1667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13580" calcext:value-type="float">
            <text:p>135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ukovo</text:p>
          </table:table-cell>
          <table:table-cell office:value-type="float" office:value="55.0333" calcext:value-type="float">
            <text:p>55.0333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13576" calcext:value-type="float">
            <text:p>13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drovo</text:p>
          </table:table-cell>
          <table:table-cell office:value-type="float" office:value="59.9086" calcext:value-type="float">
            <text:p>59.9086</text:p>
          </table:table-cell>
          <table:table-cell office:value-type="float" office:value="30.5136" calcext:value-type="float">
            <text:p>30.51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13501" calcext:value-type="float">
            <text:p>13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vomaysk</text:p>
          </table:table-cell>
          <table:table-cell office:value-type="float" office:value="54.8667" calcext:value-type="float">
            <text:p>54.8667</text:p>
          </table:table-cell>
          <table:table-cell office:value-type="float" office:value="43.8" calcext:value-type="float">
            <text:p>43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13496" calcext:value-type="float">
            <text:p>13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yshmanovo</text:p>
          </table:table-cell>
          <table:table-cell office:value-type="float" office:value="56.3819" calcext:value-type="float">
            <text:p>56.3819</text:p>
          </table:table-cell>
          <table:table-cell office:value-type="float" office:value="68.3715" calcext:value-type="float">
            <text:p>68.37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umenskaya Oblast’</text:p>
          </table:table-cell>
          <table:table-cell/>
          <table:table-cell office:value-type="float" office:value="13424" calcext:value-type="float">
            <text:p>13424</text:p>
          </table:table-cell>
          <table:table-cell office:value-type="float" office:value="3993" calcext:value-type="float">
            <text:p>39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oyan</text:p>
          </table:table-cell>
          <table:table-cell office:value-type="float" office:value="51.2088" calcext:value-type="float">
            <text:p>51.2088</text:p>
          </table:table-cell>
          <table:table-cell office:value-type="float" office:value="36.2637" calcext:value-type="float">
            <text:p>36.263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skaya Oblast’</text:p>
          </table:table-cell>
          <table:table-cell/>
          <table:table-cell table:number-columns-repeated="2" office:value-type="float" office:value="13413" calcext:value-type="float">
            <text:p>13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eroy</text:p>
          </table:table-cell>
          <table:table-cell office:value-type="float" office:value="43.2172" calcext:value-type="float">
            <text:p>43.2172</text:p>
          </table:table-cell>
          <table:table-cell office:value-type="float" office:value="46.2822" calcext:value-type="float">
            <text:p>46.28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13405" calcext:value-type="float">
            <text:p>13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khty</text:p>
          </table:table-cell>
          <table:table-cell office:value-type="float" office:value="41.4647" calcext:value-type="float">
            <text:p>41.4647</text:p>
          </table:table-cell>
          <table:table-cell office:value-type="float" office:value="47.74" calcext:value-type="float">
            <text:p>47.7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3405" calcext:value-type="float">
            <text:p>13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za</text:p>
          </table:table-cell>
          <table:table-cell office:value-type="float" office:value="55.6989" calcext:value-type="float">
            <text:p>55.6989</text:p>
          </table:table-cell>
          <table:table-cell office:value-type="float" office:value="36.1953" calcext:value-type="float">
            <text:p>36.19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3403" calcext:value-type="float">
            <text:p>134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gocha</text:p>
          </table:table-cell>
          <table:table-cell office:value-type="float" office:value="53.7333" calcext:value-type="float">
            <text:p>53.7333</text:p>
          </table:table-cell>
          <table:table-cell office:value-type="float" office:value="119.7667" calcext:value-type="float">
            <text:p>119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table:number-columns-repeated="2" office:value-type="float" office:value="13285" calcext:value-type="float">
            <text:p>13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uzensk</text:p>
          </table:table-cell>
          <table:table-cell office:value-type="float" office:value="50.45" calcext:value-type="float">
            <text:p>50.45</text:p>
          </table:table-cell>
          <table:table-cell office:value-type="float" office:value="48.15" calcext:value-type="float">
            <text:p>48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3261" calcext:value-type="float">
            <text:p>13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sumkent</text:p>
          </table:table-cell>
          <table:table-cell office:value-type="float" office:value="41.6667" calcext:value-type="float">
            <text:p>41.6667</text:p>
          </table:table-cell>
          <table:table-cell office:value-type="float" office:value="48.1333" calcext:value-type="float">
            <text:p>48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3232" calcext:value-type="float">
            <text:p>13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vardeysk</text:p>
          </table:table-cell>
          <table:table-cell office:value-type="float" office:value="54.65" calcext:value-type="float">
            <text:p>54.65</text:p>
          </table:table-cell>
          <table:table-cell office:value-type="float" office:value="21.0667" calcext:value-type="float">
            <text:p>21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3227" calcext:value-type="float">
            <text:p>132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ëv</text:p>
          </table:table-cell>
          <table:table-cell office:value-type="float" office:value="53.8" calcext:value-type="float">
            <text:p>53.8</text:p>
          </table:table-cell>
          <table:table-cell office:value-type="float" office:value="36.1333" calcext:value-type="float">
            <text:p>36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13180" calcext:value-type="float">
            <text:p>131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yar</text:p>
          </table:table-cell>
          <table:table-cell office:value-type="float" office:value="55.8167" calcext:value-type="float">
            <text:p>55.8167</text:p>
          </table:table-cell>
          <table:table-cell office:value-type="float" office:value="94.3167" calcext:value-type="float">
            <text:p>94.3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office:value-type="float" office:value="13167" calcext:value-type="float">
            <text:p>13167</text:p>
          </table:table-cell>
          <table:table-cell office:value-type="float" office:value="11573" calcext:value-type="float">
            <text:p>11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baykalsk</text:p>
          </table:table-cell>
          <table:table-cell office:value-type="float" office:value="49.6514" calcext:value-type="float">
            <text:p>49.6514</text:p>
          </table:table-cell>
          <table:table-cell office:value-type="float" office:value="117.3269" calcext:value-type="float">
            <text:p>117.32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table:number-columns-repeated="2" office:value-type="float" office:value="13154" calcext:value-type="float">
            <text:p>13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spiyskiy</text:p>
          </table:table-cell>
          <table:table-cell office:value-type="float" office:value="45.3833" calcext:value-type="float">
            <text:p>45.3833</text:p>
          </table:table-cell>
          <table:table-cell office:value-type="float" office:value="47.3667" calcext:value-type="float">
            <text:p>47.3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mykiya</text:p>
          </table:table-cell>
          <table:table-cell/>
          <table:table-cell table:number-columns-repeated="2" office:value-type="float" office:value="13125" calcext:value-type="float">
            <text:p>13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ushki</text:p>
          </table:table-cell>
          <table:table-cell office:value-type="float" office:value="55.9333" calcext:value-type="float">
            <text:p>55.9333</text:p>
          </table:table-cell>
          <table:table-cell office:value-type="float" office:value="39.4667" calcext:value-type="float">
            <text:p>39.4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13112" calcext:value-type="float">
            <text:p>13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unino</text:p>
          </table:table-cell>
          <table:table-cell office:value-type="float" office:value="56.3733" calcext:value-type="float">
            <text:p>56.3733</text:p>
          </table:table-cell>
          <table:table-cell office:value-type="float" office:value="38.585" calcext:value-type="float">
            <text:p>38.5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13094" calcext:value-type="float">
            <text:p>130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zavodsk</text:p>
          </table:table-cell>
          <table:table-cell office:value-type="float" office:value="56.4381" calcext:value-type="float">
            <text:p>56.4381</text:p>
          </table:table-cell>
          <table:table-cell office:value-type="float" office:value="38.2294" calcext:value-type="float">
            <text:p>38.22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3076" calcext:value-type="float">
            <text:p>13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nigovka</text:p>
          </table:table-cell>
          <table:table-cell office:value-type="float" office:value="44.3333" calcext:value-type="float">
            <text:p>44.3333</text:p>
          </table:table-cell>
          <table:table-cell office:value-type="float" office:value="132.5667" calcext:value-type="float">
            <text:p>132.5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13046" calcext:value-type="float">
            <text:p>130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vnoye</text:p>
          </table:table-cell>
          <table:table-cell office:value-type="float" office:value="45.9089" calcext:value-type="float">
            <text:p>45.9089</text:p>
          </table:table-cell>
          <table:table-cell office:value-type="float" office:value="43.3547" calcext:value-type="float">
            <text:p>43.35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2998" calcext:value-type="float">
            <text:p>12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nyak</text:p>
          </table:table-cell>
          <table:table-cell office:value-type="float" office:value="51" calcext:value-type="float">
            <text:p>51</text:p>
          </table:table-cell>
          <table:table-cell office:value-type="float" office:value="81.4667" calcext:value-type="float">
            <text:p>81.4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2972" calcext:value-type="float">
            <text:p>12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virsk</text:p>
          </table:table-cell>
          <table:table-cell office:value-type="float" office:value="53.0833" calcext:value-type="float">
            <text:p>53.0833</text:p>
          </table:table-cell>
          <table:table-cell office:value-type="float" office:value="103.3333" calcext:value-type="float">
            <text:p>103.3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12945" calcext:value-type="float">
            <text:p>12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kino</text:p>
          </table:table-cell>
          <table:table-cell office:value-type="float" office:value="53.45" calcext:value-type="float">
            <text:p>53.45</text:p>
          </table:table-cell>
          <table:table-cell office:value-type="float" office:value="34.4167" calcext:value-type="float">
            <text:p>34.4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12938" calcext:value-type="float">
            <text:p>12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m</text:p>
          </table:table-cell>
          <table:table-cell office:value-type="float" office:value="54.9931" calcext:value-type="float">
            <text:p>54.9931</text:p>
          </table:table-cell>
          <table:table-cell office:value-type="float" office:value="57.6983" calcext:value-type="float">
            <text:p>57.69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2893" calcext:value-type="float">
            <text:p>12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azemskiy</text:p>
          </table:table-cell>
          <table:table-cell office:value-type="float" office:value="47.5333" calcext:value-type="float">
            <text:p>47.5333</text:p>
          </table:table-cell>
          <table:table-cell office:value-type="float" office:value="134.75" calcext:value-type="float">
            <text:p>134.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table:number-columns-repeated="2" office:value-type="float" office:value="12889" calcext:value-type="float">
            <text:p>12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asstroy</text:p>
          </table:table-cell>
          <table:table-cell office:value-type="float" office:value="60.1333" calcext:value-type="float">
            <text:p>60.1333</text:p>
          </table:table-cell>
          <table:table-cell office:value-type="float" office:value="32.5667" calcext:value-type="float">
            <text:p>32.5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12824" calcext:value-type="float">
            <text:p>12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okhovets</text:p>
          </table:table-cell>
          <table:table-cell office:value-type="float" office:value="56.2028" calcext:value-type="float">
            <text:p>56.2028</text:p>
          </table:table-cell>
          <table:table-cell office:value-type="float" office:value="42.6925" calcext:value-type="float">
            <text:p>42.69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12799" calcext:value-type="float">
            <text:p>12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ldom</text:p>
          </table:table-cell>
          <table:table-cell office:value-type="float" office:value="56.7333" calcext:value-type="float">
            <text:p>56.7333</text:p>
          </table:table-cell>
          <table:table-cell office:value-type="float" office:value="37.5333" calcext:value-type="float">
            <text:p>37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2777" calcext:value-type="float">
            <text:p>12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yazin</text:p>
          </table:table-cell>
          <table:table-cell office:value-type="float" office:value="57.2333" calcext:value-type="float">
            <text:p>57.2333</text:p>
          </table:table-cell>
          <table:table-cell office:value-type="float" office:value="37.85" calcext:value-type="float">
            <text:p>37.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12770" calcext:value-type="float">
            <text:p>127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ygeysk</text:p>
          </table:table-cell>
          <table:table-cell office:value-type="float" office:value="44.88" calcext:value-type="float">
            <text:p>44.88</text:p>
          </table:table-cell>
          <table:table-cell office:value-type="float" office:value="39.19" calcext:value-type="float">
            <text:p>39.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2745" calcext:value-type="float">
            <text:p>12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ashki</text:p>
          </table:table-cell>
          <table:table-cell office:value-type="float" office:value="43.2906" calcext:value-type="float">
            <text:p>43.2906</text:p>
          </table:table-cell>
          <table:table-cell office:value-type="float" office:value="45.3014" calcext:value-type="float">
            <text:p>45.30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12738" calcext:value-type="float">
            <text:p>12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khakhi</text:p>
          </table:table-cell>
          <table:table-cell office:value-type="float" office:value="43.1875" calcext:value-type="float">
            <text:p>43.1875</text:p>
          </table:table-cell>
          <table:table-cell office:value-type="float" office:value="44.9019" calcext:value-type="float">
            <text:p>44.90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gushetiya</text:p>
          </table:table-cell>
          <table:table-cell/>
          <table:table-cell table:number-columns-repeated="2" office:value-type="float" office:value="12734" calcext:value-type="float">
            <text:p>12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yye Atagi</text:p>
          </table:table-cell>
          <table:table-cell office:value-type="float" office:value="43.1126" calcext:value-type="float">
            <text:p>43.1126</text:p>
          </table:table-cell>
          <table:table-cell office:value-type="float" office:value="45.7339" calcext:value-type="float">
            <text:p>45.73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12720" calcext:value-type="float">
            <text:p>12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ilka</text:p>
          </table:table-cell>
          <table:table-cell office:value-type="float" office:value="51.85" calcext:value-type="float">
            <text:p>51.85</text:p>
          </table:table-cell>
          <table:table-cell office:value-type="float" office:value="116.0333" calcext:value-type="float">
            <text:p>116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table:number-columns-repeated="2" office:value-type="float" office:value="12663" calcext:value-type="float">
            <text:p>126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ezhnogorsk</text:p>
          </table:table-cell>
          <table:table-cell office:value-type="float" office:value="69.1942" calcext:value-type="float">
            <text:p>69.1942</text:p>
          </table:table-cell>
          <table:table-cell office:value-type="float" office:value="33.2331" calcext:value-type="float">
            <text:p>33.23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/>
          <table:table-cell table:number-columns-repeated="2" office:value-type="float" office:value="12642" calcext:value-type="float">
            <text:p>126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lmatovo</text:p>
          </table:table-cell>
          <table:table-cell office:value-type="float" office:value="56.2667" calcext:value-type="float">
            <text:p>56.2667</text:p>
          </table:table-cell>
          <table:table-cell office:value-type="float" office:value="62.9167" calcext:value-type="float">
            <text:p>62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ganskaya Oblast’</text:p>
          </table:table-cell>
          <table:table-cell/>
          <table:table-cell table:number-columns-repeated="2" office:value-type="float" office:value="12631" calcext:value-type="float">
            <text:p>12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mva</text:p>
          </table:table-cell>
          <table:table-cell office:value-type="float" office:value="62.5833" calcext:value-type="float">
            <text:p>62.5833</text:p>
          </table:table-cell>
          <table:table-cell office:value-type="float" office:value="50.85" calcext:value-type="float">
            <text:p>50.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table:number-columns-repeated="2" office:value-type="float" office:value="12630" calcext:value-type="float">
            <text:p>126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ykalsk</text:p>
          </table:table-cell>
          <table:table-cell office:value-type="float" office:value="51.5172" calcext:value-type="float">
            <text:p>51.5172</text:p>
          </table:table-cell>
          <table:table-cell office:value-type="float" office:value="104.1561" calcext:value-type="float">
            <text:p>104.15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12629" calcext:value-type="float">
            <text:p>12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zha</text:p>
          </table:table-cell>
          <table:table-cell office:value-type="float" office:value="56.5833" calcext:value-type="float">
            <text:p>56.5833</text:p>
          </table:table-cell>
          <table:table-cell office:value-type="float" office:value="42.0167" calcext:value-type="float">
            <text:p>42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12595" calcext:value-type="float">
            <text:p>125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taysk</text:p>
          </table:table-cell>
          <table:table-cell office:value-type="float" office:value="56.3" calcext:value-type="float">
            <text:p>56.3</text:p>
          </table:table-cell>
          <table:table-cell office:value-type="float" office:value="62.5667" calcext:value-type="float">
            <text:p>62.5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ganskaya Oblast’</text:p>
          </table:table-cell>
          <table:table-cell/>
          <table:table-cell table:number-columns-repeated="2" office:value-type="float" office:value="12565" calcext:value-type="float">
            <text:p>125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rov Val</text:p>
          </table:table-cell>
          <table:table-cell office:value-type="float" office:value="50.1333" calcext:value-type="float">
            <text:p>50.1333</text:p>
          </table:table-cell>
          <table:table-cell office:value-type="float" office:value="45.2167" calcext:value-type="float">
            <text:p>45.2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2544" calcext:value-type="float">
            <text:p>12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’khotovo</text:p>
          </table:table-cell>
          <table:table-cell office:value-type="float" office:value="43.3333" calcext:value-type="float">
            <text:p>43.3333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rth Ossetia</text:p>
          </table:table-cell>
          <table:table-cell/>
          <table:table-cell table:number-columns-repeated="2" office:value-type="float" office:value="12501" calcext:value-type="float">
            <text:p>12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eshkovo</text:p>
          </table:table-cell>
          <table:table-cell office:value-type="float" office:value="56.3492" calcext:value-type="float">
            <text:p>56.3492</text:p>
          </table:table-cell>
          <table:table-cell office:value-type="float" office:value="40.9978" calcext:value-type="float">
            <text:p>40.99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12496" calcext:value-type="float">
            <text:p>12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valynsk</text:p>
          </table:table-cell>
          <table:table-cell office:value-type="float" office:value="52.4833" calcext:value-type="float">
            <text:p>52.4833</text:p>
          </table:table-cell>
          <table:table-cell office:value-type="float" office:value="48.1" calcext:value-type="float">
            <text:p>48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2391" calcext:value-type="float">
            <text:p>12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khan-Kala</text:p>
          </table:table-cell>
          <table:table-cell office:value-type="float" office:value="43.2586" calcext:value-type="float">
            <text:p>43.2586</text:p>
          </table:table-cell>
          <table:table-cell office:value-type="float" office:value="45.5392" calcext:value-type="float">
            <text:p>45.53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12340" calcext:value-type="float">
            <text:p>123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daybo</text:p>
          </table:table-cell>
          <table:table-cell office:value-type="float" office:value="57.8506" calcext:value-type="float">
            <text:p>57.8506</text:p>
          </table:table-cell>
          <table:table-cell office:value-type="float" office:value="114.1933" calcext:value-type="float">
            <text:p>114.19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12316" calcext:value-type="float">
            <text:p>123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en</text:p>
          </table:table-cell>
          <table:table-cell office:value-type="float" office:value="57.4667" calcext:value-type="float">
            <text:p>57.4667</text:p>
          </table:table-cell>
          <table:table-cell office:value-type="float" office:value="45.7833" calcext:value-type="float">
            <text:p>45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12309" calcext:value-type="float">
            <text:p>123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sker-Yurt</text:p>
          </table:table-cell>
          <table:table-cell office:value-type="float" office:value="43.2514" calcext:value-type="float">
            <text:p>43.2514</text:p>
          </table:table-cell>
          <table:table-cell office:value-type="float" office:value="45.9072" calcext:value-type="float">
            <text:p>45.90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12224" calcext:value-type="float">
            <text:p>12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androvsk</text:p>
          </table:table-cell>
          <table:table-cell office:value-type="float" office:value="59.1667" calcext:value-type="float">
            <text:p>59.1667</text:p>
          </table:table-cell>
          <table:table-cell office:value-type="float" office:value="57.5833" calcext:value-type="float">
            <text:p>57.5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12222" calcext:value-type="float">
            <text:p>12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novodsk</text:p>
          </table:table-cell>
          <table:table-cell office:value-type="float" office:value="43.3117" calcext:value-type="float">
            <text:p>43.3117</text:p>
          </table:table-cell>
          <table:table-cell office:value-type="float" office:value="45.1594" calcext:value-type="float">
            <text:p>45.15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12221" calcext:value-type="float">
            <text:p>12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yy Yar</text:p>
          </table:table-cell>
          <table:table-cell office:value-type="float" office:value="46.5331" calcext:value-type="float">
            <text:p>46.5331</text:p>
          </table:table-cell>
          <table:table-cell office:value-type="float" office:value="48.3456" calcext:value-type="float">
            <text:p>48.34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12214" calcext:value-type="float">
            <text:p>12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likh</text:p>
          </table:table-cell>
          <table:table-cell office:value-type="float" office:value="42.665" calcext:value-type="float">
            <text:p>42.665</text:p>
          </table:table-cell>
          <table:table-cell office:value-type="float" office:value="46.22" calcext:value-type="float">
            <text:p>46.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2159" calcext:value-type="float">
            <text:p>12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lak</text:p>
          </table:table-cell>
          <table:table-cell office:value-type="float" office:value="54.1605" calcext:value-type="float">
            <text:p>54.1605</text:p>
          </table:table-cell>
          <table:table-cell office:value-type="float" office:value="74.82" calcext:value-type="float">
            <text:p>74.8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office:value-type="float" office:value="12122" calcext:value-type="float">
            <text:p>12122</text:p>
          </table:table-cell>
          <table:table-cell office:value-type="float" office:value="1999" calcext:value-type="float">
            <text:p>1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ropets</text:p>
          </table:table-cell>
          <table:table-cell office:value-type="float" office:value="56.5" calcext:value-type="float">
            <text:p>56.5</text:p>
          </table:table-cell>
          <table:table-cell office:value-type="float" office:value="31.6333" calcext:value-type="float">
            <text:p>31.6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12048" calcext:value-type="float">
            <text:p>12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lamey</text:p>
          </table:table-cell>
          <table:table-cell office:value-type="float" office:value="43.7114" calcext:value-type="float">
            <text:p>43.7114</text:p>
          </table:table-cell>
          <table:table-cell office:value-type="float" office:value="43.4233" calcext:value-type="float">
            <text:p>43.42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2001" calcext:value-type="float">
            <text:p>12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usol’skiy</text:p>
          </table:table-cell>
          <table:table-cell office:value-type="float" office:value="53.8947" calcext:value-type="float">
            <text:p>53.8947</text:p>
          </table:table-cell>
          <table:table-cell office:value-type="float" office:value="56.4686" calcext:value-type="float">
            <text:p>56.46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1991" calcext:value-type="float">
            <text:p>11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osovo</text:p>
          </table:table-cell>
          <table:table-cell office:value-type="float" office:value="59.45" calcext:value-type="float">
            <text:p>59.45</text:p>
          </table:table-cell>
          <table:table-cell office:value-type="float" office:value="29.4833" calcext:value-type="float">
            <text:p>29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1987" calcext:value-type="float">
            <text:p>11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kadak</text:p>
          </table:table-cell>
          <table:table-cell office:value-type="float" office:value="51.9333" calcext:value-type="float">
            <text:p>51.9333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1895" calcext:value-type="float">
            <text:p>11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aya Lyalya</text:p>
          </table:table-cell>
          <table:table-cell office:value-type="float" office:value="59.05" calcext:value-type="float">
            <text:p>59.05</text:p>
          </table:table-cell>
          <table:table-cell office:value-type="float" office:value="60.6" calcext:value-type="float">
            <text:p>60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11879" calcext:value-type="float">
            <text:p>11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plygin</text:p>
          </table:table-cell>
          <table:table-cell office:value-type="float" office:value="53.2417" calcext:value-type="float">
            <text:p>53.2417</text:p>
          </table:table-cell>
          <table:table-cell office:value-type="float" office:value="39.9667" calcext:value-type="float">
            <text:p>39.9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ipetskaya Oblast’</text:p>
          </table:table-cell>
          <table:table-cell/>
          <table:table-cell table:number-columns-repeated="2" office:value-type="float" office:value="11802" calcext:value-type="float">
            <text:p>11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insk</text:p>
          </table:table-cell>
          <table:table-cell office:value-type="float" office:value="47.3167" calcext:value-type="float">
            <text:p>47.3167</text:p>
          </table:table-cell>
          <table:table-cell office:value-type="float" office:value="142.8" calcext:value-type="float">
            <text:p>142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11765" calcext:value-type="float">
            <text:p>11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dagachi</text:p>
          </table:table-cell>
          <table:table-cell office:value-type="float" office:value="53.45" calcext:value-type="float">
            <text:p>53.45</text:p>
          </table:table-cell>
          <table:table-cell office:value-type="float" office:value="125.8" calcext:value-type="float">
            <text:p>125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murskaya Oblast’</text:p>
          </table:table-cell>
          <table:table-cell/>
          <table:table-cell office:value-type="float" office:value="11739" calcext:value-type="float">
            <text:p>11739</text:p>
          </table:table-cell>
          <table:table-cell office:value-type="float" office:value="4402" calcext:value-type="float">
            <text:p>4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yukovo</text:p>
          </table:table-cell>
          <table:table-cell office:value-type="float" office:value="43.6161" calcext:value-type="float">
            <text:p>43.6161</text:p>
          </table:table-cell>
          <table:table-cell office:value-type="float" office:value="43.3339" calcext:value-type="float">
            <text:p>43.33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1717" calcext:value-type="float">
            <text:p>117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azepetrovsk</text:p>
          </table:table-cell>
          <table:table-cell office:value-type="float" office:value="56.05" calcext:value-type="float">
            <text:p>56.05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1687" calcext:value-type="float">
            <text:p>11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dachnyy</text:p>
          </table:table-cell>
          <table:table-cell office:value-type="float" office:value="66.4" calcext:value-type="float">
            <text:p>66.4</text:p>
          </table:table-cell>
          <table:table-cell office:value-type="float" office:value="112.3" calcext:value-type="float">
            <text:p>112.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1676" calcext:value-type="float">
            <text:p>11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m</text:p>
          </table:table-cell>
          <table:table-cell office:value-type="float" office:value="64.95" calcext:value-type="float">
            <text:p>64.95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/>
          <table:table-cell table:number-columns-repeated="2" office:value-type="float" office:value="11604" calcext:value-type="float">
            <text:p>11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khoslavl</text:p>
          </table:table-cell>
          <table:table-cell office:value-type="float" office:value="57.1167" calcext:value-type="float">
            <text:p>57.1167</text:p>
          </table:table-cell>
          <table:table-cell office:value-type="float" office:value="35.4667" calcext:value-type="float">
            <text:p>35.4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11594" calcext:value-type="float">
            <text:p>115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gem Vtoroy</text:p>
          </table:table-cell>
          <table:table-cell office:value-type="float" office:value="43.6022" calcext:value-type="float">
            <text:p>43.6022</text:p>
          </table:table-cell>
          <table:table-cell office:value-type="float" office:value="43.6242" calcext:value-type="float">
            <text:p>43.62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1575" calcext:value-type="float">
            <text:p>11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vernyy</text:p>
          </table:table-cell>
          <table:table-cell office:value-type="float" office:value="67.6083" calcext:value-type="float">
            <text:p>67.6083</text:p>
          </table:table-cell>
          <table:table-cell office:value-type="float" office:value="64.1233" calcext:value-type="float">
            <text:p>64.12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table:number-columns-repeated="2" office:value-type="float" office:value="11562" calcext:value-type="float">
            <text:p>115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venigovo</text:p>
          </table:table-cell>
          <table:table-cell office:value-type="float" office:value="55.9667" calcext:value-type="float">
            <text:p>55.9667</text:p>
          </table:table-cell>
          <table:table-cell office:value-type="float" office:value="48.0167" calcext:value-type="float">
            <text:p>48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ariy-El</text:p>
          </table:table-cell>
          <table:table-cell/>
          <table:table-cell table:number-columns-repeated="2" office:value-type="float" office:value="11504" calcext:value-type="float">
            <text:p>115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inskoye</text:p>
          </table:table-cell>
          <table:table-cell office:value-type="float" office:value="51.1031" calcext:value-type="float">
            <text:p>51.1031</text:p>
          </table:table-cell>
          <table:table-cell office:value-type="float" office:value="114.5228" calcext:value-type="float">
            <text:p>114.52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table:number-columns-repeated="2" office:value-type="float" office:value="11491" calcext:value-type="float">
            <text:p>11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ezna</text:p>
          </table:table-cell>
          <table:table-cell office:value-type="float" office:value="55.75" calcext:value-type="float">
            <text:p>55.75</text:p>
          </table:table-cell>
          <table:table-cell office:value-type="float" office:value="38.8333" calcext:value-type="float">
            <text:p>38.8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1480" calcext:value-type="float">
            <text:p>114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kalovsk</text:p>
          </table:table-cell>
          <table:table-cell office:value-type="float" office:value="56.7667" calcext:value-type="float">
            <text:p>56.7667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11462" calcext:value-type="float">
            <text:p>11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kel</text:p>
          </table:table-cell>
          <table:table-cell office:value-type="float" office:value="69.4081" calcext:value-type="float">
            <text:p>69.4081</text:p>
          </table:table-cell>
          <table:table-cell office:value-type="float" office:value="30.2206" calcext:value-type="float">
            <text:p>30.22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/>
          <table:table-cell table:number-columns-repeated="2" office:value-type="float" office:value="11437" calcext:value-type="float">
            <text:p>11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sk</text:p>
          </table:table-cell>
          <table:table-cell office:value-type="float" office:value="54" calcext:value-type="float">
            <text:p>54</text:p>
          </table:table-cell>
          <table:table-cell office:value-type="float" office:value="90.25" calcext:value-type="float">
            <text:p>90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kasiya</text:p>
          </table:table-cell>
          <table:table-cell/>
          <table:table-cell table:number-columns-repeated="2" office:value-type="float" office:value="11416" calcext:value-type="float">
            <text:p>11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ryuzan</text:p>
          </table:table-cell>
          <table:table-cell office:value-type="float" office:value="54.8667" calcext:value-type="float">
            <text:p>54.8667</text:p>
          </table:table-cell>
          <table:table-cell office:value-type="float" office:value="58.4333" calcext:value-type="float">
            <text:p>58.4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1415" calcext:value-type="float">
            <text:p>114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kmagush</text:p>
          </table:table-cell>
          <table:table-cell office:value-type="float" office:value="55.1411" calcext:value-type="float">
            <text:p>55.1411</text:p>
          </table:table-cell>
          <table:table-cell office:value-type="float" office:value="54.65" calcext:value-type="float">
            <text:p>54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1382" calcext:value-type="float">
            <text:p>11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nozavodsk</text:p>
          </table:table-cell>
          <table:table-cell office:value-type="float" office:value="58.3833" calcext:value-type="float">
            <text:p>58.3833</text:p>
          </table:table-cell>
          <table:table-cell office:value-type="float" office:value="58.3167" calcext:value-type="float">
            <text:p>58.3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11375" calcext:value-type="float">
            <text:p>113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onerskiy</text:p>
          </table:table-cell>
          <table:table-cell office:value-type="float" office:value="54.95" calcext:value-type="float">
            <text:p>54.95</text:p>
          </table:table-cell>
          <table:table-cell office:value-type="float" office:value="20.2167" calcext:value-type="float">
            <text:p>20.2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1312" calcext:value-type="float">
            <text:p>11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guchar</text:p>
          </table:table-cell>
          <table:table-cell office:value-type="float" office:value="49.9333" calcext:value-type="float">
            <text:p>49.9333</text:p>
          </table:table-cell>
          <table:table-cell office:value-type="float" office:value="40.55" calcext:value-type="float">
            <text:p>40.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1270" calcext:value-type="float">
            <text:p>112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tyushi</text:p>
          </table:table-cell>
          <table:table-cell office:value-type="float" office:value="54.9333" calcext:value-type="float">
            <text:p>54.9333</text:p>
          </table:table-cell>
          <table:table-cell office:value-type="float" office:value="48.8333" calcext:value-type="float">
            <text:p>48.8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11250" calcext:value-type="float">
            <text:p>11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guchany</text:p>
          </table:table-cell>
          <table:table-cell office:value-type="float" office:value="58.3667" calcext:value-type="float">
            <text:p>58.3667</text:p>
          </table:table-cell>
          <table:table-cell office:value-type="float" office:value="97.45" calcext:value-type="float">
            <text:p>97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11232" calcext:value-type="float">
            <text:p>1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rablino</text:p>
          </table:table-cell>
          <table:table-cell office:value-type="float" office:value="53.9167" calcext:value-type="float">
            <text:p>53.9167</text:p>
          </table:table-cell>
          <table:table-cell office:value-type="float" office:value="40.0167" calcext:value-type="float">
            <text:p>40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yazanskaya Oblast’</text:p>
          </table:table-cell>
          <table:table-cell/>
          <table:table-cell table:number-columns-repeated="2" office:value-type="float" office:value="11220" calcext:value-type="float">
            <text:p>112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lym</text:p>
          </table:table-cell>
          <table:table-cell office:value-type="float" office:value="55.1" calcext:value-type="float">
            <text:p>55.1</text:p>
          </table:table-cell>
          <table:table-cell office:value-type="float" office:value="80.9667" calcext:value-type="float">
            <text:p>80.9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11216" calcext:value-type="float">
            <text:p>112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savka</text:p>
          </table:table-cell>
          <table:table-cell office:value-type="float" office:value="44.46" calcext:value-type="float">
            <text:p>44.46</text:p>
          </table:table-cell>
          <table:table-cell office:value-type="float" office:value="42.4953" calcext:value-type="float">
            <text:p>42.49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1215" calcext:value-type="float">
            <text:p>1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kamensk</text:p>
          </table:table-cell>
          <table:table-cell office:value-type="float" office:value="50.3833" calcext:value-type="float">
            <text:p>50.3833</text:p>
          </table:table-cell>
          <table:table-cell office:value-type="float" office:value="103.2833" calcext:value-type="float">
            <text:p>103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1164" calcext:value-type="float">
            <text:p>11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ey</text:p>
          </table:table-cell>
          <table:table-cell office:value-type="float" office:value="51.5833" calcext:value-type="float">
            <text:p>51.5833</text:p>
          </table:table-cell>
          <table:table-cell office:value-type="float" office:value="116.6333" calcext:value-type="float">
            <text:p>116.6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table:number-columns-repeated="2" office:value-type="float" office:value="11151" calcext:value-type="float">
            <text:p>11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ensk</text:p>
          </table:table-cell>
          <table:table-cell office:value-type="float" office:value="57.7833" calcext:value-type="float">
            <text:p>57.7833</text:p>
          </table:table-cell>
          <table:table-cell office:value-type="float" office:value="108.1" calcext:value-type="float">
            <text:p>108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11139" calcext:value-type="float">
            <text:p>11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zyvayevsk</text:p>
          </table:table-cell>
          <table:table-cell office:value-type="float" office:value="55.5667" calcext:value-type="float">
            <text:p>55.5667</text:p>
          </table:table-cell>
          <table:table-cell office:value-type="float" office:value="71.35" calcext:value-type="float">
            <text:p>71.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11101" calcext:value-type="float">
            <text:p>11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lyuysk</text:p>
          </table:table-cell>
          <table:table-cell office:value-type="float" office:value="63.75" calcext:value-type="float">
            <text:p>63.75</text:p>
          </table:table-cell>
          <table:table-cell office:value-type="float" office:value="121.6167" calcext:value-type="float">
            <text:p>121.6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1095" calcext:value-type="float">
            <text:p>11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atyr</text:p>
          </table:table-cell>
          <table:table-cell office:value-type="float" office:value="54.85" calcext:value-type="float">
            <text:p>54.85</text:p>
          </table:table-cell>
          <table:table-cell office:value-type="float" office:value="46.5833" calcext:value-type="float">
            <text:p>46.5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11086" calcext:value-type="float">
            <text:p>11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rimanov</text:p>
          </table:table-cell>
          <table:table-cell office:value-type="float" office:value="46.6833" calcext:value-type="float">
            <text:p>46.6833</text:p>
          </table:table-cell>
          <table:table-cell office:value-type="float" office:value="47.85" calcext:value-type="float">
            <text:p>47.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11079" calcext:value-type="float">
            <text:p>11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snovka</text:p>
          </table:table-cell>
          <table:table-cell office:value-type="float" office:value="56.25" calcext:value-type="float">
            <text:p>56.25</text:p>
          </table:table-cell>
          <table:table-cell office:value-type="float" office:value="51.2833" calcext:value-type="float">
            <text:p>51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11027" calcext:value-type="float">
            <text:p>11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lushka</text:p>
          </table:table-cell>
          <table:table-cell office:value-type="float" office:value="43.5261" calcext:value-type="float">
            <text:p>43.5261</text:p>
          </table:table-cell>
          <table:table-cell office:value-type="float" office:value="43.5594" calcext:value-type="float">
            <text:p>43.55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1004" calcext:value-type="float">
            <text:p>11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abash</text:p>
          </table:table-cell>
          <table:table-cell office:value-type="float" office:value="55.4833" calcext:value-type="float">
            <text:p>55.4833</text:p>
          </table:table-cell>
          <table:table-cell office:value-type="float" office:value="60.2" calcext:value-type="float">
            <text:p>60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0999" calcext:value-type="float">
            <text:p>10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gonar</text:p>
          </table:table-cell>
          <table:table-cell office:value-type="float" office:value="51.5333" calcext:value-type="float">
            <text:p>51.5333</text:p>
          </table:table-cell>
          <table:table-cell office:value-type="float" office:value="92.9" calcext:value-type="float">
            <text:p>92.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10995" calcext:value-type="float">
            <text:p>109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rovsk</text:p>
          </table:table-cell>
          <table:table-cell office:value-type="float" office:value="55.2" calcext:value-type="float">
            <text:p>55.2</text:p>
          </table:table-cell>
          <table:table-cell office:value-type="float" office:value="36.4833" calcext:value-type="float">
            <text:p>36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10966" calcext:value-type="float">
            <text:p>109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iy Tagil</text:p>
          </table:table-cell>
          <table:table-cell office:value-type="float" office:value="57.3833" calcext:value-type="float">
            <text:p>57.3833</text:p>
          </table:table-cell>
          <table:table-cell office:value-type="float" office:value="59.9333" calcext:value-type="float">
            <text:p>59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10962" calcext:value-type="float">
            <text:p>109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man</text:p>
          </table:table-cell>
          <table:table-cell office:value-type="float" office:value="55.0333" calcext:value-type="float">
            <text:p>55.0333</text:p>
          </table:table-cell>
          <table:table-cell office:value-type="float" office:value="22.0333" calcext:value-type="float">
            <text:p>22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0931" calcext:value-type="float">
            <text:p>109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en’-Rybolov</text:p>
          </table:table-cell>
          <table:table-cell office:value-type="float" office:value="44.7667" calcext:value-type="float">
            <text:p>44.7667</text:p>
          </table:table-cell>
          <table:table-cell office:value-type="float" office:value="132.0167" calcext:value-type="float">
            <text:p>132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10909" calcext:value-type="float">
            <text:p>109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sechnoye</text:p>
          </table:table-cell>
          <table:table-cell office:value-type="float" office:value="53.1142" calcext:value-type="float">
            <text:p>53.1142</text:p>
          </table:table-cell>
          <table:table-cell office:value-type="float" office:value="45.0601" calcext:value-type="float">
            <text:p>45.060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10906" calcext:value-type="float">
            <text:p>10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ndry</text:p>
          </table:table-cell>
          <table:table-cell office:value-type="float" office:value="54.5667" calcext:value-type="float">
            <text:p>54.5667</text:p>
          </table:table-cell>
          <table:table-cell office:value-type="float" office:value="54.1167" calcext:value-type="float">
            <text:p>54.1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0885" calcext:value-type="float">
            <text:p>10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azh</text:p>
          </table:table-cell>
          <table:table-cell office:value-type="float" office:value="53.0167" calcext:value-type="float">
            <text:p>53.0167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10884" calcext:value-type="float">
            <text:p>108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syagutovo</text:p>
          </table:table-cell>
          <table:table-cell office:value-type="float" office:value="55.5322" calcext:value-type="float">
            <text:p>55.5322</text:p>
          </table:table-cell>
          <table:table-cell office:value-type="float" office:value="58.255" calcext:value-type="float">
            <text:p>58.2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0883" calcext:value-type="float">
            <text:p>10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orol</text:p>
          </table:table-cell>
          <table:table-cell office:value-type="float" office:value="44.425" calcext:value-type="float">
            <text:p>44.425</text:p>
          </table:table-cell>
          <table:table-cell office:value-type="float" office:value="132.075" calcext:value-type="float">
            <text:p>132.0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10860" calcext:value-type="float">
            <text:p>108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sanya</text:p>
          </table:table-cell>
          <table:table-cell office:value-type="float" office:value="43.4333" calcext:value-type="float">
            <text:p>43.4333</text:p>
          </table:table-cell>
          <table:table-cell office:value-type="float" office:value="43.575" calcext:value-type="float">
            <text:p>43.5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0829" calcext:value-type="float">
            <text:p>10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skoveya</text:p>
          </table:table-cell>
          <table:table-cell office:value-type="float" office:value="44.7444" calcext:value-type="float">
            <text:p>44.7444</text:p>
          </table:table-cell>
          <table:table-cell office:value-type="float" office:value="44.2031" calcext:value-type="float">
            <text:p>44.20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0721" calcext:value-type="float">
            <text:p>10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vitinsk</text:p>
          </table:table-cell>
          <table:table-cell office:value-type="float" office:value="50.1167" calcext:value-type="float">
            <text:p>50.1167</text:p>
          </table:table-cell>
          <table:table-cell office:value-type="float" office:value="129.4333" calcext:value-type="float">
            <text:p>129.4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murskaya Oblast’</text:p>
          </table:table-cell>
          <table:table-cell/>
          <table:table-cell table:number-columns-repeated="2" office:value-type="float" office:value="10721" calcext:value-type="float">
            <text:p>10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dezhda</text:p>
          </table:table-cell>
          <table:table-cell office:value-type="float" office:value="45.0448" calcext:value-type="float">
            <text:p>45.0448</text:p>
          </table:table-cell>
          <table:table-cell office:value-type="float" office:value="42.1104" calcext:value-type="float">
            <text:p>42.110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0695" calcext:value-type="float">
            <text:p>106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zhno-Sukhokumsk</text:p>
          </table:table-cell>
          <table:table-cell office:value-type="float" office:value="44.6667" calcext:value-type="float">
            <text:p>44.6667</text:p>
          </table:table-cell>
          <table:table-cell office:value-type="float" office:value="45.65" calcext:value-type="float">
            <text:p>45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0641" calcext:value-type="float">
            <text:p>10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senskiy</text:p>
          </table:table-cell>
          <table:table-cell office:value-type="float" office:value="54.05" calcext:value-type="float">
            <text:p>54.05</text:p>
          </table:table-cell>
          <table:table-cell office:value-type="float" office:value="35.9667" calcext:value-type="float">
            <text:p>35.9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10628" calcext:value-type="float">
            <text:p>106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ilok</text:p>
          </table:table-cell>
          <table:table-cell office:value-type="float" office:value="51.35" calcext:value-type="float">
            <text:p>51.35</text:p>
          </table:table-cell>
          <table:table-cell office:value-type="float" office:value="110.45" calcext:value-type="float">
            <text:p>110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table:number-columns-repeated="2" office:value-type="float" office:value="10607" calcext:value-type="float">
            <text:p>106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aya Vishera</text:p>
          </table:table-cell>
          <table:table-cell office:value-type="float" office:value="58.85" calcext:value-type="float">
            <text:p>58.85</text:p>
          </table:table-cell>
          <table:table-cell office:value-type="float" office:value="32.2167" calcext:value-type="float">
            <text:p>32.2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gorodskaya Oblast’</text:p>
          </table:table-cell>
          <table:table-cell/>
          <table:table-cell table:number-columns-repeated="2" office:value-type="float" office:value="10602" calcext:value-type="float">
            <text:p>10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schanokopskoye</text:p>
          </table:table-cell>
          <table:table-cell office:value-type="float" office:value="46.1961" calcext:value-type="float">
            <text:p>46.1961</text:p>
          </table:table-cell>
          <table:table-cell office:value-type="float" office:value="41.0775" calcext:value-type="float">
            <text:p>41.07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0593" calcext:value-type="float">
            <text:p>10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sokovsk</text:p>
          </table:table-cell>
          <table:table-cell office:value-type="float" office:value="56.3167" calcext:value-type="float">
            <text:p>56.3167</text:p>
          </table:table-cell>
          <table:table-cell office:value-type="float" office:value="36.55" calcext:value-type="float">
            <text:p>36.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0586" calcext:value-type="float">
            <text:p>105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meinogorsk</text:p>
          </table:table-cell>
          <table:table-cell office:value-type="float" office:value="51.158" calcext:value-type="float">
            <text:p>51.158</text:p>
          </table:table-cell>
          <table:table-cell office:value-type="float" office:value="82.1874" calcext:value-type="float">
            <text:p>82.187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0533" calcext:value-type="float">
            <text:p>105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rsma</text:p>
          </table:table-cell>
          <table:table-cell office:value-type="float" office:value="55.9833" calcext:value-type="float">
            <text:p>55.9833</text:p>
          </table:table-cell>
          <table:table-cell office:value-type="float" office:value="43.2667" calcext:value-type="float">
            <text:p>43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10491" calcext:value-type="float">
            <text:p>10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ëkminsk</text:p>
          </table:table-cell>
          <table:table-cell office:value-type="float" office:value="60.3833" calcext:value-type="float">
            <text:p>60.3833</text:p>
          </table:table-cell>
          <table:table-cell office:value-type="float" office:value="120.4333" calcext:value-type="float">
            <text:p>120.4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0490" calcext:value-type="float">
            <text:p>104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tkyaranta</text:p>
          </table:table-cell>
          <table:table-cell office:value-type="float" office:value="61.5667" calcext:value-type="float">
            <text:p>61.5667</text:p>
          </table:table-cell>
          <table:table-cell office:value-type="float" office:value="31.4833" calcext:value-type="float">
            <text:p>31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/>
          <table:table-cell table:number-columns-repeated="2" office:value-type="float" office:value="10479" calcext:value-type="float">
            <text:p>10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angorod</text:p>
          </table:table-cell>
          <table:table-cell office:value-type="float" office:value="59.375" calcext:value-type="float">
            <text:p>59.375</text:p>
          </table:table-cell>
          <table:table-cell office:value-type="float" office:value="28.2053" calcext:value-type="float">
            <text:p>28.20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10453" calcext:value-type="float">
            <text:p>10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lva</text:p>
          </table:table-cell>
          <table:table-cell office:value-type="float" office:value="57.3139" calcext:value-type="float">
            <text:p>57.3139</text:p>
          </table:table-cell>
          <table:table-cell office:value-type="float" office:value="58.7889" calcext:value-type="float">
            <text:p>58.78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10448" calcext:value-type="float">
            <text:p>10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yevka</text:p>
          </table:table-cell>
          <table:table-cell office:value-type="float" office:value="58.4033" calcext:value-type="float">
            <text:p>58.4033</text:p>
          </table:table-cell>
          <table:table-cell office:value-type="float" office:value="51.1304" calcext:value-type="float">
            <text:p>51.130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10447" calcext:value-type="float">
            <text:p>10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dogda</text:p>
          </table:table-cell>
          <table:table-cell office:value-type="float" office:value="55.95" calcext:value-type="float">
            <text:p>55.95</text:p>
          </table:table-cell>
          <table:table-cell office:value-type="float" office:value="40.8667" calcext:value-type="float">
            <text:p>40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10442" calcext:value-type="float">
            <text:p>104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velsk</text:p>
          </table:table-cell>
          <table:table-cell office:value-type="float" office:value="46.65" calcext:value-type="float">
            <text:p>46.65</text:p>
          </table:table-cell>
          <table:table-cell office:value-type="float" office:value="141.8667" calcext:value-type="float">
            <text:p>141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10421" calcext:value-type="float">
            <text:p>10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aya Kholunitsa</text:p>
          </table:table-cell>
          <table:table-cell office:value-type="float" office:value="58.8333" calcext:value-type="float">
            <text:p>58.8333</text:p>
          </table:table-cell>
          <table:table-cell office:value-type="float" office:value="50.85" calcext:value-type="float">
            <text:p>50.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10406" calcext:value-type="float">
            <text:p>104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ksimo</text:p>
          </table:table-cell>
          <table:table-cell office:value-type="float" office:value="56.3315" calcext:value-type="float">
            <text:p>56.3315</text:p>
          </table:table-cell>
          <table:table-cell office:value-type="float" office:value="114.89" calcext:value-type="float">
            <text:p>114.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0359" calcext:value-type="float">
            <text:p>10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atay</text:p>
          </table:table-cell>
          <table:table-cell office:value-type="float" office:value="62.1641" calcext:value-type="float">
            <text:p>62.1641</text:p>
          </table:table-cell>
          <table:table-cell office:value-type="float" office:value="129.8431" calcext:value-type="float">
            <text:p>129.84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0352" calcext:value-type="float">
            <text:p>103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as</text:p>
          </table:table-cell>
          <table:table-cell office:value-type="float" office:value="43.1667" calcext:value-type="float">
            <text:p>43.1667</text:p>
          </table:table-cell>
          <table:table-cell office:value-type="float" office:value="44.8167" calcext:value-type="float">
            <text:p>44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gushetiya</text:p>
          </table:table-cell>
          <table:table-cell office:value-type="string" calcext:value-type="string">
            <text:p>admin</text:p>
          </table:table-cell>
          <table:table-cell table:number-columns-repeated="2" office:value-type="float" office:value="10333" calcext:value-type="float">
            <text:p>10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tegra</text:p>
          </table:table-cell>
          <table:table-cell office:value-type="float" office:value="61" calcext:value-type="float">
            <text:p>61</text:p>
          </table:table-cell>
          <table:table-cell office:value-type="float" office:value="36.45" calcext:value-type="float">
            <text:p>36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10324" calcext:value-type="float">
            <text:p>10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dyak</text:p>
          </table:table-cell>
          <table:table-cell office:value-type="float" office:value="54.5711" calcext:value-type="float">
            <text:p>54.5711</text:p>
          </table:table-cell>
          <table:table-cell office:value-type="float" office:value="54.5308" calcext:value-type="float">
            <text:p>54.53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0323" calcext:value-type="float">
            <text:p>103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ukalinsk</text:p>
          </table:table-cell>
          <table:table-cell office:value-type="float" office:value="55.8667" calcext:value-type="float">
            <text:p>55.8667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10311" calcext:value-type="float">
            <text:p>10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ayash</text:p>
          </table:table-cell>
          <table:table-cell office:value-type="float" office:value="55.4889" calcext:value-type="float">
            <text:p>55.4889</text:p>
          </table:table-cell>
          <table:table-cell office:value-type="float" office:value="60.8767" calcext:value-type="float">
            <text:p>60.87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0293" calcext:value-type="float">
            <text:p>102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ozërnyy</text:p>
          </table:table-cell>
          <table:table-cell office:value-type="float" office:value="55.9667" calcext:value-type="float">
            <text:p>55.9667</text:p>
          </table:table-cell>
          <table:table-cell office:value-type="float" office:value="94.7" calcext:value-type="float">
            <text:p>94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10286" calcext:value-type="float">
            <text:p>10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barka</text:p>
          </table:table-cell>
          <table:table-cell office:value-type="float" office:value="56.2667" calcext:value-type="float">
            <text:p>56.2667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10276" calcext:value-type="float">
            <text:p>10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til</text:p>
          </table:table-cell>
          <table:table-cell office:value-type="float" office:value="51.8333" calcext:value-type="float">
            <text:p>51.8333</text:p>
          </table:table-cell>
          <table:table-cell office:value-type="float" office:value="40.8" calcext:value-type="float">
            <text:p>40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0265" calcext:value-type="float">
            <text:p>102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za</text:p>
          </table:table-cell>
          <table:table-cell office:value-type="float" office:value="60.6167" calcext:value-type="float">
            <text:p>60.6167</text:p>
          </table:table-cell>
          <table:table-cell office:value-type="float" office:value="47.2833" calcext:value-type="float">
            <text:p>47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10232" calcext:value-type="float">
            <text:p>10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khaylov</text:p>
          </table:table-cell>
          <table:table-cell office:value-type="float" office:value="54.2333" calcext:value-type="float">
            <text:p>54.2333</text:p>
          </table:table-cell>
          <table:table-cell office:value-type="float" office:value="39.0333" calcext:value-type="float">
            <text:p>39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yazanskaya Oblast’</text:p>
          </table:table-cell>
          <table:table-cell/>
          <table:table-cell table:number-columns-repeated="2" office:value-type="float" office:value="10174" calcext:value-type="float">
            <text:p>10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ochka</text:p>
          </table:table-cell>
          <table:table-cell office:value-type="float" office:value="56.7167" calcext:value-type="float">
            <text:p>56.7167</text:p>
          </table:table-cell>
          <table:table-cell office:value-type="float" office:value="28.65" calcext:value-type="float">
            <text:p>28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10148" calcext:value-type="float">
            <text:p>10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volzhsk</text:p>
          </table:table-cell>
          <table:table-cell office:value-type="float" office:value="57.4833" calcext:value-type="float">
            <text:p>57.4833</text:p>
          </table:table-cell>
          <table:table-cell office:value-type="float" office:value="42.1333" calcext:value-type="float">
            <text:p>42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10121" calcext:value-type="float">
            <text:p>10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lbazy</text:p>
          </table:table-cell>
          <table:table-cell office:value-type="float" office:value="54.006" calcext:value-type="float">
            <text:p>54.006</text:p>
          </table:table-cell>
          <table:table-cell office:value-type="float" office:value="55.8942" calcext:value-type="float">
            <text:p>55.89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0114" calcext:value-type="float">
            <text:p>10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lva</text:p>
          </table:table-cell>
          <table:table-cell office:value-type="float" office:value="58.0333" calcext:value-type="float">
            <text:p>58.0333</text:p>
          </table:table-cell>
          <table:table-cell office:value-type="float" office:value="56.7681" calcext:value-type="float">
            <text:p>56.76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10113" calcext:value-type="float">
            <text:p>10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gliki</text:p>
          </table:table-cell>
          <table:table-cell office:value-type="float" office:value="51.8333" calcext:value-type="float">
            <text:p>51.8333</text:p>
          </table:table-cell>
          <table:table-cell office:value-type="float" office:value="143.1667" calcext:value-type="float">
            <text:p>143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10098" calcext:value-type="float">
            <text:p>10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rmolino</text:p>
          </table:table-cell>
          <table:table-cell office:value-type="float" office:value="55.2" calcext:value-type="float">
            <text:p>55.2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10089" calcext:value-type="float">
            <text:p>10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gora</text:p>
          </table:table-cell>
          <table:table-cell office:value-type="float" office:value="43.15" calcext:value-type="float">
            <text:p>43.15</text:p>
          </table:table-cell>
          <table:table-cell office:value-type="float" office:value="44.15" calcext:value-type="float">
            <text:p>44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rth Ossetia</text:p>
          </table:table-cell>
          <table:table-cell/>
          <table:table-cell table:number-columns-repeated="2" office:value-type="float" office:value="10075" calcext:value-type="float">
            <text:p>10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sh-Agach</text:p>
          </table:table-cell>
          <table:table-cell office:value-type="float" office:value="49.9927" calcext:value-type="float">
            <text:p>49.9927</text:p>
          </table:table-cell>
          <table:table-cell office:value-type="float" office:value="88.676" calcext:value-type="float">
            <text:p>88.67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</text:p>
          </table:table-cell>
          <table:table-cell/>
          <table:table-cell table:number-columns-repeated="2" office:value-type="float" office:value="10061" calcext:value-type="float">
            <text:p>10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gopol</text:p>
          </table:table-cell>
          <table:table-cell office:value-type="float" office:value="61.5" calcext:value-type="float">
            <text:p>61.5</text:p>
          </table:table-cell>
          <table:table-cell office:value-type="float" office:value="38.9333" calcext:value-type="float">
            <text:p>38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10055" calcext:value-type="float">
            <text:p>100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ivodanovka</text:p>
          </table:table-cell>
          <table:table-cell office:value-type="float" office:value="55.0914" calcext:value-type="float">
            <text:p>55.0914</text:p>
          </table:table-cell>
          <table:table-cell office:value-type="float" office:value="82.6489" calcext:value-type="float">
            <text:p>82.64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10051" calcext:value-type="float">
            <text:p>10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kryanoye</text:p>
          </table:table-cell>
          <table:table-cell office:value-type="float" office:value="46.0903" calcext:value-type="float">
            <text:p>46.0903</text:p>
          </table:table-cell>
          <table:table-cell office:value-type="float" office:value="47.7306" calcext:value-type="float">
            <text:p>47.73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10036" calcext:value-type="float">
            <text:p>10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uktyl</text:p>
          </table:table-cell>
          <table:table-cell office:value-type="float" office:value="63.8667" calcext:value-type="float">
            <text:p>63.8667</text:p>
          </table:table-cell>
          <table:table-cell office:value-type="float" office:value="57.3167" calcext:value-type="float">
            <text:p>57.3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table:number-columns-repeated="2" office:value-type="float" office:value="10017" calcext:value-type="float">
            <text:p>10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ylym</text:p>
          </table:table-cell>
          <table:table-cell office:value-type="float" office:value="43.0714" calcext:value-type="float">
            <text:p>43.0714</text:p>
          </table:table-cell>
          <table:table-cell office:value-type="float" office:value="46.6316" calcext:value-type="float">
            <text:p>46.631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0014" calcext:value-type="float">
            <text:p>10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odarsk</text:p>
          </table:table-cell>
          <table:table-cell office:value-type="float" office:value="56.2333" calcext:value-type="float">
            <text:p>56.2333</text:p>
          </table:table-cell>
          <table:table-cell office:value-type="float" office:value="43.2" calcext:value-type="float">
            <text:p>43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9972" calcext:value-type="float">
            <text:p>9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zhum</text:p>
          </table:table-cell>
          <table:table-cell office:value-type="float" office:value="57.1167" calcext:value-type="float">
            <text:p>57.11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9919" calcext:value-type="float">
            <text:p>99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ozërsk</text:p>
          </table:table-cell>
          <table:table-cell office:value-type="float" office:value="69.4" calcext:value-type="float">
            <text:p>69.4</text:p>
          </table:table-cell>
          <table:table-cell office:value-type="float" office:value="32.45" calcext:value-type="float">
            <text:p>32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/>
          <table:table-cell table:number-columns-repeated="2" office:value-type="float" office:value="9915" calcext:value-type="float">
            <text:p>9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shnarënkovo</text:p>
          </table:table-cell>
          <table:table-cell office:value-type="float" office:value="55.1049" calcext:value-type="float">
            <text:p>55.1049</text:p>
          </table:table-cell>
          <table:table-cell office:value-type="float" office:value="55.3479" calcext:value-type="float">
            <text:p>55.347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9870" calcext:value-type="float">
            <text:p>9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na</text:p>
          </table:table-cell>
          <table:table-cell office:value-type="float" office:value="53.3819" calcext:value-type="float">
            <text:p>53.3819</text:p>
          </table:table-cell>
          <table:table-cell office:value-type="float" office:value="60.9747" calcext:value-type="float">
            <text:p>60.97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9869" calcext:value-type="float">
            <text:p>9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omorsk</text:p>
          </table:table-cell>
          <table:table-cell office:value-type="float" office:value="64.5167" calcext:value-type="float">
            <text:p>64.5167</text:p>
          </table:table-cell>
          <table:table-cell office:value-type="float" office:value="34.7667" calcext:value-type="float">
            <text:p>34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/>
          <table:table-cell table:number-columns-repeated="2" office:value-type="float" office:value="9861" calcext:value-type="float">
            <text:p>9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kun</text:p>
          </table:table-cell>
          <table:table-cell office:value-type="float" office:value="62.35" calcext:value-type="float">
            <text:p>62.35</text:p>
          </table:table-cell>
          <table:table-cell office:value-type="float" office:value="50.0667" calcext:value-type="float">
            <text:p>50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table:number-columns-repeated="2" office:value-type="float" office:value="9837" calcext:value-type="float">
            <text:p>9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ntar</text:p>
          </table:table-cell>
          <table:table-cell office:value-type="float" office:value="62.1575" calcext:value-type="float">
            <text:p>62.1575</text:p>
          </table:table-cell>
          <table:table-cell office:value-type="float" office:value="117.6442" calcext:value-type="float">
            <text:p>117.64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9826" calcext:value-type="float">
            <text:p>9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afimovskiy</text:p>
          </table:table-cell>
          <table:table-cell office:value-type="float" office:value="54.4242" calcext:value-type="float">
            <text:p>54.4242</text:p>
          </table:table-cell>
          <table:table-cell office:value-type="float" office:value="53.7964" calcext:value-type="float">
            <text:p>53.79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9813" calcext:value-type="float">
            <text:p>9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ma</text:p>
          </table:table-cell>
          <table:table-cell office:value-type="float" office:value="59.9833" calcext:value-type="float">
            <text:p>59.9833</text:p>
          </table:table-cell>
          <table:table-cell office:value-type="float" office:value="42.7667" calcext:value-type="float">
            <text:p>42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9805" calcext:value-type="float">
            <text:p>9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rogobuzh</text:p>
          </table:table-cell>
          <table:table-cell office:value-type="float" office:value="54.92" calcext:value-type="float">
            <text:p>54.92</text:p>
          </table:table-cell>
          <table:table-cell office:value-type="float" office:value="33.3078" calcext:value-type="float">
            <text:p>33.30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9793" calcext:value-type="float">
            <text:p>9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urba</text:p>
          </table:table-cell>
          <table:table-cell office:value-type="float" office:value="63.2833" calcext:value-type="float">
            <text:p>63.2833</text:p>
          </table:table-cell>
          <table:table-cell office:value-type="float" office:value="118.3333" calcext:value-type="float">
            <text:p>118.3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9786" calcext:value-type="float">
            <text:p>9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khan-Yurt</text:p>
          </table:table-cell>
          <table:table-cell office:value-type="float" office:value="43.2317" calcext:value-type="float">
            <text:p>43.2317</text:p>
          </table:table-cell>
          <table:table-cell office:value-type="float" office:value="45.5722" calcext:value-type="float">
            <text:p>45.57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9783" calcext:value-type="float">
            <text:p>9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zdal</text:p>
          </table:table-cell>
          <table:table-cell office:value-type="float" office:value="56.4211" calcext:value-type="float">
            <text:p>56.4211</text:p>
          </table:table-cell>
          <table:table-cell office:value-type="float" office:value="40.4489" calcext:value-type="float">
            <text:p>40.44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9749" calcext:value-type="float">
            <text:p>9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kha Nëvre</text:p>
          </table:table-cell>
          <table:table-cell office:value-type="float" office:value="43.6228" calcext:value-type="float">
            <text:p>43.6228</text:p>
          </table:table-cell>
          <table:table-cell office:value-type="float" office:value="45.3397" calcext:value-type="float">
            <text:p>45.33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9748" calcext:value-type="float">
            <text:p>9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yye Atagi</text:p>
          </table:table-cell>
          <table:table-cell office:value-type="float" office:value="43.1328" calcext:value-type="float">
            <text:p>43.1328</text:p>
          </table:table-cell>
          <table:table-cell office:value-type="float" office:value="45.7797" calcext:value-type="float">
            <text:p>45.77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9738" calcext:value-type="float">
            <text:p>9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androv Gay</text:p>
          </table:table-cell>
          <table:table-cell office:value-type="float" office:value="50.1333" calcext:value-type="float">
            <text:p>50.1333</text:p>
          </table:table-cell>
          <table:table-cell office:value-type="float" office:value="48.55" calcext:value-type="float">
            <text:p>48.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9728" calcext:value-type="float">
            <text:p>9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linsk</text:p>
          </table:table-cell>
          <table:table-cell office:value-type="float" office:value="57.5572" calcext:value-type="float">
            <text:p>57.5572</text:p>
          </table:table-cell>
          <table:table-cell office:value-type="float" office:value="49.9342" calcext:value-type="float">
            <text:p>49.93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9722" calcext:value-type="float">
            <text:p>9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chuchye</text:p>
          </table:table-cell>
          <table:table-cell office:value-type="float" office:value="55.2167" calcext:value-type="float">
            <text:p>55.2167</text:p>
          </table:table-cell>
          <table:table-cell office:value-type="float" office:value="62.7667" calcext:value-type="float">
            <text:p>62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ganskaya Oblast’</text:p>
          </table:table-cell>
          <table:table-cell/>
          <table:table-cell table:number-columns-repeated="2" office:value-type="float" office:value="9711" calcext:value-type="float">
            <text:p>9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la</text:p>
          </table:table-cell>
          <table:table-cell office:value-type="float" office:value="68.8831" calcext:value-type="float">
            <text:p>68.8831</text:p>
          </table:table-cell>
          <table:table-cell office:value-type="float" office:value="33.0219" calcext:value-type="float">
            <text:p>33.02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/>
          <table:table-cell table:number-columns-repeated="2" office:value-type="float" office:value="9691" calcext:value-type="float">
            <text:p>9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chory</text:p>
          </table:table-cell>
          <table:table-cell office:value-type="float" office:value="57.8167" calcext:value-type="float">
            <text:p>57.8167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/>
          <table:table-cell table:number-columns-repeated="2" office:value-type="float" office:value="9670" calcext:value-type="float">
            <text:p>96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zhe</text:p>
          </table:table-cell>
          <table:table-cell office:value-type="float" office:value="43.4975" calcext:value-type="float">
            <text:p>43.4975</text:p>
          </table:table-cell>
          <table:table-cell office:value-type="float" office:value="43.5539" calcext:value-type="float">
            <text:p>43.55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9669" calcext:value-type="float">
            <text:p>96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gvardeyskoye</text:p>
          </table:table-cell>
          <table:table-cell office:value-type="float" office:value="45.1278" calcext:value-type="float">
            <text:p>45.1278</text:p>
          </table:table-cell>
          <table:table-cell office:value-type="float" office:value="39.5725" calcext:value-type="float">
            <text:p>39.57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9617" calcext:value-type="float">
            <text:p>96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donsk</text:p>
          </table:table-cell>
          <table:table-cell office:value-type="float" office:value="52.3833" calcext:value-type="float">
            <text:p>52.3833</text:p>
          </table:table-cell>
          <table:table-cell office:value-type="float" office:value="38.9167" calcext:value-type="float">
            <text:p>38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ipetskaya Oblast’</text:p>
          </table:table-cell>
          <table:table-cell/>
          <table:table-cell table:number-columns-repeated="2" office:value-type="float" office:value="9614" calcext:value-type="float">
            <text:p>9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vokumskoye</text:p>
          </table:table-cell>
          <table:table-cell office:value-type="float" office:value="44.8225" calcext:value-type="float">
            <text:p>44.8225</text:p>
          </table:table-cell>
          <table:table-cell office:value-type="float" office:value="44.6611" calcext:value-type="float">
            <text:p>44.66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9602" calcext:value-type="float">
            <text:p>9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erik</text:p>
          </table:table-cell>
          <table:table-cell office:value-type="float" office:value="43.1797" calcext:value-type="float">
            <text:p>43.1797</text:p>
          </table:table-cell>
          <table:table-cell office:value-type="float" office:value="45.4081" calcext:value-type="float">
            <text:p>45.40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9584" calcext:value-type="float">
            <text:p>9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kaly</text:p>
          </table:table-cell>
          <table:table-cell office:value-type="float" office:value="55.1764" calcext:value-type="float">
            <text:p>55.1764</text:p>
          </table:table-cell>
          <table:table-cell office:value-type="float" office:value="53.8026" calcext:value-type="float">
            <text:p>53.802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9568" calcext:value-type="float">
            <text:p>95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mbarovskiy</text:p>
          </table:table-cell>
          <table:table-cell office:value-type="float" office:value="50.7546" calcext:value-type="float">
            <text:p>50.7546</text:p>
          </table:table-cell>
          <table:table-cell office:value-type="float" office:value="59.54" calcext:value-type="float">
            <text:p>59.5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office:value-type="float" office:value="9556" calcext:value-type="float">
            <text:p>9556</text:p>
          </table:table-cell>
          <table:table-cell office:value-type="float" office:value="1572" calcext:value-type="float">
            <text:p>15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grim</text:p>
          </table:table-cell>
          <table:table-cell office:value-type="float" office:value="63.1933" calcext:value-type="float">
            <text:p>63.1933</text:p>
          </table:table-cell>
          <table:table-cell office:value-type="float" office:value="64.4194" calcext:value-type="float">
            <text:p>64.41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nty-Mansiyskiy Avtonomnyy Okrug-Yugra</text:p>
          </table:table-cell>
          <table:table-cell/>
          <table:table-cell table:number-columns-repeated="2" office:value-type="float" office:value="9545" calcext:value-type="float">
            <text:p>95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hukino</text:p>
          </table:table-cell>
          <table:table-cell office:value-type="float" office:value="56.1667" calcext:value-type="float">
            <text:p>56.1667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9544" calcext:value-type="float">
            <text:p>9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rayevo</text:p>
          </table:table-cell>
          <table:table-cell office:value-type="float" office:value="55.8407" calcext:value-type="float">
            <text:p>55.8407</text:p>
          </table:table-cell>
          <table:table-cell office:value-type="float" office:value="55.4083" calcext:value-type="float">
            <text:p>55.40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9522" calcext:value-type="float">
            <text:p>9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dato-Aleksandrovskoye</text:p>
          </table:table-cell>
          <table:table-cell office:value-type="float" office:value="44.2659" calcext:value-type="float">
            <text:p>44.2659</text:p>
          </table:table-cell>
          <table:table-cell office:value-type="float" office:value="43.7562" calcext:value-type="float">
            <text:p>43.756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9516" calcext:value-type="float">
            <text:p>95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opin</text:p>
          </table:table-cell>
          <table:table-cell office:value-type="float" office:value="53.8167" calcext:value-type="float">
            <text:p>53.8167</text:p>
          </table:table-cell>
          <table:table-cell office:value-type="float" office:value="39.55" calcext:value-type="float">
            <text:p>39.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yazanskaya Oblast’</text:p>
          </table:table-cell>
          <table:table-cell/>
          <table:table-cell table:number-columns-repeated="2" office:value-type="float" office:value="9511" calcext:value-type="float">
            <text:p>95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androvsk-Sakhalinskiy</text:p>
          </table:table-cell>
          <table:table-cell office:value-type="float" office:value="50.9" calcext:value-type="float">
            <text:p>50.9</text:p>
          </table:table-cell>
          <table:table-cell office:value-type="float" office:value="142.15" calcext:value-type="float">
            <text:p>142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9504" calcext:value-type="float">
            <text:p>95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dnya</text:p>
          </table:table-cell>
          <table:table-cell office:value-type="float" office:value="54.95" calcext:value-type="float">
            <text:p>54.95</text:p>
          </table:table-cell>
          <table:table-cell office:value-type="float" office:value="31.0667" calcext:value-type="float">
            <text:p>31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9484" calcext:value-type="float">
            <text:p>94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ltan-Yangiyurt</text:p>
          </table:table-cell>
          <table:table-cell office:value-type="float" office:value="43.2167" calcext:value-type="float">
            <text:p>43.2167</text:p>
          </table:table-cell>
          <table:table-cell office:value-type="float" office:value="46.8667" calcext:value-type="float">
            <text:p>46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9458" calcext:value-type="float">
            <text:p>94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s</text:p>
          </table:table-cell>
          <table:table-cell office:value-type="float" office:value="59.3372" calcext:value-type="float">
            <text:p>59.3372</text:p>
          </table:table-cell>
          <table:table-cell office:value-type="float" office:value="52.2455" calcext:value-type="float">
            <text:p>52.24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9453" calcext:value-type="float">
            <text:p>9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zhetsk</text:p>
          </table:table-cell>
          <table:table-cell office:value-type="float" office:value="57.7833" calcext:value-type="float">
            <text:p>57.7833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9450" calcext:value-type="float">
            <text:p>94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ira</text:p>
          </table:table-cell>
          <table:table-cell office:value-type="float" office:value="54.4911" calcext:value-type="float">
            <text:p>54.4911</text:p>
          </table:table-cell>
          <table:table-cell office:value-type="float" office:value="89.9597" calcext:value-type="float">
            <text:p>89.95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kasiya</text:p>
          </table:table-cell>
          <table:table-cell/>
          <table:table-cell table:number-columns-repeated="2" office:value-type="float" office:value="9448" calcext:value-type="float">
            <text:p>9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iva</text:p>
          </table:table-cell>
          <table:table-cell office:value-type="float" office:value="46.7167" calcext:value-type="float">
            <text:p>46.7167</text:p>
          </table:table-cell>
          <table:table-cell office:value-type="float" office:value="142.5167" calcext:value-type="float">
            <text:p>142.5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9445" calcext:value-type="float">
            <text:p>94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gagatli</text:p>
          </table:table-cell>
          <table:table-cell office:value-type="float" office:value="43.4561" calcext:value-type="float">
            <text:p>43.4561</text:p>
          </table:table-cell>
          <table:table-cell office:value-type="float" office:value="46.4819" calcext:value-type="float">
            <text:p>46.48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9442" calcext:value-type="float">
            <text:p>94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tsa</text:p>
          </table:table-cell>
          <table:table-cell office:value-type="float" office:value="43.9625" calcext:value-type="float">
            <text:p>43.9625</text:p>
          </table:table-cell>
          <table:table-cell office:value-type="float" office:value="42.9875" calcext:value-type="float">
            <text:p>42.98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9427" calcext:value-type="float">
            <text:p>9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slobodsk</text:p>
          </table:table-cell>
          <table:table-cell office:value-type="float" office:value="54.4333" calcext:value-type="float">
            <text:p>54.4333</text:p>
          </table:table-cell>
          <table:table-cell office:value-type="float" office:value="43.7833" calcext:value-type="float">
            <text:p>43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rdoviya</text:p>
          </table:table-cell>
          <table:table-cell/>
          <table:table-cell table:number-columns-repeated="2" office:value-type="float" office:value="9397" calcext:value-type="float">
            <text:p>93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eyarkeyevo</text:p>
          </table:table-cell>
          <table:table-cell office:value-type="float" office:value="55.4458" calcext:value-type="float">
            <text:p>55.4458</text:p>
          </table:table-cell>
          <table:table-cell office:value-type="float" office:value="54.3168" calcext:value-type="float">
            <text:p>54.316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9384" calcext:value-type="float">
            <text:p>9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voloki</text:p>
          </table:table-cell>
          <table:table-cell office:value-type="float" office:value="57.4667" calcext:value-type="float">
            <text:p>57.4667</text:p>
          </table:table-cell>
          <table:table-cell office:value-type="float" office:value="41.9667" calcext:value-type="float">
            <text:p>41.9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9374" calcext:value-type="float">
            <text:p>9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gat</text:p>
          </table:table-cell>
          <table:table-cell office:value-type="float" office:value="55.2" calcext:value-type="float">
            <text:p>55.2</text:p>
          </table:table-cell>
          <table:table-cell office:value-type="float" office:value="80.2833" calcext:value-type="float">
            <text:p>80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9370" calcext:value-type="float">
            <text:p>93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euralsk</text:p>
          </table:table-cell>
          <table:table-cell office:value-type="float" office:value="53.8833" calcext:value-type="float">
            <text:p>53.8833</text:p>
          </table:table-cell>
          <table:table-cell office:value-type="float" office:value="59.2167" calcext:value-type="float">
            <text:p>59.2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9340" calcext:value-type="float">
            <text:p>93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chen-Aul</text:p>
          </table:table-cell>
          <table:table-cell office:value-type="float" office:value="43.2" calcext:value-type="float">
            <text:p>43.2</text:p>
          </table:table-cell>
          <table:table-cell office:value-type="float" office:value="45.7889" calcext:value-type="float">
            <text:p>45.78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9300" calcext:value-type="float">
            <text:p>9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ousovo</text:p>
          </table:table-cell>
          <table:table-cell office:value-type="float" office:value="55.0917" calcext:value-type="float">
            <text:p>55.0917</text:p>
          </table:table-cell>
          <table:table-cell office:value-type="float" office:value="36.6667" calcext:value-type="float">
            <text:p>36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9288" calcext:value-type="float">
            <text:p>9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krovsk</text:p>
          </table:table-cell>
          <table:table-cell office:value-type="float" office:value="61.4833" calcext:value-type="float">
            <text:p>61.4833</text:p>
          </table:table-cell>
          <table:table-cell office:value-type="float" office:value="129.15" calcext:value-type="float">
            <text:p>129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9256" calcext:value-type="float">
            <text:p>9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vyalovo</text:p>
          </table:table-cell>
          <table:table-cell office:value-type="float" office:value="56.7903" calcext:value-type="float">
            <text:p>56.7903</text:p>
          </table:table-cell>
          <table:table-cell office:value-type="float" office:value="53.3806" calcext:value-type="float">
            <text:p>53.38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9243" calcext:value-type="float">
            <text:p>9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iye Sergi</text:p>
          </table:table-cell>
          <table:table-cell office:value-type="float" office:value="56.6667" calcext:value-type="float">
            <text:p>56.6667</text:p>
          </table:table-cell>
          <table:table-cell office:value-type="float" office:value="59.3" calcext:value-type="float">
            <text:p>59.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9243" calcext:value-type="float">
            <text:p>9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ovorodino</text:p>
          </table:table-cell>
          <table:table-cell office:value-type="float" office:value="53.9833" calcext:value-type="float">
            <text:p>53.9833</text:p>
          </table:table-cell>
          <table:table-cell office:value-type="float" office:value="123.9333" calcext:value-type="float">
            <text:p>123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murskaya Oblast’</text:p>
          </table:table-cell>
          <table:table-cell/>
          <table:table-cell table:number-columns-repeated="2" office:value-type="float" office:value="9231" calcext:value-type="float">
            <text:p>9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snoy Gorodok</text:p>
          </table:table-cell>
          <table:table-cell office:value-type="float" office:value="55.6389" calcext:value-type="float">
            <text:p>55.6389</text:p>
          </table:table-cell>
          <table:table-cell office:value-type="float" office:value="37.2083" calcext:value-type="float">
            <text:p>37.20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9226" calcext:value-type="float">
            <text:p>9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khaylovskoye</text:p>
          </table:table-cell>
          <table:table-cell office:value-type="float" office:value="43.0997" calcext:value-type="float">
            <text:p>43.0997</text:p>
          </table:table-cell>
          <table:table-cell office:value-type="float" office:value="44.6317" calcext:value-type="float">
            <text:p>44.63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rth Ossetia</text:p>
          </table:table-cell>
          <table:table-cell/>
          <table:table-cell table:number-columns-repeated="2" office:value-type="float" office:value="9217" calcext:value-type="float">
            <text:p>92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iskino</text:p>
          </table:table-cell>
          <table:table-cell office:value-type="float" office:value="55.9417" calcext:value-type="float">
            <text:p>55.9417</text:p>
          </table:table-cell>
          <table:table-cell office:value-type="float" office:value="38.15" calcext:value-type="float">
            <text:p>38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9208" calcext:value-type="float">
            <text:p>92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yachevo</text:p>
          </table:table-cell>
          <table:table-cell office:value-type="float" office:value="60.3386" calcext:value-type="float">
            <text:p>60.3386</text:p>
          </table:table-cell>
          <table:table-cell office:value-type="float" office:value="49.6092" calcext:value-type="float">
            <text:p>49.60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table:number-columns-repeated="2" office:value-type="float" office:value="9206" calcext:value-type="float">
            <text:p>9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dstepki</text:p>
          </table:table-cell>
          <table:table-cell office:value-type="float" office:value="53.5151" calcext:value-type="float">
            <text:p>53.5151</text:p>
          </table:table-cell>
          <table:table-cell office:value-type="float" office:value="49.1294" calcext:value-type="float">
            <text:p>49.12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9186" calcext:value-type="float">
            <text:p>91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khaylovka</text:p>
          </table:table-cell>
          <table:table-cell office:value-type="float" office:value="43.95" calcext:value-type="float">
            <text:p>43.95</text:p>
          </table:table-cell>
          <table:table-cell office:value-type="float" office:value="132.0167" calcext:value-type="float">
            <text:p>132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9153" calcext:value-type="float">
            <text:p>91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Nera</text:p>
          </table:table-cell>
          <table:table-cell office:value-type="float" office:value="64.5666" calcext:value-type="float">
            <text:p>64.5666</text:p>
          </table:table-cell>
          <table:table-cell office:value-type="float" office:value="143.2" calcext:value-type="float">
            <text:p>143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9148" calcext:value-type="float">
            <text:p>9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chura</text:p>
          </table:table-cell>
          <table:table-cell office:value-type="float" office:value="50.5864" calcext:value-type="float">
            <text:p>50.5864</text:p>
          </table:table-cell>
          <table:table-cell office:value-type="float" office:value="107.5975" calcext:value-type="float">
            <text:p>107.59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9145" calcext:value-type="float">
            <text:p>9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dan</text:p>
          </table:table-cell>
          <table:table-cell office:value-type="float" office:value="51.2833" calcext:value-type="float">
            <text:p>51.2833</text:p>
          </table:table-cell>
          <table:table-cell office:value-type="float" office:value="91.5667" calcext:value-type="float">
            <text:p>91.5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9139" calcext:value-type="float">
            <text:p>9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yar</text:p>
          </table:table-cell>
          <table:table-cell office:value-type="float" office:value="55.0667" calcext:value-type="float">
            <text:p>55.0667</text:p>
          </table:table-cell>
          <table:table-cell office:value-type="float" office:value="57.55" calcext:value-type="float">
            <text:p>57.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9128" calcext:value-type="float">
            <text:p>9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rusa</text:p>
          </table:table-cell>
          <table:table-cell office:value-type="float" office:value="54.7167" calcext:value-type="float">
            <text:p>54.7167</text:p>
          </table:table-cell>
          <table:table-cell office:value-type="float" office:value="37.1833" calcext:value-type="float">
            <text:p>37.1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9101" calcext:value-type="float">
            <text:p>9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rovsk</text:p>
          </table:table-cell>
          <table:table-cell office:value-type="float" office:value="59.9642" calcext:value-type="float">
            <text:p>59.9642</text:p>
          </table:table-cell>
          <table:table-cell office:value-type="float" office:value="40.1912" calcext:value-type="float">
            <text:p>40.191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9099" calcext:value-type="float">
            <text:p>9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nsady</text:p>
          </table:table-cell>
          <table:table-cell office:value-type="float" office:value="44.0817" calcext:value-type="float">
            <text:p>44.0817</text:p>
          </table:table-cell>
          <table:table-cell office:value-type="float" office:value="42.9606" calcext:value-type="float">
            <text:p>42.96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9079" calcext:value-type="float">
            <text:p>9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vshinovo</text:p>
          </table:table-cell>
          <table:table-cell office:value-type="float" office:value="57.0333" calcext:value-type="float">
            <text:p>57.0333</text:p>
          </table:table-cell>
          <table:table-cell office:value-type="float" office:value="34.1667" calcext:value-type="float">
            <text:p>34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9068" calcext:value-type="float">
            <text:p>9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okhovo</text:p>
          </table:table-cell>
          <table:table-cell office:value-type="float" office:value="54.0833" calcext:value-type="float">
            <text:p>54.0833</text:p>
          </table:table-cell>
          <table:table-cell office:value-type="float" office:value="37.8167" calcext:value-type="float">
            <text:p>37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9043" calcext:value-type="float">
            <text:p>9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yaya Tura</text:p>
          </table:table-cell>
          <table:table-cell office:value-type="float" office:value="58.3574" calcext:value-type="float">
            <text:p>58.3574</text:p>
          </table:table-cell>
          <table:table-cell office:value-type="float" office:value="59.8224" calcext:value-type="float">
            <text:p>59.822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9039" calcext:value-type="float">
            <text:p>9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nya</text:p>
          </table:table-cell>
          <table:table-cell office:value-type="float" office:value="54.5667" calcext:value-type="float">
            <text:p>54.5667</text:p>
          </table:table-cell>
          <table:table-cell office:value-type="float" office:value="33.1667" calcext:value-type="float">
            <text:p>33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8993" calcext:value-type="float">
            <text:p>89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zhalka</text:p>
          </table:table-cell>
          <table:table-cell office:value-type="float" office:value="43.3186" calcext:value-type="float">
            <text:p>43.3186</text:p>
          </table:table-cell>
          <table:table-cell office:value-type="float" office:value="45.9878" calcext:value-type="float">
            <text:p>45.98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8972" calcext:value-type="float">
            <text:p>8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khaylovsk</text:p>
          </table:table-cell>
          <table:table-cell office:value-type="float" office:value="56.4333" calcext:value-type="float">
            <text:p>56.4333</text:p>
          </table:table-cell>
          <table:table-cell office:value-type="float" office:value="59.1167" calcext:value-type="float">
            <text:p>59.1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8921" calcext:value-type="float">
            <text:p>89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oyarvi</text:p>
          </table:table-cell>
          <table:table-cell office:value-type="float" office:value="62.0833" calcext:value-type="float">
            <text:p>62.0833</text:p>
          </table:table-cell>
          <table:table-cell office:value-type="float" office:value="32.3667" calcext:value-type="float">
            <text:p>32.3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/>
          <table:table-cell table:number-columns-repeated="2" office:value-type="float" office:value="8920" calcext:value-type="float">
            <text:p>8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afimovich</text:p>
          </table:table-cell>
          <table:table-cell office:value-type="float" office:value="49.5833" calcext:value-type="float">
            <text:p>49.5833</text:p>
          </table:table-cell>
          <table:table-cell office:value-type="float" office:value="42.7333" calcext:value-type="float">
            <text:p>42.7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8914" calcext:value-type="float">
            <text:p>8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chikha</text:p>
          </table:table-cell>
          <table:table-cell office:value-type="float" office:value="52.8211" calcext:value-type="float">
            <text:p>52.8211</text:p>
          </table:table-cell>
          <table:table-cell office:value-type="float" office:value="83.1197" calcext:value-type="float">
            <text:p>83.11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8906" calcext:value-type="float">
            <text:p>8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tovo</text:p>
          </table:table-cell>
          <table:table-cell office:value-type="float" office:value="55.5911" calcext:value-type="float">
            <text:p>55.5911</text:p>
          </table:table-cell>
          <table:table-cell office:value-type="float" office:value="38.1803" calcext:value-type="float">
            <text:p>38.18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8904" calcext:value-type="float">
            <text:p>89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dozh</text:p>
          </table:table-cell>
          <table:table-cell office:value-type="float" office:value="61.8" calcext:value-type="float">
            <text:p>61.8</text:p>
          </table:table-cell>
          <table:table-cell office:value-type="float" office:value="36.5333" calcext:value-type="float">
            <text:p>36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/>
          <table:table-cell table:number-columns-repeated="2" office:value-type="float" office:value="8897" calcext:value-type="float">
            <text:p>8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zlovka</text:p>
          </table:table-cell>
          <table:table-cell office:value-type="float" office:value="55.8333" calcext:value-type="float">
            <text:p>55.8333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8866" calcext:value-type="float">
            <text:p>88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ya</text:p>
          </table:table-cell>
          <table:table-cell office:value-type="float" office:value="58.2833" calcext:value-type="float">
            <text:p>58.2833</text:p>
          </table:table-cell>
          <table:table-cell office:value-type="float" office:value="43.8667" calcext:value-type="float">
            <text:p>43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stromskaya Oblast’</text:p>
          </table:table-cell>
          <table:table-cell/>
          <table:table-cell table:number-columns-repeated="2" office:value-type="float" office:value="8865" calcext:value-type="float">
            <text:p>8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yzh</text:p>
          </table:table-cell>
          <table:table-cell office:value-type="float" office:value="44.2231" calcext:value-type="float">
            <text:p>44.2231</text:p>
          </table:table-cell>
          <table:table-cell office:value-type="float" office:value="42.0225" calcext:value-type="float">
            <text:p>42.02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8836" calcext:value-type="float">
            <text:p>8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varovo</text:p>
          </table:table-cell>
          <table:table-cell office:value-type="float" office:value="56.0767" calcext:value-type="float">
            <text:p>56.0767</text:p>
          </table:table-cell>
          <table:table-cell office:value-type="float" office:value="37.0622" calcext:value-type="float">
            <text:p>37.06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8834" calcext:value-type="float">
            <text:p>8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tsy</text:p>
          </table:table-cell>
          <table:table-cell office:value-type="float" office:value="58.1167" calcext:value-type="float">
            <text:p>58.1167</text:p>
          </table:table-cell>
          <table:table-cell office:value-type="float" office:value="30.3167" calcext:value-type="float">
            <text:p>30.3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gorodskaya Oblast’</text:p>
          </table:table-cell>
          <table:table-cell/>
          <table:table-cell table:number-columns-repeated="2" office:value-type="float" office:value="8803" calcext:value-type="float">
            <text:p>8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odovikovsk</text:p>
          </table:table-cell>
          <table:table-cell office:value-type="float" office:value="46.0833" calcext:value-type="float">
            <text:p>46.0833</text:p>
          </table:table-cell>
          <table:table-cell office:value-type="float" office:value="41.9333" calcext:value-type="float">
            <text:p>41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mykiya</text:p>
          </table:table-cell>
          <table:table-cell/>
          <table:table-cell table:number-columns-repeated="2" office:value-type="float" office:value="8798" calcext:value-type="float">
            <text:p>8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ozërsk</text:p>
          </table:table-cell>
          <table:table-cell office:value-type="float" office:value="60.0333" calcext:value-type="float">
            <text:p>60.0333</text:p>
          </table:table-cell>
          <table:table-cell office:value-type="float" office:value="37.7833" calcext:value-type="float">
            <text:p>37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8786" calcext:value-type="float">
            <text:p>8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iinskiy Posad</text:p>
          </table:table-cell>
          <table:table-cell office:value-type="float" office:value="56.1167" calcext:value-type="float">
            <text:p>56.1167</text:p>
          </table:table-cell>
          <table:table-cell office:value-type="float" office:value="47.7167" calcext:value-type="float">
            <text:p>47.7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8755" calcext:value-type="float">
            <text:p>8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rkhov</text:p>
          </table:table-cell>
          <table:table-cell office:value-type="float" office:value="57.7667" calcext:value-type="float">
            <text:p>57.7667</text:p>
          </table:table-cell>
          <table:table-cell office:value-type="float" office:value="29.55" calcext:value-type="float">
            <text:p>29.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/>
          <table:table-cell table:number-columns-repeated="2" office:value-type="float" office:value="8743" calcext:value-type="float">
            <text:p>8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myachinsk</text:p>
          </table:table-cell>
          <table:table-cell office:value-type="float" office:value="58.5667" calcext:value-type="float">
            <text:p>58.5667</text:p>
          </table:table-cell>
          <table:table-cell office:value-type="float" office:value="57.8333" calcext:value-type="float">
            <text:p>57.8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8732" calcext:value-type="float">
            <text:p>8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chansk</text:p>
          </table:table-cell>
          <table:table-cell office:value-type="float" office:value="59.9333" calcext:value-type="float">
            <text:p>59.9333</text:p>
          </table:table-cell>
          <table:table-cell office:value-type="float" office:value="60.05" calcext:value-type="float">
            <text:p>60.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8722" calcext:value-type="float">
            <text:p>8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rakovo</text:p>
          </table:table-cell>
          <table:table-cell office:value-type="float" office:value="52.7139" calcext:value-type="float">
            <text:p>52.7139</text:p>
          </table:table-cell>
          <table:table-cell office:value-type="float" office:value="56.6269" calcext:value-type="float">
            <text:p>56.62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8690" calcext:value-type="float">
            <text:p>8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glegorsk</text:p>
          </table:table-cell>
          <table:table-cell office:value-type="float" office:value="49.0667" calcext:value-type="float">
            <text:p>49.0667</text:p>
          </table:table-cell>
          <table:table-cell office:value-type="float" office:value="142.0333" calcext:value-type="float">
            <text:p>142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8687" calcext:value-type="float">
            <text:p>8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bden</text:p>
          </table:table-cell>
          <table:table-cell office:value-type="float" office:value="42.5658" calcext:value-type="float">
            <text:p>42.5658</text:p>
          </table:table-cell>
          <table:table-cell office:value-type="float" office:value="47.5631" calcext:value-type="float">
            <text:p>47.56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8627" calcext:value-type="float">
            <text:p>8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yuzhna</text:p>
          </table:table-cell>
          <table:table-cell office:value-type="float" office:value="58.8333" calcext:value-type="float">
            <text:p>58.8333</text:p>
          </table:table-cell>
          <table:table-cell office:value-type="float" office:value="36.4333" calcext:value-type="float">
            <text:p>36.4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8622" calcext:value-type="float">
            <text:p>8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oturye</text:p>
          </table:table-cell>
          <table:table-cell office:value-type="float" office:value="58.8667" calcext:value-type="float">
            <text:p>58.8667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8612" calcext:value-type="float">
            <text:p>8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ishevo</text:p>
          </table:table-cell>
          <table:table-cell office:value-type="float" office:value="55.4" calcext:value-type="float">
            <text:p>55.4</text:p>
          </table:table-cell>
          <table:table-cell office:value-type="float" office:value="49.55" calcext:value-type="float">
            <text:p>49.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8604" calcext:value-type="float">
            <text:p>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iye Achaluki</text:p>
          </table:table-cell>
          <table:table-cell office:value-type="float" office:value="43.3469" calcext:value-type="float">
            <text:p>43.3469</text:p>
          </table:table-cell>
          <table:table-cell office:value-type="float" office:value="44.6975" calcext:value-type="float">
            <text:p>44.69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gushetiya</text:p>
          </table:table-cell>
          <table:table-cell/>
          <table:table-cell table:number-columns-repeated="2" office:value-type="float" office:value="8590" calcext:value-type="float">
            <text:p>85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iy Mamon</text:p>
          </table:table-cell>
          <table:table-cell office:value-type="float" office:value="50.1678" calcext:value-type="float">
            <text:p>50.1678</text:p>
          </table:table-cell>
          <table:table-cell office:value-type="float" office:value="40.3967" calcext:value-type="float">
            <text:p>40.39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8561" calcext:value-type="float">
            <text:p>85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chinok</text:p>
          </table:table-cell>
          <table:table-cell office:value-type="float" office:value="54.4" calcext:value-type="float">
            <text:p>54.4</text:p>
          </table:table-cell>
          <table:table-cell office:value-type="float" office:value="32.45" calcext:value-type="float">
            <text:p>32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8545" calcext:value-type="float">
            <text:p>85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selitskoye</text:p>
          </table:table-cell>
          <table:table-cell office:value-type="float" office:value="44.7508" calcext:value-type="float">
            <text:p>44.7508</text:p>
          </table:table-cell>
          <table:table-cell office:value-type="float" office:value="43.4369" calcext:value-type="float">
            <text:p>43.43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8544" calcext:value-type="float">
            <text:p>8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bovskoye</text:p>
          </table:table-cell>
          <table:table-cell office:value-type="float" office:value="47.4092" calcext:value-type="float">
            <text:p>47.4092</text:p>
          </table:table-cell>
          <table:table-cell office:value-type="float" office:value="42.7575" calcext:value-type="float">
            <text:p>42.75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8544" calcext:value-type="float">
            <text:p>8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pki</text:p>
          </table:table-cell>
          <table:table-cell office:value-type="float" office:value="53.95" calcext:value-type="float">
            <text:p>53.95</text:p>
          </table:table-cell>
          <table:table-cell office:value-type="float" office:value="37.7" calcext:value-type="float">
            <text:p>37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8541" calcext:value-type="float">
            <text:p>85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maskaly</text:p>
          </table:table-cell>
          <table:table-cell office:value-type="float" office:value="54.3694" calcext:value-type="float">
            <text:p>54.3694</text:p>
          </table:table-cell>
          <table:table-cell office:value-type="float" office:value="56.1778" calcext:value-type="float">
            <text:p>56.17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8540" calcext:value-type="float">
            <text:p>85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luchye</text:p>
          </table:table-cell>
          <table:table-cell office:value-type="float" office:value="49" calcext:value-type="float">
            <text:p>49</text:p>
          </table:table-cell>
          <table:table-cell office:value-type="float" office:value="131.05" calcext:value-type="float">
            <text:p>131.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evreyskaya Avtonomnaya Oblast’</text:p>
          </table:table-cell>
          <table:table-cell/>
          <table:table-cell table:number-columns-repeated="2" office:value-type="float" office:value="8540" calcext:value-type="float">
            <text:p>85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men</text:p>
          </table:table-cell>
          <table:table-cell office:value-type="float" office:value="43.15" calcext:value-type="float">
            <text:p>43.15</text:p>
          </table:table-cell>
          <table:table-cell office:value-type="float" office:value="44.7333" calcext:value-type="float">
            <text:p>44.7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rth Ossetia</text:p>
          </table:table-cell>
          <table:table-cell/>
          <table:table-cell table:number-columns-repeated="2" office:value-type="float" office:value="8508" calcext:value-type="float">
            <text:p>85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ryusinsk</text:p>
          </table:table-cell>
          <table:table-cell office:value-type="float" office:value="55.95" calcext:value-type="float">
            <text:p>55.95</text:p>
          </table:table-cell>
          <table:table-cell office:value-type="float" office:value="97.8167" calcext:value-type="float">
            <text:p>97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8497" calcext:value-type="float">
            <text:p>8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gar</text:p>
          </table:table-cell>
          <table:table-cell office:value-type="float" office:value="54.9667" calcext:value-type="float">
            <text:p>54.9667</text:p>
          </table:table-cell>
          <table:table-cell office:value-type="float" office:value="49.0333" calcext:value-type="float">
            <text:p>49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8476" calcext:value-type="float">
            <text:p>8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tluga</text:p>
          </table:table-cell>
          <table:table-cell office:value-type="float" office:value="57.8556" calcext:value-type="float">
            <text:p>57.8556</text:p>
          </table:table-cell>
          <table:table-cell office:value-type="float" office:value="45.7811" calcext:value-type="float">
            <text:p>45.78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8455" calcext:value-type="float">
            <text:p>8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in-Yurt</text:p>
          </table:table-cell>
          <table:table-cell office:value-type="float" office:value="43.6717" calcext:value-type="float">
            <text:p>43.6717</text:p>
          </table:table-cell>
          <table:table-cell office:value-type="float" office:value="44.9602" calcext:value-type="float">
            <text:p>44.960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8446" calcext:value-type="float">
            <text:p>84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drin</text:p>
          </table:table-cell>
          <table:table-cell office:value-type="float" office:value="55.95" calcext:value-type="float">
            <text:p>55.95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8387" calcext:value-type="float">
            <text:p>8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ryevets</text:p>
          </table:table-cell>
          <table:table-cell office:value-type="float" office:value="57.3167" calcext:value-type="float">
            <text:p>57.3167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8378" calcext:value-type="float">
            <text:p>8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tovo</text:p>
          </table:table-cell>
          <table:table-cell office:value-type="float" office:value="55.3525" calcext:value-type="float">
            <text:p>55.3525</text:p>
          </table:table-cell>
          <table:table-cell office:value-type="float" office:value="65.3281" calcext:value-type="float">
            <text:p>65.32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ganskaya Oblast’</text:p>
          </table:table-cell>
          <table:table-cell/>
          <table:table-cell table:number-columns-repeated="2" office:value-type="float" office:value="8310" calcext:value-type="float">
            <text:p>83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ovyannaya</text:p>
          </table:table-cell>
          <table:table-cell office:value-type="float" office:value="50.95" calcext:value-type="float">
            <text:p>50.95</text:p>
          </table:table-cell>
          <table:table-cell office:value-type="float" office:value="115.5666" calcext:value-type="float">
            <text:p>115.566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office:value-type="float" office:value="8247" calcext:value-type="float">
            <text:p>8247</text:p>
          </table:table-cell>
          <table:table-cell office:value-type="float" office:value="2316" calcext:value-type="float">
            <text:p>23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chëvka</text:p>
          </table:table-cell>
          <table:table-cell office:value-type="float" office:value="55.8253" calcext:value-type="float">
            <text:p>55.8253</text:p>
          </table:table-cell>
          <table:table-cell office:value-type="float" office:value="34.2736" calcext:value-type="float">
            <text:p>34.27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8220" calcext:value-type="float">
            <text:p>82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sterëvo</text:p>
          </table:table-cell>
          <table:table-cell office:value-type="float" office:value="55.9333" calcext:value-type="float">
            <text:p>55.9333</text:p>
          </table:table-cell>
          <table:table-cell office:value-type="float" office:value="39.6333" calcext:value-type="float">
            <text:p>39.6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8216" calcext:value-type="float">
            <text:p>82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aya Ladoga</text:p>
          </table:table-cell>
          <table:table-cell office:value-type="float" office:value="60.1" calcext:value-type="float">
            <text:p>60.1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8203" calcext:value-type="float">
            <text:p>82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msomolsk</text:p>
          </table:table-cell>
          <table:table-cell office:value-type="float" office:value="57.0333" calcext:value-type="float">
            <text:p>57.0333</text:p>
          </table:table-cell>
          <table:table-cell office:value-type="float" office:value="40.3833" calcext:value-type="float">
            <text:p>40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8189" calcext:value-type="float">
            <text:p>8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omutovo</text:p>
          </table:table-cell>
          <table:table-cell office:value-type="float" office:value="52.4758" calcext:value-type="float">
            <text:p>52.4758</text:p>
          </table:table-cell>
          <table:table-cell office:value-type="float" office:value="104.4156" calcext:value-type="float">
            <text:p>104.41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8184" calcext:value-type="float">
            <text:p>8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yaya Khava</text:p>
          </table:table-cell>
          <table:table-cell office:value-type="float" office:value="51.8406" calcext:value-type="float">
            <text:p>51.8406</text:p>
          </table:table-cell>
          <table:table-cell office:value-type="float" office:value="39.9414" calcext:value-type="float">
            <text:p>39.94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8154" calcext:value-type="float">
            <text:p>8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rmakovo</text:p>
          </table:table-cell>
          <table:table-cell office:value-type="float" office:value="43.7397" calcext:value-type="float">
            <text:p>43.7397</text:p>
          </table:table-cell>
          <table:table-cell office:value-type="float" office:value="43.1894" calcext:value-type="float">
            <text:p>43.18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8128" calcext:value-type="float">
            <text:p>8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yn</text:p>
          </table:table-cell>
          <table:table-cell office:value-type="float" office:value="54.9667" calcext:value-type="float">
            <text:p>54.9667</text:p>
          </table:table-cell>
          <table:table-cell office:value-type="float" office:value="35.8667" calcext:value-type="float">
            <text:p>35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8109" calcext:value-type="float">
            <text:p>8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irey</text:p>
          </table:table-cell>
          <table:table-cell office:value-type="float" office:value="43.1681" calcext:value-type="float">
            <text:p>43.1681</text:p>
          </table:table-cell>
          <table:table-cell office:value-type="float" office:value="46.6529" calcext:value-type="float">
            <text:p>46.652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8105" calcext:value-type="float">
            <text:p>8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lstoy-Yurt</text:p>
          </table:table-cell>
          <table:table-cell office:value-type="float" office:value="43.4456" calcext:value-type="float">
            <text:p>43.4456</text:p>
          </table:table-cell>
          <table:table-cell office:value-type="float" office:value="45.7789" calcext:value-type="float">
            <text:p>45.77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8097" calcext:value-type="float">
            <text:p>80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onets</text:p>
          </table:table-cell>
          <table:table-cell office:value-type="float" office:value="60.9833" calcext:value-type="float">
            <text:p>60.9833</text:p>
          </table:table-cell>
          <table:table-cell office:value-type="float" office:value="32.9667" calcext:value-type="float">
            <text:p>32.9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/>
          <table:table-cell table:number-columns-repeated="2" office:value-type="float" office:value="8091" calcext:value-type="float">
            <text:p>8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padnaya Dvina</text:p>
          </table:table-cell>
          <table:table-cell office:value-type="float" office:value="56.2667" calcext:value-type="float">
            <text:p>56.2667</text:p>
          </table:table-cell>
          <table:table-cell office:value-type="float" office:value="32.0833" calcext:value-type="float">
            <text:p>32.0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8089" calcext:value-type="float">
            <text:p>8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lnikovo</text:p>
          </table:table-cell>
          <table:table-cell office:value-type="float" office:value="56.55" calcext:value-type="float">
            <text:p>56.55</text:p>
          </table:table-cell>
          <table:table-cell office:value-type="float" office:value="84.0667" calcext:value-type="float">
            <text:p>84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8048" calcext:value-type="float">
            <text:p>8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bovo</text:p>
          </table:table-cell>
          <table:table-cell office:value-type="float" office:value="53.3794" calcext:value-type="float">
            <text:p>53.3794</text:p>
          </table:table-cell>
          <table:table-cell office:value-type="float" office:value="45.0619" calcext:value-type="float">
            <text:p>45.06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8048" calcext:value-type="float">
            <text:p>8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eyevo</text:p>
          </table:table-cell>
          <table:table-cell office:value-type="float" office:value="57.2119" calcext:value-type="float">
            <text:p>57.2119</text:p>
          </table:table-cell>
          <table:table-cell office:value-type="float" office:value="94.8958" calcext:value-type="float">
            <text:p>94.89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8038" calcext:value-type="float">
            <text:p>8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kholmskiy</text:p>
          </table:table-cell>
          <table:table-cell office:value-type="float" office:value="55.9861" calcext:value-type="float">
            <text:p>55.9861</text:p>
          </table:table-cell>
          <table:table-cell office:value-type="float" office:value="55.0448" calcext:value-type="float">
            <text:p>55.044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8021" calcext:value-type="float">
            <text:p>8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ar</text:p>
          </table:table-cell>
          <table:table-cell office:value-type="float" office:value="53.8667" calcext:value-type="float">
            <text:p>53.8667</text:p>
          </table:table-cell>
          <table:table-cell office:value-type="float" office:value="44.3667" calcext:value-type="float">
            <text:p>44.3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rdoviya</text:p>
          </table:table-cell>
          <table:table-cell/>
          <table:table-cell table:number-columns-repeated="2" office:value-type="float" office:value="8010" calcext:value-type="float">
            <text:p>8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zhevnikovo</text:p>
          </table:table-cell>
          <table:table-cell office:value-type="float" office:value="56.25" calcext:value-type="float">
            <text:p>56.25</text:p>
          </table:table-cell>
          <table:table-cell office:value-type="float" office:value="83.9667" calcext:value-type="float">
            <text:p>83.9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8009" calcext:value-type="float">
            <text:p>8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kolsk</text:p>
          </table:table-cell>
          <table:table-cell office:value-type="float" office:value="59.5333" calcext:value-type="float">
            <text:p>59.5333</text:p>
          </table:table-cell>
          <table:table-cell office:value-type="float" office:value="45.45" calcext:value-type="float">
            <text:p>45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7996" calcext:value-type="float">
            <text:p>7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atskoye</text:p>
          </table:table-cell>
          <table:table-cell office:value-type="float" office:value="56.2872" calcext:value-type="float">
            <text:p>56.2872</text:p>
          </table:table-cell>
          <table:table-cell office:value-type="float" office:value="70.4542" calcext:value-type="float">
            <text:p>70.45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umenskaya Oblast’</text:p>
          </table:table-cell>
          <table:table-cell/>
          <table:table-cell table:number-columns-repeated="2" office:value-type="float" office:value="7959" calcext:value-type="float">
            <text:p>7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yy Yar</text:p>
          </table:table-cell>
          <table:table-cell office:value-type="float" office:value="53.4975" calcext:value-type="float">
            <text:p>53.4975</text:p>
          </table:table-cell>
          <table:table-cell office:value-type="float" office:value="50.3889" calcext:value-type="float">
            <text:p>50.38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7958" calcext:value-type="float">
            <text:p>79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khako</text:p>
          </table:table-cell>
          <table:table-cell office:value-type="float" office:value="44.6592" calcext:value-type="float">
            <text:p>44.6592</text:p>
          </table:table-cell>
          <table:table-cell office:value-type="float" office:value="37.7631" calcext:value-type="float">
            <text:p>37.76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7954" calcext:value-type="float">
            <text:p>7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monovo</text:p>
          </table:table-cell>
          <table:table-cell office:value-type="float" office:value="54.4667" calcext:value-type="float">
            <text:p>54.4667</text:p>
          </table:table-cell>
          <table:table-cell office:value-type="float" office:value="19.9333" calcext:value-type="float">
            <text:p>19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/>
          <table:table-cell table:number-columns-repeated="2" office:value-type="float" office:value="7953" calcext:value-type="float">
            <text:p>7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kan</text:p>
          </table:table-cell>
          <table:table-cell office:value-type="float" office:value="53.8419" calcext:value-type="float">
            <text:p>53.8419</text:p>
          </table:table-cell>
          <table:table-cell office:value-type="float" office:value="57.4611" calcext:value-type="float">
            <text:p>57.46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7946" calcext:value-type="float">
            <text:p>7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tyazevo</text:p>
          </table:table-cell>
          <table:table-cell office:value-type="float" office:value="44.9833" calcext:value-type="float">
            <text:p>44.9833</text:p>
          </table:table-cell>
          <table:table-cell office:value-type="float" office:value="37.2667" calcext:value-type="float">
            <text:p>37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7936" calcext:value-type="float">
            <text:p>7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lochnoye</text:p>
          </table:table-cell>
          <table:table-cell office:value-type="float" office:value="59.2914" calcext:value-type="float">
            <text:p>59.2914</text:p>
          </table:table-cell>
          <table:table-cell office:value-type="float" office:value="39.6683" calcext:value-type="float">
            <text:p>39.66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7919" calcext:value-type="float">
            <text:p>79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odishche</text:p>
          </table:table-cell>
          <table:table-cell office:value-type="float" office:value="53.2667" calcext:value-type="float">
            <text:p>53.2667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7885" calcext:value-type="float">
            <text:p>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khipo-Osipovka</text:p>
          </table:table-cell>
          <table:table-cell office:value-type="float" office:value="44.363" calcext:value-type="float">
            <text:p>44.363</text:p>
          </table:table-cell>
          <table:table-cell office:value-type="float" office:value="38.5337" calcext:value-type="float">
            <text:p>38.533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7853" calcext:value-type="float">
            <text:p>7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aya Sunzha</text:p>
          </table:table-cell>
          <table:table-cell office:value-type="float" office:value="43.3356" calcext:value-type="float">
            <text:p>43.3356</text:p>
          </table:table-cell>
          <table:table-cell office:value-type="float" office:value="45.7439" calcext:value-type="float">
            <text:p>45.74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7843" calcext:value-type="float">
            <text:p>7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ksanenok</text:p>
          </table:table-cell>
          <table:table-cell office:value-type="float" office:value="43.6897" calcext:value-type="float">
            <text:p>43.6897</text:p>
          </table:table-cell>
          <table:table-cell office:value-type="float" office:value="43.6547" calcext:value-type="float">
            <text:p>43.65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7843" calcext:value-type="float">
            <text:p>7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’sheust’ikinskoye</text:p>
          </table:table-cell>
          <table:table-cell office:value-type="float" office:value="55.9453" calcext:value-type="float">
            <text:p>55.9453</text:p>
          </table:table-cell>
          <table:table-cell office:value-type="float" office:value="58.2679" calcext:value-type="float">
            <text:p>58.267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7839" calcext:value-type="float">
            <text:p>7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kushino</text:p>
          </table:table-cell>
          <table:table-cell office:value-type="float" office:value="55.2" calcext:value-type="float">
            <text:p>55.2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ganskaya Oblast’</text:p>
          </table:table-cell>
          <table:table-cell/>
          <table:table-cell table:number-columns-repeated="2" office:value-type="float" office:value="7811" calcext:value-type="float">
            <text:p>7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aya Purga</text:p>
          </table:table-cell>
          <table:table-cell office:value-type="float" office:value="56.5542" calcext:value-type="float">
            <text:p>56.5542</text:p>
          </table:table-cell>
          <table:table-cell office:value-type="float" office:value="52.9953" calcext:value-type="float">
            <text:p>52.99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7768" calcext:value-type="float">
            <text:p>7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noy-Yurt</text:p>
          </table:table-cell>
          <table:table-cell office:value-type="float" office:value="43.6931" calcext:value-type="float">
            <text:p>43.6931</text:p>
          </table:table-cell>
          <table:table-cell office:value-type="float" office:value="45.0503" calcext:value-type="float">
            <text:p>45.05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7738" calcext:value-type="float">
            <text:p>7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rkmaskala</text:p>
          </table:table-cell>
          <table:table-cell office:value-type="float" office:value="43.0281" calcext:value-type="float">
            <text:p>43.0281</text:p>
          </table:table-cell>
          <table:table-cell office:value-type="float" office:value="47.2919" calcext:value-type="float">
            <text:p>47.29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7722" calcext:value-type="float">
            <text:p>7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lgoderevenskoye</text:p>
          </table:table-cell>
          <table:table-cell office:value-type="float" office:value="55.3444" calcext:value-type="float">
            <text:p>55.3444</text:p>
          </table:table-cell>
          <table:table-cell office:value-type="float" office:value="61.3422" calcext:value-type="float">
            <text:p>61.34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7700" calcext:value-type="float">
            <text:p>7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inskiy</text:p>
          </table:table-cell>
          <table:table-cell office:value-type="float" office:value="52.9667" calcext:value-type="float">
            <text:p>52.9667</text:p>
          </table:table-cell>
          <table:table-cell office:value-type="float" office:value="43.4167" calcext:value-type="float">
            <text:p>43.4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7694" calcext:value-type="float">
            <text:p>7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itsa</text:p>
          </table:table-cell>
          <table:table-cell office:value-type="float" office:value="56.5075" calcext:value-type="float">
            <text:p>56.5075</text:p>
          </table:table-cell>
          <table:table-cell office:value-type="float" office:value="34.9356" calcext:value-type="float">
            <text:p>34.93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7676" calcext:value-type="float">
            <text:p>7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karovo</text:p>
          </table:table-cell>
          <table:table-cell office:value-type="float" office:value="53.3333" calcext:value-type="float">
            <text:p>53.3333</text:p>
          </table:table-cell>
          <table:table-cell office:value-type="float" office:value="58.5167" calcext:value-type="float">
            <text:p>58.5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7634" calcext:value-type="float">
            <text:p>76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ërnyy Yar</text:p>
          </table:table-cell>
          <table:table-cell office:value-type="float" office:value="48.0603" calcext:value-type="float">
            <text:p>48.0603</text:p>
          </table:table-cell>
          <table:table-cell office:value-type="float" office:value="46.1086" calcext:value-type="float">
            <text:p>46.10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7621" calcext:value-type="float">
            <text:p>7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notayevka</text:p>
          </table:table-cell>
          <table:table-cell office:value-type="float" office:value="47.2436" calcext:value-type="float">
            <text:p>47.2436</text:p>
          </table:table-cell>
          <table:table-cell office:value-type="float" office:value="47.0328" calcext:value-type="float">
            <text:p>47.03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7616" calcext:value-type="float">
            <text:p>7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lin</text:p>
          </table:table-cell>
          <table:table-cell office:value-type="float" office:value="53.0611" calcext:value-type="float">
            <text:p>53.0611</text:p>
          </table:table-cell>
          <table:table-cell office:value-type="float" office:value="32.8483" calcext:value-type="float">
            <text:p>32.84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7578" calcext:value-type="float">
            <text:p>75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bardinka</text:p>
          </table:table-cell>
          <table:table-cell office:value-type="float" office:value="44.6511" calcext:value-type="float">
            <text:p>44.6511</text:p>
          </table:table-cell>
          <table:table-cell office:value-type="float" office:value="37.9386" calcext:value-type="float">
            <text:p>37.93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7550" calcext:value-type="float">
            <text:p>75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o</text:p>
          </table:table-cell>
          <table:table-cell office:value-type="float" office:value="57.8333" calcext:value-type="float">
            <text:p>57.8333</text:p>
          </table:table-cell>
          <table:table-cell office:value-type="float" office:value="29.9667" calcext:value-type="float">
            <text:p>29.9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/>
          <table:table-cell table:number-columns-repeated="2" office:value-type="float" office:value="7525" calcext:value-type="float">
            <text:p>75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anovskoye</text:p>
          </table:table-cell>
          <table:table-cell office:value-type="float" office:value="44.5772" calcext:value-type="float">
            <text:p>44.5772</text:p>
          </table:table-cell>
          <table:table-cell office:value-type="float" office:value="41.8697" calcext:value-type="float">
            <text:p>41.86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7518" calcext:value-type="float">
            <text:p>7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giz-Miyaki</text:p>
          </table:table-cell>
          <table:table-cell office:value-type="float" office:value="53.6345" calcext:value-type="float">
            <text:p>53.6345</text:p>
          </table:table-cell>
          <table:table-cell office:value-type="float" office:value="54.8008" calcext:value-type="float">
            <text:p>54.80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7473" calcext:value-type="float">
            <text:p>7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illov</text:p>
          </table:table-cell>
          <table:table-cell office:value-type="float" office:value="59.8667" calcext:value-type="float">
            <text:p>59.8667</text:p>
          </table:table-cell>
          <table:table-cell office:value-type="float" office:value="38.3833" calcext:value-type="float">
            <text:p>38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7468" calcext:value-type="float">
            <text:p>7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air</text:p>
          </table:table-cell>
          <table:table-cell office:value-type="float" office:value="54.2333" calcext:value-type="float">
            <text:p>54.2333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7452" calcext:value-type="float">
            <text:p>7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gasok</text:p>
          </table:table-cell>
          <table:table-cell office:value-type="float" office:value="59.0578" calcext:value-type="float">
            <text:p>59.0578</text:p>
          </table:table-cell>
          <table:table-cell office:value-type="float" office:value="80.8711" calcext:value-type="float">
            <text:p>80.87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7424" calcext:value-type="float">
            <text:p>7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myzh</text:p>
          </table:table-cell>
          <table:table-cell office:value-type="float" office:value="56.5167" calcext:value-type="float">
            <text:p>56.5167</text:p>
          </table:table-cell>
          <table:table-cell office:value-type="float" office:value="50.6667" calcext:value-type="float">
            <text:p>50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7422" calcext:value-type="float">
            <text:p>74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yangulovo</text:p>
          </table:table-cell>
          <table:table-cell office:value-type="float" office:value="52.1925" calcext:value-type="float">
            <text:p>52.1925</text:p>
          </table:table-cell>
          <table:table-cell office:value-type="float" office:value="56.5803" calcext:value-type="float">
            <text:p>56.58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7418" calcext:value-type="float">
            <text:p>74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vetsk</text:p>
          </table:table-cell>
          <table:table-cell office:value-type="float" office:value="53.9333" calcext:value-type="float">
            <text:p>53.9333</text:p>
          </table:table-cell>
          <table:table-cell office:value-type="float" office:value="37.6333" calcext:value-type="float">
            <text:p>37.6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7405" calcext:value-type="float">
            <text:p>7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olginsk</text:p>
          </table:table-cell>
          <table:table-cell office:value-type="float" office:value="51.7492" calcext:value-type="float">
            <text:p>51.7492</text:p>
          </table:table-cell>
          <table:table-cell office:value-type="float" office:value="107.2836" calcext:value-type="float">
            <text:p>107.28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7382" calcext:value-type="float">
            <text:p>7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yskoye</text:p>
          </table:table-cell>
          <table:table-cell office:value-type="float" office:value="54.375" calcext:value-type="float">
            <text:p>54.3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7352" calcext:value-type="float">
            <text:p>73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khdenpokhya</text:p>
          </table:table-cell>
          <table:table-cell office:value-type="float" office:value="61.5167" calcext:value-type="float">
            <text:p>61.5167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/>
          <table:table-cell table:number-columns-repeated="2" office:value-type="float" office:value="7294" calcext:value-type="float">
            <text:p>7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ropavlovka</text:p>
          </table:table-cell>
          <table:table-cell office:value-type="float" office:value="50.608" calcext:value-type="float">
            <text:p>50.608</text:p>
          </table:table-cell>
          <table:table-cell office:value-type="float" office:value="105.3218" calcext:value-type="float">
            <text:p>105.321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7277" calcext:value-type="float">
            <text:p>7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ush</text:p>
          </table:table-cell>
          <table:table-cell office:value-type="float" office:value="43.385" calcext:value-type="float">
            <text:p>43.385</text:p>
          </table:table-cell>
          <table:table-cell office:value-type="float" office:value="46.7592" calcext:value-type="float">
            <text:p>46.75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7277" calcext:value-type="float">
            <text:p>7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vikha</text:p>
          </table:table-cell>
          <table:table-cell office:value-type="float" office:value="55.7411" calcext:value-type="float">
            <text:p>55.7411</text:p>
          </table:table-cell>
          <table:table-cell office:value-type="float" office:value="37.2761" calcext:value-type="float">
            <text:p>37.27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7213" calcext:value-type="float">
            <text:p>7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kshur-Bod’ya</text:p>
          </table:table-cell>
          <table:table-cell office:value-type="float" office:value="57.1883" calcext:value-type="float">
            <text:p>57.1883</text:p>
          </table:table-cell>
          <table:table-cell office:value-type="float" office:value="53.1592" calcext:value-type="float">
            <text:p>53.15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7211" calcext:value-type="float">
            <text:p>7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gvardeyskoye</text:p>
          </table:table-cell>
          <table:table-cell office:value-type="float" office:value="50.65" calcext:value-type="float">
            <text:p>50.65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7205" calcext:value-type="float">
            <text:p>7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lakskoye</text:p>
          </table:table-cell>
          <table:table-cell office:value-type="float" office:value="43.1167" calcext:value-type="float">
            <text:p>43.1167</text:p>
          </table:table-cell>
          <table:table-cell office:value-type="float" office:value="46.4833" calcext:value-type="float">
            <text:p>46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7159" calcext:value-type="float">
            <text:p>7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lakovo</text:p>
          </table:table-cell>
          <table:table-cell office:value-type="float" office:value="43.2375" calcext:value-type="float">
            <text:p>43.2375</text:p>
          </table:table-cell>
          <table:table-cell office:value-type="float" office:value="44.5897" calcext:value-type="float">
            <text:p>44.58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gushetiya</text:p>
          </table:table-cell>
          <table:table-cell/>
          <table:table-cell table:number-columns-repeated="2" office:value-type="float" office:value="7158" calcext:value-type="float">
            <text:p>7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shekhabl</text:p>
          </table:table-cell>
          <table:table-cell office:value-type="float" office:value="44.9" calcext:value-type="float">
            <text:p>44.9</text:p>
          </table:table-cell>
          <table:table-cell office:value-type="float" office:value="40.4833" calcext:value-type="float">
            <text:p>40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7157" calcext:value-type="float">
            <text:p>71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ba-Yurt</text:p>
          </table:table-cell>
          <table:table-cell office:value-type="float" office:value="43.0353" calcext:value-type="float">
            <text:p>43.0353</text:p>
          </table:table-cell>
          <table:table-cell office:value-type="float" office:value="45.7306" calcext:value-type="float">
            <text:p>45.73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7135" calcext:value-type="float">
            <text:p>7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yy Klyuch</text:p>
          </table:table-cell>
          <table:table-cell office:value-type="float" office:value="55.3842" calcext:value-type="float">
            <text:p>55.3842</text:p>
          </table:table-cell>
          <table:table-cell office:value-type="float" office:value="56.6483" calcext:value-type="float">
            <text:p>56.64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7128" calcext:value-type="float">
            <text:p>7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yy Chikoy</text:p>
          </table:table-cell>
          <table:table-cell office:value-type="float" office:value="50.3667" calcext:value-type="float">
            <text:p>50.3667</text:p>
          </table:table-cell>
          <table:table-cell office:value-type="float" office:value="108.75" calcext:value-type="float">
            <text:p>108.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table:number-columns-repeated="2" office:value-type="float" office:value="7107" calcext:value-type="float">
            <text:p>71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dnodem’yanovsk</text:p>
          </table:table-cell>
          <table:table-cell office:value-type="float" office:value="53.9333" calcext:value-type="float">
            <text:p>53.9333</text:p>
          </table:table-cell>
          <table:table-cell office:value-type="float" office:value="43.1833" calcext:value-type="float">
            <text:p>43.1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7106" calcext:value-type="float">
            <text:p>7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geli</text:p>
          </table:table-cell>
          <table:table-cell office:value-type="float" office:value="42.6656" calcext:value-type="float">
            <text:p>42.6656</text:p>
          </table:table-cell>
          <table:table-cell office:value-type="float" office:value="47.2967" calcext:value-type="float">
            <text:p>47.29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7105" calcext:value-type="float">
            <text:p>7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sokolniki</text:p>
          </table:table-cell>
          <table:table-cell office:value-type="float" office:value="56.3333" calcext:value-type="float">
            <text:p>56.3333</text:p>
          </table:table-cell>
          <table:table-cell office:value-type="float" office:value="30.15" calcext:value-type="float">
            <text:p>30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/>
          <table:table-cell table:number-columns-repeated="2" office:value-type="float" office:value="7105" calcext:value-type="float">
            <text:p>7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khansk</text:p>
          </table:table-cell>
          <table:table-cell office:value-type="float" office:value="57.7167" calcext:value-type="float">
            <text:p>57.7167</text:p>
          </table:table-cell>
          <table:table-cell office:value-type="float" office:value="55.3833" calcext:value-type="float">
            <text:p>55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7087" calcext:value-type="float">
            <text:p>70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apol</text:p>
          </table:table-cell>
          <table:table-cell office:value-type="float" office:value="56.65" calcext:value-type="float">
            <text:p>56.65</text:p>
          </table:table-cell>
          <table:table-cell office:value-type="float" office:value="32.2667" calcext:value-type="float">
            <text:p>32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7079" calcext:value-type="float">
            <text:p>7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rkovo</text:p>
          </table:table-cell>
          <table:table-cell office:value-type="float" office:value="57.4081" calcext:value-type="float">
            <text:p>57.4081</text:p>
          </table:table-cell>
          <table:table-cell office:value-type="float" office:value="67.0825" calcext:value-type="float">
            <text:p>67.08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umenskaya Oblast’</text:p>
          </table:table-cell>
          <table:table-cell/>
          <table:table-cell table:number-columns-repeated="2" office:value-type="float" office:value="7017" calcext:value-type="float">
            <text:p>7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essk</text:p>
          </table:table-cell>
          <table:table-cell office:value-type="float" office:value="54.8667" calcext:value-type="float">
            <text:p>54.8667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7011" calcext:value-type="float">
            <text:p>7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binskiy</text:p>
          </table:table-cell>
          <table:table-cell office:value-type="float" office:value="52.8892" calcext:value-type="float">
            <text:p>52.8892</text:p>
          </table:table-cell>
          <table:table-cell office:value-type="float" office:value="58.2225" calcext:value-type="float">
            <text:p>58.22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7007" calcext:value-type="float">
            <text:p>7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aramkent</text:p>
          </table:table-cell>
          <table:table-cell office:value-type="float" office:value="41.6159" calcext:value-type="float">
            <text:p>41.6159</text:p>
          </table:table-cell>
          <table:table-cell office:value-type="float" office:value="48.348" calcext:value-type="float">
            <text:p>48.34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6953" calcext:value-type="float">
            <text:p>6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dakel</text:p>
          </table:table-cell>
          <table:table-cell office:value-type="float" office:value="43.2645" calcext:value-type="float">
            <text:p>43.2645</text:p>
          </table:table-cell>
          <table:table-cell office:value-type="float" office:value="45.8226" calcext:value-type="float">
            <text:p>45.822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6945" calcext:value-type="float">
            <text:p>6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kyar</text:p>
          </table:table-cell>
          <table:table-cell office:value-type="float" office:value="51.8636" calcext:value-type="float">
            <text:p>51.8636</text:p>
          </table:table-cell>
          <table:table-cell office:value-type="float" office:value="58.2106" calcext:value-type="float">
            <text:p>58.21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6941" calcext:value-type="float">
            <text:p>69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mot</text:p>
          </table:table-cell>
          <table:table-cell office:value-type="float" office:value="58.9667" calcext:value-type="float">
            <text:p>58.9667</text:p>
          </table:table-cell>
          <table:table-cell office:value-type="float" office:value="126.2667" calcext:value-type="float">
            <text:p>126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6935" calcext:value-type="float">
            <text:p>69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ngerovo</text:p>
          </table:table-cell>
          <table:table-cell office:value-type="float" office:value="55.6833" calcext:value-type="float">
            <text:p>55.6833</text:p>
          </table:table-cell>
          <table:table-cell office:value-type="float" office:value="76.7492" calcext:value-type="float">
            <text:p>76.74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6928" calcext:value-type="float">
            <text:p>6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kino</text:p>
          </table:table-cell>
          <table:table-cell office:value-type="float" office:value="56.0869" calcext:value-type="float">
            <text:p>56.0869</text:p>
          </table:table-cell>
          <table:table-cell office:value-type="float" office:value="56.5792" calcext:value-type="float">
            <text:p>56.57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6918" calcext:value-type="float">
            <text:p>69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yy Cherek</text:p>
          </table:table-cell>
          <table:table-cell office:value-type="float" office:value="43.475" calcext:value-type="float">
            <text:p>43.475</text:p>
          </table:table-cell>
          <table:table-cell office:value-type="float" office:value="43.8611" calcext:value-type="float">
            <text:p>43.86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6898" calcext:value-type="float">
            <text:p>68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yaya Tavda</text:p>
          </table:table-cell>
          <table:table-cell office:value-type="float" office:value="57.6731" calcext:value-type="float">
            <text:p>57.6731</text:p>
          </table:table-cell>
          <table:table-cell office:value-type="float" office:value="66.1725" calcext:value-type="float">
            <text:p>66.17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umenskaya Oblast’</text:p>
          </table:table-cell>
          <table:table-cell/>
          <table:table-cell table:number-columns-repeated="2" office:value-type="float" office:value="6846" calcext:value-type="float">
            <text:p>6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chezh</text:p>
          </table:table-cell>
          <table:table-cell office:value-type="float" office:value="56.9833" calcext:value-type="float">
            <text:p>56.9833</text:p>
          </table:table-cell>
          <table:table-cell office:value-type="float" office:value="43.1667" calcext:value-type="float">
            <text:p>43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6813" calcext:value-type="float">
            <text:p>6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zinga</text:p>
          </table:table-cell>
          <table:table-cell office:value-type="float" office:value="61.075" calcext:value-type="float">
            <text:p>61.075</text:p>
          </table:table-cell>
          <table:table-cell office:value-type="float" office:value="50.1031" calcext:value-type="float">
            <text:p>50.10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table:number-columns-repeated="2" office:value-type="float" office:value="6810" calcext:value-type="float">
            <text:p>6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yaginino</text:p>
          </table:table-cell>
          <table:table-cell office:value-type="float" office:value="55.8167" calcext:value-type="float">
            <text:p>55.8167</text:p>
          </table:table-cell>
          <table:table-cell office:value-type="float" office:value="45.0333" calcext:value-type="float">
            <text:p>45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6804" calcext:value-type="float">
            <text:p>68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kan-Yurt</text:p>
          </table:table-cell>
          <table:table-cell office:value-type="float" office:value="43.2617" calcext:value-type="float">
            <text:p>43.2617</text:p>
          </table:table-cell>
          <table:table-cell office:value-type="float" office:value="45.4217" calcext:value-type="float">
            <text:p>45.42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6802" calcext:value-type="float">
            <text:p>6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ygansu</text:p>
          </table:table-cell>
          <table:table-cell office:value-type="float" office:value="43.4125" calcext:value-type="float">
            <text:p>43.4125</text:p>
          </table:table-cell>
          <table:table-cell office:value-type="float" office:value="43.8056" calcext:value-type="float">
            <text:p>43.80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6797" calcext:value-type="float">
            <text:p>6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tyk-Kyuyël’</text:p>
          </table:table-cell>
          <table:table-cell office:value-type="float" office:value="62.3623" calcext:value-type="float">
            <text:p>62.3623</text:p>
          </table:table-cell>
          <table:table-cell office:value-type="float" office:value="133.5625" calcext:value-type="float">
            <text:p>133.56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6796" calcext:value-type="float">
            <text:p>6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ndyga</text:p>
          </table:table-cell>
          <table:table-cell office:value-type="float" office:value="62.666" calcext:value-type="float">
            <text:p>62.666</text:p>
          </table:table-cell>
          <table:table-cell office:value-type="float" office:value="135.6" calcext:value-type="float">
            <text:p>135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6796" calcext:value-type="float">
            <text:p>6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lizh</text:p>
          </table:table-cell>
          <table:table-cell office:value-type="float" office:value="55.6" calcext:value-type="float">
            <text:p>55.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6788" calcext:value-type="float">
            <text:p>6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volnoye</text:p>
          </table:table-cell>
          <table:table-cell office:value-type="float" office:value="54.4917" calcext:value-type="float">
            <text:p>54.4917</text:p>
          </table:table-cell>
          <table:table-cell office:value-type="float" office:value="79.6736" calcext:value-type="float">
            <text:p>79.67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6774" calcext:value-type="float">
            <text:p>6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ënovka</text:p>
          </table:table-cell>
          <table:table-cell office:value-type="float" office:value="56.6519" calcext:value-type="float">
            <text:p>56.6519</text:p>
          </table:table-cell>
          <table:table-cell office:value-type="float" office:value="47.9756" calcext:value-type="float">
            <text:p>47.97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ariy-El</text:p>
          </table:table-cell>
          <table:table-cell/>
          <table:table-cell table:number-columns-repeated="2" office:value-type="float" office:value="6751" calcext:value-type="float">
            <text:p>6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tkul</text:p>
          </table:table-cell>
          <table:table-cell office:value-type="float" office:value="54.8222" calcext:value-type="float">
            <text:p>54.8222</text:p>
          </table:table-cell>
          <table:table-cell office:value-type="float" office:value="61.5881" calcext:value-type="float">
            <text:p>61.58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6740" calcext:value-type="float">
            <text:p>67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androvskoye</text:p>
          </table:table-cell>
          <table:table-cell office:value-type="float" office:value="60.4286" calcext:value-type="float">
            <text:p>60.4286</text:p>
          </table:table-cell>
          <table:table-cell office:value-type="float" office:value="77.8658" calcext:value-type="float">
            <text:p>77.86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6721" calcext:value-type="float">
            <text:p>6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vokumka</text:p>
          </table:table-cell>
          <table:table-cell office:value-type="float" office:value="44.2297" calcext:value-type="float">
            <text:p>44.2297</text:p>
          </table:table-cell>
          <table:table-cell office:value-type="float" office:value="43.1481" calcext:value-type="float">
            <text:p>43.14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6715" calcext:value-type="float">
            <text:p>6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umoch</text:p>
          </table:table-cell>
          <table:table-cell office:value-type="float" office:value="53.4889" calcext:value-type="float">
            <text:p>53.4889</text:p>
          </table:table-cell>
          <table:table-cell office:value-type="float" office:value="50.0372" calcext:value-type="float">
            <text:p>50.03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6697" calcext:value-type="float">
            <text:p>6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ennogorsk</text:p>
          </table:table-cell>
          <table:table-cell office:value-type="float" office:value="60.95" calcext:value-type="float">
            <text:p>60.95</text:p>
          </table:table-cell>
          <table:table-cell office:value-type="float" office:value="29.1333" calcext:value-type="float">
            <text:p>29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6696" calcext:value-type="float">
            <text:p>6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’shaya Chernigovka</text:p>
          </table:table-cell>
          <table:table-cell office:value-type="float" office:value="52.0983" calcext:value-type="float">
            <text:p>52.0983</text:p>
          </table:table-cell>
          <table:table-cell office:value-type="float" office:value="50.8667" calcext:value-type="float">
            <text:p>50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6693" calcext:value-type="float">
            <text:p>6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mna</text:p>
          </table:table-cell>
          <table:table-cell office:value-type="float" office:value="51.8971" calcext:value-type="float">
            <text:p>51.8971</text:p>
          </table:table-cell>
          <table:table-cell office:value-type="float" office:value="113.1573" calcext:value-type="float">
            <text:p>113.157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table:number-columns-repeated="2" office:value-type="float" office:value="6687" calcext:value-type="float">
            <text:p>6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agay</text:p>
          </table:table-cell>
          <table:table-cell office:value-type="float" office:value="58.2714" calcext:value-type="float">
            <text:p>58.2714</text:p>
          </table:table-cell>
          <table:table-cell office:value-type="float" office:value="54.9389" calcext:value-type="float">
            <text:p>54.93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6682" calcext:value-type="float">
            <text:p>6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sekh</text:p>
          </table:table-cell>
          <table:table-cell office:value-type="float" office:value="44.8611" calcext:value-type="float">
            <text:p>44.8611</text:p>
          </table:table-cell>
          <table:table-cell office:value-type="float" office:value="37.3667" calcext:value-type="float">
            <text:p>37.3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6669" calcext:value-type="float">
            <text:p>66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vsk</text:p>
          </table:table-cell>
          <table:table-cell office:value-type="float" office:value="52.15" calcext:value-type="float">
            <text:p>52.15</text:p>
          </table:table-cell>
          <table:table-cell office:value-type="float" office:value="34.4939" calcext:value-type="float">
            <text:p>34.49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6663" calcext:value-type="float">
            <text:p>66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zilskoye</text:p>
          </table:table-cell>
          <table:table-cell office:value-type="float" office:value="52.725" calcext:value-type="float">
            <text:p>52.725</text:p>
          </table:table-cell>
          <table:table-cell office:value-type="float" office:value="58.8917" calcext:value-type="float">
            <text:p>58.89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6651" calcext:value-type="float">
            <text:p>6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iye Tatyshly</text:p>
          </table:table-cell>
          <table:table-cell office:value-type="float" office:value="56.2903" calcext:value-type="float">
            <text:p>56.2903</text:p>
          </table:table-cell>
          <table:table-cell office:value-type="float" office:value="55.8539" calcext:value-type="float">
            <text:p>55.85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6645" calcext:value-type="float">
            <text:p>66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iye Kigi</text:p>
          </table:table-cell>
          <table:table-cell office:value-type="float" office:value="55.4053" calcext:value-type="float">
            <text:p>55.4053</text:p>
          </table:table-cell>
          <table:table-cell office:value-type="float" office:value="58.6043" calcext:value-type="float">
            <text:p>58.604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6637" calcext:value-type="float">
            <text:p>6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vetnoye</text:p>
          </table:table-cell>
          <table:table-cell office:value-type="float" office:value="47.1172" calcext:value-type="float">
            <text:p>47.1172</text:p>
          </table:table-cell>
          <table:table-cell office:value-type="float" office:value="43.8908" calcext:value-type="float">
            <text:p>43.89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6633" calcext:value-type="float">
            <text:p>6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ga</text:p>
          </table:table-cell>
          <table:table-cell office:value-type="float" office:value="60.8972" calcext:value-type="float">
            <text:p>60.8972</text:p>
          </table:table-cell>
          <table:table-cell office:value-type="float" office:value="131.9806" calcext:value-type="float">
            <text:p>131.98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6626" calcext:value-type="float">
            <text:p>66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lov</text:p>
          </table:table-cell>
          <table:table-cell office:value-type="float" office:value="58.5333" calcext:value-type="float">
            <text:p>58.5333</text:p>
          </table:table-cell>
          <table:table-cell office:value-type="float" office:value="48.8833" calcext:value-type="float">
            <text:p>48.8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6607" calcext:value-type="float">
            <text:p>66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zopasnoye</text:p>
          </table:table-cell>
          <table:table-cell office:value-type="float" office:value="45.6376" calcext:value-type="float">
            <text:p>45.6376</text:p>
          </table:table-cell>
          <table:table-cell office:value-type="float" office:value="41.9358" calcext:value-type="float">
            <text:p>41.93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6598" calcext:value-type="float">
            <text:p>6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etensk</text:p>
          </table:table-cell>
          <table:table-cell office:value-type="float" office:value="52.25" calcext:value-type="float">
            <text:p>52.25</text:p>
          </table:table-cell>
          <table:table-cell office:value-type="float" office:value="117.7167" calcext:value-type="float">
            <text:p>117.7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table:number-columns-repeated="2" office:value-type="float" office:value="6581" calcext:value-type="float">
            <text:p>6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karyev</text:p>
          </table:table-cell>
          <table:table-cell office:value-type="float" office:value="57.8833" calcext:value-type="float">
            <text:p>57.8833</text:p>
          </table:table-cell>
          <table:table-cell office:value-type="float" office:value="43.8" calcext:value-type="float">
            <text:p>43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stromskaya Oblast’</text:p>
          </table:table-cell>
          <table:table-cell/>
          <table:table-cell table:number-columns-repeated="2" office:value-type="float" office:value="6579" calcext:value-type="float">
            <text:p>6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eye Kazanishche</text:p>
          </table:table-cell>
          <table:table-cell office:value-type="float" office:value="42.7306" calcext:value-type="float">
            <text:p>42.7306</text:p>
          </table:table-cell>
          <table:table-cell office:value-type="float" office:value="47.1381" calcext:value-type="float">
            <text:p>47.13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6573" calcext:value-type="float">
            <text:p>6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karov</text:p>
          </table:table-cell>
          <table:table-cell office:value-type="float" office:value="48.627" calcext:value-type="float">
            <text:p>48.627</text:p>
          </table:table-cell>
          <table:table-cell office:value-type="float" office:value="142.78" calcext:value-type="float">
            <text:p>142.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6567" calcext:value-type="float">
            <text:p>65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povka</text:p>
          </table:table-cell>
          <table:table-cell office:value-type="float" office:value="53.2942" calcext:value-type="float">
            <text:p>53.2942</text:p>
          </table:table-cell>
          <table:table-cell office:value-type="float" office:value="59.1344" calcext:value-type="float">
            <text:p>59.13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6561" calcext:value-type="float">
            <text:p>65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ssk-Ryazanskiy</text:p>
          </table:table-cell>
          <table:table-cell office:value-type="float" office:value="54.4" calcext:value-type="float">
            <text:p>54.4</text:p>
          </table:table-cell>
          <table:table-cell office:value-type="float" office:value="40.3833" calcext:value-type="float">
            <text:p>40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yazanskaya Oblast’</text:p>
          </table:table-cell>
          <table:table-cell/>
          <table:table-cell table:number-columns-repeated="2" office:value-type="float" office:value="6553" calcext:value-type="float">
            <text:p>6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iolkovskiy</text:p>
          </table:table-cell>
          <table:table-cell office:value-type="float" office:value="51.7603" calcext:value-type="float">
            <text:p>51.7603</text:p>
          </table:table-cell>
          <table:table-cell office:value-type="float" office:value="128.1212" calcext:value-type="float">
            <text:p>128.121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murskaya Oblast’</text:p>
          </table:table-cell>
          <table:table-cell/>
          <table:table-cell table:number-columns-repeated="2" office:value-type="float" office:value="6535" calcext:value-type="float">
            <text:p>6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ovo</text:p>
          </table:table-cell>
          <table:table-cell office:value-type="float" office:value="57.8672" calcext:value-type="float">
            <text:p>57.8672</text:p>
          </table:table-cell>
          <table:table-cell office:value-type="float" office:value="56.1031" calcext:value-type="float">
            <text:p>56.10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6523" calcext:value-type="float">
            <text:p>6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r-Sale</text:p>
          </table:table-cell>
          <table:table-cell office:value-type="float" office:value="66.8633" calcext:value-type="float">
            <text:p>66.8633</text:p>
          </table:table-cell>
          <table:table-cell office:value-type="float" office:value="70.83" calcext:value-type="float">
            <text:p>70.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malo-Nenetskiy Avtonomnyy Okrug</text:p>
          </table:table-cell>
          <table:table-cell/>
          <table:table-cell table:number-columns-repeated="2" office:value-type="float" office:value="6486" calcext:value-type="float">
            <text:p>6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grationovsk</text:p>
          </table:table-cell>
          <table:table-cell office:value-type="float" office:value="54.3833" calcext:value-type="float">
            <text:p>54.3833</text:p>
          </table:table-cell>
          <table:table-cell office:value-type="float" office:value="20.6333" calcext:value-type="float">
            <text:p>20.6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6482" calcext:value-type="float">
            <text:p>64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lya</text:p>
          </table:table-cell>
          <table:table-cell office:value-type="float" office:value="57.2408" calcext:value-type="float">
            <text:p>57.2408</text:p>
          </table:table-cell>
          <table:table-cell office:value-type="float" office:value="58.7344" calcext:value-type="float">
            <text:p>58.73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6471" calcext:value-type="float">
            <text:p>6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digestyakh</text:p>
          </table:table-cell>
          <table:table-cell office:value-type="float" office:value="62.0984" calcext:value-type="float">
            <text:p>62.0984</text:p>
          </table:table-cell>
          <table:table-cell office:value-type="float" office:value="126.6957" calcext:value-type="float">
            <text:p>126.695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6462" calcext:value-type="float">
            <text:p>6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ykalovo</text:p>
          </table:table-cell>
          <table:table-cell office:value-type="float" office:value="57.3969" calcext:value-type="float">
            <text:p>57.3969</text:p>
          </table:table-cell>
          <table:table-cell office:value-type="float" office:value="63.7672" calcext:value-type="float">
            <text:p>63.76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6457" calcext:value-type="float">
            <text:p>64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zdvizhenka</text:p>
          </table:table-cell>
          <table:table-cell office:value-type="float" office:value="43.9" calcext:value-type="float">
            <text:p>43.9</text:p>
          </table:table-cell>
          <table:table-cell office:value-type="float" office:value="131.9333" calcext:value-type="float">
            <text:p>131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6454" calcext:value-type="float">
            <text:p>6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yvoron</text:p>
          </table:table-cell>
          <table:table-cell office:value-type="float" office:value="50.4833" calcext:value-type="float">
            <text:p>50.4833</text:p>
          </table:table-cell>
          <table:table-cell office:value-type="float" office:value="35.6667" calcext:value-type="float">
            <text:p>35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6449" calcext:value-type="float">
            <text:p>64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zhbulyak</text:p>
          </table:table-cell>
          <table:table-cell office:value-type="float" office:value="53.6967" calcext:value-type="float">
            <text:p>53.6967</text:p>
          </table:table-cell>
          <table:table-cell office:value-type="float" office:value="54.2642" calcext:value-type="float">
            <text:p>54.26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6446" calcext:value-type="float">
            <text:p>64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itriyev-L’govskiy</text:p>
          </table:table-cell>
          <table:table-cell office:value-type="float" office:value="52.1289" calcext:value-type="float">
            <text:p>52.1289</text:p>
          </table:table-cell>
          <table:table-cell office:value-type="float" office:value="35.0756" calcext:value-type="float">
            <text:p>35.07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skaya Oblast’</text:p>
          </table:table-cell>
          <table:table-cell/>
          <table:table-cell table:number-columns-repeated="2" office:value-type="float" office:value="6430" calcext:value-type="float">
            <text:p>64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giley</text:p>
          </table:table-cell>
          <table:table-cell office:value-type="float" office:value="53.9667" calcext:value-type="float">
            <text:p>53.9667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6405" calcext:value-type="float">
            <text:p>6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rmolayevo</text:p>
          </table:table-cell>
          <table:table-cell office:value-type="float" office:value="52.7167" calcext:value-type="float">
            <text:p>52.7167</text:p>
          </table:table-cell>
          <table:table-cell office:value-type="float" office:value="55.8" calcext:value-type="float">
            <text:p>55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6397" calcext:value-type="float">
            <text:p>63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zhinga</text:p>
          </table:table-cell>
          <table:table-cell office:value-type="float" office:value="51.8464" calcext:value-type="float">
            <text:p>51.8464</text:p>
          </table:table-cell>
          <table:table-cell office:value-type="float" office:value="109.9128" calcext:value-type="float">
            <text:p>109.91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6373" calcext:value-type="float">
            <text:p>6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zykovo</text:p>
          </table:table-cell>
          <table:table-cell office:value-type="float" office:value="54.6917" calcext:value-type="float">
            <text:p>54.6917</text:p>
          </table:table-cell>
          <table:table-cell office:value-type="float" office:value="55.0161" calcext:value-type="float">
            <text:p>55.01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6368" calcext:value-type="float">
            <text:p>6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olye</text:p>
          </table:table-cell>
          <table:table-cell office:value-type="float" office:value="59.4167" calcext:value-type="float">
            <text:p>59.4167</text:p>
          </table:table-cell>
          <table:table-cell office:value-type="float" office:value="56.6833" calcext:value-type="float">
            <text:p>56.6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6368" calcext:value-type="float">
            <text:p>6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tarka</text:p>
          </table:table-cell>
          <table:table-cell office:value-type="float" office:value="44.9575" calcext:value-type="float">
            <text:p>44.9575</text:p>
          </table:table-cell>
          <table:table-cell office:value-type="float" office:value="41.9299" calcext:value-type="float">
            <text:p>41.929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6365" calcext:value-type="float">
            <text:p>6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zhen’-Yurt</text:p>
          </table:table-cell>
          <table:table-cell office:value-type="float" office:value="43.1228" calcext:value-type="float">
            <text:p>43.1228</text:p>
          </table:table-cell>
          <table:table-cell office:value-type="float" office:value="45.9858" calcext:value-type="float">
            <text:p>45.98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6359" calcext:value-type="float">
            <text:p>6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vnomorskoye</text:p>
          </table:table-cell>
          <table:table-cell office:value-type="float" office:value="44.5008" calcext:value-type="float">
            <text:p>44.5008</text:p>
          </table:table-cell>
          <table:table-cell office:value-type="float" office:value="38.1353" calcext:value-type="float">
            <text:p>38.13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6358" calcext:value-type="float">
            <text:p>63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anzherei</text:p>
          </table:table-cell>
          <table:table-cell office:value-type="float" office:value="45.8476" calcext:value-type="float">
            <text:p>45.8476</text:p>
          </table:table-cell>
          <table:table-cell office:value-type="float" office:value="47.5663" calcext:value-type="float">
            <text:p>47.566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6350" calcext:value-type="float">
            <text:p>63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okucherganovka</text:p>
          </table:table-cell>
          <table:table-cell office:value-type="float" office:value="46.325" calcext:value-type="float">
            <text:p>46.325</text:p>
          </table:table-cell>
          <table:table-cell office:value-type="float" office:value="47.9581" calcext:value-type="float">
            <text:p>47.95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6343" calcext:value-type="float">
            <text:p>6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aya Mayna</text:p>
          </table:table-cell>
          <table:table-cell office:value-type="float" office:value="54.6089" calcext:value-type="float">
            <text:p>54.6089</text:p>
          </table:table-cell>
          <table:table-cell office:value-type="float" office:value="48.9281" calcext:value-type="float">
            <text:p>48.92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6331" calcext:value-type="float">
            <text:p>6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evilyuysk</text:p>
          </table:table-cell>
          <table:table-cell office:value-type="float" office:value="63.4506" calcext:value-type="float">
            <text:p>63.4506</text:p>
          </table:table-cell>
          <table:table-cell office:value-type="float" office:value="120.2983" calcext:value-type="float">
            <text:p>120.29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6329" calcext:value-type="float">
            <text:p>6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ugi-Krasnyye</text:p>
          </table:table-cell>
          <table:table-cell office:value-type="float" office:value="58.2719" calcext:value-type="float">
            <text:p>58.2719</text:p>
          </table:table-cell>
          <table:table-cell office:value-type="float" office:value="29.1083" calcext:value-type="float">
            <text:p>29.10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/>
          <table:table-cell table:number-columns-repeated="2" office:value-type="float" office:value="6313" calcext:value-type="float">
            <text:p>63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btsov</text:p>
          </table:table-cell>
          <table:table-cell office:value-type="float" office:value="56.1667" calcext:value-type="float">
            <text:p>56.1667</text:p>
          </table:table-cell>
          <table:table-cell office:value-type="float" office:value="34.5833" calcext:value-type="float">
            <text:p>34.5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6300" calcext:value-type="float">
            <text:p>6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urba</text:p>
          </table:table-cell>
          <table:table-cell office:value-type="float" office:value="50.4069" calcext:value-type="float">
            <text:p>50.4069</text:p>
          </table:table-cell>
          <table:table-cell office:value-type="float" office:value="136.8761" calcext:value-type="float">
            <text:p>136.87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table:number-columns-repeated="2" office:value-type="float" office:value="6277" calcext:value-type="float">
            <text:p>6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tnikovo</text:p>
          </table:table-cell>
          <table:table-cell office:value-type="float" office:value="51.8833" calcext:value-type="float">
            <text:p>51.8833</text:p>
          </table:table-cell>
          <table:table-cell office:value-type="float" office:value="107.4833" calcext:value-type="float">
            <text:p>107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6274" calcext:value-type="float">
            <text:p>6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sk</text:p>
          </table:table-cell>
          <table:table-cell office:value-type="float" office:value="53.0833" calcext:value-type="float">
            <text:p>53.0833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6254" calcext:value-type="float">
            <text:p>62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likovechnoye</text:p>
          </table:table-cell>
          <table:table-cell office:value-type="float" office:value="44.935" calcext:value-type="float">
            <text:p>44.935</text:p>
          </table:table-cell>
          <table:table-cell office:value-type="float" office:value="39.755" calcext:value-type="float">
            <text:p>39.7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6238" calcext:value-type="float">
            <text:p>6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syegonsk</text:p>
          </table:table-cell>
          <table:table-cell office:value-type="float" office:value="58.65" calcext:value-type="float">
            <text:p>58.65</text:p>
          </table:table-cell>
          <table:table-cell office:value-type="float" office:value="37.2667" calcext:value-type="float">
            <text:p>37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6219" calcext:value-type="float">
            <text:p>62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ashi</text:p>
          </table:table-cell>
          <table:table-cell office:value-type="float" office:value="59.3833" calcext:value-type="float">
            <text:p>59.3833</text:p>
          </table:table-cell>
          <table:table-cell office:value-type="float" office:value="48.9667" calcext:value-type="float">
            <text:p>48.9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6218" calcext:value-type="float">
            <text:p>62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midov</text:p>
          </table:table-cell>
          <table:table-cell office:value-type="float" office:value="55.2667" calcext:value-type="float">
            <text:p>55.2667</text:p>
          </table:table-cell>
          <table:table-cell office:value-type="float" office:value="31.5167" calcext:value-type="float">
            <text:p>31.5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6213" calcext:value-type="float">
            <text:p>6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dryashovskiy</text:p>
          </table:table-cell>
          <table:table-cell office:value-type="float" office:value="55.0944" calcext:value-type="float">
            <text:p>55.0944</text:p>
          </table:table-cell>
          <table:table-cell office:value-type="float" office:value="82.7778" calcext:value-type="float">
            <text:p>82.77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6205" calcext:value-type="float">
            <text:p>6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kolo-Berëzovka</text:p>
          </table:table-cell>
          <table:table-cell office:value-type="float" office:value="56.1242" calcext:value-type="float">
            <text:p>56.1242</text:p>
          </table:table-cell>
          <table:table-cell office:value-type="float" office:value="54.1557" calcext:value-type="float">
            <text:p>54.155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6202" calcext:value-type="float">
            <text:p>62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kkha Nëvre</text:p>
          </table:table-cell>
          <table:table-cell office:value-type="float" office:value="43.6103" calcext:value-type="float">
            <text:p>43.6103</text:p>
          </table:table-cell>
          <table:table-cell office:value-type="float" office:value="45.2453" calcext:value-type="float">
            <text:p>45.24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6188" calcext:value-type="float">
            <text:p>61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nikov</text:p>
          </table:table-cell>
          <table:table-cell office:value-type="float" office:value="54.6333" calcext:value-type="float">
            <text:p>54.6333</text:p>
          </table:table-cell>
          <table:table-cell office:value-type="float" office:value="43.2167" calcext:value-type="float">
            <text:p>43.2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rdoviya</text:p>
          </table:table-cell>
          <table:table-cell/>
          <table:table-cell table:number-columns-repeated="2" office:value-type="float" office:value="6179" calcext:value-type="float">
            <text:p>6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desskoye</text:p>
          </table:table-cell>
          <table:table-cell office:value-type="float" office:value="54.1861" calcext:value-type="float">
            <text:p>54.1861</text:p>
          </table:table-cell>
          <table:table-cell office:value-type="float" office:value="73.05" calcext:value-type="float">
            <text:p>73.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6148" calcext:value-type="float">
            <text:p>6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ybyshevo</text:p>
          </table:table-cell>
          <table:table-cell office:value-type="float" office:value="47.8183" calcext:value-type="float">
            <text:p>47.8183</text:p>
          </table:table-cell>
          <table:table-cell office:value-type="float" office:value="38.9083" calcext:value-type="float">
            <text:p>38.90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6145" calcext:value-type="float">
            <text:p>6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modanovka</text:p>
          </table:table-cell>
          <table:table-cell office:value-type="float" office:value="53.2353" calcext:value-type="float">
            <text:p>53.2353</text:p>
          </table:table-cell>
          <table:table-cell office:value-type="float" office:value="45.2475" calcext:value-type="float">
            <text:p>45.24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6133" calcext:value-type="float">
            <text:p>6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anovka</text:p>
          </table:table-cell>
          <table:table-cell office:value-type="float" office:value="51.7183" calcext:value-type="float">
            <text:p>51.7183</text:p>
          </table:table-cell>
          <table:table-cell office:value-type="float" office:value="55.1882" calcext:value-type="float">
            <text:p>55.188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6129" calcext:value-type="float">
            <text:p>6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snovo-Ozerskoye</text:p>
          </table:table-cell>
          <table:table-cell office:value-type="float" office:value="52.5247" calcext:value-type="float">
            <text:p>52.5247</text:p>
          </table:table-cell>
          <table:table-cell office:value-type="float" office:value="111.5411" calcext:value-type="float">
            <text:p>111.54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6128" calcext:value-type="float">
            <text:p>6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ba</text:p>
          </table:table-cell>
          <table:table-cell office:value-type="float" office:value="66.6814" calcext:value-type="float">
            <text:p>66.6814</text:p>
          </table:table-cell>
          <table:table-cell office:value-type="float" office:value="34.3455" calcext:value-type="float">
            <text:p>34.34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/>
          <table:table-cell table:number-columns-repeated="2" office:value-type="float" office:value="6128" calcext:value-type="float">
            <text:p>6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unovskoye</text:p>
          </table:table-cell>
          <table:table-cell office:value-type="float" office:value="45.495" calcext:value-type="float">
            <text:p>45.495</text:p>
          </table:table-cell>
          <table:table-cell office:value-type="float" office:value="42.1294" calcext:value-type="float">
            <text:p>42.12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6121" calcext:value-type="float">
            <text:p>6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khopërsk</text:p>
          </table:table-cell>
          <table:table-cell office:value-type="float" office:value="51.1" calcext:value-type="float">
            <text:p>51.1</text:p>
          </table:table-cell>
          <table:table-cell office:value-type="float" office:value="41.6167" calcext:value-type="float">
            <text:p>41.6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6108" calcext:value-type="float">
            <text:p>6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iy Avzyan</text:p>
          </table:table-cell>
          <table:table-cell office:value-type="float" office:value="53.5289" calcext:value-type="float">
            <text:p>53.5289</text:p>
          </table:table-cell>
          <table:table-cell office:value-type="float" office:value="57.5372" calcext:value-type="float">
            <text:p>57.53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6064" calcext:value-type="float">
            <text:p>6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ëty</text:p>
          </table:table-cell>
          <table:table-cell office:value-type="float" office:value="51.3561" calcext:value-type="float">
            <text:p>51.3561</text:p>
          </table:table-cell>
          <table:table-cell office:value-type="float" office:value="112.4828" calcext:value-type="float">
            <text:p>112.48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table:number-columns-repeated="2" office:value-type="float" office:value="6061" calcext:value-type="float">
            <text:p>6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chaly</text:p>
          </table:table-cell>
          <table:table-cell office:value-type="float" office:value="54.3689" calcext:value-type="float">
            <text:p>54.3689</text:p>
          </table:table-cell>
          <table:table-cell office:value-type="float" office:value="59.4342" calcext:value-type="float">
            <text:p>59.43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6049" calcext:value-type="float">
            <text:p>60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bansk</text:p>
          </table:table-cell>
          <table:table-cell office:value-type="float" office:value="52.0486" calcext:value-type="float">
            <text:p>52.0486</text:p>
          </table:table-cell>
          <table:table-cell office:value-type="float" office:value="106.6528" calcext:value-type="float">
            <text:p>106.65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6038" calcext:value-type="float">
            <text:p>6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khtamukay</text:p>
          </table:table-cell>
          <table:table-cell office:value-type="float" office:value="44.9172" calcext:value-type="float">
            <text:p>44.9172</text:p>
          </table:table-cell>
          <table:table-cell office:value-type="float" office:value="38.9961" calcext:value-type="float">
            <text:p>38.99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6031" calcext:value-type="float">
            <text:p>6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hkino</text:p>
          </table:table-cell>
          <table:table-cell office:value-type="float" office:value="55.5342" calcext:value-type="float">
            <text:p>55.5342</text:p>
          </table:table-cell>
          <table:table-cell office:value-type="float" office:value="55.9633" calcext:value-type="float">
            <text:p>55.96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6021" calcext:value-type="float">
            <text:p>6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avino</text:p>
          </table:table-cell>
          <table:table-cell office:value-type="float" office:value="60.9667" calcext:value-type="float">
            <text:p>60.9667</text:p>
          </table:table-cell>
          <table:table-cell office:value-type="float" office:value="46.4833" calcext:value-type="float">
            <text:p>46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6021" calcext:value-type="float">
            <text:p>6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-Tula</text:p>
          </table:table-cell>
          <table:table-cell office:value-type="float" office:value="54.8833" calcext:value-type="float">
            <text:p>54.8833</text:p>
          </table:table-cell>
          <table:table-cell office:value-type="float" office:value="82.7806" calcext:value-type="float">
            <text:p>82.78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6020" calcext:value-type="float">
            <text:p>6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bel’</text:p>
          </table:table-cell>
          <table:table-cell office:value-type="float" office:value="58.6978" calcext:value-type="float">
            <text:p>58.6978</text:p>
          </table:table-cell>
          <table:table-cell office:value-type="float" office:value="81.4825" calcext:value-type="float">
            <text:p>81.48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6018" calcext:value-type="float">
            <text:p>6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levnoye</text:p>
          </table:table-cell>
          <table:table-cell office:value-type="float" office:value="52.1951" calcext:value-type="float">
            <text:p>52.1951</text:p>
          </table:table-cell>
          <table:table-cell office:value-type="float" office:value="39.0932" calcext:value-type="float">
            <text:p>39.093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ipetskaya Oblast’</text:p>
          </table:table-cell>
          <table:table-cell/>
          <table:table-cell table:number-columns-repeated="2" office:value-type="float" office:value="6007" calcext:value-type="float">
            <text:p>6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galich</text:p>
          </table:table-cell>
          <table:table-cell office:value-type="float" office:value="59.0833" calcext:value-type="float">
            <text:p>59.0833</text:p>
          </table:table-cell>
          <table:table-cell office:value-type="float" office:value="42.2833" calcext:value-type="float">
            <text:p>42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stromskaya Oblast’</text:p>
          </table:table-cell>
          <table:table-cell/>
          <table:table-cell table:number-columns-repeated="2" office:value-type="float" office:value="5998" calcext:value-type="float">
            <text:p>5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zovo</text:p>
          </table:table-cell>
          <table:table-cell office:value-type="float" office:value="54.6997" calcext:value-type="float">
            <text:p>54.6997</text:p>
          </table:table-cell>
          <table:table-cell office:value-type="float" office:value="73.0236" calcext:value-type="float">
            <text:p>73.02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5997" calcext:value-type="float">
            <text:p>59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yayevka</text:p>
          </table:table-cell>
          <table:table-cell office:value-type="float" office:value="51.3975" calcext:value-type="float">
            <text:p>51.3975</text:p>
          </table:table-cell>
          <table:table-cell office:value-type="float" office:value="56.4167" calcext:value-type="float">
            <text:p>56.4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5992" calcext:value-type="float">
            <text:p>5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khnov</text:p>
          </table:table-cell>
          <table:table-cell office:value-type="float" office:value="54.75" calcext:value-type="float">
            <text:p>54.75</text:p>
          </table:table-cell>
          <table:table-cell office:value-type="float" office:value="35.2333" calcext:value-type="float">
            <text:p>35.2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5985" calcext:value-type="float">
            <text:p>59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zovskiy</text:p>
          </table:table-cell>
          <table:table-cell office:value-type="float" office:value="67.4667" calcext:value-type="float">
            <text:p>67.4667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malo-Nenetskiy Avtonomnyy Okrug</text:p>
          </table:table-cell>
          <table:table-cell/>
          <table:table-cell table:number-columns-repeated="2" office:value-type="float" office:value="5981" calcext:value-type="float">
            <text:p>5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aidel</text:p>
          </table:table-cell>
          <table:table-cell office:value-type="float" office:value="55.8377" calcext:value-type="float">
            <text:p>55.8377</text:p>
          </table:table-cell>
          <table:table-cell office:value-type="float" office:value="56.9098" calcext:value-type="float">
            <text:p>56.909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5980" calcext:value-type="float">
            <text:p>59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nashi</text:p>
          </table:table-cell>
          <table:table-cell office:value-type="float" office:value="56.1874" calcext:value-type="float">
            <text:p>56.1874</text:p>
          </table:table-cell>
          <table:table-cell office:value-type="float" office:value="52.4792" calcext:value-type="float">
            <text:p>52.47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5964" calcext:value-type="float">
            <text:p>59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belokatay</text:p>
          </table:table-cell>
          <table:table-cell office:value-type="float" office:value="55.7066" calcext:value-type="float">
            <text:p>55.7066</text:p>
          </table:table-cell>
          <table:table-cell office:value-type="float" office:value="58.958" calcext:value-type="float">
            <text:p>58.9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5961" calcext:value-type="float">
            <text:p>5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lary</text:p>
          </table:table-cell>
          <table:table-cell office:value-type="float" office:value="43.2397" calcext:value-type="float">
            <text:p>43.2397</text:p>
          </table:table-cell>
          <table:table-cell office:value-type="float" office:value="45.5042" calcext:value-type="float">
            <text:p>45.50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5960" calcext:value-type="float">
            <text:p>59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tezh</text:p>
          </table:table-cell>
          <table:table-cell office:value-type="float" office:value="52.0894" calcext:value-type="float">
            <text:p>52.0894</text:p>
          </table:table-cell>
          <table:table-cell office:value-type="float" office:value="35.8589" calcext:value-type="float">
            <text:p>35.85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skaya Oblast’</text:p>
          </table:table-cell>
          <table:table-cell/>
          <table:table-cell table:number-columns-repeated="2" office:value-type="float" office:value="5951" calcext:value-type="float">
            <text:p>5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htyp</text:p>
          </table:table-cell>
          <table:table-cell office:value-type="float" office:value="52.7975" calcext:value-type="float">
            <text:p>52.7975</text:p>
          </table:table-cell>
          <table:table-cell office:value-type="float" office:value="89.8936" calcext:value-type="float">
            <text:p>89.89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kasiya</text:p>
          </table:table-cell>
          <table:table-cell/>
          <table:table-cell table:number-columns-repeated="2" office:value-type="float" office:value="5946" calcext:value-type="float">
            <text:p>5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hikulak</text:p>
          </table:table-cell>
          <table:table-cell office:value-type="float" office:value="44.5467" calcext:value-type="float">
            <text:p>44.5467</text:p>
          </table:table-cell>
          <table:table-cell office:value-type="float" office:value="44.8314" calcext:value-type="float">
            <text:p>44.83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5936" calcext:value-type="float">
            <text:p>5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tsk</text:p>
          </table:table-cell>
          <table:table-cell office:value-type="float" office:value="54.0333" calcext:value-type="float">
            <text:p>54.0333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yazanskaya Oblast’</text:p>
          </table:table-cell>
          <table:table-cell/>
          <table:table-cell table:number-columns-repeated="2" office:value-type="float" office:value="5935" calcext:value-type="float">
            <text:p>59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rlibashevo</text:p>
          </table:table-cell>
          <table:table-cell office:value-type="float" office:value="53.4372" calcext:value-type="float">
            <text:p>53.4372</text:p>
          </table:table-cell>
          <table:table-cell office:value-type="float" office:value="55.2586" calcext:value-type="float">
            <text:p>55.25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5930" calcext:value-type="float">
            <text:p>59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ran</text:p>
          </table:table-cell>
          <table:table-cell office:value-type="float" office:value="54.8167" calcext:value-type="float">
            <text:p>54.816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5929" calcext:value-type="float">
            <text:p>5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raysk</text:p>
          </table:table-cell>
          <table:table-cell office:value-type="float" office:value="54.7653" calcext:value-type="float">
            <text:p>54.7653</text:p>
          </table:table-cell>
          <table:table-cell office:value-type="float" office:value="38.8836" calcext:value-type="float">
            <text:p>38.88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5918" calcext:value-type="float">
            <text:p>59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zamay</text:p>
          </table:table-cell>
          <table:table-cell office:value-type="float" office:value="55.55" calcext:value-type="float">
            <text:p>55.55</text:p>
          </table:table-cell>
          <table:table-cell office:value-type="float" office:value="98.6667" calcext:value-type="float">
            <text:p>98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5908" calcext:value-type="float">
            <text:p>5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binskoye</text:p>
          </table:table-cell>
          <table:table-cell office:value-type="float" office:value="55.3" calcext:value-type="float">
            <text:p>55.3</text:p>
          </table:table-cell>
          <table:table-cell office:value-type="float" office:value="79.6833" calcext:value-type="float">
            <text:p>79.6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5908" calcext:value-type="float">
            <text:p>5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untayevo</text:p>
          </table:table-cell>
          <table:table-cell office:value-type="float" office:value="52.2" calcext:value-type="float">
            <text:p>52.2</text:p>
          </table:table-cell>
          <table:table-cell office:value-type="float" office:value="107.6167" calcext:value-type="float">
            <text:p>107.6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5901" calcext:value-type="float">
            <text:p>59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zarnyye Mataki</text:p>
          </table:table-cell>
          <table:table-cell office:value-type="float" office:value="54.9053" calcext:value-type="float">
            <text:p>54.9053</text:p>
          </table:table-cell>
          <table:table-cell office:value-type="float" office:value="49.9258" calcext:value-type="float">
            <text:p>49.92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5899" calcext:value-type="float">
            <text:p>5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mordan</text:p>
          </table:table-cell>
          <table:table-cell office:value-type="float" office:value="56.1833" calcext:value-type="float">
            <text:p>56.1833</text:p>
          </table:table-cell>
          <table:table-cell office:value-type="float" office:value="50.3833" calcext:value-type="float">
            <text:p>50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5876" calcext:value-type="float">
            <text:p>5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ndybash</text:p>
          </table:table-cell>
          <table:table-cell office:value-type="float" office:value="53.2333" calcext:value-type="float">
            <text:p>53.2333</text:p>
          </table:table-cell>
          <table:table-cell office:value-type="float" office:value="87.3167" calcext:value-type="float">
            <text:p>87.3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5870" calcext:value-type="float">
            <text:p>5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dyak</text:p>
          </table:table-cell>
          <table:table-cell office:value-type="float" office:value="54.0331" calcext:value-type="float">
            <text:p>54.0331</text:p>
          </table:table-cell>
          <table:table-cell office:value-type="float" office:value="58.8025" calcext:value-type="float">
            <text:p>58.80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5862" calcext:value-type="float">
            <text:p>58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rocha</text:p>
          </table:table-cell>
          <table:table-cell office:value-type="float" office:value="50.8167" calcext:value-type="float">
            <text:p>50.8167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5853" calcext:value-type="float">
            <text:p>5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hekhonye</text:p>
          </table:table-cell>
          <table:table-cell office:value-type="float" office:value="58.5" calcext:value-type="float">
            <text:p>58.5</text:p>
          </table:table-cell>
          <table:table-cell office:value-type="float" office:value="39.1167" calcext:value-type="float">
            <text:p>39.1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roslavskaya Oblast’</text:p>
          </table:table-cell>
          <table:table-cell/>
          <table:table-cell table:number-columns-repeated="2" office:value-type="float" office:value="5821" calcext:value-type="float">
            <text:p>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khangelskoye</text:p>
          </table:table-cell>
          <table:table-cell office:value-type="float" office:value="54.4039" calcext:value-type="float">
            <text:p>54.4039</text:p>
          </table:table-cell>
          <table:table-cell office:value-type="float" office:value="56.7797" calcext:value-type="float">
            <text:p>56.77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5819" calcext:value-type="float">
            <text:p>5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van</text:p>
          </table:table-cell>
          <table:table-cell office:value-type="float" office:value="43.4894" calcext:value-type="float">
            <text:p>43.4894</text:p>
          </table:table-cell>
          <table:table-cell office:value-type="float" office:value="43.7653" calcext:value-type="float">
            <text:p>43.76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5813" calcext:value-type="float">
            <text:p>5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besy</text:p>
          </table:table-cell>
          <table:table-cell office:value-type="float" office:value="57.65" calcext:value-type="float">
            <text:p>57.65</text:p>
          </table:table-cell>
          <table:table-cell office:value-type="float" office:value="53.8167" calcext:value-type="float">
            <text:p>53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5778" calcext:value-type="float">
            <text:p>5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aya Mayna</text:p>
          </table:table-cell>
          <table:table-cell office:value-type="float" office:value="54.1472" calcext:value-type="float">
            <text:p>54.1472</text:p>
          </table:table-cell>
          <table:table-cell office:value-type="float" office:value="49.7719" calcext:value-type="float">
            <text:p>49.77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5778" calcext:value-type="float">
            <text:p>5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sskoye</text:p>
          </table:table-cell>
          <table:table-cell office:value-type="float" office:value="44.6145" calcext:value-type="float">
            <text:p>44.6145</text:p>
          </table:table-cell>
          <table:table-cell office:value-type="float" office:value="132.797" calcext:value-type="float">
            <text:p>132.7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5778" calcext:value-type="float">
            <text:p>5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dak</text:p>
          </table:table-cell>
          <table:table-cell office:value-type="float" office:value="43.0572" calcext:value-type="float">
            <text:p>43.0572</text:p>
          </table:table-cell>
          <table:table-cell office:value-type="float" office:value="46.4556" calcext:value-type="float">
            <text:p>46.45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5773" calcext:value-type="float">
            <text:p>5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kur</text:p>
          </table:table-cell>
          <table:table-cell office:value-type="float" office:value="55.2092" calcext:value-type="float">
            <text:p>55.2092</text:p>
          </table:table-cell>
          <table:table-cell office:value-type="float" office:value="83.3183" calcext:value-type="float">
            <text:p>83.31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5770" calcext:value-type="float">
            <text:p>57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ennomostskoye</text:p>
          </table:table-cell>
          <table:table-cell office:value-type="float" office:value="43.7336" calcext:value-type="float">
            <text:p>43.7336</text:p>
          </table:table-cell>
          <table:table-cell office:value-type="float" office:value="43.0458" calcext:value-type="float">
            <text:p>43.04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5760" calcext:value-type="float">
            <text:p>57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dzha</text:p>
          </table:table-cell>
          <table:table-cell office:value-type="float" office:value="51.1907" calcext:value-type="float">
            <text:p>51.1907</text:p>
          </table:table-cell>
          <table:table-cell office:value-type="float" office:value="35.2708" calcext:value-type="float">
            <text:p>35.27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skaya Oblast’</text:p>
          </table:table-cell>
          <table:table-cell/>
          <table:table-cell table:number-columns-repeated="2" office:value-type="float" office:value="5759" calcext:value-type="float">
            <text:p>5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nolesskoye</text:p>
          </table:table-cell>
          <table:table-cell office:value-type="float" office:value="44.7156" calcext:value-type="float">
            <text:p>44.7156</text:p>
          </table:table-cell>
          <table:table-cell office:value-type="float" office:value="43.7133" calcext:value-type="float">
            <text:p>43.71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5747" calcext:value-type="float">
            <text:p>5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yshne-Vedeno</text:p>
          </table:table-cell>
          <table:table-cell office:value-type="float" office:value="42.9555" calcext:value-type="float">
            <text:p>42.9555</text:p>
          </table:table-cell>
          <table:table-cell office:value-type="float" office:value="46.1248" calcext:value-type="float">
            <text:p>46.124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5732" calcext:value-type="float">
            <text:p>5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pustin Yar</text:p>
          </table:table-cell>
          <table:table-cell office:value-type="float" office:value="48.5672" calcext:value-type="float">
            <text:p>48.5672</text:p>
          </table:table-cell>
          <table:table-cell office:value-type="float" office:value="45.7778" calcext:value-type="float">
            <text:p>45.77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5724" calcext:value-type="float">
            <text:p>5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’shaya Kudara</text:p>
          </table:table-cell>
          <table:table-cell office:value-type="float" office:value="50.2039" calcext:value-type="float">
            <text:p>50.2039</text:p>
          </table:table-cell>
          <table:table-cell office:value-type="float" office:value="107.0492" calcext:value-type="float">
            <text:p>107.04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5712" calcext:value-type="float">
            <text:p>5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ym</text:p>
          </table:table-cell>
          <table:table-cell office:value-type="float" office:value="47.3003" calcext:value-type="float">
            <text:p>47.3003</text:p>
          </table:table-cell>
          <table:table-cell office:value-type="float" office:value="39.5164" calcext:value-type="float">
            <text:p>39.51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5709" calcext:value-type="float">
            <text:p>5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ladimiro-Aleksandrovskoye</text:p>
          </table:table-cell>
          <table:table-cell office:value-type="float" office:value="42.8903" calcext:value-type="float">
            <text:p>42.8903</text:p>
          </table:table-cell>
          <table:table-cell office:value-type="float" office:value="133.0722" calcext:value-type="float">
            <text:p>133.07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5708" calcext:value-type="float">
            <text:p>5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guzin</text:p>
          </table:table-cell>
          <table:table-cell office:value-type="float" office:value="53.6172" calcext:value-type="float">
            <text:p>53.6172</text:p>
          </table:table-cell>
          <table:table-cell office:value-type="float" office:value="109.6347" calcext:value-type="float">
            <text:p>109.63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5702" calcext:value-type="float">
            <text:p>5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ksi</text:p>
          </table:table-cell>
          <table:table-cell office:value-type="float" office:value="71.6269" calcext:value-type="float">
            <text:p>71.6269</text:p>
          </table:table-cell>
          <table:table-cell office:value-type="float" office:value="128.835" calcext:value-type="float">
            <text:p>128.8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5700" calcext:value-type="float">
            <text:p>5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abash</text:p>
          </table:table-cell>
          <table:table-cell office:value-type="float" office:value="43.1917" calcext:value-type="float">
            <text:p>43.1917</text:p>
          </table:table-cell>
          <table:table-cell office:value-type="float" office:value="131.4889" calcext:value-type="float">
            <text:p>131.48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5691" calcext:value-type="float">
            <text:p>5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trovo</text:p>
          </table:table-cell>
          <table:table-cell office:value-type="float" office:value="56.5197" calcext:value-type="float">
            <text:p>56.5197</text:p>
          </table:table-cell>
          <table:table-cell office:value-type="float" office:value="64.6319" calcext:value-type="float">
            <text:p>64.63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ganskaya Oblast’</text:p>
          </table:table-cell>
          <table:table-cell/>
          <table:table-cell table:number-columns-repeated="2" office:value-type="float" office:value="5688" calcext:value-type="float">
            <text:p>5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morsk</text:p>
          </table:table-cell>
          <table:table-cell office:value-type="float" office:value="60.3667" calcext:value-type="float">
            <text:p>60.3667</text:p>
          </table:table-cell>
          <table:table-cell office:value-type="float" office:value="28.6167" calcext:value-type="float">
            <text:p>28.6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5682" calcext:value-type="float">
            <text:p>5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zminskoye</text:p>
          </table:table-cell>
          <table:table-cell office:value-type="float" office:value="44.5888" calcext:value-type="float">
            <text:p>44.5888</text:p>
          </table:table-cell>
          <table:table-cell office:value-type="float" office:value="41.673" calcext:value-type="float">
            <text:p>41.67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5676" calcext:value-type="float">
            <text:p>5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ayevo</text:p>
          </table:table-cell>
          <table:table-cell office:value-type="float" office:value="56.42" calcext:value-type="float">
            <text:p>56.42</text:p>
          </table:table-cell>
          <table:table-cell office:value-type="float" office:value="53.7678" calcext:value-type="float">
            <text:p>53.76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5659" calcext:value-type="float">
            <text:p>5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vrilov Posad</text:p>
          </table:table-cell>
          <table:table-cell office:value-type="float" office:value="56.5667" calcext:value-type="float">
            <text:p>56.5667</text:p>
          </table:table-cell>
          <table:table-cell office:value-type="float" office:value="40.1167" calcext:value-type="float">
            <text:p>40.1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5657" calcext:value-type="float">
            <text:p>5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hkin</text:p>
          </table:table-cell>
          <table:table-cell office:value-type="float" office:value="57.7833" calcext:value-type="float">
            <text:p>57.7833</text:p>
          </table:table-cell>
          <table:table-cell office:value-type="float" office:value="38.45" calcext:value-type="float">
            <text:p>38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roslavskaya Oblast’</text:p>
          </table:table-cell>
          <table:table-cell/>
          <table:table-cell table:number-columns-repeated="2" office:value-type="float" office:value="5647" calcext:value-type="float">
            <text:p>5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rgebil</text:p>
          </table:table-cell>
          <table:table-cell office:value-type="float" office:value="42.505" calcext:value-type="float">
            <text:p>42.505</text:p>
          </table:table-cell>
          <table:table-cell office:value-type="float" office:value="47.0658" calcext:value-type="float">
            <text:p>47.06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5622" calcext:value-type="float">
            <text:p>5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khankulovo</text:p>
          </table:table-cell>
          <table:table-cell office:value-type="float" office:value="54.5586" calcext:value-type="float">
            <text:p>54.5586</text:p>
          </table:table-cell>
          <table:table-cell office:value-type="float" office:value="53.8147" calcext:value-type="float">
            <text:p>53.81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5598" calcext:value-type="float">
            <text:p>5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obaltachevo</text:p>
          </table:table-cell>
          <table:table-cell office:value-type="float" office:value="56.0012" calcext:value-type="float">
            <text:p>56.0012</text:p>
          </table:table-cell>
          <table:table-cell office:value-type="float" office:value="55.9273" calcext:value-type="float">
            <text:p>55.927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5598" calcext:value-type="float">
            <text:p>5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yegor’yevskoye</text:p>
          </table:table-cell>
          <table:table-cell office:value-type="float" office:value="51.7667" calcext:value-type="float">
            <text:p>51.7667</text:p>
          </table:table-cell>
          <table:table-cell office:value-type="float" office:value="80.8667" calcext:value-type="float">
            <text:p>80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5596" calcext:value-type="float">
            <text:p>5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guday</text:p>
          </table:table-cell>
          <table:table-cell office:value-type="float" office:value="50.75" calcext:value-type="float">
            <text:p>50.75</text:p>
          </table:table-cell>
          <table:table-cell office:value-type="float" office:value="86.1333" calcext:value-type="float">
            <text:p>86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</text:p>
          </table:table-cell>
          <table:table-cell/>
          <table:table-cell table:number-columns-repeated="2" office:value-type="float" office:value="5586" calcext:value-type="float">
            <text:p>55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lair</text:p>
          </table:table-cell>
          <table:table-cell office:value-type="float" office:value="52.2322" calcext:value-type="float">
            <text:p>52.2322</text:p>
          </table:table-cell>
          <table:table-cell office:value-type="float" office:value="57.4403" calcext:value-type="float">
            <text:p>57.44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5585" calcext:value-type="float">
            <text:p>5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inskoye</text:p>
          </table:table-cell>
          <table:table-cell office:value-type="float" office:value="55.2606" calcext:value-type="float">
            <text:p>55.2606</text:p>
          </table:table-cell>
          <table:table-cell office:value-type="float" office:value="94.9144" calcext:value-type="float">
            <text:p>94.91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5584" calcext:value-type="float">
            <text:p>5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gulta</text:p>
          </table:table-cell>
          <table:table-cell office:value-type="float" office:value="45.3642" calcext:value-type="float">
            <text:p>45.3642</text:p>
          </table:table-cell>
          <table:table-cell office:value-type="float" office:value="42.3869" calcext:value-type="float">
            <text:p>42.38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5574" calcext:value-type="float">
            <text:p>55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khotsk</text:p>
          </table:table-cell>
          <table:table-cell office:value-type="float" office:value="59.383" calcext:value-type="float">
            <text:p>59.383</text:p>
          </table:table-cell>
          <table:table-cell office:value-type="float" office:value="143.217" calcext:value-type="float">
            <text:p>143.2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table:number-columns-repeated="2" office:value-type="float" office:value="5570" calcext:value-type="float">
            <text:p>55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ikhany</text:p>
          </table:table-cell>
          <table:table-cell office:value-type="float" office:value="52.1167" calcext:value-type="float">
            <text:p>52.1167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5560" calcext:value-type="float">
            <text:p>55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tud</text:p>
          </table:table-cell>
          <table:table-cell office:value-type="float" office:value="43.7181" calcext:value-type="float">
            <text:p>43.7181</text:p>
          </table:table-cell>
          <table:table-cell office:value-type="float" office:value="43.8722" calcext:value-type="float">
            <text:p>43.87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5554" calcext:value-type="float">
            <text:p>5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khazurovo</text:p>
          </table:table-cell>
          <table:table-cell office:value-type="float" office:value="43.0628" calcext:value-type="float">
            <text:p>43.0628</text:p>
          </table:table-cell>
          <table:table-cell office:value-type="float" office:value="45.6511" calcext:value-type="float">
            <text:p>45.65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5534" calcext:value-type="float">
            <text:p>55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gan</text:p>
          </table:table-cell>
          <table:table-cell office:value-type="float" office:value="54.1" calcext:value-type="float">
            <text:p>54.1</text:p>
          </table:table-cell>
          <table:table-cell office:value-type="float" office:value="77.6667" calcext:value-type="float">
            <text:p>77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5510" calcext:value-type="float">
            <text:p>55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noy</text:p>
          </table:table-cell>
          <table:table-cell office:value-type="float" office:value="42.9774" calcext:value-type="float">
            <text:p>42.9774</text:p>
          </table:table-cell>
          <table:table-cell office:value-type="float" office:value="46.3094" calcext:value-type="float">
            <text:p>46.30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5484" calcext:value-type="float">
            <text:p>54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umkan</text:p>
          </table:table-cell>
          <table:table-cell office:value-type="float" office:value="54.3167" calcext:value-type="float">
            <text:p>54.3167</text:p>
          </table:table-cell>
          <table:table-cell office:value-type="float" office:value="110.3167" calcext:value-type="float">
            <text:p>110.3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5465" calcext:value-type="float">
            <text:p>5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’shoye Nagatkino</text:p>
          </table:table-cell>
          <table:table-cell office:value-type="float" office:value="54.5167" calcext:value-type="float">
            <text:p>54.5167</text:p>
          </table:table-cell>
          <table:table-cell office:value-type="float" office:value="47.9667" calcext:value-type="float">
            <text:p>47.9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5462" calcext:value-type="float">
            <text:p>5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izdra</text:p>
          </table:table-cell>
          <table:table-cell office:value-type="float" office:value="53.7503" calcext:value-type="float">
            <text:p>53.7503</text:p>
          </table:table-cell>
          <table:table-cell office:value-type="float" office:value="34.7361" calcext:value-type="float">
            <text:p>34.73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5461" calcext:value-type="float">
            <text:p>5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khkety</text:p>
          </table:table-cell>
          <table:table-cell office:value-type="float" office:value="42.9663" calcext:value-type="float">
            <text:p>42.9663</text:p>
          </table:table-cell>
          <table:table-cell office:value-type="float" office:value="45.9063" calcext:value-type="float">
            <text:p>45.906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5454" calcext:value-type="float">
            <text:p>5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vomayskoye</text:p>
          </table:table-cell>
          <table:table-cell office:value-type="float" office:value="52.5883" calcext:value-type="float">
            <text:p>52.5883</text:p>
          </table:table-cell>
          <table:table-cell office:value-type="float" office:value="85.2614" calcext:value-type="float">
            <text:p>85.26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5454" calcext:value-type="float">
            <text:p>5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chalovo</text:p>
          </table:table-cell>
          <table:table-cell office:value-type="float" office:value="46.3386" calcext:value-type="float">
            <text:p>46.3386</text:p>
          </table:table-cell>
          <table:table-cell office:value-type="float" office:value="48.1997" calcext:value-type="float">
            <text:p>48.19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5451" calcext:value-type="float">
            <text:p>54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gorodnoye</text:p>
          </table:table-cell>
          <table:table-cell office:value-type="float" office:value="43.2531" calcext:value-type="float">
            <text:p>43.2531</text:p>
          </table:table-cell>
          <table:table-cell office:value-type="float" office:value="45.7581" calcext:value-type="float">
            <text:p>45.75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5449" calcext:value-type="float">
            <text:p>54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a</text:p>
          </table:table-cell>
          <table:table-cell office:value-type="float" office:value="64.2833" calcext:value-type="float">
            <text:p>64.2833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5444" calcext:value-type="float">
            <text:p>5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terka</text:p>
          </table:table-cell>
          <table:table-cell office:value-type="float" office:value="50.6667" calcext:value-type="float">
            <text:p>50.6667</text:p>
          </table:table-cell>
          <table:table-cell office:value-type="float" office:value="47.4333" calcext:value-type="float">
            <text:p>47.4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5439" calcext:value-type="float">
            <text:p>54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retskoye</text:p>
          </table:table-cell>
          <table:table-cell office:value-type="float" office:value="55.1975" calcext:value-type="float">
            <text:p>55.1975</text:p>
          </table:table-cell>
          <table:table-cell office:value-type="float" office:value="46.3292" calcext:value-type="float">
            <text:p>46.32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5436" calcext:value-type="float">
            <text:p>54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nga</text:p>
          </table:table-cell>
          <table:table-cell office:value-type="float" office:value="56.7039" calcext:value-type="float">
            <text:p>56.7039</text:p>
          </table:table-cell>
          <table:table-cell office:value-type="float" office:value="49.4047" calcext:value-type="float">
            <text:p>49.40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ariy-El</text:p>
          </table:table-cell>
          <table:table-cell/>
          <table:table-cell table:number-columns-repeated="2" office:value-type="float" office:value="5411" calcext:value-type="float">
            <text:p>5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dvinsk</text:p>
          </table:table-cell>
          <table:table-cell office:value-type="float" office:value="54.7" calcext:value-type="float">
            <text:p>54.7</text:p>
          </table:table-cell>
          <table:table-cell office:value-type="float" office:value="78.6667" calcext:value-type="float">
            <text:p>78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5402" calcext:value-type="float">
            <text:p>5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bezh</text:p>
          </table:table-cell>
          <table:table-cell office:value-type="float" office:value="56.2833" calcext:value-type="float">
            <text:p>56.2833</text:p>
          </table:table-cell>
          <table:table-cell office:value-type="float" office:value="28.4833" calcext:value-type="float">
            <text:p>28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5401" calcext:value-type="float">
            <text:p>54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khaylovka</text:p>
          </table:table-cell>
          <table:table-cell office:value-type="float" office:value="54.805" calcext:value-type="float">
            <text:p>54.805</text:p>
          </table:table-cell>
          <table:table-cell office:value-type="float" office:value="55.8919" calcext:value-type="float">
            <text:p>55.89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5384" calcext:value-type="float">
            <text:p>5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da</text:p>
          </table:table-cell>
          <table:table-cell office:value-type="float" office:value="56.6128" calcext:value-type="float">
            <text:p>56.6128</text:p>
          </table:table-cell>
          <table:table-cell office:value-type="float" office:value="44.0972" calcext:value-type="float">
            <text:p>44.09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5383" calcext:value-type="float">
            <text:p>53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rkovo</text:p>
          </table:table-cell>
          <table:table-cell office:value-type="float" office:value="54.8056" calcext:value-type="float">
            <text:p>54.8056</text:p>
          </table:table-cell>
          <table:table-cell office:value-type="float" office:value="82.5989" calcext:value-type="float">
            <text:p>82.59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5379" calcext:value-type="float">
            <text:p>53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ibanobalka</text:p>
          </table:table-cell>
          <table:table-cell office:value-type="float" office:value="44.9803" calcext:value-type="float">
            <text:p>44.9803</text:p>
          </table:table-cell>
          <table:table-cell office:value-type="float" office:value="37.3439" calcext:value-type="float">
            <text:p>37.34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5370" calcext:value-type="float">
            <text:p>53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lynka</text:p>
          </table:table-cell>
          <table:table-cell office:value-type="float" office:value="52.4333" calcext:value-type="float">
            <text:p>52.4333</text:p>
          </table:table-cell>
          <table:table-cell office:value-type="float" office:value="31.7333" calcext:value-type="float">
            <text:p>31.7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5369" calcext:value-type="float">
            <text:p>53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ssko-Vysotskoye</text:p>
          </table:table-cell>
          <table:table-cell office:value-type="float" office:value="59.7014" calcext:value-type="float">
            <text:p>59.7014</text:p>
          </table:table-cell>
          <table:table-cell office:value-type="float" office:value="29.9431" calcext:value-type="float">
            <text:p>29.94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5356" calcext:value-type="float">
            <text:p>53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talovo</text:p>
          </table:table-cell>
          <table:table-cell office:value-type="float" office:value="57.0667" calcext:value-type="float">
            <text:p>57.0667</text:p>
          </table:table-cell>
          <table:table-cell office:value-type="float" office:value="27.9167" calcext:value-type="float">
            <text:p>27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/>
          <table:table-cell table:number-columns-repeated="2" office:value-type="float" office:value="5354" calcext:value-type="float">
            <text:p>5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msomolskoye</text:p>
          </table:table-cell>
          <table:table-cell office:value-type="float" office:value="55.2615" calcext:value-type="float">
            <text:p>55.2615</text:p>
          </table:table-cell>
          <table:table-cell office:value-type="float" office:value="47.5386" calcext:value-type="float">
            <text:p>47.53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5345" calcext:value-type="float">
            <text:p>5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yanka</text:p>
          </table:table-cell>
          <table:table-cell office:value-type="float" office:value="46.3889" calcext:value-type="float">
            <text:p>46.3889</text:p>
          </table:table-cell>
          <table:table-cell office:value-type="float" office:value="48.0175" calcext:value-type="float">
            <text:p>48.01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5332" calcext:value-type="float">
            <text:p>5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lazhi</text:p>
          </table:table-cell>
          <table:table-cell office:value-type="float" office:value="43.0947" calcext:value-type="float">
            <text:p>43.0947</text:p>
          </table:table-cell>
          <table:table-cell office:value-type="float" office:value="45.3589" calcext:value-type="float">
            <text:p>45.35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5332" calcext:value-type="float">
            <text:p>5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s-Klepiki</text:p>
          </table:table-cell>
          <table:table-cell office:value-type="float" office:value="55.1333" calcext:value-type="float">
            <text:p>55.1333</text:p>
          </table:table-cell>
          <table:table-cell office:value-type="float" office:value="40.1667" calcext:value-type="float">
            <text:p>40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yazanskaya Oblast’</text:p>
          </table:table-cell>
          <table:table-cell/>
          <table:table-cell table:number-columns-repeated="2" office:value-type="float" office:value="5331" calcext:value-type="float">
            <text:p>5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libino</text:p>
          </table:table-cell>
          <table:table-cell office:value-type="float" office:value="68.05" calcext:value-type="float">
            <text:p>68.05</text:p>
          </table:table-cell>
          <table:table-cell office:value-type="float" office:value="166.45" calcext:value-type="float">
            <text:p>166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kotskiy Avtonomnyy Okrug</text:p>
          </table:table-cell>
          <table:table-cell/>
          <table:table-cell table:number-columns-repeated="2" office:value-type="float" office:value="5319" calcext:value-type="float">
            <text:p>53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’shoye Sorokino</text:p>
          </table:table-cell>
          <table:table-cell office:value-type="float" office:value="56.6272" calcext:value-type="float">
            <text:p>56.6272</text:p>
          </table:table-cell>
          <table:table-cell office:value-type="float" office:value="69.7911" calcext:value-type="float">
            <text:p>69.79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umenskaya Oblast’</text:p>
          </table:table-cell>
          <table:table-cell/>
          <table:table-cell table:number-columns-repeated="2" office:value-type="float" office:value="5317" calcext:value-type="float">
            <text:p>53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delnikovo</text:p>
          </table:table-cell>
          <table:table-cell office:value-type="float" office:value="56.95" calcext:value-type="float">
            <text:p>56.95</text:p>
          </table:table-cell>
          <table:table-cell office:value-type="float" office:value="75.3333" calcext:value-type="float">
            <text:p>75.3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5316" calcext:value-type="float">
            <text:p>53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losovka</text:p>
          </table:table-cell>
          <table:table-cell office:value-type="float" office:value="56.4644" calcext:value-type="float">
            <text:p>56.4644</text:p>
          </table:table-cell>
          <table:table-cell office:value-type="float" office:value="73.6114" calcext:value-type="float">
            <text:p>73.61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5313" calcext:value-type="float">
            <text:p>53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lchanovo</text:p>
          </table:table-cell>
          <table:table-cell office:value-type="float" office:value="57.5811" calcext:value-type="float">
            <text:p>57.5811</text:p>
          </table:table-cell>
          <table:table-cell office:value-type="float" office:value="83.7606" calcext:value-type="float">
            <text:p>83.76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5305" calcext:value-type="float">
            <text:p>53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ivosheino</text:p>
          </table:table-cell>
          <table:table-cell office:value-type="float" office:value="57.3431" calcext:value-type="float">
            <text:p>57.3431</text:p>
          </table:table-cell>
          <table:table-cell office:value-type="float" office:value="83.9261" calcext:value-type="float">
            <text:p>83.92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5297" calcext:value-type="float">
            <text:p>5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yazikov</text:p>
          </table:table-cell>
          <table:table-cell office:value-type="float" office:value="43.4957" calcext:value-type="float">
            <text:p>43.4957</text:p>
          </table:table-cell>
          <table:table-cell office:value-type="float" office:value="44.7677" calcext:value-type="float">
            <text:p>44.767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gushetiya</text:p>
          </table:table-cell>
          <table:table-cell/>
          <table:table-cell table:number-columns-repeated="2" office:value-type="float" office:value="5296" calcext:value-type="float">
            <text:p>52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namenskoye</text:p>
          </table:table-cell>
          <table:table-cell office:value-type="float" office:value="57.1278" calcext:value-type="float">
            <text:p>57.1278</text:p>
          </table:table-cell>
          <table:table-cell office:value-type="float" office:value="73.8244" calcext:value-type="float">
            <text:p>73.82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5294" calcext:value-type="float">
            <text:p>5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goslovka</text:p>
          </table:table-cell>
          <table:table-cell office:value-type="float" office:value="53.2189" calcext:value-type="float">
            <text:p>53.2189</text:p>
          </table:table-cell>
          <table:table-cell office:value-type="float" office:value="44.8083" calcext:value-type="float">
            <text:p>44.80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5286" calcext:value-type="float">
            <text:p>5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yshtovka</text:p>
          </table:table-cell>
          <table:table-cell office:value-type="float" office:value="56.555" calcext:value-type="float">
            <text:p>56.555</text:p>
          </table:table-cell>
          <table:table-cell office:value-type="float" office:value="76.6271" calcext:value-type="float">
            <text:p>76.627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5282" calcext:value-type="float">
            <text:p>5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erusskiy</text:p>
          </table:table-cell>
          <table:table-cell office:value-type="float" office:value="45.1324" calcext:value-type="float">
            <text:p>45.1324</text:p>
          </table:table-cell>
          <table:table-cell office:value-type="float" office:value="41.9424" calcext:value-type="float">
            <text:p>41.942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5276" calcext:value-type="float">
            <text:p>5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don</text:p>
          </table:table-cell>
          <table:table-cell office:value-type="float" office:value="54.6692" calcext:value-type="float">
            <text:p>54.6692</text:p>
          </table:table-cell>
          <table:table-cell office:value-type="float" office:value="55.7164" calcext:value-type="float">
            <text:p>55.71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5263" calcext:value-type="float">
            <text:p>5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chenovo</text:p>
          </table:table-cell>
          <table:table-cell office:value-type="float" office:value="55.2244" calcext:value-type="float">
            <text:p>55.2244</text:p>
          </table:table-cell>
          <table:table-cell office:value-type="float" office:value="45.8906" calcext:value-type="float">
            <text:p>45.89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5263" calcext:value-type="float">
            <text:p>5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movka</text:p>
          </table:table-cell>
          <table:table-cell office:value-type="float" office:value="53.9208" calcext:value-type="float">
            <text:p>53.9208</text:p>
          </table:table-cell>
          <table:table-cell office:value-type="float" office:value="58.3683" calcext:value-type="float">
            <text:p>58.36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5257" calcext:value-type="float">
            <text:p>52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umsi</text:p>
          </table:table-cell>
          <table:table-cell office:value-type="float" office:value="57.1111" calcext:value-type="float">
            <text:p>57.1111</text:p>
          </table:table-cell>
          <table:table-cell office:value-type="float" office:value="51.615" calcext:value-type="float">
            <text:p>51.6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5250" calcext:value-type="float">
            <text:p>5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ya</text:p>
          </table:table-cell>
          <table:table-cell office:value-type="float" office:value="53.0458" calcext:value-type="float">
            <text:p>53.0458</text:p>
          </table:table-cell>
          <table:table-cell office:value-type="float" office:value="90.9414" calcext:value-type="float">
            <text:p>90.94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kasiya</text:p>
          </table:table-cell>
          <table:table-cell/>
          <table:table-cell table:number-columns-repeated="2" office:value-type="float" office:value="5247" calcext:value-type="float">
            <text:p>52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sykoli</text:p>
          </table:table-cell>
          <table:table-cell office:value-type="float" office:value="47.5515" calcext:value-type="float">
            <text:p>47.5515</text:p>
          </table:table-cell>
          <table:table-cell office:value-type="float" office:value="46.9968" calcext:value-type="float">
            <text:p>46.996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5224" calcext:value-type="float">
            <text:p>5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tassy</text:p>
          </table:table-cell>
          <table:table-cell office:value-type="float" office:value="61.9064" calcext:value-type="float">
            <text:p>61.9064</text:p>
          </table:table-cell>
          <table:table-cell office:value-type="float" office:value="129.6331" calcext:value-type="float">
            <text:p>129.63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5222" calcext:value-type="float">
            <text:p>5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ba</text:p>
          </table:table-cell>
          <table:table-cell office:value-type="float" office:value="43.8589" calcext:value-type="float">
            <text:p>43.8589</text:p>
          </table:table-cell>
          <table:table-cell office:value-type="float" office:value="43.4472" calcext:value-type="float">
            <text:p>43.44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5218" calcext:value-type="float">
            <text:p>52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msomol’skoye</text:p>
          </table:table-cell>
          <table:table-cell office:value-type="float" office:value="43.3892" calcext:value-type="float">
            <text:p>43.3892</text:p>
          </table:table-cell>
          <table:table-cell office:value-type="float" office:value="46.1573" calcext:value-type="float">
            <text:p>46.157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5215" calcext:value-type="float">
            <text:p>5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yren</text:p>
          </table:table-cell>
          <table:table-cell office:value-type="float" office:value="51.6783" calcext:value-type="float">
            <text:p>51.6783</text:p>
          </table:table-cell>
          <table:table-cell office:value-type="float" office:value="102.1361" calcext:value-type="float">
            <text:p>102.13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5210" calcext:value-type="float">
            <text:p>52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ty</text:p>
          </table:table-cell>
          <table:table-cell office:value-type="float" office:value="57.3097" calcext:value-type="float">
            <text:p>57.3097</text:p>
          </table:table-cell>
          <table:table-cell office:value-type="float" office:value="52.1358" calcext:value-type="float">
            <text:p>52.13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5204" calcext:value-type="float">
            <text:p>52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nstantinovka</text:p>
          </table:table-cell>
          <table:table-cell office:value-type="float" office:value="49.6175" calcext:value-type="float">
            <text:p>49.6175</text:p>
          </table:table-cell>
          <table:table-cell office:value-type="float" office:value="127.9889" calcext:value-type="float">
            <text:p>127.98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murskaya Oblast’</text:p>
          </table:table-cell>
          <table:table-cell/>
          <table:table-cell table:number-columns-repeated="2" office:value-type="float" office:value="5197" calcext:value-type="float">
            <text:p>51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yshevo</text:p>
          </table:table-cell>
          <table:table-cell office:value-type="float" office:value="54.9561" calcext:value-type="float">
            <text:p>54.9561</text:p>
          </table:table-cell>
          <table:table-cell office:value-type="float" office:value="83.1854" calcext:value-type="float">
            <text:p>83.185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5195" calcext:value-type="float">
            <text:p>5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rado-Ol’ginskoye</text:p>
          </table:table-cell>
          <table:table-cell office:value-type="float" office:value="45.306" calcext:value-type="float">
            <text:p>45.306</text:p>
          </table:table-cell>
          <table:table-cell office:value-type="float" office:value="40.9397" calcext:value-type="float">
            <text:p>40.93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5190" calcext:value-type="float">
            <text:p>51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dniki</text:p>
          </table:table-cell>
          <table:table-cell office:value-type="float" office:value="55.6333" calcext:value-type="float">
            <text:p>55.6333</text:p>
          </table:table-cell>
          <table:table-cell office:value-type="float" office:value="38.0333" calcext:value-type="float">
            <text:p>38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5189" calcext:value-type="float">
            <text:p>5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oye Shaygovo</text:p>
          </table:table-cell>
          <table:table-cell office:value-type="float" office:value="54.3031" calcext:value-type="float">
            <text:p>54.3031</text:p>
          </table:table-cell>
          <table:table-cell office:value-type="float" office:value="44.4739" calcext:value-type="float">
            <text:p>44.47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rdoviya</text:p>
          </table:table-cell>
          <table:table-cell/>
          <table:table-cell table:number-columns-repeated="2" office:value-type="float" office:value="5185" calcext:value-type="float">
            <text:p>51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balino</text:p>
          </table:table-cell>
          <table:table-cell office:value-type="float" office:value="51.2917" calcext:value-type="float">
            <text:p>51.2917</text:p>
          </table:table-cell>
          <table:table-cell office:value-type="float" office:value="85.6772" calcext:value-type="float">
            <text:p>85.67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</text:p>
          </table:table-cell>
          <table:table-cell/>
          <table:table-cell table:number-columns-repeated="2" office:value-type="float" office:value="5185" calcext:value-type="float">
            <text:p>51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vernoye</text:p>
          </table:table-cell>
          <table:table-cell office:value-type="float" office:value="56.35" calcext:value-type="float">
            <text:p>56.35</text:p>
          </table:table-cell>
          <table:table-cell office:value-type="float" office:value="78.3667" calcext:value-type="float">
            <text:p>78.3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5178" calcext:value-type="float">
            <text:p>51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dyuzhye</text:p>
          </table:table-cell>
          <table:table-cell office:value-type="float" office:value="55.8042" calcext:value-type="float">
            <text:p>55.8042</text:p>
          </table:table-cell>
          <table:table-cell office:value-type="float" office:value="68.3" calcext:value-type="float">
            <text:p>68.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umenskaya Oblast’</text:p>
          </table:table-cell>
          <table:table-cell/>
          <table:table-cell table:number-columns-repeated="2" office:value-type="float" office:value="5158" calcext:value-type="float">
            <text:p>5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yryanskoye</text:p>
          </table:table-cell>
          <table:table-cell office:value-type="float" office:value="56.8306" calcext:value-type="float">
            <text:p>56.8306</text:p>
          </table:table-cell>
          <table:table-cell office:value-type="float" office:value="86.6272" calcext:value-type="float">
            <text:p>86.62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5150" calcext:value-type="float">
            <text:p>51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yy Kholm</text:p>
          </table:table-cell>
          <table:table-cell office:value-type="float" office:value="58.05" calcext:value-type="float">
            <text:p>58.05</text:p>
          </table:table-cell>
          <table:table-cell office:value-type="float" office:value="37.0167" calcext:value-type="float">
            <text:p>37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5140" calcext:value-type="float">
            <text:p>51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nyshevskiy</text:p>
          </table:table-cell>
          <table:table-cell office:value-type="float" office:value="63.0128" calcext:value-type="float">
            <text:p>63.0128</text:p>
          </table:table-cell>
          <table:table-cell office:value-type="float" office:value="112.4714" calcext:value-type="float">
            <text:p>112.47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5137" calcext:value-type="float">
            <text:p>5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rinskoye</text:p>
          </table:table-cell>
          <table:table-cell office:value-type="float" office:value="54.3697" calcext:value-type="float">
            <text:p>54.3697</text:p>
          </table:table-cell>
          <table:table-cell office:value-type="float" office:value="92.1342" calcext:value-type="float">
            <text:p>92.13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5135" calcext:value-type="float">
            <text:p>5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deno</text:p>
          </table:table-cell>
          <table:table-cell office:value-type="float" office:value="42.9616" calcext:value-type="float">
            <text:p>42.9616</text:p>
          </table:table-cell>
          <table:table-cell office:value-type="float" office:value="46.1038" calcext:value-type="float">
            <text:p>46.103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5133" calcext:value-type="float">
            <text:p>5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sskiy Kameshkir</text:p>
          </table:table-cell>
          <table:table-cell office:value-type="float" office:value="52.8657" calcext:value-type="float">
            <text:p>52.8657</text:p>
          </table:table-cell>
          <table:table-cell office:value-type="float" office:value="46.0933" calcext:value-type="float">
            <text:p>46.09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5131" calcext:value-type="float">
            <text:p>5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khorshibir</text:p>
          </table:table-cell>
          <table:table-cell office:value-type="float" office:value="51.0473" calcext:value-type="float">
            <text:p>51.0473</text:p>
          </table:table-cell>
          <table:table-cell office:value-type="float" office:value="107.8236" calcext:value-type="float">
            <text:p>107.82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5128" calcext:value-type="float">
            <text:p>5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eya</text:p>
          </table:table-cell>
          <table:table-cell office:value-type="float" office:value="55.3333" calcext:value-type="float">
            <text:p>55.3333</text:p>
          </table:table-cell>
          <table:table-cell office:value-type="float" office:value="36.1833" calcext:value-type="float">
            <text:p>36.1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5123" calcext:value-type="float">
            <text:p>5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itrovsk-Orlovskiy</text:p>
          </table:table-cell>
          <table:table-cell office:value-type="float" office:value="52.505" calcext:value-type="float">
            <text:p>52.505</text:p>
          </table:table-cell>
          <table:table-cell office:value-type="float" office:value="35.1464" calcext:value-type="float">
            <text:p>35.14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lovskaya Oblast’</text:p>
          </table:table-cell>
          <table:table-cell/>
          <table:table-cell table:number-columns-repeated="2" office:value-type="float" office:value="5105" calcext:value-type="float">
            <text:p>5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ubim</text:p>
          </table:table-cell>
          <table:table-cell office:value-type="float" office:value="58.35" calcext:value-type="float">
            <text:p>58.35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roslavskaya Oblast’</text:p>
          </table:table-cell>
          <table:table-cell/>
          <table:table-cell table:number-columns-repeated="2" office:value-type="float" office:value="5076" calcext:value-type="float">
            <text:p>5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’shoye Boldino</text:p>
          </table:table-cell>
          <table:table-cell office:value-type="float" office:value="55.0039" calcext:value-type="float">
            <text:p>55.0039</text:p>
          </table:table-cell>
          <table:table-cell office:value-type="float" office:value="45.3097" calcext:value-type="float">
            <text:p>45.30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5074" calcext:value-type="float">
            <text:p>5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tukay</text:p>
          </table:table-cell>
          <table:table-cell office:value-type="float" office:value="45.1833" calcext:value-type="float">
            <text:p>45.1833</text:p>
          </table:table-cell>
          <table:table-cell office:value-type="float" office:value="39.6667" calcext:value-type="float">
            <text:p>39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5072" calcext:value-type="float">
            <text:p>5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nstantinovskoye</text:p>
          </table:table-cell>
          <table:table-cell office:value-type="float" office:value="45.2992" calcext:value-type="float">
            <text:p>45.2992</text:p>
          </table:table-cell>
          <table:table-cell office:value-type="float" office:value="42.6367" calcext:value-type="float">
            <text:p>42.63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5071" calcext:value-type="float">
            <text:p>50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snikovo</text:p>
          </table:table-cell>
          <table:table-cell office:value-type="float" office:value="55.2822" calcext:value-type="float">
            <text:p>55.2822</text:p>
          </table:table-cell>
          <table:table-cell office:value-type="float" office:value="65.3175" calcext:value-type="float">
            <text:p>65.31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ganskaya Oblast’</text:p>
          </table:table-cell>
          <table:table-cell/>
          <table:table-cell table:number-columns-repeated="2" office:value-type="float" office:value="5056" calcext:value-type="float">
            <text:p>5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kolo-Pavlovskoye</text:p>
          </table:table-cell>
          <table:table-cell office:value-type="float" office:value="57.8036" calcext:value-type="float">
            <text:p>57.8036</text:p>
          </table:table-cell>
          <table:table-cell office:value-type="float" office:value="60.0286" calcext:value-type="float">
            <text:p>60.02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5042" calcext:value-type="float">
            <text:p>5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t</text:p>
          </table:table-cell>
          <table:table-cell office:value-type="float" office:value="59.1423" calcext:value-type="float">
            <text:p>59.1423</text:p>
          </table:table-cell>
          <table:table-cell office:value-type="float" office:value="68.8888" calcext:value-type="float">
            <text:p>68.888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umenskaya Oblast’</text:p>
          </table:table-cell>
          <table:table-cell/>
          <table:table-cell table:number-columns-repeated="2" office:value-type="float" office:value="5031" calcext:value-type="float">
            <text:p>5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khloma</text:p>
          </table:table-cell>
          <table:table-cell office:value-type="float" office:value="58.75" calcext:value-type="float">
            <text:p>58.75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stromskaya Oblast’</text:p>
          </table:table-cell>
          <table:table-cell/>
          <table:table-cell table:number-columns-repeated="2" office:value-type="float" office:value="5015" calcext:value-type="float">
            <text:p>5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botki</text:p>
          </table:table-cell>
          <table:table-cell office:value-type="float" office:value="56.0436" calcext:value-type="float">
            <text:p>56.0436</text:p>
          </table:table-cell>
          <table:table-cell office:value-type="float" office:value="44.6033" calcext:value-type="float">
            <text:p>44.60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zya</text:p>
          </table:table-cell>
          <table:table-cell office:value-type="float" office:value="56.2347" calcext:value-type="float">
            <text:p>56.2347</text:p>
          </table:table-cell>
          <table:table-cell office:value-type="float" office:value="54.385" calcext:value-type="float">
            <text:p>54.3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4993" calcext:value-type="float">
            <text:p>49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renovoye</text:p>
          </table:table-cell>
          <table:table-cell office:value-type="float" office:value="51.12" calcext:value-type="float">
            <text:p>51.12</text:p>
          </table:table-cell>
          <table:table-cell office:value-type="float" office:value="40.2867" calcext:value-type="float">
            <text:p>40.28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4983" calcext:value-type="float">
            <text:p>4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garka</text:p>
          </table:table-cell>
          <table:table-cell office:value-type="float" office:value="67.4667" calcext:value-type="float">
            <text:p>67.4667</text:p>
          </table:table-cell>
          <table:table-cell office:value-type="float" office:value="86.5667" calcext:value-type="float">
            <text:p>86.5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4975" calcext:value-type="float">
            <text:p>4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zhener</text:p>
          </table:table-cell>
          <table:table-cell office:value-type="float" office:value="56.8167" calcext:value-type="float">
            <text:p>56.8167</text:p>
          </table:table-cell>
          <table:table-cell office:value-type="float" office:value="48.9167" calcext:value-type="float">
            <text:p>48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ariy-El</text:p>
          </table:table-cell>
          <table:table-cell/>
          <table:table-cell table:number-columns-repeated="2" office:value-type="float" office:value="4961" calcext:value-type="float">
            <text:p>4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edniy Ikorets</text:p>
          </table:table-cell>
          <table:table-cell office:value-type="float" office:value="51.0736" calcext:value-type="float">
            <text:p>51.0736</text:p>
          </table:table-cell>
          <table:table-cell office:value-type="float" office:value="39.7533" calcext:value-type="float">
            <text:p>39.75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4946" calcext:value-type="float">
            <text:p>4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seloyarsk</text:p>
          </table:table-cell>
          <table:table-cell office:value-type="float" office:value="51.2874" calcext:value-type="float">
            <text:p>51.2874</text:p>
          </table:table-cell>
          <table:table-cell office:value-type="float" office:value="81.107" calcext:value-type="float">
            <text:p>81.10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4940" calcext:value-type="float">
            <text:p>49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Kamchatsk</text:p>
          </table:table-cell>
          <table:table-cell office:value-type="float" office:value="56.2135" calcext:value-type="float">
            <text:p>56.2135</text:p>
          </table:table-cell>
          <table:table-cell office:value-type="float" office:value="162.435" calcext:value-type="float">
            <text:p>162.4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mchatskiy Kray</text:p>
          </table:table-cell>
          <table:table-cell/>
          <table:table-cell table:number-columns-repeated="2" office:value-type="float" office:value="4939" calcext:value-type="float">
            <text:p>49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khangel’skoye</text:p>
          </table:table-cell>
          <table:table-cell office:value-type="float" office:value="44.6186" calcext:value-type="float">
            <text:p>44.6186</text:p>
          </table:table-cell>
          <table:table-cell office:value-type="float" office:value="44.0931" calcext:value-type="float">
            <text:p>44.09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4935" calcext:value-type="float">
            <text:p>49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mamatyurt</text:p>
          </table:table-cell>
          <table:table-cell office:value-type="float" office:value="43.6078" calcext:value-type="float">
            <text:p>43.6078</text:p>
          </table:table-cell>
          <table:table-cell office:value-type="float" office:value="46.5044" calcext:value-type="float">
            <text:p>46.50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4923" calcext:value-type="float">
            <text:p>49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oyaz</text:p>
          </table:table-cell>
          <table:table-cell office:value-type="float" office:value="55.1825" calcext:value-type="float">
            <text:p>55.1825</text:p>
          </table:table-cell>
          <table:table-cell office:value-type="float" office:value="58.1656" calcext:value-type="float">
            <text:p>58.16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4914" calcext:value-type="float">
            <text:p>4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ami-Yurt</text:p>
          </table:table-cell>
          <table:table-cell office:value-type="float" office:value="43.2264" calcext:value-type="float">
            <text:p>43.2264</text:p>
          </table:table-cell>
          <table:table-cell office:value-type="float" office:value="45.3919" calcext:value-type="float">
            <text:p>45.39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4908" calcext:value-type="float">
            <text:p>4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shpek</text:p>
          </table:table-cell>
          <table:table-cell office:value-type="float" office:value="43.6597" calcext:value-type="float">
            <text:p>43.6597</text:p>
          </table:table-cell>
          <table:table-cell office:value-type="float" office:value="43.64" calcext:value-type="float">
            <text:p>43.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4901" calcext:value-type="float">
            <text:p>49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yzyl-Mazhalyk</text:p>
          </table:table-cell>
          <table:table-cell office:value-type="float" office:value="51.1458" calcext:value-type="float">
            <text:p>51.1458</text:p>
          </table:table-cell>
          <table:table-cell office:value-type="float" office:value="90.5808" calcext:value-type="float">
            <text:p>90.58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4896" calcext:value-type="float">
            <text:p>4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dinsk</text:p>
          </table:table-cell>
          <table:table-cell office:value-type="float" office:value="53.6917" calcext:value-type="float">
            <text:p>53.6917</text:p>
          </table:table-cell>
          <table:table-cell office:value-type="float" office:value="43.05" calcext:value-type="float">
            <text:p>43.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4891" calcext:value-type="float">
            <text:p>48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an</text:p>
          </table:table-cell>
          <table:table-cell office:value-type="float" office:value="52.15" calcext:value-type="float">
            <text:p>52.15</text:p>
          </table:table-cell>
          <table:table-cell office:value-type="float" office:value="93.9167" calcext:value-type="float">
            <text:p>93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4879" calcext:value-type="float">
            <text:p>4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Tsil’ma</text:p>
          </table:table-cell>
          <table:table-cell office:value-type="float" office:value="65.4339" calcext:value-type="float">
            <text:p>65.4339</text:p>
          </table:table-cell>
          <table:table-cell office:value-type="float" office:value="52.1508" calcext:value-type="float">
            <text:p>52.15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table:number-columns-repeated="2" office:value-type="float" office:value="4877" calcext:value-type="float">
            <text:p>48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godatnoye</text:p>
          </table:table-cell>
          <table:table-cell office:value-type="float" office:value="45.3967" calcext:value-type="float">
            <text:p>45.3967</text:p>
          </table:table-cell>
          <table:table-cell office:value-type="float" office:value="42.5772" calcext:value-type="float">
            <text:p>42.57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4869" calcext:value-type="float">
            <text:p>4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’shaya Sosnova</text:p>
          </table:table-cell>
          <table:table-cell office:value-type="float" office:value="57.6734" calcext:value-type="float">
            <text:p>57.6734</text:p>
          </table:table-cell>
          <table:table-cell office:value-type="float" office:value="54.6018" calcext:value-type="float">
            <text:p>54.601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4864" calcext:value-type="float">
            <text:p>4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zdol’noye</text:p>
          </table:table-cell>
          <table:table-cell office:value-type="float" office:value="55.0672" calcext:value-type="float">
            <text:p>55.0672</text:p>
          </table:table-cell>
          <table:table-cell office:value-type="float" office:value="83.2407" calcext:value-type="float">
            <text:p>83.240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4861" calcext:value-type="float">
            <text:p>4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patovo</text:p>
          </table:table-cell>
          <table:table-cell office:value-type="float" office:value="43.7028" calcext:value-type="float">
            <text:p>43.7028</text:p>
          </table:table-cell>
          <table:table-cell office:value-type="float" office:value="45.2417" calcext:value-type="float">
            <text:p>45.24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4861" calcext:value-type="float">
            <text:p>4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bel’skiy</text:p>
          </table:table-cell>
          <table:table-cell office:value-type="float" office:value="54.375" calcext:value-type="float">
            <text:p>54.375</text:p>
          </table:table-cell>
          <table:table-cell office:value-type="float" office:value="56.45" calcext:value-type="float">
            <text:p>56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4859" calcext:value-type="float">
            <text:p>48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kpak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94.6333" calcext:value-type="float">
            <text:p>94.6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4839" calcext:value-type="float">
            <text:p>4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ëzovka</text:p>
          </table:table-cell>
          <table:table-cell office:value-type="float" office:value="53.4242" calcext:value-type="float">
            <text:p>53.4242</text:p>
          </table:table-cell>
          <table:table-cell office:value-type="float" office:value="84.0586" calcext:value-type="float">
            <text:p>84.05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4836" calcext:value-type="float">
            <text:p>48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Charyshskaya Pristan’</text:p>
          </table:table-cell>
          <table:table-cell office:value-type="float" office:value="52.4" calcext:value-type="float">
            <text:p>52.4</text:p>
          </table:table-cell>
          <table:table-cell office:value-type="float" office:value="83.65" calcext:value-type="float">
            <text:p>83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4809" calcext:value-type="float">
            <text:p>4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Ishim</text:p>
          </table:table-cell>
          <table:table-cell office:value-type="float" office:value="57.6944" calcext:value-type="float">
            <text:p>57.6944</text:p>
          </table:table-cell>
          <table:table-cell office:value-type="float" office:value="71.1708" calcext:value-type="float">
            <text:p>71.17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4802" calcext:value-type="float">
            <text:p>4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mizonskoye</text:p>
          </table:table-cell>
          <table:table-cell office:value-type="float" office:value="55.9461" calcext:value-type="float">
            <text:p>55.9461</text:p>
          </table:table-cell>
          <table:table-cell office:value-type="float" office:value="67.6736" calcext:value-type="float">
            <text:p>67.67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umenskaya Oblast’</text:p>
          </table:table-cell>
          <table:table-cell/>
          <table:table-cell table:number-columns-repeated="2" office:value-type="float" office:value="4776" calcext:value-type="float">
            <text:p>4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ukhansk</text:p>
          </table:table-cell>
          <table:table-cell office:value-type="float" office:value="65.7931" calcext:value-type="float">
            <text:p>65.7931</text:p>
          </table:table-cell>
          <table:table-cell office:value-type="float" office:value="87.9622" calcext:value-type="float">
            <text:p>87.96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4774" calcext:value-type="float">
            <text:p>4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kino</text:p>
          </table:table-cell>
          <table:table-cell office:value-type="float" office:value="53.1542" calcext:value-type="float">
            <text:p>53.1542</text:p>
          </table:table-cell>
          <table:table-cell office:value-type="float" office:value="34.1208" calcext:value-type="float">
            <text:p>34.12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4773" calcext:value-type="float">
            <text:p>4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nkursk</text:p>
          </table:table-cell>
          <table:table-cell office:value-type="float" office:value="62.1" calcext:value-type="float">
            <text:p>62.1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4772" calcext:value-type="float">
            <text:p>4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shukonskoye</text:p>
          </table:table-cell>
          <table:table-cell office:value-type="float" office:value="64.9" calcext:value-type="float">
            <text:p>64.9</text:p>
          </table:table-cell>
          <table:table-cell office:value-type="float" office:value="45.7667" calcext:value-type="float">
            <text:p>45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4760" calcext:value-type="float">
            <text:p>47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suman</text:p>
          </table:table-cell>
          <table:table-cell office:value-type="float" office:value="62.7808" calcext:value-type="float">
            <text:p>62.7808</text:p>
          </table:table-cell>
          <table:table-cell office:value-type="float" office:value="148.1539" calcext:value-type="float">
            <text:p>148.15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agadanskaya Oblast’</text:p>
          </table:table-cell>
          <table:table-cell/>
          <table:table-cell table:number-columns-repeated="2" office:value-type="float" office:value="4760" calcext:value-type="float">
            <text:p>47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yskoye</text:p>
          </table:table-cell>
          <table:table-cell office:value-type="float" office:value="43.4744" calcext:value-type="float">
            <text:p>43.4744</text:p>
          </table:table-cell>
          <table:table-cell office:value-type="float" office:value="44.1639" calcext:value-type="float">
            <text:p>44.16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4758" calcext:value-type="float">
            <text:p>4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androvka</text:p>
          </table:table-cell>
          <table:table-cell office:value-type="float" office:value="46.7831" calcext:value-type="float">
            <text:p>46.7831</text:p>
          </table:table-cell>
          <table:table-cell office:value-type="float" office:value="38.9986" calcext:value-type="float">
            <text:p>38.99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4744" calcext:value-type="float">
            <text:p>4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gdarin</text:p>
          </table:table-cell>
          <table:table-cell office:value-type="float" office:value="54.4444" calcext:value-type="float">
            <text:p>54.4444</text:p>
          </table:table-cell>
          <table:table-cell office:value-type="float" office:value="113.5872" calcext:value-type="float">
            <text:p>113.58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4735" calcext:value-type="float">
            <text:p>4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aya Vichuga</text:p>
          </table:table-cell>
          <table:table-cell office:value-type="float" office:value="57.2683" calcext:value-type="float">
            <text:p>57.2683</text:p>
          </table:table-cell>
          <table:table-cell office:value-type="float" office:value="41.8786" calcext:value-type="float">
            <text:p>41.87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4729" calcext:value-type="float">
            <text:p>4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il’insk</text:p>
          </table:table-cell>
          <table:table-cell office:value-type="float" office:value="51.6822" calcext:value-type="float">
            <text:p>51.6822</text:p>
          </table:table-cell>
          <table:table-cell office:value-type="float" office:value="108.7103" calcext:value-type="float">
            <text:p>108.71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4700" calcext:value-type="float">
            <text:p>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kusha</text:p>
          </table:table-cell>
          <table:table-cell office:value-type="float" office:value="42.2781" calcext:value-type="float">
            <text:p>42.2781</text:p>
          </table:table-cell>
          <table:table-cell office:value-type="float" office:value="47.3389" calcext:value-type="float">
            <text:p>47.33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4697" calcext:value-type="float">
            <text:p>4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dyn</text:p>
          </table:table-cell>
          <table:table-cell office:value-type="float" office:value="60.4" calcext:value-type="float">
            <text:p>60.4</text:p>
          </table:table-cell>
          <table:table-cell office:value-type="float" office:value="56.4833" calcext:value-type="float">
            <text:p>56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4687" calcext:value-type="float">
            <text:p>4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az’ma-Bryanskaya</text:p>
          </table:table-cell>
          <table:table-cell office:value-type="float" office:value="55.1811" calcext:value-type="float">
            <text:p>55.1811</text:p>
          </table:table-cell>
          <table:table-cell office:value-type="float" office:value="34.3311" calcext:value-type="float">
            <text:p>34.33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4684" calcext:value-type="float">
            <text:p>46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sskoye</text:p>
          </table:table-cell>
          <table:table-cell office:value-type="float" office:value="43.8394" calcext:value-type="float">
            <text:p>43.8394</text:p>
          </table:table-cell>
          <table:table-cell office:value-type="float" office:value="44.5661" calcext:value-type="float">
            <text:p>44.56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4681" calcext:value-type="float">
            <text:p>4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grad</text:p>
          </table:table-cell>
          <table:table-cell office:value-type="float" office:value="54.2297" calcext:value-type="float">
            <text:p>54.2297</text:p>
          </table:table-cell>
          <table:table-cell office:value-type="float" office:value="90.8297" calcext:value-type="float">
            <text:p>90.82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kasiya</text:p>
          </table:table-cell>
          <table:table-cell/>
          <table:table-cell table:number-columns-repeated="2" office:value-type="float" office:value="4670" calcext:value-type="float">
            <text:p>46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pogory</text:p>
          </table:table-cell>
          <table:table-cell office:value-type="float" office:value="64.0006" calcext:value-type="float">
            <text:p>64.0006</text:p>
          </table:table-cell>
          <table:table-cell office:value-type="float" office:value="44.445" calcext:value-type="float">
            <text:p>44.4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4667" calcext:value-type="float">
            <text:p>4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va</text:p>
          </table:table-cell>
          <table:table-cell office:value-type="float" office:value="58.3758" calcext:value-type="float">
            <text:p>58.3758</text:p>
          </table:table-cell>
          <table:table-cell office:value-type="float" office:value="54.3783" calcext:value-type="float">
            <text:p>54.37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4659" calcext:value-type="float">
            <text:p>4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gar</text:p>
          </table:table-cell>
          <table:table-cell office:value-type="float" office:value="63.9241" calcext:value-type="float">
            <text:p>63.9241</text:p>
          </table:table-cell>
          <table:table-cell office:value-type="float" office:value="127.4739" calcext:value-type="float">
            <text:p>127.47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4633" calcext:value-type="float">
            <text:p>4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emnoye</text:p>
          </table:table-cell>
          <table:table-cell office:value-type="float" office:value="53.1683" calcext:value-type="float">
            <text:p>53.1683</text:p>
          </table:table-cell>
          <table:table-cell office:value-type="float" office:value="83.215" calcext:value-type="float">
            <text:p>83.2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4624" calcext:value-type="float">
            <text:p>4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tanga</text:p>
          </table:table-cell>
          <table:table-cell office:value-type="float" office:value="71.9833" calcext:value-type="float">
            <text:p>71.9833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4622" calcext:value-type="float">
            <text:p>4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osubkhangulovo</text:p>
          </table:table-cell>
          <table:table-cell office:value-type="float" office:value="53.1" calcext:value-type="float">
            <text:p>53.1</text:p>
          </table:table-cell>
          <table:table-cell office:value-type="float" office:value="57.4333" calcext:value-type="float">
            <text:p>57.4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4609" calcext:value-type="float">
            <text:p>46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oaleyskoye</text:p>
          </table:table-cell>
          <table:table-cell office:value-type="float" office:value="51.0061" calcext:value-type="float">
            <text:p>51.006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4604" calcext:value-type="float">
            <text:p>4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salta</text:p>
          </table:table-cell>
          <table:table-cell office:value-type="float" office:value="42.7" calcext:value-type="float">
            <text:p>42.7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4598" calcext:value-type="float">
            <text:p>4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man</text:p>
          </table:table-cell>
          <table:table-cell office:value-type="float" office:value="54.8733" calcext:value-type="float">
            <text:p>54.8733</text:p>
          </table:table-cell>
          <table:table-cell office:value-type="float" office:value="56.8675" calcext:value-type="float">
            <text:p>56.86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4590" calcext:value-type="float">
            <text:p>45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mlya</text:p>
          </table:table-cell>
          <table:table-cell office:value-type="float" office:value="54.6944" calcext:value-type="float">
            <text:p>54.6944</text:p>
          </table:table-cell>
          <table:table-cell office:value-type="float" office:value="45.2314" calcext:value-type="float">
            <text:p>45.23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rdoviya</text:p>
          </table:table-cell>
          <table:table-cell/>
          <table:table-cell table:number-columns-repeated="2" office:value-type="float" office:value="4571" calcext:value-type="float">
            <text:p>4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uban</text:p>
          </table:table-cell>
          <table:table-cell office:value-type="float" office:value="59.35" calcext:value-type="float">
            <text:p>59.3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4566" calcext:value-type="float">
            <text:p>4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maguzino</text:p>
          </table:table-cell>
          <table:table-cell office:value-type="float" office:value="52.9042" calcext:value-type="float">
            <text:p>52.9042</text:p>
          </table:table-cell>
          <table:table-cell office:value-type="float" office:value="56.3933" calcext:value-type="float">
            <text:p>56.39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4564" calcext:value-type="float">
            <text:p>4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ribay</text:p>
          </table:table-cell>
          <table:table-cell office:value-type="float" office:value="51.9617" calcext:value-type="float">
            <text:p>51.9617</text:p>
          </table:table-cell>
          <table:table-cell office:value-type="float" office:value="58.1592" calcext:value-type="float">
            <text:p>58.15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4553" calcext:value-type="float">
            <text:p>4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yy Redant</text:p>
          </table:table-cell>
          <table:table-cell office:value-type="float" office:value="43.4708" calcext:value-type="float">
            <text:p>43.4708</text:p>
          </table:table-cell>
          <table:table-cell office:value-type="float" office:value="44.8014" calcext:value-type="float">
            <text:p>44.80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gushetiya</text:p>
          </table:table-cell>
          <table:table-cell/>
          <table:table-cell table:number-columns-repeated="2" office:value-type="float" office:value="4549" calcext:value-type="float">
            <text:p>4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rginskoye</text:p>
          </table:table-cell>
          <table:table-cell office:value-type="float" office:value="56.8189" calcext:value-type="float">
            <text:p>56.8189</text:p>
          </table:table-cell>
          <table:table-cell office:value-type="float" office:value="67.3921" calcext:value-type="float">
            <text:p>67.392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umenskaya Oblast’</text:p>
          </table:table-cell>
          <table:table-cell/>
          <table:table-cell table:number-columns-repeated="2" office:value-type="float" office:value="4546" calcext:value-type="float">
            <text:p>4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Kan</text:p>
          </table:table-cell>
          <table:table-cell office:value-type="float" office:value="50.9275" calcext:value-type="float">
            <text:p>50.9275</text:p>
          </table:table-cell>
          <table:table-cell office:value-type="float" office:value="84.7611" calcext:value-type="float">
            <text:p>84.76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</text:p>
          </table:table-cell>
          <table:table-cell/>
          <table:table-cell table:number-columns-repeated="2" office:value-type="float" office:value="4542" calcext:value-type="float">
            <text:p>4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khchar</text:p>
          </table:table-cell>
          <table:table-cell office:value-type="float" office:value="43.2215" calcext:value-type="float">
            <text:p>43.2215</text:p>
          </table:table-cell>
          <table:table-cell office:value-type="float" office:value="46.4098" calcext:value-type="float">
            <text:p>46.409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4537" calcext:value-type="float">
            <text:p>45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vedenskoye</text:p>
          </table:table-cell>
          <table:table-cell office:value-type="float" office:value="55.4742" calcext:value-type="float">
            <text:p>55.4742</text:p>
          </table:table-cell>
          <table:table-cell office:value-type="float" office:value="65.0844" calcext:value-type="float">
            <text:p>65.08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ganskaya Oblast’</text:p>
          </table:table-cell>
          <table:table-cell/>
          <table:table-cell table:number-columns-repeated="2" office:value-type="float" office:value="4537" calcext:value-type="float">
            <text:p>45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a</text:p>
          </table:table-cell>
          <table:table-cell office:value-type="float" office:value="53.4" calcext:value-type="float">
            <text:p>53.4</text:p>
          </table:table-cell>
          <table:table-cell office:value-type="float" office:value="103.8833" calcext:value-type="float">
            <text:p>103.8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4536" calcext:value-type="float">
            <text:p>4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dnikov</text:p>
          </table:table-cell>
          <table:table-cell office:value-type="float" office:value="59.5" calcext:value-type="float">
            <text:p>59.5</text:p>
          </table:table-cell>
          <table:table-cell office:value-type="float" office:value="40.3333" calcext:value-type="float">
            <text:p>40.3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4531" calcext:value-type="float">
            <text:p>4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butli-Miatli</text:p>
          </table:table-cell>
          <table:table-cell office:value-type="float" office:value="43.1989" calcext:value-type="float">
            <text:p>43.1989</text:p>
          </table:table-cell>
          <table:table-cell office:value-type="float" office:value="46.8125" calcext:value-type="float">
            <text:p>46.81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4529" calcext:value-type="float">
            <text:p>45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bushkin</text:p>
          </table:table-cell>
          <table:table-cell office:value-type="float" office:value="51.7167" calcext:value-type="float">
            <text:p>51.7167</text:p>
          </table:table-cell>
          <table:table-cell office:value-type="float" office:value="105.8667" calcext:value-type="float">
            <text:p>105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4513" calcext:value-type="float">
            <text:p>4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iy Uslon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48.9833" calcext:value-type="float">
            <text:p>48.9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4499" calcext:value-type="float">
            <text:p>44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rtunay</text:p>
          </table:table-cell>
          <table:table-cell office:value-type="float" office:value="42.9907" calcext:value-type="float">
            <text:p>42.9907</text:p>
          </table:table-cell>
          <table:table-cell office:value-type="float" office:value="46.6314" calcext:value-type="float">
            <text:p>46.63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4484" calcext:value-type="float">
            <text:p>44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bstovo</text:p>
          </table:table-cell>
          <table:table-cell office:value-type="float" office:value="48.1175" calcext:value-type="float">
            <text:p>48.1175</text:p>
          </table:table-cell>
          <table:table-cell office:value-type="float" office:value="132.4817" calcext:value-type="float">
            <text:p>132.48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evreyskaya Avtonomnaya Oblast’</text:p>
          </table:table-cell>
          <table:table-cell/>
          <table:table-cell table:number-columns-repeated="2" office:value-type="float" office:value="4465" calcext:value-type="float">
            <text:p>4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uchino</text:p>
          </table:table-cell>
          <table:table-cell office:value-type="float" office:value="43.9567" calcext:value-type="float">
            <text:p>43.9567</text:p>
          </table:table-cell>
          <table:table-cell office:value-type="float" office:value="133.0594" calcext:value-type="float">
            <text:p>133.05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4462" calcext:value-type="float">
            <text:p>4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manzhelinka</text:p>
          </table:table-cell>
          <table:table-cell office:value-type="float" office:value="54.8011" calcext:value-type="float">
            <text:p>54.8011</text:p>
          </table:table-cell>
          <table:table-cell office:value-type="float" office:value="61.2989" calcext:value-type="float">
            <text:p>61.29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4453" calcext:value-type="float">
            <text:p>4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lkhoy-Mokhk</text:p>
          </table:table-cell>
          <table:table-cell office:value-type="float" office:value="43.1053" calcext:value-type="float">
            <text:p>43.1053</text:p>
          </table:table-cell>
          <table:table-cell office:value-type="float" office:value="46.1906" calcext:value-type="float">
            <text:p>46.19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4452" calcext:value-type="float">
            <text:p>4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nikolsk</text:p>
          </table:table-cell>
          <table:table-cell office:value-type="float" office:value="43.8563" calcext:value-type="float">
            <text:p>43.8563</text:p>
          </table:table-cell>
          <table:table-cell office:value-type="float" office:value="131.859" calcext:value-type="float">
            <text:p>131.85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4449" calcext:value-type="float">
            <text:p>44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inishchevo</text:p>
          </table:table-cell>
          <table:table-cell office:value-type="float" office:value="53.3042" calcext:value-type="float">
            <text:p>53.3042</text:p>
          </table:table-cell>
          <table:table-cell office:value-type="float" office:value="34.0722" calcext:value-type="float">
            <text:p>34.07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4444" calcext:value-type="float">
            <text:p>4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rensk</text:p>
          </table:table-cell>
          <table:table-cell office:value-type="float" office:value="62.1667" calcext:value-type="float">
            <text:p>62.1667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4441" calcext:value-type="float">
            <text:p>44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tnyaya Stavka</text:p>
          </table:table-cell>
          <table:table-cell office:value-type="float" office:value="45.4277" calcext:value-type="float">
            <text:p>45.4277</text:p>
          </table:table-cell>
          <table:table-cell office:value-type="float" office:value="43.4441" calcext:value-type="float">
            <text:p>43.444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4437" calcext:value-type="float">
            <text:p>4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Koksa</text:p>
          </table:table-cell>
          <table:table-cell office:value-type="float" office:value="50.2697" calcext:value-type="float">
            <text:p>50.2697</text:p>
          </table:table-cell>
          <table:table-cell office:value-type="float" office:value="85.6108" calcext:value-type="float">
            <text:p>85.61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</text:p>
          </table:table-cell>
          <table:table-cell/>
          <table:table-cell table:number-columns-repeated="2" office:value-type="float" office:value="4437" calcext:value-type="float">
            <text:p>4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rlyanskiy</text:p>
          </table:table-cell>
          <table:table-cell office:value-type="float" office:value="54.2108" calcext:value-type="float">
            <text:p>54.2108</text:p>
          </table:table-cell>
          <table:table-cell office:value-type="float" office:value="58.5806" calcext:value-type="float">
            <text:p>58.58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4427" calcext:value-type="float">
            <text:p>4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vernoye</text:p>
          </table:table-cell>
          <table:table-cell office:value-type="float" office:value="54.0917" calcext:value-type="float">
            <text:p>54.0917</text:p>
          </table:table-cell>
          <table:table-cell office:value-type="float" office:value="52.5428" calcext:value-type="float">
            <text:p>52.54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4424" calcext:value-type="float">
            <text:p>4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tasy</text:p>
          </table:table-cell>
          <table:table-cell office:value-type="float" office:value="55.9694" calcext:value-type="float">
            <text:p>55.9694</text:p>
          </table:table-cell>
          <table:table-cell office:value-type="float" office:value="54.7992" calcext:value-type="float">
            <text:p>54.79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4418" calcext:value-type="float">
            <text:p>44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khuny</text:p>
          </table:table-cell>
          <table:table-cell office:value-type="float" office:value="47.9864" calcext:value-type="float">
            <text:p>47.9864</text:p>
          </table:table-cell>
          <table:table-cell office:value-type="float" office:value="46.42" calcext:value-type="float">
            <text:p>46.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4418" calcext:value-type="float">
            <text:p>44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ryg-Sep</text:p>
          </table:table-cell>
          <table:table-cell office:value-type="float" office:value="51.4936" calcext:value-type="float">
            <text:p>51.4936</text:p>
          </table:table-cell>
          <table:table-cell office:value-type="float" office:value="95.5597" calcext:value-type="float">
            <text:p>95.55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4417" calcext:value-type="float">
            <text:p>4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tsmiyurt</text:p>
          </table:table-cell>
          <table:table-cell office:value-type="float" office:value="43.5344" calcext:value-type="float">
            <text:p>43.5344</text:p>
          </table:table-cell>
          <table:table-cell office:value-type="float" office:value="46.4683" calcext:value-type="float">
            <text:p>46.46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4400" calcext:value-type="float">
            <text:p>4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dgorodnyaya Pokrovka</text:p>
          </table:table-cell>
          <table:table-cell office:value-type="float" office:value="51.8281" calcext:value-type="float">
            <text:p>51.8281</text:p>
          </table:table-cell>
          <table:table-cell office:value-type="float" office:value="54.9875" calcext:value-type="float">
            <text:p>54.98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4394" calcext:value-type="float">
            <text:p>4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gur-Aksy</text:p>
          </table:table-cell>
          <table:table-cell office:value-type="float" office:value="50.3807" calcext:value-type="float">
            <text:p>50.3807</text:p>
          </table:table-cell>
          <table:table-cell office:value-type="float" office:value="90.4374" calcext:value-type="float">
            <text:p>90.437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4375" calcext:value-type="float">
            <text:p>43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dreno</text:p>
          </table:table-cell>
          <table:table-cell office:value-type="float" office:value="51.4833" calcext:value-type="float">
            <text:p>51.4833</text:p>
          </table:table-cell>
          <table:table-cell office:value-type="float" office:value="104.6" calcext:value-type="float">
            <text:p>104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4374" calcext:value-type="float">
            <text:p>4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ukh</text:p>
          </table:table-cell>
          <table:table-cell office:value-type="float" office:value="43.2756" calcext:value-type="float">
            <text:p>43.2756</text:p>
          </table:table-cell>
          <table:table-cell office:value-type="float" office:value="44.03" calcext:value-type="float">
            <text:p>44.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4373" calcext:value-type="float">
            <text:p>4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rshampenuaz</text:p>
          </table:table-cell>
          <table:table-cell office:value-type="float" office:value="53.5167" calcext:value-type="float">
            <text:p>53.5167</text:p>
          </table:table-cell>
          <table:table-cell office:value-type="float" office:value="59.8" calcext:value-type="float">
            <text:p>59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4368" calcext:value-type="float">
            <text:p>4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mëtovo</text:p>
          </table:table-cell>
          <table:table-cell office:value-type="float" office:value="56.5276" calcext:value-type="float">
            <text:p>56.5276</text:p>
          </table:table-cell>
          <table:table-cell office:value-type="float" office:value="38.0752" calcext:value-type="float">
            <text:p>38.075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4362" calcext:value-type="float">
            <text:p>43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kon-Khalk</text:p>
          </table:table-cell>
          <table:table-cell office:value-type="float" office:value="44.31" calcext:value-type="float">
            <text:p>44.31</text:p>
          </table:table-cell>
          <table:table-cell office:value-type="float" office:value="41.9158" calcext:value-type="float">
            <text:p>41.91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4353" calcext:value-type="float">
            <text:p>4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itriyevka</text:p>
          </table:table-cell>
          <table:table-cell office:value-type="float" office:value="54.8133" calcext:value-type="float">
            <text:p>54.8133</text:p>
          </table:table-cell>
          <table:table-cell office:value-type="float" office:value="55.8" calcext:value-type="float">
            <text:p>55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4351" calcext:value-type="float">
            <text:p>4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oneshnoye</text:p>
          </table:table-cell>
          <table:table-cell office:value-type="float" office:value="51.6586" calcext:value-type="float">
            <text:p>51.6586</text:p>
          </table:table-cell>
          <table:table-cell office:value-type="float" office:value="84.318" calcext:value-type="float">
            <text:p>84.31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4349" calcext:value-type="float">
            <text:p>4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ikhino</text:p>
          </table:table-cell>
          <table:table-cell office:value-type="float" office:value="50.3689" calcext:value-type="float">
            <text:p>50.3689</text:p>
          </table:table-cell>
          <table:table-cell office:value-type="float" office:value="137.5044" calcext:value-type="float">
            <text:p>137.50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table:number-columns-repeated="2" office:value-type="float" office:value="4349" calcext:value-type="float">
            <text:p>4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olmogory</text:p>
          </table:table-cell>
          <table:table-cell office:value-type="float" office:value="64.225" calcext:value-type="float">
            <text:p>64.225</text:p>
          </table:table-cell>
          <table:table-cell office:value-type="float" office:value="41.65" calcext:value-type="float">
            <text:p>41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4343" calcext:value-type="float">
            <text:p>4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s-Demensk</text:p>
          </table:table-cell>
          <table:table-cell office:value-type="float" office:value="54.4167" calcext:value-type="float">
            <text:p>54.4167</text:p>
          </table:table-cell>
          <table:table-cell office:value-type="float" office:value="34.0333" calcext:value-type="float">
            <text:p>34.0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4342" calcext:value-type="float">
            <text:p>43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zer</text:p>
          </table:table-cell>
          <table:table-cell office:value-type="float" office:value="54.2167" calcext:value-type="float">
            <text:p>54.2167</text:p>
          </table:table-cell>
          <table:table-cell office:value-type="float" office:value="57.5556" calcext:value-type="float">
            <text:p>57.55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4329" calcext:value-type="float">
            <text:p>4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rbagatay</text:p>
          </table:table-cell>
          <table:table-cell office:value-type="float" office:value="51.4806" calcext:value-type="float">
            <text:p>51.4806</text:p>
          </table:table-cell>
          <table:table-cell office:value-type="float" office:value="107.3597" calcext:value-type="float">
            <text:p>107.35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4308" calcext:value-type="float">
            <text:p>4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ëdorovka</text:p>
          </table:table-cell>
          <table:table-cell office:value-type="float" office:value="53.1788" calcext:value-type="float">
            <text:p>53.1788</text:p>
          </table:table-cell>
          <table:table-cell office:value-type="float" office:value="55.1859" calcext:value-type="float">
            <text:p>55.185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4306" calcext:value-type="float">
            <text:p>43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inskoye</text:p>
          </table:table-cell>
          <table:table-cell office:value-type="float" office:value="56.8814" calcext:value-type="float">
            <text:p>56.8814</text:p>
          </table:table-cell>
          <table:table-cell office:value-type="float" office:value="56.5803" calcext:value-type="float">
            <text:p>56.58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4304" calcext:value-type="float">
            <text:p>4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inkay</text:p>
          </table:table-cell>
          <table:table-cell office:value-type="float" office:value="43.5625" calcext:value-type="float">
            <text:p>43.5625</text:p>
          </table:table-cell>
          <table:table-cell office:value-type="float" office:value="43.45" calcext:value-type="float">
            <text:p>43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4303" calcext:value-type="float">
            <text:p>43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gorskoye</text:p>
          </table:table-cell>
          <table:table-cell office:value-type="float" office:value="57.7069" calcext:value-type="float">
            <text:p>57.7069</text:p>
          </table:table-cell>
          <table:table-cell office:value-type="float" office:value="52.4969" calcext:value-type="float">
            <text:p>52.49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4302" calcext:value-type="float">
            <text:p>43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mursha</text:p>
          </table:table-cell>
          <table:table-cell office:value-type="float" office:value="54.8867" calcext:value-type="float">
            <text:p>54.8867</text:p>
          </table:table-cell>
          <table:table-cell office:value-type="float" office:value="47.5189" calcext:value-type="float">
            <text:p>47.51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4297" calcext:value-type="float">
            <text:p>4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aya Gorka</text:p>
          </table:table-cell>
          <table:table-cell office:value-type="float" office:value="55.1961" calcext:value-type="float">
            <text:p>55.1961</text:p>
          </table:table-cell>
          <table:table-cell office:value-type="float" office:value="56.6672" calcext:value-type="float">
            <text:p>56.66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4280" calcext:value-type="float">
            <text:p>4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enki</text:p>
          </table:table-cell>
          <table:table-cell office:value-type="float" office:value="44.0728" calcext:value-type="float">
            <text:p>44.0728</text:p>
          </table:table-cell>
          <table:table-cell office:value-type="float" office:value="131.7886" calcext:value-type="float">
            <text:p>131.78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4279" calcext:value-type="float">
            <text:p>42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dovskaya Balka</text:p>
          </table:table-cell>
          <table:table-cell office:value-type="float" office:value="45.6281" calcext:value-type="float">
            <text:p>45.6281</text:p>
          </table:table-cell>
          <table:table-cell office:value-type="float" office:value="41.3942" calcext:value-type="float">
            <text:p>41.39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4279" calcext:value-type="float">
            <text:p>42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armeyskoye</text:p>
          </table:table-cell>
          <table:table-cell office:value-type="float" office:value="55.7672" calcext:value-type="float">
            <text:p>55.7672</text:p>
          </table:table-cell>
          <table:table-cell office:value-type="float" office:value="47.1697" calcext:value-type="float">
            <text:p>47.16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4271" calcext:value-type="float">
            <text:p>4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uksenitsa</text:p>
          </table:table-cell>
          <table:table-cell office:value-type="float" office:value="60.4111" calcext:value-type="float">
            <text:p>60.4111</text:p>
          </table:table-cell>
          <table:table-cell office:value-type="float" office:value="44.2344" calcext:value-type="float">
            <text:p>44.23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4271" calcext:value-type="float">
            <text:p>4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urego</text:p>
          </table:table-cell>
          <table:table-cell office:value-type="float" office:value="42.4161" calcext:value-type="float">
            <text:p>42.4161</text:p>
          </table:table-cell>
          <table:table-cell office:value-type="float" office:value="47.6947" calcext:value-type="float">
            <text:p>47.69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4269" calcext:value-type="float">
            <text:p>42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agay</text:p>
          </table:table-cell>
          <table:table-cell office:value-type="float" office:value="67.656" calcext:value-type="float">
            <text:p>67.656</text:p>
          </table:table-cell>
          <table:table-cell office:value-type="float" office:value="134.635" calcext:value-type="float">
            <text:p>134.6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4266" calcext:value-type="float">
            <text:p>4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unzakh</text:p>
          </table:table-cell>
          <table:table-cell office:value-type="float" office:value="42.55" calcext:value-type="float">
            <text:p>42.5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4245" calcext:value-type="float">
            <text:p>4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rmenchik</text:p>
          </table:table-cell>
          <table:table-cell office:value-type="float" office:value="43.5881" calcext:value-type="float">
            <text:p>43.5881</text:p>
          </table:table-cell>
          <table:table-cell office:value-type="float" office:value="43.7664" calcext:value-type="float">
            <text:p>43.76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4235" calcext:value-type="float">
            <text:p>4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shalta</text:p>
          </table:table-cell>
          <table:table-cell office:value-type="float" office:value="46.3394" calcext:value-type="float">
            <text:p>46.3394</text:p>
          </table:table-cell>
          <table:table-cell office:value-type="float" office:value="42.2761" calcext:value-type="float">
            <text:p>42.27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mykiya</text:p>
          </table:table-cell>
          <table:table-cell/>
          <table:table-cell table:number-columns-repeated="2" office:value-type="float" office:value="4229" calcext:value-type="float">
            <text:p>42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gul</text:p>
          </table:table-cell>
          <table:table-cell office:value-type="float" office:value="53.4667" calcext:value-type="float">
            <text:p>53.4667</text:p>
          </table:table-cell>
          <table:table-cell office:value-type="float" office:value="85.9167" calcext:value-type="float">
            <text:p>85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4225" calcext:value-type="float">
            <text:p>4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im</text:p>
          </table:table-cell>
          <table:table-cell office:value-type="float" office:value="54.3198" calcext:value-type="float">
            <text:p>54.3198</text:p>
          </table:table-cell>
          <table:table-cell office:value-type="float" office:value="89.9214" calcext:value-type="float">
            <text:p>89.92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kasiya</text:p>
          </table:table-cell>
          <table:table-cell/>
          <table:table-cell table:number-columns-repeated="2" office:value-type="float" office:value="4211" calcext:value-type="float">
            <text:p>4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’inka</text:p>
          </table:table-cell>
          <table:table-cell office:value-type="float" office:value="52.1194" calcext:value-type="float">
            <text:p>52.1194</text:p>
          </table:table-cell>
          <table:table-cell office:value-type="float" office:value="107.2708" calcext:value-type="float">
            <text:p>107.27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4203" calcext:value-type="float">
            <text:p>42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tnikovskoye</text:p>
          </table:table-cell>
          <table:table-cell office:value-type="float" office:value="45.0039" calcext:value-type="float">
            <text:p>45.0039</text:p>
          </table:table-cell>
          <table:table-cell office:value-type="float" office:value="43.7772" calcext:value-type="float">
            <text:p>43.77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4203" calcext:value-type="float">
            <text:p>42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salsk</text:p>
          </table:table-cell>
          <table:table-cell office:value-type="float" office:value="54.4833" calcext:value-type="float">
            <text:p>54.4833</text:p>
          </table:table-cell>
          <table:table-cell office:value-type="float" office:value="34.9833" calcext:value-type="float">
            <text:p>34.9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4202" calcext:value-type="float">
            <text:p>42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sukchan</text:p>
          </table:table-cell>
          <table:table-cell office:value-type="float" office:value="62.5333" calcext:value-type="float">
            <text:p>62.5333</text:p>
          </table:table-cell>
          <table:table-cell office:value-type="float" office:value="155.8" calcext:value-type="float">
            <text:p>155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agadanskaya Oblast’</text:p>
          </table:table-cell>
          <table:table-cell/>
          <table:table-cell table:number-columns-repeated="2" office:value-type="float" office:value="4201" calcext:value-type="float">
            <text:p>4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rovchat</text:p>
          </table:table-cell>
          <table:table-cell office:value-type="float" office:value="53.8811" calcext:value-type="float">
            <text:p>53.8811</text:p>
          </table:table-cell>
          <table:table-cell office:value-type="float" office:value="43.6967" calcext:value-type="float">
            <text:p>43.69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4199" calcext:value-type="float">
            <text:p>4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yy Uoyan</text:p>
          </table:table-cell>
          <table:table-cell office:value-type="float" office:value="56.135" calcext:value-type="float">
            <text:p>56.135</text:p>
          </table:table-cell>
          <table:table-cell office:value-type="float" office:value="111.7339" calcext:value-type="float">
            <text:p>111.73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4184" calcext:value-type="float">
            <text:p>4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vdinsk</text:p>
          </table:table-cell>
          <table:table-cell office:value-type="float" office:value="54.45" calcext:value-type="float">
            <text:p>54.45</text:p>
          </table:table-cell>
          <table:table-cell office:value-type="float" office:value="21.0167" calcext:value-type="float">
            <text:p>21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4171" calcext:value-type="float">
            <text:p>41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’shaya Yelkhovka</text:p>
          </table:table-cell>
          <table:table-cell office:value-type="float" office:value="54.2781" calcext:value-type="float">
            <text:p>54.2781</text:p>
          </table:table-cell>
          <table:table-cell office:value-type="float" office:value="45.315" calcext:value-type="float">
            <text:p>45.3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rdoviya</text:p>
          </table:table-cell>
          <table:table-cell/>
          <table:table-cell table:number-columns-repeated="2" office:value-type="float" office:value="4171" calcext:value-type="float">
            <text:p>41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i</text:p>
          </table:table-cell>
          <table:table-cell office:value-type="float" office:value="57.75" calcext:value-type="float">
            <text:p>57.75</text:p>
          </table:table-cell>
          <table:table-cell office:value-type="float" office:value="51.4833" calcext:value-type="float">
            <text:p>51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4167" calcext:value-type="float">
            <text:p>4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aya Poltavka</text:p>
          </table:table-cell>
          <table:table-cell office:value-type="float" office:value="50.4786" calcext:value-type="float">
            <text:p>50.4786</text:p>
          </table:table-cell>
          <table:table-cell office:value-type="float" office:value="46.4822" calcext:value-type="float">
            <text:p>46.48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4159" calcext:value-type="float">
            <text:p>4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vlovka</text:p>
          </table:table-cell>
          <table:table-cell office:value-type="float" office:value="55.4224" calcext:value-type="float">
            <text:p>55.4224</text:p>
          </table:table-cell>
          <table:table-cell office:value-type="float" office:value="56.5632" calcext:value-type="float">
            <text:p>56.563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4143" calcext:value-type="float">
            <text:p>4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ozërskoye</text:p>
          </table:table-cell>
          <table:table-cell office:value-type="float" office:value="55.8214" calcext:value-type="float">
            <text:p>55.8214</text:p>
          </table:table-cell>
          <table:table-cell office:value-type="float" office:value="65.5842" calcext:value-type="float">
            <text:p>65.58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ganskaya Oblast’</text:p>
          </table:table-cell>
          <table:table-cell/>
          <table:table-cell table:number-columns-repeated="2" office:value-type="float" office:value="4141" calcext:value-type="float">
            <text:p>4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churtakh</text:p>
          </table:table-cell>
          <table:table-cell office:value-type="float" office:value="43.2028" calcext:value-type="float">
            <text:p>43.2028</text:p>
          </table:table-cell>
          <table:table-cell office:value-type="float" office:value="46.5331" calcext:value-type="float">
            <text:p>46.53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4132" calcext:value-type="float">
            <text:p>4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rgan</text:p>
          </table:table-cell>
          <table:table-cell office:value-type="float" office:value="53.2222" calcext:value-type="float">
            <text:p>53.2222</text:p>
          </table:table-cell>
          <table:table-cell office:value-type="float" office:value="55.9186" calcext:value-type="float">
            <text:p>55.91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4125" calcext:value-type="float">
            <text:p>4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aya Bryan’</text:p>
          </table:table-cell>
          <table:table-cell office:value-type="float" office:value="51.7206" calcext:value-type="float">
            <text:p>51.7206</text:p>
          </table:table-cell>
          <table:table-cell office:value-type="float" office:value="108.2678" calcext:value-type="float">
            <text:p>108.26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4122" calcext:value-type="float">
            <text:p>4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ny</text:p>
          </table:table-cell>
          <table:table-cell office:value-type="float" office:value="44.4864" calcext:value-type="float">
            <text:p>44.4864</text:p>
          </table:table-cell>
          <table:table-cell office:value-type="float" office:value="43.9457" calcext:value-type="float">
            <text:p>43.945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4121" calcext:value-type="float">
            <text:p>4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ovo</text:p>
          </table:table-cell>
          <table:table-cell office:value-type="float" office:value="52.0189" calcext:value-type="float">
            <text:p>52.0189</text:p>
          </table:table-cell>
          <table:table-cell office:value-type="float" office:value="37.8819" calcext:value-type="float">
            <text:p>37.88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ipetskaya Oblast’</text:p>
          </table:table-cell>
          <table:table-cell/>
          <table:table-cell table:number-columns-repeated="2" office:value-type="float" office:value="4120" calcext:value-type="float">
            <text:p>4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khovshchina</text:p>
          </table:table-cell>
          <table:table-cell office:value-type="float" office:value="55.2" calcext:value-type="float">
            <text:p>55.2</text:p>
          </table:table-cell>
          <table:table-cell office:value-type="float" office:value="32.4167" calcext:value-type="float">
            <text:p>32.4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4103" calcext:value-type="float">
            <text:p>4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emar</text:p>
          </table:table-cell>
          <table:table-cell office:value-type="float" office:value="54.1819" calcext:value-type="float">
            <text:p>54.1819</text:p>
          </table:table-cell>
          <table:table-cell office:value-type="float" office:value="45.4053" calcext:value-type="float">
            <text:p>45.40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rdoviya</text:p>
          </table:table-cell>
          <table:table-cell/>
          <table:table-cell table:number-columns-repeated="2" office:value-type="float" office:value="4078" calcext:value-type="float">
            <text:p>4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avsk</text:p>
          </table:table-cell>
          <table:table-cell office:value-type="float" office:value="55.05" calcext:value-type="float">
            <text:p>55.05</text:p>
          </table:table-cell>
          <table:table-cell office:value-type="float" office:value="21.6667" calcext:value-type="float">
            <text:p>21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4074" calcext:value-type="float">
            <text:p>4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gul’det</text:p>
          </table:table-cell>
          <table:table-cell office:value-type="float" office:value="57.3067" calcext:value-type="float">
            <text:p>57.3067</text:p>
          </table:table-cell>
          <table:table-cell office:value-type="float" office:value="88.16" calcext:value-type="float">
            <text:p>88.1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4059" calcext:value-type="float">
            <text:p>40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vek</text:p>
          </table:table-cell>
          <table:table-cell office:value-type="float" office:value="69.7" calcext:value-type="float">
            <text:p>69.7</text:p>
          </table:table-cell>
          <table:table-cell office:value-type="float" office:value="170.3167" calcext:value-type="float">
            <text:p>170.3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kotskiy Avtonomnyy Okrug</text:p>
          </table:table-cell>
          <table:table-cell/>
          <table:table-cell table:number-columns-repeated="2" office:value-type="float" office:value="4053" calcext:value-type="float">
            <text:p>4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ndari</text:p>
          </table:table-cell>
          <table:table-cell office:value-type="float" office:value="52.95" calcext:value-type="float">
            <text:p>52.95</text:p>
          </table:table-cell>
          <table:table-cell office:value-type="float" office:value="42.0667" calcext:value-type="float">
            <text:p>42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mbovskaya Oblast’</text:p>
          </table:table-cell>
          <table:table-cell/>
          <table:table-cell table:number-columns-repeated="2" office:value-type="float" office:value="4052" calcext:value-type="float">
            <text:p>4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l’noye</text:p>
          </table:table-cell>
          <table:table-cell office:value-type="float" office:value="53.4428" calcext:value-type="float">
            <text:p>53.4428</text:p>
          </table:table-cell>
          <table:table-cell office:value-type="float" office:value="49.7975" calcext:value-type="float">
            <text:p>49.79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4022" calcext:value-type="float">
            <text:p>4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toshka</text:p>
          </table:table-cell>
          <table:table-cell office:value-type="float" office:value="56.3333" calcext:value-type="float">
            <text:p>56.3333</text:p>
          </table:table-cell>
          <table:table-cell office:value-type="float" office:value="29.3667" calcext:value-type="float">
            <text:p>29.3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/>
          <table:table-cell table:number-columns-repeated="2" office:value-type="float" office:value="4017" calcext:value-type="float">
            <text:p>4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mal</text:p>
          </table:table-cell>
          <table:table-cell office:value-type="float" office:value="51.4111" calcext:value-type="float">
            <text:p>51.4111</text:p>
          </table:table-cell>
          <table:table-cell office:value-type="float" office:value="86.005" calcext:value-type="float">
            <text:p>86.0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</text:p>
          </table:table-cell>
          <table:table-cell/>
          <table:table-cell table:number-columns-repeated="2" office:value-type="float" office:value="4011" calcext:value-type="float">
            <text:p>4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etroitskiy</text:p>
          </table:table-cell>
          <table:table-cell office:value-type="float" office:value="54.3408" calcext:value-type="float">
            <text:p>54.3408</text:p>
          </table:table-cell>
          <table:table-cell office:value-type="float" office:value="53.6869" calcext:value-type="float">
            <text:p>53.68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4008" calcext:value-type="float">
            <text:p>4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klashi</text:p>
          </table:table-cell>
          <table:table-cell office:value-type="float" office:value="52.2256" calcext:value-type="float">
            <text:p>52.2256</text:p>
          </table:table-cell>
          <table:table-cell office:value-type="float" office:value="104.0486" calcext:value-type="float">
            <text:p>104.04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4003" calcext:value-type="float">
            <text:p>40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nukha</text:p>
          </table:table-cell>
          <table:table-cell office:value-type="float" office:value="55.6011" calcext:value-type="float">
            <text:p>55.6011</text:p>
          </table:table-cell>
          <table:table-cell office:value-type="float" office:value="43.7628" calcext:value-type="float">
            <text:p>43.76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4002" calcext:value-type="float">
            <text:p>4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sterov</text:p>
          </table:table-cell>
          <table:table-cell office:value-type="float" office:value="54.6333" calcext:value-type="float">
            <text:p>54.6333</text:p>
          </table:table-cell>
          <table:table-cell office:value-type="float" office:value="22.5667" calcext:value-type="float">
            <text:p>22.5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4001" calcext:value-type="float">
            <text:p>4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vetnoye</text:p>
          </table:table-cell>
          <table:table-cell office:value-type="float" office:value="44.7492" calcext:value-type="float">
            <text:p>44.7492</text:p>
          </table:table-cell>
          <table:table-cell office:value-type="float" office:value="41.5994" calcext:value-type="float">
            <text:p>41.59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3998" calcext:value-type="float">
            <text:p>3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androvka</text:p>
          </table:table-cell>
          <table:table-cell office:value-type="float" office:value="52.6792" calcext:value-type="float">
            <text:p>52.6792</text:p>
          </table:table-cell>
          <table:table-cell office:value-type="float" office:value="54.4156" calcext:value-type="float">
            <text:p>54.41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3988" calcext:value-type="float">
            <text:p>3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shkovo</text:p>
          </table:table-cell>
          <table:table-cell office:value-type="float" office:value="47.0186" calcext:value-type="float">
            <text:p>47.0186</text:p>
          </table:table-cell>
          <table:table-cell office:value-type="float" office:value="39.3883" calcext:value-type="float">
            <text:p>39.38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3982" calcext:value-type="float">
            <text:p>3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iletka</text:p>
          </table:table-cell>
          <table:table-cell office:value-type="float" office:value="55.3603" calcext:value-type="float">
            <text:p>55.3603</text:p>
          </table:table-cell>
          <table:table-cell office:value-type="float" office:value="54.6153" calcext:value-type="float">
            <text:p>54.61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3977" calcext:value-type="float">
            <text:p>39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nstantinovo</text:p>
          </table:table-cell>
          <table:table-cell office:value-type="float" office:value="55.4867" calcext:value-type="float">
            <text:p>55.4867</text:p>
          </table:table-cell>
          <table:table-cell office:value-type="float" office:value="37.98" calcext:value-type="float">
            <text:p>37.9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3974" calcext:value-type="float">
            <text:p>3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chki</text:p>
          </table:table-cell>
          <table:table-cell office:value-type="float" office:value="54.3333" calcext:value-type="float">
            <text:p>54.3333</text:p>
          </table:table-cell>
          <table:table-cell office:value-type="float" office:value="80.4833" calcext:value-type="float">
            <text:p>80.4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3972" calcext:value-type="float">
            <text:p>3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selkup</text:p>
          </table:table-cell>
          <table:table-cell office:value-type="float" office:value="65.7056" calcext:value-type="float">
            <text:p>65.7056</text:p>
          </table:table-cell>
          <table:table-cell office:value-type="float" office:value="82.46" calcext:value-type="float">
            <text:p>82.4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malo-Nenetskiy Avtonomnyy Okrug</text:p>
          </table:table-cell>
          <table:table-cell/>
          <table:table-cell table:number-columns-repeated="2" office:value-type="float" office:value="3972" calcext:value-type="float">
            <text:p>3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yadyanskoye</text:p>
          </table:table-cell>
          <table:table-cell office:value-type="float" office:value="54.9075" calcext:value-type="float">
            <text:p>54.9075</text:p>
          </table:table-cell>
          <table:table-cell office:value-type="float" office:value="65.0883" calcext:value-type="float">
            <text:p>65.08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ganskaya Oblast’</text:p>
          </table:table-cell>
          <table:table-cell/>
          <table:table-cell table:number-columns-repeated="2" office:value-type="float" office:value="3964" calcext:value-type="float">
            <text:p>39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ovgenovskiy</text:p>
          </table:table-cell>
          <table:table-cell office:value-type="float" office:value="45.02" calcext:value-type="float">
            <text:p>45.02</text:p>
          </table:table-cell>
          <table:table-cell office:value-type="float" office:value="40.23" calcext:value-type="float">
            <text:p>40.2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3945" calcext:value-type="float">
            <text:p>3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li</text:p>
          </table:table-cell>
          <table:table-cell office:value-type="float" office:value="42.0183" calcext:value-type="float">
            <text:p>42.0183</text:p>
          </table:table-cell>
          <table:table-cell office:value-type="float" office:value="47.2433" calcext:value-type="float">
            <text:p>47.24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3944" calcext:value-type="float">
            <text:p>3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kamenskoye</text:p>
          </table:table-cell>
          <table:table-cell office:value-type="float" office:value="57.8856" calcext:value-type="float">
            <text:p>57.8856</text:p>
          </table:table-cell>
          <table:table-cell office:value-type="float" office:value="52.2339" calcext:value-type="float">
            <text:p>52.23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3940" calcext:value-type="float">
            <text:p>39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dushkin</text:p>
          </table:table-cell>
          <table:table-cell office:value-type="float" office:value="54.5667" calcext:value-type="float">
            <text:p>54.5667</text:p>
          </table:table-cell>
          <table:table-cell office:value-type="float" office:value="20.1667" calcext:value-type="float">
            <text:p>20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/>
          <table:table-cell table:number-columns-repeated="2" office:value-type="float" office:value="3937" calcext:value-type="float">
            <text:p>3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rmekeyevo</text:p>
          </table:table-cell>
          <table:table-cell office:value-type="float" office:value="54.0778" calcext:value-type="float">
            <text:p>54.0778</text:p>
          </table:table-cell>
          <table:table-cell office:value-type="float" office:value="53.6694" calcext:value-type="float">
            <text:p>53.66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3937" calcext:value-type="float">
            <text:p>3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zërsk</text:p>
          </table:table-cell>
          <table:table-cell office:value-type="float" office:value="54.4167" calcext:value-type="float">
            <text:p>54.4167</text:p>
          </table:table-cell>
          <table:table-cell office:value-type="float" office:value="22.0167" calcext:value-type="float">
            <text:p>22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3935" calcext:value-type="float">
            <text:p>39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hchino</text:p>
          </table:table-cell>
          <table:table-cell office:value-type="float" office:value="45.9111" calcext:value-type="float">
            <text:p>45.9111</text:p>
          </table:table-cell>
          <table:table-cell office:value-type="float" office:value="134.8889" calcext:value-type="float">
            <text:p>134.88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3919" calcext:value-type="float">
            <text:p>39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ofeyevka</text:p>
          </table:table-cell>
          <table:table-cell office:value-type="float" office:value="53.5633" calcext:value-type="float">
            <text:p>53.5633</text:p>
          </table:table-cell>
          <table:table-cell office:value-type="float" office:value="49.3893" calcext:value-type="float">
            <text:p>49.389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3893" calcext:value-type="float">
            <text:p>3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mbi-Irze</text:p>
          </table:table-cell>
          <table:table-cell office:value-type="float" office:value="43.235" calcext:value-type="float">
            <text:p>43.235</text:p>
          </table:table-cell>
          <table:table-cell office:value-type="float" office:value="45.4531" calcext:value-type="float">
            <text:p>45.45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3892" calcext:value-type="float">
            <text:p>3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gino</text:p>
          </table:table-cell>
          <table:table-cell office:value-type="float" office:value="55.2342" calcext:value-type="float">
            <text:p>55.2342</text:p>
          </table:table-cell>
          <table:table-cell office:value-type="float" office:value="45.0436" calcext:value-type="float">
            <text:p>45.04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3891" calcext:value-type="float">
            <text:p>38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kent</text:p>
          </table:table-cell>
          <table:table-cell office:value-type="float" office:value="41.7119" calcext:value-type="float">
            <text:p>41.7119</text:p>
          </table:table-cell>
          <table:table-cell office:value-type="float" office:value="48.1153" calcext:value-type="float">
            <text:p>48.11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3886" calcext:value-type="float">
            <text:p>3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il’-Yangiyurt</text:p>
          </table:table-cell>
          <table:table-cell office:value-type="float" office:value="43.5606" calcext:value-type="float">
            <text:p>43.5606</text:p>
          </table:table-cell>
          <table:table-cell office:value-type="float" office:value="46.5864" calcext:value-type="float">
            <text:p>46.58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3864" calcext:value-type="float">
            <text:p>3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tim</text:p>
          </table:table-cell>
          <table:table-cell office:value-type="float" office:value="59.4515" calcext:value-type="float">
            <text:p>59.4515</text:p>
          </table:table-cell>
          <table:table-cell office:value-type="float" office:value="112.5578" calcext:value-type="float">
            <text:p>112.55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3843" calcext:value-type="float">
            <text:p>3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shchovsk</text:p>
          </table:table-cell>
          <table:table-cell office:value-type="float" office:value="54.3167" calcext:value-type="float">
            <text:p>54.3167</text:p>
          </table:table-cell>
          <table:table-cell office:value-type="float" office:value="35.2833" calcext:value-type="float">
            <text:p>35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3837" calcext:value-type="float">
            <text:p>3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yavskoye</text:p>
          </table:table-cell>
          <table:table-cell office:value-type="float" office:value="47.275" calcext:value-type="float">
            <text:p>47.275</text:p>
          </table:table-cell>
          <table:table-cell office:value-type="float" office:value="39.2814" calcext:value-type="float">
            <text:p>39.28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3834" calcext:value-type="float">
            <text:p>3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kalovskoye</text:p>
          </table:table-cell>
          <table:table-cell office:value-type="float" office:value="44.8375" calcext:value-type="float">
            <text:p>44.8375</text:p>
          </table:table-cell>
          <table:table-cell office:value-type="float" office:value="133.0417" calcext:value-type="float">
            <text:p>133.04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3828" calcext:value-type="float">
            <text:p>3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dakly</text:p>
          </table:table-cell>
          <table:table-cell office:value-type="float" office:value="54.3594" calcext:value-type="float">
            <text:p>54.3594</text:p>
          </table:table-cell>
          <table:table-cell office:value-type="float" office:value="48.845" calcext:value-type="float">
            <text:p>48.8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3824" calcext:value-type="float">
            <text:p>38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Tarka</text:p>
          </table:table-cell>
          <table:table-cell office:value-type="float" office:value="55.5667" calcext:value-type="float">
            <text:p>55.5667</text:p>
          </table:table-cell>
          <table:table-cell office:value-type="float" office:value="75.7" calcext:value-type="float">
            <text:p>75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3819" calcext:value-type="float">
            <text:p>3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yy Nekouz</text:p>
          </table:table-cell>
          <table:table-cell office:value-type="float" office:value="57.9046" calcext:value-type="float">
            <text:p>57.9046</text:p>
          </table:table-cell>
          <table:table-cell office:value-type="float" office:value="38.0671" calcext:value-type="float">
            <text:p>38.067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roslavskaya Oblast’</text:p>
          </table:table-cell>
          <table:table-cell/>
          <table:table-cell table:number-columns-repeated="2" office:value-type="float" office:value="3816" calcext:value-type="float">
            <text:p>3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ri</text:p>
          </table:table-cell>
          <table:table-cell office:value-type="float" office:value="47.7667" calcext:value-type="float">
            <text:p>47.7667</text:p>
          </table:table-cell>
          <table:table-cell office:value-type="float" office:value="142.0667" calcext:value-type="float">
            <text:p>142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3810" calcext:value-type="float">
            <text:p>3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ypnoy Bugor</text:p>
          </table:table-cell>
          <table:table-cell office:value-type="float" office:value="46.2972" calcext:value-type="float">
            <text:p>46.2972</text:p>
          </table:table-cell>
          <table:table-cell office:value-type="float" office:value="48.0492" calcext:value-type="float">
            <text:p>48.04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3800" calcext:value-type="float">
            <text:p>3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rado-Kubanskoye</text:p>
          </table:table-cell>
          <table:table-cell office:value-type="float" office:value="45.2472" calcext:value-type="float">
            <text:p>45.2472</text:p>
          </table:table-cell>
          <table:table-cell office:value-type="float" office:value="40.8333" calcext:value-type="float">
            <text:p>40.8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3789" calcext:value-type="float">
            <text:p>3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labolikha</text:p>
          </table:table-cell>
          <table:table-cell office:value-type="float" office:value="53.4131" calcext:value-type="float">
            <text:p>53.4131</text:p>
          </table:table-cell>
          <table:table-cell office:value-type="float" office:value="82.6167" calcext:value-type="float">
            <text:p>82.6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3780" calcext:value-type="float">
            <text:p>3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gashevo</text:p>
          </table:table-cell>
          <table:table-cell office:value-type="float" office:value="56.3653" calcext:value-type="float">
            <text:p>56.3653</text:p>
          </table:table-cell>
          <table:table-cell office:value-type="float" office:value="85.1478" calcext:value-type="float">
            <text:p>85.14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iraul</text:p>
          </table:table-cell>
          <table:table-cell office:value-type="float" office:value="43.2528" calcext:value-type="float">
            <text:p>43.2528</text:p>
          </table:table-cell>
          <table:table-cell office:value-type="float" office:value="46.8265" calcext:value-type="float">
            <text:p>46.82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dlesnoye</text:p>
          </table:table-cell>
          <table:table-cell office:value-type="float" office:value="51.8064" calcext:value-type="float">
            <text:p>51.8064</text:p>
          </table:table-cell>
          <table:table-cell office:value-type="float" office:value="46.9975" calcext:value-type="float">
            <text:p>46.99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3758" calcext:value-type="float">
            <text:p>3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zhma</text:p>
          </table:table-cell>
          <table:table-cell office:value-type="float" office:value="65.0092" calcext:value-type="float">
            <text:p>65.0092</text:p>
          </table:table-cell>
          <table:table-cell office:value-type="float" office:value="53.9169" calcext:value-type="float">
            <text:p>53.91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table:number-columns-repeated="2" office:value-type="float" office:value="3753" calcext:value-type="float">
            <text:p>3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g</text:p>
          </table:table-cell>
          <table:table-cell office:value-type="float" office:value="49.4844" calcext:value-type="float">
            <text:p>49.4844</text:p>
          </table:table-cell>
          <table:table-cell office:value-type="float" office:value="43.8614" calcext:value-type="float">
            <text:p>43.86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3748" calcext:value-type="float">
            <text:p>3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l’sk</text:p>
          </table:table-cell>
          <table:table-cell office:value-type="float" office:value="60.7367" calcext:value-type="float">
            <text:p>60.7367</text:p>
          </table:table-cell>
          <table:table-cell office:value-type="float" office:value="47.5853" calcext:value-type="float">
            <text:p>47.58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irovskaya Oblast’</text:p>
          </table:table-cell>
          <table:table-cell/>
          <table:table-cell table:number-columns-repeated="2" office:value-type="float" office:value="3741" calcext:value-type="float">
            <text:p>3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plavnoye</text:p>
          </table:table-cell>
          <table:table-cell office:value-type="float" office:value="48.7047" calcext:value-type="float">
            <text:p>48.7047</text:p>
          </table:table-cell>
          <table:table-cell office:value-type="float" office:value="45.0228" calcext:value-type="float">
            <text:p>45.02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3734" calcext:value-type="float">
            <text:p>3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gatli</text:p>
          </table:table-cell>
          <table:table-cell office:value-type="float" office:value="42.8014" calcext:value-type="float">
            <text:p>42.8014</text:p>
          </table:table-cell>
          <table:table-cell office:value-type="float" office:value="46.2917" calcext:value-type="float">
            <text:p>46.29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3732" calcext:value-type="float">
            <text:p>3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ovu-Aksy</text:p>
          </table:table-cell>
          <table:table-cell office:value-type="float" office:value="51.1329" calcext:value-type="float">
            <text:p>51.1329</text:p>
          </table:table-cell>
          <table:table-cell office:value-type="float" office:value="93.7129" calcext:value-type="float">
            <text:p>93.712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3728" calcext:value-type="float">
            <text:p>3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skiy</text:p>
          </table:table-cell>
          <table:table-cell office:value-type="float" office:value="68.7501" calcext:value-type="float">
            <text:p>68.7501</text:p>
          </table:table-cell>
          <table:table-cell office:value-type="float" office:value="161.33" calcext:value-type="float">
            <text:p>161.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3707" calcext:value-type="float">
            <text:p>3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aya Maka</text:p>
          </table:table-cell>
          <table:table-cell office:value-type="float" office:value="41.7717" calcext:value-type="float">
            <text:p>41.7717</text:p>
          </table:table-cell>
          <table:table-cell office:value-type="float" office:value="48.3614" calcext:value-type="float">
            <text:p>48.36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3706" calcext:value-type="float">
            <text:p>3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iy Kurkuzhin</text:p>
          </table:table-cell>
          <table:table-cell office:value-type="float" office:value="43.7428" calcext:value-type="float">
            <text:p>43.7428</text:p>
          </table:table-cell>
          <table:table-cell office:value-type="float" office:value="43.3511" calcext:value-type="float">
            <text:p>43.35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3705" calcext:value-type="float">
            <text:p>3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dory</text:p>
          </table:table-cell>
          <table:table-cell office:value-type="float" office:value="54.6085" calcext:value-type="float">
            <text:p>54.6085</text:p>
          </table:table-cell>
          <table:table-cell office:value-type="float" office:value="48.3928" calcext:value-type="float">
            <text:p>48.39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3698" calcext:value-type="float">
            <text:p>3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aya Kandala</text:p>
          </table:table-cell>
          <table:table-cell office:value-type="float" office:value="54.4892" calcext:value-type="float">
            <text:p>54.4892</text:p>
          </table:table-cell>
          <table:table-cell office:value-type="float" office:value="49.3908" calcext:value-type="float">
            <text:p>49.39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3695" calcext:value-type="float">
            <text:p>36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ntikovo</text:p>
          </table:table-cell>
          <table:table-cell office:value-type="float" office:value="55.5136" calcext:value-type="float">
            <text:p>55.5136</text:p>
          </table:table-cell>
          <table:table-cell office:value-type="float" office:value="47.7776" calcext:value-type="float">
            <text:p>47.777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3690" calcext:value-type="float">
            <text:p>3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ana</text:p>
          </table:table-cell>
          <table:table-cell office:value-type="float" office:value="59.084" calcext:value-type="float">
            <text:p>59.084</text:p>
          </table:table-cell>
          <table:table-cell office:value-type="float" office:value="159.95" calcext:value-type="float">
            <text:p>159.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mchatskiy Kray</text:p>
          </table:table-cell>
          <table:table-cell/>
          <table:table-cell table:number-columns-repeated="2" office:value-type="float" office:value="3671" calcext:value-type="float">
            <text:p>3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van</text:p>
          </table:table-cell>
          <table:table-cell office:value-type="float" office:value="55.695" calcext:value-type="float">
            <text:p>55.695</text:p>
          </table:table-cell>
          <table:table-cell office:value-type="float" office:value="57.8972" calcext:value-type="float">
            <text:p>57.89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3669" calcext:value-type="float">
            <text:p>36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yanovo</text:p>
          </table:table-cell>
          <table:table-cell office:value-type="float" office:value="55.8025" calcext:value-type="float">
            <text:p>55.8025</text:p>
          </table:table-cell>
          <table:table-cell office:value-type="float" office:value="54.5364" calcext:value-type="float">
            <text:p>54.53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3664" calcext:value-type="float">
            <text:p>36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umalag</text:p>
          </table:table-cell>
          <table:table-cell office:value-type="float" office:value="43.2619" calcext:value-type="float">
            <text:p>43.2619</text:p>
          </table:table-cell>
          <table:table-cell office:value-type="float" office:value="44.4475" calcext:value-type="float">
            <text:p>44.44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rth Ossetia</text:p>
          </table:table-cell>
          <table:table-cell/>
          <table:table-cell table:number-columns-repeated="2" office:value-type="float" office:value="3654" calcext:value-type="float">
            <text:p>36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bugent</text:p>
          </table:table-cell>
          <table:table-cell office:value-type="float" office:value="43.2736" calcext:value-type="float">
            <text:p>43.2736</text:p>
          </table:table-cell>
          <table:table-cell office:value-type="float" office:value="43.5458" calcext:value-type="float">
            <text:p>43.54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3647" calcext:value-type="float">
            <text:p>3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guny</text:p>
          </table:table-cell>
          <table:table-cell office:value-type="float" office:value="43.4381" calcext:value-type="float">
            <text:p>43.4381</text:p>
          </table:table-cell>
          <table:table-cell office:value-type="float" office:value="46.096" calcext:value-type="float">
            <text:p>46.09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3642" calcext:value-type="float">
            <text:p>36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noye</text:p>
          </table:table-cell>
          <table:table-cell office:value-type="float" office:value="44.6178" calcext:value-type="float">
            <text:p>44.6178</text:p>
          </table:table-cell>
          <table:table-cell office:value-type="float" office:value="40.7097" calcext:value-type="float">
            <text:p>40.70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3639" calcext:value-type="float">
            <text:p>3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yryanka</text:p>
          </table:table-cell>
          <table:table-cell office:value-type="float" office:value="65.736" calcext:value-type="float">
            <text:p>65.736</text:p>
          </table:table-cell>
          <table:table-cell office:value-type="float" office:value="150.89" calcext:value-type="float">
            <text:p>150.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3627" calcext:value-type="float">
            <text:p>3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orodnoye</text:p>
          </table:table-cell>
          <table:table-cell office:value-type="float" office:value="51.071" calcext:value-type="float">
            <text:p>51.071</text:p>
          </table:table-cell>
          <table:table-cell office:value-type="float" office:value="37.2276" calcext:value-type="float">
            <text:p>37.227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3622" calcext:value-type="float">
            <text:p>3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-Kastri</text:p>
          </table:table-cell>
          <table:table-cell office:value-type="float" office:value="51.4666" calcext:value-type="float">
            <text:p>51.4666</text:p>
          </table:table-cell>
          <table:table-cell office:value-type="float" office:value="140.7833" calcext:value-type="float">
            <text:p>140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table:number-columns-repeated="2" office:value-type="float" office:value="3615" calcext:value-type="float">
            <text:p>36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zhi</text:p>
          </table:table-cell>
          <table:table-cell office:value-type="float" office:value="65.3981" calcext:value-type="float">
            <text:p>65.3981</text:p>
          </table:table-cell>
          <table:table-cell office:value-type="float" office:value="64.6986" calcext:value-type="float">
            <text:p>64.69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malo-Nenetskiy Avtonomnyy Okrug</text:p>
          </table:table-cell>
          <table:table-cell/>
          <table:table-cell table:number-columns-repeated="2" office:value-type="float" office:value="3609" calcext:value-type="float">
            <text:p>36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oitskoye</text:p>
          </table:table-cell>
          <table:table-cell office:value-type="float" office:value="43.75" calcext:value-type="float">
            <text:p>43.75</text:p>
          </table:table-cell>
          <table:table-cell office:value-type="float" office:value="44.6667" calcext:value-type="float">
            <text:p>44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rth Ossetia</text:p>
          </table:table-cell>
          <table:table-cell/>
          <table:table-cell table:number-columns-repeated="2" office:value-type="float" office:value="3607" calcext:value-type="float">
            <text:p>36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lgakovo</text:p>
          </table:table-cell>
          <table:table-cell office:value-type="float" office:value="54.5" calcext:value-type="float">
            <text:p>54.5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3591" calcext:value-type="float">
            <text:p>3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ksatovo</text:p>
          </table:table-cell>
          <table:table-cell office:value-type="float" office:value="46.2434" calcext:value-type="float">
            <text:p>46.2434</text:p>
          </table:table-cell>
          <table:table-cell office:value-type="float" office:value="48.0151" calcext:value-type="float">
            <text:p>48.015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3576" calcext:value-type="float">
            <text:p>3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ye</text:p>
          </table:table-cell>
          <table:table-cell office:value-type="float" office:value="46.7372" calcext:value-type="float">
            <text:p>46.7372</text:p>
          </table:table-cell>
          <table:table-cell office:value-type="float" office:value="39.5644" calcext:value-type="float">
            <text:p>39.56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3569" calcext:value-type="float">
            <text:p>3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iy Mamon</text:p>
          </table:table-cell>
          <table:table-cell office:value-type="float" office:value="50.1817" calcext:value-type="float">
            <text:p>50.1817</text:p>
          </table:table-cell>
          <table:table-cell office:value-type="float" office:value="40.5444" calcext:value-type="float">
            <text:p>40.54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3564" calcext:value-type="float">
            <text:p>3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andriya</text:p>
          </table:table-cell>
          <table:table-cell office:value-type="float" office:value="45.0947" calcext:value-type="float">
            <text:p>45.0947</text:p>
          </table:table-cell>
          <table:table-cell office:value-type="float" office:value="43.2456" calcext:value-type="float">
            <text:p>43.24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3558" calcext:value-type="float">
            <text:p>3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avgorodskoye</text:p>
          </table:table-cell>
          <table:table-cell office:value-type="float" office:value="53.0214" calcext:value-type="float">
            <text:p>53.0214</text:p>
          </table:table-cell>
          <table:table-cell office:value-type="float" office:value="78.6436" calcext:value-type="float">
            <text:p>78.64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3557" calcext:value-type="float">
            <text:p>3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tl</text:p>
          </table:table-cell>
          <table:table-cell office:value-type="float" office:value="42.4278" calcext:value-type="float">
            <text:p>42.4278</text:p>
          </table:table-cell>
          <table:table-cell office:value-type="float" office:value="46.738" calcext:value-type="float">
            <text:p>46.73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3551" calcext:value-type="float">
            <text:p>35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ryashchevka</text:p>
          </table:table-cell>
          <table:table-cell office:value-type="float" office:value="53.8131" calcext:value-type="float">
            <text:p>53.8131</text:p>
          </table:table-cell>
          <table:table-cell office:value-type="float" office:value="49.0919" calcext:value-type="float">
            <text:p>49.09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3544" calcext:value-type="float">
            <text:p>3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rovka</text:p>
          </table:table-cell>
          <table:table-cell office:value-type="float" office:value="45.1147" calcext:value-type="float">
            <text:p>45.1147</text:p>
          </table:table-cell>
          <table:table-cell office:value-type="float" office:value="37.4189" calcext:value-type="float">
            <text:p>37.41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3537" calcext:value-type="float">
            <text:p>35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’shaya Atnya</text:p>
          </table:table-cell>
          <table:table-cell office:value-type="float" office:value="56.25" calcext:value-type="float">
            <text:p>56.25</text:p>
          </table:table-cell>
          <table:table-cell office:value-type="float" office:value="49.45" calcext:value-type="float">
            <text:p>49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3536" calcext:value-type="float">
            <text:p>3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yanovka</text:p>
          </table:table-cell>
          <table:table-cell office:value-type="float" office:value="43.8477" calcext:value-type="float">
            <text:p>43.8477</text:p>
          </table:table-cell>
          <table:table-cell office:value-type="float" office:value="46.7547" calcext:value-type="float">
            <text:p>46.75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3532" calcext:value-type="float">
            <text:p>3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yasovo</text:p>
          </table:table-cell>
          <table:table-cell office:value-type="float" office:value="52.99" calcext:value-type="float">
            <text:p>52.99</text:p>
          </table:table-cell>
          <table:table-cell office:value-type="float" office:value="58.1103" calcext:value-type="float">
            <text:p>58.11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3529" calcext:value-type="float">
            <text:p>35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estovo-Gorodishche</text:p>
          </table:table-cell>
          <table:table-cell office:value-type="float" office:value="54.1844" calcext:value-type="float">
            <text:p>54.1844</text:p>
          </table:table-cell>
          <table:table-cell office:value-type="float" office:value="48.625" calcext:value-type="float">
            <text:p>48.6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3529" calcext:value-type="float">
            <text:p>35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rau-Dyurso</text:p>
          </table:table-cell>
          <table:table-cell office:value-type="float" office:value="44.7028" calcext:value-type="float">
            <text:p>44.7028</text:p>
          </table:table-cell>
          <table:table-cell office:value-type="float" office:value="37.6017" calcext:value-type="float">
            <text:p>37.60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3519" calcext:value-type="float">
            <text:p>3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leney</text:p>
          </table:table-cell>
          <table:table-cell office:value-type="float" office:value="44.2461" calcext:value-type="float">
            <text:p>44.2461</text:p>
          </table:table-cell>
          <table:table-cell office:value-type="float" office:value="41.7414" calcext:value-type="float">
            <text:p>41.74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3514" calcext:value-type="float">
            <text:p>3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ktyabr’skoye</text:p>
          </table:table-cell>
          <table:table-cell office:value-type="float" office:value="45.625" calcext:value-type="float">
            <text:p>45.625</text:p>
          </table:table-cell>
          <table:table-cell office:value-type="float" office:value="42.825" calcext:value-type="float">
            <text:p>42.8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3511" calcext:value-type="float">
            <text:p>35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reykhanovskoye</text:p>
          </table:table-cell>
          <table:table-cell office:value-type="float" office:value="41.6819" calcext:value-type="float">
            <text:p>41.6819</text:p>
          </table:table-cell>
          <table:table-cell office:value-type="float" office:value="48.2292" calcext:value-type="float">
            <text:p>48.22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3490" calcext:value-type="float">
            <text:p>34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ednekolymsk</text:p>
          </table:table-cell>
          <table:table-cell office:value-type="float" office:value="67.45" calcext:value-type="float">
            <text:p>67.45</text:p>
          </table:table-cell>
          <table:table-cell office:value-type="float" office:value="153.7" calcext:value-type="float">
            <text:p>153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3489" calcext:value-type="float">
            <text:p>3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tonovka</text:p>
          </table:table-cell>
          <table:table-cell office:value-type="float" office:value="52.7181" calcext:value-type="float">
            <text:p>52.7181</text:p>
          </table:table-cell>
          <table:table-cell office:value-type="float" office:value="41.9593" calcext:value-type="float">
            <text:p>41.959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mbovskaya Oblast’</text:p>
          </table:table-cell>
          <table:table-cell/>
          <table:table-cell table:number-columns-repeated="2" office:value-type="float" office:value="3475" calcext:value-type="float">
            <text:p>3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yaya Toyma</text:p>
          </table:table-cell>
          <table:table-cell office:value-type="float" office:value="62.2347" calcext:value-type="float">
            <text:p>62.2347</text:p>
          </table:table-cell>
          <table:table-cell office:value-type="float" office:value="45.0008" calcext:value-type="float">
            <text:p>45.00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3462" calcext:value-type="float">
            <text:p>3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dov</text:p>
          </table:table-cell>
          <table:table-cell office:value-type="float" office:value="58.75" calcext:value-type="float">
            <text:p>58.75</text:p>
          </table:table-cell>
          <table:table-cell office:value-type="float" office:value="27.8167" calcext:value-type="float">
            <text:p>27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/>
          <table:table-cell table:number-columns-repeated="2" office:value-type="float" office:value="3460" calcext:value-type="float">
            <text:p>34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moz</text:p>
          </table:table-cell>
          <table:table-cell office:value-type="float" office:value="58.7833" calcext:value-type="float">
            <text:p>58.7833</text:p>
          </table:table-cell>
          <table:table-cell office:value-type="float" office:value="56.15" calcext:value-type="float">
            <text:p>56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3457" calcext:value-type="float">
            <text:p>34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novskoye</text:p>
          </table:table-cell>
          <table:table-cell office:value-type="float" office:value="43.3997" calcext:value-type="float">
            <text:p>43.3997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3456" calcext:value-type="float">
            <text:p>3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skety</text:p>
          </table:table-cell>
          <table:table-cell office:value-type="float" office:value="43.1593" calcext:value-type="float">
            <text:p>43.1593</text:p>
          </table:table-cell>
          <table:table-cell office:value-type="float" office:value="46.3602" calcext:value-type="float">
            <text:p>46.360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3447" calcext:value-type="float">
            <text:p>3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aya Rechka</text:p>
          </table:table-cell>
          <table:table-cell office:value-type="float" office:value="43.4333" calcext:value-type="float">
            <text:p>43.4333</text:p>
          </table:table-cell>
          <table:table-cell office:value-type="float" office:value="43.5083" calcext:value-type="float">
            <text:p>43.50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3430" calcext:value-type="float">
            <text:p>34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vinka</text:p>
          </table:table-cell>
          <table:table-cell office:value-type="float" office:value="50.0785" calcext:value-type="float">
            <text:p>50.0785</text:p>
          </table:table-cell>
          <table:table-cell office:value-type="float" office:value="47.0994" calcext:value-type="float">
            <text:p>47.09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3428" calcext:value-type="float">
            <text:p>34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akurtti</text:p>
          </table:table-cell>
          <table:table-cell office:value-type="float" office:value="66.9672" calcext:value-type="float">
            <text:p>66.9672</text:p>
          </table:table-cell>
          <table:table-cell office:value-type="float" office:value="30.3383" calcext:value-type="float">
            <text:p>30.33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/>
          <table:table-cell table:number-columns-repeated="2" office:value-type="float" office:value="3424" calcext:value-type="float">
            <text:p>3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olm</text:p>
          </table:table-cell>
          <table:table-cell office:value-type="float" office:value="57.15" calcext:value-type="float">
            <text:p>57.15</text:p>
          </table:table-cell>
          <table:table-cell office:value-type="float" office:value="31.1833" calcext:value-type="float">
            <text:p>31.1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gorodskaya Oblast’</text:p>
          </table:table-cell>
          <table:table-cell/>
          <table:table-cell table:number-columns-repeated="2" office:value-type="float" office:value="3422" calcext:value-type="float">
            <text:p>34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brovka</text:p>
          </table:table-cell>
          <table:table-cell office:value-type="float" office:value="54.0442" calcext:value-type="float">
            <text:p>54.0442</text:p>
          </table:table-cell>
          <table:table-cell office:value-type="float" office:value="61.7444" calcext:value-type="float">
            <text:p>61.74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3411" calcext:value-type="float">
            <text:p>3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u-Telyak</text:p>
          </table:table-cell>
          <table:table-cell office:value-type="float" office:value="54.9128" calcext:value-type="float">
            <text:p>54.9128</text:p>
          </table:table-cell>
          <table:table-cell office:value-type="float" office:value="56.9794" calcext:value-type="float">
            <text:p>56.97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3408" calcext:value-type="float">
            <text:p>34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hayevo</text:p>
          </table:table-cell>
          <table:table-cell office:value-type="float" office:value="53.235" calcext:value-type="float">
            <text:p>53.235</text:p>
          </table:table-cell>
          <table:table-cell office:value-type="float" office:value="42.2017" calcext:value-type="float">
            <text:p>42.20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mbovskaya Oblast’</text:p>
          </table:table-cell>
          <table:table-cell/>
          <table:table-cell table:number-columns-repeated="2" office:value-type="float" office:value="3407" calcext:value-type="float">
            <text:p>34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ktyabr’skiy</text:p>
          </table:table-cell>
          <table:table-cell office:value-type="float" office:value="56.8442" calcext:value-type="float">
            <text:p>56.8442</text:p>
          </table:table-cell>
          <table:table-cell office:value-type="float" office:value="53.3275" calcext:value-type="float">
            <text:p>53.32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3407" calcext:value-type="float">
            <text:p>34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rushchëvo</text:p>
          </table:table-cell>
          <table:table-cell office:value-type="float" office:value="54.233" calcext:value-type="float">
            <text:p>54.233</text:p>
          </table:table-cell>
          <table:table-cell office:value-type="float" office:value="37.5337" calcext:value-type="float">
            <text:p>37.533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3404" calcext:value-type="float">
            <text:p>3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volnoye</text:p>
          </table:table-cell>
          <table:table-cell office:value-type="float" office:value="45.9175" calcext:value-type="float">
            <text:p>45.9175</text:p>
          </table:table-cell>
          <table:table-cell office:value-type="float" office:value="41.3072" calcext:value-type="float">
            <text:p>41.30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3400" calcext:value-type="float">
            <text:p>3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igansk</text:p>
          </table:table-cell>
          <table:table-cell office:value-type="float" office:value="66.7708" calcext:value-type="float">
            <text:p>66.7708</text:p>
          </table:table-cell>
          <table:table-cell office:value-type="float" office:value="123.371" calcext:value-type="float">
            <text:p>123.37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3399" calcext:value-type="float">
            <text:p>33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yuko</text:p>
          </table:table-cell>
          <table:table-cell office:value-type="float" office:value="44.1153" calcext:value-type="float">
            <text:p>44.1153</text:p>
          </table:table-cell>
          <table:table-cell office:value-type="float" office:value="41.8281" calcext:value-type="float">
            <text:p>41.82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3399" calcext:value-type="float">
            <text:p>33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gachëvo</text:p>
          </table:table-cell>
          <table:table-cell office:value-type="float" office:value="56.4333" calcext:value-type="float">
            <text:p>56.4333</text:p>
          </table:table-cell>
          <table:table-cell office:value-type="float" office:value="37.1667" calcext:value-type="float">
            <text:p>37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3379" calcext:value-type="float">
            <text:p>33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shchug</text:p>
          </table:table-cell>
          <table:table-cell office:value-type="float" office:value="58.8872" calcext:value-type="float">
            <text:p>58.8872</text:p>
          </table:table-cell>
          <table:table-cell office:value-type="float" office:value="45.7133" calcext:value-type="float">
            <text:p>45.71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stromskaya Oblast’</text:p>
          </table:table-cell>
          <table:table-cell/>
          <table:table-cell table:number-columns-repeated="2" office:value-type="float" office:value="3376" calcext:value-type="float">
            <text:p>3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minkhyur</text:p>
          </table:table-cell>
          <table:table-cell office:value-type="float" office:value="41.7658" calcext:value-type="float">
            <text:p>41.7658</text:p>
          </table:table-cell>
          <table:table-cell office:value-type="float" office:value="48.3253" calcext:value-type="float">
            <text:p>48.32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3374" calcext:value-type="float">
            <text:p>3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kachacha</text:p>
          </table:table-cell>
          <table:table-cell office:value-type="float" office:value="52.9833" calcext:value-type="float">
            <text:p>52.9833</text:p>
          </table:table-cell>
          <table:table-cell office:value-type="float" office:value="116.9166" calcext:value-type="float">
            <text:p>116.916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office:value-type="float" office:value="3372" calcext:value-type="float">
            <text:p>3372</text:p>
          </table:table-cell>
          <table:table-cell office:value-type="float" office:value="497" calcext:value-type="float">
            <text:p>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khangelskoye</text:p>
          </table:table-cell>
          <table:table-cell office:value-type="float" office:value="54.4292" calcext:value-type="float">
            <text:p>54.4292</text:p>
          </table:table-cell>
          <table:table-cell office:value-type="float" office:value="48.6544" calcext:value-type="float">
            <text:p>48.65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3370" calcext:value-type="float">
            <text:p>33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gol’nyye Kopi</text:p>
          </table:table-cell>
          <table:table-cell office:value-type="float" office:value="64.7333" calcext:value-type="float">
            <text:p>64.7333</text:p>
          </table:table-cell>
          <table:table-cell office:value-type="float" office:value="177.7" calcext:value-type="float">
            <text:p>177.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kotskiy Avtonomnyy Okrug</text:p>
          </table:table-cell>
          <table:table-cell/>
          <table:table-cell table:number-columns-repeated="2" office:value-type="float" office:value="3367" calcext:value-type="float">
            <text:p>33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ashyurt</text:p>
          </table:table-cell>
          <table:table-cell office:value-type="float" office:value="43.3069" calcext:value-type="float">
            <text:p>43.3069</text:p>
          </table:table-cell>
          <table:table-cell office:value-type="float" office:value="46.5108" calcext:value-type="float">
            <text:p>46.51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3366" calcext:value-type="float">
            <text:p>33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franovo</text:p>
          </table:table-cell>
          <table:table-cell office:value-type="float" office:value="53.9819" calcext:value-type="float">
            <text:p>53.9819</text:p>
          </table:table-cell>
          <table:table-cell office:value-type="float" office:value="54.775" calcext:value-type="float">
            <text:p>54.7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3359" calcext:value-type="float">
            <text:p>3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a-Khol’</text:p>
          </table:table-cell>
          <table:table-cell office:value-type="float" office:value="51.515" calcext:value-type="float">
            <text:p>51.515</text:p>
          </table:table-cell>
          <table:table-cell office:value-type="float" office:value="92.332" calcext:value-type="float">
            <text:p>92.33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3346" calcext:value-type="float">
            <text:p>33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’shoy Uluy</text:p>
          </table:table-cell>
          <table:table-cell office:value-type="float" office:value="56.6533" calcext:value-type="float">
            <text:p>56.6533</text:p>
          </table:table-cell>
          <table:table-cell office:value-type="float" office:value="90.5719" calcext:value-type="float">
            <text:p>90.57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3340" calcext:value-type="float">
            <text:p>33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zhevskoye</text:p>
          </table:table-cell>
          <table:table-cell office:value-type="float" office:value="54.5531" calcext:value-type="float">
            <text:p>54.5531</text:p>
          </table:table-cell>
          <table:table-cell office:value-type="float" office:value="40.8689" calcext:value-type="float">
            <text:p>40.86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yazanskaya Oblast’</text:p>
          </table:table-cell>
          <table:table-cell/>
          <table:table-cell table:number-columns-repeated="2" office:value-type="float" office:value="3340" calcext:value-type="float">
            <text:p>33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kizovo</text:p>
          </table:table-cell>
          <table:table-cell office:value-type="float" office:value="55.9661" calcext:value-type="float">
            <text:p>55.9661</text:p>
          </table:table-cell>
          <table:table-cell office:value-type="float" office:value="37.7978" calcext:value-type="float">
            <text:p>37.79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3336" calcext:value-type="float">
            <text:p>3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snokovka</text:p>
          </table:table-cell>
          <table:table-cell office:value-type="float" office:value="54.6097" calcext:value-type="float">
            <text:p>54.6097</text:p>
          </table:table-cell>
          <table:table-cell office:value-type="float" office:value="55.9431" calcext:value-type="float">
            <text:p>55.94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3333" calcext:value-type="float">
            <text:p>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rshichi</text:p>
          </table:table-cell>
          <table:table-cell office:value-type="float" office:value="53.6725" calcext:value-type="float">
            <text:p>53.6725</text:p>
          </table:table-cell>
          <table:table-cell office:value-type="float" office:value="32.7542" calcext:value-type="float">
            <text:p>32.75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3326" calcext:value-type="float">
            <text:p>33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geyevka</text:p>
          </table:table-cell>
          <table:table-cell office:value-type="float" office:value="43.3431" calcext:value-type="float">
            <text:p>43.3431</text:p>
          </table:table-cell>
          <table:table-cell office:value-type="float" office:value="133.3542" calcext:value-type="float">
            <text:p>133.35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3323" calcext:value-type="float">
            <text:p>33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eytovo</text:p>
          </table:table-cell>
          <table:table-cell office:value-type="float" office:value="58.2993" calcext:value-type="float">
            <text:p>58.2993</text:p>
          </table:table-cell>
          <table:table-cell office:value-type="float" office:value="37.8617" calcext:value-type="float">
            <text:p>37.86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roslavskaya Oblast’</text:p>
          </table:table-cell>
          <table:table-cell/>
          <table:table-cell table:number-columns-repeated="2" office:value-type="float" office:value="3308" calcext:value-type="float">
            <text:p>3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gorsk</text:p>
          </table:table-cell>
          <table:table-cell office:value-type="float" office:value="48.4172" calcext:value-type="float">
            <text:p>48.4172</text:p>
          </table:table-cell>
          <table:table-cell office:value-type="float" office:value="142.0869" calcext:value-type="float">
            <text:p>142.08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3304" calcext:value-type="float">
            <text:p>3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iy Cherek</text:p>
          </table:table-cell>
          <table:table-cell office:value-type="float" office:value="43.5131" calcext:value-type="float">
            <text:p>43.5131</text:p>
          </table:table-cell>
          <table:table-cell office:value-type="float" office:value="43.9139" calcext:value-type="float">
            <text:p>43.91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3301" calcext:value-type="float">
            <text:p>33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ykit</text:p>
          </table:table-cell>
          <table:table-cell office:value-type="float" office:value="61.6778" calcext:value-type="float">
            <text:p>61.6778</text:p>
          </table:table-cell>
          <table:table-cell office:value-type="float" office:value="96.3833" calcext:value-type="float">
            <text:p>96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3293" calcext:value-type="float">
            <text:p>32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khteyevka</text:p>
          </table:table-cell>
          <table:table-cell office:value-type="float" office:value="50.8072" calcext:value-type="float">
            <text:p>50.8072</text:p>
          </table:table-cell>
          <table:table-cell office:value-type="float" office:value="37.2167" calcext:value-type="float">
            <text:p>37.2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3290" calcext:value-type="float">
            <text:p>32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gaushi</text:p>
          </table:table-cell>
          <table:table-cell office:value-type="float" office:value="55.9675" calcext:value-type="float">
            <text:p>55.9675</text:p>
          </table:table-cell>
          <table:table-cell office:value-type="float" office:value="46.7711" calcext:value-type="float">
            <text:p>46.77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3280" calcext:value-type="float">
            <text:p>3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emyshl</text:p>
          </table:table-cell>
          <table:table-cell office:value-type="float" office:value="54.2636" calcext:value-type="float">
            <text:p>54.2636</text:p>
          </table:table-cell>
          <table:table-cell office:value-type="float" office:value="36.1631" calcext:value-type="float">
            <text:p>36.16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3279" calcext:value-type="float">
            <text:p>32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oarkhangelsk</text:p>
          </table:table-cell>
          <table:table-cell office:value-type="float" office:value="52.4" calcext:value-type="float">
            <text:p>52.4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lovskaya Oblast’</text:p>
          </table:table-cell>
          <table:table-cell/>
          <table:table-cell table:number-columns-repeated="2" office:value-type="float" office:value="3276" calcext:value-type="float">
            <text:p>3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fino</text:p>
          </table:table-cell>
          <table:table-cell office:value-type="float" office:value="46.4085" calcext:value-type="float">
            <text:p>46.4085</text:p>
          </table:table-cell>
          <table:table-cell office:value-type="float" office:value="48.714" calcext:value-type="float">
            <text:p>48.7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3268" calcext:value-type="float">
            <text:p>32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khovka</text:p>
          </table:table-cell>
          <table:table-cell office:value-type="float" office:value="53.8667" calcext:value-type="float">
            <text:p>53.8667</text:p>
          </table:table-cell>
          <table:table-cell office:value-type="float" office:value="50.2831" calcext:value-type="float">
            <text:p>50.28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3268" calcext:value-type="float">
            <text:p>32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agaltay</text:p>
          </table:table-cell>
          <table:table-cell office:value-type="float" office:value="50.6022" calcext:value-type="float">
            <text:p>50.6022</text:p>
          </table:table-cell>
          <table:table-cell office:value-type="float" office:value="95.0047" calcext:value-type="float">
            <text:p>95.00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3267" calcext:value-type="float">
            <text:p>32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zen</text:p>
          </table:table-cell>
          <table:table-cell office:value-type="float" office:value="65.85" calcext:value-type="float">
            <text:p>65.85</text:p>
          </table:table-cell>
          <table:table-cell office:value-type="float" office:value="44.2333" calcext:value-type="float">
            <text:p>44.2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3267" calcext:value-type="float">
            <text:p>32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’insko-Podomskoye</text:p>
          </table:table-cell>
          <table:table-cell office:value-type="float" office:value="61.1167" calcext:value-type="float">
            <text:p>61.1167</text:p>
          </table:table-cell>
          <table:table-cell office:value-type="float" office:value="47.9756" calcext:value-type="float">
            <text:p>47.97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3254" calcext:value-type="float">
            <text:p>32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rzhev</text:p>
          </table:table-cell>
          <table:table-cell office:value-type="float" office:value="57.0333" calcext:value-type="float">
            <text:p>57.0333</text:p>
          </table:table-cell>
          <table:table-cell office:value-type="float" office:value="29.3333" calcext:value-type="float">
            <text:p>29.3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/>
          <table:table-cell table:number-columns-repeated="2" office:value-type="float" office:value="3252" calcext:value-type="float">
            <text:p>32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brovka</text:p>
          </table:table-cell>
          <table:table-cell office:value-type="float" office:value="53.1822" calcext:value-type="float">
            <text:p>53.1822</text:p>
          </table:table-cell>
          <table:table-cell office:value-type="float" office:value="83.8794" calcext:value-type="float">
            <text:p>83.87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3251" calcext:value-type="float">
            <text:p>3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yaya Tishanka</text:p>
          </table:table-cell>
          <table:table-cell office:value-type="float" office:value="51.3241" calcext:value-type="float">
            <text:p>51.3241</text:p>
          </table:table-cell>
          <table:table-cell office:value-type="float" office:value="40.5447" calcext:value-type="float">
            <text:p>40.54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3250" calcext:value-type="float">
            <text:p>3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vernoye</text:p>
          </table:table-cell>
          <table:table-cell office:value-type="float" office:value="44.8319" calcext:value-type="float">
            <text:p>44.8319</text:p>
          </table:table-cell>
          <table:table-cell office:value-type="float" office:value="42.8583" calcext:value-type="float">
            <text:p>42.85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3249" calcext:value-type="float">
            <text:p>3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zyukovo</text:p>
          </table:table-cell>
          <table:table-cell office:value-type="float" office:value="53.6442" calcext:value-type="float">
            <text:p>53.6442</text:p>
          </table:table-cell>
          <table:table-cell office:value-type="float" office:value="49.6903" calcext:value-type="float">
            <text:p>49.69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3243" calcext:value-type="float">
            <text:p>3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lovka</text:p>
          </table:table-cell>
          <table:table-cell office:value-type="float" office:value="44.6889" calcext:value-type="float">
            <text:p>44.6889</text:p>
          </table:table-cell>
          <table:table-cell office:value-type="float" office:value="44.1726" calcext:value-type="float">
            <text:p>44.172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3241" calcext:value-type="float">
            <text:p>3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akh</text:p>
          </table:table-cell>
          <table:table-cell office:value-type="float" office:value="41.5842" calcext:value-type="float">
            <text:p>41.5842</text:p>
          </table:table-cell>
          <table:table-cell office:value-type="float" office:value="47.7842" calcext:value-type="float">
            <text:p>47.78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3235" calcext:value-type="float">
            <text:p>3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il’yevka</text:p>
          </table:table-cell>
          <table:table-cell office:value-type="float" office:value="53.5511" calcext:value-type="float">
            <text:p>53.5511</text:p>
          </table:table-cell>
          <table:table-cell office:value-type="float" office:value="49.5294" calcext:value-type="float">
            <text:p>49.52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3233" calcext:value-type="float">
            <text:p>3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uchni</text:p>
          </table:table-cell>
          <table:table-cell office:value-type="float" office:value="41.9483" calcext:value-type="float">
            <text:p>41.9483</text:p>
          </table:table-cell>
          <table:table-cell office:value-type="float" office:value="47.9462" calcext:value-type="float">
            <text:p>47.946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3232" calcext:value-type="float">
            <text:p>3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kolovo</text:p>
          </table:table-cell>
          <table:table-cell office:value-type="float" office:value="52.5317" calcext:value-type="float">
            <text:p>52.5317</text:p>
          </table:table-cell>
          <table:table-cell office:value-type="float" office:value="84.7897" calcext:value-type="float">
            <text:p>84.78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3224" calcext:value-type="float">
            <text:p>3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okh</text:p>
          </table:table-cell>
          <table:table-cell office:value-type="float" office:value="42.3156" calcext:value-type="float">
            <text:p>42.3156</text:p>
          </table:table-cell>
          <table:table-cell office:value-type="float" office:value="47.03" calcext:value-type="float">
            <text:p>47.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3223" calcext:value-type="float">
            <text:p>3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aya Polyana</text:p>
          </table:table-cell>
          <table:table-cell office:value-type="float" office:value="46.1131" calcext:value-type="float">
            <text:p>46.1131</text:p>
          </table:table-cell>
          <table:table-cell office:value-type="float" office:value="41.5017" calcext:value-type="float">
            <text:p>41.50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3222" calcext:value-type="float">
            <text:p>3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t-Khol’</text:p>
          </table:table-cell>
          <table:table-cell office:value-type="float" office:value="51.4069" calcext:value-type="float">
            <text:p>51.4069</text:p>
          </table:table-cell>
          <table:table-cell office:value-type="float" office:value="91.2925" calcext:value-type="float">
            <text:p>91.29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3215" calcext:value-type="float">
            <text:p>3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oye Drozhzhanoye</text:p>
          </table:table-cell>
          <table:table-cell office:value-type="float" office:value="54.7236" calcext:value-type="float">
            <text:p>54.7236</text:p>
          </table:table-cell>
          <table:table-cell office:value-type="float" office:value="47.5608" calcext:value-type="float">
            <text:p>47.56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3210" calcext:value-type="float">
            <text:p>32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ndagayty</text:p>
          </table:table-cell>
          <table:table-cell office:value-type="float" office:value="50.7308" calcext:value-type="float">
            <text:p>50.7308</text:p>
          </table:table-cell>
          <table:table-cell office:value-type="float" office:value="92.0706" calcext:value-type="float">
            <text:p>92.07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3209" calcext:value-type="float">
            <text:p>3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dovoye</text:p>
          </table:table-cell>
          <table:table-cell office:value-type="float" office:value="43.4085" calcext:value-type="float">
            <text:p>43.4085</text:p>
          </table:table-cell>
          <table:table-cell office:value-type="float" office:value="45.5957" calcext:value-type="float">
            <text:p>45.595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3206" calcext:value-type="float">
            <text:p>3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manka</text:p>
          </table:table-cell>
          <table:table-cell office:value-type="float" office:value="52.8992" calcext:value-type="float">
            <text:p>52.8992</text:p>
          </table:table-cell>
          <table:table-cell office:value-type="float" office:value="83.5433" calcext:value-type="float">
            <text:p>83.54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3203" calcext:value-type="float">
            <text:p>32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yasovo</text:p>
          </table:table-cell>
          <table:table-cell office:value-type="float" office:value="56.3439" calcext:value-type="float">
            <text:p>56.3439</text:p>
          </table:table-cell>
          <table:table-cell office:value-type="float" office:value="53.1225" calcext:value-type="float">
            <text:p>53.12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3200" calcext:value-type="float">
            <text:p>3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yy</text:p>
          </table:table-cell>
          <table:table-cell office:value-type="float" office:value="55.8333" calcext:value-type="float">
            <text:p>55.8333</text:p>
          </table:table-cell>
          <table:table-cell office:value-type="float" office:value="32.9333" calcext:value-type="float">
            <text:p>32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3197" calcext:value-type="float">
            <text:p>31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ichnik</text:p>
          </table:table-cell>
          <table:table-cell office:value-type="float" office:value="48.7462" calcext:value-type="float">
            <text:p>48.7462</text:p>
          </table:table-cell>
          <table:table-cell office:value-type="float" office:value="132.9543" calcext:value-type="float">
            <text:p>132.954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evreyskaya Avtonomnaya Oblast’</text:p>
          </table:table-cell>
          <table:table-cell/>
          <table:table-cell table:number-columns-repeated="2" office:value-type="float" office:value="3194" calcext:value-type="float">
            <text:p>3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rlatskoye</text:p>
          </table:table-cell>
          <table:table-cell office:value-type="float" office:value="45.0564" calcext:value-type="float">
            <text:p>45.0564</text:p>
          </table:table-cell>
          <table:table-cell office:value-type="float" office:value="43.635" calcext:value-type="float">
            <text:p>43.6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3193" calcext:value-type="float">
            <text:p>3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eli</text:p>
          </table:table-cell>
          <table:table-cell office:value-type="float" office:value="51.014" calcext:value-type="float">
            <text:p>51.014</text:p>
          </table:table-cell>
          <table:table-cell office:value-type="float" office:value="90.2053" calcext:value-type="float">
            <text:p>90.20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3192" calcext:value-type="float">
            <text:p>3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nezhukay</text:p>
          </table:table-cell>
          <table:table-cell office:value-type="float" office:value="44.8865" calcext:value-type="float">
            <text:p>44.8865</text:p>
          </table:table-cell>
          <table:table-cell office:value-type="float" office:value="39.383" calcext:value-type="float">
            <text:p>39.3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3189" calcext:value-type="float">
            <text:p>3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znamensk</text:p>
          </table:table-cell>
          <table:table-cell office:value-type="float" office:value="54.95" calcext:value-type="float">
            <text:p>54.9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3188" calcext:value-type="float">
            <text:p>31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uno-Dmitriyevskoye</text:p>
          </table:table-cell>
          <table:table-cell office:value-type="float" office:value="44.4025" calcext:value-type="float">
            <text:p>44.4025</text:p>
          </table:table-cell>
          <table:table-cell office:value-type="float" office:value="42.7219" calcext:value-type="float">
            <text:p>42.72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3183" calcext:value-type="float">
            <text:p>3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zhida</text:p>
          </table:table-cell>
          <table:table-cell office:value-type="float" office:value="50.6861" calcext:value-type="float">
            <text:p>50.6861</text:p>
          </table:table-cell>
          <table:table-cell office:value-type="float" office:value="106.1792" calcext:value-type="float">
            <text:p>106.17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3178" calcext:value-type="float">
            <text:p>31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sil</text:p>
          </table:table-cell>
          <table:table-cell office:value-type="float" office:value="52.9667" calcext:value-type="float">
            <text:p>52.9667</text:p>
          </table:table-cell>
          <table:table-cell office:value-type="float" office:value="37.05" calcext:value-type="float">
            <text:p>37.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lovskaya Oblast’</text:p>
          </table:table-cell>
          <table:table-cell/>
          <table:table-cell table:number-columns-repeated="2" office:value-type="float" office:value="3175" calcext:value-type="float">
            <text:p>3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kko</text:p>
          </table:table-cell>
          <table:table-cell office:value-type="float" office:value="44.7928" calcext:value-type="float">
            <text:p>44.7928</text:p>
          </table:table-cell>
          <table:table-cell office:value-type="float" office:value="37.4039" calcext:value-type="float">
            <text:p>37.40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3156" calcext:value-type="float">
            <text:p>3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ndyki</text:p>
          </table:table-cell>
          <table:table-cell office:value-type="float" office:value="45.7678" calcext:value-type="float">
            <text:p>45.7678</text:p>
          </table:table-cell>
          <table:table-cell office:value-type="float" office:value="47.1258" calcext:value-type="float">
            <text:p>47.12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3149" calcext:value-type="float">
            <text:p>3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ksakovo</text:p>
          </table:table-cell>
          <table:table-cell office:value-type="float" office:value="54.0181" calcext:value-type="float">
            <text:p>54.0181</text:p>
          </table:table-cell>
          <table:table-cell office:value-type="float" office:value="54.1525" calcext:value-type="float">
            <text:p>54.15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3131" calcext:value-type="float">
            <text:p>3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nzeli</text:p>
          </table:table-cell>
          <table:table-cell office:value-type="float" office:value="45.9241" calcext:value-type="float">
            <text:p>45.9241</text:p>
          </table:table-cell>
          <table:table-cell office:value-type="float" office:value="47.0474" calcext:value-type="float">
            <text:p>47.047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mykiya</text:p>
          </table:table-cell>
          <table:table-cell/>
          <table:table-cell table:number-columns-repeated="2" office:value-type="float" office:value="3131" calcext:value-type="float">
            <text:p>3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dinovo</text:p>
          </table:table-cell>
          <table:table-cell office:value-type="float" office:value="54.9893" calcext:value-type="float">
            <text:p>54.9893</text:p>
          </table:table-cell>
          <table:table-cell office:value-type="float" office:value="36.2489" calcext:value-type="float">
            <text:p>36.24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3124" calcext:value-type="float">
            <text:p>3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yye Chetai</text:p>
          </table:table-cell>
          <table:table-cell office:value-type="float" office:value="55.6886" calcext:value-type="float">
            <text:p>55.6886</text:p>
          </table:table-cell>
          <table:table-cell office:value-type="float" office:value="46.1386" calcext:value-type="float">
            <text:p>46.13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3118" calcext:value-type="float">
            <text:p>3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iy Kurkuzhin</text:p>
          </table:table-cell>
          <table:table-cell office:value-type="float" office:value="43.6956" calcext:value-type="float">
            <text:p>43.6956</text:p>
          </table:table-cell>
          <table:table-cell office:value-type="float" office:value="43.2747" calcext:value-type="float">
            <text:p>43.27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3113" calcext:value-type="float">
            <text:p>3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y-Khaak</text:p>
          </table:table-cell>
          <table:table-cell office:value-type="float" office:value="51.161" calcext:value-type="float">
            <text:p>51.161</text:p>
          </table:table-cell>
          <table:table-cell office:value-type="float" office:value="94.464" calcext:value-type="float">
            <text:p>94.4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3110" calcext:value-type="float">
            <text:p>3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nadey</text:p>
          </table:table-cell>
          <table:table-cell office:value-type="float" office:value="53.1611" calcext:value-type="float">
            <text:p>53.1611</text:p>
          </table:table-cell>
          <table:table-cell office:value-type="float" office:value="47.5283" calcext:value-type="float">
            <text:p>47.52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3094" calcext:value-type="float">
            <text:p>30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deyevskiy</text:p>
          </table:table-cell>
          <table:table-cell office:value-type="float" office:value="54.8778" calcext:value-type="float">
            <text:p>54.8778</text:p>
          </table:table-cell>
          <table:table-cell office:value-type="float" office:value="56.7644" calcext:value-type="float">
            <text:p>56.76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3091" calcext:value-type="float">
            <text:p>3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valikha</text:p>
          </table:table-cell>
          <table:table-cell office:value-type="float" office:value="53.5167" calcext:value-type="float">
            <text:p>53.5167</text:p>
          </table:table-cell>
          <table:table-cell office:value-type="float" office:value="83.775" calcext:value-type="float">
            <text:p>83.7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3089" calcext:value-type="float">
            <text:p>3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nokozovo</text:p>
          </table:table-cell>
          <table:table-cell office:value-type="float" office:value="43.6755" calcext:value-type="float">
            <text:p>43.6755</text:p>
          </table:table-cell>
          <table:table-cell office:value-type="float" office:value="45.353" calcext:value-type="float">
            <text:p>45.3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3085" calcext:value-type="float">
            <text:p>3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echepsin</text:p>
          </table:table-cell>
          <table:table-cell office:value-type="float" office:value="44.8217" calcext:value-type="float">
            <text:p>44.8217</text:p>
          </table:table-cell>
          <table:table-cell office:value-type="float" office:value="40.5017" calcext:value-type="float">
            <text:p>40.50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3084" calcext:value-type="float">
            <text:p>30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tyrbovo</text:p>
          </table:table-cell>
          <table:table-cell office:value-type="float" office:value="44.73" calcext:value-type="float">
            <text:p>44.73</text:p>
          </table:table-cell>
          <table:table-cell office:value-type="float" office:value="40.6264" calcext:value-type="float">
            <text:p>40.62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3079" calcext:value-type="float">
            <text:p>3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tka</text:p>
          </table:table-cell>
          <table:table-cell office:value-type="float" office:value="56.7167" calcext:value-type="float">
            <text:p>56.7167</text:p>
          </table:table-cell>
          <table:table-cell office:value-type="float" office:value="63.7833" calcext:value-type="float">
            <text:p>63.7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3077" calcext:value-type="float">
            <text:p>3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achnyy</text:p>
          </table:table-cell>
          <table:table-cell office:value-type="float" office:value="52.6833" calcext:value-type="float">
            <text:p>52.6833</text:p>
          </table:table-cell>
          <table:table-cell office:value-type="float" office:value="55.7333" calcext:value-type="float">
            <text:p>55.7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3075" calcext:value-type="float">
            <text:p>3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Maya</text:p>
          </table:table-cell>
          <table:table-cell office:value-type="float" office:value="60.4566" calcext:value-type="float">
            <text:p>60.4566</text:p>
          </table:table-cell>
          <table:table-cell office:value-type="float" office:value="134.5433" calcext:value-type="float">
            <text:p>134.54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3062" calcext:value-type="float">
            <text:p>3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bina</text:p>
          </table:table-cell>
          <table:table-cell office:value-type="float" office:value="44.0578" calcext:value-type="float">
            <text:p>44.0578</text:p>
          </table:table-cell>
          <table:table-cell office:value-type="float" office:value="41.9478" calcext:value-type="float">
            <text:p>41.94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3060" calcext:value-type="float">
            <text:p>30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giyevsk</text:p>
          </table:table-cell>
          <table:table-cell office:value-type="float" office:value="53.9414" calcext:value-type="float">
            <text:p>53.9414</text:p>
          </table:table-cell>
          <table:table-cell office:value-type="float" office:value="51.1663" calcext:value-type="float">
            <text:p>51.166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3057" calcext:value-type="float">
            <text:p>3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mlyansk</text:p>
          </table:table-cell>
          <table:table-cell office:value-type="float" office:value="51.9042" calcext:value-type="float">
            <text:p>51.9042</text:p>
          </table:table-cell>
          <table:table-cell office:value-type="float" office:value="38.7306" calcext:value-type="float">
            <text:p>38.73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3043" calcext:value-type="float">
            <text:p>3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ba-Taba</text:p>
          </table:table-cell>
          <table:table-cell office:value-type="float" office:value="43.7833" calcext:value-type="float">
            <text:p>43.7833</text:p>
          </table:table-cell>
          <table:table-cell office:value-type="float" office:value="43.45" calcext:value-type="float">
            <text:p>43.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3042" calcext:value-type="float">
            <text:p>3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chishche</text:p>
          </table:table-cell>
          <table:table-cell office:value-type="float" office:value="55.1498" calcext:value-type="float">
            <text:p>55.1498</text:p>
          </table:table-cell>
          <table:table-cell office:value-type="float" office:value="82.8699" calcext:value-type="float">
            <text:p>82.869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3036" calcext:value-type="float">
            <text:p>3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gutskoye</text:p>
          </table:table-cell>
          <table:table-cell office:value-type="float" office:value="44.4436" calcext:value-type="float">
            <text:p>44.4436</text:p>
          </table:table-cell>
          <table:table-cell office:value-type="float" office:value="42.8669" calcext:value-type="float">
            <text:p>42.86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3026" calcext:value-type="float">
            <text:p>3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ikovo</text:p>
          </table:table-cell>
          <table:table-cell office:value-type="float" office:value="55.7358" calcext:value-type="float">
            <text:p>55.7358</text:p>
          </table:table-cell>
          <table:table-cell office:value-type="float" office:value="46.7356" calcext:value-type="float">
            <text:p>46.73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3023" calcext:value-type="float">
            <text:p>3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yanovo</text:p>
          </table:table-cell>
          <table:table-cell office:value-type="float" office:value="53.7189" calcext:value-type="float">
            <text:p>53.7189</text:p>
          </table:table-cell>
          <table:table-cell office:value-type="float" office:value="35.5356" calcext:value-type="float">
            <text:p>35.53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3022" calcext:value-type="float">
            <text:p>3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deyevka</text:p>
          </table:table-cell>
          <table:table-cell office:value-type="float" office:value="52.9583" calcext:value-type="float">
            <text:p>52.9583</text:p>
          </table:table-cell>
          <table:table-cell office:value-type="float" office:value="31.9769" calcext:value-type="float">
            <text:p>31.97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3014" calcext:value-type="float">
            <text:p>3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ngi</text:p>
          </table:table-cell>
          <table:table-cell office:value-type="float" office:value="43.0741" calcext:value-type="float">
            <text:p>43.0741</text:p>
          </table:table-cell>
          <table:table-cell office:value-type="float" office:value="45.5112" calcext:value-type="float">
            <text:p>45.511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3010" calcext:value-type="float">
            <text:p>3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govatoye</text:p>
          </table:table-cell>
          <table:table-cell office:value-type="float" office:value="51.2239" calcext:value-type="float">
            <text:p>51.2239</text:p>
          </table:table-cell>
          <table:table-cell office:value-type="float" office:value="38.3708" calcext:value-type="float">
            <text:p>38.37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3001" calcext:value-type="float">
            <text:p>3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izavetinskoye</text:p>
          </table:table-cell>
          <table:table-cell office:value-type="float" office:value="45.0081" calcext:value-type="float">
            <text:p>45.0081</text:p>
          </table:table-cell>
          <table:table-cell office:value-type="float" office:value="43.3519" calcext:value-type="float">
            <text:p>43.35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998" calcext:value-type="float">
            <text:p>2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ranpaul</text:p>
          </table:table-cell>
          <table:table-cell office:value-type="float" office:value="64.26" calcext:value-type="float">
            <text:p>64.26</text:p>
          </table:table-cell>
          <table:table-cell office:value-type="float" office:value="60.9083" calcext:value-type="float">
            <text:p>60.90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nty-Mansiyskiy Avtonomnyy Okrug-Yugra</text:p>
          </table:table-cell>
          <table:table-cell/>
          <table:table-cell table:number-columns-repeated="2" office:value-type="float" office:value="2985" calcext:value-type="float">
            <text:p>29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haga-Stal-Kazmalyar</text:p>
          </table:table-cell>
          <table:table-cell office:value-type="float" office:value="41.6814" calcext:value-type="float">
            <text:p>41.6814</text:p>
          </table:table-cell>
          <table:table-cell office:value-type="float" office:value="48.2183" calcext:value-type="float">
            <text:p>48.21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978" calcext:value-type="float">
            <text:p>29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ingak-Kul’</text:p>
          </table:table-cell>
          <table:table-cell office:value-type="float" office:value="54.3861" calcext:value-type="float">
            <text:p>54.3861</text:p>
          </table:table-cell>
          <table:table-cell office:value-type="float" office:value="55.21" calcext:value-type="float">
            <text:p>55.2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2975" calcext:value-type="float">
            <text:p>2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artsilya</text:p>
          </table:table-cell>
          <table:table-cell office:value-type="float" office:value="62.1769" calcext:value-type="float">
            <text:p>62.1769</text:p>
          </table:table-cell>
          <table:table-cell office:value-type="float" office:value="30.6972" calcext:value-type="float">
            <text:p>30.69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/>
          <table:table-cell table:number-columns-repeated="2" office:value-type="float" office:value="2974" calcext:value-type="float">
            <text:p>2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y-Kodzor</text:p>
          </table:table-cell>
          <table:table-cell office:value-type="float" office:value="44.8536" calcext:value-type="float">
            <text:p>44.8536</text:p>
          </table:table-cell>
          <table:table-cell office:value-type="float" office:value="37.4372" calcext:value-type="float">
            <text:p>37.43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2968" calcext:value-type="float">
            <text:p>29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logriv</text:p>
          </table:table-cell>
          <table:table-cell office:value-type="float" office:value="58.8252" calcext:value-type="float">
            <text:p>58.8252</text:p>
          </table:table-cell>
          <table:table-cell office:value-type="float" office:value="44.3114" calcext:value-type="float">
            <text:p>44.31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stromskaya Oblast’</text:p>
          </table:table-cell>
          <table:table-cell/>
          <table:table-cell table:number-columns-repeated="2" office:value-type="float" office:value="2955" calcext:value-type="float">
            <text:p>2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uglolesskoye</text:p>
          </table:table-cell>
          <table:table-cell office:value-type="float" office:value="44.6589" calcext:value-type="float">
            <text:p>44.6589</text:p>
          </table:table-cell>
          <table:table-cell office:value-type="float" office:value="42.8142" calcext:value-type="float">
            <text:p>42.81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955" calcext:value-type="float">
            <text:p>2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rag-Kazmalyar</text:p>
          </table:table-cell>
          <table:table-cell office:value-type="float" office:value="41.6497" calcext:value-type="float">
            <text:p>41.6497</text:p>
          </table:table-cell>
          <table:table-cell office:value-type="float" office:value="48.3858" calcext:value-type="float">
            <text:p>48.38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952" calcext:value-type="float">
            <text:p>29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ygorodok</text:p>
          </table:table-cell>
          <table:table-cell office:value-type="float" office:value="60.445" calcext:value-type="float">
            <text:p>60.445</text:p>
          </table:table-cell>
          <table:table-cell office:value-type="float" office:value="50.9967" calcext:value-type="float">
            <text:p>50.99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table:number-columns-repeated="2" office:value-type="float" office:value="2940" calcext:value-type="float">
            <text:p>29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sinoye Ozero</text:p>
          </table:table-cell>
          <table:table-cell office:value-type="float" office:value="51.1228" calcext:value-type="float">
            <text:p>51.1228</text:p>
          </table:table-cell>
          <table:table-cell office:value-type="float" office:value="106.2539" calcext:value-type="float">
            <text:p>106.25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2935" calcext:value-type="float">
            <text:p>29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blinskoye</text:p>
          </table:table-cell>
          <table:table-cell office:value-type="float" office:value="44.5192" calcext:value-type="float">
            <text:p>44.5192</text:p>
          </table:table-cell>
          <table:table-cell office:value-type="float" office:value="43.2222" calcext:value-type="float">
            <text:p>43.22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932" calcext:value-type="float">
            <text:p>29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zerzhinskoye</text:p>
          </table:table-cell>
          <table:table-cell office:value-type="float" office:value="56.5183" calcext:value-type="float">
            <text:p>56.5183</text:p>
          </table:table-cell>
          <table:table-cell office:value-type="float" office:value="84.8369" calcext:value-type="float">
            <text:p>84.83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2914" calcext:value-type="float">
            <text:p>2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payevo</text:p>
          </table:table-cell>
          <table:table-cell office:value-type="float" office:value="43.1106" calcext:value-type="float">
            <text:p>43.1106</text:p>
          </table:table-cell>
          <table:table-cell office:value-type="float" office:value="46.4858" calcext:value-type="float">
            <text:p>46.48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903" calcext:value-type="float">
            <text:p>29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vomayskiy</text:p>
          </table:table-cell>
          <table:table-cell office:value-type="float" office:value="56.8536" calcext:value-type="float">
            <text:p>56.8536</text:p>
          </table:table-cell>
          <table:table-cell office:value-type="float" office:value="53.3639" calcext:value-type="float">
            <text:p>53.36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2884" calcext:value-type="float">
            <text:p>28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kolskoye</text:p>
          </table:table-cell>
          <table:table-cell office:value-type="float" office:value="59.46" calcext:value-type="float">
            <text:p>59.46</text:p>
          </table:table-cell>
          <table:table-cell office:value-type="float" office:value="29.9939" calcext:value-type="float">
            <text:p>29.99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2882" calcext:value-type="float">
            <text:p>2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ra</text:p>
          </table:table-cell>
          <table:table-cell office:value-type="float" office:value="57.6061" calcext:value-type="float">
            <text:p>57.6061</text:p>
          </table:table-cell>
          <table:table-cell office:value-type="float" office:value="53.3917" calcext:value-type="float">
            <text:p>53.39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2880" calcext:value-type="float">
            <text:p>28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adan</text:p>
          </table:table-cell>
          <table:table-cell office:value-type="float" office:value="41.9317" calcext:value-type="float">
            <text:p>41.9317</text:p>
          </table:table-cell>
          <table:table-cell office:value-type="float" office:value="48.3356" calcext:value-type="float">
            <text:p>48.33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871" calcext:value-type="float">
            <text:p>2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rtkeros</text:p>
          </table:table-cell>
          <table:table-cell office:value-type="float" office:value="61.8106" calcext:value-type="float">
            <text:p>61.8106</text:p>
          </table:table-cell>
          <table:table-cell office:value-type="float" office:value="51.5806" calcext:value-type="float">
            <text:p>51.58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table:number-columns-repeated="2" office:value-type="float" office:value="2862" calcext:value-type="float">
            <text:p>28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kaznoye</text:p>
          </table:table-cell>
          <table:table-cell office:value-type="float" office:value="44.3264" calcext:value-type="float">
            <text:p>44.3264</text:p>
          </table:table-cell>
          <table:table-cell office:value-type="float" office:value="43.8608" calcext:value-type="float">
            <text:p>43.86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862" calcext:value-type="float">
            <text:p>28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yramaul</text:p>
          </table:table-cell>
          <table:table-cell office:value-type="float" office:value="43.2989" calcext:value-type="float">
            <text:p>43.2989</text:p>
          </table:table-cell>
          <table:table-cell office:value-type="float" office:value="46.726" calcext:value-type="float">
            <text:p>46.72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858" calcext:value-type="float">
            <text:p>2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itriyevskoye</text:p>
          </table:table-cell>
          <table:table-cell office:value-type="float" office:value="45.8125" calcext:value-type="float">
            <text:p>45.8125</text:p>
          </table:table-cell>
          <table:table-cell office:value-type="float" office:value="41.8897" calcext:value-type="float">
            <text:p>41.88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858" calcext:value-type="float">
            <text:p>2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haga-Stal</text:p>
          </table:table-cell>
          <table:table-cell office:value-type="float" office:value="41.7" calcext:value-type="float">
            <text:p>41.7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849" calcext:value-type="float">
            <text:p>2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ig</text:p>
          </table:table-cell>
          <table:table-cell office:value-type="float" office:value="41.7775" calcext:value-type="float">
            <text:p>41.7775</text:p>
          </table:table-cell>
          <table:table-cell office:value-type="float" office:value="47.5939" calcext:value-type="float">
            <text:p>47.59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833" calcext:value-type="float">
            <text:p>2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khta</text:p>
          </table:table-cell>
          <table:table-cell office:value-type="float" office:value="45.9022" calcext:value-type="float">
            <text:p>45.9022</text:p>
          </table:table-cell>
          <table:table-cell office:value-type="float" office:value="42.1275" calcext:value-type="float">
            <text:p>42.12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830" calcext:value-type="float">
            <text:p>28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ta-Stal</text:p>
          </table:table-cell>
          <table:table-cell office:value-type="float" office:value="41.6667" calcext:value-type="float">
            <text:p>41.6667</text:p>
          </table:table-cell>
          <table:table-cell office:value-type="float" office:value="48.1667" calcext:value-type="float">
            <text:p>48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827" calcext:value-type="float">
            <text:p>28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itriyevskoye</text:p>
          </table:table-cell>
          <table:table-cell office:value-type="float" office:value="58.3382" calcext:value-type="float">
            <text:p>58.3382</text:p>
          </table:table-cell>
          <table:table-cell office:value-type="float" office:value="42.3564" calcext:value-type="float">
            <text:p>42.35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stromskaya Oblast’</text:p>
          </table:table-cell>
          <table:table-cell/>
          <table:table-cell table:number-columns-repeated="2" office:value-type="float" office:value="2826" calcext:value-type="float">
            <text:p>2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rasovka</text:p>
          </table:table-cell>
          <table:table-cell office:value-type="float" office:value="55.9636" calcext:value-type="float">
            <text:p>55.9636</text:p>
          </table:table-cell>
          <table:table-cell office:value-type="float" office:value="37.8189" calcext:value-type="float">
            <text:p>37.81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807" calcext:value-type="float">
            <text:p>2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rkushkazmalyar</text:p>
          </table:table-cell>
          <table:table-cell office:value-type="float" office:value="41.8062" calcext:value-type="float">
            <text:p>41.8062</text:p>
          </table:table-cell>
          <table:table-cell office:value-type="float" office:value="48.3898" calcext:value-type="float">
            <text:p>48.389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803" calcext:value-type="float">
            <text:p>2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istanzhi</text:p>
          </table:table-cell>
          <table:table-cell office:value-type="float" office:value="42.9731" calcext:value-type="float">
            <text:p>42.9731</text:p>
          </table:table-cell>
          <table:table-cell office:value-type="float" office:value="46.0203" calcext:value-type="float">
            <text:p>46.02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2797" calcext:value-type="float">
            <text:p>2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nikoy</text:p>
          </table:table-cell>
          <table:table-cell office:value-type="float" office:value="43.5428" calcext:value-type="float">
            <text:p>43.5428</text:p>
          </table:table-cell>
          <table:table-cell office:value-type="float" office:value="43.5036" calcext:value-type="float">
            <text:p>43.50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2792" calcext:value-type="float">
            <text:p>2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vali</text:p>
          </table:table-cell>
          <table:table-cell office:value-type="float" office:value="42.5333" calcext:value-type="float">
            <text:p>42.5333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781" calcext:value-type="float">
            <text:p>2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ostki</text:p>
          </table:table-cell>
          <table:table-cell office:value-type="float" office:value="52.4208" calcext:value-type="float">
            <text:p>52.4208</text:p>
          </table:table-cell>
          <table:table-cell office:value-type="float" office:value="85.6992" calcext:value-type="float">
            <text:p>85.69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2769" calcext:value-type="float">
            <text:p>27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lovka</text:p>
          </table:table-cell>
          <table:table-cell office:value-type="float" office:value="54.7798" calcext:value-type="float">
            <text:p>54.7798</text:p>
          </table:table-cell>
          <table:table-cell office:value-type="float" office:value="55.8331" calcext:value-type="float">
            <text:p>55.83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2767" calcext:value-type="float">
            <text:p>2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odz</text:p>
          </table:table-cell>
          <table:table-cell office:value-type="float" office:value="44.5103" calcext:value-type="float">
            <text:p>44.5103</text:p>
          </table:table-cell>
          <table:table-cell office:value-type="float" office:value="40.7142" calcext:value-type="float">
            <text:p>40.71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2755" calcext:value-type="float">
            <text:p>2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oytobze</text:p>
          </table:table-cell>
          <table:table-cell office:value-type="float" office:value="51.7881" calcext:value-type="float">
            <text:p>51.7881</text:p>
          </table:table-cell>
          <table:table-cell office:value-type="float" office:value="107.4311" calcext:value-type="float">
            <text:p>107.43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2754" calcext:value-type="float">
            <text:p>2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atayevka</text:p>
          </table:table-cell>
          <table:table-cell office:value-type="float" office:value="54.2776" calcext:value-type="float">
            <text:p>54.2776</text:p>
          </table:table-cell>
          <table:table-cell office:value-type="float" office:value="48.2001" calcext:value-type="float">
            <text:p>48.200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2753" calcext:value-type="float">
            <text:p>2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yatino</text:p>
          </table:table-cell>
          <table:table-cell office:value-type="float" office:value="54.3103" calcext:value-type="float">
            <text:p>54.3103</text:p>
          </table:table-cell>
          <table:table-cell office:value-type="float" office:value="34.5269" calcext:value-type="float">
            <text:p>34.52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2748" calcext:value-type="float">
            <text:p>2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enovskoye</text:p>
          </table:table-cell>
          <table:table-cell office:value-type="float" office:value="45.1006" calcext:value-type="float">
            <text:p>45.1006</text:p>
          </table:table-cell>
          <table:table-cell office:value-type="float" office:value="39.7078" calcext:value-type="float">
            <text:p>39.70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2747" calcext:value-type="float">
            <text:p>2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ilovka</text:p>
          </table:table-cell>
          <table:table-cell office:value-type="float" office:value="50.7211" calcext:value-type="float">
            <text:p>50.7211</text:p>
          </table:table-cell>
          <table:table-cell office:value-type="float" office:value="48.0322" calcext:value-type="float">
            <text:p>48.03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2746" calcext:value-type="float">
            <text:p>2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tashëvo</text:p>
          </table:table-cell>
          <table:table-cell office:value-type="float" office:value="55.8586" calcext:value-type="float">
            <text:p>55.8586</text:p>
          </table:table-cell>
          <table:table-cell office:value-type="float" office:value="35.8639" calcext:value-type="float">
            <text:p>35.86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743" calcext:value-type="float">
            <text:p>2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povka</text:p>
          </table:table-cell>
          <table:table-cell office:value-type="float" office:value="49.83" calcext:value-type="float">
            <text:p>49.83</text:p>
          </table:table-cell>
          <table:table-cell office:value-type="float" office:value="45.3122" calcext:value-type="float">
            <text:p>45.31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2724" calcext:value-type="float">
            <text:p>2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-Katunskoye</text:p>
          </table:table-cell>
          <table:table-cell office:value-type="float" office:value="52.4525" calcext:value-type="float">
            <text:p>52.4525</text:p>
          </table:table-cell>
          <table:table-cell office:value-type="float" office:value="85.4256" calcext:value-type="float">
            <text:p>85.42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2723" calcext:value-type="float">
            <text:p>2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nikovo</text:p>
          </table:table-cell>
          <table:table-cell office:value-type="float" office:value="53.3511" calcext:value-type="float">
            <text:p>53.3511</text:p>
          </table:table-cell>
          <table:table-cell office:value-type="float" office:value="83.9697" calcext:value-type="float">
            <text:p>83.96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2720" calcext:value-type="float">
            <text:p>2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im</text:p>
          </table:table-cell>
          <table:table-cell office:value-type="float" office:value="53.0264" calcext:value-type="float">
            <text:p>53.0264</text:p>
          </table:table-cell>
          <table:table-cell office:value-type="float" office:value="43.1872" calcext:value-type="float">
            <text:p>43.18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2712" calcext:value-type="float">
            <text:p>2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rulba</text:p>
          </table:table-cell>
          <table:table-cell office:value-type="float" office:value="51.8344" calcext:value-type="float">
            <text:p>51.8344</text:p>
          </table:table-cell>
          <table:table-cell office:value-type="float" office:value="107.4131" calcext:value-type="float">
            <text:p>107.41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2707" calcext:value-type="float">
            <text:p>2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lchiki</text:p>
          </table:table-cell>
          <table:table-cell office:value-type="float" office:value="55.1667" calcext:value-type="float">
            <text:p>55.16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2705" calcext:value-type="float">
            <text:p>2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lovka</text:p>
          </table:table-cell>
          <table:table-cell office:value-type="float" office:value="54.2" calcext:value-type="float">
            <text:p>54.2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2702" calcext:value-type="float">
            <text:p>2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sëlaya Lopan’</text:p>
          </table:table-cell>
          <table:table-cell office:value-type="float" office:value="50.4933" calcext:value-type="float">
            <text:p>50.4933</text:p>
          </table:table-cell>
          <table:table-cell office:value-type="float" office:value="36.3806" calcext:value-type="float">
            <text:p>36.38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2696" calcext:value-type="float">
            <text:p>2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hada</text:p>
          </table:table-cell>
          <table:table-cell office:value-type="float" office:value="44.47" calcext:value-type="float">
            <text:p>44.47</text:p>
          </table:table-cell>
          <table:table-cell office:value-type="float" office:value="38.3996" calcext:value-type="float">
            <text:p>38.399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2686" calcext:value-type="float">
            <text:p>2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vasleyka</text:p>
          </table:table-cell>
          <table:table-cell office:value-type="float" office:value="55.4606" calcext:value-type="float">
            <text:p>55.4606</text:p>
          </table:table-cell>
          <table:table-cell office:value-type="float" office:value="42.3208" calcext:value-type="float">
            <text:p>42.32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2686" calcext:value-type="float">
            <text:p>2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udfront</text:p>
          </table:table-cell>
          <table:table-cell office:value-type="float" office:value="45.9346" calcext:value-type="float">
            <text:p>45.9346</text:p>
          </table:table-cell>
          <table:table-cell office:value-type="float" office:value="47.6693" calcext:value-type="float">
            <text:p>47.669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2680" calcext:value-type="float">
            <text:p>26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obzhegokay</text:p>
          </table:table-cell>
          <table:table-cell office:value-type="float" office:value="45.0354" calcext:value-type="float">
            <text:p>45.0354</text:p>
          </table:table-cell>
          <table:table-cell office:value-type="float" office:value="38.8947" calcext:value-type="float">
            <text:p>38.89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2670" calcext:value-type="float">
            <text:p>26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oy</text:p>
          </table:table-cell>
          <table:table-cell office:value-type="float" office:value="44.1456" calcext:value-type="float">
            <text:p>44.1456</text:p>
          </table:table-cell>
          <table:table-cell office:value-type="float" office:value="39.0378" calcext:value-type="float">
            <text:p>39.03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2662" calcext:value-type="float">
            <text:p>2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iy Akbash</text:p>
          </table:table-cell>
          <table:table-cell office:value-type="float" office:value="43.4708" calcext:value-type="float">
            <text:p>43.4708</text:p>
          </table:table-cell>
          <table:table-cell office:value-type="float" office:value="44.2494" calcext:value-type="float">
            <text:p>44.24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2661" calcext:value-type="float">
            <text:p>26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payuta</text:p>
          </table:table-cell>
          <table:table-cell office:value-type="float" office:value="69.1" calcext:value-type="float">
            <text:p>69.1</text:p>
          </table:table-cell>
          <table:table-cell office:value-type="float" office:value="76.8667" calcext:value-type="float">
            <text:p>76.8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malo-Nenetskiy Avtonomnyy Okrug</text:p>
          </table:table-cell>
          <table:table-cell/>
          <table:table-cell table:number-columns-repeated="2" office:value-type="float" office:value="2657" calcext:value-type="float">
            <text:p>2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noye</text:p>
          </table:table-cell>
          <table:table-cell office:value-type="float" office:value="56.9283" calcext:value-type="float">
            <text:p>56.9283</text:p>
          </table:table-cell>
          <table:table-cell office:value-type="float" office:value="35.4764" calcext:value-type="float">
            <text:p>35.47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2645" calcext:value-type="float">
            <text:p>26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onovka</text:p>
          </table:table-cell>
          <table:table-cell office:value-type="float" office:value="63.2867" calcext:value-type="float">
            <text:p>63.2867</text:p>
          </table:table-cell>
          <table:table-cell office:value-type="float" office:value="118.402" calcext:value-type="float">
            <text:p>118.40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2642" calcext:value-type="float">
            <text:p>26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’mukhametovo</text:p>
          </table:table-cell>
          <table:table-cell office:value-type="float" office:value="53.0208" calcext:value-type="float">
            <text:p>53.0208</text:p>
          </table:table-cell>
          <table:table-cell office:value-type="float" office:value="58.7286" calcext:value-type="float">
            <text:p>58.72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2637" calcext:value-type="float">
            <text:p>2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onnitsa</text:p>
          </table:table-cell>
          <table:table-cell office:value-type="float" office:value="58.45" calcext:value-type="float">
            <text:p>58.45</text:p>
          </table:table-cell>
          <table:table-cell office:value-type="float" office:value="31.6667" calcext:value-type="float">
            <text:p>31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gorodskaya Oblast’</text:p>
          </table:table-cell>
          <table:table-cell/>
          <table:table-cell table:number-columns-repeated="2" office:value-type="float" office:value="2627" calcext:value-type="float">
            <text:p>2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yanday</text:p>
          </table:table-cell>
          <table:table-cell office:value-type="float" office:value="53.0661" calcext:value-type="float">
            <text:p>53.0661</text:p>
          </table:table-cell>
          <table:table-cell office:value-type="float" office:value="105.5139" calcext:value-type="float">
            <text:p>105.51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2626" calcext:value-type="float">
            <text:p>26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sakon</text:p>
          </table:table-cell>
          <table:table-cell office:value-type="float" office:value="44.4293" calcext:value-type="float">
            <text:p>44.4293</text:p>
          </table:table-cell>
          <table:table-cell office:value-type="float" office:value="41.7741" calcext:value-type="float">
            <text:p>41.774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2626" calcext:value-type="float">
            <text:p>26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khtemir</text:p>
          </table:table-cell>
          <table:table-cell office:value-type="float" office:value="46.1635" calcext:value-type="float">
            <text:p>46.1635</text:p>
          </table:table-cell>
          <table:table-cell office:value-type="float" office:value="47.8141" calcext:value-type="float">
            <text:p>47.814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2615" calcext:value-type="float">
            <text:p>26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ka</text:p>
          </table:table-cell>
          <table:table-cell office:value-type="float" office:value="51.7197" calcext:value-type="float">
            <text:p>51.7197</text:p>
          </table:table-cell>
          <table:table-cell office:value-type="float" office:value="108.5256" calcext:value-type="float">
            <text:p>108.52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2610" calcext:value-type="float">
            <text:p>26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zhich-Chukun</text:p>
          </table:table-cell>
          <table:table-cell office:value-type="float" office:value="44.0589" calcext:value-type="float">
            <text:p>44.0589</text:p>
          </table:table-cell>
          <table:table-cell office:value-type="float" office:value="41.7858" calcext:value-type="float">
            <text:p>41.78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2600" calcext:value-type="float">
            <text:p>2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iv</text:p>
          </table:table-cell>
          <table:table-cell office:value-type="float" office:value="41.7533" calcext:value-type="float">
            <text:p>41.7533</text:p>
          </table:table-cell>
          <table:table-cell office:value-type="float" office:value="47.9286" calcext:value-type="float">
            <text:p>47.92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594" calcext:value-type="float">
            <text:p>25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ton</text:p>
          </table:table-cell>
          <table:table-cell office:value-type="float" office:value="52.8333" calcext:value-type="float">
            <text:p>52.8333</text:p>
          </table:table-cell>
          <table:table-cell office:value-type="float" office:value="86.4667" calcext:value-type="float">
            <text:p>86.4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2591" calcext:value-type="float">
            <text:p>2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elyulya</text:p>
          </table:table-cell>
          <table:table-cell office:value-type="float" office:value="61.75" calcext:value-type="float">
            <text:p>61.75</text:p>
          </table:table-cell>
          <table:table-cell office:value-type="float" office:value="30.6667" calcext:value-type="float">
            <text:p>30.6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/>
          <table:table-cell table:number-columns-repeated="2" office:value-type="float" office:value="2586" calcext:value-type="float">
            <text:p>25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sotskoye</text:p>
          </table:table-cell>
          <table:table-cell office:value-type="float" office:value="45.025" calcext:value-type="float">
            <text:p>45.025</text:p>
          </table:table-cell>
          <table:table-cell office:value-type="float" office:value="42.9064" calcext:value-type="float">
            <text:p>42.90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577" calcext:value-type="float">
            <text:p>2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yaya Teberda</text:p>
          </table:table-cell>
          <table:table-cell office:value-type="float" office:value="43.5401" calcext:value-type="float">
            <text:p>43.5401</text:p>
          </table:table-cell>
          <table:table-cell office:value-type="float" office:value="41.784" calcext:value-type="float">
            <text:p>41.78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2575" calcext:value-type="float">
            <text:p>2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gali</text:p>
          </table:table-cell>
          <table:table-cell office:value-type="float" office:value="42.7303" calcext:value-type="float">
            <text:p>42.7303</text:p>
          </table:table-cell>
          <table:table-cell office:value-type="float" office:value="46.5831" calcext:value-type="float">
            <text:p>46.58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559" calcext:value-type="float">
            <text:p>25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lik</text:p>
          </table:table-cell>
          <table:table-cell office:value-type="float" office:value="52.51" calcext:value-type="float">
            <text:p>52.51</text:p>
          </table:table-cell>
          <table:table-cell office:value-type="float" office:value="99.8211" calcext:value-type="float">
            <text:p>99.82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2555" calcext:value-type="float">
            <text:p>25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egorodka</text:p>
          </table:table-cell>
          <table:table-cell office:value-type="float" office:value="54.6164" calcext:value-type="float">
            <text:p>54.6164</text:p>
          </table:table-cell>
          <table:table-cell office:value-type="float" office:value="55.8478" calcext:value-type="float">
            <text:p>55.84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2541" calcext:value-type="float">
            <text:p>25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videniya</text:p>
          </table:table-cell>
          <table:table-cell office:value-type="float" office:value="64.4235" calcext:value-type="float">
            <text:p>64.4235</text:p>
          </table:table-cell>
          <table:table-cell office:value-type="float" office:value="-173.2258" calcext:value-type="float">
            <text:p>-173.22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kotskiy Avtonomnyy Okrug</text:p>
          </table:table-cell>
          <table:table-cell/>
          <table:table-cell office:value-type="float" office:value="2536" calcext:value-type="float">
            <text:p>2536</text:p>
          </table:table-cell>
          <table:table-cell office:value-type="float" office:value="957" calcext:value-type="float">
            <text:p>9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ykhurey</text:p>
          </table:table-cell>
          <table:table-cell office:value-type="float" office:value="43.8375" calcext:value-type="float">
            <text:p>43.8375</text:p>
          </table:table-cell>
          <table:table-cell office:value-type="float" office:value="43.5781" calcext:value-type="float">
            <text:p>43.57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2533" calcext:value-type="float">
            <text:p>25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osna</text:p>
          </table:table-cell>
          <table:table-cell office:value-type="float" office:value="52.4446" calcext:value-type="float">
            <text:p>52.4446</text:p>
          </table:table-cell>
          <table:table-cell office:value-type="float" office:value="35.7791" calcext:value-type="float">
            <text:p>35.779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lovskaya Oblast’</text:p>
          </table:table-cell>
          <table:table-cell/>
          <table:table-cell table:number-columns-repeated="2" office:value-type="float" office:value="2530" calcext:value-type="float">
            <text:p>25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rchinskiy Zavod</text:p>
          </table:table-cell>
          <table:table-cell office:value-type="float" office:value="51.3083" calcext:value-type="float">
            <text:p>51.3083</text:p>
          </table:table-cell>
          <table:table-cell office:value-type="float" office:value="119.6158" calcext:value-type="float">
            <text:p>119.61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table:number-columns-repeated="2" office:value-type="float" office:value="2528" calcext:value-type="float">
            <text:p>2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ashim</text:p>
          </table:table-cell>
          <table:table-cell office:value-type="float" office:value="57.6548" calcext:value-type="float">
            <text:p>57.6548</text:p>
          </table:table-cell>
          <table:table-cell office:value-type="float" office:value="56.6139" calcext:value-type="float">
            <text:p>56.61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2513" calcext:value-type="float">
            <text:p>2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vero-Kuril’sk</text:p>
          </table:table-cell>
          <table:table-cell office:value-type="float" office:value="50.6833" calcext:value-type="float">
            <text:p>50.6833</text:p>
          </table:table-cell>
          <table:table-cell office:value-type="float" office:value="156.1167" calcext:value-type="float">
            <text:p>156.1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2507" calcext:value-type="float">
            <text:p>2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okurdakh</text:p>
          </table:table-cell>
          <table:table-cell office:value-type="float" office:value="70.6183" calcext:value-type="float">
            <text:p>70.6183</text:p>
          </table:table-cell>
          <table:table-cell office:value-type="float" office:value="147.8946" calcext:value-type="float">
            <text:p>147.894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2506" calcext:value-type="float">
            <text:p>25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enduma</text:p>
          </table:table-cell>
          <table:table-cell office:value-type="float" office:value="50.9131" calcext:value-type="float">
            <text:p>50.9131</text:p>
          </table:table-cell>
          <table:table-cell office:value-type="float" office:value="106.2406" calcext:value-type="float">
            <text:p>106.24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2504" calcext:value-type="float">
            <text:p>25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remet’yevka</text:p>
          </table:table-cell>
          <table:table-cell office:value-type="float" office:value="55.3833" calcext:value-type="float">
            <text:p>55.3833</text:p>
          </table:table-cell>
          <table:table-cell office:value-type="float" office:value="51.5333" calcext:value-type="float">
            <text:p>51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2501" calcext:value-type="float">
            <text:p>2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burgan</text:p>
          </table:table-cell>
          <table:table-cell office:value-type="float" office:value="44.0842" calcext:value-type="float">
            <text:p>44.0842</text:p>
          </table:table-cell>
          <table:table-cell office:value-type="float" office:value="41.8025" calcext:value-type="float">
            <text:p>41.80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2498" calcext:value-type="float">
            <text:p>2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khinka</text:p>
          </table:table-cell>
          <table:table-cell office:value-type="float" office:value="49.0142" calcext:value-type="float">
            <text:p>49.0142</text:p>
          </table:table-cell>
          <table:table-cell office:value-type="float" office:value="44.9229" calcext:value-type="float">
            <text:p>44.922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2493" calcext:value-type="float">
            <text:p>2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mbovka</text:p>
          </table:table-cell>
          <table:table-cell office:value-type="float" office:value="47.3153" calcext:value-type="float">
            <text:p>47.3153</text:p>
          </table:table-cell>
          <table:table-cell office:value-type="float" office:value="47.3777" calcext:value-type="float">
            <text:p>47.377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2487" calcext:value-type="float">
            <text:p>2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mak</text:p>
          </table:table-cell>
          <table:table-cell office:value-type="float" office:value="46.2344" calcext:value-type="float">
            <text:p>46.2344</text:p>
          </table:table-cell>
          <table:table-cell office:value-type="float" office:value="48.5063" calcext:value-type="float">
            <text:p>48.506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2485" calcext:value-type="float">
            <text:p>2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androvskiy Zavod</text:p>
          </table:table-cell>
          <table:table-cell office:value-type="float" office:value="50.9244" calcext:value-type="float">
            <text:p>50.9244</text:p>
          </table:table-cell>
          <table:table-cell office:value-type="float" office:value="117.9361" calcext:value-type="float">
            <text:p>117.93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Zabaykal’skiy Kray</text:p>
          </table:table-cell>
          <table:table-cell/>
          <table:table-cell table:number-columns-repeated="2" office:value-type="float" office:value="2482" calcext:value-type="float">
            <text:p>24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azovka</text:p>
          </table:table-cell>
          <table:table-cell office:value-type="float" office:value="50.8859" calcext:value-type="float">
            <text:p>50.8859</text:p>
          </table:table-cell>
          <table:table-cell office:value-type="float" office:value="43.9436" calcext:value-type="float">
            <text:p>43.94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2478" calcext:value-type="float">
            <text:p>2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aya Chigla</text:p>
          </table:table-cell>
          <table:table-cell office:value-type="float" office:value="51.2233" calcext:value-type="float">
            <text:p>51.2233</text:p>
          </table:table-cell>
          <table:table-cell office:value-type="float" office:value="40.4781" calcext:value-type="float">
            <text:p>40.47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2474" calcext:value-type="float">
            <text:p>2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zo</text:p>
          </table:table-cell>
          <table:table-cell office:value-type="float" office:value="45.8683" calcext:value-type="float">
            <text:p>45.8683</text:p>
          </table:table-cell>
          <table:table-cell office:value-type="float" office:value="133.663" calcext:value-type="float">
            <text:p>133.66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2465" calcext:value-type="float">
            <text:p>2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lanikha</text:p>
          </table:table-cell>
          <table:table-cell office:value-type="float" office:value="52.7936" calcext:value-type="float">
            <text:p>52.7936</text:p>
          </table:table-cell>
          <table:table-cell office:value-type="float" office:value="84.9347" calcext:value-type="float">
            <text:p>84.93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2463" calcext:value-type="float">
            <text:p>24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tayurt</text:p>
          </table:table-cell>
          <table:table-cell office:value-type="float" office:value="43.5608" calcext:value-type="float">
            <text:p>43.5608</text:p>
          </table:table-cell>
          <table:table-cell office:value-type="float" office:value="46.9911" calcext:value-type="float">
            <text:p>46.99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459" calcext:value-type="float">
            <text:p>2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ninskoye</text:p>
          </table:table-cell>
          <table:table-cell office:value-type="float" office:value="54.8175" calcext:value-type="float">
            <text:p>54.8175</text:p>
          </table:table-cell>
          <table:table-cell office:value-type="float" office:value="82.8514" calcext:value-type="float">
            <text:p>82.85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2453" calcext:value-type="float">
            <text:p>2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govarovo</text:p>
          </table:table-cell>
          <table:table-cell office:value-type="float" office:value="58.9764" calcext:value-type="float">
            <text:p>58.9764</text:p>
          </table:table-cell>
          <table:table-cell office:value-type="float" office:value="47.0206" calcext:value-type="float">
            <text:p>47.02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stromskaya Oblast’</text:p>
          </table:table-cell>
          <table:table-cell/>
          <table:table-cell table:number-columns-repeated="2" office:value-type="float" office:value="2450" calcext:value-type="float">
            <text:p>24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ougrenevo</text:p>
          </table:table-cell>
          <table:table-cell office:value-type="float" office:value="52.5583" calcext:value-type="float">
            <text:p>52.5583</text:p>
          </table:table-cell>
          <table:table-cell office:value-type="float" office:value="85.3394" calcext:value-type="float">
            <text:p>85.33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2413" calcext:value-type="float">
            <text:p>2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openye</text:p>
          </table:table-cell>
          <table:table-cell office:value-type="float" office:value="50.9525" calcext:value-type="float">
            <text:p>50.9525</text:p>
          </table:table-cell>
          <table:table-cell office:value-type="float" office:value="36.2848" calcext:value-type="float">
            <text:p>36.284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2410" calcext:value-type="float">
            <text:p>24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veditsa</text:p>
          </table:table-cell>
          <table:table-cell office:value-type="float" office:value="51.0725" calcext:value-type="float">
            <text:p>51.0725</text:p>
          </table:table-cell>
          <table:table-cell office:value-type="float" office:value="44.82" calcext:value-type="float">
            <text:p>44.8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2404" calcext:value-type="float">
            <text:p>2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risovka</text:p>
          </table:table-cell>
          <table:table-cell office:value-type="float" office:value="43.8" calcext:value-type="float">
            <text:p>43.8</text:p>
          </table:table-cell>
          <table:table-cell office:value-type="float" office:value="131.8167" calcext:value-type="float">
            <text:p>131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2396" calcext:value-type="float">
            <text:p>23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ora-Khem</text:p>
          </table:table-cell>
          <table:table-cell office:value-type="float" office:value="52.4656" calcext:value-type="float">
            <text:p>52.4656</text:p>
          </table:table-cell>
          <table:table-cell office:value-type="float" office:value="96.1181" calcext:value-type="float">
            <text:p>96.11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2387" calcext:value-type="float">
            <text:p>2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kol’skoye-na-Cheremshane</text:p>
          </table:table-cell>
          <table:table-cell office:value-type="float" office:value="54.0511" calcext:value-type="float">
            <text:p>54.0511</text:p>
          </table:table-cell>
          <table:table-cell office:value-type="float" office:value="49.1794" calcext:value-type="float">
            <text:p>49.17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2379" calcext:value-type="float">
            <text:p>23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voshchi</text:p>
          </table:table-cell>
          <table:table-cell office:value-type="float" office:value="45.3676" calcext:value-type="float">
            <text:p>45.3676</text:p>
          </table:table-cell>
          <table:table-cell office:value-type="float" office:value="43.3225" calcext:value-type="float">
            <text:p>43.32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370" calcext:value-type="float">
            <text:p>23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edniy Yegorlyk</text:p>
          </table:table-cell>
          <table:table-cell office:value-type="float" office:value="46.3656" calcext:value-type="float">
            <text:p>46.3656</text:p>
          </table:table-cell>
          <table:table-cell office:value-type="float" office:value="40.8119" calcext:value-type="float">
            <text:p>40.81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2363" calcext:value-type="float">
            <text:p>2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gratl</text:p>
          </table:table-cell>
          <table:table-cell office:value-type="float" office:value="42.2817" calcext:value-type="float">
            <text:p>42.2817</text:p>
          </table:table-cell>
          <table:table-cell office:value-type="float" office:value="46.9917" calcext:value-type="float">
            <text:p>46.99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360" calcext:value-type="float">
            <text:p>23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ye Selo</text:p>
          </table:table-cell>
          <table:table-cell office:value-type="float" office:value="55.5564" calcext:value-type="float">
            <text:p>55.5564</text:p>
          </table:table-cell>
          <table:table-cell office:value-type="float" office:value="38.1953" calcext:value-type="float">
            <text:p>38.19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337" calcext:value-type="float">
            <text:p>2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yul’skoye</text:p>
          </table:table-cell>
          <table:table-cell office:value-type="float" office:value="56.919" calcext:value-type="float">
            <text:p>56.919</text:p>
          </table:table-cell>
          <table:table-cell office:value-type="float" office:value="53.6065" calcext:value-type="float">
            <text:p>53.60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2336" calcext:value-type="float">
            <text:p>2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ada</text:p>
          </table:table-cell>
          <table:table-cell office:value-type="float" office:value="42.3855" calcext:value-type="float">
            <text:p>42.3855</text:p>
          </table:table-cell>
          <table:table-cell office:value-type="float" office:value="46.5605" calcext:value-type="float">
            <text:p>46.56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334" calcext:value-type="float">
            <text:p>23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yy Klyuch</text:p>
          </table:table-cell>
          <table:table-cell office:value-type="float" office:value="54.2178" calcext:value-type="float">
            <text:p>54.2178</text:p>
          </table:table-cell>
          <table:table-cell office:value-type="float" office:value="48.2959" calcext:value-type="float">
            <text:p>48.295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2330" calcext:value-type="float">
            <text:p>2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znesenovskoye</text:p>
          </table:table-cell>
          <table:table-cell office:value-type="float" office:value="45.8057" calcext:value-type="float">
            <text:p>45.8057</text:p>
          </table:table-cell>
          <table:table-cell office:value-type="float" office:value="43.4148" calcext:value-type="float">
            <text:p>43.414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330" calcext:value-type="float">
            <text:p>2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skylakh</text:p>
          </table:table-cell>
          <table:table-cell office:value-type="float" office:value="71.9653" calcext:value-type="float">
            <text:p>71.9653</text:p>
          </table:table-cell>
          <table:table-cell office:value-type="float" office:value="114.0923" calcext:value-type="float">
            <text:p>114.092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2317" calcext:value-type="float">
            <text:p>23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ivanovskoye</text:p>
          </table:table-cell>
          <table:table-cell office:value-type="float" office:value="43.64" calcext:value-type="float">
            <text:p>43.64</text:p>
          </table:table-cell>
          <table:table-cell office:value-type="float" office:value="43.9561" calcext:value-type="float">
            <text:p>43.95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2307" calcext:value-type="float">
            <text:p>23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ndi</text:p>
          </table:table-cell>
          <table:table-cell office:value-type="float" office:value="42.4333" calcext:value-type="float">
            <text:p>42.4333</text:p>
          </table:table-cell>
          <table:table-cell office:value-type="float" office:value="46.1333" calcext:value-type="float">
            <text:p>46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304" calcext:value-type="float">
            <text:p>2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eye Sancheleyevo</text:p>
          </table:table-cell>
          <table:table-cell office:value-type="float" office:value="53.6767" calcext:value-type="float">
            <text:p>53.6767</text:p>
          </table:table-cell>
          <table:table-cell office:value-type="float" office:value="49.4278" calcext:value-type="float">
            <text:p>49.42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2300" calcext:value-type="float">
            <text:p>2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mmunar</text:p>
          </table:table-cell>
          <table:table-cell office:value-type="float" office:value="54.3484" calcext:value-type="float">
            <text:p>54.3484</text:p>
          </table:table-cell>
          <table:table-cell office:value-type="float" office:value="89.283" calcext:value-type="float">
            <text:p>89.2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kasiya</text:p>
          </table:table-cell>
          <table:table-cell/>
          <table:table-cell table:number-columns-repeated="2" office:value-type="float" office:value="2299" calcext:value-type="float">
            <text:p>22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evo</text:p>
          </table:table-cell>
          <table:table-cell office:value-type="float" office:value="57.3167" calcext:value-type="float">
            <text:p>57.3167</text:p>
          </table:table-cell>
          <table:table-cell office:value-type="float" office:value="32.0833" calcext:value-type="float">
            <text:p>32.0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gorodskaya Oblast’</text:p>
          </table:table-cell>
          <table:table-cell/>
          <table:table-cell table:number-columns-repeated="2" office:value-type="float" office:value="2297" calcext:value-type="float">
            <text:p>2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nba</text:p>
          </table:table-cell>
          <table:table-cell office:value-type="float" office:value="53.414" calcext:value-type="float">
            <text:p>53.414</text:p>
          </table:table-cell>
          <table:table-cell office:value-type="float" office:value="83.5716" calcext:value-type="float">
            <text:p>83.571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2293" calcext:value-type="float">
            <text:p>22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sskoye</text:p>
          </table:table-cell>
          <table:table-cell office:value-type="float" office:value="45.0731" calcext:value-type="float">
            <text:p>45.0731</text:p>
          </table:table-cell>
          <table:table-cell office:value-type="float" office:value="43.6911" calcext:value-type="float">
            <text:p>43.69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293" calcext:value-type="float">
            <text:p>22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rmenchik</text:p>
          </table:table-cell>
          <table:table-cell office:value-type="float" office:value="43.5402" calcext:value-type="float">
            <text:p>43.5402</text:p>
          </table:table-cell>
          <table:table-cell office:value-type="float" office:value="46.7251" calcext:value-type="float">
            <text:p>46.725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290" calcext:value-type="float">
            <text:p>22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lobi</text:p>
          </table:table-cell>
          <table:table-cell office:value-type="float" office:value="41.8956" calcext:value-type="float">
            <text:p>41.8956</text:p>
          </table:table-cell>
          <table:table-cell office:value-type="float" office:value="48.3483" calcext:value-type="float">
            <text:p>48.34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288" calcext:value-type="float">
            <text:p>2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yachenkovo</text:p>
          </table:table-cell>
          <table:table-cell office:value-type="float" office:value="49.9112" calcext:value-type="float">
            <text:p>49.9112</text:p>
          </table:table-cell>
          <table:table-cell office:value-type="float" office:value="40.5998" calcext:value-type="float">
            <text:p>40.599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2288" calcext:value-type="float">
            <text:p>2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inino</text:p>
          </table:table-cell>
          <table:table-cell office:value-type="float" office:value="57.3285" calcext:value-type="float">
            <text:p>57.3285</text:p>
          </table:table-cell>
          <table:table-cell office:value-type="float" office:value="56.3325" calcext:value-type="float">
            <text:p>56.33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2288" calcext:value-type="float">
            <text:p>2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rovskoye</text:p>
          </table:table-cell>
          <table:table-cell office:value-type="float" office:value="56.2556" calcext:value-type="float">
            <text:p>56.2556</text:p>
          </table:table-cell>
          <table:table-cell office:value-type="float" office:value="36.4694" calcext:value-type="float">
            <text:p>36.46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286" calcext:value-type="float">
            <text:p>2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ye</text:p>
          </table:table-cell>
          <table:table-cell office:value-type="float" office:value="45.1208" calcext:value-type="float">
            <text:p>45.1208</text:p>
          </table:table-cell>
          <table:table-cell office:value-type="float" office:value="42.4383" calcext:value-type="float">
            <text:p>42.43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284" calcext:value-type="float">
            <text:p>22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inovka</text:p>
          </table:table-cell>
          <table:table-cell office:value-type="float" office:value="56.6933" calcext:value-type="float">
            <text:p>56.6933</text:p>
          </table:table-cell>
          <table:table-cell office:value-type="float" office:value="85.3369" calcext:value-type="float">
            <text:p>85.33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2283" calcext:value-type="float">
            <text:p>2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lyuko</text:p>
          </table:table-cell>
          <table:table-cell office:value-type="float" office:value="43.7853" calcext:value-type="float">
            <text:p>43.7853</text:p>
          </table:table-cell>
          <table:table-cell office:value-type="float" office:value="43.2436" calcext:value-type="float">
            <text:p>43.24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2280" calcext:value-type="float">
            <text:p>22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yngi</text:p>
          </table:table-cell>
          <table:table-cell office:value-type="float" office:value="57.5411" calcext:value-type="float">
            <text:p>57.5411</text:p>
          </table:table-cell>
          <table:table-cell office:value-type="float" office:value="60.2969" calcext:value-type="float">
            <text:p>60.29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2277" calcext:value-type="float">
            <text:p>2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y</text:p>
          </table:table-cell>
          <table:table-cell office:value-type="float" office:value="61.539" calcext:value-type="float">
            <text:p>61.539</text:p>
          </table:table-cell>
          <table:table-cell office:value-type="float" office:value="129.1805" calcext:value-type="float">
            <text:p>129.18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2266" calcext:value-type="float">
            <text:p>2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khirik</text:p>
          </table:table-cell>
          <table:table-cell office:value-type="float" office:value="51.8894" calcext:value-type="float">
            <text:p>51.8894</text:p>
          </table:table-cell>
          <table:table-cell office:value-type="float" office:value="107.8272" calcext:value-type="float">
            <text:p>107.82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2261" calcext:value-type="float">
            <text:p>2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mak</text:p>
          </table:table-cell>
          <table:table-cell office:value-type="float" office:value="42.9883" calcext:value-type="float">
            <text:p>42.9883</text:p>
          </table:table-cell>
          <table:table-cell office:value-type="float" office:value="46.5764" calcext:value-type="float">
            <text:p>46.57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260" calcext:value-type="float">
            <text:p>22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zhugurty</text:p>
          </table:table-cell>
          <table:table-cell office:value-type="float" office:value="43.165" calcext:value-type="float">
            <text:p>43.165</text:p>
          </table:table-cell>
          <table:table-cell office:value-type="float" office:value="46.1786" calcext:value-type="float">
            <text:p>46.17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2255" calcext:value-type="float">
            <text:p>2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aya Derevnya</text:p>
          </table:table-cell>
          <table:table-cell office:value-type="float" office:value="44.5305" calcext:value-type="float">
            <text:p>44.5305</text:p>
          </table:table-cell>
          <table:table-cell office:value-type="float" office:value="41.8551" calcext:value-type="float">
            <text:p>41.855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253" calcext:value-type="float">
            <text:p>2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ginka</text:p>
          </table:table-cell>
          <table:table-cell office:value-type="float" office:value="44.1972" calcext:value-type="float">
            <text:p>44.1972</text:p>
          </table:table-cell>
          <table:table-cell office:value-type="float" office:value="38.8861" calcext:value-type="float">
            <text:p>38.88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2252" calcext:value-type="float">
            <text:p>22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shetroitskoye</text:p>
          </table:table-cell>
          <table:table-cell office:value-type="float" office:value="50.5489" calcext:value-type="float">
            <text:p>50.5489</text:p>
          </table:table-cell>
          <table:table-cell office:value-type="float" office:value="37.2922" calcext:value-type="float">
            <text:p>37.29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2250" calcext:value-type="float">
            <text:p>2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gvekinot</text:p>
          </table:table-cell>
          <table:table-cell office:value-type="float" office:value="66.3221" calcext:value-type="float">
            <text:p>66.3221</text:p>
          </table:table-cell>
          <table:table-cell office:value-type="float" office:value="-179.1837" calcext:value-type="float">
            <text:p>-179.183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kotskiy Avtonomnyy Okrug</text:p>
          </table:table-cell>
          <table:table-cell/>
          <table:table-cell table:number-columns-repeated="2" office:value-type="float" office:value="2248" calcext:value-type="float">
            <text:p>2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chitsa</text:p>
          </table:table-cell>
          <table:table-cell office:value-type="float" office:value="52.8853" calcext:value-type="float">
            <text:p>52.8853</text:p>
          </table:table-cell>
          <table:table-cell office:value-type="float" office:value="33.4721" calcext:value-type="float">
            <text:p>33.472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2241" calcext:value-type="float">
            <text:p>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dovoye</text:p>
          </table:table-cell>
          <table:table-cell office:value-type="float" office:value="55.2524" calcext:value-type="float">
            <text:p>55.2524</text:p>
          </table:table-cell>
          <table:table-cell office:value-type="float" office:value="65.13" calcext:value-type="float">
            <text:p>65.1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ganskaya Oblast’</text:p>
          </table:table-cell>
          <table:table-cell/>
          <table:table-cell table:number-columns-repeated="2" office:value-type="float" office:value="2240" calcext:value-type="float">
            <text:p>2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yy Sharoy</text:p>
          </table:table-cell>
          <table:table-cell office:value-type="float" office:value="43.2529" calcext:value-type="float">
            <text:p>43.2529</text:p>
          </table:table-cell>
          <table:table-cell office:value-type="float" office:value="45.2799" calcext:value-type="float">
            <text:p>45.279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2237" calcext:value-type="float">
            <text:p>22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layevo</text:p>
          </table:table-cell>
          <table:table-cell office:value-type="float" office:value="50.1227" calcext:value-type="float">
            <text:p>50.1227</text:p>
          </table:table-cell>
          <table:table-cell office:value-type="float" office:value="38.0737" calcext:value-type="float">
            <text:p>38.073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2233" calcext:value-type="float">
            <text:p>2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vsyanka</text:p>
          </table:table-cell>
          <table:table-cell office:value-type="float" office:value="55.9583" calcext:value-type="float">
            <text:p>55.9583</text:p>
          </table:table-cell>
          <table:table-cell office:value-type="float" office:value="92.572" calcext:value-type="float">
            <text:p>92.5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2228" calcext:value-type="float">
            <text:p>2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fipsip</text:p>
          </table:table-cell>
          <table:table-cell office:value-type="float" office:value="44.9833" calcext:value-type="float">
            <text:p>44.9833</text:p>
          </table:table-cell>
          <table:table-cell office:value-type="float" office:value="38.7667" calcext:value-type="float">
            <text:p>38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2225" calcext:value-type="float">
            <text:p>2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zdol’noye</text:p>
          </table:table-cell>
          <table:table-cell office:value-type="float" office:value="45.3311" calcext:value-type="float">
            <text:p>45.3311</text:p>
          </table:table-cell>
          <table:table-cell office:value-type="float" office:value="41.2969" calcext:value-type="float">
            <text:p>41.29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221" calcext:value-type="float">
            <text:p>2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chaul</text:p>
          </table:table-cell>
          <table:table-cell office:value-type="float" office:value="42.9209" calcext:value-type="float">
            <text:p>42.9209</text:p>
          </table:table-cell>
          <table:table-cell office:value-type="float" office:value="47.4664" calcext:value-type="float">
            <text:p>47.46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215" calcext:value-type="float">
            <text:p>2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ken-Yurt</text:p>
          </table:table-cell>
          <table:table-cell office:value-type="float" office:value="44.4481" calcext:value-type="float">
            <text:p>44.4481</text:p>
          </table:table-cell>
          <table:table-cell office:value-type="float" office:value="41.9136" calcext:value-type="float">
            <text:p>41.91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2206" calcext:value-type="float">
            <text:p>2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lyarsk</text:p>
          </table:table-cell>
          <table:table-cell office:value-type="float" office:value="54.9833" calcext:value-type="float">
            <text:p>54.9833</text:p>
          </table:table-cell>
          <table:table-cell office:value-type="float" office:value="50.3861" calcext:value-type="float">
            <text:p>50.38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2204" calcext:value-type="float">
            <text:p>22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skresenka</text:p>
          </table:table-cell>
          <table:table-cell office:value-type="float" office:value="53.065" calcext:value-type="float">
            <text:p>53.065</text:p>
          </table:table-cell>
          <table:table-cell office:value-type="float" office:value="50.0144" calcext:value-type="float">
            <text:p>50.01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2201" calcext:value-type="float">
            <text:p>2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ëzovka</text:p>
          </table:table-cell>
          <table:table-cell office:value-type="float" office:value="54.795" calcext:value-type="float">
            <text:p>54.795</text:p>
          </table:table-cell>
          <table:table-cell office:value-type="float" office:value="73.0792" calcext:value-type="float">
            <text:p>73.07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2200" calcext:value-type="float">
            <text:p>2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rontsovka</text:p>
          </table:table-cell>
          <table:table-cell office:value-type="float" office:value="46.6528" calcext:value-type="float">
            <text:p>46.6528</text:p>
          </table:table-cell>
          <table:table-cell office:value-type="float" office:value="38.0786" calcext:value-type="float">
            <text:p>38.07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2189" calcext:value-type="float">
            <text:p>2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mi</text:p>
          </table:table-cell>
          <table:table-cell office:value-type="float" office:value="61.3694" calcext:value-type="float">
            <text:p>61.3694</text:p>
          </table:table-cell>
          <table:table-cell office:value-type="float" office:value="31.8517" calcext:value-type="float">
            <text:p>31.85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/>
          <table:table-cell table:number-columns-repeated="2" office:value-type="float" office:value="2187" calcext:value-type="float">
            <text:p>2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vazda</text:p>
          </table:table-cell>
          <table:table-cell office:value-type="float" office:value="50.76" calcext:value-type="float">
            <text:p>50.76</text:p>
          </table:table-cell>
          <table:table-cell office:value-type="float" office:value="40.66" calcext:value-type="float">
            <text:p>40.6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2183" calcext:value-type="float">
            <text:p>2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oyeniseyskoye</text:p>
          </table:table-cell>
          <table:table-cell office:value-type="float" office:value="52.5697" calcext:value-type="float">
            <text:p>52.5697</text:p>
          </table:table-cell>
          <table:table-cell office:value-type="float" office:value="85.504" calcext:value-type="float">
            <text:p>85.50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2181" calcext:value-type="float">
            <text:p>2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vashskiy Suskan</text:p>
          </table:table-cell>
          <table:table-cell office:value-type="float" office:value="53.8839" calcext:value-type="float">
            <text:p>53.8839</text:p>
          </table:table-cell>
          <table:table-cell office:value-type="float" office:value="49.2256" calcext:value-type="float">
            <text:p>49.22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2181" calcext:value-type="float">
            <text:p>2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lynovo</text:p>
          </table:table-cell>
          <table:table-cell office:value-type="float" office:value="55.3219" calcext:value-type="float">
            <text:p>55.3219</text:p>
          </table:table-cell>
          <table:table-cell office:value-type="float" office:value="37.3543" calcext:value-type="float">
            <text:p>37.354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177" calcext:value-type="float">
            <text:p>21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androvka</text:p>
          </table:table-cell>
          <table:table-cell office:value-type="float" office:value="53.3557" calcext:value-type="float">
            <text:p>53.3557</text:p>
          </table:table-cell>
          <table:table-cell office:value-type="float" office:value="49.4721" calcext:value-type="float">
            <text:p>49.472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2177" calcext:value-type="float">
            <text:p>21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zinka</text:p>
          </table:table-cell>
          <table:table-cell office:value-type="float" office:value="45.2992" calcext:value-type="float">
            <text:p>45.2992</text:p>
          </table:table-cell>
          <table:table-cell office:value-type="float" office:value="42.2025" calcext:value-type="float">
            <text:p>42.20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2174" calcext:value-type="float">
            <text:p>2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eyevka</text:p>
          </table:table-cell>
          <table:table-cell office:value-type="float" office:value="52.2278" calcext:value-type="float">
            <text:p>52.2278</text:p>
          </table:table-cell>
          <table:table-cell office:value-type="float" office:value="46.3403" calcext:value-type="float">
            <text:p>46.34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2165" calcext:value-type="float">
            <text:p>21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khani</text:p>
          </table:table-cell>
          <table:table-cell office:value-type="float" office:value="42.6331" calcext:value-type="float">
            <text:p>42.6331</text:p>
          </table:table-cell>
          <table:table-cell office:value-type="float" office:value="46.8885" calcext:value-type="float">
            <text:p>46.88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164" calcext:value-type="float">
            <text:p>2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ye</text:p>
          </table:table-cell>
          <table:table-cell office:value-type="float" office:value="50.93" calcext:value-type="float">
            <text:p>50.93</text:p>
          </table:table-cell>
          <table:table-cell office:value-type="float" office:value="38.6825" calcext:value-type="float">
            <text:p>38.68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2158" calcext:value-type="float">
            <text:p>2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enka</text:p>
          </table:table-cell>
          <table:table-cell office:value-type="float" office:value="55.1009" calcext:value-type="float">
            <text:p>55.1009</text:p>
          </table:table-cell>
          <table:table-cell office:value-type="float" office:value="83.0608" calcext:value-type="float">
            <text:p>83.06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2153" calcext:value-type="float">
            <text:p>21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slyk</text:p>
          </table:table-cell>
          <table:table-cell office:value-type="float" office:value="54.5492" calcext:value-type="float">
            <text:p>54.5492</text:p>
          </table:table-cell>
          <table:table-cell office:value-type="float" office:value="53.7772" calcext:value-type="float">
            <text:p>53.77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2145" calcext:value-type="float">
            <text:p>2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chëvka</text:p>
          </table:table-cell>
          <table:table-cell office:value-type="float" office:value="52.0511" calcext:value-type="float">
            <text:p>52.0511</text:p>
          </table:table-cell>
          <table:table-cell office:value-type="float" office:value="84.7789" calcext:value-type="float">
            <text:p>84.77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2142" calcext:value-type="float">
            <text:p>21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lenogradskiy</text:p>
          </table:table-cell>
          <table:table-cell office:value-type="float" office:value="56.1" calcext:value-type="float">
            <text:p>56.1</text:p>
          </table:table-cell>
          <table:table-cell office:value-type="float" office:value="37.9167" calcext:value-type="float">
            <text:p>37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2128" calcext:value-type="float">
            <text:p>2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lli</text:p>
          </table:table-cell>
          <table:table-cell office:value-type="float" office:value="42.2333" calcext:value-type="float">
            <text:p>42.2333</text:p>
          </table:table-cell>
          <table:table-cell office:value-type="float" office:value="47.7667" calcext:value-type="float">
            <text:p>47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126" calcext:value-type="float">
            <text:p>2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rskol</text:p>
          </table:table-cell>
          <table:table-cell office:value-type="float" office:value="57.1528" calcext:value-type="float">
            <text:p>57.1528</text:p>
          </table:table-cell>
          <table:table-cell office:value-type="float" office:value="39.2886" calcext:value-type="float">
            <text:p>39.28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roslavskaya Oblast’</text:p>
          </table:table-cell>
          <table:table-cell/>
          <table:table-cell table:number-columns-repeated="2" office:value-type="float" office:value="2123" calcext:value-type="float">
            <text:p>2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sken</text:p>
          </table:table-cell>
          <table:table-cell office:value-type="float" office:value="43.2772" calcext:value-type="float">
            <text:p>43.2772</text:p>
          </table:table-cell>
          <table:table-cell office:value-type="float" office:value="43.8222" calcext:value-type="float">
            <text:p>43.82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rth Ossetia</text:p>
          </table:table-cell>
          <table:table-cell/>
          <table:table-cell table:number-columns-repeated="2" office:value-type="float" office:value="2123" calcext:value-type="float">
            <text:p>2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yy Yar</text:p>
          </table:table-cell>
          <table:table-cell office:value-type="float" office:value="57.1275" calcext:value-type="float">
            <text:p>57.1275</text:p>
          </table:table-cell>
          <table:table-cell office:value-type="float" office:value="84.5303" calcext:value-type="float">
            <text:p>84.53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2119" calcext:value-type="float">
            <text:p>2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lga</text:p>
          </table:table-cell>
          <table:table-cell office:value-type="float" office:value="43.2333" calcext:value-type="float">
            <text:p>43.2333</text:p>
          </table:table-cell>
          <table:table-cell office:value-type="float" office:value="44.5333" calcext:value-type="float">
            <text:p>44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rth Ossetia</text:p>
          </table:table-cell>
          <table:table-cell/>
          <table:table-cell table:number-columns-repeated="2" office:value-type="float" office:value="2116" calcext:value-type="float">
            <text:p>2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yy Vasyugan</text:p>
          </table:table-cell>
          <table:table-cell office:value-type="float" office:value="58.5767" calcext:value-type="float">
            <text:p>58.5767</text:p>
          </table:table-cell>
          <table:table-cell office:value-type="float" office:value="76.4969" calcext:value-type="float">
            <text:p>76.49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2113" calcext:value-type="float">
            <text:p>2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omelovaya</text:p>
          </table:table-cell>
          <table:table-cell office:value-type="float" office:value="50.2789" calcext:value-type="float">
            <text:p>50.2789</text:p>
          </table:table-cell>
          <table:table-cell office:value-type="float" office:value="40.8611" calcext:value-type="float">
            <text:p>40.86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2109" calcext:value-type="float">
            <text:p>2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gay</text:p>
          </table:table-cell>
          <table:table-cell office:value-type="float" office:value="54.3061" calcext:value-type="float">
            <text:p>54.3061</text:p>
          </table:table-cell>
          <table:table-cell office:value-type="float" office:value="47.6283" calcext:value-type="float">
            <text:p>47.62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2109" calcext:value-type="float">
            <text:p>2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dnaya Pristan’</text:p>
          </table:table-cell>
          <table:table-cell office:value-type="float" office:value="44.35" calcext:value-type="float">
            <text:p>44.35</text:p>
          </table:table-cell>
          <table:table-cell office:value-type="float" office:value="135.8" calcext:value-type="float">
            <text:p>135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2107" calcext:value-type="float">
            <text:p>21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tisha</text:p>
          </table:table-cell>
          <table:table-cell office:value-type="float" office:value="42.4217" calcext:value-type="float">
            <text:p>42.4217</text:p>
          </table:table-cell>
          <table:table-cell office:value-type="float" office:value="47.2817" calcext:value-type="float">
            <text:p>47.28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104" calcext:value-type="float">
            <text:p>2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vychegodsk</text:p>
          </table:table-cell>
          <table:table-cell office:value-type="float" office:value="61.3333" calcext:value-type="float">
            <text:p>61.3333</text:p>
          </table:table-cell>
          <table:table-cell office:value-type="float" office:value="46.9167" calcext:value-type="float">
            <text:p>46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2098" calcext:value-type="float">
            <text:p>2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dsosnovo</text:p>
          </table:table-cell>
          <table:table-cell office:value-type="float" office:value="53.3758" calcext:value-type="float">
            <text:p>53.3758</text:p>
          </table:table-cell>
          <table:table-cell office:value-type="float" office:value="78.915" calcext:value-type="float">
            <text:p>78.9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2093" calcext:value-type="float">
            <text:p>20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yy Buyan</text:p>
          </table:table-cell>
          <table:table-cell office:value-type="float" office:value="53.6848" calcext:value-type="float">
            <text:p>53.6848</text:p>
          </table:table-cell>
          <table:table-cell office:value-type="float" office:value="50.0402" calcext:value-type="float">
            <text:p>50.040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2093" calcext:value-type="float">
            <text:p>20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mailovo</text:p>
          </table:table-cell>
          <table:table-cell office:value-type="float" office:value="55.5597" calcext:value-type="float">
            <text:p>55.5597</text:p>
          </table:table-cell>
          <table:table-cell office:value-type="float" office:value="54.6303" calcext:value-type="float">
            <text:p>54.63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2081" calcext:value-type="float">
            <text:p>20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en’yevskoye</text:p>
          </table:table-cell>
          <table:table-cell office:value-type="float" office:value="55.1229" calcext:value-type="float">
            <text:p>55.1229</text:p>
          </table:table-cell>
          <table:table-cell office:value-type="float" office:value="36.3045" calcext:value-type="float">
            <text:p>36.30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2080" calcext:value-type="float">
            <text:p>20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rushino</text:p>
          </table:table-cell>
          <table:table-cell office:value-type="float" office:value="47.1856" calcext:value-type="float">
            <text:p>47.1856</text:p>
          </table:table-cell>
          <table:table-cell office:value-type="float" office:value="38.8675" calcext:value-type="float">
            <text:p>38.86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2069" calcext:value-type="float">
            <text:p>2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govar</text:p>
          </table:table-cell>
          <table:table-cell office:value-type="float" office:value="54.5797" calcext:value-type="float">
            <text:p>54.5797</text:p>
          </table:table-cell>
          <table:table-cell office:value-type="float" office:value="54.9314" calcext:value-type="float">
            <text:p>54.93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2061" calcext:value-type="float">
            <text:p>2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nnitsy</text:p>
          </table:table-cell>
          <table:table-cell office:value-type="float" office:value="60.6317" calcext:value-type="float">
            <text:p>60.6317</text:p>
          </table:table-cell>
          <table:table-cell office:value-type="float" office:value="34.7667" calcext:value-type="float">
            <text:p>34.7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2059" calcext:value-type="float">
            <text:p>20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dara</text:p>
          </table:table-cell>
          <table:table-cell office:value-type="float" office:value="52.2264" calcext:value-type="float">
            <text:p>52.2264</text:p>
          </table:table-cell>
          <table:table-cell office:value-type="float" office:value="106.6589" calcext:value-type="float">
            <text:p>106.65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2058" calcext:value-type="float">
            <text:p>2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ako</text:p>
          </table:table-cell>
          <table:table-cell office:value-type="float" office:value="43.9567" calcext:value-type="float">
            <text:p>43.9567</text:p>
          </table:table-cell>
          <table:table-cell office:value-type="float" office:value="41.7389" calcext:value-type="float">
            <text:p>41.73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2057" calcext:value-type="float">
            <text:p>2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l’skoye</text:p>
          </table:table-cell>
          <table:table-cell office:value-type="float" office:value="51.5925" calcext:value-type="float">
            <text:p>51.5925</text:p>
          </table:table-cell>
          <table:table-cell office:value-type="float" office:value="46.3422" calcext:value-type="float">
            <text:p>46.34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2051" calcext:value-type="float">
            <text:p>2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skresenka</text:p>
          </table:table-cell>
          <table:table-cell office:value-type="float" office:value="55.0811" calcext:value-type="float">
            <text:p>55.0811</text:p>
          </table:table-cell>
          <table:table-cell office:value-type="float" office:value="74.6248" calcext:value-type="float">
            <text:p>74.624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2047" calcext:value-type="float">
            <text:p>20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’shiye Klyuchi</text:p>
          </table:table-cell>
          <table:table-cell office:value-type="float" office:value="55.983" calcext:value-type="float">
            <text:p>55.983</text:p>
          </table:table-cell>
          <table:table-cell office:value-type="float" office:value="48.8038" calcext:value-type="float">
            <text:p>48.803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2045" calcext:value-type="float">
            <text:p>20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bovo</text:p>
          </table:table-cell>
          <table:table-cell office:value-type="float" office:value="54.6186" calcext:value-type="float">
            <text:p>54.6186</text:p>
          </table:table-cell>
          <table:table-cell office:value-type="float" office:value="55.905" calcext:value-type="float">
            <text:p>55.9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2042" calcext:value-type="float">
            <text:p>2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l’neye</text:p>
          </table:table-cell>
          <table:table-cell office:value-type="float" office:value="46.9931" calcext:value-type="float">
            <text:p>46.9931</text:p>
          </table:table-cell>
          <table:table-cell office:value-type="float" office:value="142.6733" calcext:value-type="float">
            <text:p>142.67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2039" calcext:value-type="float">
            <text:p>2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eni Poliny Osipenko</text:p>
          </table:table-cell>
          <table:table-cell office:value-type="float" office:value="52.4167" calcext:value-type="float">
            <text:p>52.4167</text:p>
          </table:table-cell>
          <table:table-cell office:value-type="float" office:value="136.5" calcext:value-type="float">
            <text:p>136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table:number-columns-repeated="2" office:value-type="float" office:value="2034" calcext:value-type="float">
            <text:p>2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vda</text:p>
          </table:table-cell>
          <table:table-cell office:value-type="float" office:value="46.9486" calcext:value-type="float">
            <text:p>46.9486</text:p>
          </table:table-cell>
          <table:table-cell office:value-type="float" office:value="142.0103" calcext:value-type="float">
            <text:p>142.01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2031" calcext:value-type="float">
            <text:p>2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gyay</text:p>
          </table:table-cell>
          <table:table-cell office:value-type="float" office:value="62.4861" calcext:value-type="float">
            <text:p>62.4861</text:p>
          </table:table-cell>
          <table:table-cell office:value-type="float" office:value="117.5064" calcext:value-type="float">
            <text:p>117.50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2027" calcext:value-type="float">
            <text:p>2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skresenskoye</text:p>
          </table:table-cell>
          <table:table-cell office:value-type="float" office:value="53.1233" calcext:value-type="float">
            <text:p>53.1233</text:p>
          </table:table-cell>
          <table:table-cell office:value-type="float" office:value="56.1467" calcext:value-type="float">
            <text:p>56.14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2026" calcext:value-type="float">
            <text:p>2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drovyy</text:p>
          </table:table-cell>
          <table:table-cell office:value-type="float" office:value="57.5667" calcext:value-type="float">
            <text:p>57.5667</text:p>
          </table:table-cell>
          <table:table-cell office:value-type="float" office:value="79.5667" calcext:value-type="float">
            <text:p>79.5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2024" calcext:value-type="float">
            <text:p>2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sk</text:p>
          </table:table-cell>
          <table:table-cell office:value-type="float" office:value="61.95" calcext:value-type="float">
            <text:p>61.95</text:p>
          </table:table-cell>
          <table:table-cell office:value-type="float" office:value="159.2333" calcext:value-type="float">
            <text:p>159.2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agadanskaya Oblast’</text:p>
          </table:table-cell>
          <table:table-cell/>
          <table:table-cell table:number-columns-repeated="2" office:value-type="float" office:value="2024" calcext:value-type="float">
            <text:p>2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nov</text:p>
          </table:table-cell>
          <table:table-cell office:value-type="float" office:value="41.3767" calcext:value-type="float">
            <text:p>41.3767</text:p>
          </table:table-cell>
          <table:table-cell office:value-type="float" office:value="47.445" calcext:value-type="float">
            <text:p>47.4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2014" calcext:value-type="float">
            <text:p>2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ary</text:p>
          </table:table-cell>
          <table:table-cell office:value-type="float" office:value="55.965" calcext:value-type="float">
            <text:p>55.965</text:p>
          </table:table-cell>
          <table:table-cell office:value-type="float" office:value="48.3514" calcext:value-type="float">
            <text:p>48.35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ariy-El</text:p>
          </table:table-cell>
          <table:table-cell/>
          <table:table-cell table:number-columns-repeated="2" office:value-type="float" office:value="2014" calcext:value-type="float">
            <text:p>2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iye Belozërki</text:p>
          </table:table-cell>
          <table:table-cell office:value-type="float" office:value="53.7275" calcext:value-type="float">
            <text:p>53.7275</text:p>
          </table:table-cell>
          <table:table-cell office:value-type="float" office:value="49.1739" calcext:value-type="float">
            <text:p>49.17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2013" calcext:value-type="float">
            <text:p>20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aya Ladoga</text:p>
          </table:table-cell>
          <table:table-cell office:value-type="float" office:value="59.9987" calcext:value-type="float">
            <text:p>59.9987</text:p>
          </table:table-cell>
          <table:table-cell office:value-type="float" office:value="32.297" calcext:value-type="float">
            <text:p>32.2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2012" calcext:value-type="float">
            <text:p>2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inka</text:p>
          </table:table-cell>
          <table:table-cell office:value-type="float" office:value="54.6417" calcext:value-type="float">
            <text:p>54.6417</text:p>
          </table:table-cell>
          <table:table-cell office:value-type="float" office:value="32.8739" calcext:value-type="float">
            <text:p>32.87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msomolsk</text:p>
          </table:table-cell>
          <table:table-cell office:value-type="float" office:value="57.4139" calcext:value-type="float">
            <text:p>57.4139</text:p>
          </table:table-cell>
          <table:table-cell office:value-type="float" office:value="86.03" calcext:value-type="float">
            <text:p>86.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1997" calcext:value-type="float">
            <text:p>19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aya Malykla</text:p>
          </table:table-cell>
          <table:table-cell office:value-type="float" office:value="54.2" calcext:value-type="float">
            <text:p>54.2</text:p>
          </table:table-cell>
          <table:table-cell office:value-type="float" office:value="49.95" calcext:value-type="float">
            <text:p>49.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996" calcext:value-type="float">
            <text:p>1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zi-Yurt</text:p>
          </table:table-cell>
          <table:table-cell office:value-type="float" office:value="43.2602" calcext:value-type="float">
            <text:p>43.2602</text:p>
          </table:table-cell>
          <table:table-cell office:value-type="float" office:value="44.8396" calcext:value-type="float">
            <text:p>44.839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gushetiya</text:p>
          </table:table-cell>
          <table:table-cell/>
          <table:table-cell table:number-columns-repeated="2" office:value-type="float" office:value="1995" calcext:value-type="float">
            <text:p>19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ndzhiy</text:p>
          </table:table-cell>
          <table:table-cell office:value-type="float" office:value="44.8832" calcext:value-type="float">
            <text:p>44.8832</text:p>
          </table:table-cell>
          <table:table-cell office:value-type="float" office:value="39.0655" calcext:value-type="float">
            <text:p>39.06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1993" calcext:value-type="float">
            <text:p>19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iy Chegem</text:p>
          </table:table-cell>
          <table:table-cell office:value-type="float" office:value="43.4442" calcext:value-type="float">
            <text:p>43.4442</text:p>
          </table:table-cell>
          <table:table-cell office:value-type="float" office:value="43.2739" calcext:value-type="float">
            <text:p>43.27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988" calcext:value-type="float">
            <text:p>1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aya Gorka</text:p>
          </table:table-cell>
          <table:table-cell office:value-type="float" office:value="55.3867" calcext:value-type="float">
            <text:p>55.3867</text:p>
          </table:table-cell>
          <table:table-cell office:value-type="float" office:value="46.1092" calcext:value-type="float">
            <text:p>46.10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1987" calcext:value-type="float">
            <text:p>1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lovka</text:p>
          </table:table-cell>
          <table:table-cell office:value-type="float" office:value="43.9919" calcext:value-type="float">
            <text:p>43.9919</text:p>
          </table:table-cell>
          <table:table-cell office:value-type="float" office:value="43.7856" calcext:value-type="float">
            <text:p>43.78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983" calcext:value-type="float">
            <text:p>1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shanka</text:p>
          </table:table-cell>
          <table:table-cell office:value-type="float" office:value="51.8139" calcext:value-type="float">
            <text:p>51.8139</text:p>
          </table:table-cell>
          <table:table-cell office:value-type="float" office:value="46.3997" calcext:value-type="float">
            <text:p>46.39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983" calcext:value-type="float">
            <text:p>1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varovka</text:p>
          </table:table-cell>
          <table:table-cell office:value-type="float" office:value="44.8353" calcext:value-type="float">
            <text:p>44.8353</text:p>
          </table:table-cell>
          <table:table-cell office:value-type="float" office:value="37.3725" calcext:value-type="float">
            <text:p>37.37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1980" calcext:value-type="float">
            <text:p>19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mkheg</text:p>
          </table:table-cell>
          <table:table-cell office:value-type="float" office:value="45.0111" calcext:value-type="float">
            <text:p>45.0111</text:p>
          </table:table-cell>
          <table:table-cell office:value-type="float" office:value="40.219" calcext:value-type="float">
            <text:p>40.2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1978" calcext:value-type="float">
            <text:p>19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morsk</text:p>
          </table:table-cell>
          <table:table-cell office:value-type="float" office:value="54.7333" calcext:value-type="float">
            <text:p>54.7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iningradskaya Oblast’</text:p>
          </table:table-cell>
          <table:table-cell/>
          <table:table-cell table:number-columns-repeated="2" office:value-type="float" office:value="1971" calcext:value-type="float">
            <text:p>1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rbogachën</text:p>
          </table:table-cell>
          <table:table-cell office:value-type="float" office:value="61.2833" calcext:value-type="float">
            <text:p>61.2833</text:p>
          </table:table-cell>
          <table:table-cell office:value-type="float" office:value="108.0167" calcext:value-type="float">
            <text:p>108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1965" calcext:value-type="float">
            <text:p>19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oitskoye</text:p>
          </table:table-cell>
          <table:table-cell office:value-type="float" office:value="51.276" calcext:value-type="float">
            <text:p>51.276</text:p>
          </table:table-cell>
          <table:table-cell office:value-type="float" office:value="41.4906" calcext:value-type="float">
            <text:p>41.49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965" calcext:value-type="float">
            <text:p>19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chayevka</text:p>
          </table:table-cell>
          <table:table-cell office:value-type="float" office:value="53.2725" calcext:value-type="float">
            <text:p>53.2725</text:p>
          </table:table-cell>
          <table:table-cell office:value-type="float" office:value="44.4672" calcext:value-type="float">
            <text:p>44.46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1962" calcext:value-type="float">
            <text:p>19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yevo</text:p>
          </table:table-cell>
          <table:table-cell office:value-type="float" office:value="51.3944" calcext:value-type="float">
            <text:p>51.3944</text:p>
          </table:table-cell>
          <table:table-cell office:value-type="float" office:value="39.3197" calcext:value-type="float">
            <text:p>39.31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961" calcext:value-type="float">
            <text:p>1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likomikhaylovka</text:p>
          </table:table-cell>
          <table:table-cell office:value-type="float" office:value="50.775" calcext:value-type="float">
            <text:p>50.775</text:p>
          </table:table-cell>
          <table:table-cell office:value-type="float" office:value="37.5917" calcext:value-type="float">
            <text:p>37.59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1955" calcext:value-type="float">
            <text:p>1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snovka</text:p>
          </table:table-cell>
          <table:table-cell office:value-type="float" office:value="48.3383" calcext:value-type="float">
            <text:p>48.3383</text:p>
          </table:table-cell>
          <table:table-cell office:value-type="float" office:value="135.0752" calcext:value-type="float">
            <text:p>135.075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table:number-columns-repeated="2" office:value-type="float" office:value="1953" calcext:value-type="float">
            <text:p>1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uzhba</text:p>
          </table:table-cell>
          <table:table-cell office:value-type="float" office:value="48.3831" calcext:value-type="float">
            <text:p>48.3831</text:p>
          </table:table-cell>
          <table:table-cell office:value-type="float" office:value="135.3122" calcext:value-type="float">
            <text:p>135.31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table:number-columns-repeated="2" office:value-type="float" office:value="1946" calcext:value-type="float">
            <text:p>1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yy Yar</text:p>
          </table:table-cell>
          <table:table-cell office:value-type="float" office:value="54.2389" calcext:value-type="float">
            <text:p>54.2389</text:p>
          </table:table-cell>
          <table:table-cell office:value-type="float" office:value="48.5508" calcext:value-type="float">
            <text:p>48.55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942" calcext:value-type="float">
            <text:p>19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oyekurovo</text:p>
          </table:table-cell>
          <table:table-cell office:value-type="float" office:value="52.9759" calcext:value-type="float">
            <text:p>52.9759</text:p>
          </table:table-cell>
          <table:table-cell office:value-type="float" office:value="38.9777" calcext:value-type="float">
            <text:p>38.977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ipetskaya Oblast’</text:p>
          </table:table-cell>
          <table:table-cell/>
          <table:table-cell table:number-columns-repeated="2" office:value-type="float" office:value="1940" calcext:value-type="float">
            <text:p>19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rbatov</text:p>
          </table:table-cell>
          <table:table-cell office:value-type="float" office:value="56.1333" calcext:value-type="float">
            <text:p>56.1333</text:p>
          </table:table-cell>
          <table:table-cell office:value-type="float" office:value="43.0667" calcext:value-type="float">
            <text:p>43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1934" calcext:value-type="float">
            <text:p>1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ndovishche</text:p>
          </table:table-cell>
          <table:table-cell office:value-type="float" office:value="51.7214" calcext:value-type="float">
            <text:p>51.7214</text:p>
          </table:table-cell>
          <table:table-cell office:value-type="float" office:value="39.0149" calcext:value-type="float">
            <text:p>39.014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933" calcext:value-type="float">
            <text:p>1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mukh</text:p>
          </table:table-cell>
          <table:table-cell office:value-type="float" office:value="42.1704" calcext:value-type="float">
            <text:p>42.1704</text:p>
          </table:table-cell>
          <table:table-cell office:value-type="float" office:value="47.1161" calcext:value-type="float">
            <text:p>47.11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930" calcext:value-type="float">
            <text:p>19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radnoye</text:p>
          </table:table-cell>
          <table:table-cell office:value-type="float" office:value="53.3278" calcext:value-type="float">
            <text:p>53.3278</text:p>
          </table:table-cell>
          <table:table-cell office:value-type="float" office:value="34.175" calcext:value-type="float">
            <text:p>34.1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1927" calcext:value-type="float">
            <text:p>19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ysatskoye</text:p>
          </table:table-cell>
          <table:table-cell office:value-type="float" office:value="49.7406" calcext:value-type="float">
            <text:p>49.7406</text:p>
          </table:table-cell>
          <table:table-cell office:value-type="float" office:value="46.8475" calcext:value-type="float">
            <text:p>46.84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924" calcext:value-type="float">
            <text:p>1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o</text:p>
          </table:table-cell>
          <table:table-cell office:value-type="float" office:value="55.9274" calcext:value-type="float">
            <text:p>55.9274</text:p>
          </table:table-cell>
          <table:table-cell office:value-type="float" office:value="158.7071" calcext:value-type="float">
            <text:p>158.707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mchatskiy Kray</text:p>
          </table:table-cell>
          <table:table-cell/>
          <table:table-cell table:number-columns-repeated="2" office:value-type="float" office:value="1923" calcext:value-type="float">
            <text:p>19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Bol’sheretsk</text:p>
          </table:table-cell>
          <table:table-cell office:value-type="float" office:value="52.8239" calcext:value-type="float">
            <text:p>52.8239</text:p>
          </table:table-cell>
          <table:table-cell office:value-type="float" office:value="156.2789" calcext:value-type="float">
            <text:p>156.27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mchatskiy Kray</text:p>
          </table:table-cell>
          <table:table-cell/>
          <table:table-cell table:number-columns-repeated="2" office:value-type="float" office:value="1920" calcext:value-type="float">
            <text:p>1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aya Zhizn’</text:p>
          </table:table-cell>
          <table:table-cell office:value-type="float" office:value="44.8926" calcext:value-type="float">
            <text:p>44.8926</text:p>
          </table:table-cell>
          <table:table-cell office:value-type="float" office:value="44.0847" calcext:value-type="float">
            <text:p>44.08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913" calcext:value-type="float">
            <text:p>19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dgeym</text:p>
          </table:table-cell>
          <table:table-cell office:value-type="float" office:value="48.6942" calcext:value-type="float">
            <text:p>48.6942</text:p>
          </table:table-cell>
          <table:table-cell office:value-type="float" office:value="132.9669" calcext:value-type="float">
            <text:p>132.96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evreyskaya Avtonomnaya Oblast’</text:p>
          </table:table-cell>
          <table:table-cell/>
          <table:table-cell table:number-columns-repeated="2" office:value-type="float" office:value="1912" calcext:value-type="float">
            <text:p>1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rbetovka</text:p>
          </table:table-cell>
          <table:table-cell office:value-type="float" office:value="45.8056" calcext:value-type="float">
            <text:p>45.8056</text:p>
          </table:table-cell>
          <table:table-cell office:value-type="float" office:value="43.0886" calcext:value-type="float">
            <text:p>43.08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911" calcext:value-type="float">
            <text:p>1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itnoye</text:p>
          </table:table-cell>
          <table:table-cell office:value-type="float" office:value="45.8056" calcext:value-type="float">
            <text:p>45.8056</text:p>
          </table:table-cell>
          <table:table-cell office:value-type="float" office:value="47.6878" calcext:value-type="float">
            <text:p>47.68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1902" calcext:value-type="float">
            <text:p>19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egetey</text:p>
          </table:table-cell>
          <table:table-cell office:value-type="float" office:value="52.1111" calcext:value-type="float">
            <text:p>52.1111</text:p>
          </table:table-cell>
          <table:table-cell office:value-type="float" office:value="108.5736" calcext:value-type="float">
            <text:p>108.57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896" calcext:value-type="float">
            <text:p>1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kmonar</text:p>
          </table:table-cell>
          <table:table-cell office:value-type="float" office:value="51.4589" calcext:value-type="float">
            <text:p>51.4589</text:p>
          </table:table-cell>
          <table:table-cell office:value-type="float" office:value="85.9878" calcext:value-type="float">
            <text:p>85.98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</text:p>
          </table:table-cell>
          <table:table-cell/>
          <table:table-cell table:number-columns-repeated="2" office:value-type="float" office:value="1895" calcext:value-type="float">
            <text:p>1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yubek</text:p>
          </table:table-cell>
          <table:table-cell office:value-type="float" office:value="42.0275" calcext:value-type="float">
            <text:p>42.0275</text:p>
          </table:table-cell>
          <table:table-cell office:value-type="float" office:value="47.9692" calcext:value-type="float">
            <text:p>47.96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894" calcext:value-type="float">
            <text:p>18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rlino</text:p>
          </table:table-cell>
          <table:table-cell office:value-type="float" office:value="54.8142" calcext:value-type="float">
            <text:p>54.8142</text:p>
          </table:table-cell>
          <table:table-cell office:value-type="float" office:value="55.5694" calcext:value-type="float">
            <text:p>55.56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892" calcext:value-type="float">
            <text:p>1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zha</text:p>
          </table:table-cell>
          <table:table-cell office:value-type="float" office:value="51.7764" calcext:value-type="float">
            <text:p>51.7764</text:p>
          </table:table-cell>
          <table:table-cell office:value-type="float" office:value="107.4689" calcext:value-type="float">
            <text:p>107.46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887" calcext:value-type="float">
            <text:p>18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ovnino</text:p>
          </table:table-cell>
          <table:table-cell office:value-type="float" office:value="55.5283" calcext:value-type="float">
            <text:p>55.5283</text:p>
          </table:table-cell>
          <table:table-cell office:value-type="float" office:value="35.4075" calcext:value-type="float">
            <text:p>35.40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886" calcext:value-type="float">
            <text:p>1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yanovka</text:p>
          </table:table-cell>
          <table:table-cell office:value-type="float" office:value="44.3006" calcext:value-type="float">
            <text:p>44.3006</text:p>
          </table:table-cell>
          <table:table-cell office:value-type="float" office:value="42.9272" calcext:value-type="float">
            <text:p>42.92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885" calcext:value-type="float">
            <text:p>1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lkovo</text:p>
          </table:table-cell>
          <table:table-cell office:value-type="float" office:value="53.0772" calcext:value-type="float">
            <text:p>53.0772</text:p>
          </table:table-cell>
          <table:table-cell office:value-type="float" office:value="81.4181" calcext:value-type="float">
            <text:p>81.41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883" calcext:value-type="float">
            <text:p>1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tyryshkino</text:p>
          </table:table-cell>
          <table:table-cell office:value-type="float" office:value="52.0833" calcext:value-type="float">
            <text:p>52.0833</text:p>
          </table:table-cell>
          <table:table-cell office:value-type="float" office:value="84.9089" calcext:value-type="float">
            <text:p>84.90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880" calcext:value-type="float">
            <text:p>18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namenka</text:p>
          </table:table-cell>
          <table:table-cell office:value-type="float" office:value="54.1025" calcext:value-type="float">
            <text:p>54.1025</text:p>
          </table:table-cell>
          <table:table-cell office:value-type="float" office:value="54.3889" calcext:value-type="float">
            <text:p>54.38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879" calcext:value-type="float">
            <text:p>1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skovo</text:p>
          </table:table-cell>
          <table:table-cell office:value-type="float" office:value="55.3192" calcext:value-type="float">
            <text:p>55.3192</text:p>
          </table:table-cell>
          <table:table-cell office:value-type="float" office:value="55.085" calcext:value-type="float">
            <text:p>55.0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879" calcext:value-type="float">
            <text:p>1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ikovka</text:p>
          </table:table-cell>
          <table:table-cell office:value-type="float" office:value="54.4892" calcext:value-type="float">
            <text:p>54.4892</text:p>
          </table:table-cell>
          <table:table-cell office:value-type="float" office:value="49.1669" calcext:value-type="float">
            <text:p>49.16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879" calcext:value-type="float">
            <text:p>1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znoski</text:p>
          </table:table-cell>
          <table:table-cell office:value-type="float" office:value="54.9881" calcext:value-type="float">
            <text:p>54.9881</text:p>
          </table:table-cell>
          <table:table-cell office:value-type="float" office:value="35.3108" calcext:value-type="float">
            <text:p>35.31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1877" calcext:value-type="float">
            <text:p>18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dgornoye</text:p>
          </table:table-cell>
          <table:table-cell office:value-type="float" office:value="43.5818" calcext:value-type="float">
            <text:p>43.5818</text:p>
          </table:table-cell>
          <table:table-cell office:value-type="float" office:value="45.4405" calcext:value-type="float">
            <text:p>45.44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1872" calcext:value-type="float">
            <text:p>1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fanasyevo</text:p>
          </table:table-cell>
          <table:table-cell office:value-type="float" office:value="52.5808" calcext:value-type="float">
            <text:p>52.5808</text:p>
          </table:table-cell>
          <table:table-cell office:value-type="float" office:value="38.2108" calcext:value-type="float">
            <text:p>38.21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ipetskaya Oblast’</text:p>
          </table:table-cell>
          <table:table-cell/>
          <table:table-cell table:number-columns-repeated="2" office:value-type="float" office:value="1872" calcext:value-type="float">
            <text:p>1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r-Seleniye</text:p>
          </table:table-cell>
          <table:table-cell office:value-type="float" office:value="51.7711" calcext:value-type="float">
            <text:p>51.7711</text:p>
          </table:table-cell>
          <table:table-cell office:value-type="float" office:value="107.4567" calcext:value-type="float">
            <text:p>107.45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871" calcext:value-type="float">
            <text:p>1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gino</text:p>
          </table:table-cell>
          <table:table-cell office:value-type="float" office:value="44.3306" calcext:value-type="float">
            <text:p>44.3306</text:p>
          </table:table-cell>
          <table:table-cell office:value-type="float" office:value="44.4039" calcext:value-type="float">
            <text:p>44.40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862" calcext:value-type="float">
            <text:p>18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ingovskiy</text:p>
          </table:table-cell>
          <table:table-cell office:value-type="float" office:value="63.0655" calcext:value-type="float">
            <text:p>63.0655</text:p>
          </table:table-cell>
          <table:table-cell office:value-type="float" office:value="179.3067" calcext:value-type="float">
            <text:p>179.30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kotskiy Avtonomnyy Okrug</text:p>
          </table:table-cell>
          <table:table-cell/>
          <table:table-cell table:number-columns-repeated="2" office:value-type="float" office:value="1861" calcext:value-type="float">
            <text:p>1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ddorye</text:p>
          </table:table-cell>
          <table:table-cell office:value-type="float" office:value="57.4667" calcext:value-type="float">
            <text:p>57.4667</text:p>
          </table:table-cell>
          <table:table-cell office:value-type="float" office:value="31.1167" calcext:value-type="float">
            <text:p>31.1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gorodskaya Oblast’</text:p>
          </table:table-cell>
          <table:table-cell/>
          <table:table-cell table:number-columns-repeated="2" office:value-type="float" office:value="1860" calcext:value-type="float">
            <text:p>18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yy Frig</text:p>
          </table:table-cell>
          <table:table-cell office:value-type="float" office:value="41.8523" calcext:value-type="float">
            <text:p>41.8523</text:p>
          </table:table-cell>
          <table:table-cell office:value-type="float" office:value="48.3546" calcext:value-type="float">
            <text:p>48.354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853" calcext:value-type="float">
            <text:p>1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nomarëvka</text:p>
          </table:table-cell>
          <table:table-cell office:value-type="float" office:value="55.3975" calcext:value-type="float">
            <text:p>55.3975</text:p>
          </table:table-cell>
          <table:table-cell office:value-type="float" office:value="55.5566" calcext:value-type="float">
            <text:p>55.556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852" calcext:value-type="float">
            <text:p>18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asak</text:p>
          </table:table-cell>
          <table:table-cell office:value-type="float" office:value="55.6333" calcext:value-type="float">
            <text:p>55.6333</text:p>
          </table:table-cell>
          <table:table-cell office:value-type="float" office:value="54.8" calcext:value-type="float">
            <text:p>54.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850" calcext:value-type="float">
            <text:p>18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okalmashevo</text:p>
          </table:table-cell>
          <table:table-cell office:value-type="float" office:value="55.1242" calcext:value-type="float">
            <text:p>55.1242</text:p>
          </table:table-cell>
          <table:table-cell office:value-type="float" office:value="54.8253" calcext:value-type="float">
            <text:p>54.82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849" calcext:value-type="float">
            <text:p>1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trovnoy</text:p>
          </table:table-cell>
          <table:table-cell office:value-type="float" office:value="68.0531" calcext:value-type="float">
            <text:p>68.0531</text:p>
          </table:table-cell>
          <table:table-cell office:value-type="float" office:value="39.5131" calcext:value-type="float">
            <text:p>39.51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urmanskaya Oblast’</text:p>
          </table:table-cell>
          <table:table-cell/>
          <table:table-cell table:number-columns-repeated="2" office:value-type="float" office:value="1847" calcext:value-type="float">
            <text:p>18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brovka</text:p>
          </table:table-cell>
          <table:table-cell office:value-type="float" office:value="53.1557" calcext:value-type="float">
            <text:p>53.1557</text:p>
          </table:table-cell>
          <table:table-cell office:value-type="float" office:value="50.672" calcext:value-type="float">
            <text:p>50.6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1842" calcext:value-type="float">
            <text:p>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agay-Alyta</text:p>
          </table:table-cell>
          <table:table-cell office:value-type="float" office:value="67.7981" calcext:value-type="float">
            <text:p>67.7981</text:p>
          </table:table-cell>
          <table:table-cell office:value-type="float" office:value="130.3986" calcext:value-type="float">
            <text:p>130.39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835" calcext:value-type="float">
            <text:p>1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plovka</text:p>
          </table:table-cell>
          <table:table-cell office:value-type="float" office:value="52.0692" calcext:value-type="float">
            <text:p>52.0692</text:p>
          </table:table-cell>
          <table:table-cell office:value-type="float" office:value="46.1304" calcext:value-type="float">
            <text:p>46.130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828" calcext:value-type="float">
            <text:p>1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yevka</text:p>
          </table:table-cell>
          <table:table-cell office:value-type="float" office:value="52.5578" calcext:value-type="float">
            <text:p>52.5578</text:p>
          </table:table-cell>
          <table:table-cell office:value-type="float" office:value="49.4447" calcext:value-type="float">
            <text:p>49.44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1826" calcext:value-type="float">
            <text:p>1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go-Severnaya</text:p>
          </table:table-cell>
          <table:table-cell office:value-type="float" office:value="45.7599" calcext:value-type="float">
            <text:p>45.7599</text:p>
          </table:table-cell>
          <table:table-cell office:value-type="float" office:value="40.2429" calcext:value-type="float">
            <text:p>40.242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1809" calcext:value-type="float">
            <text:p>1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oktyabrskoye</text:p>
          </table:table-cell>
          <table:table-cell office:value-type="float" office:value="43.8439" calcext:value-type="float">
            <text:p>43.8439</text:p>
          </table:table-cell>
          <table:table-cell office:value-type="float" office:value="46.6556" calcext:value-type="float">
            <text:p>46.65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il’-Khalk</text:p>
          </table:table-cell>
          <table:table-cell office:value-type="float" office:value="44.35" calcext:value-type="float">
            <text:p>44.35</text:p>
          </table:table-cell>
          <table:table-cell office:value-type="float" office:value="41.9167" calcext:value-type="float">
            <text:p>41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1807" calcext:value-type="float">
            <text:p>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skovo</text:p>
          </table:table-cell>
          <table:table-cell office:value-type="float" office:value="52.7458" calcext:value-type="float">
            <text:p>52.7458</text:p>
          </table:table-cell>
          <table:table-cell office:value-type="float" office:value="35.3864" calcext:value-type="float">
            <text:p>35.38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lovskaya Oblast’</text:p>
          </table:table-cell>
          <table:table-cell/>
          <table:table-cell table:number-columns-repeated="2" office:value-type="float" office:value="1794" calcext:value-type="float">
            <text:p>1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yy Kunaley</text:p>
          </table:table-cell>
          <table:table-cell office:value-type="float" office:value="50.6003" calcext:value-type="float">
            <text:p>50.6003</text:p>
          </table:table-cell>
          <table:table-cell office:value-type="float" office:value="107.8331" calcext:value-type="float">
            <text:p>107.83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793" calcext:value-type="float">
            <text:p>1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mikhaylovskoye</text:p>
          </table:table-cell>
          <table:table-cell office:value-type="float" office:value="45.7158" calcext:value-type="float">
            <text:p>45.7158</text:p>
          </table:table-cell>
          <table:table-cell office:value-type="float" office:value="41.4561" calcext:value-type="float">
            <text:p>41.45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791" calcext:value-type="float">
            <text:p>1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yy Port</text:p>
          </table:table-cell>
          <table:table-cell office:value-type="float" office:value="67.6919" calcext:value-type="float">
            <text:p>67.6919</text:p>
          </table:table-cell>
          <table:table-cell office:value-type="float" office:value="72.8964" calcext:value-type="float">
            <text:p>72.89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malo-Nenetskiy Avtonomnyy Okrug</text:p>
          </table:table-cell>
          <table:table-cell/>
          <table:table-cell table:number-columns-repeated="2" office:value-type="float" office:value="1790" calcext:value-type="float">
            <text:p>1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nokhovo</text:p>
          </table:table-cell>
          <table:table-cell office:value-type="float" office:value="52.9485" calcext:value-type="float">
            <text:p>52.9485</text:p>
          </table:table-cell>
          <table:table-cell office:value-type="float" office:value="81.2986" calcext:value-type="float">
            <text:p>81.29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787" calcext:value-type="float">
            <text:p>1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znetsovo</text:p>
          </table:table-cell>
          <table:table-cell office:value-type="float" office:value="56.6928" calcext:value-type="float">
            <text:p>56.6928</text:p>
          </table:table-cell>
          <table:table-cell office:value-type="float" office:value="48.04" calcext:value-type="float">
            <text:p>48.0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ariy-El</text:p>
          </table:table-cell>
          <table:table-cell/>
          <table:table-cell table:number-columns-repeated="2" office:value-type="float" office:value="1787" calcext:value-type="float">
            <text:p>1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ganskoye</text:p>
          </table:table-cell>
          <table:table-cell office:value-type="float" office:value="51.1694" calcext:value-type="float">
            <text:p>51.1694</text:p>
          </table:table-cell>
          <table:table-cell office:value-type="float" office:value="45.6653" calcext:value-type="float">
            <text:p>45.66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778" calcext:value-type="float">
            <text:p>1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snovka</text:p>
          </table:table-cell>
          <table:table-cell office:value-type="float" office:value="54.8167" calcext:value-type="float">
            <text:p>54.8167</text:p>
          </table:table-cell>
          <table:table-cell office:value-type="float" office:value="73.1475" calcext:value-type="float">
            <text:p>73.14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1778" calcext:value-type="float">
            <text:p>1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yevka</text:p>
          </table:table-cell>
          <table:table-cell office:value-type="float" office:value="46.0822" calcext:value-type="float">
            <text:p>46.0822</text:p>
          </table:table-cell>
          <table:table-cell office:value-type="float" office:value="42.9278" calcext:value-type="float">
            <text:p>42.92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774" calcext:value-type="float">
            <text:p>1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uchezhkhabl’</text:p>
          </table:table-cell>
          <table:table-cell office:value-type="float" office:value="44.8925" calcext:value-type="float">
            <text:p>44.8925</text:p>
          </table:table-cell>
          <table:table-cell office:value-type="float" office:value="39.5675" calcext:value-type="float">
            <text:p>39.56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si</text:p>
          </table:table-cell>
          <table:table-cell office:value-type="float" office:value="56.3333" calcext:value-type="float">
            <text:p>56.3333</text:p>
          </table:table-cell>
          <table:table-cell office:value-type="float" office:value="52.9" calcext:value-type="float">
            <text:p>52.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1772" calcext:value-type="float">
            <text:p>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kel</text:p>
          </table:table-cell>
          <table:table-cell office:value-type="float" office:value="57.635" calcext:value-type="float">
            <text:p>57.635</text:p>
          </table:table-cell>
          <table:table-cell office:value-type="float" office:value="53.025" calcext:value-type="float">
            <text:p>53.0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1772" calcext:value-type="float">
            <text:p>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ongoy</text:p>
          </table:table-cell>
          <table:table-cell office:value-type="float" office:value="51.5222" calcext:value-type="float">
            <text:p>51.5222</text:p>
          </table:table-cell>
          <table:table-cell office:value-type="float" office:value="107.0619" calcext:value-type="float">
            <text:p>107.06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760" calcext:value-type="float">
            <text:p>17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goroditskoye</text:p>
          </table:table-cell>
          <table:table-cell office:value-type="float" office:value="46.3289" calcext:value-type="float">
            <text:p>46.3289</text:p>
          </table:table-cell>
          <table:table-cell office:value-type="float" office:value="41.1758" calcext:value-type="float">
            <text:p>41.17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/>
          <table:table-cell table:number-columns-repeated="2" office:value-type="float" office:value="1746" calcext:value-type="float">
            <text:p>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chag</text:p>
          </table:table-cell>
          <table:table-cell office:value-type="float" office:value="41.7741" calcext:value-type="float">
            <text:p>41.7741</text:p>
          </table:table-cell>
          <table:table-cell office:value-type="float" office:value="48.1623" calcext:value-type="float">
            <text:p>48.162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shebredikhinskoye</text:p>
          </table:table-cell>
          <table:table-cell office:value-type="float" office:value="43.8972" calcext:value-type="float">
            <text:p>43.8972</text:p>
          </table:table-cell>
          <table:table-cell office:value-type="float" office:value="46.8561" calcext:value-type="float">
            <text:p>46.85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739" calcext:value-type="float">
            <text:p>1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tyn</text:p>
          </table:table-cell>
          <table:table-cell office:value-type="float" office:value="54.7701" calcext:value-type="float">
            <text:p>54.7701</text:p>
          </table:table-cell>
          <table:table-cell office:value-type="float" office:value="31.6898" calcext:value-type="float">
            <text:p>31.689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yy Zelenchuk</text:p>
          </table:table-cell>
          <table:table-cell office:value-type="float" office:value="44.1639" calcext:value-type="float">
            <text:p>44.1639</text:p>
          </table:table-cell>
          <table:table-cell office:value-type="float" office:value="41.8678" calcext:value-type="float">
            <text:p>41.86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1730" calcext:value-type="float">
            <text:p>17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yaya Ivolga</text:p>
          </table:table-cell>
          <table:table-cell office:value-type="float" office:value="51.7136" calcext:value-type="float">
            <text:p>51.7136</text:p>
          </table:table-cell>
          <table:table-cell office:value-type="float" office:value="107.1597" calcext:value-type="float">
            <text:p>107.15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724" calcext:value-type="float">
            <text:p>1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uksemburg</text:p>
          </table:table-cell>
          <table:table-cell office:value-type="float" office:value="43.65" calcext:value-type="float">
            <text:p>43.65</text:p>
          </table:table-cell>
          <table:table-cell office:value-type="float" office:value="46.7333" calcext:value-type="float">
            <text:p>46.7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720" calcext:value-type="float">
            <text:p>1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blochnyy</text:p>
          </table:table-cell>
          <table:table-cell office:value-type="float" office:value="47.1544" calcext:value-type="float">
            <text:p>47.1544</text:p>
          </table:table-cell>
          <table:table-cell office:value-type="float" office:value="142.0614" calcext:value-type="float">
            <text:p>142.06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1716" calcext:value-type="float">
            <text:p>1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ykay</text:p>
          </table:table-cell>
          <table:table-cell office:value-type="float" office:value="63.5056" calcext:value-type="float">
            <text:p>63.5056</text:p>
          </table:table-cell>
          <table:table-cell office:value-type="float" office:value="117.032" calcext:value-type="float">
            <text:p>117.03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714" calcext:value-type="float">
            <text:p>1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likoye</text:p>
          </table:table-cell>
          <table:table-cell office:value-type="float" office:value="57.3494" calcext:value-type="float">
            <text:p>57.3494</text:p>
          </table:table-cell>
          <table:table-cell office:value-type="float" office:value="39.7711" calcext:value-type="float">
            <text:p>39.77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roslavskaya Oblast’</text:p>
          </table:table-cell>
          <table:table-cell/>
          <table:table-cell table:number-columns-repeated="2" office:value-type="float" office:value="1713" calcext:value-type="float">
            <text:p>17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’inka</text:p>
          </table:table-cell>
          <table:table-cell office:value-type="float" office:value="53.9017" calcext:value-type="float">
            <text:p>53.9017</text:p>
          </table:table-cell>
          <table:table-cell office:value-type="float" office:value="87.1675" calcext:value-type="float">
            <text:p>87.16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1708" calcext:value-type="float">
            <text:p>1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rdakovo</text:p>
          </table:table-cell>
          <table:table-cell office:value-type="float" office:value="43.8653" calcext:value-type="float">
            <text:p>43.8653</text:p>
          </table:table-cell>
          <table:table-cell office:value-type="float" office:value="43.0992" calcext:value-type="float">
            <text:p>43.09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midiye</text:p>
          </table:table-cell>
          <table:table-cell office:value-type="float" office:value="43.6733" calcext:value-type="float">
            <text:p>43.6733</text:p>
          </table:table-cell>
          <table:table-cell office:value-type="float" office:value="44.3736" calcext:value-type="float">
            <text:p>44.37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707" calcext:value-type="float">
            <text:p>17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eyevskoye</text:p>
          </table:table-cell>
          <table:table-cell office:value-type="float" office:value="45.2056" calcext:value-type="float">
            <text:p>45.2056</text:p>
          </table:table-cell>
          <table:table-cell office:value-type="float" office:value="43.5819" calcext:value-type="float">
            <text:p>43.58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rovka Pervaya</text:p>
          </table:table-cell>
          <table:table-cell office:value-type="float" office:value="48.4094" calcext:value-type="float">
            <text:p>48.4094</text:p>
          </table:table-cell>
          <table:table-cell office:value-type="float" office:value="135.2181" calcext:value-type="float">
            <text:p>135.21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table:number-columns-repeated="2" office:value-type="float" office:value="1705" calcext:value-type="float">
            <text:p>1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konur</text:p>
          </table:table-cell>
          <table:table-cell office:value-type="float" office:value="51.0375" calcext:value-type="float">
            <text:p>51.0375</text:p>
          </table:table-cell>
          <table:table-cell office:value-type="float" office:value="84.875" calcext:value-type="float">
            <text:p>84.8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</text:p>
          </table:table-cell>
          <table:table-cell/>
          <table:table-cell table:number-columns-repeated="2" office:value-type="float" office:value="1699" calcext:value-type="float">
            <text:p>16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egorsk</text:p>
          </table:table-cell>
          <table:table-cell office:value-type="float" office:value="47.1717" calcext:value-type="float">
            <text:p>47.1717</text:p>
          </table:table-cell>
          <table:table-cell office:value-type="float" office:value="142.5172" calcext:value-type="float">
            <text:p>142.51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ragizh</text:p>
          </table:table-cell>
          <table:table-cell office:value-type="float" office:value="43.3244" calcext:value-type="float">
            <text:p>43.3244</text:p>
          </table:table-cell>
          <table:table-cell office:value-type="float" office:value="43.7106" calcext:value-type="float">
            <text:p>43.71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698" calcext:value-type="float">
            <text:p>1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vlovka</text:p>
          </table:table-cell>
          <table:table-cell office:value-type="float" office:value="51.6797" calcext:value-type="float">
            <text:p>51.6797</text:p>
          </table:table-cell>
          <table:table-cell office:value-type="float" office:value="46.6869" calcext:value-type="float">
            <text:p>46.68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697" calcext:value-type="float">
            <text:p>1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yye Yagury</text:p>
          </table:table-cell>
          <table:table-cell office:value-type="float" office:value="45.4426" calcext:value-type="float">
            <text:p>45.4426</text:p>
          </table:table-cell>
          <table:table-cell office:value-type="float" office:value="43.0101" calcext:value-type="float">
            <text:p>43.010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697" calcext:value-type="float">
            <text:p>1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adzhukh</text:p>
          </table:table-cell>
          <table:table-cell office:value-type="float" office:value="41.3667" calcext:value-type="float">
            <text:p>41.3667</text:p>
          </table:table-cell>
          <table:table-cell office:value-type="float" office:value="47.9056" calcext:value-type="float">
            <text:p>47.90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695" calcext:value-type="float">
            <text:p>16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rovoye</text:p>
          </table:table-cell>
          <table:table-cell office:value-type="float" office:value="54.6944" calcext:value-type="float">
            <text:p>54.6944</text:p>
          </table:table-cell>
          <table:table-cell office:value-type="float" office:value="82.6303" calcext:value-type="float">
            <text:p>82.63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osibirskaya Oblast’</text:p>
          </table:table-cell>
          <table:table-cell/>
          <table:table-cell table:number-columns-repeated="2" office:value-type="float" office:value="1694" calcext:value-type="float">
            <text:p>1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m</text:p>
          </table:table-cell>
          <table:table-cell office:value-type="float" office:value="59.8722" calcext:value-type="float">
            <text:p>59.8722</text:p>
          </table:table-cell>
          <table:table-cell office:value-type="float" office:value="31.7819" calcext:value-type="float">
            <text:p>31.78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1694" calcext:value-type="float">
            <text:p>1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ëmovsk</text:p>
          </table:table-cell>
          <table:table-cell office:value-type="float" office:value="54.35" calcext:value-type="float">
            <text:p>54.35</text:p>
          </table:table-cell>
          <table:table-cell office:value-type="float" office:value="93.4333" calcext:value-type="float">
            <text:p>93.4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1688" calcext:value-type="float">
            <text:p>1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drakhmanovo</text:p>
          </table:table-cell>
          <table:table-cell office:value-type="float" office:value="54.7758" calcext:value-type="float">
            <text:p>54.7758</text:p>
          </table:table-cell>
          <table:table-cell office:value-type="float" office:value="52.4908" calcext:value-type="float">
            <text:p>52.49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1687" calcext:value-type="float">
            <text:p>1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ukovo</text:p>
          </table:table-cell>
          <table:table-cell office:value-type="float" office:value="54.6539" calcext:value-type="float">
            <text:p>54.6539</text:p>
          </table:table-cell>
          <table:table-cell office:value-type="float" office:value="55.7678" calcext:value-type="float">
            <text:p>55.76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685" calcext:value-type="float">
            <text:p>1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yy Voskhod</text:p>
          </table:table-cell>
          <table:table-cell office:value-type="float" office:value="43.8614" calcext:value-type="float">
            <text:p>43.8614</text:p>
          </table:table-cell>
          <table:table-cell office:value-type="float" office:value="46.6786" calcext:value-type="float">
            <text:p>46.67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684" calcext:value-type="float">
            <text:p>16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dovatovo</text:p>
          </table:table-cell>
          <table:table-cell office:value-type="float" office:value="55.4011" calcext:value-type="float">
            <text:p>55.4011</text:p>
          </table:table-cell>
          <table:table-cell office:value-type="float" office:value="43.5725" calcext:value-type="float">
            <text:p>43.57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1681" calcext:value-type="float">
            <text:p>1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baz</text:p>
          </table:table-cell>
          <table:table-cell office:value-type="float" office:value="43.7331" calcext:value-type="float">
            <text:p>43.7331</text:p>
          </table:table-cell>
          <table:table-cell office:value-type="float" office:value="42.9333" calcext:value-type="float">
            <text:p>42.9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681" calcext:value-type="float">
            <text:p>1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bovka</text:p>
          </table:table-cell>
          <table:table-cell office:value-type="float" office:value="45.224" calcext:value-type="float">
            <text:p>45.224</text:p>
          </table:table-cell>
          <table:table-cell office:value-type="float" office:value="42.1662" calcext:value-type="float">
            <text:p>42.166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674" calcext:value-type="float">
            <text:p>16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anak</text:p>
          </table:table-cell>
          <table:table-cell office:value-type="float" office:value="42.7539" calcext:value-type="float">
            <text:p>42.7539</text:p>
          </table:table-cell>
          <table:table-cell office:value-type="float" office:value="47.4534" calcext:value-type="float">
            <text:p>47.453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672" calcext:value-type="float">
            <text:p>16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amyshevo</text:p>
          </table:table-cell>
          <table:table-cell office:value-type="float" office:value="53.9044" calcext:value-type="float">
            <text:p>53.9044</text:p>
          </table:table-cell>
          <table:table-cell office:value-type="float" office:value="37.4572" calcext:value-type="float">
            <text:p>37.45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ul’skaya Oblast’</text:p>
          </table:table-cell>
          <table:table-cell/>
          <table:table-cell table:number-columns-repeated="2" office:value-type="float" office:value="1672" calcext:value-type="float">
            <text:p>16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lyuchi</text:p>
          </table:table-cell>
          <table:table-cell office:value-type="float" office:value="57.0175" calcext:value-type="float">
            <text:p>57.0175</text:p>
          </table:table-cell>
          <table:table-cell office:value-type="float" office:value="57.418" calcext:value-type="float">
            <text:p>57.41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1671" calcext:value-type="float">
            <text:p>1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bolevskiy</text:p>
          </table:table-cell>
          <table:table-cell office:value-type="float" office:value="54.305" calcext:value-type="float">
            <text:p>54.305</text:p>
          </table:table-cell>
          <table:table-cell office:value-type="float" office:value="155.9331" calcext:value-type="float">
            <text:p>155.93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mchatskiy Kray</text:p>
          </table:table-cell>
          <table:table-cell/>
          <table:table-cell table:number-columns-repeated="2" office:value-type="float" office:value="1669" calcext:value-type="float">
            <text:p>16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sab</text:p>
          </table:table-cell>
          <table:table-cell office:value-type="float" office:value="42.4694" calcext:value-type="float">
            <text:p>42.4694</text:p>
          </table:table-cell>
          <table:table-cell office:value-type="float" office:value="46.4994" calcext:value-type="float">
            <text:p>46.49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669" calcext:value-type="float">
            <text:p>16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aya Areshevka</text:p>
          </table:table-cell>
          <table:table-cell office:value-type="float" office:value="44.0172" calcext:value-type="float">
            <text:p>44.0172</text:p>
          </table:table-cell>
          <table:table-cell office:value-type="float" office:value="46.8233" calcext:value-type="float">
            <text:p>46.82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668" calcext:value-type="float">
            <text:p>1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ka</text:p>
          </table:table-cell>
          <table:table-cell office:value-type="float" office:value="41.4764" calcext:value-type="float">
            <text:p>41.4764</text:p>
          </table:table-cell>
          <table:table-cell office:value-type="float" office:value="47.64" calcext:value-type="float">
            <text:p>47.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667" calcext:value-type="float">
            <text:p>1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ktyabr’skiy</text:p>
          </table:table-cell>
          <table:table-cell office:value-type="float" office:value="54.764" calcext:value-type="float">
            <text:p>54.764</text:p>
          </table:table-cell>
          <table:table-cell office:value-type="float" office:value="55.4863" calcext:value-type="float">
            <text:p>55.486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663" calcext:value-type="float">
            <text:p>16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nakhes</text:p>
          </table:table-cell>
          <table:table-cell office:value-type="float" office:value="44.9869" calcext:value-type="float">
            <text:p>44.9869</text:p>
          </table:table-cell>
          <table:table-cell office:value-type="float" office:value="38.7144" calcext:value-type="float">
            <text:p>38.71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1660" calcext:value-type="float">
            <text:p>1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skaly</text:p>
          </table:table-cell>
          <table:table-cell office:value-type="float" office:value="53.6317" calcext:value-type="float">
            <text:p>53.6317</text:p>
          </table:table-cell>
          <table:table-cell office:value-type="float" office:value="49.8194" calcext:value-type="float">
            <text:p>49.81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1659" calcext:value-type="float">
            <text:p>1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iy Chiryurt</text:p>
          </table:table-cell>
          <table:table-cell office:value-type="float" office:value="43.1712" calcext:value-type="float">
            <text:p>43.1712</text:p>
          </table:table-cell>
          <table:table-cell office:value-type="float" office:value="46.8637" calcext:value-type="float">
            <text:p>46.863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651" calcext:value-type="float">
            <text:p>1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ldybayevo</text:p>
          </table:table-cell>
          <table:table-cell office:value-type="float" office:value="52.3414" calcext:value-type="float">
            <text:p>52.3414</text:p>
          </table:table-cell>
          <table:table-cell office:value-type="float" office:value="57.8767" calcext:value-type="float">
            <text:p>57.87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650" calcext:value-type="float">
            <text:p>16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yuryevo</text:p>
          </table:table-cell>
          <table:table-cell office:value-type="float" office:value="53.358" calcext:value-type="float">
            <text:p>53.358</text:p>
          </table:table-cell>
          <table:table-cell office:value-type="float" office:value="40.8871" calcext:value-type="float">
            <text:p>40.887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mbovskaya Oblast’</text:p>
          </table:table-cell>
          <table:table-cell/>
          <table:table-cell table:number-columns-repeated="2" office:value-type="float" office:value="1649" calcext:value-type="float">
            <text:p>16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sskaya Borkovka</text:p>
          </table:table-cell>
          <table:table-cell office:value-type="float" office:value="53.4776" calcext:value-type="float">
            <text:p>53.4776</text:p>
          </table:table-cell>
          <table:table-cell office:value-type="float" office:value="49.2808" calcext:value-type="float">
            <text:p>49.28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1643" calcext:value-type="float">
            <text:p>1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gudzha</text:p>
          </table:table-cell>
          <table:table-cell office:value-type="float" office:value="42.3606" calcext:value-type="float">
            <text:p>42.3606</text:p>
          </table:table-cell>
          <table:table-cell office:value-type="float" office:value="46.9139" calcext:value-type="float">
            <text:p>46.91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641" calcext:value-type="float">
            <text:p>1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shezadoyevskoye</text:p>
          </table:table-cell>
          <table:table-cell office:value-type="float" office:value="43.8669" calcext:value-type="float">
            <text:p>43.8669</text:p>
          </table:table-cell>
          <table:table-cell office:value-type="float" office:value="46.8267" calcext:value-type="float">
            <text:p>46.82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641" calcext:value-type="float">
            <text:p>1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kino</text:p>
          </table:table-cell>
          <table:table-cell office:value-type="float" office:value="53.1366" calcext:value-type="float">
            <text:p>53.1366</text:p>
          </table:table-cell>
          <table:table-cell office:value-type="float" office:value="43.7701" calcext:value-type="float">
            <text:p>43.770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nzenskaya Oblast’</text:p>
          </table:table-cell>
          <table:table-cell/>
          <table:table-cell table:number-columns-repeated="2" office:value-type="float" office:value="1637" calcext:value-type="float">
            <text:p>1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dlitsa</text:p>
          </table:table-cell>
          <table:table-cell office:value-type="float" office:value="61.1828" calcext:value-type="float">
            <text:p>61.1828</text:p>
          </table:table-cell>
          <table:table-cell office:value-type="float" office:value="32.3894" calcext:value-type="float">
            <text:p>32.38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/>
          <table:table-cell table:number-columns-repeated="2" office:value-type="float" office:value="1632" calcext:value-type="float">
            <text:p>1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dovoye</text:p>
          </table:table-cell>
          <table:table-cell office:value-type="float" office:value="44.0106" calcext:value-type="float">
            <text:p>44.0106</text:p>
          </table:table-cell>
          <table:table-cell office:value-type="float" office:value="42.9761" calcext:value-type="float">
            <text:p>42.97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627" calcext:value-type="float">
            <text:p>1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khari-Stal</text:p>
          </table:table-cell>
          <table:table-cell office:value-type="float" office:value="41.7167" calcext:value-type="float">
            <text:p>41.7167</text:p>
          </table:table-cell>
          <table:table-cell office:value-type="float" office:value="48.1667" calcext:value-type="float">
            <text:p>48.1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625" calcext:value-type="float">
            <text:p>16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otovka</text:p>
          </table:table-cell>
          <table:table-cell office:value-type="float" office:value="54.3" calcext:value-type="float">
            <text:p>54.3</text:p>
          </table:table-cell>
          <table:table-cell office:value-type="float" office:value="48.1422" calcext:value-type="float">
            <text:p>48.14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617" calcext:value-type="float">
            <text:p>16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vetskoye</text:p>
          </table:table-cell>
          <table:table-cell office:value-type="float" office:value="43.4071" calcext:value-type="float">
            <text:p>43.4071</text:p>
          </table:table-cell>
          <table:table-cell office:value-type="float" office:value="46.3336" calcext:value-type="float">
            <text:p>46.33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616" calcext:value-type="float">
            <text:p>1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belyanovka</text:p>
          </table:table-cell>
          <table:table-cell office:value-type="float" office:value="44.234" calcext:value-type="float">
            <text:p>44.234</text:p>
          </table:table-cell>
          <table:table-cell office:value-type="float" office:value="42.879" calcext:value-type="float">
            <text:p>42.87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615" calcext:value-type="float">
            <text:p>16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yy Yar</text:p>
          </table:table-cell>
          <table:table-cell office:value-type="float" office:value="54.8916" calcext:value-type="float">
            <text:p>54.8916</text:p>
          </table:table-cell>
          <table:table-cell office:value-type="float" office:value="55.9192" calcext:value-type="float">
            <text:p>55.91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615" calcext:value-type="float">
            <text:p>16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dlesnoye</text:p>
          </table:table-cell>
          <table:table-cell office:value-type="float" office:value="45.7557" calcext:value-type="float">
            <text:p>45.7557</text:p>
          </table:table-cell>
          <table:table-cell office:value-type="float" office:value="42.1077" calcext:value-type="float">
            <text:p>42.107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611" calcext:value-type="float">
            <text:p>16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pnoye</text:p>
          </table:table-cell>
          <table:table-cell office:value-type="float" office:value="54.0692" calcext:value-type="float">
            <text:p>54.0692</text:p>
          </table:table-cell>
          <table:table-cell office:value-type="float" office:value="60.4143" calcext:value-type="float">
            <text:p>60.414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610" calcext:value-type="float">
            <text:p>16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y</text:p>
          </table:table-cell>
          <table:table-cell office:value-type="float" office:value="41.2853" calcext:value-type="float">
            <text:p>41.2853</text:p>
          </table:table-cell>
          <table:table-cell office:value-type="float" office:value="47.565" calcext:value-type="float">
            <text:p>47.5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609" calcext:value-type="float">
            <text:p>16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gress</text:p>
          </table:table-cell>
          <table:table-cell office:value-type="float" office:value="43.5889" calcext:value-type="float">
            <text:p>43.5889</text:p>
          </table:table-cell>
          <table:table-cell office:value-type="float" office:value="39.8292" calcext:value-type="float">
            <text:p>39.82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1608" calcext:value-type="float">
            <text:p>1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porye</text:p>
          </table:table-cell>
          <table:table-cell office:value-type="float" office:value="59.7089" calcext:value-type="float">
            <text:p>59.7089</text:p>
          </table:table-cell>
          <table:table-cell office:value-type="float" office:value="29.0339" calcext:value-type="float">
            <text:p>29.03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1603" calcext:value-type="float">
            <text:p>1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kolskoye</text:p>
          </table:table-cell>
          <table:table-cell office:value-type="float" office:value="52.0303" calcext:value-type="float">
            <text:p>52.0303</text:p>
          </table:table-cell>
          <table:table-cell office:value-type="float" office:value="55.6983" calcext:value-type="float">
            <text:p>55.69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1600" calcext:value-type="float">
            <text:p>1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doga</text:p>
          </table:table-cell>
          <table:table-cell office:value-type="float" office:value="49.51" calcext:value-type="float">
            <text:p>49.51</text:p>
          </table:table-cell>
          <table:table-cell office:value-type="float" office:value="136.8983" calcext:value-type="float">
            <text:p>136.89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table:number-columns-repeated="2" office:value-type="float" office:value="1597" calcext:value-type="float">
            <text:p>15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povka</text:p>
          </table:table-cell>
          <table:table-cell office:value-type="float" office:value="48.7047" calcext:value-type="float">
            <text:p>48.7047</text:p>
          </table:table-cell>
          <table:table-cell office:value-type="float" office:value="43.9767" calcext:value-type="float">
            <text:p>43.97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591" calcext:value-type="float">
            <text:p>1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nzevatka</text:p>
          </table:table-cell>
          <table:table-cell office:value-type="float" office:value="49.8022" calcext:value-type="float">
            <text:p>49.8022</text:p>
          </table:table-cell>
          <table:table-cell office:value-type="float" office:value="44.5394" calcext:value-type="float">
            <text:p>44.53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588" calcext:value-type="float">
            <text:p>1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iguli</text:p>
          </table:table-cell>
          <table:table-cell office:value-type="float" office:value="53.3556" calcext:value-type="float">
            <text:p>53.3556</text:p>
          </table:table-cell>
          <table:table-cell office:value-type="float" office:value="49.2972" calcext:value-type="float">
            <text:p>49.29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1588" calcext:value-type="float">
            <text:p>1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anayevo</text:p>
          </table:table-cell>
          <table:table-cell office:value-type="float" office:value="55.4922" calcext:value-type="float">
            <text:p>55.4922</text:p>
          </table:table-cell>
          <table:table-cell office:value-type="float" office:value="54.8256" calcext:value-type="float">
            <text:p>54.82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584" calcext:value-type="float">
            <text:p>1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dkolodnovka</text:p>
          </table:table-cell>
          <table:table-cell office:value-type="float" office:value="50.0015" calcext:value-type="float">
            <text:p>50.0015</text:p>
          </table:table-cell>
          <table:table-cell office:value-type="float" office:value="40.6623" calcext:value-type="float">
            <text:p>40.662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582" calcext:value-type="float">
            <text:p>15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val’noye</text:p>
          </table:table-cell>
          <table:table-cell office:value-type="float" office:value="52.0482" calcext:value-type="float">
            <text:p>52.0482</text:p>
          </table:table-cell>
          <table:table-cell office:value-type="float" office:value="39.8577" calcext:value-type="float">
            <text:p>39.857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ipetskaya Oblast’</text:p>
          </table:table-cell>
          <table:table-cell/>
          <table:table-cell table:number-columns-repeated="2" office:value-type="float" office:value="1582" calcext:value-type="float">
            <text:p>15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mikhaylovskoye</text:p>
          </table:table-cell>
          <table:table-cell office:value-type="float" office:value="45.2903" calcext:value-type="float">
            <text:p>45.2903</text:p>
          </table:table-cell>
          <table:table-cell office:value-type="float" office:value="41.0072" calcext:value-type="float">
            <text:p>41.00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1578" calcext:value-type="float">
            <text:p>15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ychurovo</text:p>
          </table:table-cell>
          <table:table-cell office:value-type="float" office:value="51.3394" calcext:value-type="float">
            <text:p>51.3394</text:p>
          </table:table-cell>
          <table:table-cell office:value-type="float" office:value="42.6844" calcext:value-type="float">
            <text:p>42.68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577" calcext:value-type="float">
            <text:p>1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raberdino</text:p>
          </table:table-cell>
          <table:table-cell office:value-type="float" office:value="55.0825" calcext:value-type="float">
            <text:p>55.0825</text:p>
          </table:table-cell>
          <table:table-cell office:value-type="float" office:value="55.3953" calcext:value-type="float">
            <text:p>55.39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576" calcext:value-type="float">
            <text:p>1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chetnoye</text:p>
          </table:table-cell>
          <table:table-cell office:value-type="float" office:value="50.8495" calcext:value-type="float">
            <text:p>50.8495</text:p>
          </table:table-cell>
          <table:table-cell office:value-type="float" office:value="46.1291" calcext:value-type="float">
            <text:p>46.129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573" calcext:value-type="float">
            <text:p>1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kimovichi</text:p>
          </table:table-cell>
          <table:table-cell office:value-type="float" office:value="54.1129" calcext:value-type="float">
            <text:p>54.1129</text:p>
          </table:table-cell>
          <table:table-cell office:value-type="float" office:value="33.2965" calcext:value-type="float">
            <text:p>33.29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1571" calcext:value-type="float">
            <text:p>1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yunovskiye Klyuchi</text:p>
          </table:table-cell>
          <table:table-cell office:value-type="float" office:value="53.3281" calcext:value-type="float">
            <text:p>53.3281</text:p>
          </table:table-cell>
          <table:table-cell office:value-type="float" office:value="84.1822" calcext:value-type="float">
            <text:p>84.18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569" calcext:value-type="float">
            <text:p>1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eye Sancheleyevo</text:p>
          </table:table-cell>
          <table:table-cell office:value-type="float" office:value="53.7083" calcext:value-type="float">
            <text:p>53.7083</text:p>
          </table:table-cell>
          <table:table-cell office:value-type="float" office:value="49.5128" calcext:value-type="float">
            <text:p>49.51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1566" calcext:value-type="float">
            <text:p>1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’shaya Areshevka</text:p>
          </table:table-cell>
          <table:table-cell office:value-type="float" office:value="44.1142" calcext:value-type="float">
            <text:p>44.1142</text:p>
          </table:table-cell>
          <table:table-cell office:value-type="float" office:value="46.9253" calcext:value-type="float">
            <text:p>46.92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565" calcext:value-type="float">
            <text:p>15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verka</text:p>
          </table:table-cell>
          <table:table-cell office:value-type="float" office:value="52.1333" calcext:value-type="float">
            <text:p>52.1333</text:p>
          </table:table-cell>
          <table:table-cell office:value-type="float" office:value="79.2833" calcext:value-type="float">
            <text:p>79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562" calcext:value-type="float">
            <text:p>15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shesidorovskoye</text:p>
          </table:table-cell>
          <table:table-cell office:value-type="float" office:value="45.0316" calcext:value-type="float">
            <text:p>45.0316</text:p>
          </table:table-cell>
          <table:table-cell office:value-type="float" office:value="39.8388" calcext:value-type="float">
            <text:p>39.838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1561" calcext:value-type="float">
            <text:p>15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armeyskoye</text:p>
          </table:table-cell>
          <table:table-cell office:value-type="float" office:value="43.6372" calcext:value-type="float">
            <text:p>43.6372</text:p>
          </table:table-cell>
          <table:table-cell office:value-type="float" office:value="44.1244" calcext:value-type="float">
            <text:p>44.12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560" calcext:value-type="float">
            <text:p>15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lashkino</text:p>
          </table:table-cell>
          <table:table-cell office:value-type="float" office:value="54.6561" calcext:value-type="float">
            <text:p>54.6561</text:p>
          </table:table-cell>
          <table:table-cell office:value-type="float" office:value="32.1853" calcext:value-type="float">
            <text:p>32.18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1559" calcext:value-type="float">
            <text:p>15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chmalka</text:p>
          </table:table-cell>
          <table:table-cell office:value-type="float" office:value="43.7917" calcext:value-type="float">
            <text:p>43.7917</text:p>
          </table:table-cell>
          <table:table-cell office:value-type="float" office:value="42.9437" calcext:value-type="float">
            <text:p>42.943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556" calcext:value-type="float">
            <text:p>1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tlukay</text:p>
          </table:table-cell>
          <table:table-cell office:value-type="float" office:value="44.8839" calcext:value-type="float">
            <text:p>44.8839</text:p>
          </table:table-cell>
          <table:table-cell office:value-type="float" office:value="39.1928" calcext:value-type="float">
            <text:p>39.19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1555" calcext:value-type="float">
            <text:p>15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perëd</text:p>
          </table:table-cell>
          <table:table-cell office:value-type="float" office:value="43.8997" calcext:value-type="float">
            <text:p>43.8997</text:p>
          </table:table-cell>
          <table:table-cell office:value-type="float" office:value="46.71" calcext:value-type="float">
            <text:p>46.7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554" calcext:value-type="float">
            <text:p>1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tarskoye Uraikino</text:p>
          </table:table-cell>
          <table:table-cell office:value-type="float" office:value="54.425" calcext:value-type="float">
            <text:p>54.425</text:p>
          </table:table-cell>
          <table:table-cell office:value-type="float" office:value="49.2494" calcext:value-type="float">
            <text:p>49.24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553" calcext:value-type="float">
            <text:p>1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snovyy Solonets</text:p>
          </table:table-cell>
          <table:table-cell office:value-type="float" office:value="53.2878" calcext:value-type="float">
            <text:p>53.2878</text:p>
          </table:table-cell>
          <table:table-cell office:value-type="float" office:value="49.535" calcext:value-type="float">
            <text:p>49.5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1549" calcext:value-type="float">
            <text:p>1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snoye</text:p>
          </table:table-cell>
          <table:table-cell office:value-type="float" office:value="56.9331" calcext:value-type="float">
            <text:p>56.9331</text:p>
          </table:table-cell>
          <table:table-cell office:value-type="float" office:value="67.2453" calcext:value-type="float">
            <text:p>67.24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umenskaya Oblast’</text:p>
          </table:table-cell>
          <table:table-cell/>
          <table:table-cell table:number-columns-repeated="2" office:value-type="float" office:value="1548" calcext:value-type="float">
            <text:p>15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kare</text:p>
          </table:table-cell>
          <table:table-cell office:value-type="float" office:value="43.6011" calcext:value-type="float">
            <text:p>43.6011</text:p>
          </table:table-cell>
          <table:table-cell office:value-type="float" office:value="46.9675" calcext:value-type="float">
            <text:p>46.96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544" calcext:value-type="float">
            <text:p>1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dovoye</text:p>
          </table:table-cell>
          <table:table-cell office:value-type="float" office:value="45.2831" calcext:value-type="float">
            <text:p>45.2831</text:p>
          </table:table-cell>
          <table:table-cell office:value-type="float" office:value="44.6536" calcext:value-type="float">
            <text:p>44.65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543" calcext:value-type="float">
            <text:p>15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zdëshkovo</text:p>
          </table:table-cell>
          <table:table-cell office:value-type="float" office:value="55.1333" calcext:value-type="float">
            <text:p>55.1333</text:p>
          </table:table-cell>
          <table:table-cell office:value-type="float" office:value="33.6333" calcext:value-type="float">
            <text:p>33.6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1540" calcext:value-type="float">
            <text:p>15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obrazhenskoye</text:p>
          </table:table-cell>
          <table:table-cell office:value-type="float" office:value="45.0842" calcext:value-type="float">
            <text:p>45.0842</text:p>
          </table:table-cell>
          <table:table-cell office:value-type="float" office:value="39.6242" calcext:value-type="float">
            <text:p>39.62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1535" calcext:value-type="float">
            <text:p>1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androvka-Donskaya</text:p>
          </table:table-cell>
          <table:table-cell office:value-type="float" office:value="50.5164" calcext:value-type="float">
            <text:p>50.5164</text:p>
          </table:table-cell>
          <table:table-cell office:value-type="float" office:value="40.0727" calcext:value-type="float">
            <text:p>40.072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533" calcext:value-type="float">
            <text:p>15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aga</text:p>
          </table:table-cell>
          <table:table-cell office:value-type="float" office:value="50.7306" calcext:value-type="float">
            <text:p>50.7306</text:p>
          </table:table-cell>
          <table:table-cell office:value-type="float" office:value="102.8033" calcext:value-type="float">
            <text:p>102.80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531" calcext:value-type="float">
            <text:p>1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byloye</text:p>
          </table:table-cell>
          <table:table-cell office:value-type="float" office:value="56.3667" calcext:value-type="float">
            <text:p>56.3667</text:p>
          </table:table-cell>
          <table:table-cell office:value-type="float" office:value="39.9972" calcext:value-type="float">
            <text:p>39.99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1528" calcext:value-type="float">
            <text:p>1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ykod</text:p>
          </table:table-cell>
          <table:table-cell office:value-type="float" office:value="43.5969" calcext:value-type="float">
            <text:p>43.5969</text:p>
          </table:table-cell>
          <table:table-cell office:value-type="float" office:value="43.9969" calcext:value-type="float">
            <text:p>43.99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527" calcext:value-type="float">
            <text:p>15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ovodovo</text:p>
          </table:table-cell>
          <table:table-cell office:value-type="float" office:value="59.6575" calcext:value-type="float">
            <text:p>59.6575</text:p>
          </table:table-cell>
          <table:table-cell office:value-type="float" office:value="57.0708" calcext:value-type="float">
            <text:p>57.07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1526" calcext:value-type="float">
            <text:p>1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arëv</text:p>
          </table:table-cell>
          <table:table-cell office:value-type="float" office:value="48.6657" calcext:value-type="float">
            <text:p>48.6657</text:p>
          </table:table-cell>
          <table:table-cell office:value-type="float" office:value="45.3733" calcext:value-type="float">
            <text:p>45.37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521" calcext:value-type="float">
            <text:p>15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ubovo</text:p>
          </table:table-cell>
          <table:table-cell office:value-type="float" office:value="60.3216" calcext:value-type="float">
            <text:p>60.3216</text:p>
          </table:table-cell>
          <table:table-cell office:value-type="float" office:value="36.9851" calcext:value-type="float">
            <text:p>36.985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1518" calcext:value-type="float">
            <text:p>1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obelokurikha</text:p>
          </table:table-cell>
          <table:table-cell office:value-type="float" office:value="52.0519" calcext:value-type="float">
            <text:p>52.0519</text:p>
          </table:table-cell>
          <table:table-cell office:value-type="float" office:value="85.0878" calcext:value-type="float">
            <text:p>85.08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517" calcext:value-type="float">
            <text:p>15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Kuyga</text:p>
          </table:table-cell>
          <table:table-cell office:value-type="float" office:value="70.0171" calcext:value-type="float">
            <text:p>70.0171</text:p>
          </table:table-cell>
          <table:table-cell office:value-type="float" office:value="135.6" calcext:value-type="float">
            <text:p>135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517" calcext:value-type="float">
            <text:p>15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metyube</text:p>
          </table:table-cell>
          <table:table-cell office:value-type="float" office:value="43.5694" calcext:value-type="float">
            <text:p>43.5694</text:p>
          </table:table-cell>
          <table:table-cell office:value-type="float" office:value="46.9139" calcext:value-type="float">
            <text:p>46.91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516" calcext:value-type="float">
            <text:p>15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dikan</text:p>
          </table:table-cell>
          <table:table-cell office:value-type="float" office:value="60.8" calcext:value-type="float">
            <text:p>60.8</text:p>
          </table:table-cell>
          <table:table-cell office:value-type="float" office:value="135.1833" calcext:value-type="float">
            <text:p>135.1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516" calcext:value-type="float">
            <text:p>15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kshuat</text:p>
          </table:table-cell>
          <table:table-cell office:value-type="float" office:value="53.6759" calcext:value-type="float">
            <text:p>53.6759</text:p>
          </table:table-cell>
          <table:table-cell office:value-type="float" office:value="47.4377" calcext:value-type="float">
            <text:p>47.437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515" calcext:value-type="float">
            <text:p>1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dakovo</text:p>
          </table:table-cell>
          <table:table-cell office:value-type="float" office:value="56.8975" calcext:value-type="float">
            <text:p>56.8975</text:p>
          </table:table-cell>
          <table:table-cell office:value-type="float" office:value="41.8217" calcext:value-type="float">
            <text:p>41.82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1515" calcext:value-type="float">
            <text:p>1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nechnaya Polyana</text:p>
          </table:table-cell>
          <table:table-cell office:value-type="float" office:value="53.4392" calcext:value-type="float">
            <text:p>53.4392</text:p>
          </table:table-cell>
          <table:table-cell office:value-type="float" office:value="49.9058" calcext:value-type="float">
            <text:p>49.90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1512" calcext:value-type="float">
            <text:p>15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kizhinginsk</text:p>
          </table:table-cell>
          <table:table-cell office:value-type="float" office:value="51.6194" calcext:value-type="float">
            <text:p>51.6194</text:p>
          </table:table-cell>
          <table:table-cell office:value-type="float" office:value="109.6" calcext:value-type="float">
            <text:p>109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511" calcext:value-type="float">
            <text:p>15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yazanovo</text:p>
          </table:table-cell>
          <table:table-cell office:value-type="float" office:value="53.98" calcext:value-type="float">
            <text:p>53.98</text:p>
          </table:table-cell>
          <table:table-cell office:value-type="float" office:value="49.4085" calcext:value-type="float">
            <text:p>49.40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511" calcext:value-type="float">
            <text:p>15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osrekh</text:p>
          </table:table-cell>
          <table:table-cell office:value-type="float" office:value="41.9939" calcext:value-type="float">
            <text:p>41.9939</text:p>
          </table:table-cell>
          <table:table-cell office:value-type="float" office:value="47.2706" calcext:value-type="float">
            <text:p>47.27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507" calcext:value-type="float">
            <text:p>1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helka</text:p>
          </table:table-cell>
          <table:table-cell office:value-type="float" office:value="53.8075" calcext:value-type="float">
            <text:p>53.8075</text:p>
          </table:table-cell>
          <table:table-cell office:value-type="float" office:value="49.4547" calcext:value-type="float">
            <text:p>49.45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1505" calcext:value-type="float">
            <text:p>15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emovo</text:p>
          </table:table-cell>
          <table:table-cell office:value-type="float" office:value="44.0434" calcext:value-type="float">
            <text:p>44.0434</text:p>
          </table:table-cell>
          <table:table-cell office:value-type="float" office:value="132.273" calcext:value-type="float">
            <text:p>132.27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1503" calcext:value-type="float">
            <text:p>15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osëlovka</text:p>
          </table:table-cell>
          <table:table-cell office:value-type="float" office:value="50.1811" calcext:value-type="float">
            <text:p>50.1811</text:p>
          </table:table-cell>
          <table:table-cell office:value-type="float" office:value="40.8596" calcext:value-type="float">
            <text:p>40.859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502" calcext:value-type="float">
            <text:p>1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panskoye</text:p>
          </table:table-cell>
          <table:table-cell office:value-type="float" office:value="56.8231" calcext:value-type="float">
            <text:p>56.8231</text:p>
          </table:table-cell>
          <table:table-cell office:value-type="float" office:value="38.6733" calcext:value-type="float">
            <text:p>38.67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roslavskaya Oblast’</text:p>
          </table:table-cell>
          <table:table-cell/>
          <table:table-cell table:number-columns-repeated="2" office:value-type="float" office:value="1502" calcext:value-type="float">
            <text:p>1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inino</text:p>
          </table:table-cell>
          <table:table-cell office:value-type="float" office:value="55.6092" calcext:value-type="float">
            <text:p>55.6092</text:p>
          </table:table-cell>
          <table:table-cell office:value-type="float" office:value="46.8525" calcext:value-type="float">
            <text:p>46.85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1500" calcext:value-type="float">
            <text:p>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zhdestveno</text:p>
          </table:table-cell>
          <table:table-cell office:value-type="float" office:value="50.2285" calcext:value-type="float">
            <text:p>50.2285</text:p>
          </table:table-cell>
          <table:table-cell office:value-type="float" office:value="38.1809" calcext:value-type="float">
            <text:p>38.180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1499" calcext:value-type="float">
            <text:p>14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tolino</text:p>
          </table:table-cell>
          <table:table-cell office:value-type="float" office:value="56.2044" calcext:value-type="float">
            <text:p>56.2044</text:p>
          </table:table-cell>
          <table:table-cell office:value-type="float" office:value="33.9008" calcext:value-type="float">
            <text:p>33.90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1498" calcext:value-type="float">
            <text:p>1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myany</text:p>
          </table:table-cell>
          <table:table-cell office:value-type="float" office:value="46.8239" calcext:value-type="float">
            <text:p>46.8239</text:p>
          </table:table-cell>
          <table:table-cell office:value-type="float" office:value="47.6336" calcext:value-type="float">
            <text:p>47.63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1494" calcext:value-type="float">
            <text:p>1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zovyazy</text:p>
          </table:table-cell>
          <table:table-cell office:value-type="float" office:value="54.2917" calcext:value-type="float">
            <text:p>54.2917</text:p>
          </table:table-cell>
          <table:table-cell office:value-type="float" office:value="55.8167" calcext:value-type="float">
            <text:p>55.8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492" calcext:value-type="float">
            <text:p>14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insk</text:p>
          </table:table-cell>
          <table:table-cell office:value-type="float" office:value="55.7614" calcext:value-type="float">
            <text:p>55.7614</text:p>
          </table:table-cell>
          <table:table-cell office:value-type="float" office:value="56.9631" calcext:value-type="float">
            <text:p>56.96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491" calcext:value-type="float">
            <text:p>1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otl</text:p>
          </table:table-cell>
          <table:table-cell office:value-type="float" office:value="42.4889" calcext:value-type="float">
            <text:p>42.4889</text:p>
          </table:table-cell>
          <table:table-cell office:value-type="float" office:value="46.7361" calcext:value-type="float">
            <text:p>46.73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491" calcext:value-type="float">
            <text:p>1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zhdestvenka</text:p>
          </table:table-cell>
          <table:table-cell office:value-type="float" office:value="54.4389" calcext:value-type="float">
            <text:p>54.4389</text:p>
          </table:table-cell>
          <table:table-cell office:value-type="float" office:value="61.6867" calcext:value-type="float">
            <text:p>61.68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489" calcext:value-type="float">
            <text:p>1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ladimirovka</text:p>
          </table:table-cell>
          <table:table-cell office:value-type="float" office:value="44.7897" calcext:value-type="float">
            <text:p>44.7897</text:p>
          </table:table-cell>
          <table:table-cell office:value-type="float" office:value="37.6744" calcext:value-type="float">
            <text:p>37.67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1485" calcext:value-type="float">
            <text:p>1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yanovo</text:p>
          </table:table-cell>
          <table:table-cell office:value-type="float" office:value="55.4444" calcext:value-type="float">
            <text:p>55.4444</text:p>
          </table:table-cell>
          <table:table-cell office:value-type="float" office:value="54.7192" calcext:value-type="float">
            <text:p>54.71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479" calcext:value-type="float">
            <text:p>1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okuruchevo</text:p>
          </table:table-cell>
          <table:table-cell office:value-type="float" office:value="55.1372" calcext:value-type="float">
            <text:p>55.1372</text:p>
          </table:table-cell>
          <table:table-cell office:value-type="float" office:value="54.0628" calcext:value-type="float">
            <text:p>54.06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478" calcext:value-type="float">
            <text:p>1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ngurtug</text:p>
          </table:table-cell>
          <table:table-cell office:value-type="float" office:value="50.597" calcext:value-type="float">
            <text:p>50.597</text:p>
          </table:table-cell>
          <table:table-cell office:value-type="float" office:value="97.523" calcext:value-type="float">
            <text:p>97.52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1474" calcext:value-type="float">
            <text:p>1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govoye</text:p>
          </table:table-cell>
          <table:table-cell office:value-type="float" office:value="54.2167" calcext:value-type="float">
            <text:p>54.2167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472" calcext:value-type="float">
            <text:p>14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arkoy</text:p>
          </table:table-cell>
          <table:table-cell office:value-type="float" office:value="43.49" calcext:value-type="float">
            <text:p>43.49</text:p>
          </table:table-cell>
          <table:table-cell office:value-type="float" office:value="44.3636" calcext:value-type="float">
            <text:p>44.36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470" calcext:value-type="float">
            <text:p>14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ybokhoy</text:p>
          </table:table-cell>
          <table:table-cell office:value-type="float" office:value="62.1828" calcext:value-type="float">
            <text:p>62.1828</text:p>
          </table:table-cell>
          <table:table-cell office:value-type="float" office:value="116.7642" calcext:value-type="float">
            <text:p>116.76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467" calcext:value-type="float">
            <text:p>14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znesenovka</text:p>
          </table:table-cell>
          <table:table-cell office:value-type="float" office:value="50.4194" calcext:value-type="float">
            <text:p>50.4194</text:p>
          </table:table-cell>
          <table:table-cell office:value-type="float" office:value="37.0292" calcext:value-type="float">
            <text:p>37.02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1466" calcext:value-type="float">
            <text:p>14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konovskoye</text:p>
          </table:table-cell>
          <table:table-cell office:value-type="float" office:value="55.2811" calcext:value-type="float">
            <text:p>55.2811</text:p>
          </table:table-cell>
          <table:table-cell office:value-type="float" office:value="38.1592" calcext:value-type="float">
            <text:p>38.15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465" calcext:value-type="float">
            <text:p>1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shty</text:p>
          </table:table-cell>
          <table:table-cell office:value-type="float" office:value="43.1391" calcext:value-type="float">
            <text:p>43.1391</text:p>
          </table:table-cell>
          <table:table-cell office:value-type="float" office:value="45.1294" calcext:value-type="float">
            <text:p>45.12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ngushetiya</text:p>
          </table:table-cell>
          <table:table-cell/>
          <table:table-cell table:number-columns-repeated="2" office:value-type="float" office:value="1462" calcext:value-type="float">
            <text:p>1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niseyskoye</text:p>
          </table:table-cell>
          <table:table-cell office:value-type="float" office:value="52.5771" calcext:value-type="float">
            <text:p>52.5771</text:p>
          </table:table-cell>
          <table:table-cell office:value-type="float" office:value="85.5021" calcext:value-type="float">
            <text:p>85.502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457" calcext:value-type="float">
            <text:p>14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ndik</text:p>
          </table:table-cell>
          <table:table-cell office:value-type="float" office:value="41.7992" calcext:value-type="float">
            <text:p>41.7992</text:p>
          </table:table-cell>
          <table:table-cell office:value-type="float" office:value="47.8767" calcext:value-type="float">
            <text:p>47.87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457" calcext:value-type="float">
            <text:p>14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zymyannoye</text:p>
          </table:table-cell>
          <table:table-cell office:value-type="float" office:value="51.3325" calcext:value-type="float">
            <text:p>51.3325</text:p>
          </table:table-cell>
          <table:table-cell office:value-type="float" office:value="46.4375" calcext:value-type="float">
            <text:p>46.43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456" calcext:value-type="float">
            <text:p>1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on’yevka</text:p>
          </table:table-cell>
          <table:table-cell office:value-type="float" office:value="51.9961" calcext:value-type="float">
            <text:p>51.9961</text:p>
          </table:table-cell>
          <table:table-cell office:value-type="float" office:value="83.974" calcext:value-type="float">
            <text:p>83.97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456" calcext:value-type="float">
            <text:p>1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ka</text:p>
          </table:table-cell>
          <table:table-cell office:value-type="float" office:value="52.9511" calcext:value-type="float">
            <text:p>52.9511</text:p>
          </table:table-cell>
          <table:table-cell office:value-type="float" office:value="108.22" calcext:value-type="float">
            <text:p>108.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450" calcext:value-type="float">
            <text:p>14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lyvanskoye</text:p>
          </table:table-cell>
          <table:table-cell office:value-type="float" office:value="53.0289" calcext:value-type="float">
            <text:p>53.0289</text:p>
          </table:table-cell>
          <table:table-cell office:value-type="float" office:value="82.8883" calcext:value-type="float">
            <text:p>82.88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449" calcext:value-type="float">
            <text:p>14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akhi</text:p>
          </table:table-cell>
          <table:table-cell office:value-type="float" office:value="55.3361" calcext:value-type="float">
            <text:p>55.3361</text:p>
          </table:table-cell>
          <table:table-cell office:value-type="float" office:value="41.925" calcext:value-type="float">
            <text:p>41.9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1448" calcext:value-type="float">
            <text:p>1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ishkino</text:p>
          </table:table-cell>
          <table:table-cell office:value-type="float" office:value="45.0933" calcext:value-type="float">
            <text:p>45.0933</text:p>
          </table:table-cell>
          <table:table-cell office:value-type="float" office:value="43.1656" calcext:value-type="float">
            <text:p>43.16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447" calcext:value-type="float">
            <text:p>1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syakino</text:p>
          </table:table-cell>
          <table:table-cell office:value-type="float" office:value="43.9019" calcext:value-type="float">
            <text:p>43.9019</text:p>
          </table:table-cell>
          <table:table-cell office:value-type="float" office:value="46.6786" calcext:value-type="float">
            <text:p>46.67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445" calcext:value-type="float">
            <text:p>14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orka</text:p>
          </table:table-cell>
          <table:table-cell office:value-type="float" office:value="53.7567" calcext:value-type="float">
            <text:p>53.7567</text:p>
          </table:table-cell>
          <table:table-cell office:value-type="float" office:value="49.7422" calcext:value-type="float">
            <text:p>49.74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1443" calcext:value-type="float">
            <text:p>1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sokolay</text:p>
          </table:table-cell>
          <table:table-cell office:value-type="float" office:value="44.845" calcext:value-type="float">
            <text:p>44.845</text:p>
          </table:table-cell>
          <table:table-cell office:value-type="float" office:value="39.4681" calcext:value-type="float">
            <text:p>39.46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1442" calcext:value-type="float">
            <text:p>14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chkovo</text:p>
          </table:table-cell>
          <table:table-cell office:value-type="float" office:value="57.9167" calcext:value-type="float">
            <text:p>57.9167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gorodskaya Oblast’</text:p>
          </table:table-cell>
          <table:table-cell/>
          <table:table-cell table:number-columns-repeated="2" office:value-type="float" office:value="1440" calcext:value-type="float">
            <text:p>14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kaulovo</text:p>
          </table:table-cell>
          <table:table-cell office:value-type="float" office:value="55.3986" calcext:value-type="float">
            <text:p>55.3986</text:p>
          </table:table-cell>
          <table:table-cell office:value-type="float" office:value="57.9256" calcext:value-type="float">
            <text:p>57.92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439" calcext:value-type="float">
            <text:p>14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yzyl-Khaya</text:p>
          </table:table-cell>
          <table:table-cell office:value-type="float" office:value="50.0499" calcext:value-type="float">
            <text:p>50.0499</text:p>
          </table:table-cell>
          <table:table-cell office:value-type="float" office:value="89.8782" calcext:value-type="float">
            <text:p>89.878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1436" calcext:value-type="float">
            <text:p>14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otilovo</text:p>
          </table:table-cell>
          <table:table-cell office:value-type="float" office:value="57.7242" calcext:value-type="float">
            <text:p>57.7242</text:p>
          </table:table-cell>
          <table:table-cell office:value-type="float" office:value="34.0825" calcext:value-type="float">
            <text:p>34.08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1433" calcext:value-type="float">
            <text:p>14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znamovo</text:p>
          </table:table-cell>
          <table:table-cell office:value-type="float" office:value="51.2669" calcext:value-type="float">
            <text:p>51.2669</text:p>
          </table:table-cell>
          <table:table-cell office:value-type="float" office:value="37.9251" calcext:value-type="float">
            <text:p>37.925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1430" calcext:value-type="float">
            <text:p>14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vuluchnoye</text:p>
          </table:table-cell>
          <table:table-cell office:value-type="float" office:value="50.0406" calcext:value-type="float">
            <text:p>50.0406</text:p>
          </table:table-cell>
          <table:table-cell office:value-type="float" office:value="38.0223" calcext:value-type="float">
            <text:p>38.022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1430" calcext:value-type="float">
            <text:p>14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gdanovka</text:p>
          </table:table-cell>
          <table:table-cell office:value-type="float" office:value="44.142" calcext:value-type="float">
            <text:p>44.142</text:p>
          </table:table-cell>
          <table:table-cell office:value-type="float" office:value="44.7191" calcext:value-type="float">
            <text:p>44.719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428" calcext:value-type="float">
            <text:p>14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dnëvaya</text:p>
          </table:table-cell>
          <table:table-cell office:value-type="float" office:value="56.2944" calcext:value-type="float">
            <text:p>56.2944</text:p>
          </table:table-cell>
          <table:table-cell office:value-type="float" office:value="60.2892" calcext:value-type="float">
            <text:p>60.28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1427" calcext:value-type="float">
            <text:p>1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namenskoye</text:p>
          </table:table-cell>
          <table:table-cell office:value-type="float" office:value="56.9389" calcext:value-type="float">
            <text:p>56.9389</text:p>
          </table:table-cell>
          <table:table-cell office:value-type="float" office:value="61.9453" calcext:value-type="float">
            <text:p>61.94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1427" calcext:value-type="float">
            <text:p>1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anchug</text:p>
          </table:table-cell>
          <table:table-cell office:value-type="float" office:value="46.0732" calcext:value-type="float">
            <text:p>46.0732</text:p>
          </table:table-cell>
          <table:table-cell office:value-type="float" office:value="47.9819" calcext:value-type="float">
            <text:p>47.98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1423" calcext:value-type="float">
            <text:p>1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znoye</text:p>
          </table:table-cell>
          <table:table-cell office:value-type="float" office:value="49.2879" calcext:value-type="float">
            <text:p>49.2879</text:p>
          </table:table-cell>
          <table:table-cell office:value-type="float" office:value="44.4235" calcext:value-type="float">
            <text:p>44.42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423" calcext:value-type="float">
            <text:p>1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novodskoye</text:p>
          </table:table-cell>
          <table:table-cell office:value-type="float" office:value="43.8586" calcext:value-type="float">
            <text:p>43.8586</text:p>
          </table:table-cell>
          <table:table-cell office:value-type="float" office:value="44.7825" calcext:value-type="float">
            <text:p>44.78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422" calcext:value-type="float">
            <text:p>14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ichi</text:p>
          </table:table-cell>
          <table:table-cell office:value-type="float" office:value="50.7782" calcext:value-type="float">
            <text:p>50.7782</text:p>
          </table:table-cell>
          <table:table-cell office:value-type="float" office:value="128.2414" calcext:value-type="float">
            <text:p>128.24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murskaya Oblast’</text:p>
          </table:table-cell>
          <table:table-cell/>
          <table:table-cell table:number-columns-repeated="2" office:value-type="float" office:value="1419" calcext:value-type="float">
            <text:p>1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khaylovka</text:p>
          </table:table-cell>
          <table:table-cell office:value-type="float" office:value="51.9571" calcext:value-type="float">
            <text:p>51.9571</text:p>
          </table:table-cell>
          <table:table-cell office:value-type="float" office:value="83.8056" calcext:value-type="float">
            <text:p>83.80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419" calcext:value-type="float">
            <text:p>1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vomayskoye</text:p>
          </table:table-cell>
          <table:table-cell office:value-type="float" office:value="43.4394" calcext:value-type="float">
            <text:p>43.4394</text:p>
          </table:table-cell>
          <table:table-cell office:value-type="float" office:value="46.3458" calcext:value-type="float">
            <text:p>46.34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419" calcext:value-type="float">
            <text:p>1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yaya Veduga</text:p>
          </table:table-cell>
          <table:table-cell office:value-type="float" office:value="51.7421" calcext:value-type="float">
            <text:p>51.7421</text:p>
          </table:table-cell>
          <table:table-cell office:value-type="float" office:value="38.6527" calcext:value-type="float">
            <text:p>38.652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418" calcext:value-type="float">
            <text:p>14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noda</text:p>
          </table:table-cell>
          <table:table-cell office:value-type="float" office:value="42.4713" calcext:value-type="float">
            <text:p>42.4713</text:p>
          </table:table-cell>
          <table:table-cell office:value-type="float" office:value="46.7851" calcext:value-type="float">
            <text:p>46.785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417" calcext:value-type="float">
            <text:p>1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govskoye</text:p>
          </table:table-cell>
          <table:table-cell office:value-type="float" office:value="53.4943" calcext:value-type="float">
            <text:p>53.4943</text:p>
          </table:table-cell>
          <table:table-cell office:value-type="float" office:value="84.2016" calcext:value-type="float">
            <text:p>84.201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417" calcext:value-type="float">
            <text:p>1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ba</text:p>
          </table:table-cell>
          <table:table-cell office:value-type="float" office:value="57.5613" calcext:value-type="float">
            <text:p>57.5613</text:p>
          </table:table-cell>
          <table:table-cell office:value-type="float" office:value="39.5018" calcext:value-type="float">
            <text:p>39.501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roslavskaya Oblast’</text:p>
          </table:table-cell>
          <table:table-cell/>
          <table:table-cell table:number-columns-repeated="2" office:value-type="float" office:value="1417" calcext:value-type="float">
            <text:p>1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ninskoye</text:p>
          </table:table-cell>
          <table:table-cell office:value-type="float" office:value="50.0401" calcext:value-type="float">
            <text:p>50.0401</text:p>
          </table:table-cell>
          <table:table-cell office:value-type="float" office:value="45.5432" calcext:value-type="float">
            <text:p>45.543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414" calcext:value-type="float">
            <text:p>14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rashevo</text:p>
          </table:table-cell>
          <table:table-cell office:value-type="float" office:value="56.7333" calcext:value-type="float">
            <text:p>56.7333</text:p>
          </table:table-cell>
          <table:table-cell office:value-type="float" office:value="35.8811" calcext:value-type="float">
            <text:p>35.88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verskaya Oblast’</text:p>
          </table:table-cell>
          <table:table-cell/>
          <table:table-cell table:number-columns-repeated="2" office:value-type="float" office:value="1412" calcext:value-type="float">
            <text:p>1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dovoye</text:p>
          </table:table-cell>
          <table:table-cell office:value-type="float" office:value="44.9991" calcext:value-type="float">
            <text:p>44.9991</text:p>
          </table:table-cell>
          <table:table-cell office:value-type="float" office:value="39.6979" calcext:value-type="float">
            <text:p>39.697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1410" calcext:value-type="float">
            <text:p>14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likovo</text:p>
          </table:table-cell>
          <table:table-cell office:value-type="float" office:value="52.2258" calcext:value-type="float">
            <text:p>52.2258</text:p>
          </table:table-cell>
          <table:table-cell office:value-type="float" office:value="39.5714" calcext:value-type="float">
            <text:p>39.57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ipetskaya Oblast’</text:p>
          </table:table-cell>
          <table:table-cell/>
          <table:table-cell table:number-columns-repeated="2" office:value-type="float" office:value="1409" calcext:value-type="float">
            <text:p>14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zhelbitsy</text:p>
          </table:table-cell>
          <table:table-cell office:value-type="float" office:value="58.0336" calcext:value-type="float">
            <text:p>58.0336</text:p>
          </table:table-cell>
          <table:table-cell office:value-type="float" office:value="32.9647" calcext:value-type="float">
            <text:p>32.96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gorodskaya Oblast’</text:p>
          </table:table-cell>
          <table:table-cell/>
          <table:table-cell table:number-columns-repeated="2" office:value-type="float" office:value="1402" calcext:value-type="float">
            <text:p>1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nshikhovo-Norvashi</text:p>
          </table:table-cell>
          <table:table-cell office:value-type="float" office:value="55.5828" calcext:value-type="float">
            <text:p>55.5828</text:p>
          </table:table-cell>
          <table:table-cell office:value-type="float" office:value="47.5969" calcext:value-type="float">
            <text:p>47.59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1397" calcext:value-type="float">
            <text:p>13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yye Turbasly</text:p>
          </table:table-cell>
          <table:table-cell office:value-type="float" office:value="54.9439" calcext:value-type="float">
            <text:p>54.9439</text:p>
          </table:table-cell>
          <table:table-cell office:value-type="float" office:value="56.1236" calcext:value-type="float">
            <text:p>56.12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395" calcext:value-type="float">
            <text:p>13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Bryan’</text:p>
          </table:table-cell>
          <table:table-cell office:value-type="float" office:value="51.9369" calcext:value-type="float">
            <text:p>51.9369</text:p>
          </table:table-cell>
          <table:table-cell office:value-type="float" office:value="108.1403" calcext:value-type="float">
            <text:p>108.14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395" calcext:value-type="float">
            <text:p>13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ropavlovka</text:p>
          </table:table-cell>
          <table:table-cell office:value-type="float" office:value="55.393" calcext:value-type="float">
            <text:p>55.393</text:p>
          </table:table-cell>
          <table:table-cell office:value-type="float" office:value="59.327" calcext:value-type="float">
            <text:p>59.32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393" calcext:value-type="float">
            <text:p>13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eusinskoye</text:p>
          </table:table-cell>
          <table:table-cell office:value-type="float" office:value="52.2383" calcext:value-type="float">
            <text:p>52.2383</text:p>
          </table:table-cell>
          <table:table-cell office:value-type="float" office:value="93.022" calcext:value-type="float">
            <text:p>93.0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1393" calcext:value-type="float">
            <text:p>13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sëloye</text:p>
          </table:table-cell>
          <table:table-cell office:value-type="float" office:value="44.5008" calcext:value-type="float">
            <text:p>44.5008</text:p>
          </table:table-cell>
          <table:table-cell office:value-type="float" office:value="41.8028" calcext:value-type="float">
            <text:p>41.80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391" calcext:value-type="float">
            <text:p>1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mino</text:p>
          </table:table-cell>
          <table:table-cell office:value-type="float" office:value="56.1088" calcext:value-type="float">
            <text:p>56.1088</text:p>
          </table:table-cell>
          <table:table-cell office:value-type="float" office:value="45.5094" calcext:value-type="float">
            <text:p>45.50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1391" calcext:value-type="float">
            <text:p>1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urino</text:p>
          </table:table-cell>
          <table:table-cell office:value-type="float" office:value="57.7545" calcext:value-type="float">
            <text:p>57.7545</text:p>
          </table:table-cell>
          <table:table-cell office:value-type="float" office:value="85.1702" calcext:value-type="float">
            <text:p>85.170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1391" calcext:value-type="float">
            <text:p>1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vanada</text:p>
          </table:table-cell>
          <table:table-cell office:value-type="float" office:value="42.5614" calcext:value-type="float">
            <text:p>42.5614</text:p>
          </table:table-cell>
          <table:table-cell office:value-type="float" office:value="46.1739" calcext:value-type="float">
            <text:p>46.17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388" calcext:value-type="float">
            <text:p>13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lyuchi-Bulak</text:p>
          </table:table-cell>
          <table:table-cell office:value-type="float" office:value="55.5161" calcext:value-type="float">
            <text:p>55.5161</text:p>
          </table:table-cell>
          <table:table-cell office:value-type="float" office:value="101.69" calcext:value-type="float">
            <text:p>101.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1387" calcext:value-type="float">
            <text:p>1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tystyr</text:p>
          </table:table-cell>
          <table:table-cell office:value-type="float" office:value="58.9167" calcext:value-type="float">
            <text:p>58.9167</text:p>
          </table:table-cell>
          <table:table-cell office:value-type="float" office:value="125.15" calcext:value-type="float">
            <text:p>125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385" calcext:value-type="float">
            <text:p>13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toshi</text:p>
          </table:table-cell>
          <table:table-cell office:value-type="float" office:value="51.5961" calcext:value-type="float">
            <text:p>51.5961</text:p>
          </table:table-cell>
          <table:table-cell office:value-type="float" office:value="40.9344" calcext:value-type="float">
            <text:p>40.93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384" calcext:value-type="float">
            <text:p>1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nit</text:p>
          </table:table-cell>
          <table:table-cell office:value-type="float" office:value="41.8326" calcext:value-type="float">
            <text:p>41.8326</text:p>
          </table:table-cell>
          <table:table-cell office:value-type="float" office:value="48.2267" calcext:value-type="float">
            <text:p>48.22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384" calcext:value-type="float">
            <text:p>1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marovo</text:p>
          </table:table-cell>
          <table:table-cell office:value-type="float" office:value="43.5199" calcext:value-type="float">
            <text:p>43.5199</text:p>
          </table:table-cell>
          <table:table-cell office:value-type="float" office:value="45.0414" calcext:value-type="float">
            <text:p>45.04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1382" calcext:value-type="float">
            <text:p>1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eskovo</text:p>
          </table:table-cell>
          <table:table-cell office:value-type="float" office:value="52.0463" calcext:value-type="float">
            <text:p>52.0463</text:p>
          </table:table-cell>
          <table:table-cell office:value-type="float" office:value="106.89" calcext:value-type="float">
            <text:p>106.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380" calcext:value-type="float">
            <text:p>13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metsk</text:p>
          </table:table-cell>
          <table:table-cell office:value-type="float" office:value="63.4719" calcext:value-type="float">
            <text:p>63.4719</text:p>
          </table:table-cell>
          <table:table-cell office:value-type="float" office:value="41.7802" calcext:value-type="float">
            <text:p>41.780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1380" calcext:value-type="float">
            <text:p>13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povka</text:p>
          </table:table-cell>
          <table:table-cell office:value-type="float" office:value="54.5106" calcext:value-type="float">
            <text:p>54.5106</text:p>
          </table:table-cell>
          <table:table-cell office:value-type="float" office:value="73.7414" calcext:value-type="float">
            <text:p>73.74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1380" calcext:value-type="float">
            <text:p>13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dara-Somon</text:p>
          </table:table-cell>
          <table:table-cell office:value-type="float" office:value="50.1547" calcext:value-type="float">
            <text:p>50.1547</text:p>
          </table:table-cell>
          <table:table-cell office:value-type="float" office:value="107.4014" calcext:value-type="float">
            <text:p>107.40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371" calcext:value-type="float">
            <text:p>13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il’inka</text:p>
          </table:table-cell>
          <table:table-cell office:value-type="float" office:value="53.5631" calcext:value-type="float">
            <text:p>53.5631</text:p>
          </table:table-cell>
          <table:table-cell office:value-type="float" office:value="79.2667" calcext:value-type="float">
            <text:p>79.2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369" calcext:value-type="float">
            <text:p>13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omunasipovo</text:p>
          </table:table-cell>
          <table:table-cell office:value-type="float" office:value="53.2361" calcext:value-type="float">
            <text:p>53.2361</text:p>
          </table:table-cell>
          <table:table-cell office:value-type="float" office:value="57.5278" calcext:value-type="float">
            <text:p>57.52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369" calcext:value-type="float">
            <text:p>13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bogan</text:p>
          </table:table-cell>
          <table:table-cell office:value-type="float" office:value="50.9078" calcext:value-type="float">
            <text:p>50.9078</text:p>
          </table:table-cell>
          <table:table-cell office:value-type="float" office:value="85.0706" calcext:value-type="float">
            <text:p>85.07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</text:p>
          </table:table-cell>
          <table:table-cell/>
          <table:table-cell table:number-columns-repeated="2" office:value-type="float" office:value="1368" calcext:value-type="float">
            <text:p>1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s</text:p>
          </table:table-cell>
          <table:table-cell office:value-type="float" office:value="66.6019" calcext:value-type="float">
            <text:p>66.6019</text:p>
          </table:table-cell>
          <table:table-cell office:value-type="float" office:value="44.676" calcext:value-type="float">
            <text:p>44.67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enetskiy Avtonomnyy Okrug</text:p>
          </table:table-cell>
          <table:table-cell/>
          <table:table-cell table:number-columns-repeated="2" office:value-type="float" office:value="1368" calcext:value-type="float">
            <text:p>1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zachye</text:p>
          </table:table-cell>
          <table:table-cell office:value-type="float" office:value="70.7522" calcext:value-type="float">
            <text:p>70.7522</text:p>
          </table:table-cell>
          <table:table-cell office:value-type="float" office:value="136.234" calcext:value-type="float">
            <text:p>136.23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367" calcext:value-type="float">
            <text:p>13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khodka</text:p>
          </table:table-cell>
          <table:table-cell office:value-type="float" office:value="67.7167" calcext:value-type="float">
            <text:p>67.7167</text:p>
          </table:table-cell>
          <table:table-cell office:value-type="float" office:value="77.65" calcext:value-type="float">
            <text:p>77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amalo-Nenetskiy Avtonomnyy Okrug</text:p>
          </table:table-cell>
          <table:table-cell/>
          <table:table-cell table:number-columns-repeated="2" office:value-type="float" office:value="1365" calcext:value-type="float">
            <text:p>1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giyevskoye</text:p>
          </table:table-cell>
          <table:table-cell office:value-type="float" office:value="44.8011" calcext:value-type="float">
            <text:p>44.8011</text:p>
          </table:table-cell>
          <table:table-cell office:value-type="float" office:value="40.3486" calcext:value-type="float">
            <text:p>40.34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1364" calcext:value-type="float">
            <text:p>1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yanovo</text:p>
          </table:table-cell>
          <table:table-cell office:value-type="float" office:value="57.7925" calcext:value-type="float">
            <text:p>57.7925</text:p>
          </table:table-cell>
          <table:table-cell office:value-type="float" office:value="56.3169" calcext:value-type="float">
            <text:p>56.31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ermskiy Kray</text:p>
          </table:table-cell>
          <table:table-cell/>
          <table:table-cell table:number-columns-repeated="2" office:value-type="float" office:value="1361" calcext:value-type="float">
            <text:p>1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lovatovo</text:p>
          </table:table-cell>
          <table:table-cell office:value-type="float" office:value="56.1725" calcext:value-type="float">
            <text:p>56.1725</text:p>
          </table:table-cell>
          <table:table-cell office:value-type="float" office:value="46.6014" calcext:value-type="float">
            <text:p>46.60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ariy-El</text:p>
          </table:table-cell>
          <table:table-cell/>
          <table:table-cell table:number-columns-repeated="2" office:value-type="float" office:value="1360" calcext:value-type="float">
            <text:p>13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yangol</text:p>
          </table:table-cell>
          <table:table-cell office:value-type="float" office:value="53.7731" calcext:value-type="float">
            <text:p>53.7731</text:p>
          </table:table-cell>
          <table:table-cell office:value-type="float" office:value="110.2689" calcext:value-type="float">
            <text:p>110.26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351" calcext:value-type="float">
            <text:p>1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akoksha</text:p>
          </table:table-cell>
          <table:table-cell office:value-type="float" office:value="51.7671" calcext:value-type="float">
            <text:p>51.7671</text:p>
          </table:table-cell>
          <table:table-cell office:value-type="float" office:value="86.6947" calcext:value-type="float">
            <text:p>86.69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</text:p>
          </table:table-cell>
          <table:table-cell/>
          <table:table-cell table:number-columns-repeated="2" office:value-type="float" office:value="1351" calcext:value-type="float">
            <text:p>1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fënovo</text:p>
          </table:table-cell>
          <table:table-cell office:value-type="float" office:value="52.81" calcext:value-type="float">
            <text:p>52.81</text:p>
          </table:table-cell>
          <table:table-cell office:value-type="float" office:value="82.7331" calcext:value-type="float">
            <text:p>82.73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349" calcext:value-type="float">
            <text:p>1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andskoye</text:p>
          </table:table-cell>
          <table:table-cell office:value-type="float" office:value="52.2258" calcext:value-type="float">
            <text:p>52.2258</text:p>
          </table:table-cell>
          <table:table-cell office:value-type="float" office:value="59.7952" calcext:value-type="float">
            <text:p>59.795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1349" calcext:value-type="float">
            <text:p>1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ubino-Malorossy</text:p>
          </table:table-cell>
          <table:table-cell office:value-type="float" office:value="55.2047" calcext:value-type="float">
            <text:p>55.2047</text:p>
          </table:table-cell>
          <table:table-cell office:value-type="float" office:value="73.0111" calcext:value-type="float">
            <text:p>73.01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1347" calcext:value-type="float">
            <text:p>1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stretsovo</text:p>
          </table:table-cell>
          <table:table-cell office:value-type="float" office:value="45.9" calcext:value-type="float">
            <text:p>45.9</text:p>
          </table:table-cell>
          <table:table-cell office:value-type="float" office:value="134.9167" calcext:value-type="float">
            <text:p>134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1347" calcext:value-type="float">
            <text:p>1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yusyur</text:p>
          </table:table-cell>
          <table:table-cell office:value-type="float" office:value="70.6849" calcext:value-type="float">
            <text:p>70.6849</text:p>
          </table:table-cell>
          <table:table-cell office:value-type="float" office:value="127.3612" calcext:value-type="float">
            <text:p>127.361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345" calcext:value-type="float">
            <text:p>1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gino</text:p>
          </table:table-cell>
          <table:table-cell office:value-type="float" office:value="54.2678" calcext:value-type="float">
            <text:p>54.2678</text:p>
          </table:table-cell>
          <table:table-cell office:value-type="float" office:value="71.6811" calcext:value-type="float">
            <text:p>71.68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1343" calcext:value-type="float">
            <text:p>1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zinka</text:p>
          </table:table-cell>
          <table:table-cell office:value-type="float" office:value="44.45" calcext:value-type="float">
            <text:p>44.45</text:p>
          </table:table-cell>
          <table:table-cell office:value-type="float" office:value="42.2833" calcext:value-type="float">
            <text:p>42.2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342" calcext:value-type="float">
            <text:p>13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yktuyul’</text:p>
          </table:table-cell>
          <table:table-cell office:value-type="float" office:value="50.7558" calcext:value-type="float">
            <text:p>50.7558</text:p>
          </table:table-cell>
          <table:table-cell office:value-type="float" office:value="88.0394" calcext:value-type="float">
            <text:p>88.03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</text:p>
          </table:table-cell>
          <table:table-cell/>
          <table:table-cell table:number-columns-repeated="2" office:value-type="float" office:value="1340" calcext:value-type="float">
            <text:p>13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khipovka</text:p>
          </table:table-cell>
          <table:table-cell office:value-type="float" office:value="50.21" calcext:value-type="float">
            <text:p>50.21</text:p>
          </table:table-cell>
          <table:table-cell office:value-type="float" office:value="39.41" calcext:value-type="float">
            <text:p>39.4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336" calcext:value-type="float">
            <text:p>1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zmaaul</text:p>
          </table:table-cell>
          <table:table-cell office:value-type="float" office:value="43.3653" calcext:value-type="float">
            <text:p>43.3653</text:p>
          </table:table-cell>
          <table:table-cell office:value-type="float" office:value="46.5978" calcext:value-type="float">
            <text:p>46.59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336" calcext:value-type="float">
            <text:p>1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aleksandrovka</text:p>
          </table:table-cell>
          <table:table-cell office:value-type="float" office:value="50.0016" calcext:value-type="float">
            <text:p>50.0016</text:p>
          </table:table-cell>
          <table:table-cell office:value-type="float" office:value="128.275" calcext:value-type="float">
            <text:p>128.2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murskaya Oblast’</text:p>
          </table:table-cell>
          <table:table-cell/>
          <table:table-cell table:number-columns-repeated="2" office:value-type="float" office:value="1334" calcext:value-type="float">
            <text:p>13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oseslavino</text:p>
          </table:table-cell>
          <table:table-cell office:value-type="float" office:value="53.2011" calcext:value-type="float">
            <text:p>53.2011</text:p>
          </table:table-cell>
          <table:table-cell office:value-type="float" office:value="40.4125" calcext:value-type="float">
            <text:p>40.41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mbovskaya Oblast’</text:p>
          </table:table-cell>
          <table:table-cell/>
          <table:table-cell table:number-columns-repeated="2" office:value-type="float" office:value="1333" calcext:value-type="float">
            <text:p>1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klino</text:p>
          </table:table-cell>
          <table:table-cell office:value-type="float" office:value="54.9909" calcext:value-type="float">
            <text:p>54.9909</text:p>
          </table:table-cell>
          <table:table-cell office:value-type="float" office:value="36.4667" calcext:value-type="float">
            <text:p>36.4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1331" calcext:value-type="float">
            <text:p>1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lichiki</text:p>
          </table:table-cell>
          <table:table-cell office:value-type="float" office:value="60.4333" calcext:value-type="float">
            <text:p>60.4333</text:p>
          </table:table-cell>
          <table:table-cell office:value-type="float" office:value="166.0486" calcext:value-type="float">
            <text:p>166.04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mchatskiy Kray</text:p>
          </table:table-cell>
          <table:table-cell/>
          <table:table-cell table:number-columns-repeated="2" office:value-type="float" office:value="1330" calcext:value-type="float">
            <text:p>1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haga-Yarak</text:p>
          </table:table-cell>
          <table:table-cell office:value-type="float" office:value="41.8231" calcext:value-type="float">
            <text:p>41.8231</text:p>
          </table:table-cell>
          <table:table-cell office:value-type="float" office:value="47.9525" calcext:value-type="float">
            <text:p>47.95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329" calcext:value-type="float">
            <text:p>1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iy Batlukh</text:p>
          </table:table-cell>
          <table:table-cell office:value-type="float" office:value="42.4833" calcext:value-type="float">
            <text:p>42.4833</text:p>
          </table:table-cell>
          <table:table-cell office:value-type="float" office:value="46.5167" calcext:value-type="float">
            <text:p>46.5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327" calcext:value-type="float">
            <text:p>13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vomayskoye</text:p>
          </table:table-cell>
          <table:table-cell office:value-type="float" office:value="46.0561" calcext:value-type="float">
            <text:p>46.0561</text:p>
          </table:table-cell>
          <table:table-cell office:value-type="float" office:value="42.2194" calcext:value-type="float">
            <text:p>42.21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325" calcext:value-type="float">
            <text:p>13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emenchug-Konstantinovskoye</text:p>
          </table:table-cell>
          <table:table-cell office:value-type="float" office:value="43.7908" calcext:value-type="float">
            <text:p>43.7908</text:p>
          </table:table-cell>
          <table:table-cell office:value-type="float" office:value="43.6483" calcext:value-type="float">
            <text:p>43.64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323" calcext:value-type="float">
            <text:p>13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ger-Meneuz</text:p>
          </table:table-cell>
          <table:table-cell office:value-type="float" office:value="53.6778" calcext:value-type="float">
            <text:p>53.6778</text:p>
          </table:table-cell>
          <table:table-cell office:value-type="float" office:value="54.4042" calcext:value-type="float">
            <text:p>54.40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323" calcext:value-type="float">
            <text:p>13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gach</text:p>
          </table:table-cell>
          <table:table-cell office:value-type="float" office:value="51.7817" calcext:value-type="float">
            <text:p>51.7817</text:p>
          </table:table-cell>
          <table:table-cell office:value-type="float" office:value="87.2631" calcext:value-type="float">
            <text:p>87.26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</text:p>
          </table:table-cell>
          <table:table-cell/>
          <table:table-cell table:number-columns-repeated="2" office:value-type="float" office:value="1322" calcext:value-type="float">
            <text:p>13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okuvinskiy</text:p>
          </table:table-cell>
          <table:table-cell office:value-type="float" office:value="44.3444" calcext:value-type="float">
            <text:p>44.3444</text:p>
          </table:table-cell>
          <table:table-cell office:value-type="float" office:value="41.7789" calcext:value-type="float">
            <text:p>41.77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1321" calcext:value-type="float">
            <text:p>13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okucherbayevo</text:p>
          </table:table-cell>
          <table:table-cell office:value-type="float" office:value="54.9075" calcext:value-type="float">
            <text:p>54.9075</text:p>
          </table:table-cell>
          <table:table-cell office:value-type="float" office:value="54.8519" calcext:value-type="float">
            <text:p>54.85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309" calcext:value-type="float">
            <text:p>13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chepshiy</text:p>
          </table:table-cell>
          <table:table-cell office:value-type="float" office:value="44.8725" calcext:value-type="float">
            <text:p>44.8725</text:p>
          </table:table-cell>
          <table:table-cell office:value-type="float" office:value="39.2831" calcext:value-type="float">
            <text:p>39.28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1308" calcext:value-type="float">
            <text:p>13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minki</text:p>
          </table:table-cell>
          <table:table-cell office:value-type="float" office:value="55.9636" calcext:value-type="float">
            <text:p>55.9636</text:p>
          </table:table-cell>
          <table:table-cell office:value-type="float" office:value="42.3686" calcext:value-type="float">
            <text:p>42.36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ladimirskaya Oblast’</text:p>
          </table:table-cell>
          <table:table-cell/>
          <table:table-cell table:number-columns-repeated="2" office:value-type="float" office:value="1305" calcext:value-type="float">
            <text:p>13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gtyarka</text:p>
          </table:table-cell>
          <table:table-cell office:value-type="float" office:value="53.3492" calcext:value-type="float">
            <text:p>53.3492</text:p>
          </table:table-cell>
          <table:table-cell office:value-type="float" office:value="79.3556" calcext:value-type="float">
            <text:p>79.35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303" calcext:value-type="float">
            <text:p>13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rpegezh</text:p>
          </table:table-cell>
          <table:table-cell office:value-type="float" office:value="43.375" calcext:value-type="float">
            <text:p>43.375</text:p>
          </table:table-cell>
          <table:table-cell office:value-type="float" office:value="43.6389" calcext:value-type="float">
            <text:p>43.63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301" calcext:value-type="float">
            <text:p>13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Usa</text:p>
          </table:table-cell>
          <table:table-cell office:value-type="float" office:value="65.9814" calcext:value-type="float">
            <text:p>65.9814</text:p>
          </table:table-cell>
          <table:table-cell office:value-type="float" office:value="56.9086" calcext:value-type="float">
            <text:p>56.90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mi</text:p>
          </table:table-cell>
          <table:table-cell/>
          <table:table-cell table:number-columns-repeated="2" office:value-type="float" office:value="1294" calcext:value-type="float">
            <text:p>1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kuskovo</text:p>
          </table:table-cell>
          <table:table-cell office:value-type="float" office:value="57.05" calcext:value-type="float">
            <text:p>57.05</text:p>
          </table:table-cell>
          <table:table-cell office:value-type="float" office:value="86.0667" calcext:value-type="float">
            <text:p>86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omskaya Oblast’</text:p>
          </table:table-cell>
          <table:table-cell/>
          <table:table-cell table:number-columns-repeated="2" office:value-type="float" office:value="1292" calcext:value-type="float">
            <text:p>1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zmaylovka</text:p>
          </table:table-cell>
          <table:table-cell office:value-type="float" office:value="43.6306" calcext:value-type="float">
            <text:p>43.6306</text:p>
          </table:table-cell>
          <table:table-cell office:value-type="float" office:value="39.8264" calcext:value-type="float">
            <text:p>39.82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/>
          <table:table-cell table:number-columns-repeated="2" office:value-type="float" office:value="1290" calcext:value-type="float">
            <text:p>12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a-Vedeno</text:p>
          </table:table-cell>
          <table:table-cell office:value-type="float" office:value="43.0174" calcext:value-type="float">
            <text:p>43.0174</text:p>
          </table:table-cell>
          <table:table-cell office:value-type="float" office:value="46.0536" calcext:value-type="float">
            <text:p>46.05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1285" calcext:value-type="float">
            <text:p>1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khli</text:p>
          </table:table-cell>
          <table:table-cell office:value-type="float" office:value="42.1272" calcext:value-type="float">
            <text:p>42.1272</text:p>
          </table:table-cell>
          <table:table-cell office:value-type="float" office:value="47.2214" calcext:value-type="float">
            <text:p>47.22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285" calcext:value-type="float">
            <text:p>1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dseredneye</text:p>
          </table:table-cell>
          <table:table-cell office:value-type="float" office:value="50.7125" calcext:value-type="float">
            <text:p>50.7125</text:p>
          </table:table-cell>
          <table:table-cell office:value-type="float" office:value="38.5603" calcext:value-type="float">
            <text:p>38.56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1284" calcext:value-type="float">
            <text:p>12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androvka</text:p>
          </table:table-cell>
          <table:table-cell office:value-type="float" office:value="54.559" calcext:value-type="float">
            <text:p>54.559</text:p>
          </table:table-cell>
          <table:table-cell office:value-type="float" office:value="72.7537" calcext:value-type="float">
            <text:p>72.753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1284" calcext:value-type="float">
            <text:p>12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istoozerka</text:p>
          </table:table-cell>
          <table:table-cell office:value-type="float" office:value="52.7708" calcext:value-type="float">
            <text:p>52.7708</text:p>
          </table:table-cell>
          <table:table-cell office:value-type="float" office:value="80.7774" calcext:value-type="float">
            <text:p>80.777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281" calcext:value-type="float">
            <text:p>1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pol’noye</text:p>
          </table:table-cell>
          <table:table-cell office:value-type="float" office:value="55.1258" calcext:value-type="float">
            <text:p>55.1258</text:p>
          </table:table-cell>
          <table:table-cell office:value-type="float" office:value="46.3531" calcext:value-type="float">
            <text:p>46.35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1279" calcext:value-type="float">
            <text:p>12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dovo-Ozero</text:p>
          </table:table-cell>
          <table:table-cell office:value-type="float" office:value="53.9747" calcext:value-type="float">
            <text:p>53.9747</text:p>
          </table:table-cell>
          <table:table-cell office:value-type="float" office:value="49.6964" calcext:value-type="float">
            <text:p>49.69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279" calcext:value-type="float">
            <text:p>12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pik</text:p>
          </table:table-cell>
          <table:table-cell office:value-type="float" office:value="41.6122" calcext:value-type="float">
            <text:p>41.6122</text:p>
          </table:table-cell>
          <table:table-cell office:value-type="float" office:value="48.1932" calcext:value-type="float">
            <text:p>48.193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277" calcext:value-type="float">
            <text:p>1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lovka</text:p>
          </table:table-cell>
          <table:table-cell office:value-type="float" office:value="55.0281" calcext:value-type="float">
            <text:p>55.0281</text:p>
          </table:table-cell>
          <table:table-cell office:value-type="float" office:value="72.4656" calcext:value-type="float">
            <text:p>72.46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1275" calcext:value-type="float">
            <text:p>12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zhneye Borisovo</text:p>
          </table:table-cell>
          <table:table-cell office:value-type="float" office:value="56.1864" calcext:value-type="float">
            <text:p>56.1864</text:p>
          </table:table-cell>
          <table:table-cell office:value-type="float" office:value="43.9361" calcext:value-type="float">
            <text:p>43.93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1273" calcext:value-type="float">
            <text:p>12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ovo</text:p>
          </table:table-cell>
          <table:table-cell office:value-type="float" office:value="53.3407" calcext:value-type="float">
            <text:p>53.3407</text:p>
          </table:table-cell>
          <table:table-cell office:value-type="float" office:value="91.8838" calcext:value-type="float">
            <text:p>91.883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kasiya</text:p>
          </table:table-cell>
          <table:table-cell/>
          <table:table-cell table:number-columns-repeated="2" office:value-type="float" office:value="1272" calcext:value-type="float">
            <text:p>1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ktyabr’skiy</text:p>
          </table:table-cell>
          <table:table-cell office:value-type="float" office:value="58.0854" calcext:value-type="float">
            <text:p>58.0854</text:p>
          </table:table-cell>
          <table:table-cell office:value-type="float" office:value="52.8665" calcext:value-type="float">
            <text:p>52.86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1271" calcext:value-type="float">
            <text:p>1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revyannoye</text:p>
          </table:table-cell>
          <table:table-cell office:value-type="float" office:value="61.615" calcext:value-type="float">
            <text:p>61.615</text:p>
          </table:table-cell>
          <table:table-cell office:value-type="float" office:value="34.6347" calcext:value-type="float">
            <text:p>34.63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eliya</text:p>
          </table:table-cell>
          <table:table-cell/>
          <table:table-cell table:number-columns-repeated="2" office:value-type="float" office:value="1266" calcext:value-type="float">
            <text:p>1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l’niy</text:p>
          </table:table-cell>
          <table:table-cell office:value-type="float" office:value="53.1453" calcext:value-type="float">
            <text:p>53.1453</text:p>
          </table:table-cell>
          <table:table-cell office:value-type="float" office:value="157.6976" calcext:value-type="float">
            <text:p>157.697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mchatskiy Kray</text:p>
          </table:table-cell>
          <table:table-cell/>
          <table:table-cell table:number-columns-repeated="2" office:value-type="float" office:value="1265" calcext:value-type="float">
            <text:p>12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anovka</text:p>
          </table:table-cell>
          <table:table-cell office:value-type="float" office:value="54.4575" calcext:value-type="float">
            <text:p>54.4575</text:p>
          </table:table-cell>
          <table:table-cell office:value-type="float" office:value="48.8731" calcext:value-type="float">
            <text:p>48.87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263" calcext:value-type="float">
            <text:p>1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sevka</text:p>
          </table:table-cell>
          <table:table-cell office:value-type="float" office:value="49.9095" calcext:value-type="float">
            <text:p>49.9095</text:p>
          </table:table-cell>
          <table:table-cell office:value-type="float" office:value="44.6905" calcext:value-type="float">
            <text:p>44.69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262" calcext:value-type="float">
            <text:p>12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ankhoteko</text:p>
          </table:table-cell>
          <table:table-cell office:value-type="float" office:value="43.5642" calcext:value-type="float">
            <text:p>43.5642</text:p>
          </table:table-cell>
          <table:table-cell office:value-type="float" office:value="43.2106" calcext:value-type="float">
            <text:p>43.21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261" calcext:value-type="float">
            <text:p>1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emba</text:p>
          </table:table-cell>
          <table:table-cell office:value-type="float" office:value="52.7303" calcext:value-type="float">
            <text:p>52.7303</text:p>
          </table:table-cell>
          <table:table-cell office:value-type="float" office:value="113.2889" calcext:value-type="float">
            <text:p>113.28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256" calcext:value-type="float">
            <text:p>1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itsy</text:p>
          </table:table-cell>
          <table:table-cell office:value-type="float" office:value="54.2832" calcext:value-type="float">
            <text:p>54.2832</text:p>
          </table:table-cell>
          <table:table-cell office:value-type="float" office:value="40.3577" calcext:value-type="float">
            <text:p>40.357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yazanskaya Oblast’</text:p>
          </table:table-cell>
          <table:table-cell/>
          <table:table-cell table:number-columns-repeated="2" office:value-type="float" office:value="1255" calcext:value-type="float">
            <text:p>1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getuy</text:p>
          </table:table-cell>
          <table:table-cell office:value-type="float" office:value="50.6453" calcext:value-type="float">
            <text:p>50.6453</text:p>
          </table:table-cell>
          <table:table-cell office:value-type="float" office:value="105.2214" calcext:value-type="float">
            <text:p>105.22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253" calcext:value-type="float">
            <text:p>1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manovo</text:p>
          </table:table-cell>
          <table:table-cell office:value-type="float" office:value="56.2306" calcext:value-type="float">
            <text:p>56.2306</text:p>
          </table:table-cell>
          <table:table-cell office:value-type="float" office:value="54.5333" calcext:value-type="float">
            <text:p>54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251" calcext:value-type="float">
            <text:p>1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iy Torey</text:p>
          </table:table-cell>
          <table:table-cell office:value-type="float" office:value="50.5342" calcext:value-type="float">
            <text:p>50.5342</text:p>
          </table:table-cell>
          <table:table-cell office:value-type="float" office:value="104.8278" calcext:value-type="float">
            <text:p>104.82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251" calcext:value-type="float">
            <text:p>1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ët</text:p>
          </table:table-cell>
          <table:table-cell office:value-type="float" office:value="50.2822" calcext:value-type="float">
            <text:p>50.2822</text:p>
          </table:table-cell>
          <table:table-cell office:value-type="float" office:value="45.3364" calcext:value-type="float">
            <text:p>45.33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248" calcext:value-type="float">
            <text:p>1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benka</text:p>
          </table:table-cell>
          <table:table-cell office:value-type="float" office:value="52.655" calcext:value-type="float">
            <text:p>52.655</text:p>
          </table:table-cell>
          <table:table-cell office:value-type="float" office:value="85.0986" calcext:value-type="float">
            <text:p>85.09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248" calcext:value-type="float">
            <text:p>1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yye Tuymazy</text:p>
          </table:table-cell>
          <table:table-cell office:value-type="float" office:value="54.5458" calcext:value-type="float">
            <text:p>54.5458</text:p>
          </table:table-cell>
          <table:table-cell office:value-type="float" office:value="53.6194" calcext:value-type="float">
            <text:p>53.61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247" calcext:value-type="float">
            <text:p>12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lyastitskoye</text:p>
          </table:table-cell>
          <table:table-cell office:value-type="float" office:value="54.115" calcext:value-type="float">
            <text:p>54.115</text:p>
          </table:table-cell>
          <table:table-cell office:value-type="float" office:value="61.5031" calcext:value-type="float">
            <text:p>61.50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245" calcext:value-type="float">
            <text:p>1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likovo</text:p>
          </table:table-cell>
          <table:table-cell office:value-type="float" office:value="55.0494" calcext:value-type="float">
            <text:p>55.0494</text:p>
          </table:table-cell>
          <table:table-cell office:value-type="float" office:value="74.445" calcext:value-type="float">
            <text:p>74.4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1244" calcext:value-type="float">
            <text:p>12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khovka</text:p>
          </table:table-cell>
          <table:table-cell office:value-type="float" office:value="51.0194" calcext:value-type="float">
            <text:p>51.0194</text:p>
          </table:table-cell>
          <table:table-cell office:value-type="float" office:value="41.5042" calcext:value-type="float">
            <text:p>41.50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243" calcext:value-type="float">
            <text:p>1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ryshskiy</text:p>
          </table:table-cell>
          <table:table-cell office:value-type="float" office:value="52.1555" calcext:value-type="float">
            <text:p>52.1555</text:p>
          </table:table-cell>
          <table:table-cell office:value-type="float" office:value="83.303" calcext:value-type="float">
            <text:p>83.3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243" calcext:value-type="float">
            <text:p>1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vrentiya</text:p>
          </table:table-cell>
          <table:table-cell office:value-type="float" office:value="65.5842" calcext:value-type="float">
            <text:p>65.5842</text:p>
          </table:table-cell>
          <table:table-cell office:value-type="float" office:value="-170.9889" calcext:value-type="float">
            <text:p>-170.98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kotskiy Avtonomnyy Okrug</text:p>
          </table:table-cell>
          <table:table-cell/>
          <table:table-cell office:value-type="float" office:value="1242" calcext:value-type="float">
            <text:p>1242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uk</text:p>
          </table:table-cell>
          <table:table-cell office:value-type="float" office:value="41.47" calcext:value-type="float">
            <text:p>41.47</text:p>
          </table:table-cell>
          <table:table-cell office:value-type="float" office:value="47.6533" calcext:value-type="float">
            <text:p>47.65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240" calcext:value-type="float">
            <text:p>1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zinovka</text:p>
          </table:table-cell>
          <table:table-cell office:value-type="float" office:value="50.1228" calcext:value-type="float">
            <text:p>50.1228</text:p>
          </table:table-cell>
          <table:table-cell office:value-type="float" office:value="39.4594" calcext:value-type="float">
            <text:p>39.45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239" calcext:value-type="float">
            <text:p>12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avkovichi</text:p>
          </table:table-cell>
          <table:table-cell office:value-type="float" office:value="57.6472" calcext:value-type="float">
            <text:p>57.6472</text:p>
          </table:table-cell>
          <table:table-cell office:value-type="float" office:value="29.0667" calcext:value-type="float">
            <text:p>29.0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/>
          <table:table-cell table:number-columns-repeated="2" office:value-type="float" office:value="1239" calcext:value-type="float">
            <text:p>12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shchunay</text:p>
          </table:table-cell>
          <table:table-cell office:value-type="float" office:value="43.5996" calcext:value-type="float">
            <text:p>43.5996</text:p>
          </table:table-cell>
          <table:table-cell office:value-type="float" office:value="46.6621" calcext:value-type="float">
            <text:p>46.662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238" calcext:value-type="float">
            <text:p>1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zik</text:p>
          </table:table-cell>
          <table:table-cell office:value-type="float" office:value="41.7662" calcext:value-type="float">
            <text:p>41.7662</text:p>
          </table:table-cell>
          <table:table-cell office:value-type="float" office:value="48.1133" calcext:value-type="float">
            <text:p>48.11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238" calcext:value-type="float">
            <text:p>1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stromskoye</text:p>
          </table:table-cell>
          <table:table-cell office:value-type="float" office:value="47.3131" calcext:value-type="float">
            <text:p>47.3131</text:p>
          </table:table-cell>
          <table:table-cell office:value-type="float" office:value="142.0233" calcext:value-type="float">
            <text:p>142.02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1236" calcext:value-type="float">
            <text:p>1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znesenskoye</text:p>
          </table:table-cell>
          <table:table-cell office:value-type="float" office:value="56.0042" calcext:value-type="float">
            <text:p>56.0042</text:p>
          </table:table-cell>
          <table:table-cell office:value-type="float" office:value="93.2669" calcext:value-type="float">
            <text:p>93.26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1236" calcext:value-type="float">
            <text:p>1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levka</text:p>
          </table:table-cell>
          <table:table-cell office:value-type="float" office:value="52.8618" calcext:value-type="float">
            <text:p>52.8618</text:p>
          </table:table-cell>
          <table:table-cell office:value-type="float" office:value="81.1018" calcext:value-type="float">
            <text:p>81.101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232" calcext:value-type="float">
            <text:p>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bragimotar</text:p>
          </table:table-cell>
          <table:table-cell office:value-type="float" office:value="43.5633" calcext:value-type="float">
            <text:p>43.5633</text:p>
          </table:table-cell>
          <table:table-cell office:value-type="float" office:value="46.4673" calcext:value-type="float">
            <text:p>46.467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232" calcext:value-type="float">
            <text:p>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yakovka</text:p>
          </table:table-cell>
          <table:table-cell office:value-type="float" office:value="50.7244" calcext:value-type="float">
            <text:p>50.7244</text:p>
          </table:table-cell>
          <table:table-cell office:value-type="float" office:value="46.7786" calcext:value-type="float">
            <text:p>46.77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232" calcext:value-type="float">
            <text:p>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rga</text:p>
          </table:table-cell>
          <table:table-cell office:value-type="float" office:value="53.7517" calcext:value-type="float">
            <text:p>53.7517</text:p>
          </table:table-cell>
          <table:table-cell office:value-type="float" office:value="32.7631" calcext:value-type="float">
            <text:p>32.763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molenskaya Oblast’</text:p>
          </table:table-cell>
          <table:table-cell/>
          <table:table-cell table:number-columns-repeated="2" office:value-type="float" office:value="1231" calcext:value-type="float">
            <text:p>1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durga</text:p>
          </table:table-cell>
          <table:table-cell office:value-type="float" office:value="52.2233" calcext:value-type="float">
            <text:p>52.2233</text:p>
          </table:table-cell>
          <table:table-cell office:value-type="float" office:value="110.5492" calcext:value-type="float">
            <text:p>110.54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231" calcext:value-type="float">
            <text:p>1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utyug</text:p>
          </table:table-cell>
          <table:table-cell office:value-type="float" office:value="41.7524" calcext:value-type="float">
            <text:p>41.7524</text:p>
          </table:table-cell>
          <table:table-cell office:value-type="float" office:value="48.1174" calcext:value-type="float">
            <text:p>48.117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231" calcext:value-type="float">
            <text:p>1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bek</text:p>
          </table:table-cell>
          <table:table-cell office:value-type="float" office:value="51.6538" calcext:value-type="float">
            <text:p>51.6538</text:p>
          </table:table-cell>
          <table:table-cell office:value-type="float" office:value="94.21" calcext:value-type="float">
            <text:p>94.2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1231" calcext:value-type="float">
            <text:p>1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kpeer</text:p>
          </table:table-cell>
          <table:table-cell office:value-type="float" office:value="51.169" calcext:value-type="float">
            <text:p>51.169</text:p>
          </table:table-cell>
          <table:table-cell office:value-type="float" office:value="90.68" calcext:value-type="float">
            <text:p>90.6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1231" calcext:value-type="float">
            <text:p>1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plino</text:p>
          </table:table-cell>
          <table:table-cell office:value-type="float" office:value="51.363" calcext:value-type="float">
            <text:p>51.363</text:p>
          </table:table-cell>
          <table:table-cell office:value-type="float" office:value="37.829" calcext:value-type="float">
            <text:p>37.82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1229" calcext:value-type="float">
            <text:p>12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elinnoye</text:p>
          </table:table-cell>
          <table:table-cell office:value-type="float" office:value="51.3291" calcext:value-type="float">
            <text:p>51.3291</text:p>
          </table:table-cell>
          <table:table-cell office:value-type="float" office:value="94.8059" calcext:value-type="float">
            <text:p>94.805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1227" calcext:value-type="float">
            <text:p>12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yakino</text:p>
          </table:table-cell>
          <table:table-cell office:value-type="float" office:value="54.4342" calcext:value-type="float">
            <text:p>54.4342</text:p>
          </table:table-cell>
          <table:table-cell office:value-type="float" office:value="41.1189" calcext:value-type="float">
            <text:p>41.11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yazanskaya Oblast’</text:p>
          </table:table-cell>
          <table:table-cell/>
          <table:table-cell table:number-columns-repeated="2" office:value-type="float" office:value="1224" calcext:value-type="float">
            <text:p>1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’shaya Urya</text:p>
          </table:table-cell>
          <table:table-cell office:value-type="float" office:value="56.0267" calcext:value-type="float">
            <text:p>56.0267</text:p>
          </table:table-cell>
          <table:table-cell office:value-type="float" office:value="95.4819" calcext:value-type="float">
            <text:p>95.48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1223" calcext:value-type="float">
            <text:p>1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fonikha</text:p>
          </table:table-cell>
          <table:table-cell office:value-type="float" office:value="59.965" calcext:value-type="float">
            <text:p>59.965</text:p>
          </table:table-cell>
          <table:table-cell office:value-type="float" office:value="39.965" calcext:value-type="float">
            <text:p>39.9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1223" calcext:value-type="float">
            <text:p>1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ukovo</text:p>
          </table:table-cell>
          <table:table-cell office:value-type="float" office:value="53.2128" calcext:value-type="float">
            <text:p>53.2128</text:p>
          </table:table-cell>
          <table:table-cell office:value-type="float" office:value="83.3378" calcext:value-type="float">
            <text:p>83.33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222" calcext:value-type="float">
            <text:p>1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rino</text:p>
          </table:table-cell>
          <table:table-cell office:value-type="float" office:value="51.1737" calcext:value-type="float">
            <text:p>51.1737</text:p>
          </table:table-cell>
          <table:table-cell office:value-type="float" office:value="36.3593" calcext:value-type="float">
            <text:p>36.359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urskaya Oblast’</text:p>
          </table:table-cell>
          <table:table-cell/>
          <table:table-cell table:number-columns-repeated="2" office:value-type="float" office:value="1222" calcext:value-type="float">
            <text:p>1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spopinskaya</text:p>
          </table:table-cell>
          <table:table-cell office:value-type="float" office:value="49.405" calcext:value-type="float">
            <text:p>49.405</text:p>
          </table:table-cell>
          <table:table-cell office:value-type="float" office:value="42.87" calcext:value-type="float">
            <text:p>42.8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219" calcext:value-type="float">
            <text:p>12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znesenka</text:p>
          </table:table-cell>
          <table:table-cell office:value-type="float" office:value="55.7994" calcext:value-type="float">
            <text:p>55.7994</text:p>
          </table:table-cell>
          <table:table-cell office:value-type="float" office:value="57.9383" calcext:value-type="float">
            <text:p>57.93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217" calcext:value-type="float">
            <text:p>12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tantsy</text:p>
          </table:table-cell>
          <table:table-cell office:value-type="float" office:value="60.9167" calcext:value-type="float">
            <text:p>60.9167</text:p>
          </table:table-cell>
          <table:table-cell office:value-type="float" office:value="132.15" calcext:value-type="float">
            <text:p>132.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216" calcext:value-type="float">
            <text:p>12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zokh</text:p>
          </table:table-cell>
          <table:table-cell office:value-type="float" office:value="43.5686" calcext:value-type="float">
            <text:p>43.5686</text:p>
          </table:table-cell>
          <table:table-cell office:value-type="float" office:value="43.8403" calcext:value-type="float">
            <text:p>43.84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215" calcext:value-type="float">
            <text:p>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ynovka</text:p>
          </table:table-cell>
          <table:table-cell office:value-type="float" office:value="43.9763" calcext:value-type="float">
            <text:p>43.9763</text:p>
          </table:table-cell>
          <table:table-cell office:value-type="float" office:value="47.3765" calcext:value-type="float">
            <text:p>47.37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213" calcext:value-type="float">
            <text:p>1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kovo</text:p>
          </table:table-cell>
          <table:table-cell office:value-type="float" office:value="57.0164" calcext:value-type="float">
            <text:p>57.0164</text:p>
          </table:table-cell>
          <table:table-cell office:value-type="float" office:value="40.505" calcext:value-type="float">
            <text:p>40.5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1213" calcext:value-type="float">
            <text:p>1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snyy Yar</text:p>
          </table:table-cell>
          <table:table-cell office:value-type="float" office:value="56.1463" calcext:value-type="float">
            <text:p>56.1463</text:p>
          </table:table-cell>
          <table:table-cell office:value-type="float" office:value="74.6174" calcext:value-type="float">
            <text:p>74.617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1213" calcext:value-type="float">
            <text:p>1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biyazy</text:p>
          </table:table-cell>
          <table:table-cell office:value-type="float" office:value="56.1039" calcext:value-type="float">
            <text:p>56.1039</text:p>
          </table:table-cell>
          <table:table-cell office:value-type="float" office:value="56.7425" calcext:value-type="float">
            <text:p>56.74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212" calcext:value-type="float">
            <text:p>1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aya Veduga</text:p>
          </table:table-cell>
          <table:table-cell office:value-type="float" office:value="51.8117" calcext:value-type="float">
            <text:p>51.8117</text:p>
          </table:table-cell>
          <table:table-cell office:value-type="float" office:value="38.4937" calcext:value-type="float">
            <text:p>38.493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211" calcext:value-type="float">
            <text:p>1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bileynyy</text:p>
          </table:table-cell>
          <table:table-cell office:value-type="float" office:value="54.7665" calcext:value-type="float">
            <text:p>54.7665</text:p>
          </table:table-cell>
          <table:table-cell office:value-type="float" office:value="36.2828" calcext:value-type="float">
            <text:p>36.28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1210" calcext:value-type="float">
            <text:p>12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tuy</text:p>
          </table:table-cell>
          <table:table-cell office:value-type="float" office:value="54.3942" calcext:value-type="float">
            <text:p>54.3942</text:p>
          </table:table-cell>
          <table:table-cell office:value-type="float" office:value="100.1939" calcext:value-type="float">
            <text:p>100.19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1210" calcext:value-type="float">
            <text:p>12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yap</text:p>
          </table:table-cell>
          <table:table-cell office:value-type="float" office:value="45.0608" calcext:value-type="float">
            <text:p>45.0608</text:p>
          </table:table-cell>
          <table:table-cell office:value-type="float" office:value="39.9475" calcext:value-type="float">
            <text:p>39.94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1209" calcext:value-type="float">
            <text:p>1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stin Log</text:p>
          </table:table-cell>
          <table:table-cell office:value-type="float" office:value="52.6644" calcext:value-type="float">
            <text:p>52.6644</text:p>
          </table:table-cell>
          <table:table-cell office:value-type="float" office:value="82.03" calcext:value-type="float">
            <text:p>82.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209" calcext:value-type="float">
            <text:p>1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niki</text:p>
          </table:table-cell>
          <table:table-cell office:value-type="float" office:value="59.9175" calcext:value-type="float">
            <text:p>59.9175</text:p>
          </table:table-cell>
          <table:table-cell office:value-type="float" office:value="29.6419" calcext:value-type="float">
            <text:p>29.64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1207" calcext:value-type="float">
            <text:p>1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schanoye</text:p>
          </table:table-cell>
          <table:table-cell office:value-type="float" office:value="54.2243" calcext:value-type="float">
            <text:p>54.2243</text:p>
          </table:table-cell>
          <table:table-cell office:value-type="float" office:value="62.0989" calcext:value-type="float">
            <text:p>62.09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207" calcext:value-type="float">
            <text:p>1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hir</text:p>
          </table:table-cell>
          <table:table-cell office:value-type="float" office:value="50.985" calcext:value-type="float">
            <text:p>50.985</text:p>
          </table:table-cell>
          <table:table-cell office:value-type="float" office:value="105.8139" calcext:value-type="float">
            <text:p>105.81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206" calcext:value-type="float">
            <text:p>1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htinskiy Pogost</text:p>
          </table:table-cell>
          <table:table-cell office:value-type="float" office:value="60.8525" calcext:value-type="float">
            <text:p>60.8525</text:p>
          </table:table-cell>
          <table:table-cell office:value-type="float" office:value="35.5633" calcext:value-type="float">
            <text:p>35.56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1204" calcext:value-type="float">
            <text:p>12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gustay</text:p>
          </table:table-cell>
          <table:table-cell office:value-type="float" office:value="51.9769" calcext:value-type="float">
            <text:p>51.9769</text:p>
          </table:table-cell>
          <table:table-cell office:value-type="float" office:value="110.7294" calcext:value-type="float">
            <text:p>110.72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199" calcext:value-type="float">
            <text:p>1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sskiy Yurmash</text:p>
          </table:table-cell>
          <table:table-cell office:value-type="float" office:value="54.7072" calcext:value-type="float">
            <text:p>54.7072</text:p>
          </table:table-cell>
          <table:table-cell office:value-type="float" office:value="56.2472" calcext:value-type="float">
            <text:p>56.24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198" calcext:value-type="float">
            <text:p>11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ushi</text:p>
          </table:table-cell>
          <table:table-cell office:value-type="float" office:value="59.6228" calcext:value-type="float">
            <text:p>59.6228</text:p>
          </table:table-cell>
          <table:table-cell office:value-type="float" office:value="65.7511" calcext:value-type="float">
            <text:p>65.75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nty-Mansiyskiy Avtonomnyy Okrug-Yugra</text:p>
          </table:table-cell>
          <table:table-cell/>
          <table:table-cell table:number-columns-repeated="2" office:value-type="float" office:value="1197" calcext:value-type="float">
            <text:p>11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ochiy Log</text:p>
          </table:table-cell>
          <table:table-cell office:value-type="float" office:value="53.5761" calcext:value-type="float">
            <text:p>53.5761</text:p>
          </table:table-cell>
          <table:table-cell office:value-type="float" office:value="84.1533" calcext:value-type="float">
            <text:p>84.15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195" calcext:value-type="float">
            <text:p>1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poltavskoye</text:p>
          </table:table-cell>
          <table:table-cell office:value-type="float" office:value="43.6919" calcext:value-type="float">
            <text:p>43.6919</text:p>
          </table:table-cell>
          <table:table-cell office:value-type="float" office:value="43.9694" calcext:value-type="float">
            <text:p>43.96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194" calcext:value-type="float">
            <text:p>1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itkhala</text:p>
          </table:table-cell>
          <table:table-cell office:value-type="float" office:value="43.5522" calcext:value-type="float">
            <text:p>43.5522</text:p>
          </table:table-cell>
          <table:table-cell office:value-type="float" office:value="43.795" calcext:value-type="float">
            <text:p>43.7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192" calcext:value-type="float">
            <text:p>1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rechnyy</text:p>
          </table:table-cell>
          <table:table-cell office:value-type="float" office:value="57.4694" calcext:value-type="float">
            <text:p>57.4694</text:p>
          </table:table-cell>
          <table:table-cell office:value-type="float" office:value="42.2844" calcext:value-type="float">
            <text:p>42.28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1192" calcext:value-type="float">
            <text:p>1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galovka</text:p>
          </table:table-cell>
          <table:table-cell office:value-type="float" office:value="52.4136" calcext:value-type="float">
            <text:p>52.4136</text:p>
          </table:table-cell>
          <table:table-cell office:value-type="float" office:value="38.3111" calcext:value-type="float">
            <text:p>38.31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ipetskaya Oblast’</text:p>
          </table:table-cell>
          <table:table-cell/>
          <table:table-cell table:number-columns-repeated="2" office:value-type="float" office:value="1192" calcext:value-type="float">
            <text:p>1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gush</text:p>
          </table:table-cell>
          <table:table-cell office:value-type="float" office:value="53.044" calcext:value-type="float">
            <text:p>53.044</text:p>
          </table:table-cell>
          <table:table-cell office:value-type="float" office:value="56.4454" calcext:value-type="float">
            <text:p>56.445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190" calcext:value-type="float">
            <text:p>11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enikhino</text:p>
          </table:table-cell>
          <table:table-cell office:value-type="float" office:value="50.94" calcext:value-type="float">
            <text:p>50.94</text:p>
          </table:table-cell>
          <table:table-cell office:value-type="float" office:value="36.6267" calcext:value-type="float">
            <text:p>36.62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1183" calcext:value-type="float">
            <text:p>1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rnoye</text:p>
          </table:table-cell>
          <table:table-cell office:value-type="float" office:value="45.2847" calcext:value-type="float">
            <text:p>45.2847</text:p>
          </table:table-cell>
          <table:table-cell office:value-type="float" office:value="43.6869" calcext:value-type="float">
            <text:p>43.68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183" calcext:value-type="float">
            <text:p>1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abkovo</text:p>
          </table:table-cell>
          <table:table-cell office:value-type="float" office:value="56.0272" calcext:value-type="float">
            <text:p>56.0272</text:p>
          </table:table-cell>
          <table:table-cell office:value-type="float" office:value="43.1564" calcext:value-type="float">
            <text:p>43.15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1181" calcext:value-type="float">
            <text:p>1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tovo</text:p>
          </table:table-cell>
          <table:table-cell office:value-type="float" office:value="53.5272" calcext:value-type="float">
            <text:p>53.5272</text:p>
          </table:table-cell>
          <table:table-cell office:value-type="float" office:value="54.2069" calcext:value-type="float">
            <text:p>54.20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176" calcext:value-type="float">
            <text:p>11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’digino</text:p>
          </table:table-cell>
          <table:table-cell office:value-type="float" office:value="56.1158" calcext:value-type="float">
            <text:p>56.1158</text:p>
          </table:table-cell>
          <table:table-cell office:value-type="float" office:value="37.8067" calcext:value-type="float">
            <text:p>37.80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172" calcext:value-type="float">
            <text:p>1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otoch</text:p>
          </table:table-cell>
          <table:table-cell office:value-type="float" office:value="42.4057" calcext:value-type="float">
            <text:p>42.4057</text:p>
          </table:table-cell>
          <table:table-cell office:value-type="float" office:value="46.9566" calcext:value-type="float">
            <text:p>46.956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172" calcext:value-type="float">
            <text:p>1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mikhaylovskiy</text:p>
          </table:table-cell>
          <table:table-cell office:value-type="float" office:value="53.9011" calcext:value-type="float">
            <text:p>53.9011</text:p>
          </table:table-cell>
          <table:table-cell office:value-type="float" office:value="54.1364" calcext:value-type="float">
            <text:p>54.13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172" calcext:value-type="float">
            <text:p>1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zovka</text:p>
          </table:table-cell>
          <table:table-cell office:value-type="float" office:value="44.445" calcext:value-type="float">
            <text:p>44.445</text:p>
          </table:table-cell>
          <table:table-cell office:value-type="float" office:value="43.1333" calcext:value-type="float">
            <text:p>43.1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172" calcext:value-type="float">
            <text:p>1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indakh</text:p>
          </table:table-cell>
          <table:table-cell office:value-type="float" office:value="42.4057" calcext:value-type="float">
            <text:p>42.4057</text:p>
          </table:table-cell>
          <table:table-cell office:value-type="float" office:value="46.9566" calcext:value-type="float">
            <text:p>46.956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170" calcext:value-type="float">
            <text:p>11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ibertuy</text:p>
          </table:table-cell>
          <table:table-cell office:value-type="float" office:value="50.7981" calcext:value-type="float">
            <text:p>50.7981</text:p>
          </table:table-cell>
          <table:table-cell office:value-type="float" office:value="107.8717" calcext:value-type="float">
            <text:p>107.87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167" calcext:value-type="float">
            <text:p>1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brovol’noye</text:p>
          </table:table-cell>
          <table:table-cell office:value-type="float" office:value="45.5944" calcext:value-type="float">
            <text:p>45.5944</text:p>
          </table:table-cell>
          <table:table-cell office:value-type="float" office:value="42.4019" calcext:value-type="float">
            <text:p>42.40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167" calcext:value-type="float">
            <text:p>1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ledeyevo</text:p>
          </table:table-cell>
          <table:table-cell office:value-type="float" office:value="58.6719" calcext:value-type="float">
            <text:p>58.6719</text:p>
          </table:table-cell>
          <table:table-cell office:value-type="float" office:value="98.8086" calcext:value-type="float">
            <text:p>98.80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yarskiy Kray</text:p>
          </table:table-cell>
          <table:table-cell/>
          <table:table-cell table:number-columns-repeated="2" office:value-type="float" office:value="1167" calcext:value-type="float">
            <text:p>1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drovo</text:p>
          </table:table-cell>
          <table:table-cell office:value-type="float" office:value="57.9175" calcext:value-type="float">
            <text:p>57.9175</text:p>
          </table:table-cell>
          <table:table-cell office:value-type="float" office:value="33.6161" calcext:value-type="float">
            <text:p>33.61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vgorodskaya Oblast’</text:p>
          </table:table-cell>
          <table:table-cell/>
          <table:table-cell table:number-columns-repeated="2" office:value-type="float" office:value="1166" calcext:value-type="float">
            <text:p>1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sokoye</text:p>
          </table:table-cell>
          <table:table-cell office:value-type="float" office:value="59.6508" calcext:value-type="float">
            <text:p>59.6508</text:p>
          </table:table-cell>
          <table:table-cell office:value-type="float" office:value="39.8881" calcext:value-type="float">
            <text:p>39.88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ogodskaya Oblast’</text:p>
          </table:table-cell>
          <table:table-cell/>
          <table:table-cell table:number-columns-repeated="2" office:value-type="float" office:value="1165" calcext:value-type="float">
            <text:p>11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manovka</text:p>
          </table:table-cell>
          <table:table-cell office:value-type="float" office:value="53.2147" calcext:value-type="float">
            <text:p>53.2147</text:p>
          </table:table-cell>
          <table:table-cell office:value-type="float" office:value="112.78" calcext:value-type="float">
            <text:p>112.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164" calcext:value-type="float">
            <text:p>1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ag</text:p>
          </table:table-cell>
          <table:table-cell office:value-type="float" office:value="41.8603" calcext:value-type="float">
            <text:p>41.8603</text:p>
          </table:table-cell>
          <table:table-cell office:value-type="float" office:value="47.974" calcext:value-type="float">
            <text:p>47.97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164" calcext:value-type="float">
            <text:p>1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l’shoye Uro</text:p>
          </table:table-cell>
          <table:table-cell office:value-type="float" office:value="53.5439" calcext:value-type="float">
            <text:p>53.5439</text:p>
          </table:table-cell>
          <table:table-cell office:value-type="float" office:value="109.8428" calcext:value-type="float">
            <text:p>109.84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160" calcext:value-type="float">
            <text:p>1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ikovo</text:p>
          </table:table-cell>
          <table:table-cell office:value-type="float" office:value="52.6222" calcext:value-type="float">
            <text:p>52.6222</text:p>
          </table:table-cell>
          <table:table-cell office:value-type="float" office:value="85.9639" calcext:value-type="float">
            <text:p>85.96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157" calcext:value-type="float">
            <text:p>11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zhegol</text:p>
          </table:table-cell>
          <table:table-cell office:value-type="float" office:value="50.4298" calcext:value-type="float">
            <text:p>50.4298</text:p>
          </table:table-cell>
          <table:table-cell office:value-type="float" office:value="37.0167" calcext:value-type="float">
            <text:p>37.0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1156" calcext:value-type="float">
            <text:p>1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fanasyevka</text:p>
          </table:table-cell>
          <table:table-cell office:value-type="float" office:value="50.7859" calcext:value-type="float">
            <text:p>50.7859</text:p>
          </table:table-cell>
          <table:table-cell office:value-type="float" office:value="38.5998" calcext:value-type="float">
            <text:p>38.599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1156" calcext:value-type="float">
            <text:p>1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gozvonovo</text:p>
          </table:table-cell>
          <table:table-cell office:value-type="float" office:value="52.0731" calcext:value-type="float">
            <text:p>52.0731</text:p>
          </table:table-cell>
          <table:table-cell office:value-type="float" office:value="82.6003" calcext:value-type="float">
            <text:p>82.60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156" calcext:value-type="float">
            <text:p>1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gorodtakh</text:p>
          </table:table-cell>
          <table:table-cell office:value-type="float" office:value="62.4439" calcext:value-type="float">
            <text:p>62.4439</text:p>
          </table:table-cell>
          <table:table-cell office:value-type="float" office:value="130.1306" calcext:value-type="float">
            <text:p>130.13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156" calcext:value-type="float">
            <text:p>1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ubino</text:p>
          </table:table-cell>
          <table:table-cell office:value-type="float" office:value="50.8257" calcext:value-type="float">
            <text:p>50.8257</text:p>
          </table:table-cell>
          <table:table-cell office:value-type="float" office:value="37.7788" calcext:value-type="float">
            <text:p>37.778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1154" calcext:value-type="float">
            <text:p>1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ilchuki</text:p>
          </table:table-cell>
          <table:table-cell office:value-type="float" office:value="52.2722" calcext:value-type="float">
            <text:p>52.2722</text:p>
          </table:table-cell>
          <table:table-cell office:value-type="float" office:value="78.9511" calcext:value-type="float">
            <text:p>78.95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154" calcext:value-type="float">
            <text:p>1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oron</text:p>
          </table:table-cell>
          <table:table-cell office:value-type="float" office:value="51.3917" calcext:value-type="float">
            <text:p>51.3917</text:p>
          </table:table-cell>
          <table:table-cell office:value-type="float" office:value="136.3367" calcext:value-type="float">
            <text:p>136.33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table:number-columns-repeated="2" office:value-type="float" office:value="1153" calcext:value-type="float">
            <text:p>11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ërkëkh</text:p>
          </table:table-cell>
          <table:table-cell office:value-type="float" office:value="62.1861" calcext:value-type="float">
            <text:p>62.1861</text:p>
          </table:table-cell>
          <table:table-cell office:value-type="float" office:value="133.2292" calcext:value-type="float">
            <text:p>133.22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152" calcext:value-type="float">
            <text:p>1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izavetinka</text:p>
          </table:table-cell>
          <table:table-cell office:value-type="float" office:value="51.7722" calcext:value-type="float">
            <text:p>51.7722</text:p>
          </table:table-cell>
          <table:table-cell office:value-type="float" office:value="59.7335" calcext:value-type="float">
            <text:p>59.73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renburgskaya Oblast’</text:p>
          </table:table-cell>
          <table:table-cell/>
          <table:table-cell table:number-columns-repeated="2" office:value-type="float" office:value="1149" calcext:value-type="float">
            <text:p>1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-Anuyskoye</text:p>
          </table:table-cell>
          <table:table-cell office:value-type="float" office:value="52.2078" calcext:value-type="float">
            <text:p>52.2078</text:p>
          </table:table-cell>
          <table:table-cell office:value-type="float" office:value="84.5922" calcext:value-type="float">
            <text:p>84.59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148" calcext:value-type="float">
            <text:p>1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yung-Khaya</text:p>
          </table:table-cell>
          <table:table-cell office:value-type="float" office:value="72.8119" calcext:value-type="float">
            <text:p>72.8119</text:p>
          </table:table-cell>
          <table:table-cell office:value-type="float" office:value="113.2322" calcext:value-type="float">
            <text:p>113.23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147" calcext:value-type="float">
            <text:p>1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sk</text:p>
          </table:table-cell>
          <table:table-cell office:value-type="float" office:value="52.8711" calcext:value-type="float">
            <text:p>52.8711</text:p>
          </table:table-cell>
          <table:table-cell office:value-type="float" office:value="103.078" calcext:value-type="float">
            <text:p>103.0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rkutskaya Oblast’</text:p>
          </table:table-cell>
          <table:table-cell/>
          <table:table-cell table:number-columns-repeated="2" office:value-type="float" office:value="1144" calcext:value-type="float">
            <text:p>1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aya Balkariya</text:p>
          </table:table-cell>
          <table:table-cell office:value-type="float" office:value="43.6517" calcext:value-type="float">
            <text:p>43.6517</text:p>
          </table:table-cell>
          <table:table-cell office:value-type="float" office:value="44.1758" calcext:value-type="float">
            <text:p>44.17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142" calcext:value-type="float">
            <text:p>11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lëvka</text:p>
          </table:table-cell>
          <table:table-cell office:value-type="float" office:value="51.8497" calcext:value-type="float">
            <text:p>51.8497</text:p>
          </table:table-cell>
          <table:table-cell office:value-type="float" office:value="38.855" calcext:value-type="float">
            <text:p>38.8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139" calcext:value-type="float">
            <text:p>1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emchug</text:p>
          </table:table-cell>
          <table:table-cell office:value-type="float" office:value="51.6889" calcext:value-type="float">
            <text:p>51.6889</text:p>
          </table:table-cell>
          <table:table-cell office:value-type="float" office:value="102.4586" calcext:value-type="float">
            <text:p>102.45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138" calcext:value-type="float">
            <text:p>1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rechye</text:p>
          </table:table-cell>
          <table:table-cell office:value-type="float" office:value="55.7142" calcext:value-type="float">
            <text:p>55.7142</text:p>
          </table:table-cell>
          <table:table-cell office:value-type="float" office:value="35.5467" calcext:value-type="float">
            <text:p>35.54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138" calcext:value-type="float">
            <text:p>1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skol</text:p>
          </table:table-cell>
          <table:table-cell office:value-type="float" office:value="43.2478" calcext:value-type="float">
            <text:p>43.2478</text:p>
          </table:table-cell>
          <table:table-cell office:value-type="float" office:value="42.5197" calcext:value-type="float">
            <text:p>42.51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138" calcext:value-type="float">
            <text:p>1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bi</text:p>
          </table:table-cell>
          <table:table-cell office:value-type="float" office:value="51.9" calcext:value-type="float">
            <text:p>51.9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1136" calcext:value-type="float">
            <text:p>1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ykibashevo</text:p>
          </table:table-cell>
          <table:table-cell office:value-type="float" office:value="55.8072" calcext:value-type="float">
            <text:p>55.8072</text:p>
          </table:table-cell>
          <table:table-cell office:value-type="float" office:value="56.5775" calcext:value-type="float">
            <text:p>56.57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133" calcext:value-type="float">
            <text:p>1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til</text:p>
          </table:table-cell>
          <table:table-cell office:value-type="float" office:value="41.9879" calcext:value-type="float">
            <text:p>41.9879</text:p>
          </table:table-cell>
          <table:table-cell office:value-type="float" office:value="47.9951" calcext:value-type="float">
            <text:p>47.995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132" calcext:value-type="float">
            <text:p>1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yy Studenets</text:p>
          </table:table-cell>
          <table:table-cell office:value-type="float" office:value="54.8821" calcext:value-type="float">
            <text:p>54.8821</text:p>
          </table:table-cell>
          <table:table-cell office:value-type="float" office:value="48.2613" calcext:value-type="float">
            <text:p>48.261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tarstan</text:p>
          </table:table-cell>
          <table:table-cell/>
          <table:table-cell table:number-columns-repeated="2" office:value-type="float" office:value="1132" calcext:value-type="float">
            <text:p>1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haki</text:p>
          </table:table-cell>
          <table:table-cell office:value-type="float" office:value="59.4772" calcext:value-type="float">
            <text:p>59.4772</text:p>
          </table:table-cell>
          <table:table-cell office:value-type="float" office:value="30.9986" calcext:value-type="float">
            <text:p>30.99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1130" calcext:value-type="float">
            <text:p>11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skoye</text:p>
          </table:table-cell>
          <table:table-cell office:value-type="float" office:value="52.2725" calcext:value-type="float">
            <text:p>52.2725</text:p>
          </table:table-cell>
          <table:table-cell office:value-type="float" office:value="50.0339" calcext:value-type="float">
            <text:p>50.03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1128" calcext:value-type="float">
            <text:p>1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uravlevo</text:p>
          </table:table-cell>
          <table:table-cell office:value-type="float" office:value="54.7844" calcext:value-type="float">
            <text:p>54.7844</text:p>
          </table:table-cell>
          <table:table-cell office:value-type="float" office:value="85.0625" calcext:value-type="float">
            <text:p>85.06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emerovskaya Oblast’</text:p>
          </table:table-cell>
          <table:table-cell/>
          <table:table-cell table:number-columns-repeated="2" office:value-type="float" office:value="1127" calcext:value-type="float">
            <text:p>1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niy Fiagdon</text:p>
          </table:table-cell>
          <table:table-cell office:value-type="float" office:value="42.8333" calcext:value-type="float">
            <text:p>42.8333</text:p>
          </table:table-cell>
          <table:table-cell office:value-type="float" office:value="44.3" calcext:value-type="float">
            <text:p>44.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rth Ossetia</text:p>
          </table:table-cell>
          <table:table-cell/>
          <table:table-cell table:number-columns-repeated="2" office:value-type="float" office:value="1124" calcext:value-type="float">
            <text:p>1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yshovka</text:p>
          </table:table-cell>
          <table:table-cell office:value-type="float" office:value="48.5509" calcext:value-type="float">
            <text:p>48.5509</text:p>
          </table:table-cell>
          <table:table-cell office:value-type="float" office:value="134.6062" calcext:value-type="float">
            <text:p>134.606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Yevreyskaya Avtonomnaya Oblast’</text:p>
          </table:table-cell>
          <table:table-cell/>
          <table:table-cell table:number-columns-repeated="2" office:value-type="float" office:value="1123" calcext:value-type="float">
            <text:p>1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oyansk</text:p>
          </table:table-cell>
          <table:table-cell office:value-type="float" office:value="67.55" calcext:value-type="float">
            <text:p>67.55</text:p>
          </table:table-cell>
          <table:table-cell office:value-type="float" office:value="133.3833" calcext:value-type="float">
            <text:p>133.38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122" calcext:value-type="float">
            <text:p>1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povka</text:p>
          </table:table-cell>
          <table:table-cell office:value-type="float" office:value="51.5493" calcext:value-type="float">
            <text:p>51.5493</text:p>
          </table:table-cell>
          <table:table-cell office:value-type="float" office:value="47.4043" calcext:value-type="float">
            <text:p>47.404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122" calcext:value-type="float">
            <text:p>1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amaly-Gubeyevo</text:p>
          </table:table-cell>
          <table:table-cell office:value-type="float" office:value="54.3511" calcext:value-type="float">
            <text:p>54.3511</text:p>
          </table:table-cell>
          <table:table-cell office:value-type="float" office:value="54.0581" calcext:value-type="float">
            <text:p>54.058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120" calcext:value-type="float">
            <text:p>1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zhenovo</text:p>
          </table:table-cell>
          <table:table-cell office:value-type="float" office:value="53.975" calcext:value-type="float">
            <text:p>53.975</text:p>
          </table:table-cell>
          <table:table-cell office:value-type="float" office:value="53.9014" calcext:value-type="float">
            <text:p>53.90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120" calcext:value-type="float">
            <text:p>1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zlarovo</text:p>
          </table:table-cell>
          <table:table-cell office:value-type="float" office:value="52.1492" calcext:value-type="float">
            <text:p>52.1492</text:p>
          </table:table-cell>
          <table:table-cell office:value-type="float" office:value="56.6814" calcext:value-type="float">
            <text:p>56.68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119" calcext:value-type="float">
            <text:p>1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rnolesovskiy</text:p>
          </table:table-cell>
          <table:table-cell office:value-type="float" office:value="54.8586" calcext:value-type="float">
            <text:p>54.8586</text:p>
          </table:table-cell>
          <table:table-cell office:value-type="float" office:value="55.8172" calcext:value-type="float">
            <text:p>55.81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118" calcext:value-type="float">
            <text:p>1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shary</text:p>
          </table:table-cell>
          <table:table-cell office:value-type="float" office:value="52.4667" calcext:value-type="float">
            <text:p>52.4667</text:p>
          </table:table-cell>
          <table:table-cell office:value-type="float" office:value="38.95" calcext:value-type="float">
            <text:p>38.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ipetskaya Oblast’</text:p>
          </table:table-cell>
          <table:table-cell/>
          <table:table-cell table:number-columns-repeated="2" office:value-type="float" office:value="1118" calcext:value-type="float">
            <text:p>1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zhayka</text:p>
          </table:table-cell>
          <table:table-cell office:value-type="float" office:value="52.4119" calcext:value-type="float">
            <text:p>52.4119</text:p>
          </table:table-cell>
          <table:table-cell office:value-type="float" office:value="110.7853" calcext:value-type="float">
            <text:p>110.78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117" calcext:value-type="float">
            <text:p>1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zherokay</text:p>
          </table:table-cell>
          <table:table-cell office:value-type="float" office:value="44.9933" calcext:value-type="float">
            <text:p>44.9933</text:p>
          </table:table-cell>
          <table:table-cell office:value-type="float" office:value="40.3113" calcext:value-type="float">
            <text:p>40.311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1116" calcext:value-type="float">
            <text:p>1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sotsk</text:p>
          </table:table-cell>
          <table:table-cell office:value-type="float" office:value="60.6167" calcext:value-type="float">
            <text:p>60.6167</text:p>
          </table:table-cell>
          <table:table-cell office:value-type="float" office:value="28.5667" calcext:value-type="float">
            <text:p>28.56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eningradskaya Oblast’</text:p>
          </table:table-cell>
          <table:table-cell/>
          <table:table-cell table:number-columns-repeated="2" office:value-type="float" office:value="1115" calcext:value-type="float">
            <text:p>1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yevka</text:p>
          </table:table-cell>
          <table:table-cell office:value-type="float" office:value="54.1478" calcext:value-type="float">
            <text:p>54.1478</text:p>
          </table:table-cell>
          <table:table-cell office:value-type="float" office:value="48.8406" calcext:value-type="float">
            <text:p>48.84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115" calcext:value-type="float">
            <text:p>1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snovka</text:p>
          </table:table-cell>
          <table:table-cell office:value-type="float" office:value="54.1017" calcext:value-type="float">
            <text:p>54.1017</text:p>
          </table:table-cell>
          <table:table-cell office:value-type="float" office:value="46.6433" calcext:value-type="float">
            <text:p>46.64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113" calcext:value-type="float">
            <text:p>11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smenka</text:p>
          </table:table-cell>
          <table:table-cell office:value-type="float" office:value="51.2903" calcext:value-type="float">
            <text:p>51.2903</text:p>
          </table:table-cell>
          <table:table-cell office:value-type="float" office:value="40.1703" calcext:value-type="float">
            <text:p>40.17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112" calcext:value-type="float">
            <text:p>1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bur</text:p>
          </table:table-cell>
          <table:table-cell office:value-type="float" office:value="51.4681" calcext:value-type="float">
            <text:p>51.4681</text:p>
          </table:table-cell>
          <table:table-cell office:value-type="float" office:value="108.3117" calcext:value-type="float">
            <text:p>108.31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112" calcext:value-type="float">
            <text:p>1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snoye</text:p>
          </table:table-cell>
          <table:table-cell office:value-type="float" office:value="50.6381" calcext:value-type="float">
            <text:p>50.6381</text:p>
          </table:table-cell>
          <table:table-cell office:value-type="float" office:value="142.7133" calcext:value-type="float">
            <text:p>142.71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linskaya Oblast’</text:p>
          </table:table-cell>
          <table:table-cell/>
          <table:table-cell table:number-columns-repeated="2" office:value-type="float" office:value="1111" calcext:value-type="float">
            <text:p>1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il’yevskoye</text:p>
          </table:table-cell>
          <table:table-cell office:value-type="float" office:value="56.9317" calcext:value-type="float">
            <text:p>56.9317</text:p>
          </table:table-cell>
          <table:table-cell office:value-type="float" office:value="41.6639" calcext:value-type="float">
            <text:p>41.66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Ivanovskaya Oblast’</text:p>
          </table:table-cell>
          <table:table-cell/>
          <table:table-cell table:number-columns-repeated="2" office:value-type="float" office:value="1110" calcext:value-type="float">
            <text:p>1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mi</text:p>
          </table:table-cell>
          <table:table-cell office:value-type="float" office:value="51.1597" calcext:value-type="float">
            <text:p>51.1597</text:p>
          </table:table-cell>
          <table:table-cell office:value-type="float" office:value="91.2922" calcext:value-type="float">
            <text:p>91.29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va</text:p>
          </table:table-cell>
          <table:table-cell/>
          <table:table-cell table:number-columns-repeated="2" office:value-type="float" office:value="1110" calcext:value-type="float">
            <text:p>1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ib</text:p>
          </table:table-cell>
          <table:table-cell office:value-type="float" office:value="42.1614" calcext:value-type="float">
            <text:p>42.1614</text:p>
          </table:table-cell>
          <table:table-cell office:value-type="float" office:value="46.8183" calcext:value-type="float">
            <text:p>46.81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106" calcext:value-type="float">
            <text:p>1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ada Chugli</text:p>
          </table:table-cell>
          <table:table-cell office:value-type="float" office:value="42.4939" calcext:value-type="float">
            <text:p>42.4939</text:p>
          </table:table-cell>
          <table:table-cell office:value-type="float" office:value="47.2236" calcext:value-type="float">
            <text:p>47.22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105" calcext:value-type="float">
            <text:p>1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yye Kiyeshki</text:p>
          </table:table-cell>
          <table:table-cell office:value-type="float" office:value="54.3378" calcext:value-type="float">
            <text:p>54.3378</text:p>
          </table:table-cell>
          <table:table-cell office:value-type="float" office:value="56.4306" calcext:value-type="float">
            <text:p>56.43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105" calcext:value-type="float">
            <text:p>1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sevo</text:p>
          </table:table-cell>
          <table:table-cell office:value-type="float" office:value="53.2678" calcext:value-type="float">
            <text:p>53.2678</text:p>
          </table:table-cell>
          <table:table-cell office:value-type="float" office:value="58.7375" calcext:value-type="float">
            <text:p>58.73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102" calcext:value-type="float">
            <text:p>1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anovka</text:p>
          </table:table-cell>
          <table:table-cell office:value-type="float" office:value="55.1315" calcext:value-type="float">
            <text:p>55.1315</text:p>
          </table:table-cell>
          <table:table-cell office:value-type="float" office:value="75.2151" calcext:value-type="float">
            <text:p>75.215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1101" calcext:value-type="float">
            <text:p>1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yarki</text:p>
          </table:table-cell>
          <table:table-cell office:value-type="float" office:value="53.5955" calcext:value-type="float">
            <text:p>53.5955</text:p>
          </table:table-cell>
          <table:table-cell office:value-type="float" office:value="80.8745" calcext:value-type="float">
            <text:p>80.87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100" calcext:value-type="float">
            <text:p>1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yassy</text:p>
          </table:table-cell>
          <table:table-cell office:value-type="float" office:value="53.2389" calcext:value-type="float">
            <text:p>53.2389</text:p>
          </table:table-cell>
          <table:table-cell office:value-type="float" office:value="41.65" calcext:value-type="float">
            <text:p>41.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ambovskaya Oblast’</text:p>
          </table:table-cell>
          <table:table-cell/>
          <table:table-cell table:number-columns-repeated="2" office:value-type="float" office:value="1099" calcext:value-type="float">
            <text:p>1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dnëvoye</text:p>
          </table:table-cell>
          <table:table-cell office:value-type="float" office:value="45.853" calcext:value-type="float">
            <text:p>45.853</text:p>
          </table:table-cell>
          <table:table-cell office:value-type="float" office:value="47.956" calcext:value-type="float">
            <text:p>47.9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strakhanskaya Oblast’</text:p>
          </table:table-cell>
          <table:table-cell/>
          <table:table-cell table:number-columns-repeated="2" office:value-type="float" office:value="1097" calcext:value-type="float">
            <text:p>10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yy Kurdym</text:p>
          </table:table-cell>
          <table:table-cell office:value-type="float" office:value="56.2519" calcext:value-type="float">
            <text:p>56.2519</text:p>
          </table:table-cell>
          <table:table-cell office:value-type="float" office:value="55.4867" calcext:value-type="float">
            <text:p>55.48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095" calcext:value-type="float">
            <text:p>1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tki</text:p>
          </table:table-cell>
          <table:table-cell office:value-type="float" office:value="51.5899" calcext:value-type="float">
            <text:p>51.5899</text:p>
          </table:table-cell>
          <table:table-cell office:value-type="float" office:value="41.4849" calcext:value-type="float">
            <text:p>41.484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095" calcext:value-type="float">
            <text:p>1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yki</text:p>
          </table:table-cell>
          <table:table-cell office:value-type="float" office:value="55.8417" calcext:value-type="float">
            <text:p>55.8417</text:p>
          </table:table-cell>
          <table:table-cell office:value-type="float" office:value="56.8144" calcext:value-type="float">
            <text:p>56.81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095" calcext:value-type="float">
            <text:p>1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yrestuy</text:p>
          </table:table-cell>
          <table:table-cell office:value-type="float" office:value="50.6581" calcext:value-type="float">
            <text:p>50.6581</text:p>
          </table:table-cell>
          <table:table-cell office:value-type="float" office:value="106.0695" calcext:value-type="float">
            <text:p>106.06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095" calcext:value-type="float">
            <text:p>1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nagayevo</text:p>
          </table:table-cell>
          <table:table-cell office:value-type="float" office:value="55.9222" calcext:value-type="float">
            <text:p>55.9222</text:p>
          </table:table-cell>
          <table:table-cell office:value-type="float" office:value="54.2439" calcext:value-type="float">
            <text:p>54.243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093" calcext:value-type="float">
            <text:p>10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khib</text:p>
          </table:table-cell>
          <table:table-cell office:value-type="float" office:value="42.4292" calcext:value-type="float">
            <text:p>42.4292</text:p>
          </table:table-cell>
          <table:table-cell office:value-type="float" office:value="46.5987" calcext:value-type="float">
            <text:p>46.598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092" calcext:value-type="float">
            <text:p>1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mikan</text:p>
          </table:table-cell>
          <table:table-cell office:value-type="float" office:value="54.7" calcext:value-type="float">
            <text:p>54.7</text:p>
          </table:table-cell>
          <table:table-cell office:value-type="float" office:value="135.3" calcext:value-type="float">
            <text:p>135.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barovskiy Kray</text:p>
          </table:table-cell>
          <table:table-cell/>
          <table:table-cell table:number-columns-repeated="2" office:value-type="float" office:value="1091" calcext:value-type="float">
            <text:p>1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hkino</text:p>
          </table:table-cell>
          <table:table-cell office:value-type="float" office:value="52.3275" calcext:value-type="float">
            <text:p>52.3275</text:p>
          </table:table-cell>
          <table:table-cell office:value-type="float" office:value="40.3656" calcext:value-type="float">
            <text:p>40.36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ipetskaya Oblast’</text:p>
          </table:table-cell>
          <table:table-cell/>
          <table:table-cell table:number-columns-repeated="2" office:value-type="float" office:value="1091" calcext:value-type="float">
            <text:p>1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dib</text:p>
          </table:table-cell>
          <table:table-cell office:value-type="float" office:value="42.3911" calcext:value-type="float">
            <text:p>42.3911</text:p>
          </table:table-cell>
          <table:table-cell office:value-type="float" office:value="46.5771" calcext:value-type="float">
            <text:p>46.577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090" calcext:value-type="float">
            <text:p>10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lyuchi</text:p>
          </table:table-cell>
          <table:table-cell office:value-type="float" office:value="56.3" calcext:value-type="float">
            <text:p>56.3</text:p>
          </table:table-cell>
          <table:table-cell office:value-type="float" office:value="160.85" calcext:value-type="float">
            <text:p>160.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mchatskiy Kray</text:p>
          </table:table-cell>
          <table:table-cell/>
          <table:table-cell table:number-columns-repeated="2" office:value-type="float" office:value="1089" calcext:value-type="float">
            <text:p>1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yangol</text:p>
          </table:table-cell>
          <table:table-cell office:value-type="float" office:value="50.6994" calcext:value-type="float">
            <text:p>50.6994</text:p>
          </table:table-cell>
          <table:table-cell office:value-type="float" office:value="103.4714" calcext:value-type="float">
            <text:p>103.47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087" calcext:value-type="float">
            <text:p>10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otmyzhsk</text:p>
          </table:table-cell>
          <table:table-cell office:value-type="float" office:value="50.5917" calcext:value-type="float">
            <text:p>50.5917</text:p>
          </table:table-cell>
          <table:table-cell office:value-type="float" office:value="35.8706" calcext:value-type="float">
            <text:p>35.87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1086" calcext:value-type="float">
            <text:p>1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khilovo</text:p>
          </table:table-cell>
          <table:table-cell office:value-type="float" office:value="53.4017" calcext:value-type="float">
            <text:p>53.4017</text:p>
          </table:table-cell>
          <table:table-cell office:value-type="float" office:value="49.6322" calcext:value-type="float">
            <text:p>49.63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1086" calcext:value-type="float">
            <text:p>1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nteleymonovka</text:p>
          </table:table-cell>
          <table:table-cell office:value-type="float" office:value="45.6375" calcext:value-type="float">
            <text:p>45.6375</text:p>
          </table:table-cell>
          <table:table-cell office:value-type="float" office:value="133.5917" calcext:value-type="float">
            <text:p>133.59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rimorskiy Kray</text:p>
          </table:table-cell>
          <table:table-cell/>
          <table:table-cell table:number-columns-repeated="2" office:value-type="float" office:value="1086" calcext:value-type="float">
            <text:p>1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furovo</text:p>
          </table:table-cell>
          <table:table-cell office:value-type="float" office:value="54.525" calcext:value-type="float">
            <text:p>54.525</text:p>
          </table:table-cell>
          <table:table-cell office:value-type="float" office:value="53.6961" calcext:value-type="float">
            <text:p>53.69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083" calcext:value-type="float">
            <text:p>1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an</text:p>
          </table:table-cell>
          <table:table-cell office:value-type="float" office:value="50.54" calcext:value-type="float">
            <text:p>50.54</text:p>
          </table:table-cell>
          <table:table-cell office:value-type="float" office:value="107.3333" calcext:value-type="float">
            <text:p>107.3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082" calcext:value-type="float">
            <text:p>1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ilyevka</text:p>
          </table:table-cell>
          <table:table-cell office:value-type="float" office:value="52.9936" calcext:value-type="float">
            <text:p>52.9936</text:p>
          </table:table-cell>
          <table:table-cell office:value-type="float" office:value="49.326" calcext:value-type="float">
            <text:p>49.32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marskaya Oblast’</text:p>
          </table:table-cell>
          <table:table-cell/>
          <table:table-cell table:number-columns-repeated="2" office:value-type="float" office:value="1082" calcext:value-type="float">
            <text:p>1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terem</text:p>
          </table:table-cell>
          <table:table-cell office:value-type="float" office:value="55.9919" calcext:value-type="float">
            <text:p>55.9919</text:p>
          </table:table-cell>
          <table:table-cell office:value-type="float" office:value="54.5197" calcext:value-type="float">
            <text:p>54.51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081" calcext:value-type="float">
            <text:p>10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teni</text:p>
          </table:table-cell>
          <table:table-cell office:value-type="float" office:value="62.7833" calcext:value-type="float">
            <text:p>62.7833</text:p>
          </table:table-cell>
          <table:table-cell office:value-type="float" office:value="130.75" calcext:value-type="float">
            <text:p>130.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kha (Yakutiya)</text:p>
          </table:table-cell>
          <table:table-cell/>
          <table:table-cell table:number-columns-repeated="2" office:value-type="float" office:value="1081" calcext:value-type="float">
            <text:p>10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gornoye</text:p>
          </table:table-cell>
          <table:table-cell office:value-type="float" office:value="43.4171" calcext:value-type="float">
            <text:p>43.4171</text:p>
          </table:table-cell>
          <table:table-cell office:value-type="float" office:value="45.1803" calcext:value-type="float">
            <text:p>45.18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chnya</text:p>
          </table:table-cell>
          <table:table-cell/>
          <table:table-cell table:number-columns-repeated="2" office:value-type="float" office:value="1081" calcext:value-type="float">
            <text:p>10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laich</text:p>
          </table:table-cell>
          <table:table-cell office:value-type="float" office:value="42.5545" calcext:value-type="float">
            <text:p>42.5545</text:p>
          </table:table-cell>
          <table:table-cell office:value-type="float" office:value="46.7537" calcext:value-type="float">
            <text:p>46.753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081" calcext:value-type="float">
            <text:p>10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rostan</text:p>
          </table:table-cell>
          <table:table-cell office:value-type="float" office:value="55.0633" calcext:value-type="float">
            <text:p>55.0633</text:p>
          </table:table-cell>
          <table:table-cell office:value-type="float" office:value="59.9003" calcext:value-type="float">
            <text:p>59.90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079" calcext:value-type="float">
            <text:p>1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oredzh</text:p>
          </table:table-cell>
          <table:table-cell office:value-type="float" office:value="41.7481" calcext:value-type="float">
            <text:p>41.7481</text:p>
          </table:table-cell>
          <table:table-cell office:value-type="float" office:value="47.8669" calcext:value-type="float">
            <text:p>47.86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079" calcext:value-type="float">
            <text:p>1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ronok</text:p>
          </table:table-cell>
          <table:table-cell office:value-type="float" office:value="52.3625" calcext:value-type="float">
            <text:p>52.3625</text:p>
          </table:table-cell>
          <table:table-cell office:value-type="float" office:value="32.6711" calcext:value-type="float">
            <text:p>32.67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1076" calcext:value-type="float">
            <text:p>1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ptsovo</text:p>
          </table:table-cell>
          <table:table-cell office:value-type="float" office:value="50.3169" calcext:value-type="float">
            <text:p>50.3169</text:p>
          </table:table-cell>
          <table:table-cell office:value-type="float" office:value="45.0036" calcext:value-type="float">
            <text:p>45.00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075" calcext:value-type="float">
            <text:p>1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yansk</text:p>
          </table:table-cell>
          <table:table-cell office:value-type="float" office:value="52.0261" calcext:value-type="float">
            <text:p>52.0261</text:p>
          </table:table-cell>
          <table:table-cell office:value-type="float" office:value="106.8483" calcext:value-type="float">
            <text:p>106.84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075" calcext:value-type="float">
            <text:p>1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rasovo</text:p>
          </table:table-cell>
          <table:table-cell office:value-type="float" office:value="56.2534" calcext:value-type="float">
            <text:p>56.2534</text:p>
          </table:table-cell>
          <table:table-cell office:value-type="float" office:value="54.1116" calcext:value-type="float">
            <text:p>54.111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/>
          <table:table-cell table:number-columns-repeated="2" office:value-type="float" office:value="1075" calcext:value-type="float">
            <text:p>1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khanovskoye</text:p>
          </table:table-cell>
          <table:table-cell office:value-type="float" office:value="43.8369" calcext:value-type="float">
            <text:p>43.8369</text:p>
          </table:table-cell>
          <table:table-cell office:value-type="float" office:value="46.9708" calcext:value-type="float">
            <text:p>46.97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071" calcext:value-type="float">
            <text:p>10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umenyak</text:p>
          </table:table-cell>
          <table:table-cell office:value-type="float" office:value="54.6836" calcext:value-type="float">
            <text:p>54.6836</text:p>
          </table:table-cell>
          <table:table-cell office:value-type="float" office:value="53.7947" calcext:value-type="float">
            <text:p>53.79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070" calcext:value-type="float">
            <text:p>10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khososna</text:p>
          </table:table-cell>
          <table:table-cell office:value-type="float" office:value="50.7266" calcext:value-type="float">
            <text:p>50.7266</text:p>
          </table:table-cell>
          <table:table-cell office:value-type="float" office:value="38.2372" calcext:value-type="float">
            <text:p>38.23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1069" calcext:value-type="float">
            <text:p>1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zhedugkhabl</text:p>
          </table:table-cell>
          <table:table-cell office:value-type="float" office:value="44.9767" calcext:value-type="float">
            <text:p>44.9767</text:p>
          </table:table-cell>
          <table:table-cell office:value-type="float" office:value="39.7069" calcext:value-type="float">
            <text:p>39.70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1068" calcext:value-type="float">
            <text:p>1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chimbetovo</text:p>
          </table:table-cell>
          <table:table-cell office:value-type="float" office:value="54.6389" calcext:value-type="float">
            <text:p>54.6389</text:p>
          </table:table-cell>
          <table:table-cell office:value-type="float" office:value="53.5744" calcext:value-type="float">
            <text:p>53.57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067" calcext:value-type="float">
            <text:p>1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layevo</text:p>
          </table:table-cell>
          <table:table-cell office:value-type="float" office:value="54.9745" calcext:value-type="float">
            <text:p>54.9745</text:p>
          </table:table-cell>
          <table:table-cell office:value-type="float" office:value="54.837" calcext:value-type="float">
            <text:p>54.83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067" calcext:value-type="float">
            <text:p>1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rnyy</text:p>
          </table:table-cell>
          <table:table-cell office:value-type="float" office:value="54.6983" calcext:value-type="float">
            <text:p>54.6983</text:p>
          </table:table-cell>
          <table:table-cell office:value-type="float" office:value="54.8722" calcext:value-type="float">
            <text:p>54.87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067" calcext:value-type="float">
            <text:p>1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kino-Klyuchi</text:p>
          </table:table-cell>
          <table:table-cell office:value-type="float" office:value="50.5989" calcext:value-type="float">
            <text:p>50.5989</text:p>
          </table:table-cell>
          <table:table-cell office:value-type="float" office:value="107.1033" calcext:value-type="float">
            <text:p>107.10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066" calcext:value-type="float">
            <text:p>1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oye Sindrovo</text:p>
          </table:table-cell>
          <table:table-cell office:value-type="float" office:value="54.42" calcext:value-type="float">
            <text:p>54.42</text:p>
          </table:table-cell>
          <table:table-cell office:value-type="float" office:value="44.11" calcext:value-type="float">
            <text:p>44.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rdoviya</text:p>
          </table:table-cell>
          <table:table-cell/>
          <table:table-cell table:number-columns-repeated="2" office:value-type="float" office:value="1066" calcext:value-type="float">
            <text:p>1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kutikha</text:p>
          </table:table-cell>
          <table:table-cell office:value-type="float" office:value="52.4339" calcext:value-type="float">
            <text:p>52.4339</text:p>
          </table:table-cell>
          <table:table-cell office:value-type="float" office:value="84.4744" calcext:value-type="float">
            <text:p>84.47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063" calcext:value-type="float">
            <text:p>10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yun</text:p>
          </table:table-cell>
          <table:table-cell office:value-type="float" office:value="53.8272" calcext:value-type="float">
            <text:p>53.8272</text:p>
          </table:table-cell>
          <table:table-cell office:value-type="float" office:value="109.9103" calcext:value-type="float">
            <text:p>109.91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061" calcext:value-type="float">
            <text:p>1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rëzovka</text:p>
          </table:table-cell>
          <table:table-cell office:value-type="float" office:value="51.1808" calcext:value-type="float">
            <text:p>51.1808</text:p>
          </table:table-cell>
          <table:table-cell office:value-type="float" office:value="45.9169" calcext:value-type="float">
            <text:p>45.91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060" calcext:value-type="float">
            <text:p>10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ram-Tyube</text:p>
          </table:table-cell>
          <table:table-cell office:value-type="float" office:value="44.3058" calcext:value-type="float">
            <text:p>44.3058</text:p>
          </table:table-cell>
          <table:table-cell office:value-type="float" office:value="45.2717" calcext:value-type="float">
            <text:p>45.27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tavropol’skiy Kray</text:p>
          </table:table-cell>
          <table:table-cell/>
          <table:table-cell table:number-columns-repeated="2" office:value-type="float" office:value="1059" calcext:value-type="float">
            <text:p>10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ushka</text:p>
          </table:table-cell>
          <table:table-cell office:value-type="float" office:value="52.8764" calcext:value-type="float">
            <text:p>52.8764</text:p>
          </table:table-cell>
          <table:table-cell office:value-type="float" office:value="85.497" calcext:value-type="float">
            <text:p>85.4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059" calcext:value-type="float">
            <text:p>10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t’-Egita</text:p>
          </table:table-cell>
          <table:table-cell office:value-type="float" office:value="52.3336" calcext:value-type="float">
            <text:p>52.3336</text:p>
          </table:table-cell>
          <table:table-cell office:value-type="float" office:value="110.6114" calcext:value-type="float">
            <text:p>110.61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058" calcext:value-type="float">
            <text:p>1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zhnesikiyazovo</text:p>
          </table:table-cell>
          <table:table-cell office:value-type="float" office:value="56.1214" calcext:value-type="float">
            <text:p>56.1214</text:p>
          </table:table-cell>
          <table:table-cell office:value-type="float" office:value="55.9003" calcext:value-type="float">
            <text:p>55.90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058" calcext:value-type="float">
            <text:p>1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hicho</text:p>
          </table:table-cell>
          <table:table-cell office:value-type="float" office:value="45.0618" calcext:value-type="float">
            <text:p>45.0618</text:p>
          </table:table-cell>
          <table:table-cell office:value-type="float" office:value="40.1764" calcext:value-type="float">
            <text:p>40.17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1057" calcext:value-type="float">
            <text:p>1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vetskoye</text:p>
          </table:table-cell>
          <table:table-cell office:value-type="float" office:value="43.5982" calcext:value-type="float">
            <text:p>43.5982</text:p>
          </table:table-cell>
          <table:table-cell office:value-type="float" office:value="46.6955" calcext:value-type="float">
            <text:p>46.69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057" calcext:value-type="float">
            <text:p>1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rkikhan</text:p>
          </table:table-cell>
          <table:table-cell office:value-type="float" office:value="41.8078" calcext:value-type="float">
            <text:p>41.8078</text:p>
          </table:table-cell>
          <table:table-cell office:value-type="float" office:value="47.5375" calcext:value-type="float">
            <text:p>47.53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056" calcext:value-type="float">
            <text:p>1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mash</text:p>
          </table:table-cell>
          <table:table-cell office:value-type="float" office:value="54.6675" calcext:value-type="float">
            <text:p>54.6675</text:p>
          </table:table-cell>
          <table:table-cell office:value-type="float" office:value="39.8133" calcext:value-type="float">
            <text:p>39.81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yazanskaya Oblast’</text:p>
          </table:table-cell>
          <table:table-cell/>
          <table:table-cell table:number-columns-repeated="2" office:value-type="float" office:value="1056" calcext:value-type="float">
            <text:p>1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msomol’skoye</text:p>
          </table:table-cell>
          <table:table-cell office:value-type="float" office:value="50.7792" calcext:value-type="float">
            <text:p>50.7792</text:p>
          </table:table-cell>
          <table:table-cell office:value-type="float" office:value="47.0444" calcext:value-type="float">
            <text:p>47.04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056" calcext:value-type="float">
            <text:p>1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soy Brod</text:p>
          </table:table-cell>
          <table:table-cell office:value-type="float" office:value="56.4792" calcext:value-type="float">
            <text:p>56.4792</text:p>
          </table:table-cell>
          <table:table-cell office:value-type="float" office:value="60.3275" calcext:value-type="float">
            <text:p>60.32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verdlovskaya Oblast’</text:p>
          </table:table-cell>
          <table:table-cell/>
          <table:table-cell table:number-columns-repeated="2" office:value-type="float" office:value="1055" calcext:value-type="float">
            <text:p>10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vaya Rossosh’</text:p>
          </table:table-cell>
          <table:table-cell office:value-type="float" office:value="51.3339" calcext:value-type="float">
            <text:p>51.3339</text:p>
          </table:table-cell>
          <table:table-cell office:value-type="float" office:value="39.4017" calcext:value-type="float">
            <text:p>39.40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054" calcext:value-type="float">
            <text:p>1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yerskoye</text:p>
          </table:table-cell>
          <table:table-cell office:value-type="float" office:value="56.254" calcext:value-type="float">
            <text:p>56.254</text:p>
          </table:table-cell>
          <table:table-cell office:value-type="float" office:value="66.03" calcext:value-type="float">
            <text:p>66.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umenskaya Oblast’</text:p>
          </table:table-cell>
          <table:table-cell/>
          <table:table-cell table:number-columns-repeated="2" office:value-type="float" office:value="1053" calcext:value-type="float">
            <text:p>1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ekchin</text:p>
          </table:table-cell>
          <table:table-cell office:value-type="float" office:value="50.4775" calcext:value-type="float">
            <text:p>50.4775</text:p>
          </table:table-cell>
          <table:table-cell office:value-type="float" office:value="104.2869" calcext:value-type="float">
            <text:p>104.28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052" calcext:value-type="float">
            <text:p>1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-Nikol’skoye</text:p>
          </table:table-cell>
          <table:table-cell office:value-type="float" office:value="56.5667" calcext:value-type="float">
            <text:p>56.5667</text:p>
          </table:table-cell>
          <table:table-cell office:value-type="float" office:value="37.5333" calcext:value-type="float">
            <text:p>37.5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skovskaya Oblast’</text:p>
          </table:table-cell>
          <table:table-cell/>
          <table:table-cell table:number-columns-repeated="2" office:value-type="float" office:value="1048" calcext:value-type="float">
            <text:p>1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ozerye</text:p>
          </table:table-cell>
          <table:table-cell office:value-type="float" office:value="54.3325" calcext:value-type="float">
            <text:p>54.3325</text:p>
          </table:table-cell>
          <table:table-cell office:value-type="float" office:value="47.1678" calcext:value-type="float">
            <text:p>47.167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040" calcext:value-type="float">
            <text:p>10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n-Bekhtemir</text:p>
          </table:table-cell>
          <table:table-cell office:value-type="float" office:value="52.6067" calcext:value-type="float">
            <text:p>52.6067</text:p>
          </table:table-cell>
          <table:table-cell office:value-type="float" office:value="85.6261" calcext:value-type="float">
            <text:p>85.626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038" calcext:value-type="float">
            <text:p>1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zengi</text:p>
          </table:table-cell>
          <table:table-cell office:value-type="float" office:value="43.2128" calcext:value-type="float">
            <text:p>43.2128</text:p>
          </table:table-cell>
          <table:table-cell office:value-type="float" office:value="43.2794" calcext:value-type="float">
            <text:p>43.27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/>
          <table:table-cell table:number-columns-repeated="2" office:value-type="float" office:value="1038" calcext:value-type="float">
            <text:p>1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vomayskoye</text:p>
          </table:table-cell>
          <table:table-cell office:value-type="float" office:value="55.0793" calcext:value-type="float">
            <text:p>55.0793</text:p>
          </table:table-cell>
          <table:table-cell office:value-type="float" office:value="47.3726" calcext:value-type="float">
            <text:p>47.372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1037" calcext:value-type="float">
            <text:p>1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bykhabl’</text:p>
          </table:table-cell>
          <table:table-cell office:value-type="float" office:value="45.043" calcext:value-type="float">
            <text:p>45.043</text:p>
          </table:table-cell>
          <table:table-cell office:value-type="float" office:value="40.1784" calcext:value-type="float">
            <text:p>40.178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/>
          <table:table-cell table:number-columns-repeated="2" office:value-type="float" office:value="1035" calcext:value-type="float">
            <text:p>1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omikhaylovka</text:p>
          </table:table-cell>
          <table:table-cell office:value-type="float" office:value="53.2529" calcext:value-type="float">
            <text:p>53.2529</text:p>
          </table:table-cell>
          <table:table-cell office:value-type="float" office:value="91.5673" calcext:value-type="float">
            <text:p>91.567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hakasiya</text:p>
          </table:table-cell>
          <table:table-cell/>
          <table:table-cell table:number-columns-repeated="2" office:value-type="float" office:value="1034" calcext:value-type="float">
            <text:p>1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uzskoye</text:p>
          </table:table-cell>
          <table:table-cell office:value-type="float" office:value="50.508" calcext:value-type="float">
            <text:p>50.508</text:p>
          </table:table-cell>
          <table:table-cell office:value-type="float" office:value="35.974" calcext:value-type="float">
            <text:p>35.97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/>
          <table:table-cell table:number-columns-repeated="2" office:value-type="float" office:value="1033" calcext:value-type="float">
            <text:p>1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zhalykovo</text:p>
          </table:table-cell>
          <table:table-cell office:value-type="float" office:value="45.6083" calcext:value-type="float">
            <text:p>45.6083</text:p>
          </table:table-cell>
          <table:table-cell office:value-type="float" office:value="47.4336" calcext:value-type="float">
            <text:p>47.43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mykiya</text:p>
          </table:table-cell>
          <table:table-cell/>
          <table:table-cell table:number-columns-repeated="2" office:value-type="float" office:value="1032" calcext:value-type="float">
            <text:p>1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vety Il’icha</text:p>
          </table:table-cell>
          <table:table-cell office:value-type="float" office:value="51.3531" calcext:value-type="float">
            <text:p>51.3531</text:p>
          </table:table-cell>
          <table:table-cell office:value-type="float" office:value="46.4289" calcext:value-type="float">
            <text:p>46.42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Saratovskaya Oblast’</text:p>
          </table:table-cell>
          <table:table-cell/>
          <table:table-cell table:number-columns-repeated="2" office:value-type="float" office:value="1032" calcext:value-type="float">
            <text:p>1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chuch’ye</text:p>
          </table:table-cell>
          <table:table-cell office:value-type="float" office:value="50.9381" calcext:value-type="float">
            <text:p>50.9381</text:p>
          </table:table-cell>
          <table:table-cell office:value-type="float" office:value="39.7386" calcext:value-type="float">
            <text:p>39.73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/>
          <table:table-cell table:number-columns-repeated="2" office:value-type="float" office:value="1029" calcext:value-type="float">
            <text:p>1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limovo</text:p>
          </table:table-cell>
          <table:table-cell office:value-type="float" office:value="55.3606" calcext:value-type="float">
            <text:p>55.3606</text:p>
          </table:table-cell>
          <table:table-cell office:value-type="float" office:value="47.2219" calcext:value-type="float">
            <text:p>47.22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uvashiya</text:p>
          </table:table-cell>
          <table:table-cell/>
          <table:table-cell table:number-columns-repeated="2" office:value-type="float" office:value="1029" calcext:value-type="float">
            <text:p>1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ëmskiy</text:p>
          </table:table-cell>
          <table:table-cell office:value-type="float" office:value="53.5381" calcext:value-type="float">
            <text:p>53.5381</text:p>
          </table:table-cell>
          <table:table-cell office:value-type="float" office:value="54.455" calcext:value-type="float">
            <text:p>54.45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028" calcext:value-type="float">
            <text:p>1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yy Togul</text:p>
          </table:table-cell>
          <table:table-cell office:value-type="float" office:value="53.4292" calcext:value-type="float">
            <text:p>53.4292</text:p>
          </table:table-cell>
          <table:table-cell office:value-type="float" office:value="85.9006" calcext:value-type="float">
            <text:p>85.90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026" calcext:value-type="float">
            <text:p>1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ënovka</text:p>
          </table:table-cell>
          <table:table-cell office:value-type="float" office:value="50.4867" calcext:value-type="float">
            <text:p>50.4867</text:p>
          </table:table-cell>
          <table:table-cell office:value-type="float" office:value="45.3203" calcext:value-type="float">
            <text:p>45.32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lgogradskaya Oblast’</text:p>
          </table:table-cell>
          <table:table-cell/>
          <table:table-cell table:number-columns-repeated="2" office:value-type="float" office:value="1023" calcext:value-type="float">
            <text:p>1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lensk</text:p>
          </table:table-cell>
          <table:table-cell office:value-type="float" office:value="52.6333" calcext:value-type="float">
            <text:p>52.6333</text:p>
          </table:table-cell>
          <table:table-cell office:value-type="float" office:value="32.9294" calcext:value-type="float">
            <text:p>32.92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ryanskaya Oblast’</text:p>
          </table:table-cell>
          <table:table-cell/>
          <table:table-cell table:number-columns-repeated="2"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vdino</text:p>
          </table:table-cell>
          <table:table-cell office:value-type="float" office:value="61.6867" calcext:value-type="float">
            <text:p>61.6867</text:p>
          </table:table-cell>
          <table:table-cell office:value-type="float" office:value="42.5414" calcext:value-type="float">
            <text:p>42.54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rkhangel’skaya Oblast’</text:p>
          </table:table-cell>
          <table:table-cell/>
          <table:table-cell table:number-columns-repeated="2"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myatino</text:p>
          </table:table-cell>
          <table:table-cell office:value-type="float" office:value="54.9946" calcext:value-type="float">
            <text:p>54.9946</text:p>
          </table:table-cell>
          <table:table-cell office:value-type="float" office:value="36.3462" calcext:value-type="float">
            <text:p>36.346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luzhskaya Oblast’</text:p>
          </table:table-cell>
          <table:table-cell/>
          <table:table-cell table:number-columns-repeated="2"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eno-Karlinskoye</text:p>
          </table:table-cell>
          <table:table-cell office:value-type="float" office:value="54.2938" calcext:value-type="float">
            <text:p>54.2938</text:p>
          </table:table-cell>
          <table:table-cell office:value-type="float" office:value="47.2526" calcext:value-type="float">
            <text:p>47.252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l’yanovskaya Oblast’</text:p>
          </table:table-cell>
          <table:table-cell/>
          <table:table-cell table:number-columns-repeated="2" office:value-type="float" office:value="1020" calcext:value-type="float">
            <text:p>1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asanay</text:p>
          </table:table-cell>
          <table:table-cell office:value-type="float" office:value="43.6303" calcext:value-type="float">
            <text:p>43.6303</text:p>
          </table:table-cell>
          <table:table-cell office:value-type="float" office:value="46.7104" calcext:value-type="float">
            <text:p>46.710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de-Ichetuy</text:p>
          </table:table-cell>
          <table:table-cell office:value-type="float" office:value="50.7333" calcext:value-type="float">
            <text:p>50.7333</text:p>
          </table:table-cell>
          <table:table-cell office:value-type="float" office:value="105.4333" calcext:value-type="float">
            <text:p>105.433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dysh</text:p>
          </table:table-cell>
          <table:table-cell office:value-type="float" office:value="54.1499" calcext:value-type="float">
            <text:p>54.1499</text:p>
          </table:table-cell>
          <table:table-cell office:value-type="float" office:value="60.0895" calcext:value-type="float">
            <text:p>60.08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eyevka</text:p>
          </table:table-cell>
          <table:table-cell office:value-type="float" office:value="53.5522" calcext:value-type="float">
            <text:p>53.5522</text:p>
          </table:table-cell>
          <table:table-cell office:value-type="float" office:value="61.4583" calcext:value-type="float">
            <text:p>61.45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Chelyabinskaya Oblast’</text:p>
          </table:table-cell>
          <table:table-cell/>
          <table:table-cell table:number-columns-repeated="2"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oozërsk</text:p>
          </table:table-cell>
          <table:table-cell office:value-type="float" office:value="50.6536" calcext:value-type="float">
            <text:p>50.6536</text:p>
          </table:table-cell>
          <table:table-cell office:value-type="float" office:value="105.7158" calcext:value-type="float">
            <text:p>105.71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011" calcext:value-type="float">
            <text:p>1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tal’ino</text:p>
          </table:table-cell>
          <table:table-cell office:value-type="float" office:value="55.5311" calcext:value-type="float">
            <text:p>55.5311</text:p>
          </table:table-cell>
          <table:table-cell office:value-type="float" office:value="42.5194" calcext:value-type="float">
            <text:p>42.51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izhegorodskaya Oblast’</text:p>
          </table:table-cell>
          <table:table-cell/>
          <table:table-cell table:number-columns-repeated="2"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alak</text:p>
          </table:table-cell>
          <table:table-cell office:value-type="float" office:value="58.1297" calcext:value-type="float">
            <text:p>58.1297</text:p>
          </table:table-cell>
          <table:table-cell office:value-type="float" office:value="68.5975" calcext:value-type="float">
            <text:p>68.59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yumenskaya Oblast’</text:p>
          </table:table-cell>
          <table:table-cell/>
          <table:table-cell table:number-columns-repeated="2"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rakhtur</text:p>
          </table:table-cell>
          <table:table-cell office:value-type="float" office:value="54.7047" calcext:value-type="float">
            <text:p>54.7047</text:p>
          </table:table-cell>
          <table:table-cell office:value-type="float" office:value="41.1356" calcext:value-type="float">
            <text:p>41.13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yazanskaya Oblast’</text:p>
          </table:table-cell>
          <table:table-cell/>
          <table:table-cell table:number-columns-repeated="2" office:value-type="float" office:value="1008" calcext:value-type="float">
            <text:p>1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idkent</text:p>
          </table:table-cell>
          <table:table-cell office:value-type="float" office:value="41.7" calcext:value-type="float">
            <text:p>41.7</text:p>
          </table:table-cell>
          <table:table-cell office:value-type="float" office:value="48.1136" calcext:value-type="float">
            <text:p>48.11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/>
          <table:table-cell table:number-columns-repeated="2"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mashevo</text:p>
          </table:table-cell>
          <table:table-cell office:value-type="float" office:value="52.5053" calcext:value-type="float">
            <text:p>52.5053</text:p>
          </table:table-cell>
          <table:table-cell office:value-type="float" office:value="57.9436" calcext:value-type="float">
            <text:p>57.94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006" calcext:value-type="float">
            <text:p>1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dlopatki</text:p>
          </table:table-cell>
          <table:table-cell office:value-type="float" office:value="50.9181" calcext:value-type="float">
            <text:p>50.9181</text:p>
          </table:table-cell>
          <table:table-cell office:value-type="float" office:value="107.0967" calcext:value-type="float">
            <text:p>107.09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uryatiya</text:p>
          </table:table-cell>
          <table:table-cell/>
          <table:table-cell table:number-columns-repeated="2" office:value-type="float" office:value="1006" calcext:value-type="float">
            <text:p>1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yrlyk</text:p>
          </table:table-cell>
          <table:table-cell office:value-type="float" office:value="50.8053" calcext:value-type="float">
            <text:p>50.8053</text:p>
          </table:table-cell>
          <table:table-cell office:value-type="float" office:value="84.9447" calcext:value-type="float">
            <text:p>84.944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</text:p>
          </table:table-cell>
          <table:table-cell/>
          <table:table-cell table:number-columns-repeated="2" office:value-type="float" office:value="1006" calcext:value-type="float">
            <text:p>1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sua</text:p>
          </table:table-cell>
          <table:table-cell office:value-type="float" office:value="44.45" calcext:value-type="float">
            <text:p>44.45</text:p>
          </table:table-cell>
          <table:table-cell office:value-type="float" office:value="41.7936" calcext:value-type="float">
            <text:p>41.79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rachayevo-Cherkesiya</text:p>
          </table:table-cell>
          <table:table-cell/>
          <table:table-cell table:number-columns-repeated="2" office:value-type="float" office:value="1006" calcext:value-type="float">
            <text:p>1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inniki</text:p>
          </table:table-cell>
          <table:table-cell office:value-type="float" office:value="55.2431" calcext:value-type="float">
            <text:p>55.2431</text:p>
          </table:table-cell>
          <table:table-cell office:value-type="float" office:value="55.7469" calcext:value-type="float">
            <text:p>55.74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ashkortostan</text:p>
          </table:table-cell>
          <table:table-cell/>
          <table:table-cell table:number-columns-repeated="2"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marikha</text:p>
          </table:table-cell>
          <table:table-cell office:value-type="float" office:value="51.9242" calcext:value-type="float">
            <text:p>51.9242</text:p>
          </table:table-cell>
          <table:table-cell office:value-type="float" office:value="82.7169" calcext:value-type="float">
            <text:p>82.71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ltayskiy Kray</text:p>
          </table:table-cell>
          <table:table-cell/>
          <table:table-cell table:number-columns-repeated="2" office:value-type="float" office:value="1002" calcext:value-type="float">
            <text:p>1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uryevo</text:p>
          </table:table-cell>
          <table:table-cell office:value-type="float" office:value="55.1514" calcext:value-type="float">
            <text:p>55.1514</text:p>
          </table:table-cell>
          <table:table-cell office:value-type="float" office:value="74.2029" calcext:value-type="float">
            <text:p>74.202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Omskaya Oblast’</text:p>
          </table:table-cell>
          <table:table-cell/>
          <table:table-cell table:number-columns-repeated="2" office:value-type="float" office:value="1002" calcext:value-type="float">
            <text:p>1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ktyabr’skiy</text:p>
          </table:table-cell>
          <table:table-cell office:value-type="float" office:value="57.7446" calcext:value-type="float">
            <text:p>57.7446</text:p>
          </table:table-cell>
          <table:table-cell office:value-type="float" office:value="41.0019" calcext:value-type="float">
            <text:p>41.00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ostrom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rod Maykop</text:p>
          </table:table-cell>
          <table:table-cell office:value-type="float" office:value="44.609" calcext:value-type="float">
            <text:p>44.609</text:p>
          </table:table-cell>
          <table:table-cell office:value-type="float" office:value="40.1004" calcext:value-type="float">
            <text:p>40.100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vkazskaya</text:p>
          </table:table-cell>
          <table:table-cell office:value-type="float" office:value="45.4453" calcext:value-type="float">
            <text:p>45.4453</text:p>
          </table:table-cell>
          <table:table-cell office:value-type="float" office:value="40.6765" calcext:value-type="float">
            <text:p>40.67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nskaya</text:p>
          </table:table-cell>
          <table:table-cell office:value-type="float" office:value="45.2152" calcext:value-type="float">
            <text:p>45.2152</text:p>
          </table:table-cell>
          <table:table-cell office:value-type="float" office:value="39.2265" calcext:value-type="float">
            <text:p>39.22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rata</text:p>
          </table:table-cell>
          <table:table-cell office:value-type="float" office:value="42.5833" calcext:value-type="float">
            <text:p>42.5833</text:p>
          </table:table-cell>
          <table:table-cell office:value-type="float" office:value="46.35" calcext:value-type="float">
            <text:p>46.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agestan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t’-Labinsk</text:p>
          </table:table-cell>
          <table:table-cell office:value-type="float" office:value="45.2178" calcext:value-type="float">
            <text:p>45.2178</text:p>
          </table:table-cell>
          <table:table-cell office:value-type="float" office:value="39.6894" calcext:value-type="float">
            <text:p>39.689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rasnoarmeyskaya</text:p>
          </table:table-cell>
          <table:table-cell office:value-type="float" office:value="45.3661" calcext:value-type="float">
            <text:p>45.3661</text:p>
          </table:table-cell>
          <table:table-cell office:value-type="float" office:value="38.2117" calcext:value-type="float">
            <text:p>38.21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verskaya</text:p>
          </table:table-cell>
          <table:table-cell office:value-type="float" office:value="44.8541" calcext:value-type="float">
            <text:p>44.8541</text:p>
          </table:table-cell>
          <table:table-cell office:value-type="float" office:value="38.6769" calcext:value-type="float">
            <text:p>38.676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bilisskaya</text:p>
          </table:table-cell>
          <table:table-cell office:value-type="float" office:value="45.3633" calcext:value-type="float">
            <text:p>45.3633</text:p>
          </table:table-cell>
          <table:table-cell office:value-type="float" office:value="40.19" calcext:value-type="float">
            <text:p>40.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rod Shebekino</text:p>
          </table:table-cell>
          <table:table-cell office:value-type="float" office:value="50.4167" calcext:value-type="float">
            <text:p>50.4167</text:p>
          </table:table-cell>
          <table:table-cell office:value-type="float" office:value="36.9167" calcext:value-type="float">
            <text:p>36.91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vokubansk</text:p>
          </table:table-cell>
          <table:table-cell office:value-type="float" office:value="45.1" calcext:value-type="float">
            <text:p>45.1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ningradskaya</text:p>
          </table:table-cell>
          <table:table-cell office:value-type="float" office:value="46.3214" calcext:value-type="float">
            <text:p>46.3214</text:p>
          </table:table-cell>
          <table:table-cell office:value-type="float" office:value="39.3877" calcext:value-type="float">
            <text:p>39.387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nevskaya</text:p>
          </table:table-cell>
          <table:table-cell office:value-type="float" office:value="46.0849" calcext:value-type="float">
            <text:p>46.0849</text:p>
          </table:table-cell>
          <table:table-cell office:value-type="float" office:value="38.9596" calcext:value-type="float">
            <text:p>38.959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krovskoye</text:p>
          </table:table-cell>
          <table:table-cell office:value-type="float" office:value="47.4164" calcext:value-type="float">
            <text:p>47.4164</text:p>
          </table:table-cell>
          <table:table-cell office:value-type="float" office:value="38.8989" calcext:value-type="float">
            <text:p>38.89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ominskaya</text:p>
          </table:table-cell>
          <table:table-cell office:value-type="float" office:value="46.53" calcext:value-type="float">
            <text:p>46.53</text:p>
          </table:table-cell>
          <table:table-cell office:value-type="float" office:value="39.0497" calcext:value-type="float">
            <text:p>39.049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aginskaya</text:p>
          </table:table-cell>
          <table:table-cell office:value-type="float" office:value="44.8621" calcext:value-type="float">
            <text:p>44.8621</text:p>
          </table:table-cell>
          <table:table-cell office:value-type="float" office:value="40.072" calcext:value-type="float">
            <text:p>40.0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vlovskaya</text:p>
          </table:table-cell>
          <table:table-cell office:value-type="float" office:value="46.1377" calcext:value-type="float">
            <text:p>46.1377</text:p>
          </table:table-cell>
          <table:table-cell office:value-type="float" office:value="39.7832" calcext:value-type="float">
            <text:p>39.783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penskoye</text:p>
          </table:table-cell>
          <table:table-cell office:value-type="float" office:value="44.8311" calcext:value-type="float">
            <text:p>44.8311</text:p>
          </table:table-cell>
          <table:table-cell office:value-type="float" office:value="41.3927" calcext:value-type="float">
            <text:p>41.392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gayevskaya</text:p>
          </table:table-cell>
          <table:table-cell office:value-type="float" office:value="47.3241" calcext:value-type="float">
            <text:p>47.3241</text:p>
          </table:table-cell>
          <table:table-cell office:value-type="float" office:value="40.3879" calcext:value-type="float">
            <text:p>40.387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menolomni</text:p>
          </table:table-cell>
          <table:table-cell office:value-type="float" office:value="47.6685" calcext:value-type="float">
            <text:p>47.6685</text:p>
          </table:table-cell>
          <table:table-cell office:value-type="float" office:value="40.2051" calcext:value-type="float">
            <text:p>40.205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selki</text:p>
          </table:table-cell>
          <table:table-cell office:value-type="float" office:value="45.5813" calcext:value-type="float">
            <text:p>45.5813</text:p>
          </table:table-cell>
          <table:table-cell office:value-type="float" office:value="39.6641" calcext:value-type="float">
            <text:p>39.664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lininskaya</text:p>
          </table:table-cell>
          <table:table-cell office:value-type="float" office:value="45.4844" calcext:value-type="float">
            <text:p>45.4844</text:p>
          </table:table-cell>
          <table:table-cell office:value-type="float" office:value="38.6622" calcext:value-type="float">
            <text:p>38.66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yukhovetskaya</text:p>
          </table:table-cell>
          <table:table-cell office:value-type="float" office:value="45.806" calcext:value-type="float">
            <text:p>45.806</text:p>
          </table:table-cell>
          <table:table-cell office:value-type="float" office:value="38.9996" calcext:value-type="float">
            <text:p>38.999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oshcherbinovskaya</text:p>
          </table:table-cell>
          <table:table-cell office:value-type="float" office:value="46.6311" calcext:value-type="float">
            <text:p>46.6311</text:p>
          </table:table-cell>
          <table:table-cell office:value-type="float" office:value="38.6742" calcext:value-type="float">
            <text:p>38.67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t’-Donetskiy</text:p>
          </table:table-cell>
          <table:table-cell office:value-type="float" office:value="47.6419" calcext:value-type="float">
            <text:p>47.6419</text:p>
          </table:table-cell>
          <table:table-cell office:value-type="float" office:value="40.8718" calcext:value-type="float">
            <text:p>40.871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shchëvskaya</text:p>
          </table:table-cell>
          <table:table-cell office:value-type="float" office:value="46.5599" calcext:value-type="float">
            <text:p>46.5599</text:p>
          </table:table-cell>
          <table:table-cell office:value-type="float" office:value="39.6321" calcext:value-type="float">
            <text:p>39.632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rylovskaya</text:p>
          </table:table-cell>
          <table:table-cell office:value-type="float" office:value="46.3194" calcext:value-type="float">
            <text:p>46.3194</text:p>
          </table:table-cell>
          <table:table-cell office:value-type="float" office:value="39.9711" calcext:value-type="float">
            <text:p>39.97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radnaya</text:p>
          </table:table-cell>
          <table:table-cell office:value-type="float" office:value="44.3933" calcext:value-type="float">
            <text:p>44.3933</text:p>
          </table:table-cell>
          <table:table-cell office:value-type="float" office:value="41.5206" calcext:value-type="float">
            <text:p>41.52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veyev Kurgan</text:p>
          </table:table-cell>
          <table:table-cell office:value-type="float" office:value="47.5645" calcext:value-type="float">
            <text:p>47.5645</text:p>
          </table:table-cell>
          <table:table-cell office:value-type="float" office:value="38.8695" calcext:value-type="float">
            <text:p>38.86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manovskaya</text:p>
          </table:table-cell>
          <table:table-cell office:value-type="float" office:value="47.5426" calcext:value-type="float">
            <text:p>47.5426</text:p>
          </table:table-cell>
          <table:table-cell office:value-type="float" office:value="42.0285" calcext:value-type="float">
            <text:p>42.02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egorlykskaya</text:p>
          </table:table-cell>
          <table:table-cell office:value-type="float" office:value="46.5656" calcext:value-type="float">
            <text:p>46.5656</text:p>
          </table:table-cell>
          <table:table-cell office:value-type="float" office:value="40.6562" calcext:value-type="float">
            <text:p>40.656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gal’nitskaya</text:p>
          </table:table-cell>
          <table:table-cell office:value-type="float" office:value="46.8806" calcext:value-type="float">
            <text:p>46.8806</text:p>
          </table:table-cell>
          <table:table-cell office:value-type="float" office:value="40.1466" calcext:value-type="float">
            <text:p>40.146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laya Glina</text:p>
          </table:table-cell>
          <table:table-cell office:value-type="float" office:value="46.078" calcext:value-type="float">
            <text:p>46.078</text:p>
          </table:table-cell>
          <table:table-cell office:value-type="float" office:value="40.8665" calcext:value-type="float">
            <text:p>40.866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bova Polyana</text:p>
          </table:table-cell>
          <table:table-cell office:value-type="float" office:value="54.0771" calcext:value-type="float">
            <text:p>54.0771</text:p>
          </table:table-cell>
          <table:table-cell office:value-type="float" office:value="42.8372" calcext:value-type="float">
            <text:p>42.83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Mordoviya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vopokrovskaya</text:p>
          </table:table-cell>
          <table:table-cell office:value-type="float" office:value="45.9514" calcext:value-type="float">
            <text:p>45.9514</text:p>
          </table:table-cell>
          <table:table-cell office:value-type="float" office:value="40.7006" calcext:value-type="float">
            <text:p>40.70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sëlyy</text:p>
          </table:table-cell>
          <table:table-cell office:value-type="float" office:value="47.0934" calcext:value-type="float">
            <text:p>47.0934</text:p>
          </table:table-cell>
          <table:table-cell office:value-type="float" office:value="40.7422" calcext:value-type="float">
            <text:p>40.74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stovskoy</text:p>
          </table:table-cell>
          <table:table-cell office:value-type="float" office:value="44.4122" calcext:value-type="float">
            <text:p>44.4122</text:p>
          </table:table-cell>
          <table:table-cell office:value-type="float" office:value="40.7936" calcext:value-type="float">
            <text:p>40.793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rasnodarskiy Kray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l’shaya Martynovka</text:p>
          </table:table-cell>
          <table:table-cell office:value-type="float" office:value="47.2742" calcext:value-type="float">
            <text:p>47.2742</text:p>
          </table:table-cell>
          <table:table-cell office:value-type="float" office:value="41.6668" calcext:value-type="float">
            <text:p>41.666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ven’ki</text:p>
          </table:table-cell>
          <table:table-cell office:value-type="float" office:value="49.9223" calcext:value-type="float">
            <text:p>49.9223</text:p>
          </table:table-cell>
          <table:table-cell office:value-type="float" office:value="38.8914" calcext:value-type="float">
            <text:p>38.89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Belgorod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gra</text:p>
          </table:table-cell>
          <table:table-cell office:value-type="float" office:value="57.5549" calcext:value-type="float">
            <text:p>57.5549</text:p>
          </table:table-cell>
          <table:table-cell office:value-type="float" office:value="53.0544" calcext:value-type="float">
            <text:p>53.05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ntemirovka</text:p>
          </table:table-cell>
          <table:table-cell office:value-type="float" office:value="49.7089" calcext:value-type="float">
            <text:p>49.7089</text:p>
          </table:table-cell>
          <table:table-cell office:value-type="float" office:value="39.8592" calcext:value-type="float">
            <text:p>39.85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l’skiy</text:p>
          </table:table-cell>
          <table:table-cell office:value-type="float" office:value="44.5136" calcext:value-type="float">
            <text:p>44.5136</text:p>
          </table:table-cell>
          <table:table-cell office:value-type="float" office:value="40.1789" calcext:value-type="float">
            <text:p>40.178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dygeya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selina</text:p>
          </table:table-cell>
          <table:table-cell office:value-type="float" office:value="46.5338" calcext:value-type="float">
            <text:p>46.5338</text:p>
          </table:table-cell>
          <table:table-cell office:value-type="float" office:value="41.0328" calcext:value-type="float">
            <text:p>41.032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rob’yëvka</text:p>
          </table:table-cell>
          <table:table-cell office:value-type="float" office:value="50.6481" calcext:value-type="float">
            <text:p>50.6481</text:p>
          </table:table-cell>
          <table:table-cell office:value-type="float" office:value="40.9503" calcext:value-type="float">
            <text:p>40.950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Voronezh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dionovo-Nesvetayskaya</text:p>
          </table:table-cell>
          <table:table-cell office:value-type="float" office:value="47.6103" calcext:value-type="float">
            <text:p>47.6103</text:p>
          </table:table-cell>
          <table:table-cell office:value-type="float" office:value="39.7121" calcext:value-type="float">
            <text:p>39.712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shkhatau</text:p>
          </table:table-cell>
          <table:table-cell office:value-type="float" office:value="43.3169" calcext:value-type="float">
            <text:p>43.3169</text:p>
          </table:table-cell>
          <table:table-cell office:value-type="float" office:value="43.6077" calcext:value-type="float">
            <text:p>43.607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Kabardino-Balkariya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ezino</text:p>
          </table:table-cell>
          <table:table-cell office:value-type="float" office:value="57.9787" calcext:value-type="float">
            <text:p>57.9787</text:p>
          </table:table-cell>
          <table:table-cell office:value-type="float" office:value="53.0138" calcext:value-type="float">
            <text:p>53.013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rtkovo</text:p>
          </table:table-cell>
          <table:table-cell office:value-type="float" office:value="49.3845" calcext:value-type="float">
            <text:p>49.3845</text:p>
          </table:table-cell>
          <table:table-cell office:value-type="float" office:value="40.1472" calcext:value-type="float">
            <text:p>40.147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ikola</text:p>
          </table:table-cell>
          <table:table-cell office:value-type="float" office:value="43.1915" calcext:value-type="float">
            <text:p>43.1915</text:p>
          </table:table-cell>
          <table:table-cell office:value-type="float" office:value="43.9183" calcext:value-type="float">
            <text:p>43.918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North Ossetia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vetskoye</text:p>
          </table:table-cell>
          <table:table-cell office:value-type="float" office:value="46.7219" calcext:value-type="float">
            <text:p>46.7219</text:p>
          </table:table-cell>
          <table:table-cell office:value-type="float" office:value="42.1464" calcext:value-type="float">
            <text:p>42.146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shenskaya</text:p>
          </table:table-cell>
          <table:table-cell office:value-type="float" office:value="49.6352" calcext:value-type="float">
            <text:p>49.6352</text:p>
          </table:table-cell>
          <table:table-cell office:value-type="float" office:value="41.7245" calcext:value-type="float">
            <text:p>41.72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asovskiy</text:p>
          </table:table-cell>
          <table:table-cell office:value-type="float" office:value="48.7273" calcext:value-type="float">
            <text:p>48.7273</text:p>
          </table:table-cell>
          <table:table-cell office:value-type="float" office:value="40.3627" calcext:value-type="float">
            <text:p>40.362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z</text:p>
          </table:table-cell>
          <table:table-cell office:value-type="float" office:value="57.8957" calcext:value-type="float">
            <text:p>57.8957</text:p>
          </table:table-cell>
          <table:table-cell office:value-type="float" office:value="53.7132" calcext:value-type="float">
            <text:p>53.713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Udmurtiya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livskaya</text:p>
          </table:table-cell>
          <table:table-cell office:value-type="float" office:value="48.5362" calcext:value-type="float">
            <text:p>48.5362</text:p>
          </table:table-cell>
          <table:table-cell office:value-type="float" office:value="42.5014" calcext:value-type="float">
            <text:p>42.501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vony</text:p>
          </table:table-cell>
          <table:table-cell office:value-type="float" office:value="56.6241" calcext:value-type="float">
            <text:p>56.6241</text:p>
          </table:table-cell>
          <table:table-cell office:value-type="float" office:value="28.816" calcext:value-type="float">
            <text:p>28.81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lgatovo</text:p>
          </table:table-cell>
          <table:table-cell office:value-type="float" office:value="56.8031" calcext:value-type="float">
            <text:p>56.8031</text:p>
          </table:table-cell>
          <table:table-cell office:value-type="float" office:value="28.9488" calcext:value-type="float">
            <text:p>28.948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rygino</text:p>
          </table:table-cell>
          <table:table-cell office:value-type="float" office:value="56.7627" calcext:value-type="float">
            <text:p>56.7627</text:p>
          </table:table-cell>
          <table:table-cell office:value-type="float" office:value="28.535" calcext:value-type="float">
            <text:p>28.53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trovskoye</text:p>
          </table:table-cell>
          <table:table-cell office:value-type="float" office:value="56.6975" calcext:value-type="float">
            <text:p>56.6975</text:p>
          </table:table-cell>
          <table:table-cell office:value-type="float" office:value="28.645" calcext:value-type="float">
            <text:p>28.64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yushkino</text:p>
          </table:table-cell>
          <table:table-cell office:value-type="float" office:value="56.8632" calcext:value-type="float">
            <text:p>56.8632</text:p>
          </table:table-cell>
          <table:table-cell office:value-type="float" office:value="28.6251" calcext:value-type="float">
            <text:p>28.625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kushino</text:p>
          </table:table-cell>
          <table:table-cell office:value-type="float" office:value="56.688" calcext:value-type="float">
            <text:p>56.688</text:p>
          </table:table-cell>
          <table:table-cell office:value-type="float" office:value="28.4721" calcext:value-type="float">
            <text:p>28.472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rkino</text:p>
          </table:table-cell>
          <table:table-cell office:value-type="float" office:value="56.6682" calcext:value-type="float">
            <text:p>56.6682</text:p>
          </table:table-cell>
          <table:table-cell office:value-type="float" office:value="29.0286" calcext:value-type="float">
            <text:p>29.028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lubokoye</text:p>
          </table:table-cell>
          <table:table-cell office:value-type="float" office:value="56.6089" calcext:value-type="float">
            <text:p>56.6089</text:p>
          </table:table-cell>
          <table:table-cell office:value-type="float" office:value="29.0207" calcext:value-type="float">
            <text:p>29.020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ptëvo</text:p>
          </table:table-cell>
          <table:table-cell office:value-type="float" office:value="56.7426" calcext:value-type="float">
            <text:p>56.7426</text:p>
          </table:table-cell>
          <table:table-cell office:value-type="float" office:value="28.8344" calcext:value-type="float">
            <text:p>28.83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lye</text:p>
          </table:table-cell>
          <table:table-cell office:value-type="float" office:value="56.9692" calcext:value-type="float">
            <text:p>56.9692</text:p>
          </table:table-cell>
          <table:table-cell office:value-type="float" office:value="28.5819" calcext:value-type="float">
            <text:p>28.581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lyane</text:p>
          </table:table-cell>
          <table:table-cell office:value-type="float" office:value="56.8809" calcext:value-type="float">
            <text:p>56.8809</text:p>
          </table:table-cell>
          <table:table-cell office:value-type="float" office:value="28.8849" calcext:value-type="float">
            <text:p>28.884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shary</text:p>
          </table:table-cell>
          <table:table-cell office:value-type="float" office:value="49.04" calcext:value-type="float">
            <text:p>49.04</text:p>
          </table:table-cell>
          <table:table-cell office:value-type="float" office:value="41.0056" calcext:value-type="float">
            <text:p>41.005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kovskaya</text:p>
          </table:table-cell>
          <table:table-cell office:value-type="float" office:value="49.229" calcext:value-type="float">
            <text:p>49.229</text:p>
          </table:table-cell>
          <table:table-cell office:value-type="float" office:value="41.8306" calcext:value-type="float">
            <text:p>41.83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zanskaya</text:p>
          </table:table-cell>
          <table:table-cell office:value-type="float" office:value="49.7956" calcext:value-type="float">
            <text:p>49.7956</text:p>
          </table:table-cell>
          <table:table-cell office:value-type="float" office:value="41.1395" calcext:value-type="float">
            <text:p>41.139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movniki</text:p>
          </table:table-cell>
          <table:table-cell office:value-type="float" office:value="47.1474" calcext:value-type="float">
            <text:p>47.1474</text:p>
          </table:table-cell>
          <table:table-cell office:value-type="float" office:value="42.4721" calcext:value-type="float">
            <text:p>42.472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lyutinskaya</text:p>
          </table:table-cell>
          <table:table-cell office:value-type="float" office:value="48.6279" calcext:value-type="float">
            <text:p>48.6279</text:p>
          </table:table-cell>
          <table:table-cell office:value-type="float" office:value="41.6679" calcext:value-type="float">
            <text:p>41.667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yno</text:p>
          </table:table-cell>
          <table:table-cell office:value-type="float" office:value="56.1505" calcext:value-type="float">
            <text:p>56.1505</text:p>
          </table:table-cell>
          <table:table-cell office:value-type="float" office:value="28.6758" calcext:value-type="float">
            <text:p>28.675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lembochino</text:p>
          </table:table-cell>
          <table:table-cell office:value-type="float" office:value="56.1876" calcext:value-type="float">
            <text:p>56.1876</text:p>
          </table:table-cell>
          <table:table-cell office:value-type="float" office:value="28.3785" calcext:value-type="float">
            <text:p>28.37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stishche</text:p>
          </table:table-cell>
          <table:table-cell office:value-type="float" office:value="56.2912" calcext:value-type="float">
            <text:p>56.2912</text:p>
          </table:table-cell>
          <table:table-cell office:value-type="float" office:value="28.7642" calcext:value-type="float">
            <text:p>28.764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ritsa</text:p>
          </table:table-cell>
          <table:table-cell office:value-type="float" office:value="56.3316" calcext:value-type="float">
            <text:p>56.3316</text:p>
          </table:table-cell>
          <table:table-cell office:value-type="float" office:value="28.8988" calcext:value-type="float">
            <text:p>28.898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rneya</text:p>
          </table:table-cell>
          <table:table-cell office:value-type="float" office:value="56.2497" calcext:value-type="float">
            <text:p>56.2497</text:p>
          </table:table-cell>
          <table:table-cell office:value-type="float" office:value="28.5426" calcext:value-type="float">
            <text:p>28.542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dino</text:p>
          </table:table-cell>
          <table:table-cell office:value-type="float" office:value="56.2446" calcext:value-type="float">
            <text:p>56.2446</text:p>
          </table:table-cell>
          <table:table-cell office:value-type="float" office:value="28.2506" calcext:value-type="float">
            <text:p>28.250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brovka</text:p>
          </table:table-cell>
          <table:table-cell office:value-type="float" office:value="56.391" calcext:value-type="float">
            <text:p>56.391</text:p>
          </table:table-cell>
          <table:table-cell office:value-type="float" office:value="28.6385" calcext:value-type="float">
            <text:p>28.638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msino</text:p>
          </table:table-cell>
          <table:table-cell office:value-type="float" office:value="56.452" calcext:value-type="float">
            <text:p>56.452</text:p>
          </table:table-cell>
          <table:table-cell office:value-type="float" office:value="28.5392" calcext:value-type="float">
            <text:p>28.539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kino</text:p>
          </table:table-cell>
          <table:table-cell office:value-type="float" office:value="56.8593" calcext:value-type="float">
            <text:p>56.8593</text:p>
          </table:table-cell>
          <table:table-cell office:value-type="float" office:value="28.4643" calcext:value-type="float">
            <text:p>28.464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resty</text:p>
          </table:table-cell>
          <table:table-cell office:value-type="float" office:value="56.776" calcext:value-type="float">
            <text:p>56.776</text:p>
          </table:table-cell>
          <table:table-cell office:value-type="float" office:value="28.0908" calcext:value-type="float">
            <text:p>28.090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l’inskoye</text:p>
          </table:table-cell>
          <table:table-cell office:value-type="float" office:value="56.9236" calcext:value-type="float">
            <text:p>56.9236</text:p>
          </table:table-cell>
          <table:table-cell office:value-type="float" office:value="28.525" calcext:value-type="float">
            <text:p>28.52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rasnogorodsk</text:p>
          </table:table-cell>
          <table:table-cell office:value-type="float" office:value="56.8357" calcext:value-type="float">
            <text:p>56.8357</text:p>
          </table:table-cell>
          <table:table-cell office:value-type="float" office:value="28.2822" calcext:value-type="float">
            <text:p>28.282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yasino</text:p>
          </table:table-cell>
          <table:table-cell office:value-type="float" office:value="56.9457" calcext:value-type="float">
            <text:p>56.9457</text:p>
          </table:table-cell>
          <table:table-cell office:value-type="float" office:value="28.3062" calcext:value-type="float">
            <text:p>28.306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krovskoye</text:p>
          </table:table-cell>
          <table:table-cell office:value-type="float" office:value="56.6897" calcext:value-type="float">
            <text:p>56.6897</text:p>
          </table:table-cell>
          <table:table-cell office:value-type="float" office:value="28.2548" calcext:value-type="float">
            <text:p>28.2548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montnoye</text:p>
          </table:table-cell>
          <table:table-cell office:value-type="float" office:value="46.5631" calcext:value-type="float">
            <text:p>46.5631</text:p>
          </table:table-cell>
          <table:table-cell office:value-type="float" office:value="43.6567" calcext:value-type="float">
            <text:p>43.656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ost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bezhskiy Rayon</text:p>
          </table:table-cell>
          <table:table-cell office:value-type="float" office:value="56.25" calcext:value-type="float">
            <text:p>56.2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skovskaya Oblast’</text:p>
          </table:table-cell>
          <table:table-cell office:value-type="string" calcext:value-type="string">
            <text:p>minor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2T11:27:34.767564577</dc:date>
    <meta:editing-duration>PT10M28S</meta:editing-duration>
    <meta:editing-cycles>1</meta:editing-cycles>
    <meta:document-statistic meta:table-count="1" meta:cell-count="20243" meta:object-count="2"/>
    <meta:generator>LibreOffice/7.2.5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53cm" svg:height="8.665cm" xlink:href=".." xlink:type="simple" chart:class="chart:bubble" chart:column-mapping="0 1" chart:style-name="ch1">
        <chart:legend chart:legend-position="end" svg:x="13.022cm" svg:y="4.033cm" style:legend-expansion="high" chart:style-name="ch2"/>
        <chart:plot-area chart:style-name="ch3" table:cell-range-address="ru.B1:ru.C42 ru.I1:ru.I42" chart:data-source-has-labels="column" svg:x="0.303cm" svg:y="0.173cm" svg:width="12.416cm" svg:height="8.319cm">
          <chart:coordinate-region svg:x="0.924cm" svg:y="0.373cm" svg:width="11.422cm" svg:height="7.4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u.I1:ru.I42" chart:class="chart:bubble">
            <chart:domain table:cell-range-address="ru.C1:ru.C42"/>
            <chart:domain table:cell-range-address="ru.B1:ru.B42"/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ru.B1:ru.B42</svg:desc>
                </draw:g>
              </table:table-cell>
              <table:table-cell office:value-type="float" office:value="NaN">
                <text:p>NaN</text:p>
                <draw:g>
                  <svg:desc>ru.C1:ru.C42</svg:desc>
                </draw:g>
              </table:table-cell>
              <table:table-cell office:value-type="float" office:value="NaN">
                <text:p>NaN</text:p>
                <draw:g>
                  <svg:desc>ru.I1:ru.I42</svg:desc>
                </draw:g>
              </table:table-cell>
            </table:table-row>
            <table:table-row>
              <table:table-cell office:value-type="string"/>
              <table:table-cell office:value-type="float" office:value="55.7558">
                <text:p>55.7558</text:p>
              </table:table-cell>
              <table:table-cell office:value-type="float" office:value="37.6178">
                <text:p>37.6178</text:p>
              </table:table-cell>
              <table:table-cell office:value-type="float" office:value="13200000">
                <text:p>13200000</text:p>
              </table:table-cell>
            </table:table-row>
            <table:table-row>
              <table:table-cell office:value-type="string"/>
              <table:table-cell office:value-type="float" office:value="59.95">
                <text:p>59.95</text:p>
              </table:table-cell>
              <table:table-cell office:value-type="float" office:value="30.3167">
                <text:p>30.3167</text:p>
              </table:table-cell>
              <table:table-cell office:value-type="float" office:value="5351935">
                <text:p>5351935</text:p>
              </table:table-cell>
            </table:table-row>
            <table:table-row>
              <table:table-cell office:value-type="string"/>
              <table:table-cell office:value-type="float" office:value="55.0333">
                <text:p>55.0333</text:p>
              </table:table-cell>
              <table:table-cell office:value-type="float" office:value="82.9167">
                <text:p>82.9167</text:p>
              </table:table-cell>
              <table:table-cell office:value-type="float" office:value="1602915">
                <text:p>1602915</text:p>
              </table:table-cell>
            </table:table-row>
            <table:table-row>
              <table:table-cell office:value-type="string"/>
              <table:table-cell office:value-type="float" office:value="56.8356">
                <text:p>56.8356</text:p>
              </table:table-cell>
              <table:table-cell office:value-type="float" office:value="60.6128">
                <text:p>60.6128</text:p>
              </table:table-cell>
              <table:table-cell office:value-type="float" office:value="1468833">
                <text:p>1468833</text:p>
              </table:table-cell>
            </table:table-row>
            <table:table-row>
              <table:table-cell office:value-type="string"/>
              <table:table-cell office:value-type="float" office:value="56.3269">
                <text:p>56.3269</text:p>
              </table:table-cell>
              <table:table-cell office:value-type="float" office:value="44.0075">
                <text:p>44.0075</text:p>
              </table:table-cell>
              <table:table-cell office:value-type="float" office:value="1264075">
                <text:p>1264075</text:p>
              </table:table-cell>
            </table:table-row>
            <table:table-row>
              <table:table-cell office:value-type="string"/>
              <table:table-cell office:value-type="float" office:value="55.7908">
                <text:p>55.7908</text:p>
              </table:table-cell>
              <table:table-cell office:value-type="float" office:value="49.1144">
                <text:p>49.1144</text:p>
              </table:table-cell>
              <table:table-cell office:value-type="float" office:value="1243500">
                <text:p>1243500</text:p>
              </table:table-cell>
            </table:table-row>
            <table:table-row>
              <table:table-cell office:value-type="string"/>
              <table:table-cell office:value-type="float" office:value="55.15">
                <text:p>55.15</text:p>
              </table:table-cell>
              <table:table-cell office:value-type="float" office:value="61.4">
                <text:p>61.4</text:p>
              </table:table-cell>
              <table:table-cell office:value-type="float" office:value="1202371">
                <text:p>1202371</text:p>
              </table:table-cell>
            </table:table-row>
            <table:table-row>
              <table:table-cell office:value-type="string"/>
              <table:table-cell office:value-type="float" office:value="54.9667">
                <text:p>54.9667</text:p>
              </table:table-cell>
              <table:table-cell office:value-type="float" office:value="73.3833">
                <text:p>73.3833</text:p>
              </table:table-cell>
              <table:table-cell office:value-type="float" office:value="1178391">
                <text:p>1178391</text:p>
              </table:table-cell>
            </table:table-row>
            <table:table-row>
              <table:table-cell office:value-type="string"/>
              <table:table-cell office:value-type="float" office:value="53.1833">
                <text:p>53.1833</text:p>
              </table:table-cell>
              <table:table-cell office:value-type="float" office:value="50.1167">
                <text:p>50.1167</text:p>
              </table:table-cell>
              <table:table-cell office:value-type="float" office:value="1169719">
                <text:p>1169719</text:p>
              </table:table-cell>
            </table:table-row>
            <table:table-row>
              <table:table-cell office:value-type="string"/>
              <table:table-cell office:value-type="float" office:value="47.2333">
                <text:p>47.2333</text:p>
              </table:table-cell>
              <table:table-cell office:value-type="float" office:value="39.7167">
                <text:p>39.7167</text:p>
              </table:table-cell>
              <table:table-cell office:value-type="float" office:value="1125299">
                <text:p>1125299</text:p>
              </table:table-cell>
            </table:table-row>
            <table:table-row>
              <table:table-cell office:value-type="string"/>
              <table:table-cell office:value-type="float" office:value="54.7333">
                <text:p>54.7333</text:p>
              </table:table-cell>
              <table:table-cell office:value-type="float" office:value="55.9667">
                <text:p>55.9667</text:p>
              </table:table-cell>
              <table:table-cell office:value-type="float" office:value="1115560">
                <text:p>1115560</text:p>
              </table:table-cell>
            </table:table-row>
            <table:table-row>
              <table:table-cell office:value-type="string"/>
              <table:table-cell office:value-type="float" office:value="56.0167">
                <text:p>56.0167</text:p>
              </table:table-cell>
              <table:table-cell office:value-type="float" office:value="92.8667">
                <text:p>92.8667</text:p>
              </table:table-cell>
              <table:table-cell office:value-type="float" office:value="1083865">
                <text:p>1083865</text:p>
              </table:table-cell>
            </table:table-row>
            <table:table-row>
              <table:table-cell office:value-type="string"/>
              <table:table-cell office:value-type="float" office:value="58.0139">
                <text:p>58.0139</text:p>
              </table:table-cell>
              <table:table-cell office:value-type="float" office:value="56.2489">
                <text:p>56.2489</text:p>
              </table:table-cell>
              <table:table-cell office:value-type="float" office:value="1048005">
                <text:p>1048005</text:p>
              </table:table-cell>
            </table:table-row>
            <table:table-row>
              <table:table-cell office:value-type="string"/>
              <table:table-cell office:value-type="float" office:value="51.6717">
                <text:p>51.6717</text:p>
              </table:table-cell>
              <table:table-cell office:value-type="float" office:value="39.2106">
                <text:p>39.2106</text:p>
              </table:table-cell>
              <table:table-cell office:value-type="float" office:value="1047549">
                <text:p>1047549</text:p>
              </table:table-cell>
            </table:table-row>
            <table:table-row>
              <table:table-cell office:value-type="string"/>
              <table:table-cell office:value-type="float" office:value="48.7086">
                <text:p>48.7086</text:p>
              </table:table-cell>
              <table:table-cell office:value-type="float" office:value="44.5147">
                <text:p>44.5147</text:p>
              </table:table-cell>
              <table:table-cell office:value-type="float" office:value="1015586">
                <text:p>1015586</text:p>
              </table:table-cell>
            </table:table-row>
            <table:table-row>
              <table:table-cell office:value-type="string"/>
              <table:table-cell office:value-type="float" office:value="45.0333">
                <text:p>45.0333</text:p>
              </table:table-cell>
              <table:table-cell office:value-type="float" office:value="38.9833">
                <text:p>38.9833</text:p>
              </table:table-cell>
              <table:table-cell office:value-type="float" office:value="881476">
                <text:p>881476</text:p>
              </table:table-cell>
            </table:table-row>
            <table:table-row>
              <table:table-cell office:value-type="string"/>
              <table:table-cell office:value-type="float" office:value="51.5333">
                <text:p>51.5333</text:p>
              </table:table-cell>
              <table:table-cell office:value-type="float" office:value="46">
                <text:p>46</text:p>
              </table:table-cell>
              <table:table-cell office:value-type="float" office:value="845300">
                <text:p>845300</text:p>
              </table:table-cell>
            </table:table-row>
            <table:table-row>
              <table:table-cell office:value-type="string"/>
              <table:table-cell office:value-type="float" office:value="57.15">
                <text:p>57.15</text:p>
              </table:table-cell>
              <table:table-cell office:value-type="float" office:value="65.5333">
                <text:p>65.5333</text:p>
              </table:table-cell>
              <table:table-cell office:value-type="float" office:value="744554">
                <text:p>744554</text:p>
              </table:table-cell>
            </table:table-row>
            <table:table-row>
              <table:table-cell office:value-type="string"/>
              <table:table-cell office:value-type="float" office:value="53.5167">
                <text:p>53.5167</text:p>
              </table:table-cell>
              <table:table-cell office:value-type="float" office:value="49.4167">
                <text:p>49.4167</text:p>
              </table:table-cell>
              <table:table-cell office:value-type="float" office:value="707408">
                <text:p>707408</text:p>
              </table:table-cell>
            </table:table-row>
            <table:table-row>
              <table:table-cell office:value-type="string"/>
              <table:table-cell office:value-type="float" office:value="56.85">
                <text:p>56.85</text:p>
              </table:table-cell>
              <table:table-cell office:value-type="float" office:value="53.2167">
                <text:p>53.2167</text:p>
              </table:table-cell>
              <table:table-cell office:value-type="float" office:value="646277">
                <text:p>646277</text:p>
              </table:table-cell>
            </table:table-row>
            <table:table-row>
              <table:table-cell office:value-type="string"/>
              <table:table-cell office:value-type="float" office:value="53.3567">
                <text:p>53.3567</text:p>
              </table:table-cell>
              <table:table-cell office:value-type="float" office:value="83.7872">
                <text:p>83.7872</text:p>
              </table:table-cell>
              <table:table-cell office:value-type="float" office:value="633301">
                <text:p>633301</text:p>
              </table:table-cell>
            </table:table-row>
            <table:table-row>
              <table:table-cell office:value-type="string"/>
              <table:table-cell office:value-type="float" office:value="54.3167">
                <text:p>54.3167</text:p>
              </table:table-cell>
              <table:table-cell office:value-type="float" office:value="48.3667">
                <text:p>48.3667</text:p>
              </table:table-cell>
              <table:table-cell office:value-type="float" office:value="624518">
                <text:p>624518</text:p>
              </table:table-cell>
            </table:table-row>
            <table:table-row>
              <table:table-cell office:value-type="string"/>
              <table:table-cell office:value-type="float" office:value="52.2833">
                <text:p>52.2833</text:p>
              </table:table-cell>
              <table:table-cell office:value-type="float" office:value="104.3">
                <text:p>104.3</text:p>
              </table:table-cell>
              <table:table-cell office:value-type="float" office:value="623736">
                <text:p>623736</text:p>
              </table:table-cell>
            </table:table-row>
            <table:table-row>
              <table:table-cell office:value-type="string"/>
              <table:table-cell office:value-type="float" office:value="48.4833">
                <text:p>48.4833</text:p>
              </table:table-cell>
              <table:table-cell office:value-type="float" office:value="135.0667">
                <text:p>135.0667</text:p>
              </table:table-cell>
              <table:table-cell office:value-type="float" office:value="616242">
                <text:p>616242</text:p>
              </table:table-cell>
            </table:table-row>
            <table:table-row>
              <table:table-cell office:value-type="string"/>
              <table:table-cell office:value-type="float" office:value="57.6167">
                <text:p>57.6167</text:p>
              </table:table-cell>
              <table:table-cell office:value-type="float" office:value="39.85">
                <text:p>39.85</text:p>
              </table:table-cell>
              <table:table-cell office:value-type="float" office:value="608079">
                <text:p>608079</text:p>
              </table:table-cell>
            </table:table-row>
            <table:table-row>
              <table:table-cell office:value-type="string"/>
              <table:table-cell office:value-type="float" office:value="43.1167">
                <text:p>43.1167</text:p>
              </table:table-cell>
              <table:table-cell office:value-type="float" office:value="131.9">
                <text:p>131.9</text:p>
              </table:table-cell>
              <table:table-cell office:value-type="float" office:value="606589">
                <text:p>606589</text:p>
              </table:table-cell>
            </table:table-row>
            <table:table-row>
              <table:table-cell office:value-type="string"/>
              <table:table-cell office:value-type="float" office:value="42.9833">
                <text:p>42.9833</text:p>
              </table:table-cell>
              <table:table-cell office:value-type="float" office:value="47.4833">
                <text:p>47.4833</text:p>
              </table:table-cell>
              <table:table-cell office:value-type="float" office:value="592976">
                <text:p>592976</text:p>
              </table:table-cell>
            </table:table-row>
            <table:table-row>
              <table:table-cell office:value-type="string"/>
              <table:table-cell office:value-type="float" office:value="56.4886">
                <text:p>56.4886</text:p>
              </table:table-cell>
              <table:table-cell office:value-type="float" office:value="84.9522">
                <text:p>84.9522</text:p>
              </table:table-cell>
              <table:table-cell office:value-type="float" office:value="572740">
                <text:p>572740</text:p>
              </table:table-cell>
            </table:table-row>
            <table:table-row>
              <table:table-cell office:value-type="string"/>
              <table:table-cell office:value-type="float" office:value="51.7667">
                <text:p>51.7667</text:p>
              </table:table-cell>
              <table:table-cell office:value-type="float" office:value="55.1">
                <text:p>55.1</text:p>
              </table:table-cell>
              <table:table-cell office:value-type="float" office:value="564443">
                <text:p>564443</text:p>
              </table:table-cell>
            </table:table-row>
            <table:table-row>
              <table:table-cell office:value-type="string"/>
              <table:table-cell office:value-type="float" office:value="55.3333">
                <text:p>55.3333</text:p>
              </table:table-cell>
              <table:table-cell office:value-type="float" office:value="86.0667">
                <text:p>86.0667</text:p>
              </table:table-cell>
              <table:table-cell office:value-type="float" office:value="556920">
                <text:p>556920</text:p>
              </table:table-cell>
            </table:table-row>
            <table:table-row>
              <table:table-cell office:value-type="string"/>
              <table:table-cell office:value-type="float" office:value="53.75">
                <text:p>53.75</text:p>
              </table:table-cell>
              <table:table-cell office:value-type="float" office:value="87.1167">
                <text:p>87.1167</text:p>
              </table:table-cell>
              <table:table-cell office:value-type="float" office:value="552105">
                <text:p>552105</text:p>
              </table:table-cell>
            </table:table-row>
            <table:table-row>
              <table:table-cell office:value-type="string"/>
              <table:table-cell office:value-type="float" office:value="54.6167">
                <text:p>54.6167</text:p>
              </table:table-cell>
              <table:table-cell office:value-type="float" office:value="39.7167">
                <text:p>39.7167</text:p>
              </table:table-cell>
              <table:table-cell office:value-type="float" office:value="537622">
                <text:p>537622</text:p>
              </table:table-cell>
            </table:table-row>
            <table:table-row>
              <table:table-cell office:value-type="string"/>
              <table:table-cell office:value-type="float" office:value="46.3333">
                <text:p>46.3333</text:p>
              </table:table-cell>
              <table:table-cell office:value-type="float" office:value="48.0167">
                <text:p>48.0167</text:p>
              </table:table-cell>
              <table:table-cell office:value-type="float" office:value="532504">
                <text:p>532504</text:p>
              </table:table-cell>
            </table:table-row>
            <table:table-row>
              <table:table-cell office:value-type="string"/>
              <table:table-cell office:value-type="float" office:value="55.7">
                <text:p>55.7</text:p>
              </table:table-cell>
              <table:table-cell office:value-type="float" office:value="52.3333">
                <text:p>52.3333</text:p>
              </table:table-cell>
              <table:table-cell office:value-type="float" office:value="529797">
                <text:p>529797</text:p>
              </table:table-cell>
            </table:table-row>
            <table:table-row>
              <table:table-cell office:value-type="string"/>
              <table:table-cell office:value-type="float" office:value="53.2">
                <text:p>53.2</text:p>
              </table:table-cell>
              <table:table-cell office:value-type="float" office:value="45">
                <text:p>45</text:p>
              </table:table-cell>
              <table:table-cell office:value-type="float" office:value="523726">
                <text:p>523726</text:p>
              </table:table-cell>
            </table:table-row>
            <table:table-row>
              <table:table-cell office:value-type="string"/>
              <table:table-cell office:value-type="float" office:value="52.6167">
                <text:p>52.6167</text:p>
              </table:table-cell>
              <table:table-cell office:value-type="float" office:value="39.6">
                <text:p>39.6</text:p>
              </table:table-cell>
              <table:table-cell office:value-type="float" office:value="510439">
                <text:p>510439</text:p>
              </table:table-cell>
            </table:table-row>
            <table:table-row>
              <table:table-cell office:value-type="string"/>
              <table:table-cell office:value-type="float" office:value="58.6">
                <text:p>58.6</text:p>
              </table:table-cell>
              <table:table-cell office:value-type="float" office:value="49.65">
                <text:p>49.65</text:p>
              </table:table-cell>
              <table:table-cell office:value-type="float" office:value="501468">
                <text:p>501468</text:p>
              </table:table-cell>
            </table:table-row>
            <table:table-row>
              <table:table-cell office:value-type="string"/>
              <table:table-cell office:value-type="float" office:value="56.1333">
                <text:p>56.1333</text:p>
              </table:table-cell>
              <table:table-cell office:value-type="float" office:value="47.25">
                <text:p>47.25</text:p>
              </table:table-cell>
              <table:table-cell office:value-type="float" office:value="489498">
                <text:p>489498</text:p>
              </table:table-cell>
            </table:table-row>
            <table:table-row>
              <table:table-cell office:value-type="string"/>
              <table:table-cell office:value-type="float" office:value="54.2">
                <text:p>54.2</text:p>
              </table:table-cell>
              <table:table-cell office:value-type="float" office:value="37.6167">
                <text:p>37.6167</text:p>
              </table:table-cell>
              <table:table-cell office:value-type="float" office:value="485221">
                <text:p>485221</text:p>
              </table:table-cell>
            </table:table-row>
            <table:table-row>
              <table:table-cell office:value-type="string"/>
              <table:table-cell office:value-type="float" office:value="54.7167">
                <text:p>54.7167</text:p>
              </table:table-cell>
              <table:table-cell office:value-type="float" office:value="20.5">
                <text:p>20.5</text:p>
              </table:table-cell>
              <table:table-cell office:value-type="float" office:value="475056">
                <text:p>475056</text:p>
              </table:table-cell>
            </table:table-row>
            <table:table-row>
              <table:table-cell office:value-type="string"/>
              <table:table-cell office:value-type="float" office:value="55.8">
                <text:p>55.8</text:p>
              </table:table-cell>
              <table:table-cell office:value-type="float" office:value="37.95">
                <text:p>37.95</text:p>
              </table:table-cell>
              <table:table-cell office:value-type="float" office:value="450771">
                <text:p>4507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8.999cm" xlink:href=".." xlink:type="simple" chart:class="chart:scatter" chart:style-name="ch1">
        <chart:legend chart:legend-position="end" svg:x="13.728cm" svg:y="4.2cm" style:legend-expansion="high" chart:style-name="ch2"/>
        <chart:plot-area chart:style-name="ch3" table:cell-range-address="ru.P37:ru.P37 ru.B1:ru.C32" chart:data-source-has-labels="both" svg:x="0.319cm" svg:y="0.179cm" svg:width="13.09cm" svg:height="8.641cm">
          <chart:coordinate-region svg:x="0.94cm" svg:y="0.378cm" svg:width="12.097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u.C1:ru.C32" chart:class="chart:scatter">
            <chart:domain table:cell-range-address="ru.B1:ru.B32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ru.B1:ru.B32</svg:desc>
                </draw:g>
              </table:table-cell>
              <table:table-cell office:value-type="float" office:value="NaN">
                <text:p>NaN</text:p>
                <draw:g>
                  <svg:desc>ru.C1:ru.C32</svg:desc>
                </draw:g>
              </table:table-cell>
            </table:table-row>
            <table:table-row>
              <table:table-cell office:value-type="string"/>
              <table:table-cell office:value-type="float" office:value="55.7558">
                <text:p>55.7558</text:p>
              </table:table-cell>
              <table:table-cell office:value-type="float" office:value="37.6178">
                <text:p>37.6178</text:p>
              </table:table-cell>
            </table:table-row>
            <table:table-row>
              <table:table-cell office:value-type="string"/>
              <table:table-cell office:value-type="float" office:value="59.95">
                <text:p>59.95</text:p>
              </table:table-cell>
              <table:table-cell office:value-type="float" office:value="30.3167">
                <text:p>30.3167</text:p>
              </table:table-cell>
            </table:table-row>
            <table:table-row>
              <table:table-cell office:value-type="string"/>
              <table:table-cell office:value-type="float" office:value="55.0333">
                <text:p>55.0333</text:p>
              </table:table-cell>
              <table:table-cell office:value-type="float" office:value="82.9167">
                <text:p>82.9167</text:p>
              </table:table-cell>
            </table:table-row>
            <table:table-row>
              <table:table-cell office:value-type="string"/>
              <table:table-cell office:value-type="float" office:value="56.8356">
                <text:p>56.8356</text:p>
              </table:table-cell>
              <table:table-cell office:value-type="float" office:value="60.6128">
                <text:p>60.6128</text:p>
              </table:table-cell>
            </table:table-row>
            <table:table-row>
              <table:table-cell office:value-type="string"/>
              <table:table-cell office:value-type="float" office:value="56.3269">
                <text:p>56.3269</text:p>
              </table:table-cell>
              <table:table-cell office:value-type="float" office:value="44.0075">
                <text:p>44.0075</text:p>
              </table:table-cell>
            </table:table-row>
            <table:table-row>
              <table:table-cell office:value-type="string"/>
              <table:table-cell office:value-type="float" office:value="55.7908">
                <text:p>55.7908</text:p>
              </table:table-cell>
              <table:table-cell office:value-type="float" office:value="49.1144">
                <text:p>49.1144</text:p>
              </table:table-cell>
            </table:table-row>
            <table:table-row>
              <table:table-cell office:value-type="string"/>
              <table:table-cell office:value-type="float" office:value="55.15">
                <text:p>55.15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/>
              <table:table-cell office:value-type="float" office:value="54.9667">
                <text:p>54.9667</text:p>
              </table:table-cell>
              <table:table-cell office:value-type="float" office:value="73.3833">
                <text:p>73.3833</text:p>
              </table:table-cell>
            </table:table-row>
            <table:table-row>
              <table:table-cell office:value-type="string"/>
              <table:table-cell office:value-type="float" office:value="53.1833">
                <text:p>53.1833</text:p>
              </table:table-cell>
              <table:table-cell office:value-type="float" office:value="50.1167">
                <text:p>50.1167</text:p>
              </table:table-cell>
            </table:table-row>
            <table:table-row>
              <table:table-cell office:value-type="string"/>
              <table:table-cell office:value-type="float" office:value="47.2333">
                <text:p>47.2333</text:p>
              </table:table-cell>
              <table:table-cell office:value-type="float" office:value="39.7167">
                <text:p>39.7167</text:p>
              </table:table-cell>
            </table:table-row>
            <table:table-row>
              <table:table-cell office:value-type="string"/>
              <table:table-cell office:value-type="float" office:value="54.7333">
                <text:p>54.7333</text:p>
              </table:table-cell>
              <table:table-cell office:value-type="float" office:value="55.9667">
                <text:p>55.9667</text:p>
              </table:table-cell>
            </table:table-row>
            <table:table-row>
              <table:table-cell office:value-type="string"/>
              <table:table-cell office:value-type="float" office:value="56.0167">
                <text:p>56.0167</text:p>
              </table:table-cell>
              <table:table-cell office:value-type="float" office:value="92.8667">
                <text:p>92.8667</text:p>
              </table:table-cell>
            </table:table-row>
            <table:table-row>
              <table:table-cell office:value-type="string"/>
              <table:table-cell office:value-type="float" office:value="58.0139">
                <text:p>58.0139</text:p>
              </table:table-cell>
              <table:table-cell office:value-type="float" office:value="56.2489">
                <text:p>56.2489</text:p>
              </table:table-cell>
            </table:table-row>
            <table:table-row>
              <table:table-cell office:value-type="string"/>
              <table:table-cell office:value-type="float" office:value="51.6717">
                <text:p>51.6717</text:p>
              </table:table-cell>
              <table:table-cell office:value-type="float" office:value="39.2106">
                <text:p>39.2106</text:p>
              </table:table-cell>
            </table:table-row>
            <table:table-row>
              <table:table-cell office:value-type="string"/>
              <table:table-cell office:value-type="float" office:value="48.7086">
                <text:p>48.7086</text:p>
              </table:table-cell>
              <table:table-cell office:value-type="float" office:value="44.5147">
                <text:p>44.5147</text:p>
              </table:table-cell>
            </table:table-row>
            <table:table-row>
              <table:table-cell office:value-type="string"/>
              <table:table-cell office:value-type="float" office:value="45.0333">
                <text:p>45.0333</text:p>
              </table:table-cell>
              <table:table-cell office:value-type="float" office:value="38.9833">
                <text:p>38.9833</text:p>
              </table:table-cell>
            </table:table-row>
            <table:table-row>
              <table:table-cell office:value-type="string"/>
              <table:table-cell office:value-type="float" office:value="51.5333">
                <text:p>51.53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57.15">
                <text:p>57.15</text:p>
              </table:table-cell>
              <table:table-cell office:value-type="float" office:value="65.5333">
                <text:p>65.5333</text:p>
              </table:table-cell>
            </table:table-row>
            <table:table-row>
              <table:table-cell office:value-type="string"/>
              <table:table-cell office:value-type="float" office:value="53.5167">
                <text:p>53.5167</text:p>
              </table:table-cell>
              <table:table-cell office:value-type="float" office:value="49.4167">
                <text:p>49.4167</text:p>
              </table:table-cell>
            </table:table-row>
            <table:table-row>
              <table:table-cell office:value-type="string"/>
              <table:table-cell office:value-type="float" office:value="56.85">
                <text:p>56.85</text:p>
              </table:table-cell>
              <table:table-cell office:value-type="float" office:value="53.2167">
                <text:p>53.2167</text:p>
              </table:table-cell>
            </table:table-row>
            <table:table-row>
              <table:table-cell office:value-type="string"/>
              <table:table-cell office:value-type="float" office:value="53.3567">
                <text:p>53.3567</text:p>
              </table:table-cell>
              <table:table-cell office:value-type="float" office:value="83.7872">
                <text:p>83.7872</text:p>
              </table:table-cell>
            </table:table-row>
            <table:table-row>
              <table:table-cell office:value-type="string"/>
              <table:table-cell office:value-type="float" office:value="54.3167">
                <text:p>54.3167</text:p>
              </table:table-cell>
              <table:table-cell office:value-type="float" office:value="48.3667">
                <text:p>48.3667</text:p>
              </table:table-cell>
            </table:table-row>
            <table:table-row>
              <table:table-cell office:value-type="string"/>
              <table:table-cell office:value-type="float" office:value="52.2833">
                <text:p>52.2833</text:p>
              </table:table-cell>
              <table:table-cell office:value-type="float" office:value="104.3">
                <text:p>104.3</text:p>
              </table:table-cell>
            </table:table-row>
            <table:table-row>
              <table:table-cell office:value-type="string"/>
              <table:table-cell office:value-type="float" office:value="48.4833">
                <text:p>48.4833</text:p>
              </table:table-cell>
              <table:table-cell office:value-type="float" office:value="135.0667">
                <text:p>135.0667</text:p>
              </table:table-cell>
            </table:table-row>
            <table:table-row>
              <table:table-cell office:value-type="string"/>
              <table:table-cell office:value-type="float" office:value="57.6167">
                <text:p>57.6167</text:p>
              </table:table-cell>
              <table:table-cell office:value-type="float" office:value="39.85">
                <text:p>39.85</text:p>
              </table:table-cell>
            </table:table-row>
            <table:table-row>
              <table:table-cell office:value-type="string"/>
              <table:table-cell office:value-type="float" office:value="43.1167">
                <text:p>43.1167</text:p>
              </table:table-cell>
              <table:table-cell office:value-type="float" office:value="131.9">
                <text:p>131.9</text:p>
              </table:table-cell>
            </table:table-row>
            <table:table-row>
              <table:table-cell office:value-type="string"/>
              <table:table-cell office:value-type="float" office:value="42.9833">
                <text:p>42.9833</text:p>
              </table:table-cell>
              <table:table-cell office:value-type="float" office:value="47.4833">
                <text:p>47.4833</text:p>
              </table:table-cell>
            </table:table-row>
            <table:table-row>
              <table:table-cell office:value-type="string"/>
              <table:table-cell office:value-type="float" office:value="56.4886">
                <text:p>56.4886</text:p>
              </table:table-cell>
              <table:table-cell office:value-type="float" office:value="84.9522">
                <text:p>84.9522</text:p>
              </table:table-cell>
            </table:table-row>
            <table:table-row>
              <table:table-cell office:value-type="string"/>
              <table:table-cell office:value-type="float" office:value="51.7667">
                <text:p>51.7667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/>
              <table:table-cell office:value-type="float" office:value="55.3333">
                <text:p>55.3333</text:p>
              </table:table-cell>
              <table:table-cell office:value-type="float" office:value="86.0667">
                <text:p>86.0667</text:p>
              </table:table-cell>
            </table:table-row>
            <table:table-row>
              <table:table-cell office:value-type="string"/>
              <table:table-cell office:value-type="float" office:value="53.75">
                <text:p>53.75</text:p>
              </table:table-cell>
              <table:table-cell office:value-type="float" office:value="87.1167">
                <text:p>87.11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